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26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3.138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3.083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74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CE2023-b-3-17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Results of DICE2023-b-3-17-3.csv with final results: May 15, 20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CENARIO: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17"/>
          <table:table-cell>
            <draw:frame draw:z-index="1" draw:style-name="gr1" draw:text-style-name="P1" svg:width="21.481cm" svg:height="11.181cm" svg:x="2.795cm" svg:y="0.254cm">
              <draw:object draw:notify-on-update-of-ranges="'DICE2023-b-3-17-3'.A68:'DICE2023-b-3-17-3'.A68 'DICE2023-b-3-17-3'.B78:'DICE2023-b-3-17-3'.R78 'DICE2023-b-3-17-3'.A131:'DICE2023-b-3-17-3'.A131 'DICE2023-b-3-17-3'.B141:'DICE2023-b-3-17-3'.R141 'DICE2023-b-3-17-3'.A194:'DICE2023-b-3-17-3'.A194 'DICE2023-b-3-17-3'.B204:'DICE2023-b-3-17-3'.R20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string" calcext:value-type="string">
            <text:p>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72.1038752966" calcext:value-type="float">
            <text:p>2472.10387529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2840984095" calcext:value-type="float">
            <text:p>39.2840984095</text:p>
          </table:table-cell>
          <table:table-cell office:value-type="float" office:value="37.8239951558" calcext:value-type="float">
            <text:p>37.8239951558</text:p>
          </table:table-cell>
          <table:table-cell office:value-type="float" office:value="39.8751038486" calcext:value-type="float">
            <text:p>39.8751038486</text:p>
          </table:table-cell>
          <table:table-cell office:value-type="float" office:value="41.6763945076" calcext:value-type="float">
            <text:p>41.6763945076</text:p>
          </table:table-cell>
          <table:table-cell office:value-type="float" office:value="43.2229016701" calcext:value-type="float">
            <text:p>43.2229016701</text:p>
          </table:table-cell>
          <table:table-cell office:value-type="float" office:value="44.5240788194" calcext:value-type="float">
            <text:p>44.5240788194</text:p>
          </table:table-cell>
          <table:table-cell office:value-type="float" office:value="46.2243105455" calcext:value-type="float">
            <text:p>46.2243105455</text:p>
          </table:table-cell>
          <table:table-cell office:value-type="float" office:value="47.9415563349" calcext:value-type="float">
            <text:p>47.9415563349</text:p>
          </table:table-cell>
          <table:table-cell office:value-type="float" office:value="49.8163705441" calcext:value-type="float">
            <text:p>49.8163705441</text:p>
          </table:table-cell>
          <table:table-cell office:value-type="float" office:value="51.9548452922" calcext:value-type="float">
            <text:p>51.9548452922</text:p>
          </table:table-cell>
          <table:table-cell office:value-type="float" office:value="54.5105345102" calcext:value-type="float">
            <text:p>54.5105345102</text:p>
          </table:table-cell>
          <table:table-cell office:value-type="float" office:value="57.7013773505" calcext:value-type="float">
            <text:p>57.7013773505</text:p>
          </table:table-cell>
          <table:table-cell office:value-type="float" office:value="61.8441467318" calcext:value-type="float">
            <text:p>61.8441467318</text:p>
          </table:table-cell>
          <table:table-cell office:value-type="float" office:value="67.4258306424" calcext:value-type="float">
            <text:p>67.4258306424</text:p>
          </table:table-cell>
          <table:table-cell office:value-type="float" office:value="75.256302374" calcext:value-type="float">
            <text:p>75.256302374</text:p>
          </table:table-cell>
          <table:table-cell office:value-type="float" office:value="86.7886244999" calcext:value-type="float">
            <text:p>86.7886244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4967691348" calcext:value-type="float">
            <text:p>430.4967691348</text:p>
          </table:table-cell>
          <table:table-cell office:value-type="float" office:value="443.457936702" calcext:value-type="float">
            <text:p>443.457936702</text:p>
          </table:table-cell>
          <table:table-cell office:value-type="float" office:value="457.393065385" calcext:value-type="float">
            <text:p>457.393065385</text:p>
          </table:table-cell>
          <table:table-cell office:value-type="float" office:value="472.0172272603" calcext:value-type="float">
            <text:p>472.0172272603</text:p>
          </table:table-cell>
          <table:table-cell office:value-type="float" office:value="487.2228147498" calcext:value-type="float">
            <text:p>487.2228147498</text:p>
          </table:table-cell>
          <table:table-cell office:value-type="float" office:value="502.9282921462" calcext:value-type="float">
            <text:p>502.9282921462</text:p>
          </table:table-cell>
          <table:table-cell office:value-type="float" office:value="519.4131189148" calcext:value-type="float">
            <text:p>519.4131189148</text:p>
          </table:table-cell>
          <table:table-cell office:value-type="float" office:value="536.6972253973" calcext:value-type="float">
            <text:p>536.6972253973</text:p>
          </table:table-cell>
          <table:table-cell office:value-type="float" office:value="554.8922793007" calcext:value-type="float">
            <text:p>554.8922793007</text:p>
          </table:table-cell>
          <table:table-cell office:value-type="float" office:value="574.1653915391" calcext:value-type="float">
            <text:p>574.1653915391</text:p>
          </table:table-cell>
          <table:table-cell office:value-type="float" office:value="594.7647863215" calcext:value-type="float">
            <text:p>594.7647863215</text:p>
          </table:table-cell>
          <table:table-cell office:value-type="float" office:value="617.0553431161" calcext:value-type="float">
            <text:p>617.0553431161</text:p>
          </table:table-cell>
          <table:table-cell office:value-type="float" office:value="641.5741349175" calcext:value-type="float">
            <text:p>641.5741349175</text:p>
          </table:table-cell>
          <table:table-cell office:value-type="float" office:value="669.1270581085" calcext:value-type="float">
            <text:p>669.1270581085</text:p>
          </table:table-cell>
          <table:table-cell office:value-type="float" office:value="700.9729170243" calcext:value-type="float">
            <text:p>700.9729170243</text:p>
          </table:table-cell>
          <table:table-cell office:value-type="float" office:value="739.1903588517" calcext:value-type="float">
            <text:p>739.1903588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6.9581182571" calcext:value-type="float">
            <text:p>916.9581182571</text:p>
          </table:table-cell>
          <table:table-cell office:value-type="float" office:value="944.5654051752" calcext:value-type="float">
            <text:p>944.5654051752</text:p>
          </table:table-cell>
          <table:table-cell office:value-type="float" office:value="974.2472292701" calcext:value-type="float">
            <text:p>974.2472292701</text:p>
          </table:table-cell>
          <table:table-cell office:value-type="float" office:value="1005.3966940645" calcext:value-type="float">
            <text:p>1005.3966940645</text:p>
          </table:table-cell>
          <table:table-cell office:value-type="float" office:value="1037.7845954171" calcext:value-type="float">
            <text:p>1037.7845954171</text:p>
          </table:table-cell>
          <table:table-cell office:value-type="float" office:value="1071.2372622715" calcext:value-type="float">
            <text:p>1071.2372622715</text:p>
          </table:table-cell>
          <table:table-cell office:value-type="float" office:value="1106.3499432885" calcext:value-type="float">
            <text:p>1106.3499432885</text:p>
          </table:table-cell>
          <table:table-cell office:value-type="float" office:value="1143.1650900963" calcext:value-type="float">
            <text:p>1143.1650900963</text:p>
          </table:table-cell>
          <table:table-cell office:value-type="float" office:value="1181.9205549104" calcext:value-type="float">
            <text:p>1181.9205549104</text:p>
          </table:table-cell>
          <table:table-cell office:value-type="float" office:value="1222.9722839782" calcext:value-type="float">
            <text:p>1222.9722839782</text:p>
          </table:table-cell>
          <table:table-cell office:value-type="float" office:value="1266.8489948647" calcext:value-type="float">
            <text:p>1266.8489948647</text:p>
          </table:table-cell>
          <table:table-cell office:value-type="float" office:value="1314.3278808374" calcext:value-type="float">
            <text:p>1314.3278808374</text:p>
          </table:table-cell>
          <table:table-cell office:value-type="float" office:value="1366.5529073742" calcext:value-type="float">
            <text:p>1366.5529073742</text:p>
          </table:table-cell>
          <table:table-cell office:value-type="float" office:value="1425.2406337711" calcext:value-type="float">
            <text:p>1425.2406337711</text:p>
          </table:table-cell>
          <table:table-cell office:value-type="float" office:value="1493.0723132617" calcext:value-type="float">
            <text:p>1493.0723132617</text:p>
          </table:table-cell>
          <table:table-cell office:value-type="float" office:value="1574.4754643542" calcext:value-type="float">
            <text:p>1574.4754643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72830048" calcext:value-type="float">
            <text:p>1.4272830048</text:p>
          </table:table-cell>
          <table:table-cell office:value-type="float" office:value="1.5562541293" calcext:value-type="float">
            <text:p>1.5562541293</text:p>
          </table:table-cell>
          <table:table-cell office:value-type="float" office:value="1.6700847913" calcext:value-type="float">
            <text:p>1.6700847913</text:p>
          </table:table-cell>
          <table:table-cell office:value-type="float" office:value="1.7809971372" calcext:value-type="float">
            <text:p>1.7809971372</text:p>
          </table:table-cell>
          <table:table-cell office:value-type="float" office:value="1.8919625687" calcext:value-type="float">
            <text:p>1.8919625687</text:p>
          </table:table-cell>
          <table:table-cell office:value-type="float" office:value="2.0034067808" calcext:value-type="float">
            <text:p>2.0034067808</text:p>
          </table:table-cell>
          <table:table-cell office:value-type="float" office:value="2.1163226471" calcext:value-type="float">
            <text:p>2.1163226471</text:p>
          </table:table-cell>
          <table:table-cell office:value-type="float" office:value="2.2312619942" calcext:value-type="float">
            <text:p>2.2312619942</text:p>
          </table:table-cell>
          <table:table-cell office:value-type="float" office:value="2.3486715023" calcext:value-type="float">
            <text:p>2.3486715023</text:p>
          </table:table-cell>
          <table:table-cell office:value-type="float" office:value="2.4691163817" calcext:value-type="float">
            <text:p>2.4691163817</text:p>
          </table:table-cell>
          <table:table-cell office:value-type="float" office:value="2.5934352452" calcext:value-type="float">
            <text:p>2.5934352452</text:p>
          </table:table-cell>
          <table:table-cell office:value-type="float" office:value="2.7228609296" calcext:value-type="float">
            <text:p>2.7228609296</text:p>
          </table:table-cell>
          <table:table-cell office:value-type="float" office:value="2.8591714155" calcext:value-type="float">
            <text:p>2.8591714155</text:p>
          </table:table-cell>
          <table:table-cell office:value-type="float" office:value="3.004934338" calcext:value-type="float">
            <text:p>3.004934338</text:p>
          </table:table-cell>
          <table:table-cell office:value-type="float" office:value="3.1639564967" calcext:value-type="float">
            <text:p>3.1639564967</text:p>
          </table:table-cell>
          <table:table-cell office:value-type="float" office:value="3.3421411322" calcext:value-type="float">
            <text:p>3.3421411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215835647" calcext:value-type="float">
            <text:p>3.0215835647</text:p>
          </table:table-cell>
          <table:table-cell office:value-type="float" office:value="3.2237330169" calcext:value-type="float">
            <text:p>3.2237330169</text:p>
          </table:table-cell>
          <table:table-cell office:value-type="float" office:value="3.4231887965" calcext:value-type="float">
            <text:p>3.4231887965</text:p>
          </table:table-cell>
          <table:table-cell office:value-type="float" office:value="3.6253151731" calcext:value-type="float">
            <text:p>3.6253151731</text:p>
          </table:table-cell>
          <table:table-cell office:value-type="float" office:value="3.8282098348" calcext:value-type="float">
            <text:p>3.8282098348</text:p>
          </table:table-cell>
          <table:table-cell office:value-type="float" office:value="4.0305085668" calcext:value-type="float">
            <text:p>4.0305085668</text:p>
          </table:table-cell>
          <table:table-cell office:value-type="float" office:value="4.2349935931" calcext:value-type="float">
            <text:p>4.2349935931</text:p>
          </table:table-cell>
          <table:table-cell office:value-type="float" office:value="4.4424961622" calcext:value-type="float">
            <text:p>4.4424961622</text:p>
          </table:table-cell>
          <table:table-cell office:value-type="float" office:value="4.6539104816" calcext:value-type="float">
            <text:p>4.6539104816</text:p>
          </table:table-cell>
          <table:table-cell office:value-type="float" office:value="4.8705872459" calcext:value-type="float">
            <text:p>4.8705872459</text:p>
          </table:table-cell>
          <table:table-cell office:value-type="float" office:value="5.0946083406" calcext:value-type="float">
            <text:p>5.0946083406</text:p>
          </table:table-cell>
          <table:table-cell office:value-type="float" office:value="5.329013918" calcext:value-type="float">
            <text:p>5.329013918</text:p>
          </table:table-cell>
          <table:table-cell office:value-type="float" office:value="5.5781523524" calcext:value-type="float">
            <text:p>5.5781523524</text:p>
          </table:table-cell>
          <table:table-cell office:value-type="float" office:value="5.8482919624" calcext:value-type="float">
            <text:p>5.8482919624</text:p>
          </table:table-cell>
          <table:table-cell office:value-type="float" office:value="6.1487826615" calcext:value-type="float">
            <text:p>6.1487826615</text:p>
          </table:table-cell>
          <table:table-cell office:value-type="float" office:value="6.4942947507" calcext:value-type="float">
            <text:p>6.4942947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192859647" calcext:value-type="float">
            <text:p>2.5192859647</text:p>
          </table:table-cell>
          <table:table-cell office:value-type="float" office:value="2.6874697521" calcext:value-type="float">
            <text:p>2.6874697521</text:p>
          </table:table-cell>
          <table:table-cell office:value-type="float" office:value="2.8628940496" calcext:value-type="float">
            <text:p>2.8628940496</text:p>
          </table:table-cell>
          <table:table-cell office:value-type="float" office:value="3.0413357852" calcext:value-type="float">
            <text:p>3.0413357852</text:p>
          </table:table-cell>
          <table:table-cell office:value-type="float" office:value="3.2211025364" calcext:value-type="float">
            <text:p>3.2211025364</text:p>
          </table:table-cell>
          <table:table-cell office:value-type="float" office:value="3.4009826593" calcext:value-type="float">
            <text:p>3.4009826593</text:p>
          </table:table-cell>
          <table:table-cell office:value-type="float" office:value="3.5838445322" calcext:value-type="float">
            <text:p>3.5838445322</text:p>
          </table:table-cell>
          <table:table-cell office:value-type="float" office:value="3.7694426211" calcext:value-type="float">
            <text:p>3.7694426211</text:p>
          </table:table-cell>
          <table:table-cell office:value-type="float" office:value="3.9584728698" calcext:value-type="float">
            <text:p>3.9584728698</text:p>
          </table:table-cell>
          <table:table-cell office:value-type="float" office:value="4.1520593386" calcext:value-type="float">
            <text:p>4.1520593386</text:p>
          </table:table-cell>
          <table:table-cell office:value-type="float" office:value="4.3519110805" calcext:value-type="float">
            <text:p>4.3519110805</text:p>
          </table:table-cell>
          <table:table-cell office:value-type="float" office:value="4.5605180566" calcext:value-type="float">
            <text:p>4.5605180566</text:p>
          </table:table-cell>
          <table:table-cell office:value-type="float" office:value="4.7814472963" calcext:value-type="float">
            <text:p>4.7814472963</text:p>
          </table:table-cell>
          <table:table-cell office:value-type="float" office:value="5.0198576193" calcext:value-type="float">
            <text:p>5.0198576193</text:p>
          </table:table-cell>
          <table:table-cell office:value-type="float" office:value="5.2834762028" calcext:value-type="float">
            <text:p>5.2834762028</text:p>
          </table:table-cell>
          <table:table-cell office:value-type="float" office:value="5.5844640366" calcext:value-type="float">
            <text:p>5.5844640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44822469" calcext:value-type="float">
            <text:p>0.5544822469</text:p>
          </table:table-cell>
          <table:table-cell office:value-type="float" office:value="0.5582293879" calcext:value-type="float">
            <text:p>0.5582293879</text:p>
          </table:table-cell>
          <table:table-cell office:value-type="float" office:value="0.5614197984" calcext:value-type="float">
            <text:p>0.5614197984</text:p>
          </table:table-cell>
          <table:table-cell office:value-type="float" office:value="0.5639009075" calcext:value-type="float">
            <text:p>0.5639009075</text:p>
          </table:table-cell>
          <table:table-cell office:value-type="float" office:value="0.565586561" calcext:value-type="float">
            <text:p>0.565586561</text:p>
          </table:table-cell>
          <table:table-cell office:value-type="float" office:value="0.5675535411" calcext:value-type="float">
            <text:p>0.5675535411</text:p>
          </table:table-cell>
          <table:table-cell office:value-type="float" office:value="0.5700001118" calcext:value-type="float">
            <text:p>0.5700001118</text:p>
          </table:table-cell>
          <table:table-cell office:value-type="float" office:value="0.5731529073" calcext:value-type="float">
            <text:p>0.5731529073</text:p>
          </table:table-cell>
          <table:table-cell office:value-type="float" office:value="0.5773847602" calcext:value-type="float">
            <text:p>0.5773847602</text:p>
          </table:table-cell>
          <table:table-cell office:value-type="float" office:value="0.5832458614" calcext:value-type="float">
            <text:p>0.5832458614</text:p>
          </table:table-cell>
          <table:table-cell office:value-type="float" office:value="0.5915175561" calcext:value-type="float">
            <text:p>0.5915175561</text:p>
          </table:table-cell>
          <table:table-cell office:value-type="float" office:value="0.603309343" calcext:value-type="float">
            <text:p>0.603309343</text:p>
          </table:table-cell>
          <table:table-cell office:value-type="float" office:value="0.6202439588" calcext:value-type="float">
            <text:p>0.6202439588</text:p>
          </table:table-cell>
          <table:table-cell office:value-type="float" office:value="0.6448307142" calcext:value-type="float">
            <text:p>0.6448307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50.8967501924" calcext:value-type="float">
            <text:p>50.8967501924</text:p>
          </table:table-cell>
          <table:table-cell office:value-type="float" office:value="57.2024640965" calcext:value-type="float">
            <text:p>57.2024640965</text:p>
          </table:table-cell>
          <table:table-cell office:value-type="float" office:value="63.6798872745" calcext:value-type="float">
            <text:p>63.6798872745</text:p>
          </table:table-cell>
          <table:table-cell office:value-type="float" office:value="70.1604023532" calcext:value-type="float">
            <text:p>70.1604023532</text:p>
          </table:table-cell>
          <table:table-cell office:value-type="float" office:value="76.4311145041" calcext:value-type="float">
            <text:p>76.4311145041</text:p>
          </table:table-cell>
          <table:table-cell office:value-type="float" office:value="82.1993328085" calcext:value-type="float">
            <text:p>82.1993328085</text:p>
          </table:table-cell>
          <table:table-cell office:value-type="float" office:value="86.9159795898" calcext:value-type="float">
            <text:p>86.9159795898</text:p>
          </table:table-cell>
          <table:table-cell office:value-type="float" office:value="90.4192630307" calcext:value-type="float">
            <text:p>90.4192630307</text:p>
          </table:table-cell>
          <table:table-cell office:value-type="float" office:value="92.1699776923" calcext:value-type="float">
            <text:p>92.1699776923</text:p>
          </table:table-cell>
          <table:table-cell office:value-type="float" office:value="91.5385954485" calcext:value-type="float">
            <text:p>91.5385954485</text:p>
          </table:table-cell>
          <table:table-cell office:value-type="float" office:value="87.7849497024" calcext:value-type="float">
            <text:p>87.7849497024</text:p>
          </table:table-cell>
          <table:table-cell office:value-type="float" office:value="80.0296992919" calcext:value-type="float">
            <text:p>80.0296992919</text:p>
          </table:table-cell>
          <table:table-cell office:value-type="float" office:value="67.234472043" calcext:value-type="float">
            <text:p>67.234472043</text:p>
          </table:table-cell>
          <table:table-cell office:value-type="float" office:value="48.3178426979" calcext:value-type="float">
            <text:p>48.3178426979</text:p>
          </table:table-cell>
          <table:table-cell office:value-type="float" office:value="23.1855066452" calcext:value-type="float">
            <text:p>23.1855066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077375258" calcext:value-type="float">
            <text:p>0.2077375258</text:p>
          </table:table-cell>
          <table:table-cell office:value-type="float" office:value="0.2305629844" calcext:value-type="float">
            <text:p>0.2305629844</text:p>
          </table:table-cell>
          <table:table-cell office:value-type="float" office:value="0.2543773891" calcext:value-type="float">
            <text:p>0.2543773891</text:p>
          </table:table-cell>
          <table:table-cell office:value-type="float" office:value="0.2788408023" calcext:value-type="float">
            <text:p>0.2788408023</text:p>
          </table:table-cell>
          <table:table-cell office:value-type="float" office:value="0.3035039531" calcext:value-type="float">
            <text:p>0.3035039531</text:p>
          </table:table-cell>
          <table:table-cell office:value-type="float" office:value="0.3186180203" calcext:value-type="float">
            <text:p>0.3186180203</text:p>
          </table:table-cell>
          <table:table-cell office:value-type="float" office:value="0.3309573959" calcext:value-type="float">
            <text:p>0.3309573959</text:p>
          </table:table-cell>
          <table:table-cell office:value-type="float" office:value="0.340294629" calcext:value-type="float">
            <text:p>0.340294629</text:p>
          </table:table-cell>
          <table:table-cell office:value-type="float" office:value="0.3454757667" calcext:value-type="float">
            <text:p>0.3454757667</text:p>
          </table:table-cell>
          <table:table-cell office:value-type="float" office:value="0.3450714159" calcext:value-type="float">
            <text:p>0.3450714159</text:p>
          </table:table-cell>
          <table:table-cell office:value-type="float" office:value="0.3372104648" calcext:value-type="float">
            <text:p>0.3372104648</text:p>
          </table:table-cell>
          <table:table-cell office:value-type="float" office:value="0.319265995" calcext:value-type="float">
            <text:p>0.319265995</text:p>
          </table:table-cell>
          <table:table-cell office:value-type="float" office:value="0.2872254002" calcext:value-type="float">
            <text:p>0.2872254002</text:p>
          </table:table-cell>
          <table:table-cell office:value-type="float" office:value="0.23437011" calcext:value-type="float">
            <text:p>0.23437011</text:p>
          </table:table-cell>
          <table:table-cell office:value-type="float" office:value="0.1485773313" calcext:value-type="float">
            <text:p>0.1485773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8.4841792306" calcext:value-type="float">
            <text:p>38.4841792306</text:p>
          </table:table-cell>
          <table:table-cell office:value-type="float" office:value="45.2755049772" calcext:value-type="float">
            <text:p>45.2755049772</text:p>
          </table:table-cell>
          <table:table-cell office:value-type="float" office:value="51.9963981204" calcext:value-type="float">
            <text:p>51.9963981204</text:p>
          </table:table-cell>
          <table:table-cell office:value-type="float" office:value="58.8702634398" calcext:value-type="float">
            <text:p>58.8702634398</text:p>
          </table:table-cell>
          <table:table-cell office:value-type="float" office:value="65.7876942049" calcext:value-type="float">
            <text:p>65.7876942049</text:p>
          </table:table-cell>
          <table:table-cell office:value-type="float" office:value="72.5499800886" calcext:value-type="float">
            <text:p>72.5499800886</text:p>
          </table:table-cell>
          <table:table-cell office:value-type="float" office:value="78.9177954575" calcext:value-type="float">
            <text:p>78.9177954575</text:p>
          </table:table-cell>
          <table:table-cell office:value-type="float" office:value="84.551572749" calcext:value-type="float">
            <text:p>84.551572749</text:p>
          </table:table-cell>
          <table:table-cell office:value-type="float" office:value="88.7040049382" calcext:value-type="float">
            <text:p>88.7040049382</text:p>
          </table:table-cell>
          <table:table-cell office:value-type="float" office:value="91.3821619734" calcext:value-type="float">
            <text:p>91.3821619734</text:p>
          </table:table-cell>
          <table:table-cell office:value-type="float" office:value="92.0544896173" calcext:value-type="float">
            <text:p>92.0544896173</text:p>
          </table:table-cell>
          <table:table-cell office:value-type="float" office:value="90.1251426526" calcext:value-type="float">
            <text:p>90.1251426526</text:p>
          </table:table-cell>
          <table:table-cell office:value-type="float" office:value="84.9339633889" calcext:value-type="float">
            <text:p>84.9339633889</text:p>
          </table:table-cell>
          <table:table-cell office:value-type="float" office:value="75.7784214844" calcext:value-type="float">
            <text:p>75.7784214844</text:p>
          </table:table-cell>
          <table:table-cell office:value-type="float" office:value="62.0088365335" calcext:value-type="float">
            <text:p>62.0088365335</text:p>
          </table:table-cell>
          <table:table-cell office:value-type="float" office:value="43.3456008803" calcext:value-type="float">
            <text:p>43.3456008803</text:p>
          </table:table-cell>
          <table:table-cell office:value-type="float" office:value="20.8608250141" calcext:value-type="float">
            <text:p>20.8608250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160.3028267293" calcext:value-type="float">
            <text:p>160.3028267293</text:p>
          </table:table-cell>
          <table:table-cell office:value-type="float" office:value="187.9483040534" calcext:value-type="float">
            <text:p>187.9483040534</text:p>
          </table:table-cell>
          <table:table-cell office:value-type="float" office:value="218.2896976769" calcext:value-type="float">
            <text:p>218.2896976769</text:p>
          </table:table-cell>
          <table:table-cell office:value-type="float" office:value="251.1946323957" calcext:value-type="float">
            <text:p>251.1946323957</text:p>
          </table:table-cell>
          <table:table-cell office:value-type="float" office:value="286.5922364114" calcext:value-type="float">
            <text:p>286.5922364114</text:p>
          </table:table-cell>
          <table:table-cell office:value-type="float" office:value="324.3812421096" calcext:value-type="float">
            <text:p>324.3812421096</text:p>
          </table:table-cell>
          <table:table-cell office:value-type="float" office:value="364.4069945894" calcext:value-type="float">
            <text:p>364.4069945894</text:p>
          </table:table-cell>
          <table:table-cell office:value-type="float" office:value="406.4842357936" calcext:value-type="float">
            <text:p>406.4842357936</text:p>
          </table:table-cell>
          <table:table-cell office:value-type="float" office:value="451.3082562853" calcext:value-type="float">
            <text:p>451.3082562853</text:p>
          </table:table-cell>
          <table:table-cell office:value-type="float" office:value="498.7057879455" calcext:value-type="float">
            <text:p>498.7057879455</text:p>
          </table:table-cell>
          <table:table-cell office:value-type="float" office:value="548.5100921494" calcext:value-type="float">
            <text:p>548.5100921494</text:p>
          </table:table-cell>
          <table:table-cell office:value-type="float" office:value="600.5512391744" calcext:value-type="float">
            <text:p>600.5512391744</text:p>
          </table:table-cell>
          <table:table-cell office:value-type="float" office:value="654.6417805621" calcext:value-type="float">
            <text:p>654.6417805621</text:p>
          </table:table-cell>
          <table:table-cell office:value-type="float" office:value="710.5532839377" calcext:value-type="float">
            <text:p>710.5532839377</text:p>
          </table:table-cell>
          <table:table-cell office:value-type="float" office:value="767.9720796716" calcext:value-type="float">
            <text:p>767.9720796716</text:p>
          </table:table-cell>
          <table:table-cell office:value-type="float" office:value="826.4064364039" calcext:value-type="float">
            <text:p>826.4064364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363877" calcext:value-type="float">
            <text:p>0.0456363877</text:p>
          </table:table-cell>
          <table:table-cell office:value-type="float" office:value="0.0447805689" calcext:value-type="float">
            <text:p>0.0447805689</text:p>
          </table:table-cell>
          <table:table-cell office:value-type="float" office:value="0.0439715374" calcext:value-type="float">
            <text:p>0.0439715374</text:p>
          </table:table-cell>
          <table:table-cell office:value-type="float" office:value="0.0431443417" calcext:value-type="float">
            <text:p>0.0431443417</text:p>
          </table:table-cell>
          <table:table-cell office:value-type="float" office:value="0.042347583" calcext:value-type="float">
            <text:p>0.042347583</text:p>
          </table:table-cell>
          <table:table-cell office:value-type="float" office:value="0.0416302059" calcext:value-type="float">
            <text:p>0.0416302059</text:p>
          </table:table-cell>
          <table:table-cell office:value-type="float" office:value="0.0408817913" calcext:value-type="float">
            <text:p>0.0408817913</text:p>
          </table:table-cell>
          <table:table-cell office:value-type="float" office:value="0.0392724196" calcext:value-type="float">
            <text:p>0.0392724196</text:p>
          </table:table-cell>
          <table:table-cell office:value-type="float" office:value="0.0388377159" calcext:value-type="float">
            <text:p>0.0388377159</text:p>
          </table:table-cell>
          <table:table-cell office:value-type="float" office:value="0.0383263209" calcext:value-type="float">
            <text:p>0.0383263209</text:p>
          </table:table-cell>
          <table:table-cell office:value-type="float" office:value="0.0377727305" calcext:value-type="float">
            <text:p>0.0377727305</text:p>
          </table:table-cell>
          <table:table-cell office:value-type="float" office:value="0.0371971832" calcext:value-type="float">
            <text:p>0.0371971832</text:p>
          </table:table-cell>
          <table:table-cell office:value-type="float" office:value="0.0366093728" calcext:value-type="float">
            <text:p>0.0366093728</text:p>
          </table:table-cell>
          <table:table-cell office:value-type="float" office:value="0.0360099532" calcext:value-type="float">
            <text:p>0.0360099532</text:p>
          </table:table-cell>
          <table:table-cell office:value-type="float" office:value="0.035389047" calcext:value-type="float">
            <text:p>0.035389047</text:p>
          </table:table-cell>
          <table:table-cell office:value-type="float" office:value="0.0347196071" calcext:value-type="float">
            <text:p>0.0347196071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161.4820434064" calcext:value-type="float">
            <text:p>161.4820434064</text:p>
          </table:table-cell>
          <table:table-cell office:value-type="float" office:value="189.8092930091" calcext:value-type="float">
            <text:p>189.8092930091</text:p>
          </table:table-cell>
          <table:table-cell office:value-type="float" office:value="220.7833631777" calcext:value-type="float">
            <text:p>220.7833631777</text:p>
          </table:table-cell>
          <table:table-cell office:value-type="float" office:value="254.4640065675" calcext:value-type="float">
            <text:p>254.4640065675</text:p>
          </table:table-cell>
          <table:table-cell office:value-type="float" office:value="290.8057914242" calcext:value-type="float">
            <text:p>290.8057914242</text:p>
          </table:table-cell>
          <table:table-cell office:value-type="float" office:value="329.7273377923" calcext:value-type="float">
            <text:p>329.7273377923</text:p>
          </table:table-cell>
          <table:table-cell office:value-type="float" office:value="371.0688699991" calcext:value-type="float">
            <text:p>371.0688699991</text:p>
          </table:table-cell>
          <table:table-cell office:value-type="float" office:value="414.6763712874" calcext:value-type="float">
            <text:p>414.6763712874</text:p>
          </table:table-cell>
          <table:table-cell office:value-type="float" office:value="461.2858808966" calcext:value-type="float">
            <text:p>461.2858808966</text:p>
          </table:table-cell>
          <table:table-cell office:value-type="float" office:value="510.7468549176" calcext:value-type="float">
            <text:p>510.7468549176</text:p>
          </table:table-cell>
          <table:table-cell office:value-type="float" office:value="562.9202303373" calcext:value-type="float">
            <text:p>562.9202303373</text:p>
          </table:table-cell>
          <table:table-cell office:value-type="float" office:value="617.674518445" calcext:value-type="float">
            <text:p>617.674518445</text:p>
          </table:table-cell>
          <table:table-cell office:value-type="float" office:value="674.8815247574" calcext:value-type="float">
            <text:p>674.8815247574</text:p>
          </table:table-cell>
          <table:table-cell office:value-type="float" office:value="734.41141594" calcext:value-type="float">
            <text:p>734.41141594</text:p>
          </table:table-cell>
          <table:table-cell office:value-type="float" office:value="796.1261927128" calcext:value-type="float">
            <text:p>796.1261927128</text:p>
          </table:table-cell>
          <table:table-cell office:value-type="float" office:value="859.8692080676" calcext:value-type="float">
            <text:p>859.8692080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5603298281" calcext:value-type="float">
            <text:p>360.5603298281</text:p>
          </table:table-cell>
          <table:table-cell office:value-type="float" office:value="426.3128887317" calcext:value-type="float">
            <text:p>426.3128887317</text:p>
          </table:table-cell>
          <table:table-cell office:value-type="float" office:value="498.6568070304" calcext:value-type="float">
            <text:p>498.6568070304</text:p>
          </table:table-cell>
          <table:table-cell office:value-type="float" office:value="578.0960606172" calcext:value-type="float">
            <text:p>578.0960606172</text:p>
          </table:table-cell>
          <table:table-cell office:value-type="float" office:value="664.3958449732" calcext:value-type="float">
            <text:p>664.3958449732</text:p>
          </table:table-cell>
          <table:table-cell office:value-type="float" office:value="757.086227541" calcext:value-type="float">
            <text:p>757.086227541</text:p>
          </table:table-cell>
          <table:table-cell office:value-type="float" office:value="855.1276726066" calcext:value-type="float">
            <text:p>855.1276726066</text:p>
          </table:table-cell>
          <table:table-cell office:value-type="float" office:value="957.5517530595" calcext:value-type="float">
            <text:p>957.5517530595</text:p>
          </table:table-cell>
          <table:table-cell office:value-type="float" office:value="1070.2936899491" calcext:value-type="float">
            <text:p>1070.2936899491</text:p>
          </table:table-cell>
          <table:table-cell office:value-type="float" office:value="1192.5398227337" calcext:value-type="float">
            <text:p>1192.5398227337</text:p>
          </table:table-cell>
          <table:table-cell office:value-type="float" office:value="1323.5944873743" calcext:value-type="float">
            <text:p>1323.5944873743</text:p>
          </table:table-cell>
          <table:table-cell office:value-type="float" office:value="1462.8398054683" calcext:value-type="float">
            <text:p>1462.8398054683</text:p>
          </table:table-cell>
          <table:table-cell office:value-type="float" office:value="1609.6998667884" calcext:value-type="float">
            <text:p>1609.6998667884</text:p>
          </table:table-cell>
          <table:table-cell office:value-type="float" office:value="1763.6017839553" calcext:value-type="float">
            <text:p>1763.6017839553</text:p>
          </table:table-cell>
          <table:table-cell office:value-type="float" office:value="1923.9235509609" calcext:value-type="float">
            <text:p>1923.9235509609</text:p>
          </table:table-cell>
          <table:table-cell office:value-type="float" office:value="2089.9082898105" calcext:value-type="float">
            <text:p>2089.9082898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96880341" calcext:value-type="float">
            <text:p>0.2696880341</text:p>
          </table:table-cell>
          <table:table-cell office:value-type="float" office:value="0.266253096" calcext:value-type="float">
            <text:p>0.266253096</text:p>
          </table:table-cell>
          <table:table-cell office:value-type="float" office:value="0.2627566241" calcext:value-type="float">
            <text:p>0.2627566241</text:p>
          </table:table-cell>
          <table:table-cell office:value-type="float" office:value="0.2598786893" calcext:value-type="float">
            <text:p>0.2598786893</text:p>
          </table:table-cell>
          <table:table-cell office:value-type="float" office:value="0.2571996854" calcext:value-type="float">
            <text:p>0.2571996854</text:p>
          </table:table-cell>
          <table:table-cell office:value-type="float" office:value="0.2545547846" calcext:value-type="float">
            <text:p>0.2545547846</text:p>
          </table:table-cell>
          <table:table-cell office:value-type="float" office:value="0.2516026041" calcext:value-type="float">
            <text:p>0.2516026041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4464699656" calcext:value-type="float">
            <text:p>36.4464699656</text:p>
          </table:table-cell>
          <table:table-cell office:value-type="float" office:value="42.6811239143" calcext:value-type="float">
            <text:p>42.6811239143</text:p>
          </table:table-cell>
          <table:table-cell office:value-type="float" office:value="49.3846618727" calcext:value-type="float">
            <text:p>49.3846618727</text:p>
          </table:table-cell>
          <table:table-cell office:value-type="float" office:value="56.7288405268" calcext:value-type="float">
            <text:p>56.7288405268</text:p>
          </table:table-cell>
          <table:table-cell office:value-type="float" office:value="64.6071804279" calcext:value-type="float">
            <text:p>64.6071804279</text:p>
          </table:table-cell>
          <table:table-cell office:value-type="float" office:value="72.9534250086" calcext:value-type="float">
            <text:p>72.9534250086</text:p>
          </table:table-cell>
          <table:table-cell office:value-type="float" office:value="81.6151652212" calcext:value-type="float">
            <text:p>81.6151652212</text:p>
          </table:table-cell>
          <table:table-cell office:value-type="float" office:value="90.5214827324" calcext:value-type="float">
            <text:p>90.5214827324</text:p>
          </table:table-cell>
          <table:table-cell office:value-type="float" office:value="100.973791057" calcext:value-type="float">
            <text:p>100.973791057</text:p>
          </table:table-cell>
          <table:table-cell office:value-type="float" office:value="112.1084203511" calcext:value-type="float">
            <text:p>112.1084203511</text:p>
          </table:table-cell>
          <table:table-cell office:value-type="float" office:value="123.8823294896" calcext:value-type="float">
            <text:p>123.8823294896</text:p>
          </table:table-cell>
          <table:table-cell office:value-type="float" office:value="136.2540993237" calcext:value-type="float">
            <text:p>136.2540993237</text:p>
          </table:table-cell>
          <table:table-cell office:value-type="float" office:value="149.1815180115" calcext:value-type="float">
            <text:p>149.1815180115</text:p>
          </table:table-cell>
          <table:table-cell office:value-type="float" office:value="162.6180219231" calcext:value-type="float">
            <text:p>162.6180219231</text:p>
          </table:table-cell>
          <table:table-cell office:value-type="float" office:value="176.5068667106" calcext:value-type="float">
            <text:p>176.5068667106</text:p>
          </table:table-cell>
          <table:table-cell office:value-type="float" office:value="190.7701344407" calcext:value-type="float">
            <text:p>190.7701344407</text:p>
          </table:table-cell>
          <table:table-cell office:value-type="float" office:value="205.285675285" calcext:value-type="float">
            <text:p>205.285675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160.3415355873" calcext:value-type="float">
            <text:p>160.3415355873</text:p>
          </table:table-cell>
          <table:table-cell office:value-type="float" office:value="188.2154984248" calcext:value-type="float">
            <text:p>188.2154984248</text:p>
          </table:table-cell>
          <table:table-cell office:value-type="float" office:value="218.6483663772" calcext:value-type="float">
            <text:p>218.6483663772</text:p>
          </table:table-cell>
          <table:table-cell office:value-type="float" office:value="251.6656268441" calcext:value-type="float">
            <text:p>251.6656268441</text:p>
          </table:table-cell>
          <table:table-cell office:value-type="float" office:value="287.1968322206" calcext:value-type="float">
            <text:p>287.1968322206</text:p>
          </table:table-cell>
          <table:table-cell office:value-type="float" office:value="325.139087758" calcext:value-type="float">
            <text:p>325.139087758</text:p>
          </table:table-cell>
          <table:table-cell office:value-type="float" office:value="365.3068850145" calcext:value-type="float">
            <text:p>365.3068850145</text:p>
          </table:table-cell>
          <table:table-cell office:value-type="float" office:value="407.5188233198" calcext:value-type="float">
            <text:p>407.5188233198</text:p>
          </table:table-cell>
          <table:table-cell office:value-type="float" office:value="452.4638502916" calcext:value-type="float">
            <text:p>452.4638502916</text:p>
          </table:table-cell>
          <table:table-cell office:value-type="float" office:value="499.9513573374" calcext:value-type="float">
            <text:p>499.9513573374</text:p>
          </table:table-cell>
          <table:table-cell office:value-type="float" office:value="549.7936525739" calcext:value-type="float">
            <text:p>549.7936525739</text:p>
          </table:table-cell>
          <table:table-cell office:value-type="float" office:value="601.797664577" calcext:value-type="float">
            <text:p>601.797664577</text:p>
          </table:table-cell>
          <table:table-cell office:value-type="float" office:value="655.7538680991" calcext:value-type="float">
            <text:p>655.7538680991</text:p>
          </table:table-cell>
          <table:table-cell office:value-type="float" office:value="711.4201315361" calcext:value-type="float">
            <text:p>711.4201315361</text:p>
          </table:table-cell>
          <table:table-cell office:value-type="float" office:value="768.4951826427" calcext:value-type="float">
            <text:p>768.4951826427</text:p>
          </table:table-cell>
          <table:table-cell office:value-type="float" office:value="826.5698539793" calcext:value-type="float">
            <text:p>826.5698539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302820986" calcext:value-type="float">
            <text:p>12.7302820986</text:p>
          </table:table-cell>
          <table:table-cell office:value-type="float" office:value="14.4545155385" calcext:value-type="float">
            <text:p>14.4545155385</text:p>
          </table:table-cell>
          <table:table-cell office:value-type="float" office:value="16.3377968184" calcext:value-type="float">
            <text:p>16.3377968184</text:p>
          </table:table-cell>
          <table:table-cell office:value-type="float" office:value="18.3871489294" calcext:value-type="float">
            <text:p>18.3871489294</text:p>
          </table:table-cell>
          <table:table-cell office:value-type="float" office:value="20.6026358915" calcext:value-type="float">
            <text:p>20.6026358915</text:p>
          </table:table-cell>
          <table:table-cell office:value-type="float" office:value="22.9872812222" calcext:value-type="float">
            <text:p>22.9872812222</text:p>
          </table:table-cell>
          <table:table-cell office:value-type="float" office:value="25.5500249575" calcext:value-type="float">
            <text:p>25.5500249575</text:p>
          </table:table-cell>
          <table:table-cell office:value-type="float" office:value="28.2853045374" calcext:value-type="float">
            <text:p>28.2853045374</text:p>
          </table:table-cell>
          <table:table-cell office:value-type="float" office:value="31.0453817772" calcext:value-type="float">
            <text:p>31.0453817772</text:p>
          </table:table-cell>
          <table:table-cell office:value-type="float" office:value="33.9956808245" calcext:value-type="float">
            <text:p>33.9956808245</text:p>
          </table:table-cell>
          <table:table-cell office:value-type="float" office:value="37.1246571009" calcext:value-type="float">
            <text:p>37.1246571009</text:p>
          </table:table-cell>
          <table:table-cell office:value-type="float" office:value="40.4216878631" calcext:value-type="float">
            <text:p>40.4216878631</text:p>
          </table:table-cell>
          <table:table-cell office:value-type="float" office:value="43.8760941786" calcext:value-type="float">
            <text:p>43.8760941786</text:p>
          </table:table-cell>
          <table:table-cell office:value-type="float" office:value="47.4759553579" calcext:value-type="float">
            <text:p>47.4759553579</text:p>
          </table:table-cell>
          <table:table-cell office:value-type="float" office:value="51.206358277" calcext:value-type="float">
            <text:p>51.206358277</text:p>
          </table:table-cell>
          <table:table-cell office:value-type="float" office:value="55.0462345378" calcext:value-type="float">
            <text:p>55.0462345378</text:p>
          </table:table-cell>
          <table:table-cell office:value-type="float" office:value="58.9618164495" calcext:value-type="float">
            <text:p>58.9618164495</text:p>
          </table:table-cell>
          <table:table-cell/>
          <table:table-cell>
            <draw:frame draw:z-index="0" draw:style-name="gr1" draw:text-style-name="P1" svg:width="21.481cm" svg:height="11.181cm" svg:x="0.059cm" svg:y="0.141cm">
              <draw:object draw:notify-on-update-of-ranges="'DICE2023-b-3-17-3'.A68:'DICE2023-b-3-17-3'.A68 'DICE2023-b-3-17-3'.B111:'DICE2023-b-3-17-3'.R111 'DICE2023-b-3-17-3'.A131:'DICE2023-b-3-17-3'.A131 'DICE2023-b-3-17-3'.B174:'DICE2023-b-3-17-3'.R174 'DICE2023-b-3-17-3'.A194:'DICE2023-b-3-17-3'.A194 'DICE2023-b-3-17-3'.B237:'DICE2023-b-3-17-3'.R2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6966040819" calcext:value-type="float">
            <text:p>98.6966040819</text:p>
          </table:table-cell>
          <table:table-cell office:value-type="float" office:value="117.621702815" calcext:value-type="float">
            <text:p>117.621702815</text:p>
          </table:table-cell>
          <table:table-cell office:value-type="float" office:value="138.5636421808" calcext:value-type="float">
            <text:p>138.5636421808</text:p>
          </table:table-cell>
          <table:table-cell office:value-type="float" office:value="161.5608571501" calcext:value-type="float">
            <text:p>161.5608571501</text:p>
          </table:table-cell>
          <table:table-cell office:value-type="float" office:value="186.5874519678" calcext:value-type="float">
            <text:p>186.5874519678</text:p>
          </table:table-cell>
          <table:table-cell office:value-type="float" office:value="213.6388114029" calcext:value-type="float">
            <text:p>213.6388114029</text:p>
          </table:table-cell>
          <table:table-cell office:value-type="float" office:value="242.7660768884" calcext:value-type="float">
            <text:p>242.7660768884</text:p>
          </table:table-cell>
          <table:table-cell office:value-type="float" office:value="273.885511857" calcext:value-type="float">
            <text:p>273.885511857</text:p>
          </table:table-cell>
          <table:table-cell office:value-type="float" office:value="305.5104447366" calcext:value-type="float">
            <text:p>305.5104447366</text:p>
          </table:table-cell>
          <table:table-cell office:value-type="float" office:value="339.1998359342" calcext:value-type="float">
            <text:p>339.1998359342</text:p>
          </table:table-cell>
          <table:table-cell office:value-type="float" office:value="374.8234584559" calcext:value-type="float">
            <text:p>374.8234584559</text:p>
          </table:table-cell>
          <table:table-cell office:value-type="float" office:value="412.2559928257" calcext:value-type="float">
            <text:p>412.2559928257</text:p>
          </table:table-cell>
          <table:table-cell office:value-type="float" office:value="451.369721163" calcext:value-type="float">
            <text:p>451.369721163</text:p>
          </table:table-cell>
          <table:table-cell office:value-type="float" office:value="492.0237586391" calcext:value-type="float">
            <text:p>492.0237586391</text:p>
          </table:table-cell>
          <table:table-cell office:value-type="float" office:value="534.046417227" calcext:value-type="float">
            <text:p>534.046417227</text:p>
          </table:table-cell>
          <table:table-cell office:value-type="float" office:value="577.2019452309" calcext:value-type="float">
            <text:p>577.2019452309</text:p>
          </table:table-cell>
          <table:table-cell office:value-type="float" office:value="621.1207611188" calcext:value-type="float">
            <text:p>621.1207611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0627532" calcext:value-type="float">
            <text:p>0.0070627532</text:p>
          </table:table-cell>
          <table:table-cell office:value-type="float" office:value="0.0083968206" calcext:value-type="float">
            <text:p>0.0083968206</text:p>
          </table:table-cell>
          <table:table-cell office:value-type="float" office:value="0.0096700982" calcext:value-type="float">
            <text:p>0.0096700982</text:p>
          </table:table-cell>
          <table:table-cell office:value-type="float" office:value="0.0109971534" calcext:value-type="float">
            <text:p>0.0109971534</text:p>
          </table:table-cell>
          <table:table-cell office:value-type="float" office:value="0.012410204" calcext:value-type="float">
            <text:p>0.012410204</text:p>
          </table:table-cell>
          <table:table-cell office:value-type="float" office:value="0.0139152855" calcext:value-type="float">
            <text:p>0.0139152855</text:p>
          </table:table-cell>
          <table:table-cell office:value-type="float" office:value="0.0155280743" calcext:value-type="float">
            <text:p>0.0155280743</text:p>
          </table:table-cell>
          <table:table-cell office:value-type="float" office:value="0.0172605638" calcext:value-type="float">
            <text:p>0.0172605638</text:p>
          </table:table-cell>
          <table:table-cell office:value-type="float" office:value="0.0191248659" calcext:value-type="float">
            <text:p>0.0191248659</text:p>
          </table:table-cell>
          <table:table-cell office:value-type="float" office:value="0.0211366893" calcext:value-type="float">
            <text:p>0.0211366893</text:p>
          </table:table-cell>
          <table:table-cell office:value-type="float" office:value="0.0233187174" calcext:value-type="float">
            <text:p>0.0233187174</text:p>
          </table:table-cell>
          <table:table-cell office:value-type="float" office:value="0.0257042397" calcext:value-type="float">
            <text:p>0.0257042397</text:p>
          </table:table-cell>
          <table:table-cell office:value-type="float" office:value="0.0283422437" calcext:value-type="float">
            <text:p>0.0283422437</text:p>
          </table:table-cell>
          <table:table-cell office:value-type="float" office:value="0.0313057285" calcext:value-type="float">
            <text:p>0.0313057285</text:p>
          </table:table-cell>
          <table:table-cell office:value-type="float" office:value="0.034706822" calcext:value-type="float">
            <text:p>0.034706822</text:p>
          </table:table-cell>
          <table:table-cell office:value-type="float" office:value="0.0387260688" calcext:value-type="float">
            <text:p>0.0387260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1.1405078191" calcext:value-type="float">
            <text:p>1.1405078191</text:p>
          </table:table-cell>
          <table:table-cell office:value-type="float" office:value="1.5937945843" calcext:value-type="float">
            <text:p>1.5937945843</text:p>
          </table:table-cell>
          <table:table-cell office:value-type="float" office:value="2.1349968005" calcext:value-type="float">
            <text:p>2.1349968005</text:p>
          </table:table-cell>
          <table:table-cell office:value-type="float" office:value="2.7983797234" calcext:value-type="float">
            <text:p>2.7983797234</text:p>
          </table:table-cell>
          <table:table-cell office:value-type="float" office:value="3.6089592037" calcext:value-type="float">
            <text:p>3.6089592037</text:p>
          </table:table-cell>
          <table:table-cell office:value-type="float" office:value="4.5882500344" calcext:value-type="float">
            <text:p>4.5882500344</text:p>
          </table:table-cell>
          <table:table-cell office:value-type="float" office:value="5.7619849846" calcext:value-type="float">
            <text:p>5.7619849846</text:p>
          </table:table-cell>
          <table:table-cell office:value-type="float" office:value="7.1575479676" calcext:value-type="float">
            <text:p>7.1575479676</text:p>
          </table:table-cell>
          <table:table-cell office:value-type="float" office:value="8.822030605" calcext:value-type="float">
            <text:p>8.822030605</text:p>
          </table:table-cell>
          <table:table-cell office:value-type="float" office:value="10.7954975802" calcext:value-type="float">
            <text:p>10.7954975802</text:p>
          </table:table-cell>
          <table:table-cell office:value-type="float" office:value="13.1265777634" calcext:value-type="float">
            <text:p>13.1265777634</text:p>
          </table:table-cell>
          <table:table-cell office:value-type="float" office:value="15.876853868" calcext:value-type="float">
            <text:p>15.876853868</text:p>
          </table:table-cell>
          <table:table-cell office:value-type="float" office:value="19.1276566584" calcext:value-type="float">
            <text:p>19.1276566584</text:p>
          </table:table-cell>
          <table:table-cell office:value-type="float" office:value="22.9912844039" calcext:value-type="float">
            <text:p>22.9912844039</text:p>
          </table:table-cell>
          <table:table-cell office:value-type="float" office:value="27.63101007" calcext:value-type="float">
            <text:p>27.63101007</text:p>
          </table:table-cell>
          <table:table-cell office:value-type="float" office:value="33.2993540882" calcext:value-type="float">
            <text:p>33.2993540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38708858" calcext:value-type="float">
            <text:p>0.038708858</text:p>
          </table:table-cell>
          <table:table-cell office:value-type="float" office:value="0.2671943714" calcext:value-type="float">
            <text:p>0.2671943714</text:p>
          </table:table-cell>
          <table:table-cell office:value-type="float" office:value="0.3586687003" calcext:value-type="float">
            <text:p>0.3586687003</text:p>
          </table:table-cell>
          <table:table-cell office:value-type="float" office:value="0.4709944484" calcext:value-type="float">
            <text:p>0.4709944484</text:p>
          </table:table-cell>
          <table:table-cell office:value-type="float" office:value="0.6045958091" calcext:value-type="float">
            <text:p>0.6045958091</text:p>
          </table:table-cell>
          <table:table-cell office:value-type="float" office:value="0.7578456484" calcext:value-type="float">
            <text:p>0.7578456484</text:p>
          </table:table-cell>
          <table:table-cell office:value-type="float" office:value="0.899890425" calcext:value-type="float">
            <text:p>0.899890425</text:p>
          </table:table-cell>
          <table:table-cell office:value-type="float" office:value="1.0345875262" calcext:value-type="float">
            <text:p>1.0345875262</text:p>
          </table:table-cell>
          <table:table-cell office:value-type="float" office:value="1.1555940063" calcext:value-type="float">
            <text:p>1.1555940063</text:p>
          </table:table-cell>
          <table:table-cell office:value-type="float" office:value="1.2455693919" calcext:value-type="float">
            <text:p>1.2455693919</text:p>
          </table:table-cell>
          <table:table-cell office:value-type="float" office:value="1.2835604245" calcext:value-type="float">
            <text:p>1.2835604245</text:p>
          </table:table-cell>
          <table:table-cell office:value-type="float" office:value="1.2464254025" calcext:value-type="float">
            <text:p>1.2464254025</text:p>
          </table:table-cell>
          <table:table-cell office:value-type="float" office:value="1.1120875369" calcext:value-type="float">
            <text:p>1.1120875369</text:p>
          </table:table-cell>
          <table:table-cell office:value-type="float" office:value="0.8668475984" calcext:value-type="float">
            <text:p>0.8668475984</text:p>
          </table:table-cell>
          <table:table-cell office:value-type="float" office:value="0.5231029711" calcext:value-type="float">
            <text:p>0.5231029711</text:p>
          </table:table-cell>
          <table:table-cell office:value-type="float" office:value="0.1634175754" calcext:value-type="float">
            <text:p>0.1634175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733" calcext:value-type="float">
            <text:p>0.0002414733</text:p>
          </table:table-cell>
          <table:table-cell office:value-type="float" office:value="0.0014216376" calcext:value-type="float">
            <text:p>0.0014216376</text:p>
          </table:table-cell>
          <table:table-cell office:value-type="float" office:value="0.0016430858" calcext:value-type="float">
            <text:p>0.0016430858</text:p>
          </table:table-cell>
          <table:table-cell office:value-type="float" office:value="0.001875018" calcext:value-type="float">
            <text:p>0.001875018</text:p>
          </table:table-cell>
          <table:table-cell office:value-type="float" office:value="0.0021096029" calcext:value-type="float">
            <text:p>0.0021096029</text:p>
          </table:table-cell>
          <table:table-cell office:value-type="float" office:value="0.0023362807" calcext:value-type="float">
            <text:p>0.0023362807</text:p>
          </table:table-cell>
          <table:table-cell office:value-type="float" office:value="0.0024694653" calcext:value-type="float">
            <text:p>0.0024694653</text:p>
          </table:table-cell>
          <table:table-cell office:value-type="float" office:value="0.0025452095" calcext:value-type="float">
            <text:p>0.0025452095</text:p>
          </table:table-cell>
          <table:table-cell office:value-type="float" office:value="0.0025605426" calcext:value-type="float">
            <text:p>0.0025605426</text:p>
          </table:table-cell>
          <table:table-cell office:value-type="float" office:value="0.0024976036" calcext:value-type="float">
            <text:p>0.0024976036</text:p>
          </table:table-cell>
          <table:table-cell office:value-type="float" office:value="0.0023400853" calcext:value-type="float">
            <text:p>0.0023400853</text:p>
          </table:table-cell>
          <table:table-cell office:value-type="float" office:value="0.0020754689" calcext:value-type="float">
            <text:p>0.0020754689</text:p>
          </table:table-cell>
          <table:table-cell office:value-type="float" office:value="0.0016987726" calcext:value-type="float">
            <text:p>0.0016987726</text:p>
          </table:table-cell>
          <table:table-cell office:value-type="float" office:value="0.0012199614" calcext:value-type="float">
            <text:p>0.0012199614</text:p>
          </table:table-cell>
          <table:table-cell office:value-type="float" office:value="0.0006811484" calcext:value-type="float">
            <text:p>0.0006811484</text:p>
          </table:table-cell>
          <table:table-cell office:value-type="float" office:value="0.0001977448" calcext:value-type="float">
            <text:p>0.0001977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44.0630984095" calcext:value-type="float">
            <text:p>44.0630984095</text:p>
          </table:table-cell>
          <table:table-cell office:value-type="float" office:value="41.6102175199" calcext:value-type="float">
            <text:p>41.6102175199</text:p>
          </table:table-cell>
          <table:table-cell office:value-type="float" office:value="43.1845293966" calcext:value-type="float">
            <text:p>43.1845293966</text:p>
          </table:table-cell>
          <table:table-cell office:value-type="float" office:value="44.5626921782" calcext:value-type="float">
            <text:p>44.5626921782</text:p>
          </table:table-cell>
          <table:table-cell office:value-type="float" office:value="45.7353417086" calcext:value-type="float">
            <text:p>45.7353417086</text:p>
          </table:table-cell>
          <table:table-cell office:value-type="float" office:value="46.7079434977" calcext:value-type="float">
            <text:p>46.7079434977</text:p>
          </table:table-cell>
          <table:table-cell office:value-type="float" office:value="48.1471375882" calcext:value-type="float">
            <text:p>48.1471375882</text:p>
          </table:table-cell>
          <table:table-cell office:value-type="float" office:value="49.6407616636" calcext:value-type="float">
            <text:p>49.6407616636</text:p>
          </table:table-cell>
          <table:table-cell office:value-type="float" office:value="51.324312471" calcext:value-type="float">
            <text:p>51.324312471</text:p>
          </table:table-cell>
          <table:table-cell office:value-type="float" office:value="53.3013343753" calcext:value-type="float">
            <text:p>53.3013343753</text:p>
          </table:table-cell>
          <table:table-cell office:value-type="float" office:value="55.7231233334" calcext:value-type="float">
            <text:p>55.7231233334</text:p>
          </table:table-cell>
          <table:table-cell office:value-type="float" office:value="58.8058062637" calcext:value-type="float">
            <text:p>58.8058062637</text:p>
          </table:table-cell>
          <table:table-cell office:value-type="float" office:value="62.8650440901" calcext:value-type="float">
            <text:p>62.8650440901</text:p>
          </table:table-cell>
          <table:table-cell office:value-type="float" office:value="68.3878844411" calcext:value-type="float">
            <text:p>68.3878844411</text:p>
          </table:table-cell>
          <table:table-cell office:value-type="float" office:value="76.1863571624" calcext:value-type="float">
            <text:p>76.1863571624</text:p>
          </table:table-cell>
          <table:table-cell office:value-type="float" office:value="87.7194695026" calcext:value-type="float">
            <text:p>87.7194695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53.3387234095" calcext:value-type="float">
            <text:p>53.3387234095</text:p>
          </table:table-cell>
          <table:table-cell office:value-type="float" office:value="50.0497935263" calcext:value-type="float">
            <text:p>50.0497935263</text:p>
          </table:table-cell>
          <table:table-cell office:value-type="float" office:value="51.6473747725" calcext:value-type="float">
            <text:p>51.6473747725</text:p>
          </table:table-cell>
          <table:table-cell office:value-type="float" office:value="53.021780699" calcext:value-type="float">
            <text:p>53.021780699</text:p>
          </table:table-cell>
          <table:table-cell office:value-type="float" office:value="54.1665941789" calcext:value-type="float">
            <text:p>54.1665941789</text:p>
          </table:table-cell>
          <table:table-cell office:value-type="float" office:value="55.092014662" calcext:value-type="float">
            <text:p>55.092014662</text:p>
          </table:table-cell>
          <table:table-cell office:value-type="float" office:value="56.5852016787" calcext:value-type="float">
            <text:p>56.5852016787</text:p>
          </table:table-cell>
          <table:table-cell office:value-type="float" office:value="58.1576740143" calcext:value-type="float">
            <text:p>58.1576740143</text:p>
          </table:table-cell>
          <table:table-cell office:value-type="float" office:value="59.950784829" calcext:value-type="float">
            <text:p>59.950784829</text:p>
          </table:table-cell>
          <table:table-cell office:value-type="float" office:value="62.0866858963" calcext:value-type="float">
            <text:p>62.0866858963</text:p>
          </table:table-cell>
          <table:table-cell office:value-type="float" office:value="64.7406712755" calcext:value-type="float">
            <text:p>64.7406712755</text:p>
          </table:table-cell>
          <table:table-cell office:value-type="float" office:value="68.1610805534" calcext:value-type="float">
            <text:p>68.1610805534</text:p>
          </table:table-cell>
          <table:table-cell office:value-type="float" office:value="72.7093087202" calcext:value-type="float">
            <text:p>72.7093087202</text:p>
          </table:table-cell>
          <table:table-cell office:value-type="float" office:value="78.9422943275" calcext:value-type="float">
            <text:p>78.9422943275</text:p>
          </table:table-cell>
          <table:table-cell office:value-type="float" office:value="87.7885211076" calcext:value-type="float">
            <text:p>87.7885211076</text:p>
          </table:table-cell>
          <table:table-cell office:value-type="float" office:value="100.9165208673" calcext:value-type="float">
            <text:p>100.9165208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2840984095" calcext:value-type="float">
            <text:p>39.2840984095</text:p>
          </table:table-cell>
          <table:table-cell office:value-type="float" office:value="37.8239951558" calcext:value-type="float">
            <text:p>37.8239951558</text:p>
          </table:table-cell>
          <table:table-cell office:value-type="float" office:value="39.8751038486" calcext:value-type="float">
            <text:p>39.8751038486</text:p>
          </table:table-cell>
          <table:table-cell office:value-type="float" office:value="41.6763945076" calcext:value-type="float">
            <text:p>41.6763945076</text:p>
          </table:table-cell>
          <table:table-cell office:value-type="float" office:value="43.2229016701" calcext:value-type="float">
            <text:p>43.2229016701</text:p>
          </table:table-cell>
          <table:table-cell office:value-type="float" office:value="44.5240788194" calcext:value-type="float">
            <text:p>44.5240788194</text:p>
          </table:table-cell>
          <table:table-cell office:value-type="float" office:value="46.2243105455" calcext:value-type="float">
            <text:p>46.2243105455</text:p>
          </table:table-cell>
          <table:table-cell office:value-type="float" office:value="47.9415563349" calcext:value-type="float">
            <text:p>47.9415563349</text:p>
          </table:table-cell>
          <table:table-cell office:value-type="float" office:value="49.8163705441" calcext:value-type="float">
            <text:p>49.8163705441</text:p>
          </table:table-cell>
          <table:table-cell office:value-type="float" office:value="51.9548452922" calcext:value-type="float">
            <text:p>51.9548452922</text:p>
          </table:table-cell>
          <table:table-cell office:value-type="float" office:value="54.5105345102" calcext:value-type="float">
            <text:p>54.5105345102</text:p>
          </table:table-cell>
          <table:table-cell office:value-type="float" office:value="57.7013773505" calcext:value-type="float">
            <text:p>57.7013773505</text:p>
          </table:table-cell>
          <table:table-cell office:value-type="float" office:value="61.8441467318" calcext:value-type="float">
            <text:p>61.8441467318</text:p>
          </table:table-cell>
          <table:table-cell office:value-type="float" office:value="67.4258306424" calcext:value-type="float">
            <text:p>67.4258306424</text:p>
          </table:table-cell>
          <table:table-cell office:value-type="float" office:value="75.256302374" calcext:value-type="float">
            <text:p>75.256302374</text:p>
          </table:table-cell>
          <table:table-cell office:value-type="float" office:value="86.7886244999" calcext:value-type="float">
            <text:p>86.7886244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5756282338" calcext:value-type="float">
            <text:p>752.5756282338</text:p>
          </table:table-cell>
          <table:table-cell office:value-type="float" office:value="809.3271524018" calcext:value-type="float">
            <text:p>809.3271524018</text:p>
          </table:table-cell>
          <table:table-cell office:value-type="float" office:value="868.2258558887" calcext:value-type="float">
            <text:p>868.2258558887</text:p>
          </table:table-cell>
          <table:table-cell office:value-type="float" office:value="929.0042140151" calcext:value-type="float">
            <text:p>929.0042140151</text:p>
          </table:table-cell>
          <table:table-cell office:value-type="float" office:value="991.3819304753" calcext:value-type="float">
            <text:p>991.3819304753</text:p>
          </table:table-cell>
          <table:table-cell office:value-type="float" office:value="1055.0861632873" calcext:value-type="float">
            <text:p>1055.0861632873</text:p>
          </table:table-cell>
          <table:table-cell office:value-type="float" office:value="1120.7532903852" calcext:value-type="float">
            <text:p>1120.7532903852</text:p>
          </table:table-cell>
          <table:table-cell office:value-type="float" office:value="1188.4575479733" calcext:value-type="float">
            <text:p>1188.4575479733</text:p>
          </table:table-cell>
          <table:table-cell office:value-type="float" office:value="1258.4579741476" calcext:value-type="float">
            <text:p>1258.4579741476</text:p>
          </table:table-cell>
          <table:table-cell office:value-type="float" office:value="1331.1548295422" calcext:value-type="float">
            <text:p>1331.1548295422</text:p>
          </table:table-cell>
          <table:table-cell office:value-type="float" office:value="1407.1547249779" calcext:value-type="float">
            <text:p>1407.1547249779</text:p>
          </table:table-cell>
          <table:table-cell office:value-type="float" office:value="1487.3590433953" calcext:value-type="float">
            <text:p>1487.3590433953</text:p>
          </table:table-cell>
          <table:table-cell office:value-type="float" office:value="1573.0996927272" calcext:value-type="float">
            <text:p>1573.0996927272</text:p>
          </table:table-cell>
          <table:table-cell office:value-type="float" office:value="1666.3728575404" calcext:value-type="float">
            <text:p>1666.3728575404</text:p>
          </table:table-cell>
          <table:table-cell office:value-type="float" office:value="1770.2822371945" calcext:value-type="float">
            <text:p>1770.2822371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16.725543067" calcext:value-type="float">
            <text:p>316.725543067</text:p>
          </table:table-cell>
          <table:table-cell office:value-type="float" office:value="580.1302302314" calcext:value-type="float">
            <text:p>580.1302302314</text:p>
          </table:table-cell>
          <table:table-cell office:value-type="float" office:value="831.9767791089" calcext:value-type="float">
            <text:p>831.9767791089</text:p>
          </table:table-cell>
          <table:table-cell office:value-type="float" office:value="1091.5880588977" calcext:value-type="float">
            <text:p>1091.5880588977</text:p>
          </table:table-cell>
          <table:table-cell office:value-type="float" office:value="1357.8417758726" calcext:value-type="float">
            <text:p>1357.8417758726</text:p>
          </table:table-cell>
          <table:table-cell office:value-type="float" office:value="1629.60016725" calcext:value-type="float">
            <text:p>1629.60016725</text:p>
          </table:table-cell>
          <table:table-cell office:value-type="float" office:value="1906.5534275766" calcext:value-type="float">
            <text:p>1906.5534275766</text:p>
          </table:table-cell>
          <table:table-cell office:value-type="float" office:value="2191.0519083059" calcext:value-type="float">
            <text:p>2191.0519083059</text:p>
          </table:table-cell>
          <table:table-cell office:value-type="float" office:value="2483.6333891923" calcext:value-type="float">
            <text:p>2483.6333891923</text:p>
          </table:table-cell>
          <table:table-cell office:value-type="float" office:value="2785.5232144045" calcext:value-type="float">
            <text:p>2785.5232144045</text:p>
          </table:table-cell>
          <table:table-cell office:value-type="float" office:value="3098.6106292653" calcext:value-type="float">
            <text:p>3098.6106292653</text:p>
          </table:table-cell>
          <table:table-cell office:value-type="float" office:value="3425.7343949207" calcext:value-type="float">
            <text:p>3425.7343949207</text:p>
          </table:table-cell>
          <table:table-cell office:value-type="float" office:value="3771.0880258544" calcext:value-type="float">
            <text:p>3771.0880258544</text:p>
          </table:table-cell>
          <table:table-cell office:value-type="float" office:value="4140.8675550627" calcext:value-type="float">
            <text:p>4140.8675550627</text:p>
          </table:table-cell>
          <table:table-cell office:value-type="float" office:value="4544.4252534804" calcext:value-type="float">
            <text:p>4544.4252534804</text:p>
          </table:table-cell>
          <table:table-cell office:value-type="float" office:value="4996.4958587779" calcext:value-type="float">
            <text:p>4996.4958587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50444069" calcext:value-type="float">
            <text:p>0.4750444069</text:p>
          </table:table-cell>
          <table:table-cell office:value-type="float" office:value="0.4737934462" calcext:value-type="float">
            <text:p>0.4737934462</text:p>
          </table:table-cell>
          <table:table-cell office:value-type="float" office:value="0.4772448612" calcext:value-type="float">
            <text:p>0.4772448612</text:p>
          </table:table-cell>
          <table:table-cell office:value-type="float" office:value="0.4807466703" calcext:value-type="float">
            <text:p>0.4807466703</text:p>
          </table:table-cell>
          <table:table-cell office:value-type="float" office:value="0.4841577506" calcext:value-type="float">
            <text:p>0.4841577506</text:p>
          </table:table-cell>
          <table:table-cell office:value-type="float" office:value="0.4874380322" calcext:value-type="float">
            <text:p>0.4874380322</text:p>
          </table:table-cell>
          <table:table-cell office:value-type="float" office:value="0.4912868317" calcext:value-type="float">
            <text:p>0.4912868317</text:p>
          </table:table-cell>
          <table:table-cell office:value-type="float" office:value="0.4953499489" calcext:value-type="float">
            <text:p>0.4953499489</text:p>
          </table:table-cell>
          <table:table-cell office:value-type="float" office:value="0.499740652" calcext:value-type="float">
            <text:p>0.499740652</text:p>
          </table:table-cell>
          <table:table-cell office:value-type="float" office:value="0.5045637534" calcext:value-type="float">
            <text:p>0.5045637534</text:p>
          </table:table-cell>
          <table:table-cell office:value-type="float" office:value="0.509969971" calcext:value-type="float">
            <text:p>0.509969971</text:p>
          </table:table-cell>
          <table:table-cell office:value-type="float" office:value="0.516167741" calcext:value-type="float">
            <text:p>0.516167741</text:p>
          </table:table-cell>
          <table:table-cell office:value-type="float" office:value="0.5234465112" calcext:value-type="float">
            <text:p>0.5234465112</text:p>
          </table:table-cell>
          <table:table-cell office:value-type="float" office:value="0.5322235026" calcext:value-type="float">
            <text:p>0.5322235026</text:p>
          </table:table-cell>
          <table:table-cell office:value-type="float" office:value="0.5431391322" calcext:value-type="float">
            <text:p>0.5431391322</text:p>
          </table:table-cell>
          <table:table-cell office:value-type="float" office:value="0.5572419121" calcext:value-type="float">
            <text:p>0.5572419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65408897" calcext:value-type="float">
            <text:p>0.5165408897</text:p>
          </table:table-cell>
          <table:table-cell office:value-type="float" office:value="0.4876823488" calcext:value-type="float">
            <text:p>0.4876823488</text:p>
          </table:table-cell>
          <table:table-cell office:value-type="float" office:value="0.4990886626" calcext:value-type="float">
            <text:p>0.4990886626</text:p>
          </table:table-cell>
          <table:table-cell office:value-type="float" office:value="0.5065615197" calcext:value-type="float">
            <text:p>0.5065615197</text:p>
          </table:table-cell>
          <table:table-cell office:value-type="float" office:value="0.5119764309" calcext:value-type="float">
            <text:p>0.5119764309</text:p>
          </table:table-cell>
          <table:table-cell office:value-type="float" office:value="0.5162149987" calcext:value-type="float">
            <text:p>0.5162149987</text:p>
          </table:table-cell>
          <table:table-cell office:value-type="float" office:value="0.5214993295" calcext:value-type="float">
            <text:p>0.5214993295</text:p>
          </table:table-cell>
          <table:table-cell office:value-type="float" office:value="0.5267737606" calcext:value-type="float">
            <text:p>0.5267737606</text:p>
          </table:table-cell>
          <table:table-cell office:value-type="float" office:value="0.5323432848" calcext:value-type="float">
            <text:p>0.5323432848</text:p>
          </table:table-cell>
          <table:table-cell office:value-type="float" office:value="0.5384040154" calcext:value-type="float">
            <text:p>0.5384040154</text:p>
          </table:table-cell>
          <table:table-cell office:value-type="float" office:value="0.5451934606" calcext:value-type="float">
            <text:p>0.5451934606</text:p>
          </table:table-cell>
          <table:table-cell office:value-type="float" office:value="0.553006424" calcext:value-type="float">
            <text:p>0.553006424</text:p>
          </table:table-cell>
          <table:table-cell office:value-type="float" office:value="0.562225595" calcext:value-type="float">
            <text:p>0.562225595</text:p>
          </table:table-cell>
          <table:table-cell office:value-type="float" office:value="0.5733820072" calcext:value-type="float">
            <text:p>0.5733820072</text:p>
          </table:table-cell>
          <table:table-cell office:value-type="float" office:value="0.5872763132" calcext:value-type="float">
            <text:p>0.5872763132</text:p>
          </table:table-cell>
          <table:table-cell office:value-type="float" office:value="0.6052043845" calcext:value-type="float">
            <text:p>0.6052043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146979585" calcext:value-type="float">
            <text:p>163.146979585</text:p>
          </table:table-cell>
          <table:table-cell office:value-type="float" office:value="175.4742504311" calcext:value-type="float">
            <text:p>175.4742504311</text:p>
          </table:table-cell>
          <table:table-cell office:value-type="float" office:value="188.2680136213" calcext:value-type="float">
            <text:p>188.2680136213</text:p>
          </table:table-cell>
          <table:table-cell office:value-type="float" office:value="201.470151265" calcext:value-type="float">
            <text:p>201.470151265</text:p>
          </table:table-cell>
          <table:table-cell office:value-type="float" office:value="215.0197727487" calcext:value-type="float">
            <text:p>215.0197727487</text:p>
          </table:table-cell>
          <table:table-cell office:value-type="float" office:value="228.8576068978" calcext:value-type="float">
            <text:p>228.8576068978</text:p>
          </table:table-cell>
          <table:table-cell office:value-type="float" office:value="243.1219002779" calcext:value-type="float">
            <text:p>243.1219002779</text:p>
          </table:table-cell>
          <table:table-cell office:value-type="float" office:value="257.8287805674" calcext:value-type="float">
            <text:p>257.8287805674</text:p>
          </table:table-cell>
          <table:table-cell office:value-type="float" office:value="273.0345216759" calcext:value-type="float">
            <text:p>273.0345216759</text:p>
          </table:table-cell>
          <table:table-cell office:value-type="float" office:value="288.8260766512" calcext:value-type="float">
            <text:p>288.8260766512</text:p>
          </table:table-cell>
          <table:table-cell office:value-type="float" office:value="305.3352260497" calcext:value-type="float">
            <text:p>305.3352260497</text:p>
          </table:table-cell>
          <table:table-cell office:value-type="float" office:value="322.7577867633" calcext:value-type="float">
            <text:p>322.7577867633</text:p>
          </table:table-cell>
          <table:table-cell office:value-type="float" office:value="341.3831030239" calcext:value-type="float">
            <text:p>341.3831030239</text:p>
          </table:table-cell>
          <table:table-cell office:value-type="float" office:value="361.6448266492" calcext:value-type="float">
            <text:p>361.6448266492</text:p>
          </table:table-cell>
          <table:table-cell office:value-type="float" office:value="384.2172061149" calcext:value-type="float">
            <text:p>384.2172061149</text:p>
          </table:table-cell>
          <table:table-cell office:value-type="float" office:value="410.2067796011" calcext:value-type="float">
            <text:p>410.2067796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4769635127" calcext:value-type="float">
            <text:p>113.4769635127</text:p>
          </table:table-cell>
          <table:table-cell office:value-type="float" office:value="123.5720589928" calcext:value-type="float">
            <text:p>123.5720589928</text:p>
          </table:table-cell>
          <table:table-cell office:value-type="float" office:value="134.183423935" calcext:value-type="float">
            <text:p>134.183423935</text:p>
          </table:table-cell>
          <table:table-cell office:value-type="float" office:value="145.2523971062" calcext:value-type="float">
            <text:p>145.2523971062</text:p>
          </table:table-cell>
          <table:table-cell office:value-type="float" office:value="156.7209507966" calcext:value-type="float">
            <text:p>156.7209507966</text:p>
          </table:table-cell>
          <table:table-cell office:value-type="float" office:value="168.5329657008" calcext:value-type="float">
            <text:p>168.5329657008</text:p>
          </table:table-cell>
          <table:table-cell office:value-type="float" office:value="180.8320944146" calcext:value-type="float">
            <text:p>180.8320944146</text:p>
          </table:table-cell>
          <table:table-cell office:value-type="float" office:value="193.6379334685" calcext:value-type="float">
            <text:p>193.6379334685</text:p>
          </table:table-cell>
          <table:table-cell office:value-type="float" office:value="207.0108228648" calcext:value-type="float">
            <text:p>207.0108228648</text:p>
          </table:table-cell>
          <table:table-cell office:value-type="float" office:value="221.0422492231" calcext:value-type="float">
            <text:p>221.0422492231</text:p>
          </table:table-cell>
          <table:table-cell office:value-type="float" office:value="235.8693846881" calcext:value-type="float">
            <text:p>235.8693846881</text:p>
          </table:table-cell>
          <table:table-cell office:value-type="float" office:value="251.6948214761" calcext:value-type="float">
            <text:p>251.6948214761</text:p>
          </table:table-cell>
          <table:table-cell office:value-type="float" office:value="268.81682981" calcext:value-type="float">
            <text:p>268.81682981</text:p>
          </table:table-cell>
          <table:table-cell office:value-type="float" office:value="287.6813821176" calcext:value-type="float">
            <text:p>287.6813821176</text:p>
          </table:table-cell>
          <table:table-cell office:value-type="float" office:value="308.9806788084" calcext:value-type="float">
            <text:p>308.9806788084</text:p>
          </table:table-cell>
          <table:table-cell office:value-type="float" office:value="333.8491381722" calcext:value-type="float">
            <text:p>333.8491381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1399821625" calcext:value-type="float">
            <text:p>45.1399821625</text:p>
          </table:table-cell>
          <table:table-cell office:value-type="float" office:value="49.8353430724" calcext:value-type="float">
            <text:p>49.8353430724</text:p>
          </table:table-cell>
          <table:table-cell office:value-type="float" office:value="55.1107684208" calcext:value-type="float">
            <text:p>55.1107684208</text:p>
          </table:table-cell>
          <table:table-cell office:value-type="float" office:value="60.8637667526" calcext:value-type="float">
            <text:p>60.8637667526</text:p>
          </table:table-cell>
          <table:table-cell office:value-type="float" office:value="67.0267692252" calcext:value-type="float">
            <text:p>67.0267692252</text:p>
          </table:table-cell>
          <table:table-cell office:value-type="float" office:value="73.5482067246" calcext:value-type="float">
            <text:p>73.5482067246</text:p>
          </table:table-cell>
          <table:table-cell office:value-type="float" office:value="80.6116689563" calcext:value-type="float">
            <text:p>80.6116689563</text:p>
          </table:table-cell>
          <table:table-cell office:value-type="float" office:value="88.246212119" calcext:value-type="float">
            <text:p>88.246212119</text:p>
          </table:table-cell>
          <table:table-cell office:value-type="float" office:value="96.5319120011" calcext:value-type="float">
            <text:p>96.5319120011</text:p>
          </table:table-cell>
          <table:table-cell office:value-type="float" office:value="105.5855607582" calcext:value-type="float">
            <text:p>105.5855607582</text:p>
          </table:table-cell>
          <table:table-cell office:value-type="float" office:value="115.5773628304" calcext:value-type="float">
            <text:p>115.5773628304</text:p>
          </table:table-cell>
          <table:table-cell office:value-type="float" office:value="126.7539970663" calcext:value-type="float">
            <text:p>126.7539970663</text:p>
          </table:table-cell>
          <table:table-cell office:value-type="float" office:value="139.47442579" calcext:value-type="float">
            <text:p>139.47442579</text:p>
          </table:table-cell>
          <table:table-cell office:value-type="float" office:value="154.2718091349" calcext:value-type="float">
            <text:p>154.2718091349</text:p>
          </table:table-cell>
          <table:table-cell office:value-type="float" office:value="171.9708143607" calcext:value-type="float">
            <text:p>171.9708143607</text:p>
          </table:table-cell>
          <table:table-cell office:value-type="float" office:value="193.9205608806" calcext:value-type="float">
            <text:p>193.9205608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1941929968" calcext:value-type="float">
            <text:p>7.1941929968</text:p>
          </table:table-cell>
          <table:table-cell office:value-type="float" office:value="7.6837526786" calcext:value-type="float">
            <text:p>7.6837526786</text:p>
          </table:table-cell>
          <table:table-cell office:value-type="float" office:value="8.6850232928" calcext:value-type="float">
            <text:p>8.6850232928</text:p>
          </table:table-cell>
          <table:table-cell office:value-type="float" office:value="9.8103789407" calcext:value-type="float">
            <text:p>9.8103789407</text:p>
          </table:table-cell>
          <table:table-cell office:value-type="float" office:value="11.0171026464" calcext:value-type="float">
            <text:p>11.0171026464</text:p>
          </table:table-cell>
          <table:table-cell office:value-type="float" office:value="12.2984829482" calcext:value-type="float">
            <text:p>12.2984829482</text:p>
          </table:table-cell>
          <table:table-cell office:value-type="float" office:value="13.7842796397" calcext:value-type="float">
            <text:p>13.7842796397</text:p>
          </table:table-cell>
          <table:table-cell office:value-type="float" office:value="15.4521639413" calcext:value-type="float">
            <text:p>15.4521639413</text:p>
          </table:table-cell>
          <table:table-cell office:value-type="float" office:value="17.3432983687" calcext:value-type="float">
            <text:p>17.3432983687</text:p>
          </table:table-cell>
          <table:table-cell office:value-type="float" office:value="19.5183973458" calcext:value-type="float">
            <text:p>19.5183973458</text:p>
          </table:table-cell>
          <table:table-cell office:value-type="float" office:value="22.0670212968" calcext:value-type="float">
            <text:p>22.0670212968</text:p>
          </table:table-cell>
          <table:table-cell office:value-type="float" office:value="25.1212755318" calcext:value-type="float">
            <text:p>25.1212755318</text:p>
          </table:table-cell>
          <table:table-cell office:value-type="float" office:value="28.8785487503" calcext:value-type="float">
            <text:p>28.8785487503</text:p>
          </table:table-cell>
          <table:table-cell office:value-type="float" office:value="33.6426158698" calcext:value-type="float">
            <text:p>33.6426158698</text:p>
          </table:table-cell>
          <table:table-cell office:value-type="float" office:value="39.9036139774" calcext:value-type="float">
            <text:p>39.9036139774</text:p>
          </table:table-cell>
          <table:table-cell office:value-type="float" office:value="48.4989857" calcext:value-type="float">
            <text:p>48.4989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1268828" calcext:value-type="float">
            <text:p>0.1651268828</text:p>
          </table:table-cell>
          <table:table-cell office:value-type="float" office:value="0.1835614754" calcext:value-type="float">
            <text:p>0.1835614754</text:p>
          </table:table-cell>
          <table:table-cell office:value-type="float" office:value="0.2029643567" calcext:value-type="float">
            <text:p>0.2029643567</text:p>
          </table:table-cell>
          <table:table-cell office:value-type="float" office:value="0.2233333671" calcext:value-type="float">
            <text:p>0.2233333671</text:p>
          </table:table-cell>
          <table:table-cell office:value-type="float" office:value="0.2446534715" calcext:value-type="float">
            <text:p>0.2446534715</text:p>
          </table:table-cell>
          <table:table-cell office:value-type="float" office:value="0.2669006838" calcext:value-type="float">
            <text:p>0.2669006838</text:p>
          </table:table-cell>
          <table:table-cell office:value-type="float" office:value="0.2900704182" calcext:value-type="float">
            <text:p>0.2900704182</text:p>
          </table:table-cell>
          <table:table-cell office:value-type="float" office:value="0.3141638312" calcext:value-type="float">
            <text:p>0.3141638312</text:p>
          </table:table-cell>
          <table:table-cell office:value-type="float" office:value="0.3391881286" calcext:value-type="float">
            <text:p>0.3391881286</text:p>
          </table:table-cell>
          <table:table-cell office:value-type="float" office:value="0.3651595392" calcext:value-type="float">
            <text:p>0.3651595392</text:p>
          </table:table-cell>
          <table:table-cell office:value-type="float" office:value="0.3921080923" calcext:value-type="float">
            <text:p>0.3921080923</text:p>
          </table:table-cell>
          <table:table-cell office:value-type="float" office:value="0.4200838371" calcext:value-type="float">
            <text:p>0.4200838371</text:p>
          </table:table-cell>
          <table:table-cell office:value-type="float" office:value="0.4491653084" calcext:value-type="float">
            <text:p>0.4491653084</text:p>
          </table:table-cell>
          <table:table-cell office:value-type="float" office:value="0.4794719705" calcext:value-type="float">
            <text:p>0.4794719705</text:p>
          </table:table-cell>
          <table:table-cell office:value-type="float" office:value="0.5111842896" calcext:value-type="float">
            <text:p>0.5111842896</text:p>
          </table:table-cell>
          <table:table-cell office:value-type="float" office:value="0.5445785926" calcext:value-type="float">
            <text:p>0.5445785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2156122" calcext:value-type="float">
            <text:p>1.262156122</text:p>
          </table:table-cell>
          <table:table-cell office:value-type="float" office:value="1.3726926539" calcext:value-type="float">
            <text:p>1.3726926539</text:p>
          </table:table-cell>
          <table:table-cell office:value-type="float" office:value="1.4671204346" calcext:value-type="float">
            <text:p>1.4671204346</text:p>
          </table:table-cell>
          <table:table-cell office:value-type="float" office:value="1.5576637701" calcext:value-type="float">
            <text:p>1.5576637701</text:p>
          </table:table-cell>
          <table:table-cell office:value-type="float" office:value="1.6473090972" calcext:value-type="float">
            <text:p>1.6473090972</text:p>
          </table:table-cell>
          <table:table-cell office:value-type="float" office:value="1.7365060971" calcext:value-type="float">
            <text:p>1.7365060971</text:p>
          </table:table-cell>
          <table:table-cell office:value-type="float" office:value="1.8262522289" calcext:value-type="float">
            <text:p>1.8262522289</text:p>
          </table:table-cell>
          <table:table-cell office:value-type="float" office:value="1.917098163" calcext:value-type="float">
            <text:p>1.917098163</text:p>
          </table:table-cell>
          <table:table-cell office:value-type="float" office:value="2.0094833737" calcext:value-type="float">
            <text:p>2.0094833737</text:p>
          </table:table-cell>
          <table:table-cell office:value-type="float" office:value="2.1039568425" calcext:value-type="float">
            <text:p>2.1039568425</text:p>
          </table:table-cell>
          <table:table-cell office:value-type="float" office:value="2.2013271528" calcext:value-type="float">
            <text:p>2.2013271528</text:p>
          </table:table-cell>
          <table:table-cell office:value-type="float" office:value="2.3027770925" calcext:value-type="float">
            <text:p>2.3027770925</text:p>
          </table:table-cell>
          <table:table-cell office:value-type="float" office:value="2.4100061071" calcext:value-type="float">
            <text:p>2.4100061071</text:p>
          </table:table-cell>
          <table:table-cell office:value-type="float" office:value="2.5254623675" calcext:value-type="float">
            <text:p>2.5254623675</text:p>
          </table:table-cell>
          <table:table-cell office:value-type="float" office:value="2.6527722071" calcext:value-type="float">
            <text:p>2.6527722071</text:p>
          </table:table-cell>
          <table:table-cell office:value-type="float" office:value="2.7975625396" calcext:value-type="float">
            <text:p>2.7975625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15771678" calcext:value-type="float">
            <text:p>0.5115771678</text:p>
          </table:table-cell>
          <table:table-cell office:value-type="float" office:value="0.5749635681" calcext:value-type="float">
            <text:p>0.5749635681</text:p>
          </table:table-cell>
          <table:table-cell office:value-type="float" office:value="0.6337665121" calcext:value-type="float">
            <text:p>0.6337665121</text:p>
          </table:table-cell>
          <table:table-cell office:value-type="float" office:value="0.6969775419" calcext:value-type="float">
            <text:p>0.6969775419</text:p>
          </table:table-cell>
          <table:table-cell office:value-type="float" office:value="0.7656578892" calcext:value-type="float">
            <text:p>0.7656578892</text:p>
          </table:table-cell>
          <table:table-cell office:value-type="float" office:value="0.8402697437" calcext:value-type="float">
            <text:p>0.8402697437</text:p>
          </table:table-cell>
          <table:table-cell office:value-type="float" office:value="0.9203828919" calcext:value-type="float">
            <text:p>0.9203828919</text:p>
          </table:table-cell>
          <table:table-cell office:value-type="float" office:value="1.0076663984" calcext:value-type="float">
            <text:p>1.0076663984</text:p>
          </table:table-cell>
          <table:table-cell office:value-type="float" office:value="1.1028435895" calcext:value-type="float">
            <text:p>1.1028435895</text:p>
          </table:table-cell>
          <table:table-cell office:value-type="float" office:value="1.2069386251" calcext:value-type="float">
            <text:p>1.2069386251</text:p>
          </table:table-cell>
          <table:table-cell office:value-type="float" office:value="1.3212285617" calcext:value-type="float">
            <text:p>1.3212285617</text:p>
          </table:table-cell>
          <table:table-cell office:value-type="float" office:value="1.447337805" calcext:value-type="float">
            <text:p>1.447337805</text:p>
          </table:table-cell>
          <table:table-cell office:value-type="float" office:value="1.5873371997" calcext:value-type="float">
            <text:p>1.5873371997</text:p>
          </table:table-cell>
          <table:table-cell office:value-type="float" office:value="1.7438211033" calcext:value-type="float">
            <text:p>1.7438211033</text:p>
          </table:table-cell>
          <table:table-cell office:value-type="float" office:value="1.9198610331" calcext:value-type="float">
            <text:p>1.9198610331</text:p>
          </table:table-cell>
          <table:table-cell office:value-type="float" office:value="2.118569499" calcext:value-type="float">
            <text:p>2.118569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515239744" calcext:value-type="float">
            <text:p>45.2515239744</text:p>
          </table:table-cell>
          <table:table-cell office:value-type="float" office:value="46.4059926866" calcext:value-type="float">
            <text:p>46.4059926866</text:p>
          </table:table-cell>
          <table:table-cell office:value-type="float" office:value="47.3944216952" calcext:value-type="float">
            <text:p>47.3944216952</text:p>
          </table:table-cell>
          <table:table-cell office:value-type="float" office:value="48.3836071511" calcext:value-type="float">
            <text:p>48.3836071511</text:p>
          </table:table-cell>
          <table:table-cell office:value-type="float" office:value="49.3851968519" calcext:value-type="float">
            <text:p>49.3851968519</text:p>
          </table:table-cell>
          <table:table-cell office:value-type="float" office:value="50.3989379381" calcext:value-type="float">
            <text:p>50.3989379381</text:p>
          </table:table-cell>
          <table:table-cell office:value-type="float" office:value="51.4124720052" calcext:value-type="float">
            <text:p>51.4124720052</text:p>
          </table:table-cell>
          <table:table-cell office:value-type="float" office:value="52.4393820115" calcext:value-type="float">
            <text:p>52.4393820115</text:p>
          </table:table-cell>
          <table:table-cell office:value-type="float" office:value="53.4784196751" calcext:value-type="float">
            <text:p>53.4784196751</text:p>
          </table:table-cell>
          <table:table-cell office:value-type="float" office:value="54.530097843" calcext:value-type="float">
            <text:p>54.530097843</text:p>
          </table:table-cell>
          <table:table-cell office:value-type="float" office:value="55.5954686551" calcext:value-type="float">
            <text:p>55.5954686551</text:p>
          </table:table-cell>
          <table:table-cell office:value-type="float" office:value="56.6764258105" calcext:value-type="float">
            <text:p>56.6764258105</text:p>
          </table:table-cell>
          <table:table-cell office:value-type="float" office:value="57.77576553" calcext:value-type="float">
            <text:p>57.77576553</text:p>
          </table:table-cell>
          <table:table-cell office:value-type="float" office:value="58.8968736379" calcext:value-type="float">
            <text:p>58.8968736379</text:p>
          </table:table-cell>
          <table:table-cell office:value-type="float" office:value="60.0425891501" calcext:value-type="float">
            <text:p>60.0425891501</text:p>
          </table:table-cell>
          <table:table-cell office:value-type="float" office:value="61.2123464996" calcext:value-type="float">
            <text:p>61.2123464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5205399692" calcext:value-type="float">
            <text:p>363.5205399692</text:p>
          </table:table-cell>
          <table:table-cell office:value-type="float" office:value="396.0102230584" calcext:value-type="float">
            <text:p>396.0102230584</text:p>
          </table:table-cell>
          <table:table-cell office:value-type="float" office:value="423.0799231312" calcext:value-type="float">
            <text:p>423.0799231312</text:p>
          </table:table-cell>
          <table:table-cell office:value-type="float" office:value="450.8291618246" calcext:value-type="float">
            <text:p>450.8291618246</text:p>
          </table:table-cell>
          <table:table-cell office:value-type="float" office:value="479.2196185979" calcext:value-type="float">
            <text:p>479.2196185979</text:p>
          </table:table-cell>
          <table:table-cell office:value-type="float" office:value="508.1446682044" calcext:value-type="float">
            <text:p>508.1446682044</text:p>
          </table:table-cell>
          <table:table-cell office:value-type="float" office:value="536.7362199995" calcext:value-type="float">
            <text:p>536.7362199995</text:p>
          </table:table-cell>
          <table:table-cell office:value-type="float" office:value="565.5882002893" calcext:value-type="float">
            <text:p>565.5882002893</text:p>
          </table:table-cell>
          <table:table-cell office:value-type="float" office:value="594.5369930623" calcext:value-type="float">
            <text:p>594.5369930623</text:p>
          </table:table-cell>
          <table:table-cell office:value-type="float" office:value="623.4856901699" calcext:value-type="float">
            <text:p>623.4856901699</text:p>
          </table:table-cell>
          <table:table-cell office:value-type="float" office:value="652.3058346772" calcext:value-type="float">
            <text:p>652.3058346772</text:p>
          </table:table-cell>
          <table:table-cell office:value-type="float" office:value="680.8268441396" calcext:value-type="float">
            <text:p>680.8268441396</text:p>
          </table:table-cell>
          <table:table-cell office:value-type="float" office:value="708.8061360209" calcext:value-type="float">
            <text:p>708.8061360209</text:p>
          </table:table-cell>
          <table:table-cell office:value-type="float" office:value="735.8590589554" calcext:value-type="float">
            <text:p>735.8590589554</text:p>
          </table:table-cell>
          <table:table-cell office:value-type="float" office:value="761.3005442775" calcext:value-type="float">
            <text:p>761.3005442775</text:p>
          </table:table-cell>
          <table:table-cell office:value-type="float" office:value="783.8067728421" calcext:value-type="float">
            <text:p>783.8067728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5756282338" calcext:value-type="float">
            <text:p>752.5756282338</text:p>
          </table:table-cell>
          <table:table-cell office:value-type="float" office:value="809.3271524018" calcext:value-type="float">
            <text:p>809.3271524018</text:p>
          </table:table-cell>
          <table:table-cell office:value-type="float" office:value="868.2258558887" calcext:value-type="float">
            <text:p>868.2258558887</text:p>
          </table:table-cell>
          <table:table-cell office:value-type="float" office:value="929.0042140151" calcext:value-type="float">
            <text:p>929.0042140151</text:p>
          </table:table-cell>
          <table:table-cell office:value-type="float" office:value="991.3819304753" calcext:value-type="float">
            <text:p>991.3819304753</text:p>
          </table:table-cell>
          <table:table-cell office:value-type="float" office:value="1055.0861632873" calcext:value-type="float">
            <text:p>1055.0861632873</text:p>
          </table:table-cell>
          <table:table-cell office:value-type="float" office:value="1120.7532903852" calcext:value-type="float">
            <text:p>1120.7532903852</text:p>
          </table:table-cell>
          <table:table-cell office:value-type="float" office:value="1188.4575479733" calcext:value-type="float">
            <text:p>1188.4575479733</text:p>
          </table:table-cell>
          <table:table-cell office:value-type="float" office:value="1258.4579741476" calcext:value-type="float">
            <text:p>1258.4579741476</text:p>
          </table:table-cell>
          <table:table-cell office:value-type="float" office:value="1331.1548295422" calcext:value-type="float">
            <text:p>1331.1548295422</text:p>
          </table:table-cell>
          <table:table-cell office:value-type="float" office:value="1407.1547249779" calcext:value-type="float">
            <text:p>1407.1547249779</text:p>
          </table:table-cell>
          <table:table-cell office:value-type="float" office:value="1487.3590433953" calcext:value-type="float">
            <text:p>1487.3590433953</text:p>
          </table:table-cell>
          <table:table-cell office:value-type="float" office:value="1573.0996927272" calcext:value-type="float">
            <text:p>1573.0996927272</text:p>
          </table:table-cell>
          <table:table-cell office:value-type="float" office:value="1666.3728575404" calcext:value-type="float">
            <text:p>1666.3728575404</text:p>
          </table:table-cell>
          <table:table-cell office:value-type="float" office:value="1770.2822371945" calcext:value-type="float">
            <text:p>1770.2822371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T &lt; 2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emp limit 2.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21.7202703963" calcext:value-type="float">
            <text:p>2421.7202703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1851100587" calcext:value-type="float">
            <text:p>39.1851100587</text:p>
          </table:table-cell>
          <table:table-cell office:value-type="float" office:value="36.1568364619" calcext:value-type="float">
            <text:p>36.1568364619</text:p>
          </table:table-cell>
          <table:table-cell office:value-type="float" office:value="33.0424934639" calcext:value-type="float">
            <text:p>33.0424934639</text:p>
          </table:table-cell>
          <table:table-cell office:value-type="float" office:value="31.1081027759" calcext:value-type="float">
            <text:p>31.1081027759</text:p>
          </table:table-cell>
          <table:table-cell office:value-type="float" office:value="29.4472233212" calcext:value-type="float">
            <text:p>29.4472233212</text:p>
          </table:table-cell>
          <table:table-cell office:value-type="float" office:value="26.6113087422" calcext:value-type="float">
            <text:p>26.6113087422</text:p>
          </table:table-cell>
          <table:table-cell office:value-type="float" office:value="23.6102221038" calcext:value-type="float">
            <text:p>23.6102221038</text:p>
          </table:table-cell>
          <table:table-cell office:value-type="float" office:value="19.4705682068" calcext:value-type="float">
            <text:p>19.4705682068</text:p>
          </table:table-cell>
          <table:table-cell office:value-type="float" office:value="14.0748489693" calcext:value-type="float">
            <text:p>14.0748489693</text:p>
          </table:table-cell>
          <table:table-cell office:value-type="float" office:value="8.0515450083" calcext:value-type="float">
            <text:p>8.0515450083</text:p>
          </table:table-cell>
          <table:table-cell office:value-type="float" office:value="4.282911433" calcext:value-type="float">
            <text:p>4.282911433</text:p>
          </table:table-cell>
          <table:table-cell office:value-type="float" office:value="4.8871287838" calcext:value-type="float">
            <text:p>4.8871287838</text:p>
          </table:table-cell>
          <table:table-cell office:value-type="float" office:value="3.4564572876" calcext:value-type="float">
            <text:p>3.4564572876</text:p>
          </table:table-cell>
          <table:table-cell office:value-type="float" office:value="2.5924640879" calcext:value-type="float">
            <text:p>2.5924640879</text:p>
          </table:table-cell>
          <table:table-cell office:value-type="float" office:value="0.206505813" calcext:value-type="float">
            <text:p>0.206505813</text:p>
          </table:table-cell>
          <table:table-cell office:value-type="float" office:value="3.0152335577" calcext:value-type="float">
            <text:p>3.0152335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4474007849" calcext:value-type="float">
            <text:p>430.4474007849</text:p>
          </table:table-cell>
          <table:table-cell office:value-type="float" office:value="442.4924660135" calcext:value-type="float">
            <text:p>442.4924660135</text:p>
          </table:table-cell>
          <table:table-cell office:value-type="float" office:value="452.7686466612" calcext:value-type="float">
            <text:p>452.7686466612</text:p>
          </table:table-cell>
          <table:table-cell office:value-type="float" office:value="462.1214776808" calcext:value-type="float">
            <text:p>462.1214776808</text:p>
          </table:table-cell>
          <table:table-cell office:value-type="float" office:value="470.7151929768" calcext:value-type="float">
            <text:p>470.7151929768</text:p>
          </table:table-cell>
          <table:table-cell office:value-type="float" office:value="477.9155269952" calcext:value-type="float">
            <text:p>477.9155269952</text:p>
          </table:table-cell>
          <table:table-cell office:value-type="float" office:value="483.755281068" calcext:value-type="float">
            <text:p>483.755281068</text:p>
          </table:table-cell>
          <table:table-cell office:value-type="float" office:value="487.6656656236" calcext:value-type="float">
            <text:p>487.6656656236</text:p>
          </table:table-cell>
          <table:table-cell office:value-type="float" office:value="489.0740355824" calcext:value-type="float">
            <text:p>489.0740355824</text:p>
          </table:table-cell>
          <table:table-cell office:value-type="float" office:value="487.7964197141" calcext:value-type="float">
            <text:p>487.7964197141</text:p>
          </table:table-cell>
          <table:table-cell office:value-type="float" office:value="485.2488597064" calcext:value-type="float">
            <text:p>485.2488597064</text:p>
          </table:table-cell>
          <table:table-cell office:value-type="float" office:value="483.7982486696" calcext:value-type="float">
            <text:p>483.7982486696</text:p>
          </table:table-cell>
          <table:table-cell office:value-type="float" office:value="481.9044167829" calcext:value-type="float">
            <text:p>481.9044167829</text:p>
          </table:table-cell>
          <table:table-cell office:value-type="float" office:value="479.9125649628" calcext:value-type="float">
            <text:p>479.9125649628</text:p>
          </table:table-cell>
          <table:table-cell office:value-type="float" office:value="476.9180562334" calcext:value-type="float">
            <text:p>476.9180562334</text:p>
          </table:table-cell>
          <table:table-cell office:value-type="float" office:value="475.9613038278" calcext:value-type="float">
            <text:p>475.9613038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6.8529636718" calcext:value-type="float">
            <text:p>916.8529636718</text:p>
          </table:table-cell>
          <table:table-cell office:value-type="float" office:value="942.5089526087" calcext:value-type="float">
            <text:p>942.5089526087</text:p>
          </table:table-cell>
          <table:table-cell office:value-type="float" office:value="964.3972173884" calcext:value-type="float">
            <text:p>964.3972173884</text:p>
          </table:table-cell>
          <table:table-cell office:value-type="float" office:value="984.3187474601" calcext:value-type="float">
            <text:p>984.3187474601</text:p>
          </table:table-cell>
          <table:table-cell office:value-type="float" office:value="1002.6233610407" calcext:value-type="float">
            <text:p>1002.6233610407</text:p>
          </table:table-cell>
          <table:table-cell office:value-type="float" office:value="1017.9600724998" calcext:value-type="float">
            <text:p>1017.9600724998</text:p>
          </table:table-cell>
          <table:table-cell office:value-type="float" office:value="1030.3987486749" calcext:value-type="float">
            <text:p>1030.3987486749</text:p>
          </table:table-cell>
          <table:table-cell office:value-type="float" office:value="1038.7278677782" calcext:value-type="float">
            <text:p>1038.7278677782</text:p>
          </table:table-cell>
          <table:table-cell office:value-type="float" office:value="1041.7276957905" calcext:value-type="float">
            <text:p>1041.7276957905</text:p>
          </table:table-cell>
          <table:table-cell office:value-type="float" office:value="1039.0063739909" calcext:value-type="float">
            <text:p>1039.0063739909</text:p>
          </table:table-cell>
          <table:table-cell office:value-type="float" office:value="1033.5800711747" calcext:value-type="float">
            <text:p>1033.5800711747</text:p>
          </table:table-cell>
          <table:table-cell office:value-type="float" office:value="1030.4902696662" calcext:value-type="float">
            <text:p>1030.4902696662</text:p>
          </table:table-cell>
          <table:table-cell office:value-type="float" office:value="1026.4564077476" calcext:value-type="float">
            <text:p>1026.4564077476</text:p>
          </table:table-cell>
          <table:table-cell office:value-type="float" office:value="1022.2137633708" calcext:value-type="float">
            <text:p>1022.2137633708</text:p>
          </table:table-cell>
          <table:table-cell office:value-type="float" office:value="1015.835459777" calcext:value-type="float">
            <text:p>1015.835459777</text:p>
          </table:table-cell>
          <table:table-cell office:value-type="float" office:value="1013.7975771532" calcext:value-type="float">
            <text:p>1013.7975771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7076236" calcext:value-type="float">
            <text:p>1.427076236</text:p>
          </table:table-cell>
          <table:table-cell office:value-type="float" office:value="1.5522610354" calcext:value-type="float">
            <text:p>1.5522610354</text:p>
          </table:table-cell>
          <table:table-cell office:value-type="float" office:value="1.6494904497" calcext:value-type="float">
            <text:p>1.6494904497</text:p>
          </table:table-cell>
          <table:table-cell office:value-type="float" office:value="1.7312032746" calcext:value-type="float">
            <text:p>1.7312032746</text:p>
          </table:table-cell>
          <table:table-cell office:value-type="float" office:value="1.8033431131" calcext:value-type="float">
            <text:p>1.8033431131</text:p>
          </table:table-cell>
          <table:table-cell office:value-type="float" office:value="1.8659853264" calcext:value-type="float">
            <text:p>1.8659853264</text:p>
          </table:table-cell>
          <table:table-cell office:value-type="float" office:value="1.9190668144" calcext:value-type="float">
            <text:p>1.9190668144</text:p>
          </table:table-cell>
          <table:table-cell office:value-type="float" office:value="1.9608501276" calcext:value-type="float">
            <text:p>1.9608501276</text:p>
          </table:table-cell>
          <table:table-cell office:value-type="float" office:value="1.9884649856" calcext:value-type="float">
            <text:p>1.988464985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.9967782841" calcext:value-type="float">
            <text:p>1.996778284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209333291" calcext:value-type="float">
            <text:p>3.0209333291</text:p>
          </table:table-cell>
          <table:table-cell office:value-type="float" office:value="3.2113756216" calcext:value-type="float">
            <text:p>3.2113756216</text:p>
          </table:table-cell>
          <table:table-cell office:value-type="float" office:value="3.3622911806" calcext:value-type="float">
            <text:p>3.3622911806</text:p>
          </table:table-cell>
          <table:table-cell office:value-type="float" office:value="3.4887636923" calcext:value-type="float">
            <text:p>3.4887636923</text:p>
          </table:table-cell>
          <table:table-cell office:value-type="float" office:value="3.5984208571" calcext:value-type="float">
            <text:p>3.5984208571</text:p>
          </table:table-cell>
          <table:table-cell office:value-type="float" office:value="3.6862955497" calcext:value-type="float">
            <text:p>3.6862955497</text:p>
          </table:table-cell>
          <table:table-cell office:value-type="float" office:value="3.7524545259" calcext:value-type="float">
            <text:p>3.7524545259</text:p>
          </table:table-cell>
          <table:table-cell office:value-type="float" office:value="3.7918186066" calcext:value-type="float">
            <text:p>3.7918186066</text:p>
          </table:table-cell>
          <table:table-cell office:value-type="float" office:value="3.7973551042" calcext:value-type="float">
            <text:p>3.7973551042</text:p>
          </table:table-cell>
          <table:table-cell office:value-type="float" office:value="3.7661844796" calcext:value-type="float">
            <text:p>3.7661844796</text:p>
          </table:table-cell>
          <table:table-cell office:value-type="float" office:value="3.714879605" calcext:value-type="float">
            <text:p>3.714879605</text:p>
          </table:table-cell>
          <table:table-cell office:value-type="float" office:value="3.6757984828" calcext:value-type="float">
            <text:p>3.6757984828</text:p>
          </table:table-cell>
          <table:table-cell office:value-type="float" office:value="3.6381095436" calcext:value-type="float">
            <text:p>3.6381095436</text:p>
          </table:table-cell>
          <table:table-cell office:value-type="float" office:value="3.6017631938" calcext:value-type="float">
            <text:p>3.6017631938</text:p>
          </table:table-cell>
          <table:table-cell office:value-type="float" office:value="3.5565801238" calcext:value-type="float">
            <text:p>3.5565801238</text:p>
          </table:table-cell>
          <table:table-cell office:value-type="float" office:value="3.5360229778" calcext:value-type="float">
            <text:p>3.5360229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186357291" calcext:value-type="float">
            <text:p>2.5186357291</text:p>
          </table:table-cell>
          <table:table-cell office:value-type="float" office:value="2.6751123567" calcext:value-type="float">
            <text:p>2.6751123567</text:p>
          </table:table-cell>
          <table:table-cell office:value-type="float" office:value="2.8052785396" calcext:value-type="float">
            <text:p>2.8052785396</text:p>
          </table:table-cell>
          <table:table-cell office:value-type="float" office:value="2.9212060109" calcext:value-type="float">
            <text:p>2.9212060109</text:p>
          </table:table-cell>
          <table:table-cell office:value-type="float" office:value="3.0256743579" calcext:value-type="float">
            <text:p>3.0256743579</text:p>
          </table:table-cell>
          <table:table-cell office:value-type="float" office:value="3.1117461577" calcext:value-type="float">
            <text:p>3.1117461577</text:p>
          </table:table-cell>
          <table:table-cell office:value-type="float" office:value="3.1806067174" calcext:value-type="float">
            <text:p>3.1806067174</text:p>
          </table:table-cell>
          <table:table-cell office:value-type="float" office:value="3.2262536329" calcext:value-type="float">
            <text:p>3.2262536329</text:p>
          </table:table-cell>
          <table:table-cell office:value-type="float" office:value="3.2426042933" calcext:value-type="float">
            <text:p>3.2426042933</text:p>
          </table:table-cell>
          <table:table-cell office:value-type="float" office:value="3.2277736273" calcext:value-type="float">
            <text:p>3.2277736273</text:p>
          </table:table-cell>
          <table:table-cell office:value-type="float" office:value="3.1980850456" calcext:value-type="float">
            <text:p>3.1980850456</text:p>
          </table:table-cell>
          <table:table-cell office:value-type="float" office:value="3.1811102913" calcext:value-type="float">
            <text:p>3.1811102913</text:p>
          </table:table-cell>
          <table:table-cell office:value-type="float" office:value="3.1588722959" calcext:value-type="float">
            <text:p>3.1588722959</text:p>
          </table:table-cell>
          <table:table-cell office:value-type="float" office:value="3.1353888247" calcext:value-type="float">
            <text:p>3.1353888247</text:p>
          </table:table-cell>
          <table:table-cell office:value-type="float" office:value="3.0999002122" calcext:value-type="float">
            <text:p>3.0999002122</text:p>
          </table:table-cell>
          <table:table-cell office:value-type="float" office:value="3.0885145348" calcext:value-type="float">
            <text:p>3.0885145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18076814" calcext:value-type="float">
            <text:p>0.5418076814</text:p>
          </table:table-cell>
          <table:table-cell office:value-type="float" office:value="0.5270589992" calcext:value-type="float">
            <text:p>0.5270589992</text:p>
          </table:table-cell>
          <table:table-cell office:value-type="float" office:value="0.508924392" calcext:value-type="float">
            <text:p>0.508924392</text:p>
          </table:table-cell>
          <table:table-cell office:value-type="float" office:value="0.4862853084" calcext:value-type="float">
            <text:p>0.4862853084</text:p>
          </table:table-cell>
          <table:table-cell office:value-type="float" office:value="0.4600649737" calcext:value-type="float">
            <text:p>0.4600649737</text:p>
          </table:table-cell>
          <table:table-cell office:value-type="float" office:value="0.4293133109" calcext:value-type="float">
            <text:p>0.4293133109</text:p>
          </table:table-cell>
          <table:table-cell office:value-type="float" office:value="0.3930358524" calcext:value-type="float">
            <text:p>0.3930358524</text:p>
          </table:table-cell>
          <table:table-cell office:value-type="float" office:value="0.3514820594" calcext:value-type="float">
            <text:p>0.3514820594</text:p>
          </table:table-cell>
          <table:table-cell office:value-type="float" office:value="0.3094381915" calcext:value-type="float">
            <text:p>0.3094381915</text:p>
          </table:table-cell>
          <table:table-cell office:value-type="float" office:value="0.2740497477" calcext:value-type="float">
            <text:p>0.2740497477</text:p>
          </table:table-cell>
          <table:table-cell office:value-type="float" office:value="0.241249369" calcext:value-type="float">
            <text:p>0.241249369</text:p>
          </table:table-cell>
          <table:table-cell office:value-type="float" office:value="0.2116174116" calcext:value-type="float">
            <text:p>0.2116174116</text:p>
          </table:table-cell>
          <table:table-cell office:value-type="float" office:value="0.182508443" calcext:value-type="float">
            <text:p>0.1825084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16.6904736217" calcext:value-type="float">
            <text:p>116.6904736217</text:p>
          </table:table-cell>
          <table:table-cell office:value-type="float" office:value="153.5922818781" calcext:value-type="float">
            <text:p>153.5922818781</text:p>
          </table:table-cell>
          <table:table-cell office:value-type="float" office:value="182.1889516052" calcext:value-type="float">
            <text:p>182.1889516052</text:p>
          </table:table-cell>
          <table:table-cell office:value-type="float" office:value="216.3594358447" calcext:value-type="float">
            <text:p>216.3594358447</text:p>
          </table:table-cell>
          <table:table-cell office:value-type="float" office:value="257.319155621" calcext:value-type="float">
            <text:p>257.319155621</text:p>
          </table:table-cell>
          <table:table-cell office:value-type="float" office:value="306.0932108635" calcext:value-type="float">
            <text:p>306.0932108635</text:p>
          </table:table-cell>
          <table:table-cell office:value-type="float" office:value="364.0244132034" calcext:value-type="float">
            <text:p>364.0244132034</text:p>
          </table:table-cell>
          <table:table-cell office:value-type="float" office:value="424.9554038719" calcext:value-type="float">
            <text:p>424.9554038719</text:p>
          </table:table-cell>
          <table:table-cell office:value-type="float" office:value="461.3015456263" calcext:value-type="float">
            <text:p>461.3015456263</text:p>
          </table:table-cell>
          <table:table-cell office:value-type="float" office:value="455.3288920455" calcext:value-type="float">
            <text:p>455.3288920455</text:p>
          </table:table-cell>
          <table:table-cell office:value-type="float" office:value="467.1474678081" calcext:value-type="float">
            <text:p>467.1474678081</text:p>
          </table:table-cell>
          <table:table-cell office:value-type="float" office:value="473.1444133996" calcext:value-type="float">
            <text:p>473.1444133996</text:p>
          </table:table-cell>
          <table:table-cell office:value-type="float" office:value="490.6749239022" calcext:value-type="float">
            <text:p>490.6749239022</text:p>
          </table:table-cell>
          <table:table-cell office:value-type="float" office:value="466.7897080114" calcext:value-type="float">
            <text:p>466.7897080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41019657" calcext:value-type="float">
            <text:p>0.441019657</text:p>
          </table:table-cell>
          <table:table-cell office:value-type="float" office:value="0.5062616756" calcext:value-type="float">
            <text:p>0.5062616756</text:p>
          </table:table-cell>
          <table:table-cell office:value-type="float" office:value="0.5815745349" calcext:value-type="float">
            <text:p>0.5815745349</text:p>
          </table:table-cell>
          <table:table-cell office:value-type="float" office:value="0.650163711" calcext:value-type="float">
            <text:p>0.650163711</text:p>
          </table:table-cell>
          <table:table-cell office:value-type="float" office:value="0.7269313235" calcext:value-type="float">
            <text:p>0.7269313235</text:p>
          </table:table-cell>
          <table:table-cell office:value-type="float" office:value="0.8126406852" calcext:value-type="float">
            <text:p>0.8126406852</text:p>
          </table:table-cell>
          <table:table-cell office:value-type="float" office:value="0.8979739964" calcext:value-type="float">
            <text:p>0.8979739964</text:p>
          </table:table-cell>
          <table:table-cell office:value-type="float" office:value="0.9481933425" calcext:value-type="float">
            <text:p>0.9481933425</text:p>
          </table:table-cell>
          <table:table-cell office:value-type="float" office:value="0.9434453726" calcext:value-type="float">
            <text:p>0.9434453726</text:p>
          </table:table-cell>
          <table:table-cell office:value-type="float" office:value="0.961677429" calcext:value-type="float">
            <text:p>0.961677429</text:p>
          </table:table-cell>
          <table:table-cell office:value-type="float" office:value="0.9724088814" calcext:value-type="float">
            <text:p>0.9724088814</text:p>
          </table:table-cell>
          <table:table-cell office:value-type="float" office:value="0.997886573" calcext:value-type="float">
            <text:p>0.997886573</text:p>
          </table:table-cell>
          <table:table-cell office:value-type="float" office:value="0.9702708397" calcext:value-type="float">
            <text:p>0.9702708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82.7157628354" calcext:value-type="float">
            <text:p>82.7157628354</text:p>
          </table:table-cell>
          <table:table-cell office:value-type="float" office:value="97.3126621593" calcext:value-type="float">
            <text:p>97.3126621593</text:p>
          </table:table-cell>
          <table:table-cell office:value-type="float" office:value="116.7020242416" calcext:value-type="float">
            <text:p>116.7020242416</text:p>
          </table:table-cell>
          <table:table-cell office:value-type="float" office:value="139.1284338015" calcext:value-type="float">
            <text:p>139.1284338015</text:p>
          </table:table-cell>
          <table:table-cell office:value-type="float" office:value="165.1196930608" calcext:value-type="float">
            <text:p>165.1196930608</text:p>
          </table:table-cell>
          <table:table-cell office:value-type="float" office:value="195.3415259798" calcext:value-type="float">
            <text:p>195.3415259798</text:p>
          </table:table-cell>
          <table:table-cell office:value-type="float" office:value="230.5955401055" calcext:value-type="float">
            <text:p>230.5955401055</text:p>
          </table:table-cell>
          <table:table-cell office:value-type="float" office:value="271.7281600577" calcext:value-type="float">
            <text:p>271.7281600577</text:p>
          </table:table-cell>
          <table:table-cell office:value-type="float" office:value="319.0659020544" calcext:value-type="float">
            <text:p>319.0659020544</text:p>
          </table:table-cell>
          <table:table-cell office:value-type="float" office:value="374.744080522" calcext:value-type="float">
            <text:p>374.744080522</text:p>
          </table:table-cell>
          <table:table-cell office:value-type="float" office:value="436.4816769966" calcext:value-type="float">
            <text:p>436.4816769966</text:p>
          </table:table-cell>
          <table:table-cell office:value-type="float" office:value="476.1154537851" calcext:value-type="float">
            <text:p>476.1154537851</text:p>
          </table:table-cell>
          <table:table-cell office:value-type="float" office:value="456.2987739846" calcext:value-type="float">
            <text:p>456.2987739846</text:p>
          </table:table-cell>
          <table:table-cell office:value-type="float" office:value="455.0299816664" calcext:value-type="float">
            <text:p>455.0299816664</text:p>
          </table:table-cell>
          <table:table-cell office:value-type="float" office:value="439.0582792713" calcext:value-type="float">
            <text:p>439.0582792713</text:p>
          </table:table-cell>
          <table:table-cell office:value-type="float" office:value="422.7992887479" calcext:value-type="float">
            <text:p>422.7992887479</text:p>
          </table:table-cell>
          <table:table-cell office:value-type="float" office:value="419.9649692033" calcext:value-type="float">
            <text:p>419.9649692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159.8992241167" calcext:value-type="float">
            <text:p>159.8992241167</text:p>
          </table:table-cell>
          <table:table-cell office:value-type="float" office:value="187.1778695373" calcext:value-type="float">
            <text:p>187.1778695373</text:p>
          </table:table-cell>
          <table:table-cell office:value-type="float" office:value="216.7403097486" calcext:value-type="float">
            <text:p>216.7403097486</text:p>
          </table:table-cell>
          <table:table-cell office:value-type="float" office:value="248.7630913456" calcext:value-type="float">
            <text:p>248.7630913456</text:p>
          </table:table-cell>
          <table:table-cell office:value-type="float" office:value="283.2803374209" calcext:value-type="float">
            <text:p>283.2803374209</text:p>
          </table:table-cell>
          <table:table-cell office:value-type="float" office:value="319.9902029126" calcext:value-type="float">
            <text:p>319.9902029126</text:p>
          </table:table-cell>
          <table:table-cell office:value-type="float" office:value="358.7237487797" calcext:value-type="float">
            <text:p>358.7237487797</text:p>
          </table:table-cell>
          <table:table-cell office:value-type="float" office:value="399.1632932479" calcext:value-type="float">
            <text:p>399.1632932479</text:p>
          </table:table-cell>
          <table:table-cell office:value-type="float" office:value="441.5549976762" calcext:value-type="float">
            <text:p>441.5549976762</text:p>
          </table:table-cell>
          <table:table-cell office:value-type="float" office:value="485.8958838413" calcext:value-type="float">
            <text:p>485.8958838413</text:p>
          </table:table-cell>
          <table:table-cell office:value-type="float" office:value="533.7230081137" calcext:value-type="float">
            <text:p>533.7230081137</text:p>
          </table:table-cell>
          <table:table-cell office:value-type="float" office:value="586.6483177093" calcext:value-type="float">
            <text:p>586.6483177093</text:p>
          </table:table-cell>
          <table:table-cell office:value-type="float" office:value="641.3086554458" calcext:value-type="float">
            <text:p>641.3086554458</text:p>
          </table:table-cell>
          <table:table-cell office:value-type="float" office:value="698.8424120933" calcext:value-type="float">
            <text:p>698.8424120933</text:p>
          </table:table-cell>
          <table:table-cell office:value-type="float" office:value="757.9885817476" calcext:value-type="float">
            <text:p>757.9885817476</text:p>
          </table:table-cell>
          <table:table-cell office:value-type="float" office:value="822.322352328" calcext:value-type="float">
            <text:p>822.322352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48556854" calcext:value-type="float">
            <text:p>0.0448556854</text:p>
          </table:table-cell>
          <table:table-cell office:value-type="float" office:value="0.0442637371" calcext:value-type="float">
            <text:p>0.0442637371</text:p>
          </table:table-cell>
          <table:table-cell office:value-type="float" office:value="0.0434043665" calcext:value-type="float">
            <text:p>0.0434043665</text:p>
          </table:table-cell>
          <table:table-cell office:value-type="float" office:value="0.0425921039" calcext:value-type="float">
            <text:p>0.0425921039</text:p>
          </table:table-cell>
          <table:table-cell office:value-type="float" office:value="0.0418335355" calcext:value-type="float">
            <text:p>0.0418335355</text:p>
          </table:table-cell>
          <table:table-cell office:value-type="float" office:value="0.0410910274" calcext:value-type="float">
            <text:p>0.0410910274</text:p>
          </table:table-cell>
          <table:table-cell office:value-type="float" office:value="0.0402556785" calcext:value-type="float">
            <text:p>0.0402556785</text:p>
          </table:table-cell>
          <table:table-cell office:value-type="float" office:value="0.0388131191" calcext:value-type="float">
            <text:p>0.0388131191</text:p>
          </table:table-cell>
          <table:table-cell office:value-type="float" office:value="0.0381510397" calcext:value-type="float">
            <text:p>0.0381510397</text:p>
          </table:table-cell>
          <table:table-cell office:value-type="float" office:value="0.0375465117" calcext:value-type="float">
            <text:p>0.0375465117</text:p>
          </table:table-cell>
          <table:table-cell office:value-type="float" office:value="0.0375286617" calcext:value-type="float">
            <text:p>0.0375286617</text:p>
          </table:table-cell>
          <table:table-cell office:value-type="float" office:value="0.0379267176" calcext:value-type="float">
            <text:p>0.0379267176</text:p>
          </table:table-cell>
          <table:table-cell office:value-type="float" office:value="0.0371403787" calcext:value-type="float">
            <text:p>0.0371403787</text:p>
          </table:table-cell>
          <table:table-cell office:value-type="float" office:value="0.0367484329" calcext:value-type="float">
            <text:p>0.0367484329</text:p>
          </table:table-cell>
          <table:table-cell office:value-type="float" office:value="0.0360478163" calcext:value-type="float">
            <text:p>0.0360478163</text:p>
          </table:table-cell>
          <table:table-cell office:value-type="float" office:value="0.0362350779" calcext:value-type="float">
            <text:p>0.0362350779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161.0751398037" calcext:value-type="float">
            <text:p>161.0751398037</text:p>
          </table:table-cell>
          <table:table-cell office:value-type="float" office:value="189.1454901893" calcext:value-type="float">
            <text:p>189.1454901893</text:p>
          </table:table-cell>
          <table:table-cell office:value-type="float" office:value="219.9532743735" calcext:value-type="float">
            <text:p>219.9532743735</text:p>
          </table:table-cell>
          <table:table-cell office:value-type="float" office:value="253.3566332582" calcext:value-type="float">
            <text:p>253.3566332582</text:p>
          </table:table-cell>
          <table:table-cell office:value-type="float" office:value="289.3795190153" calcext:value-type="float">
            <text:p>289.3795190153</text:p>
          </table:table-cell>
          <table:table-cell office:value-type="float" office:value="328.0399939353" calcext:value-type="float">
            <text:p>328.0399939353</text:p>
          </table:table-cell>
          <table:table-cell office:value-type="float" office:value="369.1560057663" calcext:value-type="float">
            <text:p>369.1560057663</text:p>
          </table:table-cell>
          <table:table-cell office:value-type="float" office:value="412.6270314337" calcext:value-type="float">
            <text:p>412.6270314337</text:p>
          </table:table-cell>
          <table:table-cell office:value-type="float" office:value="458.8984095771" calcext:value-type="float">
            <text:p>458.8984095771</text:p>
          </table:table-cell>
          <table:table-cell office:value-type="float" office:value="507.7778182396" calcext:value-type="float">
            <text:p>507.7778182396</text:p>
          </table:table-cell>
          <table:table-cell office:value-type="float" office:value="559.1314002111" calcext:value-type="float">
            <text:p>559.1314002111</text:p>
          </table:table-cell>
          <table:table-cell office:value-type="float" office:value="613.1048990524" calcext:value-type="float">
            <text:p>613.1048990524</text:p>
          </table:table-cell>
          <table:table-cell office:value-type="float" office:value="670.0125533201" calcext:value-type="float">
            <text:p>670.0125533201</text:p>
          </table:table-cell>
          <table:table-cell office:value-type="float" office:value="729.4722390382" calcext:value-type="float">
            <text:p>729.4722390382</text:p>
          </table:table-cell>
          <table:table-cell office:value-type="float" office:value="791.412555931" calcext:value-type="float">
            <text:p>791.412555931</text:p>
          </table:table-cell>
          <table:table-cell office:value-type="float" office:value="855.5652083611" calcext:value-type="float">
            <text:p>855.5652083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57.5407479409" calcext:value-type="float">
            <text:p>357.5407479409</text:p>
          </table:table-cell>
          <table:table-cell office:value-type="float" office:value="421.3634492959" calcext:value-type="float">
            <text:p>421.3634492959</text:p>
          </table:table-cell>
          <table:table-cell office:value-type="float" office:value="492.4347678765" calcext:value-type="float">
            <text:p>492.4347678765</text:p>
          </table:table-cell>
          <table:table-cell office:value-type="float" office:value="569.7527163477" calcext:value-type="float">
            <text:p>569.7527163477</text:p>
          </table:table-cell>
          <table:table-cell office:value-type="float" office:value="653.5959789498" calcext:value-type="float">
            <text:p>653.5959789498</text:p>
          </table:table-cell>
          <table:table-cell office:value-type="float" office:value="744.2487994251" calcext:value-type="float">
            <text:p>744.2487994251</text:p>
          </table:table-cell>
          <table:table-cell office:value-type="float" office:value="840.5218662742" calcext:value-type="float">
            <text:p>840.5218662742</text:p>
          </table:table-cell>
          <table:table-cell office:value-type="float" office:value="941.8683619885" calcext:value-type="float">
            <text:p>941.8683619885</text:p>
          </table:table-cell>
          <table:table-cell office:value-type="float" office:value="1051.9399139327" calcext:value-type="float">
            <text:p>1051.9399139327</text:p>
          </table:table-cell>
          <table:table-cell office:value-type="float" office:value="1169.5881816052" calcext:value-type="float">
            <text:p>1169.5881816052</text:p>
          </table:table-cell>
          <table:table-cell office:value-type="float" office:value="1294.1313823564" calcext:value-type="float">
            <text:p>1294.1313823564</text:p>
          </table:table-cell>
          <table:table-cell office:value-type="float" office:value="1427.0760131024" calcext:value-type="float">
            <text:p>1427.0760131024</text:p>
          </table:table-cell>
          <table:table-cell office:value-type="float" office:value="1571.3137452528" calcext:value-type="float">
            <text:p>1571.3137452528</text:p>
          </table:table-cell>
          <table:table-cell office:value-type="float" office:value="1724.3749121091" calcext:value-type="float">
            <text:p>1724.3749121091</text:p>
          </table:table-cell>
          <table:table-cell office:value-type="float" office:value="1886.2151250245" calcext:value-type="float">
            <text:p>1886.2151250245</text:p>
          </table:table-cell>
          <table:table-cell office:value-type="float" office:value="2055.2419554227" calcext:value-type="float">
            <text:p>2055.2419554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52193155" calcext:value-type="float">
            <text:p>0.2652193155</text:p>
          </table:table-cell>
          <table:table-cell office:value-type="float" office:value="0.2629646444" calcext:value-type="float">
            <text:p>0.2629646444</text:p>
          </table:table-cell>
          <table:table-cell office:value-type="float" office:value="0.2603126805" calcext:value-type="float">
            <text:p>0.2603126805</text:p>
          </table:table-cell>
          <table:table-cell office:value-type="float" office:value="0.2574278044" calcext:value-type="float">
            <text:p>0.2574278044</text:p>
          </table:table-cell>
          <table:table-cell office:value-type="float" office:value="0.2549917641" calcext:value-type="float">
            <text:p>0.2549917641</text:p>
          </table:table-cell>
          <table:table-cell office:value-type="float" office:value="0.2529698412" calcext:value-type="float">
            <text:p>0.2529698412</text:p>
          </table:table-cell>
          <table:table-cell office:value-type="float" office:value="0.2506641697" calcext:value-type="float">
            <text:p>0.2506641697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5.8425535882" calcext:value-type="float">
            <text:p>35.8425535882</text:p>
          </table:table-cell>
          <table:table-cell office:value-type="float" office:value="42.0478426089" calcext:value-type="float">
            <text:p>42.0478426089</text:p>
          </table:table-cell>
          <table:table-cell office:value-type="float" office:value="48.7247729404" calcext:value-type="float">
            <text:p>48.7247729404</text:p>
          </table:table-cell>
          <table:table-cell office:value-type="float" office:value="55.7949820529" calcext:value-type="float">
            <text:p>55.7949820529</text:p>
          </table:table-cell>
          <table:table-cell office:value-type="float" office:value="63.4325394947" calcext:value-type="float">
            <text:p>63.4325394947</text:p>
          </table:table-cell>
          <table:table-cell office:value-type="float" office:value="71.661381963" calcext:value-type="float">
            <text:p>71.661381963</text:p>
          </table:table-cell>
          <table:table-cell office:value-type="float" office:value="80.2100785403" calcext:value-type="float">
            <text:p>80.2100785403</text:p>
          </table:table-cell>
          <table:table-cell office:value-type="float" office:value="89.1097210345" calcext:value-type="float">
            <text:p>89.1097210345</text:p>
          </table:table-cell>
          <table:table-cell office:value-type="float" office:value="99.1552129724" calcext:value-type="float">
            <text:p>99.1552129724</text:p>
          </table:table-cell>
          <table:table-cell office:value-type="float" office:value="109.6856363654" calcext:value-type="float">
            <text:p>109.6856363654</text:p>
          </table:table-cell>
          <table:table-cell office:value-type="float" office:value="120.7002514001" calcext:value-type="float">
            <text:p>120.7002514001</text:p>
          </table:table-cell>
          <table:table-cell office:value-type="float" office:value="132.580874627" calcext:value-type="float">
            <text:p>132.580874627</text:p>
          </table:table-cell>
          <table:table-cell office:value-type="float" office:value="145.7279260552" calcext:value-type="float">
            <text:p>145.7279260552</text:p>
          </table:table-cell>
          <table:table-cell office:value-type="float" office:value="159.305971735" calcext:value-type="float">
            <text:p>159.305971735</text:p>
          </table:table-cell>
          <table:table-cell office:value-type="float" office:value="173.5977966346" calcext:value-type="float">
            <text:p>173.5977966346</text:p>
          </table:table-cell>
          <table:table-cell office:value-type="float" office:value="188.2901572494" calcext:value-type="float">
            <text:p>188.2901572494</text:p>
          </table:table-cell>
          <table:table-cell office:value-type="float" office:value="204.2711575847" calcext:value-type="float">
            <text:p>204.2711575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159.9378354358" calcext:value-type="float">
            <text:p>159.9378354358</text:p>
          </table:table-cell>
          <table:table-cell office:value-type="float" office:value="187.5654092121" calcext:value-type="float">
            <text:p>187.5654092121</text:p>
          </table:table-cell>
          <table:table-cell office:value-type="float" office:value="217.8784378515" calcext:value-type="float">
            <text:p>217.8784378515</text:p>
          </table:table-cell>
          <table:table-cell office:value-type="float" office:value="250.7240491778" calcext:value-type="float">
            <text:p>250.7240491778</text:p>
          </table:table-cell>
          <table:table-cell office:value-type="float" office:value="286.1168098467" calcext:value-type="float">
            <text:p>286.1168098467</text:p>
          </table:table-cell>
          <table:table-cell office:value-type="float" office:value="324.0799766157" calcext:value-type="float">
            <text:p>324.0799766157</text:p>
          </table:table-cell>
          <table:table-cell office:value-type="float" office:value="364.4425007801" calcext:value-type="float">
            <text:p>364.4425007801</text:p>
          </table:table-cell>
          <table:table-cell office:value-type="float" office:value="407.126554869" calcext:value-type="float">
            <text:p>407.126554869</text:p>
          </table:table-cell>
          <table:table-cell office:value-type="float" office:value="452.607603608" calcext:value-type="float">
            <text:p>452.607603608</text:p>
          </table:table-cell>
          <table:table-cell office:value-type="float" office:value="500.7359554562" calcext:value-type="float">
            <text:p>500.7359554562</text:p>
          </table:table-cell>
          <table:table-cell office:value-type="float" office:value="551.377365953" calcext:value-type="float">
            <text:p>551.377365953</text:p>
          </table:table-cell>
          <table:table-cell office:value-type="float" office:value="604.6023603123" calcext:value-type="float">
            <text:p>604.6023603123</text:p>
          </table:table-cell>
          <table:table-cell office:value-type="float" office:value="660.7208192307" calcext:value-type="float">
            <text:p>660.7208192307</text:p>
          </table:table-cell>
          <table:table-cell office:value-type="float" office:value="719.3559180272" calcext:value-type="float">
            <text:p>719.3559180272</text:p>
          </table:table-cell>
          <table:table-cell office:value-type="float" office:value="780.4725774545" calcext:value-type="float">
            <text:p>780.4725774545</text:p>
          </table:table-cell>
          <table:table-cell office:value-type="float" office:value="843.7002300515" calcext:value-type="float">
            <text:p>843.7002300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8081776444" calcext:value-type="float">
            <text:p>12.8081776444</text:p>
          </table:table-cell>
          <table:table-cell office:value-type="float" office:value="14.4827407227" calcext:value-type="float">
            <text:p>14.4827407227</text:p>
          </table:table-cell>
          <table:table-cell office:value-type="float" office:value="16.3247625818" calcext:value-type="float">
            <text:p>16.3247625818</text:p>
          </table:table-cell>
          <table:table-cell office:value-type="float" office:value="18.3170958736" calcext:value-type="float">
            <text:p>18.3170958736</text:p>
          </table:table-cell>
          <table:table-cell office:value-type="float" office:value="20.4638513421" calcext:value-type="float">
            <text:p>20.4638513421</text:p>
          </table:table-cell>
          <table:table-cell office:value-type="float" office:value="22.7699471323" calcext:value-type="float">
            <text:p>22.7699471323</text:p>
          </table:table-cell>
          <table:table-cell office:value-type="float" office:value="25.2357670419" calcext:value-type="float">
            <text:p>25.2357670419</text:p>
          </table:table-cell>
          <table:table-cell office:value-type="float" office:value="27.8441704733" calcext:value-type="float">
            <text:p>27.8441704733</text:p>
          </table:table-cell>
          <table:table-cell office:value-type="float" office:value="30.4862421199" calcext:value-type="float">
            <text:p>30.4862421199</text:p>
          </table:table-cell>
          <table:table-cell office:value-type="float" office:value="33.2609974632" calcext:value-type="float">
            <text:p>33.2609974632</text:p>
          </table:table-cell>
          <table:table-cell office:value-type="float" office:value="36.1710621982" calcext:value-type="float">
            <text:p>36.1710621982</text:p>
          </table:table-cell>
          <table:table-cell office:value-type="float" office:value="39.3319742847" calcext:value-type="float">
            <text:p>39.3319742847</text:p>
          </table:table-cell>
          <table:table-cell office:value-type="float" office:value="42.8603508884" calcext:value-type="float">
            <text:p>42.8603508884</text:p>
          </table:table-cell>
          <table:table-cell office:value-type="float" office:value="46.5090099664" calcext:value-type="float">
            <text:p>46.5090099664</text:p>
          </table:table-cell>
          <table:table-cell office:value-type="float" office:value="50.362408762" calcext:value-type="float">
            <text:p>50.362408762</text:p>
          </table:table-cell>
          <table:table-cell office:value-type="float" office:value="54.33064346" calcext:value-type="float">
            <text:p>54.33064346</text:p>
          </table:table-cell>
          <table:table-cell office:value-type="float" office:value="58.6704283322" calcext:value-type="float">
            <text:p>58.6704283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9.3005204593" calcext:value-type="float">
            <text:p>99.3005204593</text:p>
          </table:table-cell>
          <table:table-cell office:value-type="float" office:value="117.8513815079" calcext:value-type="float">
            <text:p>117.8513815079</text:p>
          </table:table-cell>
          <table:table-cell office:value-type="float" office:value="138.453096597" calcext:value-type="float">
            <text:p>138.453096597</text:p>
          </table:table-cell>
          <table:table-cell office:value-type="float" office:value="160.9453276957" calcext:value-type="float">
            <text:p>160.9453276957</text:p>
          </table:table-cell>
          <table:table-cell office:value-type="float" office:value="185.3305518509" calcext:value-type="float">
            <text:p>185.3305518509</text:p>
          </table:table-cell>
          <table:table-cell office:value-type="float" office:value="211.6189554579" calcext:value-type="float">
            <text:p>211.6189554579</text:p>
          </table:table-cell>
          <table:table-cell office:value-type="float" office:value="239.7801243723" calcext:value-type="float">
            <text:p>239.7801243723</text:p>
          </table:table-cell>
          <table:table-cell office:value-type="float" office:value="269.6140277453" calcext:value-type="float">
            <text:p>269.6140277453</text:p>
          </table:table-cell>
          <table:table-cell office:value-type="float" office:value="300.0080802755" calcext:value-type="float">
            <text:p>300.0080802755</text:p>
          </table:table-cell>
          <table:table-cell office:value-type="float" office:value="331.8693613108" calcext:value-type="float">
            <text:p>331.8693613108</text:p>
          </table:table-cell>
          <table:table-cell office:value-type="float" office:value="365.1956324412" calcext:value-type="float">
            <text:p>365.1956324412</text:p>
          </table:table-cell>
          <table:table-cell office:value-type="float" office:value="401.1421334867" calcext:value-type="float">
            <text:p>401.1421334867</text:p>
          </table:table-cell>
          <table:table-cell office:value-type="float" office:value="440.9203916541" calcext:value-type="float">
            <text:p>440.9203916541</text:p>
          </table:table-cell>
          <table:table-cell office:value-type="float" office:value="482.0026837109" calcext:value-type="float">
            <text:p>482.0026837109</text:p>
          </table:table-cell>
          <table:table-cell office:value-type="float" office:value="525.2446154587" calcext:value-type="float">
            <text:p>525.2446154587</text:p>
          </table:table-cell>
          <table:table-cell office:value-type="float" office:value="569.6984244982" calcext:value-type="float">
            <text:p>569.6984244982</text:p>
          </table:table-cell>
          <table:table-cell office:value-type="float" office:value="618.0511947434" calcext:value-type="float">
            <text:p>618.05119474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060707" calcext:value-type="float">
            <text:p>0.007060707</text:p>
          </table:table-cell>
          <table:table-cell office:value-type="float" office:value="0.0083537862" calcext:value-type="float">
            <text:p>0.0083537862</text:p>
          </table:table-cell>
          <table:table-cell office:value-type="float" office:value="0.0094330786" calcext:value-type="float">
            <text:p>0.0094330786</text:p>
          </table:table-cell>
          <table:table-cell office:value-type="float" office:value="0.0103908236" calcext:value-type="float">
            <text:p>0.0103908236</text:p>
          </table:table-cell>
          <table:table-cell office:value-type="float" office:value="0.0112748448" calcext:value-type="float">
            <text:p>0.0112748448</text:p>
          </table:table-cell>
          <table:table-cell office:value-type="float" office:value="0.0120717516" calcext:value-type="float">
            <text:p>0.0120717516</text:p>
          </table:table-cell>
          <table:table-cell office:value-type="float" office:value="0.0127683281" calcext:value-type="float">
            <text:p>0.0127683281</text:p>
          </table:table-cell>
          <table:table-cell office:value-type="float" office:value="0.0133303835" calcext:value-type="float">
            <text:p>0.0133303835</text:p>
          </table:table-cell>
          <table:table-cell office:value-type="float" office:value="0.0137084937" calcext:value-type="float">
            <text:p>0.0137084937</text:p>
          </table:table-cell>
          <table:table-cell table:number-columns-repeated="5" office:value-type="float" office:value="0.013868" calcext:value-type="float">
            <text:p>0.013868</text:p>
          </table:table-cell>
          <table:table-cell office:value-type="float" office:value="0.0138233572" calcext:value-type="float">
            <text:p>0.0138233572</text:p>
          </table:table-cell>
          <table:table-cell office:value-type="float" office:value="0.013868" calcext:value-type="float">
            <text:p>0.013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1.1373043679" calcext:value-type="float">
            <text:p>1.1373043679</text:p>
          </table:table-cell>
          <table:table-cell office:value-type="float" office:value="1.5800809771" calcext:value-type="float">
            <text:p>1.5800809771</text:p>
          </table:table-cell>
          <table:table-cell office:value-type="float" office:value="2.074836522" calcext:value-type="float">
            <text:p>2.074836522</text:p>
          </table:table-cell>
          <table:table-cell office:value-type="float" office:value="2.6325840804" calcext:value-type="float">
            <text:p>2.6325840804</text:p>
          </table:table-cell>
          <table:table-cell office:value-type="float" office:value="3.2627091686" calcext:value-type="float">
            <text:p>3.2627091686</text:p>
          </table:table-cell>
          <table:table-cell office:value-type="float" office:value="3.9600173195" calcext:value-type="float">
            <text:p>3.9600173195</text:p>
          </table:table-cell>
          <table:table-cell office:value-type="float" office:value="4.7135049863" calcext:value-type="float">
            <text:p>4.7135049863</text:p>
          </table:table-cell>
          <table:table-cell office:value-type="float" office:value="5.5004765648" calcext:value-type="float">
            <text:p>5.5004765648</text:p>
          </table:table-cell>
          <table:table-cell office:value-type="float" office:value="6.2908059691" calcext:value-type="float">
            <text:p>6.2908059691</text:p>
          </table:table-cell>
          <table:table-cell office:value-type="float" office:value="7.0418627833" calcext:value-type="float">
            <text:p>7.0418627833</text:p>
          </table:table-cell>
          <table:table-cell office:value-type="float" office:value="7.7540342581" calcext:value-type="float">
            <text:p>7.7540342581</text:p>
          </table:table-cell>
          <table:table-cell office:value-type="float" office:value="8.5025387401" calcext:value-type="float">
            <text:p>8.5025387401</text:p>
          </table:table-cell>
          <table:table-cell office:value-type="float" office:value="9.2917340894" calcext:value-type="float">
            <text:p>9.2917340894</text:p>
          </table:table-cell>
          <table:table-cell office:value-type="float" office:value="10.116321011" calcext:value-type="float">
            <text:p>10.116321011</text:p>
          </table:table-cell>
          <table:table-cell office:value-type="float" office:value="10.9399784766" calcext:value-type="float">
            <text:p>10.9399784766</text:p>
          </table:table-cell>
          <table:table-cell office:value-type="float" office:value="11.8649783096" calcext:value-type="float">
            <text:p>11.8649783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386113191" calcext:value-type="float">
            <text:p>0.0386113191</text:p>
          </table:table-cell>
          <table:table-cell office:value-type="float" office:value="0.3875396748" calcext:value-type="float">
            <text:p>0.3875396748</text:p>
          </table:table-cell>
          <table:table-cell office:value-type="float" office:value="1.1381281029" calcext:value-type="float">
            <text:p>1.1381281029</text:p>
          </table:table-cell>
          <table:table-cell office:value-type="float" office:value="1.9609578322" calcext:value-type="float">
            <text:p>1.9609578322</text:p>
          </table:table-cell>
          <table:table-cell office:value-type="float" office:value="2.8364724258" calcext:value-type="float">
            <text:p>2.8364724258</text:p>
          </table:table-cell>
          <table:table-cell office:value-type="float" office:value="4.0897737031" calcext:value-type="float">
            <text:p>4.0897737031</text:p>
          </table:table-cell>
          <table:table-cell office:value-type="float" office:value="5.7187520004" calcext:value-type="float">
            <text:p>5.7187520004</text:p>
          </table:table-cell>
          <table:table-cell office:value-type="float" office:value="7.963261621" calcext:value-type="float">
            <text:p>7.963261621</text:p>
          </table:table-cell>
          <table:table-cell office:value-type="float" office:value="11.0526059317" calcext:value-type="float">
            <text:p>11.0526059317</text:p>
          </table:table-cell>
          <table:table-cell office:value-type="float" office:value="14.840071615" calcext:value-type="float">
            <text:p>14.840071615</text:p>
          </table:table-cell>
          <table:table-cell office:value-type="float" office:value="17.6543578394" calcext:value-type="float">
            <text:p>17.6543578394</text:p>
          </table:table-cell>
          <table:table-cell office:value-type="float" office:value="17.954042603" calcext:value-type="float">
            <text:p>17.954042603</text:p>
          </table:table-cell>
          <table:table-cell office:value-type="float" office:value="19.4121637849" calcext:value-type="float">
            <text:p>19.4121637849</text:p>
          </table:table-cell>
          <table:table-cell office:value-type="float" office:value="20.5135059339" calcext:value-type="float">
            <text:p>20.5135059339</text:p>
          </table:table-cell>
          <table:table-cell office:value-type="float" office:value="22.4839957069" calcext:value-type="float">
            <text:p>22.4839957069</text:p>
          </table:table-cell>
          <table:table-cell office:value-type="float" office:value="21.3778777235" calcext:value-type="float">
            <text:p>21.37787772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728" calcext:value-type="float">
            <text:p>0.0002414728</text:p>
          </table:table-cell>
          <table:table-cell office:value-type="float" office:value="0.0020704353" calcext:value-type="float">
            <text:p>0.0020704353</text:p>
          </table:table-cell>
          <table:table-cell office:value-type="float" office:value="0.0052511141" calcext:value-type="float">
            <text:p>0.0052511141</text:p>
          </table:table-cell>
          <table:table-cell office:value-type="float" office:value="0.0078828327" calcext:value-type="float">
            <text:p>0.0078828327</text:p>
          </table:table-cell>
          <table:table-cell office:value-type="float" office:value="0.010012952" calcext:value-type="float">
            <text:p>0.010012952</text:p>
          </table:table-cell>
          <table:table-cell office:value-type="float" office:value="0.0127809341" calcext:value-type="float">
            <text:p>0.0127809341</text:p>
          </table:table-cell>
          <table:table-cell office:value-type="float" office:value="0.0159419387" calcext:value-type="float">
            <text:p>0.0159419387</text:p>
          </table:table-cell>
          <table:table-cell office:value-type="float" office:value="0.0199498846" calcext:value-type="float">
            <text:p>0.0199498846</text:p>
          </table:table-cell>
          <table:table-cell office:value-type="float" office:value="0.0250310969" calcext:value-type="float">
            <text:p>0.0250310969</text:p>
          </table:table-cell>
          <table:table-cell office:value-type="float" office:value="0.0305416697" calcext:value-type="float">
            <text:p>0.0305416697</text:p>
          </table:table-cell>
          <table:table-cell office:value-type="float" office:value="0.033077753" calcext:value-type="float">
            <text:p>0.033077753</text:p>
          </table:table-cell>
          <table:table-cell office:value-type="float" office:value="0.0306044389" calcext:value-type="float">
            <text:p>0.0306044389</text:p>
          </table:table-cell>
          <table:table-cell office:value-type="float" office:value="0.0302696114" calcext:value-type="float">
            <text:p>0.0302696114</text:p>
          </table:table-cell>
          <table:table-cell office:value-type="float" office:value="0.0293535504" calcext:value-type="float">
            <text:p>0.0293535504</text:p>
          </table:table-cell>
          <table:table-cell office:value-type="float" office:value="0.0296627103" calcext:value-type="float">
            <text:p>0.0296627103</text:p>
          </table:table-cell>
          <table:table-cell office:value-type="float" office:value="0.0259969557" calcext:value-type="float">
            <text:p>0.0259969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43.9641100587" calcext:value-type="float">
            <text:p>43.9641100587</text:p>
          </table:table-cell>
          <table:table-cell office:value-type="float" office:value="39.7888764619" calcext:value-type="float">
            <text:p>39.7888764619</text:p>
          </table:table-cell>
          <table:table-cell office:value-type="float" office:value="35.7951974639" calcext:value-type="float">
            <text:p>35.7951974639</text:p>
          </table:table-cell>
          <table:table-cell office:value-type="float" office:value="33.2719100939" calcext:value-type="float">
            <text:p>33.2719100939</text:p>
          </table:table-cell>
          <table:table-cell office:value-type="float" office:value="31.1673538257" calcext:value-type="float">
            <text:p>31.1673538257</text:p>
          </table:table-cell>
          <table:table-cell office:value-type="float" office:value="27.9232825829" calcext:value-type="float">
            <text:p>27.9232825829</text:p>
          </table:table-cell>
          <table:table-cell office:value-type="float" office:value="24.5974432178" calcext:value-type="float">
            <text:p>24.5974432178</text:p>
          </table:table-cell>
          <table:table-cell office:value-type="float" office:value="20.1640961635" calcext:value-type="float">
            <text:p>20.1640961635</text:p>
          </table:table-cell>
          <table:table-cell office:value-type="float" office:value="14.5031113097" calcext:value-type="float">
            <text:p>14.5031113097</text:p>
          </table:table-cell>
          <table:table-cell office:value-type="float" office:value="8.2614331882" calcext:value-type="float">
            <text:p>8.2614331882</text:p>
          </table:table-cell>
          <table:table-cell office:value-type="float" office:value="4.3788305535" calcext:value-type="float">
            <text:p>4.3788305535</text:p>
          </table:table-cell>
          <table:table-cell office:value-type="float" office:value="4.9813676973" calcext:value-type="float">
            <text:p>4.9813676973</text:p>
          </table:table-cell>
          <table:table-cell office:value-type="float" office:value="3.5139296795" calcext:value-type="float">
            <text:p>3.5139296795</text:p>
          </table:table-cell>
          <table:table-cell office:value-type="float" office:value="2.6297046693" calcext:value-type="float">
            <text:p>2.6297046693</text:p>
          </table:table-cell>
          <table:table-cell office:value-type="float" office:value="0.2090731147" calcext:value-type="float">
            <text:p>0.2090731147</text:p>
          </table:table-cell>
          <table:table-cell office:value-type="float" office:value="3.0477359109" calcext:value-type="float">
            <text:p>3.0477359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53.2397350587" calcext:value-type="float">
            <text:p>53.2397350587</text:p>
          </table:table-cell>
          <table:table-cell office:value-type="float" office:value="47.8847764619" calcext:value-type="float">
            <text:p>47.8847764619</text:p>
          </table:table-cell>
          <table:table-cell office:value-type="float" office:value="42.8343974639" calcext:value-type="float">
            <text:p>42.8343974639</text:p>
          </table:table-cell>
          <table:table-cell office:value-type="float" office:value="39.6135420854" calcext:value-type="float">
            <text:p>39.6135420854</text:p>
          </table:table-cell>
          <table:table-cell office:value-type="float" office:value="36.9397720103" calcext:value-type="float">
            <text:p>36.9397720103</text:p>
          </table:table-cell>
          <table:table-cell office:value-type="float" office:value="32.9600791186" calcext:value-type="float">
            <text:p>32.9600791186</text:p>
          </table:table-cell>
          <table:table-cell office:value-type="float" office:value="28.9297283617" calcext:value-type="float">
            <text:p>28.9297283617</text:p>
          </table:table-cell>
          <table:table-cell office:value-type="float" office:value="23.6402604153" calcext:value-type="float">
            <text:p>23.6402604153</text:p>
          </table:table-cell>
          <table:table-cell office:value-type="float" office:value="16.9530685501" calcext:value-type="float">
            <text:p>16.9530685501</text:p>
          </table:table-cell>
          <table:table-cell office:value-type="float" office:value="9.6308772213" calcext:value-type="float">
            <text:p>9.6308772213</text:p>
          </table:table-cell>
          <table:table-cell office:value-type="float" office:value="5.0921434685" calcext:value-type="float">
            <text:p>5.0921434685</text:p>
          </table:table-cell>
          <table:table-cell office:value-type="float" office:value="5.7796362625" calcext:value-type="float">
            <text:p>5.7796362625</text:p>
          </table:table-cell>
          <table:table-cell office:value-type="float" office:value="4.0681219598" calcext:value-type="float">
            <text:p>4.0681219598</text:p>
          </table:table-cell>
          <table:table-cell office:value-type="float" office:value="3.0382601586" calcext:value-type="float">
            <text:p>3.0382601586</text:p>
          </table:table-cell>
          <table:table-cell office:value-type="float" office:value="0.2410994599" calcext:value-type="float">
            <text:p>0.2410994599</text:p>
          </table:table-cell>
          <table:table-cell office:value-type="float" office:value="3.5085378957" calcext:value-type="float">
            <text:p>3.50853789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1851100587" calcext:value-type="float">
            <text:p>39.1851100587</text:p>
          </table:table-cell>
          <table:table-cell office:value-type="float" office:value="36.1568364619" calcext:value-type="float">
            <text:p>36.1568364619</text:p>
          </table:table-cell>
          <table:table-cell office:value-type="float" office:value="33.0424934639" calcext:value-type="float">
            <text:p>33.0424934639</text:p>
          </table:table-cell>
          <table:table-cell office:value-type="float" office:value="31.1081027759" calcext:value-type="float">
            <text:p>31.1081027759</text:p>
          </table:table-cell>
          <table:table-cell office:value-type="float" office:value="29.4472233212" calcext:value-type="float">
            <text:p>29.4472233212</text:p>
          </table:table-cell>
          <table:table-cell office:value-type="float" office:value="26.6113087422" calcext:value-type="float">
            <text:p>26.6113087422</text:p>
          </table:table-cell>
          <table:table-cell office:value-type="float" office:value="23.6102221038" calcext:value-type="float">
            <text:p>23.6102221038</text:p>
          </table:table-cell>
          <table:table-cell office:value-type="float" office:value="19.4705682068" calcext:value-type="float">
            <text:p>19.4705682068</text:p>
          </table:table-cell>
          <table:table-cell office:value-type="float" office:value="14.0748489693" calcext:value-type="float">
            <text:p>14.0748489693</text:p>
          </table:table-cell>
          <table:table-cell office:value-type="float" office:value="8.0515450083" calcext:value-type="float">
            <text:p>8.0515450083</text:p>
          </table:table-cell>
          <table:table-cell office:value-type="float" office:value="4.282911433" calcext:value-type="float">
            <text:p>4.282911433</text:p>
          </table:table-cell>
          <table:table-cell office:value-type="float" office:value="4.8871287838" calcext:value-type="float">
            <text:p>4.8871287838</text:p>
          </table:table-cell>
          <table:table-cell office:value-type="float" office:value="3.4564572876" calcext:value-type="float">
            <text:p>3.4564572876</text:p>
          </table:table-cell>
          <table:table-cell office:value-type="float" office:value="2.5924640879" calcext:value-type="float">
            <text:p>2.5924640879</text:p>
          </table:table-cell>
          <table:table-cell office:value-type="float" office:value="0.206505813" calcext:value-type="float">
            <text:p>0.206505813</text:p>
          </table:table-cell>
          <table:table-cell office:value-type="float" office:value="3.0152335577" calcext:value-type="float">
            <text:p>3.0152335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440619572" calcext:value-type="float">
            <text:p>752.440619572</text:p>
          </table:table-cell>
          <table:table-cell office:value-type="float" office:value="806.7080451883" calcext:value-type="float">
            <text:p>806.7080451883</text:p>
          </table:table-cell>
          <table:table-cell office:value-type="float" office:value="855.5285545499" calcext:value-type="float">
            <text:p>855.5285545499</text:p>
          </table:table-cell>
          <table:table-cell office:value-type="float" office:value="900.9075917756" calcext:value-type="float">
            <text:p>900.9075917756</text:p>
          </table:table-cell>
          <table:table-cell office:value-type="float" office:value="943.416257659" calcext:value-type="float">
            <text:p>943.416257659</text:p>
          </table:table-cell>
          <table:table-cell office:value-type="float" office:value="981.5003855681" calcext:value-type="float">
            <text:p>981.5003855681</text:p>
          </table:table-cell>
          <table:table-cell office:value-type="float" office:value="1015.048453241" calcext:value-type="float">
            <text:p>1015.048453241</text:p>
          </table:table-cell>
          <table:table-cell office:value-type="float" office:value="1042.5499482812" calcext:value-type="float">
            <text:p>1042.5499482812</text:p>
          </table:table-cell>
          <table:table-cell office:value-type="float" office:value="1062.3305147157" calcext:value-type="float">
            <text:p>1062.3305147157</text:p>
          </table:table-cell>
          <table:table-cell office:value-type="float" office:value="1073.5981540886" calcext:value-type="float">
            <text:p>1073.5981540886</text:p>
          </table:table-cell>
          <table:table-cell office:value-type="float" office:value="1079.5703725194" calcext:value-type="float">
            <text:p>1079.5703725194</text:p>
          </table:table-cell>
          <table:table-cell office:value-type="float" office:value="1086.3643819265" calcext:value-type="float">
            <text:p>1086.3643819265</text:p>
          </table:table-cell>
          <table:table-cell office:value-type="float" office:value="1091.1569755974" calcext:value-type="float">
            <text:p>1091.1569755974</text:p>
          </table:table-cell>
          <table:table-cell office:value-type="float" office:value="1094.7435886215" calcext:value-type="float">
            <text:p>1094.7435886215</text:p>
          </table:table-cell>
          <table:table-cell office:value-type="float" office:value="1095.0287401691" calcext:value-type="float">
            <text:p>1095.0287401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16.6265547162" calcext:value-type="float">
            <text:p>316.6265547162</text:p>
          </table:table-cell>
          <table:table-cell office:value-type="float" office:value="577.4702714128" calcext:value-type="float">
            <text:p>577.4702714128</text:p>
          </table:table-cell>
          <table:table-cell office:value-type="float" office:value="811.8437747242" calcext:value-type="float">
            <text:p>811.8437747242</text:p>
          </table:table-cell>
          <table:table-cell office:value-type="float" office:value="1022.7949066654" calcext:value-type="float">
            <text:p>1022.7949066654</text:p>
          </table:table-cell>
          <table:table-cell office:value-type="float" office:value="1218.1888470174" calcext:value-type="float">
            <text:p>1218.1888470174</text:p>
          </table:table-cell>
          <table:table-cell office:value-type="float" office:value="1398.9080141771" calcext:value-type="float">
            <text:p>1398.9080141771</text:p>
          </table:table-cell>
          <table:table-cell office:value-type="float" office:value="1559.6780590132" calcext:value-type="float">
            <text:p>1559.6780590132</text:p>
          </table:table-cell>
          <table:table-cell office:value-type="float" office:value="1699.0372328752" calcext:value-type="float">
            <text:p>1699.0372328752</text:p>
          </table:table-cell>
          <table:table-cell office:value-type="float" office:value="1810.5513430867" calcext:value-type="float">
            <text:p>1810.5513430867</text:p>
          </table:table-cell>
          <table:table-cell office:value-type="float" office:value="1887.9944945084" calcext:value-type="float">
            <text:p>1887.9944945084</text:p>
          </table:table-cell>
          <table:table-cell office:value-type="float" office:value="1931.6101468621" calcext:value-type="float">
            <text:p>1931.6101468621</text:p>
          </table:table-cell>
          <table:table-cell office:value-type="float" office:value="1957.7583569985" calcext:value-type="float">
            <text:p>1957.7583569985</text:p>
          </table:table-cell>
          <table:table-cell office:value-type="float" office:value="1984.9450240082" calcext:value-type="float">
            <text:p>1984.9450240082</text:p>
          </table:table-cell>
          <table:table-cell office:value-type="float" office:value="2004.2557720061" calcext:value-type="float">
            <text:p>2004.2557720061</text:p>
          </table:table-cell>
          <table:table-cell office:value-type="float" office:value="2016.6499121004" calcext:value-type="float">
            <text:p>2016.6499121004</text:p>
          </table:table-cell>
          <table:table-cell office:value-type="float" office:value="2021.1228478355" calcext:value-type="float">
            <text:p>2021.12284783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48925545" calcext:value-type="float">
            <text:p>0.4748925545</text:p>
          </table:table-cell>
          <table:table-cell office:value-type="float" office:value="0.4711454149" calcext:value-type="float">
            <text:p>0.4711454149</text:p>
          </table:table-cell>
          <table:table-cell office:value-type="float" office:value="0.4665841812" calcext:value-type="float">
            <text:p>0.4665841812</text:p>
          </table:table-cell>
          <table:table-cell office:value-type="float" office:value="0.4632443192" calcext:value-type="float">
            <text:p>0.4632443192</text:p>
          </table:table-cell>
          <table:table-cell office:value-type="float" office:value="0.4602285076" calcext:value-type="float">
            <text:p>0.4602285076</text:p>
          </table:table-cell>
          <table:table-cell office:value-type="float" office:value="0.4557479951" calcext:value-type="float">
            <text:p>0.4557479951</text:p>
          </table:table-cell>
          <table:table-cell office:value-type="float" office:value="0.4507372087" calcext:value-type="float">
            <text:p>0.4507372087</text:p>
          </table:table-cell>
          <table:table-cell office:value-type="float" office:value="0.4440456629" calcext:value-type="float">
            <text:p>0.4440456629</text:p>
          </table:table-cell>
          <table:table-cell office:value-type="float" office:value="0.4352095477" calcext:value-type="float">
            <text:p>0.4352095477</text:p>
          </table:table-cell>
          <table:table-cell office:value-type="float" office:value="0.4245443047" calcext:value-type="float">
            <text:p>0.4245443047</text:p>
          </table:table-cell>
          <table:table-cell office:value-type="float" office:value="0.4150343081" calcext:value-type="float">
            <text:p>0.4150343081</text:p>
          </table:table-cell>
          <table:table-cell office:value-type="float" office:value="0.409876259" calcext:value-type="float">
            <text:p>0.409876259</text:p>
          </table:table-cell>
          <table:table-cell office:value-type="float" office:value="0.4035997599" calcext:value-type="float">
            <text:p>0.4035997599</text:p>
          </table:table-cell>
          <table:table-cell office:value-type="float" office:value="0.3979388567" calcext:value-type="float">
            <text:p>0.3979388567</text:p>
          </table:table-cell>
          <table:table-cell office:value-type="float" office:value="0.3908088253" calcext:value-type="float">
            <text:p>0.3908088253</text:p>
          </table:table-cell>
          <table:table-cell office:value-type="float" office:value="0.3888460254" calcext:value-type="float">
            <text:p>0.3888460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47568175" calcext:value-type="float">
            <text:p>0.5147568175</text:p>
          </table:table-cell>
          <table:table-cell office:value-type="float" office:value="0.4709408389" calcext:value-type="float">
            <text:p>0.4709408389</text:p>
          </table:table-cell>
          <table:table-cell office:value-type="float" office:value="0.4497565756" calcext:value-type="float">
            <text:p>0.4497565756</text:p>
          </table:table-cell>
          <table:table-cell office:value-type="float" office:value="0.4405858519" calcext:value-type="float">
            <text:p>0.4405858519</text:p>
          </table:table-cell>
          <table:table-cell office:value-type="float" office:value="0.434269698" calcext:value-type="float">
            <text:p>0.434269698</text:p>
          </table:table-cell>
          <table:table-cell office:value-type="float" office:value="0.4241898913" calcext:value-type="float">
            <text:p>0.4241898913</text:p>
          </table:table-cell>
          <table:table-cell office:value-type="float" office:value="0.4135099303" calcext:value-type="float">
            <text:p>0.4135099303</text:p>
          </table:table-cell>
          <table:table-cell office:value-type="float" office:value="0.3989799524" calcext:value-type="float">
            <text:p>0.3989799524</text:p>
          </table:table-cell>
          <table:table-cell office:value-type="float" office:value="0.3794873311" calcext:value-type="float">
            <text:p>0.3794873311</text:p>
          </table:table-cell>
          <table:table-cell office:value-type="float" office:value="0.3556347843" calcext:value-type="float">
            <text:p>0.3556347843</text:p>
          </table:table-cell>
          <table:table-cell office:value-type="float" office:value="0.3341980219" calcext:value-type="float">
            <text:p>0.3341980219</text:p>
          </table:table-cell>
          <table:table-cell office:value-type="float" office:value="0.3227959261" calcext:value-type="float">
            <text:p>0.3227959261</text:p>
          </table:table-cell>
          <table:table-cell office:value-type="float" office:value="0.3090446536" calcext:value-type="float">
            <text:p>0.3090446536</text:p>
          </table:table-cell>
          <table:table-cell office:value-type="float" office:value="0.296536937" calcext:value-type="float">
            <text:p>0.296536937</text:p>
          </table:table-cell>
          <table:table-cell office:value-type="float" office:value="0.2804012586" calcext:value-type="float">
            <text:p>0.2804012586</text:p>
          </table:table-cell>
          <table:table-cell office:value-type="float" office:value="0.275812133" calcext:value-type="float">
            <text:p>0.2758121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1176505251" calcext:value-type="float">
            <text:p>163.1176505251</text:p>
          </table:table-cell>
          <table:table-cell office:value-type="float" office:value="174.9052794709" calcext:value-type="float">
            <text:p>174.9052794709</text:p>
          </table:table-cell>
          <table:table-cell office:value-type="float" office:value="185.5096685358" calcext:value-type="float">
            <text:p>185.5096685358</text:p>
          </table:table-cell>
          <table:table-cell office:value-type="float" office:value="195.3664718067" calcext:value-type="float">
            <text:p>195.3664718067</text:p>
          </table:table-cell>
          <table:table-cell office:value-type="float" office:value="204.5997511189" calcext:value-type="float">
            <text:p>204.5997511189</text:p>
          </table:table-cell>
          <table:table-cell office:value-type="float" office:value="212.8718786751" calcext:value-type="float">
            <text:p>212.8718786751</text:p>
          </table:table-cell>
          <table:table-cell office:value-type="float" office:value="220.1586247503" calcext:value-type="float">
            <text:p>220.1586247503</text:p>
          </table:table-cell>
          <table:table-cell office:value-type="float" office:value="226.1318442845" calcext:value-type="float">
            <text:p>226.1318442845</text:p>
          </table:table-cell>
          <table:table-cell office:value-type="float" office:value="230.42779832" calcext:value-type="float">
            <text:p>230.42779832</text:p>
          </table:table-cell>
          <table:table-cell office:value-type="float" office:value="232.8744296887" calcext:value-type="float">
            <text:p>232.8744296887</text:p>
          </table:table-cell>
          <table:table-cell office:value-type="float" office:value="234.1707024718" calcext:value-type="float">
            <text:p>234.1707024718</text:p>
          </table:table-cell>
          <table:table-cell office:value-type="float" office:value="235.6455120104" calcext:value-type="float">
            <text:p>235.6455120104</text:p>
          </table:table-cell>
          <table:table-cell office:value-type="float" office:value="236.6855465375" calcext:value-type="float">
            <text:p>236.6855465375</text:p>
          </table:table-cell>
          <table:table-cell office:value-type="float" office:value="237.4636051383" calcext:value-type="float">
            <text:p>237.4636051383</text:p>
          </table:table-cell>
          <table:table-cell office:value-type="float" office:value="237.5244664851" calcext:value-type="float">
            <text:p>237.5244664851</text:p>
          </table:table-cell>
          <table:table-cell office:value-type="float" office:value="238.4264019598" calcext:value-type="float">
            <text:p>238.4264019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4474099988" calcext:value-type="float">
            <text:p>113.4474099988</text:p>
          </table:table-cell>
          <table:table-cell office:value-type="float" office:value="122.9980580413" calcext:value-type="float">
            <text:p>122.9980580413</text:p>
          </table:table-cell>
          <table:table-cell office:value-type="float" office:value="131.3989271462" calcext:value-type="float">
            <text:p>131.3989271462</text:p>
          </table:table-cell>
          <table:table-cell office:value-type="float" office:value="139.0895754438" calcext:value-type="float">
            <text:p>139.0895754438</text:p>
          </table:table-cell>
          <table:table-cell office:value-type="float" office:value="146.1947778332" calcext:value-type="float">
            <text:p>146.1947778332</text:p>
          </table:table-cell>
          <table:table-cell office:value-type="float" office:value="152.3719292364" calcext:value-type="float">
            <text:p>152.3719292364</text:p>
          </table:table-cell>
          <table:table-cell office:value-type="float" office:value="157.5958637172" calcext:value-type="float">
            <text:p>157.5958637172</text:p>
          </table:table-cell>
          <table:table-cell office:value-type="float" office:value="161.5322905925" calcext:value-type="float">
            <text:p>161.5322905925</text:p>
          </table:table-cell>
          <table:table-cell office:value-type="float" office:value="163.810216084" calcext:value-type="float">
            <text:p>163.810216084</text:p>
          </table:table-cell>
          <table:table-cell office:value-type="float" office:value="164.252690406" calcext:value-type="float">
            <text:p>164.252690406</text:p>
          </table:table-cell>
          <table:table-cell office:value-type="float" office:value="163.5677285762" calcext:value-type="float">
            <text:p>163.5677285762</text:p>
          </table:table-cell>
          <table:table-cell office:value-type="float" office:value="163.1038820166" calcext:value-type="float">
            <text:p>163.1038820166</text:p>
          </table:table-cell>
          <table:table-cell office:value-type="float" office:value="162.2349701249" calcext:value-type="float">
            <text:p>162.2349701249</text:p>
          </table:table-cell>
          <table:table-cell office:value-type="float" office:value="161.1362461418" calcext:value-type="float">
            <text:p>161.1362461418</text:p>
          </table:table-cell>
          <table:table-cell office:value-type="float" office:value="159.343662018" calcext:value-type="float">
            <text:p>159.343662018</text:p>
          </table:table-cell>
          <table:table-cell office:value-type="float" office:value="158.4427987833" calcext:value-type="float">
            <text:p>158.4427987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1077047244" calcext:value-type="float">
            <text:p>45.1077047244</text:p>
          </table:table-cell>
          <table:table-cell office:value-type="float" office:value="49.2056619703" calcext:value-type="float">
            <text:p>49.2056619703</text:p>
          </table:table-cell>
          <table:table-cell office:value-type="float" office:value="52.0937136502" calcext:value-type="float">
            <text:p>52.0937136502</text:p>
          </table:table-cell>
          <table:table-cell office:value-type="float" office:value="54.3937463162" calcext:value-type="float">
            <text:p>54.3937463162</text:p>
          </table:table-cell>
          <table:table-cell office:value-type="float" office:value="56.2789571574" calcext:value-type="float">
            <text:p>56.2789571574</text:p>
          </table:table-cell>
          <table:table-cell office:value-type="float" office:value="57.3658066786" calcext:value-type="float">
            <text:p>57.3658066786</text:p>
          </table:table-cell>
          <table:table-cell office:value-type="float" office:value="57.6664032259" calcext:value-type="float">
            <text:p>57.6664032259</text:p>
          </table:table-cell>
          <table:table-cell office:value-type="float" office:value="56.8249144896" calcext:value-type="float">
            <text:p>56.8249144896</text:p>
          </table:table-cell>
          <table:table-cell office:value-type="float" office:value="54.4667325629" calcext:value-type="float">
            <text:p>54.4667325629</text:p>
          </table:table-cell>
          <table:table-cell office:value-type="float" office:value="50.4682605383" calcext:value-type="float">
            <text:p>50.4682605383</text:p>
          </table:table-cell>
          <table:table-cell office:value-type="float" office:value="45.7524334185" calcext:value-type="float">
            <text:p>45.7524334185</text:p>
          </table:table-cell>
          <table:table-cell office:value-type="float" office:value="41.9232226653" calcext:value-type="float">
            <text:p>41.9232226653</text:p>
          </table:table-cell>
          <table:table-cell office:value-type="float" office:value="38.1224154235" calcext:value-type="float">
            <text:p>38.1224154235</text:p>
          </table:table-cell>
          <table:table-cell office:value-type="float" office:value="34.5265757366" calcext:value-type="float">
            <text:p>34.5265757366</text:p>
          </table:table-cell>
          <table:table-cell office:value-type="float" office:value="30.5427065292" calcext:value-type="float">
            <text:p>30.5427065292</text:p>
          </table:table-cell>
          <table:table-cell office:value-type="float" office:value="28.0717467359" calcext:value-type="float">
            <text:p>28.0717467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1801984235" calcext:value-type="float">
            <text:p>7.1801984235</text:p>
          </table:table-cell>
          <table:table-cell office:value-type="float" office:value="7.3999531263" calcext:value-type="float">
            <text:p>7.3999531263</text:p>
          </table:table-cell>
          <table:table-cell office:value-type="float" office:value="7.3949080562" calcext:value-type="float">
            <text:p>7.3949080562</text:p>
          </table:table-cell>
          <table:table-cell office:value-type="float" office:value="7.4689538935" calcext:value-type="float">
            <text:p>7.4689538935</text:p>
          </table:table-cell>
          <table:table-cell office:value-type="float" office:value="7.5498749313" calcext:value-type="float">
            <text:p>7.5498749313</text:p>
          </table:table-cell>
          <table:table-cell office:value-type="float" office:value="7.3504579098" calcext:value-type="float">
            <text:p>7.3504579098</text:p>
          </table:table-cell>
          <table:table-cell office:value-type="float" office:value="6.9778569815" calcext:value-type="float">
            <text:p>6.9778569815</text:p>
          </table:table-cell>
          <table:table-cell office:value-type="float" office:value="6.2388184114" calcext:value-type="float">
            <text:p>6.2388184114</text:p>
          </table:table-cell>
          <table:table-cell office:value-type="float" office:value="5.0229488236" calcext:value-type="float">
            <text:p>5.0229488236</text:p>
          </table:table-cell>
          <table:table-cell office:value-type="float" office:value="3.4109933579" calcext:value-type="float">
            <text:p>3.4109933579</text:p>
          </table:table-cell>
          <table:table-cell office:value-type="float" office:value="2.0892067082" calcext:value-type="float">
            <text:p>2.0892067082</text:p>
          </table:table-cell>
          <table:table-cell office:value-type="float" office:value="1.8176529737" calcext:value-type="float">
            <text:p>1.8176529737</text:p>
          </table:table-cell>
          <table:table-cell office:value-type="float" office:value="1.4134756617" calcext:value-type="float">
            <text:p>1.4134756617</text:p>
          </table:table-cell>
          <table:table-cell office:value-type="float" office:value="1.0873363541" calcext:value-type="float">
            <text:p>1.0873363541</text:p>
          </table:table-cell>
          <table:table-cell office:value-type="float" office:value="0.4246247448" calcext:value-type="float">
            <text:p>0.4246247448</text:p>
          </table:table-cell>
          <table:table-cell office:value-type="float" office:value="0.8566296742" calcext:value-type="float">
            <text:p>0.8566296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1224662" calcext:value-type="float">
            <text:p>0.1651224662</text:p>
          </table:table-cell>
          <table:table-cell office:value-type="float" office:value="0.1834732175" calcext:value-type="float">
            <text:p>0.1834732175</text:p>
          </table:table-cell>
          <table:table-cell office:value-type="float" office:value="0.2024643201" calcext:value-type="float">
            <text:p>0.2024643201</text:p>
          </table:table-cell>
          <table:table-cell office:value-type="float" office:value="0.221916328" calcext:value-type="float">
            <text:p>0.221916328</text:p>
          </table:table-cell>
          <table:table-cell office:value-type="float" office:value="0.2417053655" calcext:value-type="float">
            <text:p>0.2417053655</text:p>
          </table:table-cell>
          <table:table-cell office:value-type="float" office:value="0.2616764165" calcext:value-type="float">
            <text:p>0.2616764165</text:p>
          </table:table-cell>
          <table:table-cell office:value-type="float" office:value="0.2816781678" calcext:value-type="float">
            <text:p>0.2816781678</text:p>
          </table:table-cell>
          <table:table-cell office:value-type="float" office:value="0.3015279795" calcext:value-type="float">
            <text:p>0.3015279795</text:p>
          </table:table-cell>
          <table:table-cell office:value-type="float" office:value="0.3209992729" calcext:value-type="float">
            <text:p>0.3209992729</text:p>
          </table:table-cell>
          <table:table-cell office:value-type="float" office:value="0.3398506611" calcext:value-type="float">
            <text:p>0.3398506611</text:p>
          </table:table-cell>
          <table:table-cell office:value-type="float" office:value="0.3579583836" calcext:value-type="float">
            <text:p>0.3579583836</text:p>
          </table:table-cell>
          <table:table-cell office:value-type="float" office:value="0.3754210564" calcext:value-type="float">
            <text:p>0.3754210564</text:p>
          </table:table-cell>
          <table:table-cell office:value-type="float" office:value="0.3922616581" calcext:value-type="float">
            <text:p>0.3922616581</text:p>
          </table:table-cell>
          <table:table-cell office:value-type="float" office:value="0.4085023488" calcext:value-type="float">
            <text:p>0.4085023488</text:p>
          </table:table-cell>
          <table:table-cell office:value-type="float" office:value="0.4240956838" calcext:value-type="float">
            <text:p>0.4240956838</text:p>
          </table:table-cell>
          <table:table-cell office:value-type="float" office:value="0.4392224984" calcext:value-type="float">
            <text:p>0.4392224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19537698" calcext:value-type="float">
            <text:p>1.2619537698</text:p>
          </table:table-cell>
          <table:table-cell office:value-type="float" office:value="1.3687878179" calcext:value-type="float">
            <text:p>1.3687878179</text:p>
          </table:table-cell>
          <table:table-cell office:value-type="float" office:value="1.4470261295" calcext:value-type="float">
            <text:p>1.4470261295</text:p>
          </table:table-cell>
          <table:table-cell office:value-type="float" office:value="1.5092869466" calcext:value-type="float">
            <text:p>1.5092869466</text:p>
          </table:table-cell>
          <table:table-cell office:value-type="float" office:value="1.5616377476" calcext:value-type="float">
            <text:p>1.5616377476</text:p>
          </table:table-cell>
          <table:table-cell office:value-type="float" office:value="1.6043089099" calcext:value-type="float">
            <text:p>1.6043089099</text:p>
          </table:table-cell>
          <table:table-cell office:value-type="float" office:value="1.6373886466" calcext:value-type="float">
            <text:p>1.6373886466</text:p>
          </table:table-cell>
          <table:table-cell office:value-type="float" office:value="1.6593221481" calcext:value-type="float">
            <text:p>1.6593221481</text:p>
          </table:table-cell>
          <table:table-cell office:value-type="float" office:value="1.6674657127" calcext:value-type="float">
            <text:p>1.6674657127</text:p>
          </table:table-cell>
          <table:table-cell office:value-type="float" office:value="1.6601493389" calcext:value-type="float">
            <text:p>1.6601493389</text:p>
          </table:table-cell>
          <table:table-cell office:value-type="float" office:value="1.6420416164" calcext:value-type="float">
            <text:p>1.6420416164</text:p>
          </table:table-cell>
          <table:table-cell office:value-type="float" office:value="1.6245789436" calcext:value-type="float">
            <text:p>1.6245789436</text:p>
          </table:table-cell>
          <table:table-cell office:value-type="float" office:value="1.6077383419" calcext:value-type="float">
            <text:p>1.6077383419</text:p>
          </table:table-cell>
          <table:table-cell office:value-type="float" office:value="1.5914976512" calcext:value-type="float">
            <text:p>1.5914976512</text:p>
          </table:table-cell>
          <table:table-cell office:value-type="float" office:value="1.5726826003" calcext:value-type="float">
            <text:p>1.5726826003</text:p>
          </table:table-cell>
          <table:table-cell office:value-type="float" office:value="1.5607775016" calcext:value-type="float">
            <text:p>1.5607775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16368397" calcext:value-type="float">
            <text:p>0.5116368397</text:p>
          </table:table-cell>
          <table:table-cell office:value-type="float" office:value="0.5761042687" calcext:value-type="float">
            <text:p>0.5761042687</text:p>
          </table:table-cell>
          <table:table-cell office:value-type="float" office:value="0.6369549955" calcext:value-type="float">
            <text:p>0.6369549955</text:p>
          </table:table-cell>
          <table:table-cell office:value-type="float" office:value="0.6937958602" calcext:value-type="float">
            <text:p>0.6937958602</text:p>
          </table:table-cell>
          <table:table-cell office:value-type="float" office:value="0.7491154091" calcext:value-type="float">
            <text:p>0.7491154091</text:p>
          </table:table-cell>
          <table:table-cell office:value-type="float" office:value="0.8049106477" calcext:value-type="float">
            <text:p>0.8049106477</text:p>
          </table:table-cell>
          <table:table-cell office:value-type="float" office:value="0.8584855619" calcext:value-type="float">
            <text:p>0.8584855619</text:p>
          </table:table-cell>
          <table:table-cell office:value-type="float" office:value="0.9103156866" calcext:value-type="float">
            <text:p>0.9103156866</text:p>
          </table:table-cell>
          <table:table-cell office:value-type="float" office:value="0.9584429186" calcext:value-type="float">
            <text:p>0.9584429186</text:p>
          </table:table-cell>
          <table:table-cell office:value-type="float" office:value="0.9993865658" calcext:value-type="float">
            <text:p>0.9993865658</text:p>
          </table:table-cell>
          <table:table-cell office:value-type="float" office:value="1.0274856763" calcext:value-type="float">
            <text:p>1.0274856763</text:p>
          </table:table-cell>
          <table:table-cell office:value-type="float" office:value="1.043012151" calcext:value-type="float">
            <text:p>1.043012151</text:p>
          </table:table-cell>
          <table:table-cell office:value-type="float" office:value="1.0618219356" calcext:value-type="float">
            <text:p>1.0618219356</text:p>
          </table:table-cell>
          <table:table-cell office:value-type="float" office:value="1.0777362057" calcext:value-type="float">
            <text:p>1.0777362057</text:p>
          </table:table-cell>
          <table:table-cell office:value-type="float" office:value="1.0942540165" calcext:value-type="float">
            <text:p>1.0942540165</text:p>
          </table:table-cell>
          <table:table-cell office:value-type="float" office:value="1.0997050873" calcext:value-type="float">
            <text:p>1.0997050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526607196" calcext:value-type="float">
            <text:p>45.2526607196</text:p>
          </table:table-cell>
          <table:table-cell office:value-type="float" office:value="46.4258688848" calcext:value-type="float">
            <text:p>46.4258688848</text:p>
          </table:table-cell>
          <table:table-cell office:value-type="float" office:value="47.4460334511" calcext:value-type="float">
            <text:p>47.4460334511</text:p>
          </table:table-cell>
          <table:table-cell office:value-type="float" office:value="48.3354479735" calcext:value-type="float">
            <text:p>48.3354479735</text:p>
          </table:table-cell>
          <table:table-cell office:value-type="float" office:value="49.15032445" calcext:value-type="float">
            <text:p>49.15032445</text:p>
          </table:table-cell>
          <table:table-cell office:value-type="float" office:value="49.9274964026" calcext:value-type="float">
            <text:p>49.9274964026</text:p>
          </table:table-cell>
          <table:table-cell office:value-type="float" office:value="50.635844383" calcext:value-type="float">
            <text:p>50.635844383</text:p>
          </table:table-cell>
          <table:table-cell office:value-type="float" office:value="51.2890319052" calcext:value-type="float">
            <text:p>51.2890319052</text:p>
          </table:table-cell>
          <table:table-cell office:value-type="float" office:value="51.8695794623" calcext:value-type="float">
            <text:p>51.8695794623</text:p>
          </table:table-cell>
          <table:table-cell office:value-type="float" office:value="52.3451586738" calcext:value-type="float">
            <text:p>52.3451586738</text:p>
          </table:table-cell>
          <table:table-cell office:value-type="float" office:value="52.6623435754" calcext:value-type="float">
            <text:p>52.6623435754</text:p>
          </table:table-cell>
          <table:table-cell office:value-type="float" office:value="52.8345219542" calcext:value-type="float">
            <text:p>52.8345219542</text:p>
          </table:table-cell>
          <table:table-cell office:value-type="float" office:value="53.0402515094" calcext:value-type="float">
            <text:p>53.0402515094</text:p>
          </table:table-cell>
          <table:table-cell office:value-type="float" office:value="53.2119210323" calcext:value-type="float">
            <text:p>53.2119210323</text:p>
          </table:table-cell>
          <table:table-cell office:value-type="float" office:value="53.3878360013" calcext:value-type="float">
            <text:p>53.3878360013</text:p>
          </table:table-cell>
          <table:table-cell office:value-type="float" office:value="53.4453920973" calcext:value-type="float">
            <text:p>53.4453920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6256945545" calcext:value-type="float">
            <text:p>363.6256945545</text:p>
          </table:table-cell>
          <table:table-cell office:value-type="float" office:value="397.9316669636" calcext:value-type="float">
            <text:p>397.9316669636</text:p>
          </table:table-cell>
          <table:table-cell office:value-type="float" office:value="430.3108277997" calcext:value-type="float">
            <text:p>430.3108277997</text:p>
          </table:table-cell>
          <table:table-cell office:value-type="float" office:value="459.2098070899" calcext:value-type="float">
            <text:p>459.2098070899</text:p>
          </table:table-cell>
          <table:table-cell office:value-type="float" office:value="486.284230735" calcext:value-type="float">
            <text:p>486.284230735</text:p>
          </table:table-cell>
          <table:table-cell office:value-type="float" office:value="513.4561851591" calcext:value-type="float">
            <text:p>513.4561851591</text:p>
          </table:table-cell>
          <table:table-cell office:value-type="float" office:value="539.1016368936" calcext:value-type="float">
            <text:p>539.1016368936</text:p>
          </table:table-cell>
          <table:table-cell office:value-type="float" office:value="564.3205854619" calcext:value-type="float">
            <text:p>564.3205854619</text:p>
          </table:table-cell>
          <table:table-cell office:value-type="float" office:value="588.8222524901" calcext:value-type="float">
            <text:p>588.8222524901</text:p>
          </table:table-cell>
          <table:table-cell office:value-type="float" office:value="611.3241407256" calcext:value-type="float">
            <text:p>611.3241407256</text:p>
          </table:table-cell>
          <table:table-cell office:value-type="float" office:value="628.0180829149" calcext:value-type="float">
            <text:p>628.0180829149</text:p>
          </table:table-cell>
          <table:table-cell office:value-type="float" office:value="637.0801028545" calcext:value-type="float">
            <text:p>637.0801028545</text:p>
          </table:table-cell>
          <table:table-cell office:value-type="float" office:value="647.9079741791" calcext:value-type="float">
            <text:p>647.9079741791</text:p>
          </table:table-cell>
          <table:table-cell office:value-type="float" office:value="656.9432122266" calcext:value-type="float">
            <text:p>656.9432122266</text:p>
          </table:table-cell>
          <table:table-cell office:value-type="float" office:value="666.9081288442" calcext:value-type="float">
            <text:p>666.9081288442</text:p>
          </table:table-cell>
          <table:table-cell office:value-type="float" office:value="669.2311630159" calcext:value-type="float">
            <text:p>669.2311630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440619572" calcext:value-type="float">
            <text:p>752.440619572</text:p>
          </table:table-cell>
          <table:table-cell office:value-type="float" office:value="806.7080451883" calcext:value-type="float">
            <text:p>806.7080451883</text:p>
          </table:table-cell>
          <table:table-cell office:value-type="float" office:value="855.5285545499" calcext:value-type="float">
            <text:p>855.5285545499</text:p>
          </table:table-cell>
          <table:table-cell office:value-type="float" office:value="900.9075917756" calcext:value-type="float">
            <text:p>900.9075917756</text:p>
          </table:table-cell>
          <table:table-cell office:value-type="float" office:value="943.416257659" calcext:value-type="float">
            <text:p>943.416257659</text:p>
          </table:table-cell>
          <table:table-cell office:value-type="float" office:value="981.5003855681" calcext:value-type="float">
            <text:p>981.5003855681</text:p>
          </table:table-cell>
          <table:table-cell office:value-type="float" office:value="1015.048453241" calcext:value-type="float">
            <text:p>1015.048453241</text:p>
          </table:table-cell>
          <table:table-cell office:value-type="float" office:value="1042.5499482812" calcext:value-type="float">
            <text:p>1042.5499482812</text:p>
          </table:table-cell>
          <table:table-cell office:value-type="float" office:value="1062.3305147157" calcext:value-type="float">
            <text:p>1062.3305147157</text:p>
          </table:table-cell>
          <table:table-cell office:value-type="float" office:value="1073.5981540886" calcext:value-type="float">
            <text:p>1073.5981540886</text:p>
          </table:table-cell>
          <table:table-cell office:value-type="float" office:value="1079.5703725194" calcext:value-type="float">
            <text:p>1079.5703725194</text:p>
          </table:table-cell>
          <table:table-cell office:value-type="float" office:value="1086.3643819265" calcext:value-type="float">
            <text:p>1086.3643819265</text:p>
          </table:table-cell>
          <table:table-cell office:value-type="float" office:value="1091.1569755974" calcext:value-type="float">
            <text:p>1091.1569755974</text:p>
          </table:table-cell>
          <table:table-cell office:value-type="float" office:value="1094.7435886215" calcext:value-type="float">
            <text:p>1094.7435886215</text:p>
          </table:table-cell>
          <table:table-cell office:value-type="float" office:value="1095.0287401691" calcext:value-type="float">
            <text:p>1095.0287401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T &lt; 1.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emp limit 1.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-932.7633635647" calcext:value-type="float">
            <text:p>-932.76336356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7.5823902953" calcext:value-type="float">
            <text:p>7.5823902953</text:p>
          </table:table-cell>
          <table:table-cell office:value-type="float" office:value="6.8020098114" calcext:value-type="float">
            <text:p>6.8020098114</text:p>
          </table:table-cell>
          <table:table-cell office:value-type="float" office:value="6.2828331904" calcext:value-type="float">
            <text:p>6.2828331904</text:p>
          </table:table-cell>
          <table:table-cell office:value-type="float" office:value="5.7609599779" calcext:value-type="float">
            <text:p>5.7609599779</text:p>
          </table:table-cell>
          <table:table-cell office:value-type="float" office:value="5.2793313572" calcext:value-type="float">
            <text:p>5.2793313572</text:p>
          </table:table-cell>
          <table:table-cell office:value-type="float" office:value="4.9750736381" calcext:value-type="float">
            <text:p>4.9750736381</text:p>
          </table:table-cell>
          <table:table-cell office:value-type="float" office:value="4.5083434382" calcext:value-type="float">
            <text:p>4.5083434382</text:p>
          </table:table-cell>
          <table:table-cell office:value-type="float" office:value="4.5529662087" calcext:value-type="float">
            <text:p>4.5529662087</text:p>
          </table:table-cell>
          <table:table-cell office:value-type="float" office:value="4.2294894828" calcext:value-type="float">
            <text:p>4.2294894828</text:p>
          </table:table-cell>
          <table:table-cell office:value-type="float" office:value="3.8199754329" calcext:value-type="float">
            <text:p>3.8199754329</text:p>
          </table:table-cell>
          <table:table-cell office:value-type="float" office:value="3.1109788961" calcext:value-type="float">
            <text:p>3.1109788961</text:p>
          </table:table-cell>
          <table:table-cell office:value-type="float" office:value="2.4288809163" calcext:value-type="float">
            <text:p>2.4288809163</text:p>
          </table:table-cell>
          <table:table-cell office:value-type="float" office:value="1.7570365589" calcext:value-type="float">
            <text:p>1.7570365589</text:p>
          </table:table-cell>
          <table:table-cell office:value-type="float" office:value="1.122227328" calcext:value-type="float">
            <text:p>1.122227328</text:p>
          </table:table-cell>
          <table:table-cell office:value-type="float" office:value="0.4264621233" calcext:value-type="float">
            <text:p>0.4264621233</text:p>
          </table:table-cell>
          <table:table-cell office:value-type="float" office:value="0.1164142402" calcext:value-type="float">
            <text:p>0.1164142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14.5940429819" calcext:value-type="float">
            <text:p>414.5940429819</text:p>
          </table:table-cell>
          <table:table-cell office:value-type="float" office:value="414.2982261782" calcext:value-type="float">
            <text:p>414.2982261782</text:p>
          </table:table-cell>
          <table:table-cell office:value-type="float" office:value="414.111394052" calcext:value-type="float">
            <text:p>414.111394052</text:p>
          </table:table-cell>
          <table:table-cell office:value-type="float" office:value="413.825088774" calcext:value-type="float">
            <text:p>413.825088774</text:p>
          </table:table-cell>
          <table:table-cell office:value-type="float" office:value="413.4188212276" calcext:value-type="float">
            <text:p>413.4188212276</text:p>
          </table:table-cell>
          <table:table-cell office:value-type="float" office:value="412.9697918578" calcext:value-type="float">
            <text:p>412.9697918578</text:p>
          </table:table-cell>
          <table:table-cell office:value-type="float" office:value="412.3733460174" calcext:value-type="float">
            <text:p>412.3733460174</text:p>
          </table:table-cell>
          <table:table-cell office:value-type="float" office:value="411.9879225629" calcext:value-type="float">
            <text:p>411.9879225629</text:p>
          </table:table-cell>
          <table:table-cell office:value-type="float" office:value="411.5893327664" calcext:value-type="float">
            <text:p>411.5893327664</text:p>
          </table:table-cell>
          <table:table-cell office:value-type="float" office:value="411.1378374168" calcext:value-type="float">
            <text:p>411.1378374168</text:p>
          </table:table-cell>
          <table:table-cell office:value-type="float" office:value="410.4698886268" calcext:value-type="float">
            <text:p>410.4698886268</text:p>
          </table:table-cell>
          <table:table-cell office:value-type="float" office:value="409.6224189144" calcext:value-type="float">
            <text:p>409.6224189144</text:p>
          </table:table-cell>
          <table:table-cell office:value-type="float" office:value="408.6018338456" calcext:value-type="float">
            <text:p>408.6018338456</text:p>
          </table:table-cell>
          <table:table-cell office:value-type="float" office:value="407.4264280646" calcext:value-type="float">
            <text:p>407.4264280646</text:p>
          </table:table-cell>
          <table:table-cell office:value-type="float" office:value="406.0587403168" calcext:value-type="float">
            <text:p>406.0587403168</text:p>
          </table:table-cell>
          <table:table-cell office:value-type="float" office:value="404.7102649157" calcext:value-type="float">
            <text:p>404.7102649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883.0853115514" calcext:value-type="float">
            <text:p>883.0853115514</text:p>
          </table:table-cell>
          <table:table-cell office:value-type="float" office:value="882.4552217596" calcext:value-type="float">
            <text:p>882.4552217596</text:p>
          </table:table-cell>
          <table:table-cell office:value-type="float" office:value="882.0572693308" calcext:value-type="float">
            <text:p>882.0572693308</text:p>
          </table:table-cell>
          <table:table-cell office:value-type="float" office:value="881.4474390886" calcext:value-type="float">
            <text:p>881.4474390886</text:p>
          </table:table-cell>
          <table:table-cell office:value-type="float" office:value="880.5820892148" calcext:value-type="float">
            <text:p>880.5820892148</text:p>
          </table:table-cell>
          <table:table-cell office:value-type="float" office:value="879.625656657" calcext:value-type="float">
            <text:p>879.625656657</text:p>
          </table:table-cell>
          <table:table-cell office:value-type="float" office:value="878.3552270171" calcext:value-type="float">
            <text:p>878.3552270171</text:p>
          </table:table-cell>
          <table:table-cell office:value-type="float" office:value="877.5342750589" calcext:value-type="float">
            <text:p>877.5342750589</text:p>
          </table:table-cell>
          <table:table-cell office:value-type="float" office:value="876.6852787925" calcext:value-type="float">
            <text:p>876.6852787925</text:p>
          </table:table-cell>
          <table:table-cell office:value-type="float" office:value="875.7235936979" calcext:value-type="float">
            <text:p>875.7235936979</text:p>
          </table:table-cell>
          <table:table-cell office:value-type="float" office:value="874.3008627751" calcext:value-type="float">
            <text:p>874.3008627751</text:p>
          </table:table-cell>
          <table:table-cell office:value-type="float" office:value="872.4957522877" calcext:value-type="float">
            <text:p>872.4957522877</text:p>
          </table:table-cell>
          <table:table-cell office:value-type="float" office:value="870.3219060911" calcext:value-type="float">
            <text:p>870.3219060911</text:p>
          </table:table-cell>
          <table:table-cell office:value-type="float" office:value="867.8182917777" calcext:value-type="float">
            <text:p>867.8182917777</text:p>
          </table:table-cell>
          <table:table-cell office:value-type="float" office:value="864.9051168748" calcext:value-type="float">
            <text:p>864.9051168748</text:p>
          </table:table-cell>
          <table:table-cell office:value-type="float" office:value="862.0328642705" calcext:value-type="float">
            <text:p>862.0328642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3594203581" calcext:value-type="float">
            <text:p>1.3594203581</text:p>
          </table:table-cell>
          <table:table-cell office:value-type="float" office:value="1.4127634308" calcext:value-type="float">
            <text:p>1.4127634308</text:p>
          </table:table-cell>
          <table:table-cell office:value-type="float" office:value="1.4450384071" calcext:value-type="float">
            <text:p>1.4450384071</text:p>
          </table:table-cell>
          <table:table-cell office:value-type="float" office:value="1.4673243444" calcext:value-type="float">
            <text:p>1.4673243444</text:p>
          </table:table-cell>
          <table:table-cell office:value-type="float" office:value="1.4829219296" calcext:value-type="float">
            <text:p>1.4829219296</text:p>
          </table:table-cell>
          <table:table-cell office:value-type="float" office:value="1.4932557004" calcext:value-type="float">
            <text:p>1.4932557004</text:p>
          </table:table-cell>
          <table:table-cell office:value-type="float" office:value="1.4983920034" calcext:value-type="float">
            <text:p>1.4983920034</text:p>
          </table:table-cell>
          <table:table-cell table:number-columns-repeated="7" office:value-type="float" office:value="1.5" calcext:value-type="float">
            <text:p>1.5</text:p>
          </table:table-cell>
          <table:table-cell office:value-type="float" office:value="1.4997546219" calcext:value-type="float">
            <text:p>1.4997546219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2.8081726851" calcext:value-type="float">
            <text:p>2.8081726851</text:p>
          </table:table-cell>
          <table:table-cell office:value-type="float" office:value="2.8380914558" calcext:value-type="float">
            <text:p>2.8380914558</text:p>
          </table:table-cell>
          <table:table-cell office:value-type="float" office:value="2.8562834034" calcext:value-type="float">
            <text:p>2.8562834034</text:p>
          </table:table-cell>
          <table:table-cell office:value-type="float" office:value="2.8629071495" calcext:value-type="float">
            <text:p>2.8629071495</text:p>
          </table:table-cell>
          <table:table-cell office:value-type="float" office:value="2.8583036716" calcext:value-type="float">
            <text:p>2.8583036716</text:p>
          </table:table-cell>
          <table:table-cell office:value-type="float" office:value="2.844066071" calcext:value-type="float">
            <text:p>2.844066071</text:p>
          </table:table-cell>
          <table:table-cell office:value-type="float" office:value="2.8192168635" calcext:value-type="float">
            <text:p>2.8192168635</text:p>
          </table:table-cell>
          <table:table-cell office:value-type="float" office:value="2.7890810184" calcext:value-type="float">
            <text:p>2.7890810184</text:p>
          </table:table-cell>
          <table:table-cell office:value-type="float" office:value="2.7582168774" calcext:value-type="float">
            <text:p>2.7582168774</text:p>
          </table:table-cell>
          <table:table-cell office:value-type="float" office:value="2.7299014403" calcext:value-type="float">
            <text:p>2.7299014403</text:p>
          </table:table-cell>
          <table:table-cell office:value-type="float" office:value="2.7025946812" calcext:value-type="float">
            <text:p>2.7025946812</text:p>
          </table:table-cell>
          <table:table-cell office:value-type="float" office:value="2.6762606682" calcext:value-type="float">
            <text:p>2.6762606682</text:p>
          </table:table-cell>
          <table:table-cell office:value-type="float" office:value="2.6508647491" calcext:value-type="float">
            <text:p>2.6508647491</text:p>
          </table:table-cell>
          <table:table-cell office:value-type="float" office:value="2.6263735064" calcext:value-type="float">
            <text:p>2.6263735064</text:p>
          </table:table-cell>
          <table:table-cell office:value-type="float" office:value="2.6019830605" calcext:value-type="float">
            <text:p>2.6019830605</text:p>
          </table:table-cell>
          <table:table-cell office:value-type="float" office:value="2.5802144876" calcext:value-type="float">
            <text:p>2.5802144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3058750851" calcext:value-type="float">
            <text:p>2.3058750851</text:p>
          </table:table-cell>
          <table:table-cell office:value-type="float" office:value="2.3018281909" calcext:value-type="float">
            <text:p>2.3018281909</text:p>
          </table:table-cell>
          <table:table-cell office:value-type="float" office:value="2.2992707623" calcext:value-type="float">
            <text:p>2.2992707623</text:p>
          </table:table-cell>
          <table:table-cell office:value-type="float" office:value="2.295349468" calcext:value-type="float">
            <text:p>2.295349468</text:p>
          </table:table-cell>
          <table:table-cell office:value-type="float" office:value="2.2897804879" calcext:value-type="float">
            <text:p>2.2897804879</text:p>
          </table:table-cell>
          <table:table-cell office:value-type="float" office:value="2.2836189723" calcext:value-type="float">
            <text:p>2.2836189723</text:p>
          </table:table-cell>
          <table:table-cell office:value-type="float" office:value="2.2754242615" calcext:value-type="float">
            <text:p>2.2754242615</text:p>
          </table:table-cell>
          <table:table-cell office:value-type="float" office:value="2.2701225306" calcext:value-type="float">
            <text:p>2.2701225306</text:p>
          </table:table-cell>
          <table:table-cell office:value-type="float" office:value="2.2646344694" calcext:value-type="float">
            <text:p>2.2646344694</text:p>
          </table:table-cell>
          <table:table-cell office:value-type="float" office:value="2.2584115443" calcext:value-type="float">
            <text:p>2.2584115443</text:p>
          </table:table-cell>
          <table:table-cell office:value-type="float" office:value="2.2491927137" calcext:value-type="float">
            <text:p>2.2491927137</text:p>
          </table:table-cell>
          <table:table-cell office:value-type="float" office:value="2.2374745736" calcext:value-type="float">
            <text:p>2.2374745736</text:p>
          </table:table-cell>
          <table:table-cell office:value-type="float" office:value="2.2233305109" calcext:value-type="float">
            <text:p>2.2233305109</text:p>
          </table:table-cell>
          <table:table-cell office:value-type="float" office:value="2.2069969827" calcext:value-type="float">
            <text:p>2.2069969827</text:p>
          </table:table-cell>
          <table:table-cell office:value-type="float" office:value="2.1879320704" calcext:value-type="float">
            <text:p>2.1879320704</text:p>
          </table:table-cell>
          <table:table-cell office:value-type="float" office:value="2.1690719971" calcext:value-type="float">
            <text:p>2.1690719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18076814" calcext:value-type="float">
            <text:p>0.5418076814</text:p>
          </table:table-cell>
          <table:table-cell office:value-type="float" office:value="0.5228356837" calcext:value-type="float">
            <text:p>0.5228356837</text:p>
          </table:table-cell>
          <table:table-cell office:value-type="float" office:value="0.4948220987" calcext:value-type="float">
            <text:p>0.4948220987</text:p>
          </table:table-cell>
          <table:table-cell office:value-type="float" office:value="0.458230102" calcext:value-type="float">
            <text:p>0.458230102</text:p>
          </table:table-cell>
          <table:table-cell office:value-type="float" office:value="0.4134584878" calcext:value-type="float">
            <text:p>0.4134584878</text:p>
          </table:table-cell>
          <table:table-cell office:value-type="float" office:value="0.368144908" calcext:value-type="float">
            <text:p>0.368144908</text:p>
          </table:table-cell>
          <table:table-cell office:value-type="float" office:value="0.3261148959" calcext:value-type="float">
            <text:p>0.3261148959</text:p>
          </table:table-cell>
          <table:table-cell office:value-type="float" office:value="0.2880894675" calcext:value-type="float">
            <text:p>0.2880894675</text:p>
          </table:table-cell>
          <table:table-cell office:value-type="float" office:value="0.2535360946" calcext:value-type="float">
            <text:p>0.2535360946</text:p>
          </table:table-cell>
          <table:table-cell office:value-type="float" office:value="0.2223467382" calcext:value-type="float">
            <text:p>0.2223467382</text:p>
          </table:table-cell>
          <table:table-cell office:value-type="float" office:value="0.1942515237" calcext:value-type="float">
            <text:p>0.1942515237</text:p>
          </table:table-cell>
          <table:table-cell office:value-type="float" office:value="0.1689884901" calcext:value-type="float">
            <text:p>0.1689884901</text:p>
          </table:table-cell>
          <table:table-cell office:value-type="float" office:value="0.1461424905" calcext:value-type="float">
            <text:p>0.1461424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16.6904736217" calcext:value-type="float">
            <text:p>116.6904736217</text:p>
          </table:table-cell>
          <table:table-cell office:value-type="float" office:value="175.88251092" calcext:value-type="float">
            <text:p>175.88251092</text:p>
          </table:table-cell>
          <table:table-cell office:value-type="float" office:value="239.0913992911" calcext:value-type="float">
            <text:p>239.0913992911</text:p>
          </table:table-cell>
          <table:table-cell office:value-type="float" office:value="304.4662956516" calcext:value-type="float">
            <text:p>304.4662956516</text:p>
          </table:table-cell>
          <table:table-cell office:value-type="float" office:value="387.6882282712" calcext:value-type="float">
            <text:p>387.6882282712</text:p>
          </table:table-cell>
          <table:table-cell office:value-type="float" office:value="430.7767935708" calcext:value-type="float">
            <text:p>430.7767935708</text:p>
          </table:table-cell>
          <table:table-cell office:value-type="float" office:value="449.225258096" calcext:value-type="float">
            <text:p>449.225258096</text:p>
          </table:table-cell>
          <table:table-cell office:value-type="float" office:value="459.5698409805" calcext:value-type="float">
            <text:p>459.5698409805</text:p>
          </table:table-cell>
          <table:table-cell office:value-type="float" office:value="469.1469267146" calcext:value-type="float">
            <text:p>469.1469267146</text:p>
          </table:table-cell>
          <table:table-cell office:value-type="float" office:value="475.9589744371" calcext:value-type="float">
            <text:p>475.9589744371</text:p>
          </table:table-cell>
          <table:table-cell office:value-type="float" office:value="481.1911409951" calcext:value-type="float">
            <text:p>481.1911409951</text:p>
          </table:table-cell>
          <table:table-cell office:value-type="float" office:value="485.1127327941" calcext:value-type="float">
            <text:p>485.1127327941</text:p>
          </table:table-cell>
          <table:table-cell office:value-type="float" office:value="488.841169484" calcext:value-type="float">
            <text:p>488.841169484</text:p>
          </table:table-cell>
          <table:table-cell office:value-type="float" office:value="488.9733360805" calcext:value-type="float">
            <text:p>488.9733360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267916171" calcext:value-type="float">
            <text:p>0.9267916171</text:p>
          </table:table-cell>
          <table:table-cell office:value-type="float" office:value="0.9430155697" calcext:value-type="float">
            <text:p>0.9430155697</text:p>
          </table:table-cell>
          <table:table-cell office:value-type="float" office:value="0.9582401869" calcext:value-type="float">
            <text:p>0.9582401869</text:p>
          </table:table-cell>
          <table:table-cell office:value-type="float" office:value="0.96993907" calcext:value-type="float">
            <text:p>0.96993907</text:p>
          </table:table-cell>
          <table:table-cell office:value-type="float" office:value="0.9796460418" calcext:value-type="float">
            <text:p>0.9796460418</text:p>
          </table:table-cell>
          <table:table-cell office:value-type="float" office:value="0.987710146" calcext:value-type="float">
            <text:p>0.987710146</text:p>
          </table:table-cell>
          <table:table-cell office:value-type="float" office:value="0.9955541181" calcext:value-type="float">
            <text:p>0.9955541181</text:p>
          </table:table-cell>
          <table:table-cell office:value-type="float" office:value="0.9988388371" calcext:value-type="float">
            <text:p>0.9988388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536.922722296" calcext:value-type="float">
            <text:p>3536.922722296</text:p>
          </table:table-cell>
          <table:table-cell office:value-type="float" office:value="4161.0855556423" calcext:value-type="float">
            <text:p>4161.0855556423</text:p>
          </table:table-cell>
          <table:table-cell office:value-type="float" office:value="5087.2655714562" calcext:value-type="float">
            <text:p>5087.2655714562</text:p>
          </table:table-cell>
          <table:table-cell office:value-type="float" office:value="6439.1585649746" calcext:value-type="float">
            <text:p>6439.1585649746</text:p>
          </table:table-cell>
          <table:table-cell office:value-type="float" office:value="8397.4399909659" calcext:value-type="float">
            <text:p>8397.4399909659</text:p>
          </table:table-cell>
          <table:table-cell office:value-type="float" office:value="11455.0715673411" calcext:value-type="float">
            <text:p>11455.0715673411</text:p>
          </table:table-cell>
          <table:table-cell office:value-type="float" office:value="16710.0524195545" calcext:value-type="float">
            <text:p>16710.0524195545</text:p>
          </table:table-cell>
          <table:table-cell office:value-type="float" office:value="24826.7732587734" calcext:value-type="float">
            <text:p>24826.7732587734</text:p>
          </table:table-cell>
          <table:table-cell office:value-type="float" office:value="39313.6915951362" calcext:value-type="float">
            <text:p>39313.6915951362</text:p>
          </table:table-cell>
          <table:table-cell office:value-type="float" office:value="487.2284012548" calcext:value-type="float">
            <text:p>487.2284012548</text:p>
          </table:table-cell>
          <table:table-cell office:value-type="float" office:value="491.5056221276" calcext:value-type="float">
            <text:p>491.5056221276</text:p>
          </table:table-cell>
          <table:table-cell office:value-type="float" office:value="492.9800671086" calcext:value-type="float">
            <text:p>492.9800671086</text:p>
          </table:table-cell>
          <table:table-cell office:value-type="float" office:value="488.4047905207" calcext:value-type="float">
            <text:p>488.4047905207</text:p>
          </table:table-cell>
          <table:table-cell office:value-type="float" office:value="477.7782304692" calcext:value-type="float">
            <text:p>477.7782304692</text:p>
          </table:table-cell>
          <table:table-cell office:value-type="float" office:value="460.4251922628" calcext:value-type="float">
            <text:p>460.4251922628</text:p>
          </table:table-cell>
          <table:table-cell office:value-type="float" office:value="426.6309718386" calcext:value-type="float">
            <text:p>426.6309718386</text:p>
          </table:table-cell>
          <table:table-cell office:value-type="float" office:value="439.868839931" calcext:value-type="float">
            <text:p>439.868839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30.961163523" calcext:value-type="float">
            <text:p>30.961163523</text:p>
          </table:table-cell>
          <table:table-cell office:value-type="float" office:value="35.2638883621" calcext:value-type="float">
            <text:p>35.2638883621</text:p>
          </table:table-cell>
          <table:table-cell office:value-type="float" office:value="41.303616855" calcext:value-type="float">
            <text:p>41.303616855</text:p>
          </table:table-cell>
          <table:table-cell office:value-type="float" office:value="49.5736859671" calcext:value-type="float">
            <text:p>49.5736859671</text:p>
          </table:table-cell>
          <table:table-cell office:value-type="float" office:value="62.5737120749" calcext:value-type="float">
            <text:p>62.5737120749</text:p>
          </table:table-cell>
          <table:table-cell office:value-type="float" office:value="88.9483003863" calcext:value-type="float">
            <text:p>88.9483003863</text:p>
          </table:table-cell>
          <table:table-cell office:value-type="float" office:value="148.2771933642" calcext:value-type="float">
            <text:p>148.2771933642</text:p>
          </table:table-cell>
          <table:table-cell office:value-type="float" office:value="252.5634277907" calcext:value-type="float">
            <text:p>252.5634277907</text:p>
          </table:table-cell>
          <table:table-cell office:value-type="float" office:value="338.2031112127" calcext:value-type="float">
            <text:p>338.2031112127</text:p>
          </table:table-cell>
          <table:table-cell office:value-type="float" office:value="413.6489234358" calcext:value-type="float">
            <text:p>413.6489234358</text:p>
          </table:table-cell>
          <table:table-cell office:value-type="float" office:value="483.5660733407" calcext:value-type="float">
            <text:p>483.5660733407</text:p>
          </table:table-cell>
          <table:table-cell office:value-type="float" office:value="550.7492083446" calcext:value-type="float">
            <text:p>550.7492083446</text:p>
          </table:table-cell>
          <table:table-cell office:value-type="float" office:value="616.7683505904" calcext:value-type="float">
            <text:p>616.7683505904</text:p>
          </table:table-cell>
          <table:table-cell office:value-type="float" office:value="682.6319170536" calcext:value-type="float">
            <text:p>682.6319170536</text:p>
          </table:table-cell>
          <table:table-cell office:value-type="float" office:value="748.9302213415" calcext:value-type="float">
            <text:p>748.9302213415</text:p>
          </table:table-cell>
          <table:table-cell office:value-type="float" office:value="816.3370153688" calcext:value-type="float">
            <text:p>816.3370153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-0.2235638385" calcext:value-type="float">
            <text:p>-0.2235638385</text:p>
          </table:table-cell>
          <table:table-cell office:value-type="float" office:value="0.0382707252" calcext:value-type="float">
            <text:p>0.0382707252</text:p>
          </table:table-cell>
          <table:table-cell office:value-type="float" office:value="0.0445435352" calcext:value-type="float">
            <text:p>0.0445435352</text:p>
          </table:table-cell>
          <table:table-cell office:value-type="float" office:value="0.0496551178" calcext:value-type="float">
            <text:p>0.0496551178</text:p>
          </table:table-cell>
          <table:table-cell office:value-type="float" office:value="0.0579282016" calcext:value-type="float">
            <text:p>0.0579282016</text:p>
          </table:table-cell>
          <table:table-cell office:value-type="float" office:value="0.0715188767" calcext:value-type="float">
            <text:p>0.0715188767</text:p>
          </table:table-cell>
          <table:table-cell office:value-type="float" office:value="0.078599255" calcext:value-type="float">
            <text:p>0.078599255</text:p>
          </table:table-cell>
          <table:table-cell office:value-type="float" office:value="0.1215546508" calcext:value-type="float">
            <text:p>0.1215546508</text:p>
          </table:table-cell>
          <table:table-cell office:value-type="float" office:value="0.0744734045" calcext:value-type="float">
            <text:p>0.0744734045</text:p>
          </table:table-cell>
          <table:table-cell office:value-type="float" office:value="0.0574718952" calcext:value-type="float">
            <text:p>0.0574718952</text:p>
          </table:table-cell>
          <table:table-cell office:value-type="float" office:value="0.0492266731" calcext:value-type="float">
            <text:p>0.0492266731</text:p>
          </table:table-cell>
          <table:table-cell office:value-type="float" office:value="0.0445884007" calcext:value-type="float">
            <text:p>0.0445884007</text:p>
          </table:table-cell>
          <table:table-cell office:value-type="float" office:value="0.0416546325" calcext:value-type="float">
            <text:p>0.0416546325</text:p>
          </table:table-cell>
          <table:table-cell office:value-type="float" office:value="0.0396539597" calcext:value-type="float">
            <text:p>0.0396539597</text:p>
          </table:table-cell>
          <table:table-cell office:value-type="float" office:value="0.0381847467" calcext:value-type="float">
            <text:p>0.0381847467</text:p>
          </table:table-cell>
          <table:table-cell office:value-type="float" office:value="0.0371153351" calcext:value-type="float">
            <text:p>0.0371153351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31.1683334569" calcext:value-type="float">
            <text:p>31.1683334569</text:p>
          </table:table-cell>
          <table:table-cell office:value-type="float" office:value="35.583021247" calcext:value-type="float">
            <text:p>35.583021247</text:p>
          </table:table-cell>
          <table:table-cell office:value-type="float" office:value="41.8228041441" calcext:value-type="float">
            <text:p>41.8228041441</text:p>
          </table:table-cell>
          <table:table-cell office:value-type="float" office:value="50.4367163657" calcext:value-type="float">
            <text:p>50.4367163657</text:p>
          </table:table-cell>
          <table:table-cell office:value-type="float" office:value="64.0382137357" calcext:value-type="float">
            <text:p>64.0382137357</text:p>
          </table:table-cell>
          <table:table-cell office:value-type="float" office:value="91.6474004854" calcext:value-type="float">
            <text:p>91.6474004854</text:p>
          </table:table-cell>
          <table:table-cell office:value-type="float" office:value="154.1245185708" calcext:value-type="float">
            <text:p>154.1245185708</text:p>
          </table:table-cell>
          <table:table-cell office:value-type="float" office:value="263.4786091697" calcext:value-type="float">
            <text:p>263.4786091697</text:p>
          </table:table-cell>
          <table:table-cell office:value-type="float" office:value="352.9191579138" calcext:value-type="float">
            <text:p>352.9191579138</text:p>
          </table:table-cell>
          <table:table-cell office:value-type="float" office:value="431.3300692619" calcext:value-type="float">
            <text:p>431.3300692619</text:p>
          </table:table-cell>
          <table:table-cell office:value-type="float" office:value="503.8472356104" calcext:value-type="float">
            <text:p>503.8472356104</text:p>
          </table:table-cell>
          <table:table-cell office:value-type="float" office:value="573.2617401615" calcext:value-type="float">
            <text:p>573.2617401615</text:p>
          </table:table-cell>
          <table:table-cell office:value-type="float" office:value="641.2661320401" calcext:value-type="float">
            <text:p>641.2661320401</text:p>
          </table:table-cell>
          <table:table-cell office:value-type="float" office:value="708.9236197365" calcext:value-type="float">
            <text:p>708.9236197365</text:p>
          </table:table-cell>
          <table:table-cell office:value-type="float" office:value="776.9274409009" calcext:value-type="float">
            <text:p>776.9274409009</text:p>
          </table:table-cell>
          <table:table-cell office:value-type="float" office:value="845.7222499048" calcext:value-type="float">
            <text:p>845.7222499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1.4983355815" calcext:value-type="float">
            <text:p>1.4983355815</text:p>
          </table:table-cell>
          <table:table-cell office:value-type="float" office:value="1.6074826379" calcext:value-type="float">
            <text:p>1.6074826379</text:p>
          </table:table-cell>
          <table:table-cell office:value-type="float" office:value="1.9466644453" calcext:value-type="float">
            <text:p>1.9466644453</text:p>
          </table:table-cell>
          <table:table-cell office:value-type="float" office:value="2.6246304024" calcext:value-type="float">
            <text:p>2.6246304024</text:p>
          </table:table-cell>
          <table:table-cell office:value-type="float" office:value="4.2843088196" calcext:value-type="float">
            <text:p>4.2843088196</text:p>
          </table:table-cell>
          <table:table-cell office:value-type="float" office:value="10.6095263429" calcext:value-type="float">
            <text:p>10.6095263429</text:p>
          </table:table-cell>
          <table:table-cell office:value-type="float" office:value="45.7181166972" calcext:value-type="float">
            <text:p>45.7181166972</text:p>
          </table:table-cell>
          <table:table-cell office:value-type="float" office:value="211.1620315311" calcext:value-type="float">
            <text:p>211.1620315311</text:p>
          </table:table-cell>
          <table:table-cell office:value-type="float" office:value="438.3824974203" calcext:value-type="float">
            <text:p>438.3824974203</text:p>
          </table:table-cell>
          <table:table-cell office:value-type="float" office:value="678.9216699876" calcext:value-type="float">
            <text:p>678.9216699876</text:p>
          </table:table-cell>
          <table:table-cell office:value-type="float" office:value="914.6642280573" calcext:value-type="float">
            <text:p>914.6642280573</text:p>
          </table:table-cell>
          <table:table-cell office:value-type="float" office:value="1140.7076233468" calcext:value-type="float">
            <text:p>1140.7076233468</text:p>
          </table:table-cell>
          <table:table-cell office:value-type="float" office:value="1357.6280090145" calcext:value-type="float">
            <text:p>1357.6280090145</text:p>
          </table:table-cell>
          <table:table-cell office:value-type="float" office:value="1567.7156252412" calcext:value-type="float">
            <text:p>1567.7156252412</text:p>
          </table:table-cell>
          <table:table-cell office:value-type="float" office:value="1773.5753283732" calcext:value-type="float">
            <text:p>1773.5753283732</text:p>
          </table:table-cell>
          <table:table-cell office:value-type="float" office:value="1977.4784520943" calcext:value-type="float">
            <text:p>1977.4784520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" calcext:value-type="float">
            <text:p>0</text:p>
          </table:table-cell>
          <table:table-cell office:value-type="float" office:value="0.004668626" calcext:value-type="float">
            <text:p>0.004668626</text:p>
          </table:table-cell>
          <table:table-cell office:value-type="float" office:value="0.0056571301" calcext:value-type="float">
            <text:p>0.0056571301</text:p>
          </table:table-cell>
          <table:table-cell office:value-type="float" office:value="0.0071429314" calcext:value-type="float">
            <text:p>0.0071429314</text:p>
          </table:table-cell>
          <table:table-cell office:value-type="float" office:value="0.0110320254" calcext:value-type="float">
            <text:p>0.0110320254</text:p>
          </table:table-cell>
          <table:table-cell office:value-type="float" office:value="0.0258245342" calcext:value-type="float">
            <text:p>0.0258245342</text:p>
          </table:table-cell>
          <table:table-cell office:value-type="float" office:value="0.088710627" calcext:value-type="float">
            <text:p>0.088710627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0" calcext:value-type="float">
            <text:p>0</text:p>
          </table:table-cell>
          <table:table-cell office:value-type="float" office:value="0.1445460921" calcext:value-type="float">
            <text:p>0.1445460921</text:p>
          </table:table-cell>
          <table:table-cell office:value-type="float" office:value="0.1994924045" calcext:value-type="float">
            <text:p>0.1994924045</text:p>
          </table:table-cell>
          <table:table-cell office:value-type="float" office:value="0.2950289028" calcext:value-type="float">
            <text:p>0.2950289028</text:p>
          </table:table-cell>
          <table:table-cell office:value-type="float" office:value="0.5468981626" calcext:value-type="float">
            <text:p>0.5468981626</text:p>
          </table:table-cell>
          <table:table-cell office:value-type="float" office:value="1.6159369656" calcext:value-type="float">
            <text:p>1.6159369656</text:p>
          </table:table-cell>
          <table:table-cell office:value-type="float" office:value="7.8906594974" calcext:value-type="float">
            <text:p>7.8906594974</text:p>
          </table:table-cell>
          <table:table-cell office:value-type="float" office:value="36.8331881605" calcext:value-type="float">
            <text:p>36.8331881605</text:p>
          </table:table-cell>
          <table:table-cell office:value-type="float" office:value="62.7386858843" calcext:value-type="float">
            <text:p>62.7386858843</text:p>
          </table:table-cell>
          <table:table-cell office:value-type="float" office:value="84.0122378172" calcext:value-type="float">
            <text:p>84.0122378172</text:p>
          </table:table-cell>
          <table:table-cell office:value-type="float" office:value="102.7535542293" calcext:value-type="float">
            <text:p>102.7535542293</text:p>
          </table:table-cell>
          <table:table-cell office:value-type="float" office:value="120.1215086642" calcext:value-type="float">
            <text:p>120.1215086642</text:p>
          </table:table-cell>
          <table:table-cell office:value-type="float" office:value="136.8103129009" calcext:value-type="float">
            <text:p>136.8103129009</text:p>
          </table:table-cell>
          <table:table-cell office:value-type="float" office:value="153.2099724396" calcext:value-type="float">
            <text:p>153.2099724396</text:p>
          </table:table-cell>
          <table:table-cell office:value-type="float" office:value="169.5709857649" calcext:value-type="float">
            <text:p>169.5709857649</text:p>
          </table:table-cell>
          <table:table-cell office:value-type="float" office:value="186.0399912886" calcext:value-type="float">
            <text:p>186.0399912886</text:p>
          </table:table-cell>
          <table:table-cell office:value-type="float" office:value="202.7843541362" calcext:value-type="float">
            <text:p>202.78435413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30.9686348837" calcext:value-type="float">
            <text:p>30.9686348837</text:p>
          </table:table-cell>
          <table:table-cell office:value-type="float" office:value="35.3367943165" calcext:value-type="float">
            <text:p>35.3367943165</text:p>
          </table:table-cell>
          <table:table-cell office:value-type="float" office:value="41.5200251302" calcext:value-type="float">
            <text:p>41.5200251302</text:p>
          </table:table-cell>
          <table:table-cell office:value-type="float" office:value="50.0602268453" calcext:value-type="float">
            <text:p>50.0602268453</text:p>
          </table:table-cell>
          <table:table-cell office:value-type="float" office:value="63.5499779298" calcext:value-type="float">
            <text:p>63.5499779298</text:p>
          </table:table-cell>
          <table:table-cell office:value-type="float" office:value="90.9388964057" calcext:value-type="float">
            <text:p>90.9388964057</text:p>
          </table:table-cell>
          <table:table-cell office:value-type="float" office:value="152.9248080484" calcext:value-type="float">
            <text:p>152.9248080484</text:p>
          </table:table-cell>
          <table:table-cell office:value-type="float" office:value="261.4232784092" calcext:value-type="float">
            <text:p>261.4232784092</text:p>
          </table:table-cell>
          <table:table-cell office:value-type="float" office:value="350.1661237927" calcext:value-type="float">
            <text:p>350.1661237927</text:p>
          </table:table-cell>
          <table:table-cell office:value-type="float" office:value="427.9653712241" calcext:value-type="float">
            <text:p>427.9653712241</text:p>
          </table:table-cell>
          <table:table-cell office:value-type="float" office:value="499.9168492872" calcext:value-type="float">
            <text:p>499.9168492872</text:p>
          </table:table-cell>
          <table:table-cell office:value-type="float" office:value="568.789868642" calcext:value-type="float">
            <text:p>568.789868642</text:p>
          </table:table-cell>
          <table:table-cell office:value-type="float" office:value="636.2637752606" calcext:value-type="float">
            <text:p>636.2637752606</text:p>
          </table:table-cell>
          <table:table-cell office:value-type="float" office:value="703.3934838099" calcext:value-type="float">
            <text:p>703.3934838099</text:p>
          </table:table-cell>
          <table:table-cell office:value-type="float" office:value="770.8688068613" calcext:value-type="float">
            <text:p>770.8688068613</text:p>
          </table:table-cell>
          <table:table-cell office:value-type="float" office:value="839.1249820638" calcext:value-type="float">
            <text:p>839.1249820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7.4312933286" calcext:value-type="float">
            <text:p>17.4312933286</text:p>
          </table:table-cell>
          <table:table-cell office:value-type="float" office:value="3.7870500498" calcext:value-type="float">
            <text:p>3.7870500498</text:p>
          </table:table-cell>
          <table:table-cell office:value-type="float" office:value="4.1343816292" calcext:value-type="float">
            <text:p>4.1343816292</text:p>
          </table:table-cell>
          <table:table-cell office:value-type="float" office:value="4.6671639861" calcext:value-type="float">
            <text:p>4.6671639861</text:p>
          </table:table-cell>
          <table:table-cell office:value-type="float" office:value="5.4134457993" calcext:value-type="float">
            <text:p>5.4134457993</text:p>
          </table:table-cell>
          <table:table-cell office:value-type="float" office:value="6.5589838752" calcext:value-type="float">
            <text:p>6.5589838752</text:p>
          </table:table-cell>
          <table:table-cell office:value-type="float" office:value="8.5309478748" calcext:value-type="float">
            <text:p>8.5309478748</text:p>
          </table:table-cell>
          <table:table-cell office:value-type="float" office:value="11.5092894278" calcext:value-type="float">
            <text:p>11.5092894278</text:p>
          </table:table-cell>
          <table:table-cell office:value-type="float" office:value="19.2896239221" calcext:value-type="float">
            <text:p>19.2896239221</text:p>
          </table:table-cell>
          <table:table-cell office:value-type="float" office:value="25.4758136207" calcext:value-type="float">
            <text:p>25.4758136207</text:p>
          </table:table-cell>
          <table:table-cell office:value-type="float" office:value="30.7928538507" calcext:value-type="float">
            <text:p>30.7928538507</text:p>
          </table:table-cell>
          <table:table-cell office:value-type="float" office:value="35.6357287815" calcext:value-type="float">
            <text:p>35.6357287815</text:p>
          </table:table-cell>
          <table:table-cell office:value-type="float" office:value="40.2375726796" calcext:value-type="float">
            <text:p>40.2375726796</text:p>
          </table:table-cell>
          <table:table-cell office:value-type="float" office:value="44.7292970724" calcext:value-type="float">
            <text:p>44.7292970724</text:p>
          </table:table-cell>
          <table:table-cell office:value-type="float" office:value="49.1941917744" calcext:value-type="float">
            <text:p>49.1941917744</text:p>
          </table:table-cell>
          <table:table-cell office:value-type="float" office:value="53.6813638252" calcext:value-type="float">
            <text:p>53.6813638252</text:p>
          </table:table-cell>
          <table:table-cell office:value-type="float" office:value="58.2433910735" calcext:value-type="float">
            <text:p>58.2433910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30.8166174309" calcext:value-type="float">
            <text:p>30.8166174309</text:p>
          </table:table-cell>
          <table:table-cell office:value-type="float" office:value="35.0643959576" calcext:value-type="float">
            <text:p>35.0643959576</text:p>
          </table:table-cell>
          <table:table-cell office:value-type="float" office:value="41.0085879521" calcext:value-type="float">
            <text:p>41.0085879521</text:p>
          </table:table-cell>
          <table:table-cell office:value-type="float" office:value="49.0267878044" calcext:value-type="float">
            <text:p>49.0267878044</text:p>
          </table:table-cell>
          <table:table-cell office:value-type="float" office:value="60.9577751093" calcext:value-type="float">
            <text:p>60.9577751093</text:p>
          </table:table-cell>
          <table:table-cell office:value-type="float" office:value="81.0576408889" calcext:value-type="float">
            <text:p>81.0576408889</text:p>
          </table:table-cell>
          <table:table-cell office:value-type="float" office:value="111.4440052037" calcext:value-type="float">
            <text:p>111.4440052037</text:p>
          </table:table-cell>
          <table:table-cell office:value-type="float" office:value="189.8247419064" calcext:value-type="float">
            <text:p>189.8247419064</text:p>
          </table:table-cell>
          <table:table-cell office:value-type="float" office:value="254.1908733955" calcext:value-type="float">
            <text:p>254.1908733955</text:p>
          </table:table-cell>
          <table:table-cell office:value-type="float" office:value="310.8953692065" calcext:value-type="float">
            <text:p>310.8953692065</text:p>
          </table:table-cell>
          <table:table-cell office:value-type="float" office:value="363.4445646764" calcext:value-type="float">
            <text:p>363.4445646764</text:p>
          </table:table-cell>
          <table:table-cell office:value-type="float" office:value="413.9388954437" calcext:value-type="float">
            <text:p>413.9388954437</text:p>
          </table:table-cell>
          <table:table-cell office:value-type="float" office:value="463.5583781507" calcext:value-type="float">
            <text:p>463.5583781507</text:p>
          </table:table-cell>
          <table:table-cell office:value-type="float" office:value="513.0609312887" calcext:value-type="float">
            <text:p>513.0609312887</text:p>
          </table:table-cell>
          <table:table-cell office:value-type="float" office:value="562.8902300528" calcext:value-type="float">
            <text:p>562.8902300528</text:p>
          </table:table-cell>
          <table:table-cell office:value-type="float" office:value="613.5526612326" calcext:value-type="float">
            <text:p>613.5526612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64070982" calcext:value-type="float">
            <text:p>0.0064070982</text:p>
          </table:table-cell>
          <table:table-cell office:value-type="float" office:value="0.0069197871" calcext:value-type="float">
            <text:p>0.0069197871</text:p>
          </table:table-cell>
          <table:table-cell office:value-type="float" office:value="0.0072395675" calcext:value-type="float">
            <text:p>0.0072395675</text:p>
          </table:table-cell>
          <table:table-cell office:value-type="float" office:value="0.0074645922" calcext:value-type="float">
            <text:p>0.0074645922</text:p>
          </table:table-cell>
          <table:table-cell office:value-type="float" office:value="0.0076241322" calcext:value-type="float">
            <text:p>0.0076241322</text:p>
          </table:table-cell>
          <table:table-cell office:value-type="float" office:value="0.0077307602" calcext:value-type="float">
            <text:p>0.0077307602</text:p>
          </table:table-cell>
          <table:table-cell office:value-type="float" office:value="0.0077840342" calcext:value-type="float">
            <text:p>0.0077840342</text:p>
          </table:table-cell>
          <table:table-cell table:number-columns-repeated="7" office:value-type="float" office:value="0.00780075" calcext:value-type="float">
            <text:p>0.00780075</text:p>
          </table:table-cell>
          <table:table-cell office:value-type="float" office:value="0.007798198" calcext:value-type="float">
            <text:p>0.007798198</text:p>
          </table:table-cell>
          <table:table-cell office:value-type="float" office:value="0.00780075" calcext:value-type="float">
            <text:p>0.00780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0.1996985733" calcext:value-type="float">
            <text:p>0.1996985733</text:p>
          </table:table-cell>
          <table:table-cell office:value-type="float" office:value="0.2462269304" calcext:value-type="float">
            <text:p>0.2462269304</text:p>
          </table:table-cell>
          <table:table-cell office:value-type="float" office:value="0.3027790139" calcext:value-type="float">
            <text:p>0.3027790139</text:p>
          </table:table-cell>
          <table:table-cell office:value-type="float" office:value="0.3764895204" calcext:value-type="float">
            <text:p>0.3764895204</text:p>
          </table:table-cell>
          <table:table-cell office:value-type="float" office:value="0.4882358059" calcext:value-type="float">
            <text:p>0.4882358059</text:p>
          </table:table-cell>
          <table:table-cell office:value-type="float" office:value="0.7085040796" calcext:value-type="float">
            <text:p>0.7085040796</text:p>
          </table:table-cell>
          <table:table-cell office:value-type="float" office:value="1.1997105224" calcext:value-type="float">
            <text:p>1.1997105224</text:p>
          </table:table-cell>
          <table:table-cell office:value-type="float" office:value="2.0553307605" calcext:value-type="float">
            <text:p>2.0553307605</text:p>
          </table:table-cell>
          <table:table-cell office:value-type="float" office:value="2.7530341211" calcext:value-type="float">
            <text:p>2.7530341211</text:p>
          </table:table-cell>
          <table:table-cell office:value-type="float" office:value="3.3646980378" calcext:value-type="float">
            <text:p>3.3646980378</text:p>
          </table:table-cell>
          <table:table-cell office:value-type="float" office:value="3.9303863232" calcext:value-type="float">
            <text:p>3.9303863232</text:p>
          </table:table-cell>
          <table:table-cell office:value-type="float" office:value="4.4718715196" calcext:value-type="float">
            <text:p>4.4718715196</text:p>
          </table:table-cell>
          <table:table-cell office:value-type="float" office:value="5.0023567795" calcext:value-type="float">
            <text:p>5.0023567795</text:p>
          </table:table-cell>
          <table:table-cell office:value-type="float" office:value="5.5301359267" calcext:value-type="float">
            <text:p>5.5301359267</text:p>
          </table:table-cell>
          <table:table-cell office:value-type="float" office:value="6.0586340396" calcext:value-type="float">
            <text:p>6.0586340396</text:p>
          </table:table-cell>
          <table:table-cell office:value-type="float" office:value="6.5972678409" calcext:value-type="float">
            <text:p>6.5972678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074713607" calcext:value-type="float">
            <text:p>0.0074713607</text:p>
          </table:table-cell>
          <table:table-cell office:value-type="float" office:value="0.0729059544" calcext:value-type="float">
            <text:p>0.0729059544</text:p>
          </table:table-cell>
          <table:table-cell office:value-type="float" office:value="0.2164082752" calcext:value-type="float">
            <text:p>0.2164082752</text:p>
          </table:table-cell>
          <table:table-cell office:value-type="float" office:value="0.4865408782" calcext:value-type="float">
            <text:p>0.4865408782</text:p>
          </table:table-cell>
          <table:table-cell office:value-type="float" office:value="0.9762658549" calcext:value-type="float">
            <text:p>0.9762658549</text:p>
          </table:table-cell>
          <table:table-cell office:value-type="float" office:value="1.9905960194" calcext:value-type="float">
            <text:p>1.9905960194</text:p>
          </table:table-cell>
          <table:table-cell office:value-type="float" office:value="4.6476146842" calcext:value-type="float">
            <text:p>4.6476146842</text:p>
          </table:table-cell>
          <table:table-cell office:value-type="float" office:value="8.8598506185" calcext:value-type="float">
            <text:p>8.8598506185</text:p>
          </table:table-cell>
          <table:table-cell office:value-type="float" office:value="11.96301258" calcext:value-type="float">
            <text:p>11.96301258</text:p>
          </table:table-cell>
          <table:table-cell office:value-type="float" office:value="14.3164477883" calcext:value-type="float">
            <text:p>14.3164477883</text:p>
          </table:table-cell>
          <table:table-cell office:value-type="float" office:value="16.3507759465" calcext:value-type="float">
            <text:p>16.3507759465</text:p>
          </table:table-cell>
          <table:table-cell office:value-type="float" office:value="18.0406602973" calcext:value-type="float">
            <text:p>18.0406602973</text:p>
          </table:table-cell>
          <table:table-cell office:value-type="float" office:value="19.4954246702" calcext:value-type="float">
            <text:p>19.4954246702</text:p>
          </table:table-cell>
          <table:table-cell office:value-type="float" office:value="20.7615667563" calcext:value-type="float">
            <text:p>20.7615667563</text:p>
          </table:table-cell>
          <table:table-cell office:value-type="float" office:value="21.9385855198" calcext:value-type="float">
            <text:p>21.9385855198</text:p>
          </table:table-cell>
          <table:table-cell office:value-type="float" office:value="22.787966695" calcext:value-type="float">
            <text:p>22.787966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314" calcext:value-type="float">
            <text:p>0.000241314</text:p>
          </table:table-cell>
          <table:table-cell office:value-type="float" office:value="0.0020674395" calcext:value-type="float">
            <text:p>0.0020674395</text:p>
          </table:table-cell>
          <table:table-cell office:value-type="float" office:value="0.005239451" calcext:value-type="float">
            <text:p>0.005239451</text:p>
          </table:table-cell>
          <table:table-cell office:value-type="float" office:value="0.0098144987" calcext:value-type="float">
            <text:p>0.0098144987</text:p>
          </table:table-cell>
          <table:table-cell office:value-type="float" office:value="0.015601853" calcext:value-type="float">
            <text:p>0.015601853</text:p>
          </table:table-cell>
          <table:table-cell office:value-type="float" office:value="0.0223792474" calcext:value-type="float">
            <text:p>0.0223792474</text:p>
          </table:table-cell>
          <table:table-cell office:value-type="float" office:value="0.0313440967" calcext:value-type="float">
            <text:p>0.0313440967</text:p>
          </table:table-cell>
          <table:table-cell office:value-type="float" office:value="0.0350797053" calcext:value-type="float">
            <text:p>0.0350797053</text:p>
          </table:table-cell>
          <table:table-cell office:value-type="float" office:value="0.0353722724" calcext:value-type="float">
            <text:p>0.0353722724</text:p>
          </table:table-cell>
          <table:table-cell office:value-type="float" office:value="0.0346101415" calcext:value-type="float">
            <text:p>0.0346101415</text:p>
          </table:table-cell>
          <table:table-cell office:value-type="float" office:value="0.0338129096" calcext:value-type="float">
            <text:p>0.0338129096</text:p>
          </table:table-cell>
          <table:table-cell office:value-type="float" office:value="0.0327565796" calcext:value-type="float">
            <text:p>0.0327565796</text:p>
          </table:table-cell>
          <table:table-cell office:value-type="float" office:value="0.0316089901" calcext:value-type="float">
            <text:p>0.0316089901</text:p>
          </table:table-cell>
          <table:table-cell office:value-type="float" office:value="0.0304139995" calcext:value-type="float">
            <text:p>0.0304139995</text:p>
          </table:table-cell>
          <table:table-cell office:value-type="float" office:value="0.0292932304" calcext:value-type="float">
            <text:p>0.0292932304</text:p>
          </table:table-cell>
          <table:table-cell office:value-type="float" office:value="0.0279149007" calcext:value-type="float">
            <text:p>0.0279149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12.3613902953" calcext:value-type="float">
            <text:p>12.3613902953</text:p>
          </table:table-cell>
          <table:table-cell office:value-type="float" office:value="10.4340498114" calcext:value-type="float">
            <text:p>10.4340498114</text:p>
          </table:table-cell>
          <table:table-cell office:value-type="float" office:value="9.0355371904" calcext:value-type="float">
            <text:p>9.0355371904</text:p>
          </table:table-cell>
          <table:table-cell office:value-type="float" office:value="7.7738747779" calcext:value-type="float">
            <text:p>7.7738747779</text:p>
          </table:table-cell>
          <table:table-cell office:value-type="float" office:value="6.6728877572" calcext:value-type="float">
            <text:p>6.6728877572</text:p>
          </table:table-cell>
          <table:table-cell office:value-type="float" office:value="5.8530141701" calcext:value-type="float">
            <text:p>5.8530141701</text:p>
          </table:table-cell>
          <table:table-cell office:value-type="float" office:value="4.9598557118" calcext:value-type="float">
            <text:p>4.9598557118</text:p>
          </table:table-cell>
          <table:table-cell office:value-type="float" office:value="4.8069418626" calcext:value-type="float">
            <text:p>4.8069418626</text:p>
          </table:table-cell>
          <table:table-cell office:value-type="float" office:value="4.396827805" calcext:value-type="float">
            <text:p>4.396827805</text:p>
          </table:table-cell>
          <table:table-cell office:value-type="float" office:value="3.9372039621" calcext:value-type="float">
            <text:p>3.9372039621</text:p>
          </table:table-cell>
          <table:table-cell office:value-type="float" office:value="3.18829646" calcext:value-type="float">
            <text:p>3.18829646</text:p>
          </table:table-cell>
          <table:table-cell office:value-type="float" office:value="2.4789724741" calcext:value-type="float">
            <text:p>2.4789724741</text:p>
          </table:table-cell>
          <table:table-cell office:value-type="float" office:value="1.787561407" calcext:value-type="float">
            <text:p>1.787561407</text:p>
          </table:table-cell>
          <table:table-cell office:value-type="float" office:value="1.1388153219" calcext:value-type="float">
            <text:p>1.1388153219</text:p>
          </table:table-cell>
          <table:table-cell office:value-type="float" office:value="0.4318627925" calcext:value-type="float">
            <text:p>0.4318627925</text:p>
          </table:table-cell>
          <table:table-cell office:value-type="float" office:value="0.1176837186" calcext:value-type="float">
            <text:p>0.11768371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21.6370152953" calcext:value-type="float">
            <text:p>21.6370152953</text:p>
          </table:table-cell>
          <table:table-cell office:value-type="float" office:value="18.5299498114" calcext:value-type="float">
            <text:p>18.5299498114</text:p>
          </table:table-cell>
          <table:table-cell office:value-type="float" office:value="16.0747371904" calcext:value-type="float">
            <text:p>16.0747371904</text:p>
          </table:table-cell>
          <table:table-cell office:value-type="float" office:value="13.6732747779" calcext:value-type="float">
            <text:p>13.6732747779</text:p>
          </table:table-cell>
          <table:table-cell office:value-type="float" office:value="11.3493877572" calcext:value-type="float">
            <text:p>11.3493877572</text:p>
          </table:table-cell>
          <table:table-cell office:value-type="float" office:value="9.2235141701" calcext:value-type="float">
            <text:p>9.2235141701</text:p>
          </table:table-cell>
          <table:table-cell office:value-type="float" office:value="6.9412557118" calcext:value-type="float">
            <text:p>6.9412557118</text:p>
          </table:table-cell>
          <table:table-cell office:value-type="float" office:value="6.0799418626" calcext:value-type="float">
            <text:p>6.0799418626</text:p>
          </table:table-cell>
          <table:table-cell office:value-type="float" office:value="5.3541189218" calcext:value-type="float">
            <text:p>5.3541189218</text:p>
          </table:table-cell>
          <table:table-cell office:value-type="float" office:value="4.7020774772" calcext:value-type="float">
            <text:p>4.7020774772</text:p>
          </table:table-cell>
          <table:table-cell office:value-type="float" office:value="3.7632768869" calcext:value-type="float">
            <text:p>3.7632768869</text:p>
          </table:table-cell>
          <table:table-cell office:value-type="float" office:value="2.9032825017" calcext:value-type="float">
            <text:p>2.9032825017</text:p>
          </table:table-cell>
          <table:table-cell office:value-type="float" office:value="2.0819050845" calcext:value-type="float">
            <text:p>2.0819050845</text:p>
          </table:table-cell>
          <table:table-cell office:value-type="float" office:value="1.3207973346" calcext:value-type="float">
            <text:p>1.3207973346</text:p>
          </table:table-cell>
          <table:table-cell office:value-type="float" office:value="0.4992345751" calcext:value-type="float">
            <text:p>0.4992345751</text:p>
          </table:table-cell>
          <table:table-cell office:value-type="float" office:value="0.1356817436" calcext:value-type="float">
            <text:p>0.1356817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7.5823902953" calcext:value-type="float">
            <text:p>7.5823902953</text:p>
          </table:table-cell>
          <table:table-cell office:value-type="float" office:value="6.8020098114" calcext:value-type="float">
            <text:p>6.8020098114</text:p>
          </table:table-cell>
          <table:table-cell office:value-type="float" office:value="6.2828331904" calcext:value-type="float">
            <text:p>6.2828331904</text:p>
          </table:table-cell>
          <table:table-cell office:value-type="float" office:value="5.7609599779" calcext:value-type="float">
            <text:p>5.7609599779</text:p>
          </table:table-cell>
          <table:table-cell office:value-type="float" office:value="5.2793313572" calcext:value-type="float">
            <text:p>5.2793313572</text:p>
          </table:table-cell>
          <table:table-cell office:value-type="float" office:value="4.9750736381" calcext:value-type="float">
            <text:p>4.9750736381</text:p>
          </table:table-cell>
          <table:table-cell office:value-type="float" office:value="4.5083434382" calcext:value-type="float">
            <text:p>4.5083434382</text:p>
          </table:table-cell>
          <table:table-cell office:value-type="float" office:value="4.5529662087" calcext:value-type="float">
            <text:p>4.5529662087</text:p>
          </table:table-cell>
          <table:table-cell office:value-type="float" office:value="4.2294894828" calcext:value-type="float">
            <text:p>4.2294894828</text:p>
          </table:table-cell>
          <table:table-cell office:value-type="float" office:value="3.8199754329" calcext:value-type="float">
            <text:p>3.8199754329</text:p>
          </table:table-cell>
          <table:table-cell office:value-type="float" office:value="3.1109788961" calcext:value-type="float">
            <text:p>3.1109788961</text:p>
          </table:table-cell>
          <table:table-cell office:value-type="float" office:value="2.4288809163" calcext:value-type="float">
            <text:p>2.4288809163</text:p>
          </table:table-cell>
          <table:table-cell office:value-type="float" office:value="1.7570365589" calcext:value-type="float">
            <text:p>1.7570365589</text:p>
          </table:table-cell>
          <table:table-cell office:value-type="float" office:value="1.122227328" calcext:value-type="float">
            <text:p>1.122227328</text:p>
          </table:table-cell>
          <table:table-cell office:value-type="float" office:value="0.4264621233" calcext:value-type="float">
            <text:p>0.4264621233</text:p>
          </table:table-cell>
          <table:table-cell office:value-type="float" office:value="0.1164142402" calcext:value-type="float">
            <text:p>0.1164142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09.3381649028" calcext:value-type="float">
            <text:p>709.3381649028</text:p>
          </table:table-cell>
          <table:table-cell office:value-type="float" office:value="723.5690020706" calcext:value-type="float">
            <text:p>723.5690020706</text:p>
          </table:table-cell>
          <table:table-cell office:value-type="float" office:value="735.8924297716" calcext:value-type="float">
            <text:p>735.8924297716</text:p>
          </table:table-cell>
          <table:table-cell office:value-type="float" office:value="746.4950958626" calcext:value-type="float">
            <text:p>746.4950958626</text:p>
          </table:table-cell>
          <table:table-cell office:value-type="float" office:value="755.5961429946" calcext:value-type="float">
            <text:p>755.5961429946</text:p>
          </table:table-cell>
          <table:table-cell office:value-type="float" office:value="763.5789773783" calcext:value-type="float">
            <text:p>763.5789773783</text:p>
          </table:table-cell>
          <table:table-cell office:value-type="float" office:value="770.3436469253" calcext:value-type="float">
            <text:p>770.3436469253</text:p>
          </table:table-cell>
          <table:table-cell office:value-type="float" office:value="776.8997596675" calcext:value-type="float">
            <text:p>776.8997596675</text:p>
          </table:table-cell>
          <table:table-cell office:value-type="float" office:value="782.8965242679" calcext:value-type="float">
            <text:p>782.8965242679</text:p>
          </table:table-cell>
          <table:table-cell office:value-type="float" office:value="788.2664151055" calcext:value-type="float">
            <text:p>788.2664151055</text:p>
          </table:table-cell>
          <table:table-cell office:value-type="float" office:value="792.6148827269" calcext:value-type="float">
            <text:p>792.6148827269</text:p>
          </table:table-cell>
          <table:table-cell office:value-type="float" office:value="795.9959144701" calcext:value-type="float">
            <text:p>795.9959144701</text:p>
          </table:table-cell>
          <table:table-cell office:value-type="float" office:value="798.4339414845" calcext:value-type="float">
            <text:p>798.4339414845</text:p>
          </table:table-cell>
          <table:table-cell office:value-type="float" office:value="799.9871538712" calcext:value-type="float">
            <text:p>799.9871538712</text:p>
          </table:table-cell>
          <table:table-cell office:value-type="float" office:value="800.5761647721" calcext:value-type="float">
            <text:p>800.57616477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285.0238349527" calcext:value-type="float">
            <text:p>285.0238349527</text:p>
          </table:table-cell>
          <table:table-cell office:value-type="float" office:value="390.1018459452" calcext:value-type="float">
            <text:p>390.1018459452</text:p>
          </table:table-cell>
          <table:table-cell office:value-type="float" office:value="480.2963823811" calcext:value-type="float">
            <text:p>480.2963823811</text:p>
          </table:table-cell>
          <table:table-cell office:value-type="float" office:value="558.2686059207" calcext:value-type="float">
            <text:p>558.2686059207</text:p>
          </table:table-cell>
          <table:table-cell office:value-type="float" office:value="624.3110927894" calcext:value-type="float">
            <text:p>624.3110927894</text:p>
          </table:table-cell>
          <table:table-cell office:value-type="float" office:value="678.9321579884" calcext:value-type="float">
            <text:p>678.9321579884</text:p>
          </table:table-cell>
          <table:table-cell office:value-type="float" office:value="722.7674703808" calcext:value-type="float">
            <text:p>722.7674703808</text:p>
          </table:table-cell>
          <table:table-cell office:value-type="float" office:value="756.6124350907" calcext:value-type="float">
            <text:p>756.6124350907</text:p>
          </table:table-cell>
          <table:table-cell office:value-type="float" office:value="786.2863214627" calcext:value-type="float">
            <text:p>786.2863214627</text:p>
          </table:table-cell>
          <table:table-cell office:value-type="float" office:value="812.4048746272" calcext:value-type="float">
            <text:p>812.4048746272</text:p>
          </table:table-cell>
          <table:table-cell office:value-type="float" office:value="834.9764614229" calcext:value-type="float">
            <text:p>834.9764614229</text:p>
          </table:table-cell>
          <table:table-cell office:value-type="float" office:value="852.932851472" calcext:value-type="float">
            <text:p>852.932851472</text:p>
          </table:table-cell>
          <table:table-cell office:value-type="float" office:value="866.6278865632" calcext:value-type="float">
            <text:p>866.6278865632</text:p>
          </table:table-cell>
          <table:table-cell office:value-type="float" office:value="876.2763042356" calcext:value-type="float">
            <text:p>876.2763042356</text:p>
          </table:table-cell>
          <table:table-cell office:value-type="float" office:value="882.058728149" calcext:value-type="float">
            <text:p>882.058728149</text:p>
          </table:table-cell>
          <table:table-cell office:value-type="float" office:value="884.1913481929" calcext:value-type="float">
            <text:p>884.1913481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261290998" calcext:value-type="float">
            <text:p>0.4261290998</text:p>
          </table:table-cell>
          <table:table-cell office:value-type="float" office:value="0.4151126109" calcext:value-type="float">
            <text:p>0.4151126109</text:p>
          </table:table-cell>
          <table:table-cell office:value-type="float" office:value="0.4063983731" calcext:value-type="float">
            <text:p>0.4063983731</text:p>
          </table:table-cell>
          <table:table-cell office:value-type="float" office:value="0.3987640357" calcext:value-type="float">
            <text:p>0.3987640357</text:p>
          </table:table-cell>
          <table:table-cell office:value-type="float" office:value="0.3919410682" calcext:value-type="float">
            <text:p>0.3919410682</text:p>
          </table:table-cell>
          <table:table-cell office:value-type="float" office:value="0.3859543957" calcext:value-type="float">
            <text:p>0.3859543957</text:p>
          </table:table-cell>
          <table:table-cell office:value-type="float" office:value="0.3802556537" calcext:value-type="float">
            <text:p>0.3802556537</text:p>
          </table:table-cell>
          <table:table-cell office:value-type="float" office:value="0.3758507939" calcext:value-type="float">
            <text:p>0.3758507939</text:p>
          </table:table-cell>
          <table:table-cell office:value-type="float" office:value="0.3715862587" calcext:value-type="float">
            <text:p>0.3715862587</text:p>
          </table:table-cell>
          <table:table-cell office:value-type="float" office:value="0.3675116457" calcext:value-type="float">
            <text:p>0.3675116457</text:p>
          </table:table-cell>
          <table:table-cell office:value-type="float" office:value="0.3632031679" calcext:value-type="float">
            <text:p>0.3632031679</text:p>
          </table:table-cell>
          <table:table-cell office:value-type="float" office:value="0.35893314" calcext:value-type="float">
            <text:p>0.35893314</text:p>
          </table:table-cell>
          <table:table-cell office:value-type="float" office:value="0.3546775774" calcext:value-type="float">
            <text:p>0.3546775774</text:p>
          </table:table-cell>
          <table:table-cell office:value-type="float" office:value="0.3504589093" calcext:value-type="float">
            <text:p>0.3504589093</text:p>
          </table:table-cell>
          <table:table-cell office:value-type="float" office:value="0.3461369499" calcext:value-type="float">
            <text:p>0.3461369499</text:p>
          </table:table-cell>
          <table:table-cell office:value-type="float" office:value="0.3422945535" calcext:value-type="float">
            <text:p>0.34229455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-0.0581514282" calcext:value-type="float">
            <text:p>-0.0581514282</text:p>
          </table:table-cell>
          <table:table-cell office:value-type="float" office:value="-0.0535298803" calcext:value-type="float">
            <text:p>-0.0535298803</text:p>
          </table:table-cell>
          <table:table-cell office:value-type="float" office:value="-0.0494888041" calcext:value-type="float">
            <text:p>-0.0494888041</text:p>
          </table:table-cell>
          <table:table-cell office:value-type="float" office:value="-0.0494883991" calcext:value-type="float">
            <text:p>-0.0494883991</text:p>
          </table:table-cell>
          <table:table-cell office:value-type="float" office:value="-0.0525040624" calcext:value-type="float">
            <text:p>-0.0525040624</text:p>
          </table:table-cell>
          <table:table-cell office:value-type="float" office:value="-0.056425064" calcext:value-type="float">
            <text:p>-0.056425064</text:p>
          </table:table-cell>
          <table:table-cell office:value-type="float" office:value="-0.0627307457" calcext:value-type="float">
            <text:p>-0.0627307457</text:p>
          </table:table-cell>
          <table:table-cell office:value-type="float" office:value="-0.0656297406" calcext:value-type="float">
            <text:p>-0.0656297406</text:p>
          </table:table-cell>
          <table:table-cell office:value-type="float" office:value="-0.0685504635" calcext:value-type="float">
            <text:p>-0.0685504635</text:p>
          </table:table-cell>
          <table:table-cell office:value-type="float" office:value="-0.0722369199" calcext:value-type="float">
            <text:p>-0.0722369199</text:p>
          </table:table-cell>
          <table:table-cell office:value-type="float" office:value="-0.078924934" calcext:value-type="float">
            <text:p>-0.078924934</text:p>
          </table:table-cell>
          <table:table-cell office:value-type="float" office:value="-0.0881148736" calcext:value-type="float">
            <text:p>-0.0881148736</text:p>
          </table:table-cell>
          <table:table-cell office:value-type="float" office:value="-0.0996620226" calcext:value-type="float">
            <text:p>-0.0996620226</text:p>
          </table:table-cell>
          <table:table-cell office:value-type="float" office:value="-0.1133714813" calcext:value-type="float">
            <text:p>-0.1133714813</text:p>
          </table:table-cell>
          <table:table-cell office:value-type="float" office:value="-0.1298154406" calcext:value-type="float">
            <text:p>-0.1298154406</text:p>
          </table:table-cell>
          <table:table-cell office:value-type="float" office:value="-0.1465528614" calcext:value-type="float">
            <text:p>-0.1465528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53.7541406371" calcext:value-type="float">
            <text:p>153.7541406371</text:p>
          </table:table-cell>
          <table:table-cell office:value-type="float" office:value="156.8442750585" calcext:value-type="float">
            <text:p>156.8442750585</text:p>
          </table:table-cell>
          <table:table-cell office:value-type="float" office:value="159.5200735731" calcext:value-type="float">
            <text:p>159.5200735731</text:p>
          </table:table-cell>
          <table:table-cell office:value-type="float" office:value="161.8220765018" calcext:value-type="float">
            <text:p>161.8220765018</text:p>
          </table:table-cell>
          <table:table-cell office:value-type="float" office:value="163.7978857705" calcext:value-type="float">
            <text:p>163.7978857705</text:p>
          </table:table-cell>
          <table:table-cell office:value-type="float" office:value="165.5307886375" calcext:value-type="float">
            <text:p>165.5307886375</text:p>
          </table:table-cell>
          <table:table-cell office:value-type="float" office:value="166.9990686391" calcext:value-type="float">
            <text:p>166.9990686391</text:p>
          </table:table-cell>
          <table:table-cell office:value-type="float" office:value="168.4220491505" calcext:value-type="float">
            <text:p>168.4220491505</text:p>
          </table:table-cell>
          <table:table-cell office:value-type="float" office:value="169.7235233753" calcext:value-type="float">
            <text:p>169.7235233753</text:p>
          </table:table-cell>
          <table:table-cell office:value-type="float" office:value="170.888821912" calcext:value-type="float">
            <text:p>170.888821912</text:p>
          </table:table-cell>
          <table:table-cell office:value-type="float" office:value="171.8322334542" calcext:value-type="float">
            <text:p>171.8322334542</text:p>
          </table:table-cell>
          <table:table-cell office:value-type="float" office:value="172.5654863253" calcext:value-type="float">
            <text:p>172.5654863253</text:p>
          </table:table-cell>
          <table:table-cell office:value-type="float" office:value="173.0938880572" calcext:value-type="float">
            <text:p>173.0938880572</text:p>
          </table:table-cell>
          <table:table-cell office:value-type="float" office:value="173.4300798971" calcext:value-type="float">
            <text:p>173.4300798971</text:p>
          </table:table-cell>
          <table:table-cell office:value-type="float" office:value="173.5568159708" calcext:value-type="float">
            <text:p>173.5568159708</text:p>
          </table:table-cell>
          <table:table-cell office:value-type="float" office:value="173.5904706499" calcext:value-type="float">
            <text:p>173.5904706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04.0049875932" calcext:value-type="float">
            <text:p>104.0049875932</text:p>
          </table:table-cell>
          <table:table-cell office:value-type="float" office:value="104.833702647" calcext:value-type="float">
            <text:p>104.833702647</text:p>
          </table:table-cell>
          <table:table-cell office:value-type="float" office:value="105.3161813461" calcext:value-type="float">
            <text:p>105.3161813461</text:p>
          </table:table-cell>
          <table:table-cell office:value-type="float" office:value="105.481514469" calcext:value-type="float">
            <text:p>105.481514469</text:p>
          </table:table-cell>
          <table:table-cell office:value-type="float" office:value="105.3704975069" calcext:value-type="float">
            <text:p>105.3704975069</text:p>
          </table:table-cell>
          <table:table-cell office:value-type="float" office:value="105.0617530185" calcext:value-type="float">
            <text:p>105.0617530185</text:p>
          </table:table-cell>
          <table:table-cell office:value-type="float" office:value="104.5281580198" calcext:value-type="float">
            <text:p>104.5281580198</text:p>
          </table:table-cell>
          <table:table-cell office:value-type="float" office:value="103.9878143195" calcext:value-type="float">
            <text:p>103.9878143195</text:p>
          </table:table-cell>
          <table:table-cell office:value-type="float" office:value="103.3603110312" calcext:value-type="float">
            <text:p>103.3603110312</text:p>
          </table:table-cell>
          <table:table-cell office:value-type="float" office:value="102.6299869306" calcext:value-type="float">
            <text:p>102.6299869306</text:p>
          </table:table-cell>
          <table:table-cell office:value-type="float" office:value="101.7099195933" calcext:value-type="float">
            <text:p>101.7099195933</text:p>
          </table:table-cell>
          <table:table-cell office:value-type="float" office:value="100.6126795319" calcext:value-type="float">
            <text:p>100.6126795319</text:p>
          </table:table-cell>
          <table:table-cell office:value-type="float" office:value="99.3442386521" calcext:value-type="float">
            <text:p>99.3442386521</text:p>
          </table:table-cell>
          <table:table-cell office:value-type="float" office:value="97.9179693003" calcext:value-type="float">
            <text:p>97.9179693003</text:p>
          </table:table-cell>
          <table:table-cell office:value-type="float" office:value="96.3168081744" calcext:value-type="float">
            <text:p>96.3168081744</text:p>
          </table:table-cell>
          <table:table-cell office:value-type="float" office:value="94.6594753312" calcext:value-type="float">
            <text:p>94.6594753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34.7435050863" calcext:value-type="float">
            <text:p>34.7435050863</text:p>
          </table:table-cell>
          <table:table-cell office:value-type="float" office:value="30.7914467545" calcext:value-type="float">
            <text:p>30.7914467545</text:p>
          </table:table-cell>
          <table:table-cell office:value-type="float" office:value="27.4696520473" calcext:value-type="float">
            <text:p>27.4696520473</text:p>
          </table:table-cell>
          <table:table-cell office:value-type="float" office:value="24.5857367114" calcext:value-type="float">
            <text:p>24.5857367114</text:p>
          </table:table-cell>
          <table:table-cell office:value-type="float" office:value="22.0351180467" calcext:value-type="float">
            <text:p>22.0351180467</text:p>
          </table:table-cell>
          <table:table-cell office:value-type="float" office:value="19.7978890871" calcext:value-type="float">
            <text:p>19.7978890871</text:p>
          </table:table-cell>
          <table:table-cell office:value-type="float" office:value="17.7528109716" calcext:value-type="float">
            <text:p>17.7528109716</text:p>
          </table:table-cell>
          <table:table-cell office:value-type="float" office:value="16.0901349712" calcext:value-type="float">
            <text:p>16.0901349712</text:p>
          </table:table-cell>
          <table:table-cell office:value-type="float" office:value="14.6357735367" calcext:value-type="float">
            <text:p>14.6357735367</text:p>
          </table:table-cell>
          <table:table-cell office:value-type="float" office:value="13.3237761326" calcext:value-type="float">
            <text:p>13.3237761326</text:p>
          </table:table-cell>
          <table:table-cell office:value-type="float" office:value="12.0197650701" calcext:value-type="float">
            <text:p>12.0197650701</text:p>
          </table:table-cell>
          <table:table-cell office:value-type="float" office:value="10.7275046611" calcext:value-type="float">
            <text:p>10.7275046611</text:p>
          </table:table-cell>
          <table:table-cell office:value-type="float" office:value="9.4437371978" calcext:value-type="float">
            <text:p>9.4437371978</text:p>
          </table:table-cell>
          <table:table-cell office:value-type="float" office:value="8.175373011" calcext:value-type="float">
            <text:p>8.175373011</text:p>
          </table:table-cell>
          <table:table-cell office:value-type="float" office:value="6.8939212805" calcext:value-type="float">
            <text:p>6.8939212805</text:p>
          </table:table-cell>
          <table:table-cell office:value-type="float" office:value="5.7339177738" calcext:value-type="float">
            <text:p>5.7339177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2.5826782347" calcext:value-type="float">
            <text:p>2.5826782347</text:p>
          </table:table-cell>
          <table:table-cell office:value-type="float" office:value="1.9857972997" calcext:value-type="float">
            <text:p>1.9857972997</text:p>
          </table:table-cell>
          <table:table-cell office:value-type="float" office:value="1.7513623644" calcext:value-type="float">
            <text:p>1.7513623644</text:p>
          </table:table-cell>
          <table:table-cell office:value-type="float" office:value="1.5581114064" calcext:value-type="float">
            <text:p>1.5581114064</text:p>
          </table:table-cell>
          <table:table-cell office:value-type="float" office:value="1.3785878907" calcext:value-type="float">
            <text:p>1.3785878907</text:p>
          </table:table-cell>
          <table:table-cell office:value-type="float" office:value="1.2352259139" calcext:value-type="float">
            <text:p>1.2352259139</text:p>
          </table:table-cell>
          <table:table-cell office:value-type="float" office:value="1.0751893866" calcext:value-type="float">
            <text:p>1.0751893866</text:p>
          </table:table-cell>
          <table:table-cell office:value-type="float" office:value="1.0342766178" calcext:value-type="float">
            <text:p>1.0342766178</text:p>
          </table:table-cell>
          <table:table-cell office:value-type="float" office:value="0.9656708493" calcext:value-type="float">
            <text:p>0.9656708493</text:p>
          </table:table-cell>
          <table:table-cell office:value-type="float" office:value="0.8810087227" calcext:value-type="float">
            <text:p>0.8810087227</text:p>
          </table:table-cell>
          <table:table-cell office:value-type="float" office:value="0.7389446574" calcext:value-type="float">
            <text:p>0.7389446574</text:p>
          </table:table-cell>
          <table:table-cell office:value-type="float" office:value="0.5900817693" calcext:value-type="float">
            <text:p>0.5900817693</text:p>
          </table:table-cell>
          <table:table-cell office:value-type="float" office:value="0.4400421841" calcext:value-type="float">
            <text:p>0.4400421841</text:p>
          </table:table-cell>
          <table:table-cell office:value-type="float" office:value="0.2948695692" calcext:value-type="float">
            <text:p>0.2948695692</text:p>
          </table:table-cell>
          <table:table-cell office:value-type="float" office:value="0.1375714491" calcext:value-type="float">
            <text:p>0.1375714491</text:p>
          </table:table-cell>
          <table:table-cell office:value-type="float" office:value="0.0490005156" calcext:value-type="float">
            <text:p>0.0490005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36773531" calcext:value-type="float">
            <text:p>0.1636773531</text:p>
          </table:table-cell>
          <table:table-cell office:value-type="float" office:value="0.1795229779" calcext:value-type="float">
            <text:p>0.1795229779</text:p>
          </table:table-cell>
          <table:table-cell office:value-type="float" office:value="0.1951599849" calcext:value-type="float">
            <text:p>0.1951599849</text:p>
          </table:table-cell>
          <table:table-cell office:value-type="float" office:value="0.2105141741" calcext:value-type="float">
            <text:p>0.2105141741</text:p>
          </table:table-cell>
          <table:table-cell office:value-type="float" office:value="0.2255152167" calcext:value-type="float">
            <text:p>0.2255152167</text:p>
          </table:table-cell>
          <table:table-cell office:value-type="float" office:value="0.240105079" calcext:value-type="float">
            <text:p>0.240105079</text:p>
          </table:table-cell>
          <table:table-cell office:value-type="float" office:value="0.2542203046" calcext:value-type="float">
            <text:p>0.2542203046</text:p>
          </table:table-cell>
          <table:table-cell office:value-type="float" office:value="0.2678349358" calcext:value-type="float">
            <text:p>0.2678349358</text:p>
          </table:table-cell>
          <table:table-cell office:value-type="float" office:value="0.2809545201" calcext:value-type="float">
            <text:p>0.2809545201</text:p>
          </table:table-cell>
          <table:table-cell office:value-type="float" office:value="0.2936067467" calcext:value-type="float">
            <text:p>0.2936067467</text:p>
          </table:table-cell>
          <table:table-cell office:value-type="float" office:value="0.3058082643" calcext:value-type="float">
            <text:p>0.3058082643</text:p>
          </table:table-cell>
          <table:table-cell office:value-type="float" office:value="0.3175751284" calcext:value-type="float">
            <text:p>0.3175751284</text:p>
          </table:table-cell>
          <table:table-cell office:value-type="float" office:value="0.3289228226" calcext:value-type="float">
            <text:p>0.3289228226</text:p>
          </table:table-cell>
          <table:table-cell office:value-type="float" office:value="0.3398662791" calcext:value-type="float">
            <text:p>0.3398662791</text:p>
          </table:table-cell>
          <table:table-cell office:value-type="float" office:value="0.3504146566" calcext:value-type="float">
            <text:p>0.3504146566</text:p>
          </table:table-cell>
          <table:table-cell office:value-type="float" office:value="0.3605940458" calcext:value-type="float">
            <text:p>0.3605940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195743005" calcext:value-type="float">
            <text:p>1.195743005</text:p>
          </table:table-cell>
          <table:table-cell office:value-type="float" office:value="1.2332404529" calcext:value-type="float">
            <text:p>1.2332404529</text:p>
          </table:table-cell>
          <table:table-cell office:value-type="float" office:value="1.2498784222" calcext:value-type="float">
            <text:p>1.2498784222</text:p>
          </table:table-cell>
          <table:table-cell office:value-type="float" office:value="1.2568101703" calcext:value-type="float">
            <text:p>1.2568101703</text:p>
          </table:table-cell>
          <table:table-cell office:value-type="float" office:value="1.2574067129" calcext:value-type="float">
            <text:p>1.2574067129</text:p>
          </table:table-cell>
          <table:table-cell office:value-type="float" office:value="1.2531506214" calcext:value-type="float">
            <text:p>1.2531506214</text:p>
          </table:table-cell>
          <table:table-cell office:value-type="float" office:value="1.2441716988" calcext:value-type="float">
            <text:p>1.2441716988</text:p>
          </table:table-cell>
          <table:table-cell office:value-type="float" office:value="1.2321650642" calcext:value-type="float">
            <text:p>1.2321650642</text:p>
          </table:table-cell>
          <table:table-cell office:value-type="float" office:value="1.2190454799" calcext:value-type="float">
            <text:p>1.2190454799</text:p>
          </table:table-cell>
          <table:table-cell office:value-type="float" office:value="1.2063932533" calcext:value-type="float">
            <text:p>1.2063932533</text:p>
          </table:table-cell>
          <table:table-cell office:value-type="float" office:value="1.1941917357" calcext:value-type="float">
            <text:p>1.1941917357</text:p>
          </table:table-cell>
          <table:table-cell office:value-type="float" office:value="1.1824248716" calcext:value-type="float">
            <text:p>1.1824248716</text:p>
          </table:table-cell>
          <table:table-cell office:value-type="float" office:value="1.1710771774" calcext:value-type="float">
            <text:p>1.1710771774</text:p>
          </table:table-cell>
          <table:table-cell office:value-type="float" office:value="1.1601337209" calcext:value-type="float">
            <text:p>1.1601337209</text:p>
          </table:table-cell>
          <table:table-cell office:value-type="float" office:value="1.1493399652" calcext:value-type="float">
            <text:p>1.1493399652</text:p>
          </table:table-cell>
          <table:table-cell office:value-type="float" office:value="1.1394059542" calcext:value-type="float">
            <text:p>1.1394059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307934297" calcext:value-type="float">
            <text:p>0.5307934297</text:p>
          </table:table-cell>
          <table:table-cell office:value-type="float" office:value="0.561376286" calcext:value-type="float">
            <text:p>0.561376286</text:p>
          </table:table-cell>
          <table:table-cell office:value-type="float" office:value="0.5849672737" calcext:value-type="float">
            <text:p>0.5849672737</text:p>
          </table:table-cell>
          <table:table-cell office:value-type="float" office:value="0.6048827629" calcext:value-type="float">
            <text:p>0.6048827629</text:p>
          </table:table-cell>
          <table:table-cell office:value-type="float" office:value="0.6219054235" calcext:value-type="float">
            <text:p>0.6219054235</text:p>
          </table:table-cell>
          <table:table-cell office:value-type="float" office:value="0.6362630454" calcext:value-type="float">
            <text:p>0.6362630454</text:p>
          </table:table-cell>
          <table:table-cell office:value-type="float" office:value="0.6485459348" calcext:value-type="float">
            <text:p>0.6485459348</text:p>
          </table:table-cell>
          <table:table-cell office:value-type="float" office:value="0.6580581672" calcext:value-type="float">
            <text:p>0.6580581672</text:p>
          </table:table-cell>
          <table:table-cell office:value-type="float" office:value="0.6670247592" calcext:value-type="float">
            <text:p>0.6670247592</text:p>
          </table:table-cell>
          <table:table-cell office:value-type="float" office:value="0.6755329468" calcext:value-type="float">
            <text:p>0.6755329468</text:p>
          </table:table-cell>
          <table:table-cell office:value-type="float" office:value="0.6839159526" calcext:value-type="float">
            <text:p>0.6839159526</text:p>
          </table:table-cell>
          <table:table-cell office:value-type="float" office:value="0.6915769032" calcext:value-type="float">
            <text:p>0.6915769032</text:p>
          </table:table-cell>
          <table:table-cell office:value-type="float" office:value="0.698547226" calcext:value-type="float">
            <text:p>0.698547226</text:p>
          </table:table-cell>
          <table:table-cell office:value-type="float" office:value="0.7047919575" calcext:value-type="float">
            <text:p>0.7047919575</text:p>
          </table:table-cell>
          <table:table-cell office:value-type="float" office:value="0.7104032653" calcext:value-type="float">
            <text:p>0.7104032653</text:p>
          </table:table-cell>
          <table:table-cell office:value-type="float" office:value="0.7148970308" calcext:value-type="float">
            <text:p>0.71489703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6124593782" calcext:value-type="float">
            <text:p>45.6124593782</text:p>
          </table:table-cell>
          <table:table-cell office:value-type="float" office:value="46.1669356089" calcext:value-type="float">
            <text:p>46.1669356089</text:p>
          </table:table-cell>
          <table:table-cell office:value-type="float" office:value="46.5793078877" calcext:value-type="float">
            <text:p>46.5793078877</text:p>
          </table:table-cell>
          <table:table-cell office:value-type="float" office:value="46.9178607174" calcext:value-type="float">
            <text:p>46.9178607174</text:p>
          </table:table-cell>
          <table:table-cell office:value-type="float" office:value="47.2007169632" calcext:value-type="float">
            <text:p>47.2007169632</text:p>
          </table:table-cell>
          <table:table-cell office:value-type="float" office:value="47.4348492326" calcext:value-type="float">
            <text:p>47.4348492326</text:p>
          </table:table-cell>
          <table:table-cell office:value-type="float" office:value="47.6320539511" calcext:value-type="float">
            <text:p>47.6320539511</text:p>
          </table:table-cell>
          <table:table-cell office:value-type="float" office:value="47.7828780655" calcext:value-type="float">
            <text:p>47.7828780655</text:p>
          </table:table-cell>
          <table:table-cell office:value-type="float" office:value="47.9235751366" calcext:value-type="float">
            <text:p>47.9235751366</text:p>
          </table:table-cell>
          <table:table-cell office:value-type="float" office:value="48.0557856808" calcext:value-type="float">
            <text:p>48.0557856808</text:p>
          </table:table-cell>
          <table:table-cell office:value-type="float" office:value="48.1848454943" calcext:value-type="float">
            <text:p>48.1848454943</text:p>
          </table:table-cell>
          <table:table-cell office:value-type="float" office:value="48.3017634783" calcext:value-type="float">
            <text:p>48.3017634783</text:p>
          </table:table-cell>
          <table:table-cell office:value-type="float" office:value="48.4073061592" calcext:value-type="float">
            <text:p>48.4073061592</text:p>
          </table:table-cell>
          <table:table-cell office:value-type="float" office:value="48.5011973444" calcext:value-type="float">
            <text:p>48.5011973444</text:p>
          </table:table-cell>
          <table:table-cell office:value-type="float" office:value="48.5850367029" calcext:value-type="float">
            <text:p>48.5850367029</text:p>
          </table:table-cell>
          <table:table-cell office:value-type="float" office:value="48.6518227095" calcext:value-type="float">
            <text:p>48.6518227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97.3933466749" calcext:value-type="float">
            <text:p>397.3933466749</text:p>
          </table:table-cell>
          <table:table-cell office:value-type="float" office:value="414.8829431434" calcext:value-type="float">
            <text:p>414.8829431434</text:p>
          </table:table-cell>
          <table:table-cell office:value-type="float" office:value="429.5117327397" calcext:value-type="float">
            <text:p>429.5117327397</text:p>
          </table:table-cell>
          <table:table-cell office:value-type="float" office:value="442.4449906828" calcext:value-type="float">
            <text:p>442.4449906828</text:p>
          </table:table-cell>
          <table:table-cell office:value-type="float" office:value="453.9130066475" calcext:value-type="float">
            <text:p>453.9130066475</text:p>
          </table:table-cell>
          <table:table-cell office:value-type="float" office:value="463.9704863377" calcext:value-type="float">
            <text:p>463.9704863377</text:p>
          </table:table-cell>
          <table:table-cell office:value-type="float" office:value="473.2237503613" calcext:value-type="float">
            <text:p>473.2237503613</text:p>
          </table:table-cell>
          <table:table-cell office:value-type="float" office:value="480.8093718664" calcext:value-type="float">
            <text:p>480.8093718664</text:p>
          </table:table-cell>
          <table:table-cell office:value-type="float" office:value="488.214480875" calcext:value-type="float">
            <text:p>488.214480875</text:p>
          </table:table-cell>
          <table:table-cell office:value-type="float" office:value="495.1729305699" calcext:value-type="float">
            <text:p>495.1729305699</text:p>
          </table:table-cell>
          <table:table-cell office:value-type="float" office:value="501.9655523306" calcext:value-type="float">
            <text:p>501.9655523306</text:p>
          </table:table-cell>
          <table:table-cell office:value-type="float" office:value="508.1191304394" calcext:value-type="float">
            <text:p>508.1191304394</text:p>
          </table:table-cell>
          <table:table-cell office:value-type="float" office:value="513.6740083787" calcext:value-type="float">
            <text:p>513.6740083787</text:p>
          </table:table-cell>
          <table:table-cell office:value-type="float" office:value="518.6156497072" calcext:value-type="float">
            <text:p>518.6156497072</text:p>
          </table:table-cell>
          <table:table-cell office:value-type="float" office:value="523.082036996" calcext:value-type="float">
            <text:p>523.082036996</text:p>
          </table:table-cell>
          <table:table-cell office:value-type="float" office:value="526.5433005018" calcext:value-type="float">
            <text:p>526.5433005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09.3381649028" calcext:value-type="float">
            <text:p>709.3381649028</text:p>
          </table:table-cell>
          <table:table-cell office:value-type="float" office:value="723.5690020706" calcext:value-type="float">
            <text:p>723.5690020706</text:p>
          </table:table-cell>
          <table:table-cell office:value-type="float" office:value="735.8924297716" calcext:value-type="float">
            <text:p>735.8924297716</text:p>
          </table:table-cell>
          <table:table-cell office:value-type="float" office:value="746.4950958626" calcext:value-type="float">
            <text:p>746.4950958626</text:p>
          </table:table-cell>
          <table:table-cell office:value-type="float" office:value="755.5961429946" calcext:value-type="float">
            <text:p>755.5961429946</text:p>
          </table:table-cell>
          <table:table-cell office:value-type="float" office:value="763.5789773783" calcext:value-type="float">
            <text:p>763.5789773783</text:p>
          </table:table-cell>
          <table:table-cell office:value-type="float" office:value="770.3436469253" calcext:value-type="float">
            <text:p>770.3436469253</text:p>
          </table:table-cell>
          <table:table-cell office:value-type="float" office:value="776.8997596675" calcext:value-type="float">
            <text:p>776.8997596675</text:p>
          </table:table-cell>
          <table:table-cell office:value-type="float" office:value="782.8965242679" calcext:value-type="float">
            <text:p>782.8965242679</text:p>
          </table:table-cell>
          <table:table-cell office:value-type="float" office:value="788.2664151055" calcext:value-type="float">
            <text:p>788.2664151055</text:p>
          </table:table-cell>
          <table:table-cell office:value-type="float" office:value="792.6148827269" calcext:value-type="float">
            <text:p>792.6148827269</text:p>
          </table:table-cell>
          <table:table-cell office:value-type="float" office:value="795.9959144701" calcext:value-type="float">
            <text:p>795.9959144701</text:p>
          </table:table-cell>
          <table:table-cell office:value-type="float" office:value="798.4339414845" calcext:value-type="float">
            <text:p>798.4339414845</text:p>
          </table:table-cell>
          <table:table-cell office:value-type="float" office:value="799.9871538712" calcext:value-type="float">
            <text:p>799.9871538712</text:p>
          </table:table-cell>
          <table:table-cell office:value-type="float" office:value="800.5761647721" calcext:value-type="float">
            <text:p>800.57616477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CCO2e &lt; 1000 G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2e emissions limit since 2020 : 1000 G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718.9481058189" calcext:value-type="float">
            <text:p>718.94810581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16.632926265" calcext:value-type="float">
            <text:p>16.632926265</text:p>
          </table:table-cell>
          <table:table-cell office:value-type="float" office:value="13.155712791" calcext:value-type="float">
            <text:p>13.155712791</text:p>
          </table:table-cell>
          <table:table-cell office:value-type="float" office:value="12.1380446581" calcext:value-type="float">
            <text:p>12.1380446581</text:p>
          </table:table-cell>
          <table:table-cell office:value-type="float" office:value="11.3389351068" calcext:value-type="float">
            <text:p>11.3389351068</text:p>
          </table:table-cell>
          <table:table-cell office:value-type="float" office:value="10.5424885299" calcext:value-type="float">
            <text:p>10.5424885299</text:p>
          </table:table-cell>
          <table:table-cell office:value-type="float" office:value="9.389733825" calcext:value-type="float">
            <text:p>9.389733825</text:p>
          </table:table-cell>
          <table:table-cell office:value-type="float" office:value="6.9106308747" calcext:value-type="float">
            <text:p>6.9106308747</text:p>
          </table:table-cell>
          <table:table-cell office:value-type="float" office:value="5.4903189647" calcext:value-type="float">
            <text:p>5.4903189647</text:p>
          </table:table-cell>
          <table:table-cell office:value-type="float" office:value="3.1905748496" calcext:value-type="float">
            <text:p>3.19057484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19.1528017338" calcext:value-type="float">
            <text:p>419.1528017338</text:p>
          </table:table-cell>
          <table:table-cell office:value-type="float" office:value="421.3165480044" calcext:value-type="float">
            <text:p>421.3165480044</text:p>
          </table:table-cell>
          <table:table-cell office:value-type="float" office:value="423.3158086609" calcext:value-type="float">
            <text:p>423.3158086609</text:p>
          </table:table-cell>
          <table:table-cell office:value-type="float" office:value="425.0353211983" calcext:value-type="float">
            <text:p>425.0353211983</text:p>
          </table:table-cell>
          <table:table-cell office:value-type="float" office:value="426.4349993467" calcext:value-type="float">
            <text:p>426.4349993467</text:p>
          </table:table-cell>
          <table:table-cell office:value-type="float" office:value="427.3281023697" calcext:value-type="float">
            <text:p>427.3281023697</text:p>
          </table:table-cell>
          <table:table-cell office:value-type="float" office:value="427.0554363277" calcext:value-type="float">
            <text:p>427.0554363277</text:p>
          </table:table-cell>
          <table:table-cell office:value-type="float" office:value="426.3967308046" calcext:value-type="float">
            <text:p>426.3967308046</text:p>
          </table:table-cell>
          <table:table-cell office:value-type="float" office:value="424.8364204615" calcext:value-type="float">
            <text:p>424.8364204615</text:p>
          </table:table-cell>
          <table:table-cell office:value-type="float" office:value="421.9718945374" calcext:value-type="float">
            <text:p>421.9718945374</text:p>
          </table:table-cell>
          <table:table-cell office:value-type="float" office:value="419.6725627396" calcext:value-type="float">
            <text:p>419.6725627396</text:p>
          </table:table-cell>
          <table:table-cell office:value-type="float" office:value="417.6758490696" calcext:value-type="float">
            <text:p>417.6758490696</text:p>
          </table:table-cell>
          <table:table-cell office:value-type="float" office:value="415.8981533259" calcext:value-type="float">
            <text:p>415.8981533259</text:p>
          </table:table-cell>
          <table:table-cell office:value-type="float" office:value="414.2975308657" calcext:value-type="float">
            <text:p>414.2975308657</text:p>
          </table:table-cell>
          <table:table-cell office:value-type="float" office:value="412.8448227701" calcext:value-type="float">
            <text:p>412.8448227701</text:p>
          </table:table-cell>
          <table:table-cell office:value-type="float" office:value="411.5170103104" calcext:value-type="float">
            <text:p>411.5170103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892.7954676931" calcext:value-type="float">
            <text:p>892.7954676931</text:p>
          </table:table-cell>
          <table:table-cell office:value-type="float" office:value="897.4042472493" calcext:value-type="float">
            <text:p>897.4042472493</text:p>
          </table:table-cell>
          <table:table-cell office:value-type="float" office:value="901.6626724477" calcext:value-type="float">
            <text:p>901.6626724477</text:p>
          </table:table-cell>
          <table:table-cell office:value-type="float" office:value="905.3252341523" calcext:value-type="float">
            <text:p>905.3252341523</text:p>
          </table:table-cell>
          <table:table-cell office:value-type="float" office:value="908.3065486086" calcext:value-type="float">
            <text:p>908.3065486086</text:p>
          </table:table-cell>
          <table:table-cell office:value-type="float" office:value="910.2088580474" calcext:value-type="float">
            <text:p>910.2088580474</text:p>
          </table:table-cell>
          <table:table-cell office:value-type="float" office:value="909.6280793781" calcext:value-type="float">
            <text:p>909.6280793781</text:p>
          </table:table-cell>
          <table:table-cell office:value-type="float" office:value="908.2250366138" calcext:value-type="float">
            <text:p>908.2250366138</text:p>
          </table:table-cell>
          <table:table-cell office:value-type="float" office:value="904.9015755831" calcext:value-type="float">
            <text:p>904.9015755831</text:p>
          </table:table-cell>
          <table:table-cell office:value-type="float" office:value="898.8001353646" calcext:value-type="float">
            <text:p>898.8001353646</text:p>
          </table:table-cell>
          <table:table-cell office:value-type="float" office:value="893.9025586354" calcext:value-type="float">
            <text:p>893.9025586354</text:p>
          </table:table-cell>
          <table:table-cell office:value-type="float" office:value="889.6495585182" calcext:value-type="float">
            <text:p>889.6495585182</text:p>
          </table:table-cell>
          <table:table-cell office:value-type="float" office:value="885.8630665842" calcext:value-type="float">
            <text:p>885.8630665842</text:p>
          </table:table-cell>
          <table:table-cell office:value-type="float" office:value="882.4537407439" calcext:value-type="float">
            <text:p>882.4537407439</text:p>
          </table:table-cell>
          <table:table-cell office:value-type="float" office:value="879.3594725003" calcext:value-type="float">
            <text:p>879.3594725003</text:p>
          </table:table-cell>
          <table:table-cell office:value-type="float" office:value="876.5312319612" calcext:value-type="float">
            <text:p>876.53123196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3791367779" calcext:value-type="float">
            <text:p>1.3791367779</text:p>
          </table:table-cell>
          <table:table-cell office:value-type="float" office:value="1.4491105403" calcext:value-type="float">
            <text:p>1.4491105403</text:p>
          </table:table-cell>
          <table:table-cell office:value-type="float" office:value="1.4960401956" calcext:value-type="float">
            <text:p>1.4960401956</text:p>
          </table:table-cell>
          <table:table-cell office:value-type="float" office:value="1.5317374525" calcext:value-type="float">
            <text:p>1.5317374525</text:p>
          </table:table-cell>
          <table:table-cell office:value-type="float" office:value="1.5596386542" calcext:value-type="float">
            <text:p>1.5596386542</text:p>
          </table:table-cell>
          <table:table-cell office:value-type="float" office:value="1.5800833652" calcext:value-type="float">
            <text:p>1.5800833652</text:p>
          </table:table-cell>
          <table:table-cell office:value-type="float" office:value="1.5904801827" calcext:value-type="float">
            <text:p>1.5904801827</text:p>
          </table:table-cell>
          <table:table-cell office:value-type="float" office:value="1.5933801923" calcext:value-type="float">
            <text:p>1.5933801923</text:p>
          </table:table-cell>
          <table:table-cell office:value-type="float" office:value="1.5897093459" calcext:value-type="float">
            <text:p>1.5897093459</text:p>
          </table:table-cell>
          <table:table-cell office:value-type="float" office:value="1.5782211982" calcext:value-type="float">
            <text:p>1.5782211982</text:p>
          </table:table-cell>
          <table:table-cell office:value-type="float" office:value="1.5662923961" calcext:value-type="float">
            <text:p>1.5662923961</text:p>
          </table:table-cell>
          <table:table-cell office:value-type="float" office:value="1.5570186141" calcext:value-type="float">
            <text:p>1.5570186141</text:p>
          </table:table-cell>
          <table:table-cell office:value-type="float" office:value="1.5507428907" calcext:value-type="float">
            <text:p>1.5507428907</text:p>
          </table:table-cell>
          <table:table-cell office:value-type="float" office:value="1.54720401" calcext:value-type="float">
            <text:p>1.54720401</text:p>
          </table:table-cell>
          <table:table-cell office:value-type="float" office:value="1.5460419803" calcext:value-type="float">
            <text:p>1.5460419803</text:p>
          </table:table-cell>
          <table:table-cell office:value-type="float" office:value="1.5469152044" calcext:value-type="float">
            <text:p>1.5469152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2.8701758446" calcext:value-type="float">
            <text:p>2.8701758446</text:p>
          </table:table-cell>
          <table:table-cell office:value-type="float" office:value="2.9333347628" calcext:value-type="float">
            <text:p>2.9333347628</text:p>
          </table:table-cell>
          <table:table-cell office:value-type="float" office:value="2.9809251951" calcext:value-type="float">
            <text:p>2.9809251951</text:p>
          </table:table-cell>
          <table:table-cell office:value-type="float" office:value="3.0144543293" calcext:value-type="float">
            <text:p>3.0144543293</text:p>
          </table:table-cell>
          <table:table-cell office:value-type="float" office:value="3.0340602709" calcext:value-type="float">
            <text:p>3.0340602709</text:p>
          </table:table-cell>
          <table:table-cell office:value-type="float" office:value="3.0378462815" calcext:value-type="float">
            <text:p>3.0378462815</text:p>
          </table:table-cell>
          <table:table-cell office:value-type="float" office:value="3.0175728956" calcext:value-type="float">
            <text:p>3.0175728956</text:p>
          </table:table-cell>
          <table:table-cell office:value-type="float" office:value="2.9839867415" calcext:value-type="float">
            <text:p>2.9839867415</text:p>
          </table:table-cell>
          <table:table-cell office:value-type="float" office:value="2.9378251831" calcext:value-type="float">
            <text:p>2.9378251831</text:p>
          </table:table-cell>
          <table:table-cell office:value-type="float" office:value="2.874475529" calcext:value-type="float">
            <text:p>2.874475529</text:p>
          </table:table-cell>
          <table:table-cell office:value-type="float" office:value="2.8185066438" calcext:value-type="float">
            <text:p>2.8185066438</text:p>
          </table:table-cell>
          <table:table-cell office:value-type="float" office:value="2.7727218448" calcext:value-type="float">
            <text:p>2.7727218448</text:p>
          </table:table-cell>
          <table:table-cell office:value-type="float" office:value="2.7351708822" calcext:value-type="float">
            <text:p>2.7351708822</text:p>
          </table:table-cell>
          <table:table-cell office:value-type="float" office:value="2.7045696051" calcext:value-type="float">
            <text:p>2.7045696051</text:p>
          </table:table-cell>
          <table:table-cell office:value-type="float" office:value="2.6799013985" calcext:value-type="float">
            <text:p>2.6799013985</text:p>
          </table:table-cell>
          <table:table-cell office:value-type="float" office:value="2.6603159458" calcext:value-type="float">
            <text:p>2.6603159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3678782446" calcext:value-type="float">
            <text:p>2.3678782446</text:p>
          </table:table-cell>
          <table:table-cell office:value-type="float" office:value="2.3970714979" calcext:value-type="float">
            <text:p>2.3970714979</text:p>
          </table:table-cell>
          <table:table-cell office:value-type="float" office:value="2.4239125541" calcext:value-type="float">
            <text:p>2.4239125541</text:p>
          </table:table-cell>
          <table:table-cell office:value-type="float" office:value="2.4468966478" calcext:value-type="float">
            <text:p>2.4468966478</text:p>
          </table:table-cell>
          <table:table-cell office:value-type="float" office:value="2.4655370872" calcext:value-type="float">
            <text:p>2.4655370872</text:p>
          </table:table-cell>
          <table:table-cell office:value-type="float" office:value="2.4773991828" calcext:value-type="float">
            <text:p>2.4773991828</text:p>
          </table:table-cell>
          <table:table-cell office:value-type="float" office:value="2.4737802937" calcext:value-type="float">
            <text:p>2.4737802937</text:p>
          </table:table-cell>
          <table:table-cell office:value-type="float" office:value="2.4650282537" calcext:value-type="float">
            <text:p>2.4650282537</text:p>
          </table:table-cell>
          <table:table-cell office:value-type="float" office:value="2.4442427751" calcext:value-type="float">
            <text:p>2.4442427751</text:p>
          </table:table-cell>
          <table:table-cell office:value-type="float" office:value="2.4058838539" calcext:value-type="float">
            <text:p>2.4058838539</text:p>
          </table:table-cell>
          <table:table-cell office:value-type="float" office:value="2.3749045865" calcext:value-type="float">
            <text:p>2.3749045865</text:p>
          </table:table-cell>
          <table:table-cell office:value-type="float" office:value="2.347864536" calcext:value-type="float">
            <text:p>2.347864536</text:p>
          </table:table-cell>
          <table:table-cell office:value-type="float" office:value="2.3236814893" calcext:value-type="float">
            <text:p>2.3236814893</text:p>
          </table:table-cell>
          <table:table-cell office:value-type="float" office:value="2.3018186754" calcext:value-type="float">
            <text:p>2.3018186754</text:p>
          </table:table-cell>
          <table:table-cell office:value-type="float" office:value="2.2819029729" calcext:value-type="float">
            <text:p>2.2819029729</text:p>
          </table:table-cell>
          <table:table-cell office:value-type="float" office:value="2.2636381139" calcext:value-type="float">
            <text:p>2.2636381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18076814" calcext:value-type="float">
            <text:p>0.5418076814</text:p>
          </table:table-cell>
          <table:table-cell office:value-type="float" office:value="0.5228356837" calcext:value-type="float">
            <text:p>0.5228356837</text:p>
          </table:table-cell>
          <table:table-cell office:value-type="float" office:value="0.4948220987" calcext:value-type="float">
            <text:p>0.4948220987</text:p>
          </table:table-cell>
          <table:table-cell office:value-type="float" office:value="0.458230102" calcext:value-type="float">
            <text:p>0.458230102</text:p>
          </table:table-cell>
          <table:table-cell office:value-type="float" office:value="0.4134584878" calcext:value-type="float">
            <text:p>0.4134584878</text:p>
          </table:table-cell>
          <table:table-cell office:value-type="float" office:value="0.368144908" calcext:value-type="float">
            <text:p>0.368144908</text:p>
          </table:table-cell>
          <table:table-cell office:value-type="float" office:value="0.3232166752" calcext:value-type="float">
            <text:p>0.3232166752</text:p>
          </table:table-cell>
          <table:table-cell office:value-type="float" office:value="0.2782895573" calcext:value-type="float">
            <text:p>0.2782895573</text:p>
          </table:table-cell>
          <table:table-cell office:value-type="float" office:value="0.2396073088" calcext:value-type="float">
            <text:p>0.2396073088</text:p>
          </table:table-cell>
          <table:table-cell office:value-type="float" office:value="0.2063018929" calcext:value-type="float">
            <text:p>0.2063018929</text:p>
          </table:table-cell>
          <table:table-cell office:value-type="float" office:value="0.1776259298" calcext:value-type="float">
            <text:p>0.1776259298</text:p>
          </table:table-cell>
          <table:table-cell office:value-type="float" office:value="0.1529359256" calcext:value-type="float">
            <text:p>0.1529359256</text:p>
          </table:table-cell>
          <table:table-cell office:value-type="float" office:value="0.1316778319" calcext:value-type="float">
            <text:p>0.1316778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16.6904736217" calcext:value-type="float">
            <text:p>116.6904736217</text:p>
          </table:table-cell>
          <table:table-cell office:value-type="float" office:value="175.88251092" calcext:value-type="float">
            <text:p>175.88251092</text:p>
          </table:table-cell>
          <table:table-cell office:value-type="float" office:value="239.0913992911" calcext:value-type="float">
            <text:p>239.0913992911</text:p>
          </table:table-cell>
          <table:table-cell office:value-type="float" office:value="304.4662956516" calcext:value-type="float">
            <text:p>304.4662956516</text:p>
          </table:table-cell>
          <table:table-cell office:value-type="float" office:value="387.6882282712" calcext:value-type="float">
            <text:p>387.6882282712</text:p>
          </table:table-cell>
          <table:table-cell office:value-type="float" office:value="430.7767935708" calcext:value-type="float">
            <text:p>430.7767935708</text:p>
          </table:table-cell>
          <table:table-cell office:value-type="float" office:value="467.3589676049" calcext:value-type="float">
            <text:p>467.3589676049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6.4915153037" calcext:value-type="float">
            <text:p>16.4915153037</text:p>
          </table:table-cell>
          <table:table-cell office:value-type="float" office:value="19.4017827102" calcext:value-type="float">
            <text:p>19.4017827102</text:p>
          </table:table-cell>
          <table:table-cell office:value-type="float" office:value="19.0895554478" calcext:value-type="float">
            <text:p>19.0895554478</text:p>
          </table:table-cell>
          <table:table-cell office:value-type="float" office:value="21.686290906" calcext:value-type="float">
            <text:p>21.686290906</text:p>
          </table:table-cell>
          <table:table-cell office:value-type="float" office:value="25.3569750318" calcext:value-type="float">
            <text:p>25.3569750318</text:p>
          </table:table-cell>
          <table:table-cell office:value-type="float" office:value="30.1177683923" calcext:value-type="float">
            <text:p>30.1177683923</text:p>
          </table:table-cell>
          <table:table-cell office:value-type="float" office:value="36.1448945745" calcext:value-type="float">
            <text:p>36.1448945745</text:p>
          </table:table-cell>
          <table:table-cell office:value-type="float" office:value="41.7948034171" calcext:value-type="float">
            <text:p>41.7948034171</text:p>
          </table:table-cell>
          <table:table-cell office:value-type="float" office:value="51.6372063198" calcext:value-type="float">
            <text:p>51.6372063198</text:p>
          </table:table-cell>
          <table:table-cell office:value-type="float" office:value="57.5906736416" calcext:value-type="float">
            <text:p>57.5906736416</text:p>
          </table:table-cell>
          <table:table-cell office:value-type="float" office:value="60.2585835578" calcext:value-type="float">
            <text:p>60.2585835578</text:p>
          </table:table-cell>
          <table:table-cell office:value-type="float" office:value="60.4787719205" calcext:value-type="float">
            <text:p>60.4787719205</text:p>
          </table:table-cell>
          <table:table-cell office:value-type="float" office:value="58.015125891" calcext:value-type="float">
            <text:p>58.015125891</text:p>
          </table:table-cell>
          <table:table-cell office:value-type="float" office:value="52.5961006631" calcext:value-type="float">
            <text:p>52.5961006631</text:p>
          </table:table-cell>
          <table:table-cell office:value-type="float" office:value="43.8818673889" calcext:value-type="float">
            <text:p>43.8818673889</text:p>
          </table:table-cell>
          <table:table-cell office:value-type="float" office:value="31.614556699" calcext:value-type="float">
            <text:p>31.614556699</text:p>
          </table:table-cell>
          <table:table-cell office:value-type="float" office:value="16.0537577963" calcext:value-type="float">
            <text:p>16.05375779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67.904405082" calcext:value-type="float">
            <text:p>67.904405082</text:p>
          </table:table-cell>
          <table:table-cell office:value-type="float" office:value="68.1787849645" calcext:value-type="float">
            <text:p>68.1787849645</text:p>
          </table:table-cell>
          <table:table-cell office:value-type="float" office:value="79.7540103979" calcext:value-type="float">
            <text:p>79.7540103979</text:p>
          </table:table-cell>
          <table:table-cell office:value-type="float" office:value="97.5062802935" calcext:value-type="float">
            <text:p>97.5062802935</text:p>
          </table:table-cell>
          <table:table-cell office:value-type="float" office:value="124.8522311087" calcext:value-type="float">
            <text:p>124.8522311087</text:p>
          </table:table-cell>
          <table:table-cell office:value-type="float" office:value="167.7170578204" calcext:value-type="float">
            <text:p>167.7170578204</text:p>
          </table:table-cell>
          <table:table-cell office:value-type="float" office:value="227.0542568313" calcext:value-type="float">
            <text:p>227.0542568313</text:p>
          </table:table-cell>
          <table:table-cell office:value-type="float" office:value="304.2423318336" calcext:value-type="float">
            <text:p>304.2423318336</text:p>
          </table:table-cell>
          <table:table-cell office:value-type="float" office:value="372.2983557153" calcext:value-type="float">
            <text:p>372.2983557153</text:p>
          </table:table-cell>
          <table:table-cell office:value-type="float" office:value="435.3471280952" calcext:value-type="float">
            <text:p>435.3471280952</text:p>
          </table:table-cell>
          <table:table-cell office:value-type="float" office:value="498.2650549483" calcext:value-type="float">
            <text:p>498.2650549483</text:p>
          </table:table-cell>
          <table:table-cell office:value-type="float" office:value="560.7932290546" calcext:value-type="float">
            <text:p>560.7932290546</text:p>
          </table:table-cell>
          <table:table-cell office:value-type="float" office:value="623.6934321514" calcext:value-type="float">
            <text:p>623.6934321514</text:p>
          </table:table-cell>
          <table:table-cell office:value-type="float" office:value="687.4618356708" calcext:value-type="float">
            <text:p>687.4618356708</text:p>
          </table:table-cell>
          <table:table-cell office:value-type="float" office:value="752.4203410377" calcext:value-type="float">
            <text:p>752.4203410377</text:p>
          </table:table-cell>
          <table:table-cell office:value-type="float" office:value="818.7707267803" calcext:value-type="float">
            <text:p>818.7707267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-0.1060321506" calcext:value-type="float">
            <text:p>-0.1060321506</text:p>
          </table:table-cell>
          <table:table-cell office:value-type="float" office:value="0.0115821861" calcext:value-type="float">
            <text:p>0.0115821861</text:p>
          </table:table-cell>
          <table:table-cell office:value-type="float" office:value="0.0424856881" calcext:value-type="float">
            <text:p>0.0424856881</text:p>
          </table:table-cell>
          <table:table-cell office:value-type="float" office:value="0.049770456" calcext:value-type="float">
            <text:p>0.049770456</text:p>
          </table:table-cell>
          <table:table-cell office:value-type="float" office:value="0.0546758104" calcext:value-type="float">
            <text:p>0.0546758104</text:p>
          </table:table-cell>
          <table:table-cell office:value-type="float" office:value="0.0593663751" calcext:value-type="float">
            <text:p>0.0593663751</text:p>
          </table:table-cell>
          <table:table-cell office:value-type="float" office:value="0.0552684044" calcext:value-type="float">
            <text:p>0.0552684044</text:p>
          </table:table-cell>
          <table:table-cell office:value-type="float" office:value="0.0741460609" calcext:value-type="float">
            <text:p>0.0741460609</text:p>
          </table:table-cell>
          <table:table-cell office:value-type="float" office:value="0.0571856312" calcext:value-type="float">
            <text:p>0.0571856312</text:p>
          </table:table-cell>
          <table:table-cell office:value-type="float" office:value="0.0489555416" calcext:value-type="float">
            <text:p>0.0489555416</text:p>
          </table:table-cell>
          <table:table-cell office:value-type="float" office:value="0.0452338604" calcext:value-type="float">
            <text:p>0.0452338604</text:p>
          </table:table-cell>
          <table:table-cell office:value-type="float" office:value="0.0423586346" calcext:value-type="float">
            <text:p>0.0423586346</text:p>
          </table:table-cell>
          <table:table-cell office:value-type="float" office:value="0.0403603393" calcext:value-type="float">
            <text:p>0.0403603393</text:p>
          </table:table-cell>
          <table:table-cell office:value-type="float" office:value="0.0388841878" calcext:value-type="float">
            <text:p>0.0388841878</text:p>
          </table:table-cell>
          <table:table-cell office:value-type="float" office:value="0.0377361222" calcext:value-type="float">
            <text:p>0.0377361222</text:p>
          </table:table-cell>
          <table:table-cell office:value-type="float" office:value="0.03680316" calcext:value-type="float">
            <text:p>0.03680316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68.3716574859" calcext:value-type="float">
            <text:p>68.3716574859</text:p>
          </table:table-cell>
          <table:table-cell office:value-type="float" office:value="68.820836891" calcext:value-type="float">
            <text:p>68.820836891</text:p>
          </table:table-cell>
          <table:table-cell office:value-type="float" office:value="80.7990677201" calcext:value-type="float">
            <text:p>80.7990677201</text:p>
          </table:table-cell>
          <table:table-cell office:value-type="float" office:value="99.2714158862" calcext:value-type="float">
            <text:p>99.2714158862</text:p>
          </table:table-cell>
          <table:table-cell office:value-type="float" office:value="127.8802348454" calcext:value-type="float">
            <text:p>127.8802348454</text:p>
          </table:table-cell>
          <table:table-cell office:value-type="float" office:value="172.9712480455" calcext:value-type="float">
            <text:p>172.9712480455</text:p>
          </table:table-cell>
          <table:table-cell office:value-type="float" office:value="236.2503369994" calcext:value-type="float">
            <text:p>236.2503369994</text:p>
          </table:table-cell>
          <table:table-cell office:value-type="float" office:value="317.7228950116" calcext:value-type="float">
            <text:p>317.7228950116</text:p>
          </table:table-cell>
          <table:table-cell office:value-type="float" office:value="389.8046646198" calcext:value-type="float">
            <text:p>389.8046646198</text:p>
          </table:table-cell>
          <table:table-cell office:value-type="float" office:value="456.9598893151" calcext:value-type="float">
            <text:p>456.9598893151</text:p>
          </table:table-cell>
          <table:table-cell office:value-type="float" office:value="521.6144376138" calcext:value-type="float">
            <text:p>521.6144376138</text:p>
          </table:table-cell>
          <table:table-cell office:value-type="float" office:value="585.6691916401" calcext:value-type="float">
            <text:p>585.6691916401</text:p>
          </table:table-cell>
          <table:table-cell office:value-type="float" office:value="649.9572978351" calcext:value-type="float">
            <text:p>649.9572978351</text:p>
          </table:table-cell>
          <table:table-cell office:value-type="float" office:value="715.0204240905" calcext:value-type="float">
            <text:p>715.0204240905</text:p>
          </table:table-cell>
          <table:table-cell office:value-type="float" office:value="781.2108059136" calcext:value-type="float">
            <text:p>781.2108059136</text:p>
          </table:table-cell>
          <table:table-cell office:value-type="float" office:value="848.751024283" calcext:value-type="float">
            <text:p>848.7510242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20.5502692091" calcext:value-type="float">
            <text:p>20.5502692091</text:p>
          </table:table-cell>
          <table:table-cell office:value-type="float" office:value="14.4900557413" calcext:value-type="float">
            <text:p>14.4900557413</text:p>
          </table:table-cell>
          <table:table-cell office:value-type="float" office:value="17.4824288364" calcext:value-type="float">
            <text:p>17.4824288364</text:p>
          </table:table-cell>
          <table:table-cell office:value-type="float" office:value="25.0799227286" calcext:value-type="float">
            <text:p>25.0799227286</text:p>
          </table:table-cell>
          <table:table-cell office:value-type="float" office:value="42.9630218849" calcext:value-type="float">
            <text:p>42.9630218849</text:p>
          </table:table-cell>
          <table:table-cell office:value-type="float" office:value="88.1472068974" calcext:value-type="float">
            <text:p>88.1472068974</text:p>
          </table:table-cell>
          <table:table-cell office:value-type="float" office:value="189.8558618764" calcext:value-type="float">
            <text:p>189.8558618764</text:p>
          </table:table-cell>
          <table:table-cell office:value-type="float" office:value="394.1180520966" calcext:value-type="float">
            <text:p>394.1180520966</text:p>
          </table:table-cell>
          <table:table-cell office:value-type="float" office:value="610.6033718153" calcext:value-type="float">
            <text:p>610.6033718153</text:p>
          </table:table-cell>
          <table:table-cell office:value-type="float" office:value="822.9639707843" calcext:value-type="float">
            <text:p>822.9639707843</text:p>
          </table:table-cell>
          <table:table-cell office:value-type="float" office:value="1026.6697656726" calcext:value-type="float">
            <text:p>1026.6697656726</text:p>
          </table:table-cell>
          <table:table-cell office:value-type="float" office:value="1225.1024701544" calcext:value-type="float">
            <text:p>1225.1024701544</text:p>
          </table:table-cell>
          <table:table-cell office:value-type="float" office:value="1419.9373796757" calcext:value-type="float">
            <text:p>1419.9373796757</text:p>
          </table:table-cell>
          <table:table-cell office:value-type="float" office:value="1613.1099014745" calcext:value-type="float">
            <text:p>1613.1099014745</text:p>
          </table:table-cell>
          <table:table-cell office:value-type="float" office:value="1806.3791380517" calcext:value-type="float">
            <text:p>1806.3791380517</text:p>
          </table:table-cell>
          <table:table-cell office:value-type="float" office:value="2001.1836357144" calcext:value-type="float">
            <text:p>2001.1836357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" calcext:value-type="float">
            <text:p>0</text:p>
          </table:table-cell>
          <table:table-cell office:value-type="float" office:value="0.0069371855" calcext:value-type="float">
            <text:p>0.0069371855</text:p>
          </table:table-cell>
          <table:table-cell office:value-type="float" office:value="0.0261846726" calcext:value-type="float">
            <text:p>0.0261846726</text:p>
          </table:table-cell>
          <table:table-cell office:value-type="float" office:value="0.0370055957" calcext:value-type="float">
            <text:p>0.0370055957</text:p>
          </table:table-cell>
          <table:table-cell office:value-type="float" office:value="0.0577472102" calcext:value-type="float">
            <text:p>0.0577472102</text:p>
          </table:table-cell>
          <table:table-cell office:value-type="float" office:value="0.1005636368" calcext:value-type="float">
            <text:p>0.1005636368</text:p>
          </table:table-cell>
          <table:table-cell office:value-type="float" office:value="0.1643313083" calcext:value-type="float">
            <text:p>0.1643313083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0" calcext:value-type="float">
            <text:p>0</text:p>
          </table:table-cell>
          <table:table-cell office:value-type="float" office:value="0.4710654552" calcext:value-type="float">
            <text:p>0.4710654552</text:p>
          </table:table-cell>
          <table:table-cell office:value-type="float" office:value="1.7852391644" calcext:value-type="float">
            <text:p>1.7852391644</text:p>
          </table:table-cell>
          <table:table-cell office:value-type="float" office:value="2.951344665" calcext:value-type="float">
            <text:p>2.951344665</text:p>
          </table:table-cell>
          <table:table-cell office:value-type="float" office:value="5.6307156626" calcext:value-type="float">
            <text:p>5.6307156626</text:p>
          </table:table-cell>
          <table:table-cell office:value-type="float" office:value="12.5555944209" calcext:value-type="float">
            <text:p>12.5555944209</text:p>
          </table:table-cell>
          <table:table-cell office:value-type="float" office:value="27.5611635351" calcext:value-type="float">
            <text:p>27.5611635351</text:p>
          </table:table-cell>
          <table:table-cell office:value-type="float" office:value="56.4020128434" calcext:value-type="float">
            <text:p>56.4020128434</text:p>
          </table:table-cell>
          <table:table-cell office:value-type="float" office:value="75.5761206466" calcext:value-type="float">
            <text:p>75.5761206466</text:p>
          </table:table-cell>
          <table:table-cell office:value-type="float" office:value="92.4817571522" calcext:value-type="float">
            <text:p>92.4817571522</text:p>
          </table:table-cell>
          <table:table-cell office:value-type="float" office:value="108.1435541128" calcext:value-type="float">
            <text:p>108.1435541128</text:p>
          </table:table-cell>
          <table:table-cell office:value-type="float" office:value="123.7728480445" calcext:value-type="float">
            <text:p>123.7728480445</text:p>
          </table:table-cell>
          <table:table-cell office:value-type="float" office:value="139.3053244148" calcext:value-type="float">
            <text:p>139.3053244148</text:p>
          </table:table-cell>
          <table:table-cell office:value-type="float" office:value="154.93021563" calcext:value-type="float">
            <text:p>154.93021563</text:p>
          </table:table-cell>
          <table:table-cell office:value-type="float" office:value="170.770774466" calcext:value-type="float">
            <text:p>170.770774466</text:p>
          </table:table-cell>
          <table:table-cell office:value-type="float" office:value="186.9069636973" calcext:value-type="float">
            <text:p>186.9069636973</text:p>
          </table:table-cell>
          <table:table-cell office:value-type="float" office:value="203.3889066524" calcext:value-type="float">
            <text:p>203.3889066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67.9207944509" calcext:value-type="float">
            <text:p>67.9207944509</text:p>
          </table:table-cell>
          <table:table-cell office:value-type="float" office:value="68.319791788" calcext:value-type="float">
            <text:p>68.319791788</text:p>
          </table:table-cell>
          <table:table-cell office:value-type="float" office:value="80.1720977845" calcext:value-type="float">
            <text:p>80.1720977845</text:p>
          </table:table-cell>
          <table:table-cell office:value-type="float" office:value="98.4639080962" calcext:value-type="float">
            <text:p>98.4639080962</text:p>
          </table:table-cell>
          <table:table-cell office:value-type="float" office:value="126.8017718519" calcext:value-type="float">
            <text:p>126.8017718519</text:p>
          </table:table-cell>
          <table:table-cell office:value-type="float" office:value="171.4740206585" calcext:value-type="float">
            <text:p>171.4740206585</text:p>
          </table:table-cell>
          <table:table-cell office:value-type="float" office:value="234.1783701493" calcext:value-type="float">
            <text:p>234.1783701493</text:p>
          </table:table-cell>
          <table:table-cell office:value-type="float" office:value="314.926225288" calcext:value-type="float">
            <text:p>314.926225288</text:p>
          </table:table-cell>
          <table:table-cell office:value-type="float" office:value="386.3893058729" calcext:value-type="float">
            <text:p>386.3893058729</text:p>
          </table:table-cell>
          <table:table-cell office:value-type="float" office:value="453.0137931284" calcext:value-type="float">
            <text:p>453.0137931284</text:p>
          </table:table-cell>
          <table:table-cell office:value-type="float" office:value="517.1778493665" calcext:value-type="float">
            <text:p>517.1778493665</text:p>
          </table:table-cell>
          <table:table-cell office:value-type="float" office:value="580.7465997718" calcext:value-type="float">
            <text:p>580.7465997718</text:p>
          </table:table-cell>
          <table:table-cell office:value-type="float" office:value="644.5383089053" calcext:value-type="float">
            <text:p>644.5383089053</text:p>
          </table:table-cell>
          <table:table-cell office:value-type="float" office:value="709.0861520203" calcext:value-type="float">
            <text:p>709.0861520203</text:p>
          </table:table-cell>
          <table:table-cell office:value-type="float" office:value="774.7369258662" calcext:value-type="float">
            <text:p>774.7369258662</text:p>
          </table:table-cell>
          <table:table-cell office:value-type="float" office:value="841.7094920883" calcext:value-type="float">
            <text:p>841.7094920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7.4312933286" calcext:value-type="float">
            <text:p>17.4312933286</text:p>
          </table:table-cell>
          <table:table-cell office:value-type="float" office:value="8.2868742087" calcext:value-type="float">
            <text:p>8.2868742087</text:p>
          </table:table-cell>
          <table:table-cell office:value-type="float" office:value="7.8283469189" calcext:value-type="float">
            <text:p>7.8283469189</text:p>
          </table:table-cell>
          <table:table-cell office:value-type="float" office:value="8.7408675463" calcext:value-type="float">
            <text:p>8.7408675463</text:p>
          </table:table-cell>
          <table:table-cell office:value-type="float" office:value="10.1447272336" calcext:value-type="float">
            <text:p>10.1447272336</text:p>
          </table:table-cell>
          <table:table-cell office:value-type="float" office:value="12.0829841305" calcext:value-type="float">
            <text:p>12.0829841305</text:p>
          </table:table-cell>
          <table:table-cell office:value-type="float" office:value="14.7507701357" calcext:value-type="float">
            <text:p>14.7507701357</text:p>
          </table:table-cell>
          <table:table-cell office:value-type="float" office:value="17.6239723615" calcext:value-type="float">
            <text:p>17.6239723615</text:p>
          </table:table-cell>
          <table:table-cell office:value-type="float" office:value="23.2366190687" calcext:value-type="float">
            <text:p>23.2366190687</text:p>
          </table:table-cell>
          <table:table-cell office:value-type="float" office:value="28.0441048798" calcext:value-type="float">
            <text:p>28.0441048798</text:p>
          </table:table-cell>
          <table:table-cell office:value-type="float" office:value="32.4081116383" calcext:value-type="float">
            <text:p>32.4081116383</text:p>
          </table:table-cell>
          <table:table-cell office:value-type="float" office:value="36.7189497741" calcext:value-type="float">
            <text:p>36.7189497741</text:p>
          </table:table-cell>
          <table:table-cell office:value-type="float" office:value="40.971385833" calcext:value-type="float">
            <text:p>40.971385833</text:p>
          </table:table-cell>
          <table:table-cell office:value-type="float" office:value="45.2315180928" calcext:value-type="float">
            <text:p>45.2315180928</text:p>
          </table:table-cell>
          <table:table-cell office:value-type="float" office:value="49.5422621426" calcext:value-type="float">
            <text:p>49.5422621426</text:p>
          </table:table-cell>
          <table:table-cell office:value-type="float" office:value="53.931526497" calcext:value-type="float">
            <text:p>53.931526497</text:p>
          </table:table-cell>
          <table:table-cell office:value-type="float" office:value="58.4170296601" calcext:value-type="float">
            <text:p>58.4170296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67.4333396268" calcext:value-type="float">
            <text:p>67.4333396268</text:p>
          </table:table-cell>
          <table:table-cell office:value-type="float" office:value="66.3935458001" calcext:value-type="float">
            <text:p>66.3935458001</text:p>
          </table:table-cell>
          <table:table-cell office:value-type="float" office:value="76.8026657329" calcext:value-type="float">
            <text:p>76.8026657329</text:p>
          </table:table-cell>
          <table:table-cell office:value-type="float" office:value="91.8755646309" calcext:value-type="float">
            <text:p>91.8755646309</text:p>
          </table:table-cell>
          <table:table-cell office:value-type="float" office:value="112.2966366878" calcext:value-type="float">
            <text:p>112.2966366878</text:p>
          </table:table-cell>
          <table:table-cell office:value-type="float" office:value="140.1558942853" calcext:value-type="float">
            <text:p>140.1558942853</text:p>
          </table:table-cell>
          <table:table-cell office:value-type="float" office:value="170.6522439878" calcext:value-type="float">
            <text:p>170.6522439878</text:p>
          </table:table-cell>
          <table:table-cell office:value-type="float" office:value="228.666211187" calcext:value-type="float">
            <text:p>228.666211187</text:p>
          </table:table-cell>
          <table:table-cell office:value-type="float" office:value="279.8165985631" calcext:value-type="float">
            <text:p>279.8165985631</text:p>
          </table:table-cell>
          <table:table-cell office:value-type="float" office:value="327.2035739824" calcext:value-type="float">
            <text:p>327.2035739824</text:p>
          </table:table-cell>
          <table:table-cell office:value-type="float" office:value="374.4922069038" calcext:value-type="float">
            <text:p>374.4922069038</text:p>
          </table:table-cell>
          <table:table-cell office:value-type="float" office:value="421.4879046398" calcext:value-type="float">
            <text:p>421.4879046398</text:p>
          </table:table-cell>
          <table:table-cell office:value-type="float" office:value="468.7632165214" calcext:value-type="float">
            <text:p>468.7632165214</text:p>
          </table:table-cell>
          <table:table-cell office:value-type="float" office:value="516.6910612048" calcext:value-type="float">
            <text:p>516.6910612048</text:p>
          </table:table-cell>
          <table:table-cell office:value-type="float" office:value="565.5133773404" calcext:value-type="float">
            <text:p>565.5133773404</text:p>
          </table:table-cell>
          <table:table-cell office:value-type="float" office:value="615.3818201278" calcext:value-type="float">
            <text:p>615.3818201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65942973" calcext:value-type="float">
            <text:p>0.0065942973</text:p>
          </table:table-cell>
          <table:table-cell office:value-type="float" office:value="0.0072804273" calcext:value-type="float">
            <text:p>0.0072804273</text:p>
          </table:table-cell>
          <table:table-cell office:value-type="float" office:value="0.0077596184" calcext:value-type="float">
            <text:p>0.0077596184</text:p>
          </table:table-cell>
          <table:table-cell office:value-type="float" office:value="0.0081343434" calcext:value-type="float">
            <text:p>0.0081343434</text:p>
          </table:table-cell>
          <table:table-cell office:value-type="float" office:value="0.008433383" calcext:value-type="float">
            <text:p>0.008433383</text:p>
          </table:table-cell>
          <table:table-cell office:value-type="float" office:value="0.0086559322" calcext:value-type="float">
            <text:p>0.0086559322</text:p>
          </table:table-cell>
          <table:table-cell office:value-type="float" office:value="0.0087702175" calcext:value-type="float">
            <text:p>0.0087702175</text:p>
          </table:table-cell>
          <table:table-cell office:value-type="float" office:value="0.0088022291" calcext:value-type="float">
            <text:p>0.0088022291</text:p>
          </table:table-cell>
          <table:table-cell office:value-type="float" office:value="0.0087617185" calcext:value-type="float">
            <text:p>0.0087617185</text:p>
          </table:table-cell>
          <table:table-cell office:value-type="float" office:value="0.0086355417" calcext:value-type="float">
            <text:p>0.0086355417</text:p>
          </table:table-cell>
          <table:table-cell office:value-type="float" office:value="0.0085054936" calcext:value-type="float">
            <text:p>0.0085054936</text:p>
          </table:table-cell>
          <table:table-cell office:value-type="float" office:value="0.0084050722" calcext:value-type="float">
            <text:p>0.0084050722</text:p>
          </table:table-cell>
          <table:table-cell office:value-type="float" office:value="0.0083374538" calcext:value-type="float">
            <text:p>0.0083374538</text:p>
          </table:table-cell>
          <table:table-cell office:value-type="float" office:value="0.0082994441" calcext:value-type="float">
            <text:p>0.0082994441</text:p>
          </table:table-cell>
          <table:table-cell office:value-type="float" office:value="0.0082869822" calcext:value-type="float">
            <text:p>0.0082869822</text:p>
          </table:table-cell>
          <table:table-cell office:value-type="float" office:value="0.008296346" calcext:value-type="float">
            <text:p>0.008296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0.450863035" calcext:value-type="float">
            <text:p>0.450863035</text:p>
          </table:table-cell>
          <table:table-cell office:value-type="float" office:value="0.501045103" calcext:value-type="float">
            <text:p>0.501045103</text:p>
          </table:table-cell>
          <table:table-cell office:value-type="float" office:value="0.6269699356" calcext:value-type="float">
            <text:p>0.6269699356</text:p>
          </table:table-cell>
          <table:table-cell office:value-type="float" office:value="0.80750779" calcext:value-type="float">
            <text:p>0.80750779</text:p>
          </table:table-cell>
          <table:table-cell office:value-type="float" office:value="1.0784629936" calcext:value-type="float">
            <text:p>1.0784629936</text:p>
          </table:table-cell>
          <table:table-cell office:value-type="float" office:value="1.497227387" calcext:value-type="float">
            <text:p>1.497227387</text:p>
          </table:table-cell>
          <table:table-cell office:value-type="float" office:value="2.0719668501" calcext:value-type="float">
            <text:p>2.0719668501</text:p>
          </table:table-cell>
          <table:table-cell office:value-type="float" office:value="2.7966697236" calcext:value-type="float">
            <text:p>2.7966697236</text:p>
          </table:table-cell>
          <table:table-cell office:value-type="float" office:value="3.4153587469" calcext:value-type="float">
            <text:p>3.4153587469</text:p>
          </table:table-cell>
          <table:table-cell office:value-type="float" office:value="3.9460961867" calcext:value-type="float">
            <text:p>3.9460961867</text:p>
          </table:table-cell>
          <table:table-cell office:value-type="float" office:value="4.4365882473" calcext:value-type="float">
            <text:p>4.4365882473</text:p>
          </table:table-cell>
          <table:table-cell office:value-type="float" office:value="4.9225918684" calcext:value-type="float">
            <text:p>4.9225918684</text:p>
          </table:table-cell>
          <table:table-cell office:value-type="float" office:value="5.4189889298" calcext:value-type="float">
            <text:p>5.4189889298</text:p>
          </table:table-cell>
          <table:table-cell office:value-type="float" office:value="5.9342720702" calcext:value-type="float">
            <text:p>5.9342720702</text:p>
          </table:table-cell>
          <table:table-cell office:value-type="float" office:value="6.4738800474" calcext:value-type="float">
            <text:p>6.4738800474</text:p>
          </table:table-cell>
          <table:table-cell office:value-type="float" office:value="7.0415321948" calcext:value-type="float">
            <text:p>7.0415321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163893689" calcext:value-type="float">
            <text:p>0.0163893689</text:p>
          </table:table-cell>
          <table:table-cell office:value-type="float" office:value="0.1410068235" calcext:value-type="float">
            <text:p>0.1410068235</text:p>
          </table:table-cell>
          <table:table-cell office:value-type="float" office:value="0.4180873866" calcext:value-type="float">
            <text:p>0.4180873866</text:p>
          </table:table-cell>
          <table:table-cell office:value-type="float" office:value="0.9576278027" calcext:value-type="float">
            <text:p>0.9576278027</text:p>
          </table:table-cell>
          <table:table-cell office:value-type="float" office:value="1.9495407432" calcext:value-type="float">
            <text:p>1.9495407432</text:p>
          </table:table-cell>
          <table:table-cell office:value-type="float" office:value="3.7569628382" calcext:value-type="float">
            <text:p>3.7569628382</text:p>
          </table:table-cell>
          <table:table-cell office:value-type="float" office:value="7.124113318" calcext:value-type="float">
            <text:p>7.124113318</text:p>
          </table:table-cell>
          <table:table-cell office:value-type="float" office:value="10.6838934544" calcext:value-type="float">
            <text:p>10.6838934544</text:p>
          </table:table-cell>
          <table:table-cell office:value-type="float" office:value="14.0909501576" calcext:value-type="float">
            <text:p>14.0909501576</text:p>
          </table:table-cell>
          <table:table-cell office:value-type="float" office:value="17.6666650331" calcext:value-type="float">
            <text:p>17.6666650331</text:p>
          </table:table-cell>
          <table:table-cell office:value-type="float" office:value="18.9127944182" calcext:value-type="float">
            <text:p>18.9127944182</text:p>
          </table:table-cell>
          <table:table-cell office:value-type="float" office:value="19.9533707171" calcext:value-type="float">
            <text:p>19.9533707171</text:p>
          </table:table-cell>
          <table:table-cell office:value-type="float" office:value="20.8448767539" calcext:value-type="float">
            <text:p>20.8448767539</text:p>
          </table:table-cell>
          <table:table-cell office:value-type="float" office:value="21.6243163494" calcext:value-type="float">
            <text:p>21.6243163494</text:p>
          </table:table-cell>
          <table:table-cell office:value-type="float" office:value="22.3165848286" calcext:value-type="float">
            <text:p>22.3165848286</text:p>
          </table:table-cell>
          <table:table-cell office:value-type="float" office:value="22.938765308" calcext:value-type="float">
            <text:p>22.9387653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3594" calcext:value-type="float">
            <text:p>0.0002413594</text:p>
          </table:table-cell>
          <table:table-cell office:value-type="float" office:value="0.0020681921" calcext:value-type="float">
            <text:p>0.0020681921</text:p>
          </table:table-cell>
          <table:table-cell office:value-type="float" office:value="0.0052422115" calcext:value-type="float">
            <text:p>0.0052422115</text:p>
          </table:table-cell>
          <table:table-cell office:value-type="float" office:value="0.009821191" calcext:value-type="float">
            <text:p>0.009821191</text:p>
          </table:table-cell>
          <table:table-cell office:value-type="float" office:value="0.015614785" calcext:value-type="float">
            <text:p>0.015614785</text:p>
          </table:table-cell>
          <table:table-cell office:value-type="float" office:value="0.0224006007" calcext:value-type="float">
            <text:p>0.0224006007</text:p>
          </table:table-cell>
          <table:table-cell office:value-type="float" office:value="0.0313762597" calcext:value-type="float">
            <text:p>0.0313762597</text:p>
          </table:table-cell>
          <table:table-cell office:value-type="float" office:value="0.0351163935" calcext:value-type="float">
            <text:p>0.0351163935</text:p>
          </table:table-cell>
          <table:table-cell office:value-type="float" office:value="0.0378485425" calcext:value-type="float">
            <text:p>0.0378485425</text:p>
          </table:table-cell>
          <table:table-cell office:value-type="float" office:value="0.0405806399" calcext:value-type="float">
            <text:p>0.0405806399</text:p>
          </table:table-cell>
          <table:table-cell office:value-type="float" office:value="0.0379572965" calcext:value-type="float">
            <text:p>0.0379572965</text:p>
          </table:table-cell>
          <table:table-cell office:value-type="float" office:value="0.0355806199" calcext:value-type="float">
            <text:p>0.0355806199</text:p>
          </table:table-cell>
          <table:table-cell office:value-type="float" office:value="0.0334216711" calcext:value-type="float">
            <text:p>0.0334216711</text:p>
          </table:table-cell>
          <table:table-cell office:value-type="float" office:value="0.0314552972" calcext:value-type="float">
            <text:p>0.0314552972</text:p>
          </table:table-cell>
          <table:table-cell office:value-type="float" office:value="0.0296597309" calcext:value-type="float">
            <text:p>0.0296597309</text:p>
          </table:table-cell>
          <table:table-cell office:value-type="float" office:value="0.0280161034" calcext:value-type="float">
            <text:p>0.0280161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21.411926265" calcext:value-type="float">
            <text:p>21.411926265</text:p>
          </table:table-cell>
          <table:table-cell office:value-type="float" office:value="16.787752791" calcext:value-type="float">
            <text:p>16.787752791</text:p>
          </table:table-cell>
          <table:table-cell office:value-type="float" office:value="14.8907486581" calcext:value-type="float">
            <text:p>14.8907486581</text:p>
          </table:table-cell>
          <table:table-cell office:value-type="float" office:value="13.3518499068" calcext:value-type="float">
            <text:p>13.3518499068</text:p>
          </table:table-cell>
          <table:table-cell office:value-type="float" office:value="11.9360449299" calcext:value-type="float">
            <text:p>11.9360449299</text:p>
          </table:table-cell>
          <table:table-cell office:value-type="float" office:value="10.267674357" calcext:value-type="float">
            <text:p>10.267674357</text:p>
          </table:table-cell>
          <table:table-cell office:value-type="float" office:value="7.3621431483" calcext:value-type="float">
            <text:p>7.3621431483</text:p>
          </table:table-cell>
          <table:table-cell office:value-type="float" office:value="5.7442946186" calcext:value-type="float">
            <text:p>5.7442946186</text:p>
          </table:table-cell>
          <table:table-cell office:value-type="float" office:value="3.3048638939" calcext:value-type="float">
            <text:p>3.30486389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0.687551265" calcext:value-type="float">
            <text:p>30.687551265</text:p>
          </table:table-cell>
          <table:table-cell office:value-type="float" office:value="24.883652791" calcext:value-type="float">
            <text:p>24.883652791</text:p>
          </table:table-cell>
          <table:table-cell office:value-type="float" office:value="21.9299486581" calcext:value-type="float">
            <text:p>21.9299486581</text:p>
          </table:table-cell>
          <table:table-cell office:value-type="float" office:value="19.2512499068" calcext:value-type="float">
            <text:p>19.2512499068</text:p>
          </table:table-cell>
          <table:table-cell office:value-type="float" office:value="16.6125449299" calcext:value-type="float">
            <text:p>16.6125449299</text:p>
          </table:table-cell>
          <table:table-cell office:value-type="float" office:value="13.638174357" calcext:value-type="float">
            <text:p>13.638174357</text:p>
          </table:table-cell>
          <table:table-cell office:value-type="float" office:value="9.3435431483" calcext:value-type="float">
            <text:p>9.3435431483</text:p>
          </table:table-cell>
          <table:table-cell office:value-type="float" office:value="7.0172946186" calcext:value-type="float">
            <text:p>7.0172946186</text:p>
          </table:table-cell>
          <table:table-cell office:value-type="float" office:value="3.9586763939" calcext:value-type="float">
            <text:p>3.95867639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16.632926265" calcext:value-type="float">
            <text:p>16.632926265</text:p>
          </table:table-cell>
          <table:table-cell office:value-type="float" office:value="13.155712791" calcext:value-type="float">
            <text:p>13.155712791</text:p>
          </table:table-cell>
          <table:table-cell office:value-type="float" office:value="12.1380446581" calcext:value-type="float">
            <text:p>12.1380446581</text:p>
          </table:table-cell>
          <table:table-cell office:value-type="float" office:value="11.3389351068" calcext:value-type="float">
            <text:p>11.3389351068</text:p>
          </table:table-cell>
          <table:table-cell office:value-type="float" office:value="10.5424885299" calcext:value-type="float">
            <text:p>10.5424885299</text:p>
          </table:table-cell>
          <table:table-cell office:value-type="float" office:value="9.389733825" calcext:value-type="float">
            <text:p>9.389733825</text:p>
          </table:table-cell>
          <table:table-cell office:value-type="float" office:value="6.9106308747" calcext:value-type="float">
            <text:p>6.9106308747</text:p>
          </table:table-cell>
          <table:table-cell office:value-type="float" office:value="5.4903189647" calcext:value-type="float">
            <text:p>5.4903189647</text:p>
          </table:table-cell>
          <table:table-cell office:value-type="float" office:value="3.1905748496" calcext:value-type="float">
            <text:p>3.19057484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21.6820492042" calcext:value-type="float">
            <text:p>721.6820492042</text:p>
          </table:table-cell>
          <table:table-cell office:value-type="float" office:value="744.5786023833" calcext:value-type="float">
            <text:p>744.5786023833</text:p>
          </table:table-cell>
          <table:table-cell office:value-type="float" office:value="764.8878613278" calcext:value-type="float">
            <text:p>764.8878613278</text:p>
          </table:table-cell>
          <table:table-cell office:value-type="float" office:value="783.0982403605" calcext:value-type="float">
            <text:p>783.0982403605</text:p>
          </table:table-cell>
          <table:table-cell office:value-type="float" office:value="799.3776251531" calcext:value-type="float">
            <text:p>799.3776251531</text:p>
          </table:table-cell>
          <table:table-cell office:value-type="float" office:value="813.3815454436" calcext:value-type="float">
            <text:p>813.3815454436</text:p>
          </table:table-cell>
          <table:table-cell office:value-type="float" office:value="823.4226572116" calcext:value-type="float">
            <text:p>823.4226572116</text:p>
          </table:table-cell>
          <table:table-cell office:value-type="float" office:value="831.2572107012" calcext:value-type="float">
            <text:p>831.2572107012</text:p>
          </table:table-cell>
          <table:table-cell table:number-columns-repeated="7" office:value-type="float" office:value="835.7646628205" calcext:value-type="float">
            <text:p>835.7646628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294.0743709225" calcext:value-type="float">
            <text:p>294.0743709225</text:p>
          </table:table-cell>
          <table:table-cell office:value-type="float" office:value="441.7082287734" calcext:value-type="float">
            <text:p>441.7082287734</text:p>
          </table:table-cell>
          <table:table-cell office:value-type="float" office:value="563.1727885954" calcext:value-type="float">
            <text:p>563.1727885954</text:p>
          </table:table-cell>
          <table:table-cell office:value-type="float" office:value="670.1438331344" calcext:value-type="float">
            <text:p>670.1438331344</text:p>
          </table:table-cell>
          <table:table-cell office:value-type="float" office:value="763.7613776915" calcext:value-type="float">
            <text:p>763.7613776915</text:p>
          </table:table-cell>
          <table:table-cell office:value-type="float" office:value="843.8497317682" calcext:value-type="float">
            <text:p>843.8497317682</text:p>
          </table:table-cell>
          <table:table-cell office:value-type="float" office:value="907.7459723444" calcext:value-type="float">
            <text:p>907.7459723444</text:p>
          </table:table-cell>
          <table:table-cell office:value-type="float" office:value="952.1374395564" calcext:value-type="float">
            <text:p>952.1374395564</text:p>
          </table:table-cell>
          <table:table-cell office:value-type="float" office:value="984.1652944245" calcext:value-type="float">
            <text:p>984.1652944245</text:p>
          </table:table-cell>
          <table:table-cell table:number-columns-repeated="7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401514179" calcext:value-type="float">
            <text:p>0.4401514179</text:p>
          </table:table-cell>
          <table:table-cell office:value-type="float" office:value="0.4287265331" calcext:value-type="float">
            <text:p>0.4287265331</text:p>
          </table:table-cell>
          <table:table-cell office:value-type="float" office:value="0.421261996" calcext:value-type="float">
            <text:p>0.421261996</text:p>
          </table:table-cell>
          <table:table-cell office:value-type="float" office:value="0.4148650358" calcext:value-type="float">
            <text:p>0.4148650358</text:p>
          </table:table-cell>
          <table:table-cell office:value-type="float" office:value="0.4090247277" calcext:value-type="float">
            <text:p>0.4090247277</text:p>
          </table:table-cell>
          <table:table-cell office:value-type="float" office:value="0.4030746469" calcext:value-type="float">
            <text:p>0.4030746469</text:p>
          </table:table-cell>
          <table:table-cell office:value-type="float" office:value="0.3954209156" calcext:value-type="float">
            <text:p>0.3954209156</text:p>
          </table:table-cell>
          <table:table-cell office:value-type="float" office:value="0.3888950953" calcext:value-type="float">
            <text:p>0.3888950953</text:p>
          </table:table-cell>
          <table:table-cell office:value-type="float" office:value="0.3812316666" calcext:value-type="float">
            <text:p>0.3812316666</text:p>
          </table:table-cell>
          <table:table-cell office:value-type="float" office:value="0.3718751767" calcext:value-type="float">
            <text:p>0.3718751767</text:p>
          </table:table-cell>
          <table:table-cell office:value-type="float" office:value="0.3660151818" calcext:value-type="float">
            <text:p>0.3660151818</text:p>
          </table:table-cell>
          <table:table-cell office:value-type="float" office:value="0.3609264286" calcext:value-type="float">
            <text:p>0.3609264286</text:p>
          </table:table-cell>
          <table:table-cell office:value-type="float" office:value="0.3563958567" calcext:value-type="float">
            <text:p>0.3563958567</text:p>
          </table:table-cell>
          <table:table-cell office:value-type="float" office:value="0.3523165675" calcext:value-type="float">
            <text:p>0.3523165675</text:p>
          </table:table-cell>
          <table:table-cell office:value-type="float" office:value="0.3486142475" calcext:value-type="float">
            <text:p>0.3486142475</text:p>
          </table:table-cell>
          <table:table-cell office:value-type="float" office:value="0.3452302321" calcext:value-type="float">
            <text:p>0.3452302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106592881" calcext:value-type="float">
            <text:p>0.106592881</text:p>
          </table:table-cell>
          <table:table-cell office:value-type="float" office:value="0.1235640109" calcext:value-type="float">
            <text:p>0.1235640109</text:p>
          </table:table-cell>
          <table:table-cell office:value-type="float" office:value="0.1364352833" calcext:value-type="float">
            <text:p>0.1364352833</text:p>
          </table:table-cell>
          <table:table-cell office:value-type="float" office:value="0.1432237294" calcext:value-type="float">
            <text:p>0.1432237294</text:p>
          </table:table-cell>
          <table:table-cell office:value-type="float" office:value="0.1457187494" calcext:value-type="float">
            <text:p>0.1457187494</text:p>
          </table:table-cell>
          <table:table-cell office:value-type="float" office:value="0.1428852779" calcext:value-type="float">
            <text:p>0.1428852779</text:p>
          </table:table-cell>
          <table:table-cell office:value-type="float" office:value="0.1285298496" calcext:value-type="float">
            <text:p>0.1285298496</text:p>
          </table:table-cell>
          <table:table-cell office:value-type="float" office:value="0.1143442706" calcext:value-type="float">
            <text:p>0.1143442706</text:p>
          </table:table-cell>
          <table:table-cell office:value-type="float" office:value="0.0930044374" calcext:value-type="float">
            <text:p>0.0930044374</text:p>
          </table:table-cell>
          <table:table-cell office:value-type="float" office:value="0.0607601743" calcext:value-type="float">
            <text:p>0.0607601743</text:p>
          </table:table-cell>
          <table:table-cell office:value-type="float" office:value="0.0365419333" calcext:value-type="float">
            <text:p>0.0365419333</text:p>
          </table:table-cell>
          <table:table-cell office:value-type="float" office:value="0.0155110873" calcext:value-type="float">
            <text:p>0.0155110873</text:p>
          </table:table-cell>
          <table:table-cell office:value-type="float" office:value="-0.0032129021" calcext:value-type="float">
            <text:p>-0.0032129021</text:p>
          </table:table-cell>
          <table:table-cell office:value-type="float" office:value="-0.0200718263" calcext:value-type="float">
            <text:p>-0.0200718263</text:p>
          </table:table-cell>
          <table:table-cell office:value-type="float" office:value="-0.0353728085" calcext:value-type="float">
            <text:p>-0.0353728085</text:p>
          </table:table-cell>
          <table:table-cell office:value-type="float" office:value="-0.0493582986" calcext:value-type="float">
            <text:p>-0.0493582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56.4357074573" calcext:value-type="float">
            <text:p>156.4357074573</text:p>
          </table:table-cell>
          <table:table-cell office:value-type="float" office:value="161.4083705642" calcext:value-type="float">
            <text:p>161.4083705642</text:p>
          </table:table-cell>
          <table:table-cell office:value-type="float" office:value="165.8190032746" calcext:value-type="float">
            <text:p>165.8190032746</text:p>
          </table:table-cell>
          <table:table-cell office:value-type="float" office:value="169.7737013201" calcext:value-type="float">
            <text:p>169.7737013201</text:p>
          </table:table-cell>
          <table:table-cell office:value-type="float" office:value="173.3089316917" calcext:value-type="float">
            <text:p>173.3089316917</text:p>
          </table:table-cell>
          <table:table-cell office:value-type="float" office:value="176.3498586549" calcext:value-type="float">
            <text:p>176.3498586549</text:p>
          </table:table-cell>
          <table:table-cell office:value-type="float" office:value="178.5299223707" calcext:value-type="float">
            <text:p>178.5299223707</text:p>
          </table:table-cell>
          <table:table-cell office:value-type="float" office:value="180.2306455058" calcext:value-type="float">
            <text:p>180.2306455058</text:p>
          </table:table-cell>
          <table:table-cell office:value-type="float" office:value="181.2086005922" calcext:value-type="float">
            <text:p>181.2086005922</text:p>
          </table:table-cell>
          <table:table-cell office:value-type="float" office:value="181.207367979" calcext:value-type="float">
            <text:p>181.207367979</text:p>
          </table:table-cell>
          <table:table-cell office:value-type="float" office:value="181.2061403698" calcext:value-type="float">
            <text:p>181.2061403698</text:p>
          </table:table-cell>
          <table:table-cell office:value-type="float" office:value="181.2049176034" calcext:value-type="float">
            <text:p>181.2049176034</text:p>
          </table:table-cell>
          <table:table-cell office:value-type="float" office:value="181.203700068" calcext:value-type="float">
            <text:p>181.203700068</text:p>
          </table:table-cell>
          <table:table-cell office:value-type="float" office:value="181.2024882143" calcext:value-type="float">
            <text:p>181.2024882143</text:p>
          </table:table-cell>
          <table:table-cell office:value-type="float" office:value="181.2012824492" calcext:value-type="float">
            <text:p>181.2012824492</text:p>
          </table:table-cell>
          <table:table-cell office:value-type="float" office:value="181.2000831165" calcext:value-type="float">
            <text:p>181.2000831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06.7106103176" calcext:value-type="float">
            <text:p>106.7106103176</text:p>
          </table:table-cell>
          <table:table-cell office:value-type="float" office:value="109.4222678972" calcext:value-type="float">
            <text:p>109.4222678972</text:p>
          </table:table-cell>
          <table:table-cell office:value-type="float" office:value="111.6309136575" calcext:value-type="float">
            <text:p>111.6309136575</text:p>
          </table:table-cell>
          <table:table-cell office:value-type="float" office:value="113.4333526941" calcext:value-type="float">
            <text:p>113.4333526941</text:p>
          </table:table-cell>
          <table:table-cell office:value-type="float" office:value="114.8598427851" calcext:value-type="float">
            <text:p>114.8598427851</text:p>
          </table:table-cell>
          <table:table-cell office:value-type="float" office:value="115.8294369018" calcext:value-type="float">
            <text:p>115.8294369018</text:p>
          </table:table-cell>
          <table:table-cell office:value-type="float" office:value="115.9667378721" calcext:value-type="float">
            <text:p>115.9667378721</text:p>
          </table:table-cell>
          <table:table-cell office:value-type="float" office:value="115.6568611209" calcext:value-type="float">
            <text:p>115.6568611209</text:p>
          </table:table-cell>
          <table:table-cell office:value-type="float" office:value="114.6513607881" calcext:value-type="float">
            <text:p>114.6513607881</text:p>
          </table:table-cell>
          <table:table-cell office:value-type="float" office:value="112.6909275988" calcext:value-type="float">
            <text:p>112.6909275988</text:p>
          </table:table-cell>
          <table:table-cell office:value-type="float" office:value="110.7717587522" calcext:value-type="float">
            <text:p>110.7717587522</text:p>
          </table:table-cell>
          <table:table-cell office:value-type="float" office:value="108.8926399188" calcext:value-type="float">
            <text:p>108.8926399188</text:p>
          </table:table-cell>
          <table:table-cell office:value-type="float" office:value="107.0532213783" calcext:value-type="float">
            <text:p>107.0532213783</text:p>
          </table:table-cell>
          <table:table-cell office:value-type="float" office:value="105.2532299341" calcext:value-type="float">
            <text:p>105.2532299341</text:p>
          </table:table-cell>
          <table:table-cell office:value-type="float" office:value="103.4923084207" calcext:value-type="float">
            <text:p>103.4923084207</text:p>
          </table:table-cell>
          <table:table-cell office:value-type="float" office:value="101.7699959644" calcext:value-type="float">
            <text:p>101.76999596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37.7235554244" calcext:value-type="float">
            <text:p>37.7235554244</text:p>
          </table:table-cell>
          <table:table-cell office:value-type="float" office:value="35.3779410217" calcext:value-type="float">
            <text:p>35.3779410217</text:p>
          </table:table-cell>
          <table:table-cell office:value-type="float" office:value="33.276675524" calcext:value-type="float">
            <text:p>33.276675524</text:p>
          </table:table-cell>
          <table:table-cell office:value-type="float" office:value="31.3688143896" calcext:value-type="float">
            <text:p>31.3688143896</text:p>
          </table:table-cell>
          <table:table-cell office:value-type="float" office:value="29.575621345" calcext:value-type="float">
            <text:p>29.575621345</text:p>
          </table:table-cell>
          <table:table-cell office:value-type="float" office:value="27.725753215" calcext:value-type="float">
            <text:p>27.725753215</text:p>
          </table:table-cell>
          <table:table-cell office:value-type="float" office:value="25.3488994852" calcext:value-type="float">
            <text:p>25.3488994852</text:p>
          </table:table-cell>
          <table:table-cell office:value-type="float" office:value="22.9232757151" calcext:value-type="float">
            <text:p>22.9232757151</text:p>
          </table:table-cell>
          <table:table-cell office:value-type="float" office:value="20.1367783921" calcext:value-type="float">
            <text:p>20.1367783921</text:p>
          </table:table-cell>
          <table:table-cell office:value-type="float" office:value="16.715547593" calcext:value-type="float">
            <text:p>16.715547593</text:p>
          </table:table-cell>
          <table:table-cell office:value-type="float" office:value="13.8860582645" calcext:value-type="float">
            <text:p>13.8860582645</text:p>
          </table:table-cell>
          <table:table-cell office:value-type="float" office:value="11.5439527705" calcext:value-type="float">
            <text:p>11.5439527705</text:p>
          </table:table-cell>
          <table:table-cell office:value-type="float" office:value="9.604455836" calcext:value-type="float">
            <text:p>9.604455836</text:p>
          </table:table-cell>
          <table:table-cell office:value-type="float" office:value="7.9976654263" calcext:value-type="float">
            <text:p>7.9976654263</text:p>
          </table:table-cell>
          <table:table-cell office:value-type="float" office:value="6.665805523" calcext:value-type="float">
            <text:p>6.665805523</text:p>
          </table:table-cell>
          <table:table-cell office:value-type="float" office:value="5.5611365287" calcext:value-type="float">
            <text:p>5.5611365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3.9255944938" calcext:value-type="float">
            <text:p>3.9255944938</text:p>
          </table:table-cell>
          <table:table-cell office:value-type="float" office:value="3.1956677662" calcext:value-type="float">
            <text:p>3.1956677662</text:p>
          </table:table-cell>
          <table:table-cell office:value-type="float" office:value="2.9360799917" calcext:value-type="float">
            <text:p>2.9360799917</text:p>
          </table:table-cell>
          <table:table-cell office:value-type="float" office:value="2.7493657485" calcext:value-type="float">
            <text:p>2.7493657485</text:p>
          </table:table-cell>
          <table:table-cell office:value-type="float" office:value="2.5621527868" calcext:value-type="float">
            <text:p>2.5621527868</text:p>
          </table:table-cell>
          <table:table-cell office:value-type="float" office:value="2.3038092757" calcext:value-type="float">
            <text:p>2.3038092757</text:p>
          </table:table-cell>
          <table:table-cell office:value-type="float" office:value="1.78251965" calcext:value-type="float">
            <text:p>1.78251965</text:p>
          </table:table-cell>
          <table:table-cell office:value-type="float" office:value="1.414254272" calcext:value-type="float">
            <text:p>1.414254272</text:p>
          </table:table-cell>
          <table:table-cell office:value-type="float" office:value="0.9048358106" calcext:value-type="float">
            <text:p>0.9048358106</text:p>
          </table:table-cell>
          <table:table-cell office:value-type="float" office:value="0.1862921937" calcext:value-type="float">
            <text:p>0.1862921937</text:p>
          </table:table-cell>
          <table:table-cell office:value-type="float" office:value="0.0386012488" calcext:value-type="float">
            <text:p>0.0386012488</text:p>
          </table:table-cell>
          <table:table-cell office:value-type="float" office:value="0.0080482254" calcext:value-type="float">
            <text:p>0.0080482254</text:p>
          </table:table-cell>
          <table:table-cell office:value-type="float" office:value="0.0016893019" calcext:value-type="float">
            <text:p>0.0016893019</text:p>
          </table:table-cell>
          <table:table-cell office:value-type="float" office:value="0.000357169" calcext:value-type="float">
            <text:p>0.000357169</text:p>
          </table:table-cell>
          <table:table-cell office:value-type="float" office:value="0.0000761073" calcext:value-type="float">
            <text:p>0.0000761073</text:p>
          </table:table-cell>
          <table:table-cell office:value-type="float" office:value="0.0000163515" calcext:value-type="float">
            <text:p>0.0000163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4098491" calcext:value-type="float">
            <text:p>0.164098491</text:p>
          </table:table-cell>
          <table:table-cell office:value-type="float" office:value="0.180582199" calcext:value-type="float">
            <text:p>0.180582199</text:p>
          </table:table-cell>
          <table:table-cell office:value-type="float" office:value="0.1970435931" calcext:value-type="float">
            <text:p>0.1970435931</text:p>
          </table:table-cell>
          <table:table-cell office:value-type="float" office:value="0.2133876341" calcext:value-type="float">
            <text:p>0.2133876341</text:p>
          </table:table-cell>
          <table:table-cell office:value-type="float" office:value="0.2295222129" calcext:value-type="float">
            <text:p>0.2295222129</text:p>
          </table:table-cell>
          <table:table-cell office:value-type="float" office:value="0.2453442684" calcext:value-type="float">
            <text:p>0.2453442684</text:p>
          </table:table-cell>
          <table:table-cell office:value-type="float" office:value="0.260696936" calcext:value-type="float">
            <text:p>0.260696936</text:p>
          </table:table-cell>
          <table:table-cell office:value-type="float" office:value="0.2754996327" calcext:value-type="float">
            <text:p>0.2754996327</text:p>
          </table:table-cell>
          <table:table-cell office:value-type="float" office:value="0.2896784732" calcext:value-type="float">
            <text:p>0.2896784732</text:p>
          </table:table-cell>
          <table:table-cell office:value-type="float" office:value="0.3031297908" calcext:value-type="float">
            <text:p>0.3031297908</text:p>
          </table:table-cell>
          <table:table-cell office:value-type="float" office:value="0.3159189687" calcext:value-type="float">
            <text:p>0.3159189687</text:p>
          </table:table-cell>
          <table:table-cell office:value-type="float" office:value="0.3281290599" calcext:value-type="float">
            <text:p>0.3281290599</text:p>
          </table:table-cell>
          <table:table-cell office:value-type="float" office:value="0.3398281302" calcext:value-type="float">
            <text:p>0.3398281302</text:p>
          </table:table-cell>
          <table:table-cell office:value-type="float" office:value="0.3510740959" calcext:value-type="float">
            <text:p>0.3510740959</text:p>
          </table:table-cell>
          <table:table-cell office:value-type="float" office:value="0.3619167545" calcext:value-type="float">
            <text:p>0.3619167545</text:p>
          </table:table-cell>
          <table:table-cell office:value-type="float" office:value="0.3723990837" calcext:value-type="float">
            <text:p>0.3723990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150382869" calcext:value-type="float">
            <text:p>1.2150382869</text:p>
          </table:table-cell>
          <table:table-cell office:value-type="float" office:value="1.2685283413" calcext:value-type="float">
            <text:p>1.2685283413</text:p>
          </table:table-cell>
          <table:table-cell office:value-type="float" office:value="1.2989966025" calcext:value-type="float">
            <text:p>1.2989966025</text:p>
          </table:table-cell>
          <table:table-cell office:value-type="float" office:value="1.3183498184" calcext:value-type="float">
            <text:p>1.3183498184</text:p>
          </table:table-cell>
          <table:table-cell office:value-type="float" office:value="1.3301164414" calcext:value-type="float">
            <text:p>1.3301164414</text:p>
          </table:table-cell>
          <table:table-cell office:value-type="float" office:value="1.3347390968" calcext:value-type="float">
            <text:p>1.3347390968</text:p>
          </table:table-cell>
          <table:table-cell office:value-type="float" office:value="1.3297832467" calcext:value-type="float">
            <text:p>1.3297832467</text:p>
          </table:table-cell>
          <table:table-cell office:value-type="float" office:value="1.3178805596" calcext:value-type="float">
            <text:p>1.3178805596</text:p>
          </table:table-cell>
          <table:table-cell office:value-type="float" office:value="1.3000308727" calcext:value-type="float">
            <text:p>1.3000308727</text:p>
          </table:table-cell>
          <table:table-cell office:value-type="float" office:value="1.2750914074" calcext:value-type="float">
            <text:p>1.2750914074</text:p>
          </table:table-cell>
          <table:table-cell office:value-type="float" office:value="1.2503734275" calcext:value-type="float">
            <text:p>1.2503734275</text:p>
          </table:table-cell>
          <table:table-cell office:value-type="float" office:value="1.2288895542" calcext:value-type="float">
            <text:p>1.2288895542</text:p>
          </table:table-cell>
          <table:table-cell office:value-type="float" office:value="1.2109147606" calcext:value-type="float">
            <text:p>1.2109147606</text:p>
          </table:table-cell>
          <table:table-cell office:value-type="float" office:value="1.1961299141" calcext:value-type="float">
            <text:p>1.1961299141</text:p>
          </table:table-cell>
          <table:table-cell office:value-type="float" office:value="1.1841252258" calcext:value-type="float">
            <text:p>1.1841252258</text:p>
          </table:table-cell>
          <table:table-cell office:value-type="float" office:value="1.1745161207" calcext:value-type="float">
            <text:p>1.1745161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252879625" calcext:value-type="float">
            <text:p>0.5252879625</text:p>
          </table:table-cell>
          <table:table-cell office:value-type="float" office:value="0.5671374828" calcext:value-type="float">
            <text:p>0.5671374828</text:p>
          </table:table-cell>
          <table:table-cell office:value-type="float" office:value="0.5989809176" calcext:value-type="float">
            <text:p>0.5989809176</text:p>
          </table:table-cell>
          <table:table-cell office:value-type="float" office:value="0.6269465363" calcext:value-type="float">
            <text:p>0.6269465363</text:p>
          </table:table-cell>
          <table:table-cell office:value-type="float" office:value="0.6521213881" calcext:value-type="float">
            <text:p>0.6521213881</text:p>
          </table:table-cell>
          <table:table-cell office:value-type="float" office:value="0.6749814694" calcext:value-type="float">
            <text:p>0.6749814694</text:p>
          </table:table-cell>
          <table:table-cell office:value-type="float" office:value="0.695923161" calcext:value-type="float">
            <text:p>0.695923161</text:p>
          </table:table-cell>
          <table:table-cell office:value-type="float" office:value="0.7112189863" calcext:value-type="float">
            <text:p>0.7112189863</text:p>
          </table:table-cell>
          <table:table-cell office:value-type="float" office:value="0.7245272994" calcext:value-type="float">
            <text:p>0.7245272994</text:p>
          </table:table-cell>
          <table:table-cell office:value-type="float" office:value="0.7350561544" calcext:value-type="float">
            <text:p>0.7350561544</text:p>
          </table:table-cell>
          <table:table-cell office:value-type="float" office:value="0.7380473996" calcext:value-type="float">
            <text:p>0.7380473996</text:p>
          </table:table-cell>
          <table:table-cell office:value-type="float" office:value="0.7409654173" calcext:value-type="float">
            <text:p>0.7409654173</text:p>
          </table:table-cell>
          <table:table-cell office:value-type="float" office:value="0.7441438964" calcext:value-type="float">
            <text:p>0.7441438964</text:p>
          </table:table-cell>
          <table:table-cell office:value-type="float" office:value="0.747627808" calcext:value-type="float">
            <text:p>0.747627808</text:p>
          </table:table-cell>
          <table:table-cell office:value-type="float" office:value="0.7513979449" calcext:value-type="float">
            <text:p>0.7513979449</text:p>
          </table:table-cell>
          <table:table-cell office:value-type="float" office:value="0.7554229376" calcext:value-type="float">
            <text:p>0.7554229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5100853002" calcext:value-type="float">
            <text:p>45.5100853002</text:p>
          </table:table-cell>
          <table:table-cell office:value-type="float" office:value="46.2688236376" calcext:value-type="float">
            <text:p>46.2688236376</text:p>
          </table:table-cell>
          <table:table-cell office:value-type="float" office:value="46.8184100836" calcext:value-type="float">
            <text:p>46.8184100836</text:p>
          </table:table-cell>
          <table:table-cell office:value-type="float" office:value="47.283376406" calcext:value-type="float">
            <text:p>47.283376406</text:p>
          </table:table-cell>
          <table:table-cell office:value-type="float" office:value="47.6889371382" calcext:value-type="float">
            <text:p>47.6889371382</text:p>
          </table:table-cell>
          <table:table-cell office:value-type="float" office:value="48.0472537911" calcext:value-type="float">
            <text:p>48.0472537911</text:p>
          </table:table-cell>
          <table:table-cell office:value-type="float" office:value="48.3676658163" calcext:value-type="float">
            <text:p>48.3676658163</text:p>
          </table:table-cell>
          <table:table-cell office:value-type="float" office:value="48.5971832923" calcext:value-type="float">
            <text:p>48.5971832923</text:p>
          </table:table-cell>
          <table:table-cell office:value-type="float" office:value="48.793896493" calcext:value-type="float">
            <text:p>48.793896493</text:p>
          </table:table-cell>
          <table:table-cell office:value-type="float" office:value="48.9476173123" calcext:value-type="float">
            <text:p>48.9476173123</text:p>
          </table:table-cell>
          <table:table-cell office:value-type="float" office:value="48.9909878095" calcext:value-type="float">
            <text:p>48.9909878095</text:p>
          </table:table-cell>
          <table:table-cell office:value-type="float" office:value="49.0331695096" calcext:value-type="float">
            <text:p>49.0331695096</text:p>
          </table:table-cell>
          <table:table-cell office:value-type="float" office:value="49.0789744685" calcext:value-type="float">
            <text:p>49.0789744685</text:p>
          </table:table-cell>
          <table:table-cell office:value-type="float" office:value="49.1290122213" calcext:value-type="float">
            <text:p>49.1290122213</text:p>
          </table:table-cell>
          <table:table-cell office:value-type="float" office:value="49.1829634641" calcext:value-type="float">
            <text:p>49.1829634641</text:p>
          </table:table-cell>
          <table:table-cell office:value-type="float" office:value="49.2403370129" calcext:value-type="float">
            <text:p>49.24033701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87.6831905332" calcext:value-type="float">
            <text:p>387.6831905332</text:p>
          </table:table-cell>
          <table:table-cell office:value-type="float" office:value="412.2778019547" calcext:value-type="float">
            <text:p>412.2778019547</text:p>
          </table:table-cell>
          <table:table-cell office:value-type="float" office:value="430.9159299354" calcext:value-type="float">
            <text:p>430.9159299354</text:p>
          </table:table-cell>
          <table:table-cell office:value-type="float" office:value="447.5626271759" calcext:value-type="float">
            <text:p>447.5626271759</text:p>
          </table:table-cell>
          <table:table-cell office:value-type="float" office:value="462.7916917517" calcext:value-type="float">
            <text:p>462.7916917517</text:p>
          </table:table-cell>
          <table:table-cell office:value-type="float" office:value="477.1687671058" calcext:value-type="float">
            <text:p>477.1687671058</text:p>
          </table:table-cell>
          <table:table-cell office:value-type="float" office:value="491.7534660656" calcext:value-type="float">
            <text:p>491.7534660656</text:p>
          </table:table-cell>
          <table:table-cell office:value-type="float" office:value="503.1976205978" calcext:value-type="float">
            <text:p>503.1976205978</text:p>
          </table:table-cell>
          <table:table-cell office:value-type="float" office:value="514.3556351182" calcext:value-type="float">
            <text:p>514.3556351182</text:p>
          </table:table-cell>
          <table:table-cell office:value-type="float" office:value="524.9645274554" calcext:value-type="float">
            <text:p>524.9645274554</text:p>
          </table:table-cell>
          <table:table-cell office:value-type="float" office:value="529.8621041851" calcext:value-type="float">
            <text:p>529.8621041851</text:p>
          </table:table-cell>
          <table:table-cell office:value-type="float" office:value="534.115104303" calcext:value-type="float">
            <text:p>534.115104303</text:p>
          </table:table-cell>
          <table:table-cell office:value-type="float" office:value="537.9015962371" calcext:value-type="float">
            <text:p>537.9015962371</text:p>
          </table:table-cell>
          <table:table-cell office:value-type="float" office:value="541.3109220771" calcext:value-type="float">
            <text:p>541.3109220771</text:p>
          </table:table-cell>
          <table:table-cell office:value-type="float" office:value="544.4051903197" calcext:value-type="float">
            <text:p>544.4051903197</text:p>
          </table:table-cell>
          <table:table-cell office:value-type="float" office:value="547.2334308598" calcext:value-type="float">
            <text:p>547.2334308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21.6820492042" calcext:value-type="float">
            <text:p>721.6820492042</text:p>
          </table:table-cell>
          <table:table-cell office:value-type="float" office:value="744.5786023833" calcext:value-type="float">
            <text:p>744.5786023833</text:p>
          </table:table-cell>
          <table:table-cell office:value-type="float" office:value="764.8878613278" calcext:value-type="float">
            <text:p>764.8878613278</text:p>
          </table:table-cell>
          <table:table-cell office:value-type="float" office:value="783.0982403605" calcext:value-type="float">
            <text:p>783.0982403605</text:p>
          </table:table-cell>
          <table:table-cell office:value-type="float" office:value="799.3776251531" calcext:value-type="float">
            <text:p>799.3776251531</text:p>
          </table:table-cell>
          <table:table-cell office:value-type="float" office:value="813.3815454436" calcext:value-type="float">
            <text:p>813.3815454436</text:p>
          </table:table-cell>
          <table:table-cell office:value-type="float" office:value="823.4226572116" calcext:value-type="float">
            <text:p>823.4226572116</text:p>
          </table:table-cell>
          <table:table-cell office:value-type="float" office:value="831.2572107012" calcext:value-type="float">
            <text:p>831.2572107012</text:p>
          </table:table-cell>
          <table:table-cell table:number-columns-repeated="7" office:value-type="float" office:value="835.7646628205" calcext:value-type="float">
            <text:p>835.7646628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ALTDA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TDA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298.0237580259" calcext:value-type="float">
            <text:p>2298.02375802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061348152" calcext:value-type="float">
            <text:p>39.061348152</text:p>
          </table:table-cell>
          <table:table-cell office:value-type="float" office:value="35.9729093906" calcext:value-type="float">
            <text:p>35.9729093906</text:p>
          </table:table-cell>
          <table:table-cell office:value-type="float" office:value="32.8357406051" calcext:value-type="float">
            <text:p>32.8357406051</text:p>
          </table:table-cell>
          <table:table-cell office:value-type="float" office:value="29.3563063836" calcext:value-type="float">
            <text:p>29.3563063836</text:p>
          </table:table-cell>
          <table:table-cell office:value-type="float" office:value="28.9167550953" calcext:value-type="float">
            <text:p>28.9167550953</text:p>
          </table:table-cell>
          <table:table-cell office:value-type="float" office:value="28.1006387756" calcext:value-type="float">
            <text:p>28.1006387756</text:p>
          </table:table-cell>
          <table:table-cell office:value-type="float" office:value="28.1130370741" calcext:value-type="float">
            <text:p>28.1130370741</text:p>
          </table:table-cell>
          <table:table-cell office:value-type="float" office:value="28.2066098826" calcext:value-type="float">
            <text:p>28.2066098826</text:p>
          </table:table-cell>
          <table:table-cell office:value-type="float" office:value="28.5247257352" calcext:value-type="float">
            <text:p>28.5247257352</text:p>
          </table:table-cell>
          <table:table-cell office:value-type="float" office:value="29.2695277931" calcext:value-type="float">
            <text:p>29.2695277931</text:p>
          </table:table-cell>
          <table:table-cell office:value-type="float" office:value="30.7178760259" calcext:value-type="float">
            <text:p>30.7178760259</text:p>
          </table:table-cell>
          <table:table-cell office:value-type="float" office:value="33.2546163754" calcext:value-type="float">
            <text:p>33.2546163754</text:p>
          </table:table-cell>
          <table:table-cell office:value-type="float" office:value="37.4389948097" calcext:value-type="float">
            <text:p>37.4389948097</text:p>
          </table:table-cell>
          <table:table-cell office:value-type="float" office:value="44.1446532304" calcext:value-type="float">
            <text:p>44.1446532304</text:p>
          </table:table-cell>
          <table:table-cell office:value-type="float" office:value="54.8641202091" calcext:value-type="float">
            <text:p>54.8641202091</text:p>
          </table:table-cell>
          <table:table-cell office:value-type="float" office:value="72.3522900248" calcext:value-type="float">
            <text:p>72.3522900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3856745783" calcext:value-type="float">
            <text:p>430.3856745783</text:p>
          </table:table-cell>
          <table:table-cell office:value-type="float" office:value="442.3468916891" calcext:value-type="float">
            <text:p>442.3468916891</text:p>
          </table:table-cell>
          <table:table-cell office:value-type="float" office:value="452.5339272278" calcext:value-type="float">
            <text:p>452.5339272278</text:p>
          </table:table-cell>
          <table:table-cell office:value-type="float" office:value="460.9406095633" calcext:value-type="float">
            <text:p>460.9406095633</text:p>
          </table:table-cell>
          <table:table-cell office:value-type="float" office:value="469.4017842603" calcext:value-type="float">
            <text:p>469.4017842603</text:p>
          </table:table-cell>
          <table:table-cell office:value-type="float" office:value="477.5369613458" calcext:value-type="float">
            <text:p>477.5369613458</text:p>
          </table:table-cell>
          <table:table-cell office:value-type="float" office:value="485.8171137878" calcext:value-type="float">
            <text:p>485.8171137878</text:p>
          </table:table-cell>
          <table:table-cell office:value-type="float" office:value="494.230459376" calcext:value-type="float">
            <text:p>494.230459376</text:p>
          </table:table-cell>
          <table:table-cell office:value-type="float" office:value="502.8832582487" calcext:value-type="float">
            <text:p>502.8832582487</text:p>
          </table:table-cell>
          <table:table-cell office:value-type="float" office:value="511.9926428788" calcext:value-type="float">
            <text:p>511.9926428788</text:p>
          </table:table-cell>
          <table:table-cell office:value-type="float" office:value="521.9157949715" calcext:value-type="float">
            <text:p>521.9157949715</text:p>
          </table:table-cell>
          <table:table-cell office:value-type="float" office:value="533.2031474768" calcext:value-type="float">
            <text:p>533.2031474768</text:p>
          </table:table-cell>
          <table:table-cell office:value-type="float" office:value="546.6895123982" calcext:value-type="float">
            <text:p>546.6895123982</text:p>
          </table:table-cell>
          <table:table-cell office:value-type="float" office:value="563.6630448335" calcext:value-type="float">
            <text:p>563.6630448335</text:p>
          </table:table-cell>
          <table:table-cell office:value-type="float" office:value="586.2031418034" calcext:value-type="float">
            <text:p>586.2031418034</text:p>
          </table:table-cell>
          <table:table-cell office:value-type="float" office:value="617.8745763897" calcext:value-type="float">
            <text:p>617.8745763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6.7214868519" calcext:value-type="float">
            <text:p>916.7214868519</text:p>
          </table:table-cell>
          <table:table-cell office:value-type="float" office:value="942.1988792977" calcext:value-type="float">
            <text:p>942.1988792977</text:p>
          </table:table-cell>
          <table:table-cell office:value-type="float" office:value="963.8972649952" calcext:value-type="float">
            <text:p>963.8972649952</text:p>
          </table:table-cell>
          <table:table-cell office:value-type="float" office:value="981.8034983699" calcext:value-type="float">
            <text:p>981.8034983699</text:p>
          </table:table-cell>
          <table:table-cell office:value-type="float" office:value="999.8258004745" calcext:value-type="float">
            <text:p>999.8258004745</text:p>
          </table:table-cell>
          <table:table-cell office:value-type="float" office:value="1017.1537276666" calcext:value-type="float">
            <text:p>1017.1537276666</text:p>
          </table:table-cell>
          <table:table-cell office:value-type="float" office:value="1034.790452368" calcext:value-type="float">
            <text:p>1034.790452368</text:p>
          </table:table-cell>
          <table:table-cell office:value-type="float" office:value="1052.7108784708" calcext:value-type="float">
            <text:p>1052.7108784708</text:p>
          </table:table-cell>
          <table:table-cell office:value-type="float" office:value="1071.1413400698" calcext:value-type="float">
            <text:p>1071.1413400698</text:p>
          </table:table-cell>
          <table:table-cell office:value-type="float" office:value="1090.5443293319" calcext:value-type="float">
            <text:p>1090.5443293319</text:p>
          </table:table-cell>
          <table:table-cell office:value-type="float" office:value="1111.6806432892" calcext:value-type="float">
            <text:p>1111.6806432892</text:p>
          </table:table-cell>
          <table:table-cell office:value-type="float" office:value="1135.7227041256" calcext:value-type="float">
            <text:p>1135.7227041256</text:p>
          </table:table-cell>
          <table:table-cell office:value-type="float" office:value="1164.4486614081" calcext:value-type="float">
            <text:p>1164.4486614081</text:p>
          </table:table-cell>
          <table:table-cell office:value-type="float" office:value="1200.6022854953" calcext:value-type="float">
            <text:p>1200.6022854953</text:p>
          </table:table-cell>
          <table:table-cell office:value-type="float" office:value="1248.6126920413" calcext:value-type="float">
            <text:p>1248.6126920413</text:p>
          </table:table-cell>
          <table:table-cell office:value-type="float" office:value="1316.0728477101" calcext:value-type="float">
            <text:p>1316.0728477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68176757" calcext:value-type="float">
            <text:p>1.4268176757</text:p>
          </table:table-cell>
          <table:table-cell office:value-type="float" office:value="1.5515883148" calcext:value-type="float">
            <text:p>1.5515883148</text:p>
          </table:table-cell>
          <table:table-cell office:value-type="float" office:value="1.648346213" calcext:value-type="float">
            <text:p>1.648346213</text:p>
          </table:table-cell>
          <table:table-cell office:value-type="float" office:value="1.7262294837" calcext:value-type="float">
            <text:p>1.7262294837</text:p>
          </table:table-cell>
          <table:table-cell office:value-type="float" office:value="1.7958001721" calcext:value-type="float">
            <text:p>1.7958001721</text:p>
          </table:table-cell>
          <table:table-cell office:value-type="float" office:value="1.8611729587" calcext:value-type="float">
            <text:p>1.8611729587</text:p>
          </table:table-cell>
          <table:table-cell office:value-type="float" office:value="1.9252629518" calcext:value-type="float">
            <text:p>1.9252629518</text:p>
          </table:table-cell>
          <table:table-cell office:value-type="float" office:value="1.9894781795" calcext:value-type="float">
            <text:p>1.9894781795</text:p>
          </table:table-cell>
          <table:table-cell office:value-type="float" office:value="2.0546474458" calcext:value-type="float">
            <text:p>2.0546474458</text:p>
          </table:table-cell>
          <table:table-cell office:value-type="float" office:value="2.1218608495" calcext:value-type="float">
            <text:p>2.1218608495</text:p>
          </table:table-cell>
          <table:table-cell office:value-type="float" office:value="2.1928077047" calcext:value-type="float">
            <text:p>2.1928077047</text:p>
          </table:table-cell>
          <table:table-cell office:value-type="float" office:value="2.2700280828" calcext:value-type="float">
            <text:p>2.2700280828</text:p>
          </table:table-cell>
          <table:table-cell office:value-type="float" office:value="2.3572379374" calcext:value-type="float">
            <text:p>2.3572379374</text:p>
          </table:table-cell>
          <table:table-cell office:value-type="float" office:value="2.4598677747" calcext:value-type="float">
            <text:p>2.4598677747</text:p>
          </table:table-cell>
          <table:table-cell office:value-type="float" office:value="2.5860548205" calcext:value-type="float">
            <text:p>2.5860548205</text:p>
          </table:table-cell>
          <table:table-cell office:value-type="float" office:value="2.7484899818" calcext:value-type="float">
            <text:p>2.7484899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201202221" calcext:value-type="float">
            <text:p>3.0201202221</text:p>
          </table:table-cell>
          <table:table-cell office:value-type="float" office:value="3.2095100263" calcext:value-type="float">
            <text:p>3.2095100263</text:p>
          </table:table-cell>
          <table:table-cell office:value-type="float" office:value="3.3593511464" calcext:value-type="float">
            <text:p>3.3593511464</text:p>
          </table:table-cell>
          <table:table-cell office:value-type="float" office:value="3.4742570199" calcext:value-type="float">
            <text:p>3.4742570199</text:p>
          </table:table-cell>
          <table:table-cell office:value-type="float" office:value="3.5795711638" calcext:value-type="float">
            <text:p>3.5795711638</text:p>
          </table:table-cell>
          <table:table-cell office:value-type="float" office:value="3.6786680861" calcext:value-type="float">
            <text:p>3.6786680861</text:p>
          </table:table-cell>
          <table:table-cell office:value-type="float" office:value="3.7770323818" calcext:value-type="float">
            <text:p>3.7770323818</text:p>
          </table:table-cell>
          <table:table-cell office:value-type="float" office:value="3.87643094" calcext:value-type="float">
            <text:p>3.87643094</text:p>
          </table:table-cell>
          <table:table-cell office:value-type="float" office:value="3.9781701262" calcext:value-type="float">
            <text:p>3.9781701262</text:p>
          </table:table-cell>
          <table:table-cell office:value-type="float" office:value="4.0848921564" calcext:value-type="float">
            <text:p>4.0848921564</text:p>
          </table:table-cell>
          <table:table-cell office:value-type="float" office:value="4.2008448357" calcext:value-type="float">
            <text:p>4.2008448357</text:p>
          </table:table-cell>
          <table:table-cell office:value-type="float" office:value="4.3323387803" calcext:value-type="float">
            <text:p>4.3323387803</text:p>
          </table:table-cell>
          <table:table-cell office:value-type="float" office:value="4.488509334" calcext:value-type="float">
            <text:p>4.488509334</text:p>
          </table:table-cell>
          <table:table-cell office:value-type="float" office:value="4.6826717269" calcext:value-type="float">
            <text:p>4.6826717269</text:p>
          </table:table-cell>
          <table:table-cell office:value-type="float" office:value="4.934886749" calcext:value-type="float">
            <text:p>4.934886749</text:p>
          </table:table-cell>
          <table:table-cell office:value-type="float" office:value="5.2767606824" calcext:value-type="float">
            <text:p>5.2767606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178226221" calcext:value-type="float">
            <text:p>2.5178226221</text:p>
          </table:table-cell>
          <table:table-cell office:value-type="float" office:value="2.6732467614" calcext:value-type="float">
            <text:p>2.6732467614</text:p>
          </table:table-cell>
          <table:table-cell office:value-type="float" office:value="2.8023385053" calcext:value-type="float">
            <text:p>2.8023385053</text:p>
          </table:table-cell>
          <table:table-cell office:value-type="float" office:value="2.9066993384" calcext:value-type="float">
            <text:p>2.9066993384</text:p>
          </table:table-cell>
          <table:table-cell office:value-type="float" office:value="3.0098321625" calcext:value-type="float">
            <text:p>3.0098321625</text:p>
          </table:table-cell>
          <table:table-cell office:value-type="float" office:value="3.1072532322" calcext:value-type="float">
            <text:p>3.1072532322</text:p>
          </table:table-cell>
          <table:table-cell office:value-type="float" office:value="3.2047208101" calcext:value-type="float">
            <text:p>3.2047208101</text:p>
          </table:table-cell>
          <table:table-cell office:value-type="float" office:value="3.3020693237" calcext:value-type="float">
            <text:p>3.3020693237</text:p>
          </table:table-cell>
          <table:table-cell office:value-type="float" office:value="3.4004749443" calcext:value-type="float">
            <text:p>3.4004749443</text:p>
          </table:table-cell>
          <table:table-cell office:value-type="float" office:value="3.5022601945" calcext:value-type="float">
            <text:p>3.5022601945</text:p>
          </table:table-cell>
          <table:table-cell office:value-type="float" office:value="3.611097552" calcext:value-type="float">
            <text:p>3.611097552</text:p>
          </table:table-cell>
          <table:table-cell office:value-type="float" office:value="3.732409708" calcext:value-type="float">
            <text:p>3.732409708</text:p>
          </table:table-cell>
          <table:table-cell office:value-type="float" office:value="3.8740327708" calcext:value-type="float">
            <text:p>3.8740327708</text:p>
          </table:table-cell>
          <table:table-cell office:value-type="float" office:value="4.0473901189" calcext:value-type="float">
            <text:p>4.0473901189</text:p>
          </table:table-cell>
          <table:table-cell office:value-type="float" office:value="4.2697012444" calcext:value-type="float">
            <text:p>4.2697012444</text:p>
          </table:table-cell>
          <table:table-cell office:value-type="float" office:value="4.5680405605" calcext:value-type="float">
            <text:p>4.5680405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18076814" calcext:value-type="float">
            <text:p>0.5418076814</text:p>
          </table:table-cell>
          <table:table-cell office:value-type="float" office:value="0.5240515013" calcext:value-type="float">
            <text:p>0.5240515013</text:p>
          </table:table-cell>
          <table:table-cell office:value-type="float" office:value="0.5057898538" calcext:value-type="float">
            <text:p>0.5057898538</text:p>
          </table:table-cell>
          <table:table-cell office:value-type="float" office:value="0.4867490717" calcext:value-type="float">
            <text:p>0.4867490717</text:p>
          </table:table-cell>
          <table:table-cell office:value-type="float" office:value="0.4688616164" calcext:value-type="float">
            <text:p>0.4688616164</text:p>
          </table:table-cell>
          <table:table-cell office:value-type="float" office:value="0.4522576819" calcext:value-type="float">
            <text:p>0.4522576819</text:p>
          </table:table-cell>
          <table:table-cell office:value-type="float" office:value="0.4372569618" calcext:value-type="float">
            <text:p>0.4372569618</text:p>
          </table:table-cell>
          <table:table-cell office:value-type="float" office:value="0.4244347837" calcext:value-type="float">
            <text:p>0.4244347837</text:p>
          </table:table-cell>
          <table:table-cell office:value-type="float" office:value="0.4146790722" calcext:value-type="float">
            <text:p>0.4146790722</text:p>
          </table:table-cell>
          <table:table-cell office:value-type="float" office:value="0.4092890632" calcext:value-type="float">
            <text:p>0.4092890632</text:p>
          </table:table-cell>
          <table:table-cell office:value-type="float" office:value="0.410156608" calcext:value-type="float">
            <text:p>0.410156608</text:p>
          </table:table-cell>
          <table:table-cell office:value-type="float" office:value="0.4201230046" calcext:value-type="float">
            <text:p>0.4201230046</text:p>
          </table:table-cell>
          <table:table-cell office:value-type="float" office:value="0.4437201219" calcext:value-type="float">
            <text:p>0.4437201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16.6904736217" calcext:value-type="float">
            <text:p>116.6904736217</text:p>
          </table:table-cell>
          <table:table-cell office:value-type="float" office:value="169.3497671524" calcext:value-type="float">
            <text:p>169.3497671524</text:p>
          </table:table-cell>
          <table:table-cell office:value-type="float" office:value="185.0080993727" calcext:value-type="float">
            <text:p>185.0080993727</text:p>
          </table:table-cell>
          <table:table-cell office:value-type="float" office:value="200.217794671" calcext:value-type="float">
            <text:p>200.217794671</text:p>
          </table:table-cell>
          <table:table-cell office:value-type="float" office:value="213.851557501" calcext:value-type="float">
            <text:p>213.851557501</text:p>
          </table:table-cell>
          <table:table-cell office:value-type="float" office:value="225.4680201562" calcext:value-type="float">
            <text:p>225.4680201562</text:p>
          </table:table-cell>
          <table:table-cell office:value-type="float" office:value="234.1184253392" calcext:value-type="float">
            <text:p>234.1184253392</text:p>
          </table:table-cell>
          <table:table-cell office:value-type="float" office:value="238.5101882743" calcext:value-type="float">
            <text:p>238.5101882743</text:p>
          </table:table-cell>
          <table:table-cell office:value-type="float" office:value="237.1034035972" calcext:value-type="float">
            <text:p>237.1034035972</text:p>
          </table:table-cell>
          <table:table-cell office:value-type="float" office:value="228.041015358" calcext:value-type="float">
            <text:p>228.041015358</text:p>
          </table:table-cell>
          <table:table-cell office:value-type="float" office:value="209.0339612967" calcext:value-type="float">
            <text:p>209.0339612967</text:p>
          </table:table-cell>
          <table:table-cell office:value-type="float" office:value="177.2100711679" calcext:value-type="float">
            <text:p>177.2100711679</text:p>
          </table:table-cell>
          <table:table-cell office:value-type="float" office:value="129.2175399718" calcext:value-type="float">
            <text:p>129.2175399718</text:p>
          </table:table-cell>
          <table:table-cell office:value-type="float" office:value="63.661555929" calcext:value-type="float">
            <text:p>63.661555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687782508" calcext:value-type="float">
            <text:p>0.4687782508</text:p>
          </table:table-cell>
          <table:table-cell office:value-type="float" office:value="0.511143677" calcext:value-type="float">
            <text:p>0.511143677</text:p>
          </table:table-cell>
          <table:table-cell office:value-type="float" office:value="0.5540636424" calcext:value-type="float">
            <text:p>0.5540636424</text:p>
          </table:table-cell>
          <table:table-cell office:value-type="float" office:value="0.5791591381" calcext:value-type="float">
            <text:p>0.5791591381</text:p>
          </table:table-cell>
          <table:table-cell office:value-type="float" office:value="0.6004998689" calcext:value-type="float">
            <text:p>0.6004998689</text:p>
          </table:table-cell>
          <table:table-cell office:value-type="float" office:value="0.6167217132" calcext:value-type="float">
            <text:p>0.6167217132</text:p>
          </table:table-cell>
          <table:table-cell office:value-type="float" office:value="0.6258798898" calcext:value-type="float">
            <text:p>0.6258798898</text:p>
          </table:table-cell>
          <table:table-cell office:value-type="float" office:value="0.6255218014" calcext:value-type="float">
            <text:p>0.6255218014</text:p>
          </table:table-cell>
          <table:table-cell office:value-type="float" office:value="0.6123808583" calcext:value-type="float">
            <text:p>0.6123808583</text:p>
          </table:table-cell>
          <table:table-cell office:value-type="float" office:value="0.5817765412" calcext:value-type="float">
            <text:p>0.5817765412</text:p>
          </table:table-cell>
          <table:table-cell office:value-type="float" office:value="0.5263602614" calcext:value-type="float">
            <text:p>0.5263602614</text:p>
          </table:table-cell>
          <table:table-cell office:value-type="float" office:value="0.4334219803" calcext:value-type="float">
            <text:p>0.4334219803</text:p>
          </table:table-cell>
          <table:table-cell office:value-type="float" office:value="0.2793286388" calcext:value-type="float">
            <text:p>0.2793286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06.0718748178" calcext:value-type="float">
            <text:p>106.0718748178</text:p>
          </table:table-cell>
          <table:table-cell office:value-type="float" office:value="124.7904409621" calcext:value-type="float">
            <text:p>124.7904409621</text:p>
          </table:table-cell>
          <table:table-cell office:value-type="float" office:value="141.9127661438" calcext:value-type="float">
            <text:p>141.9127661438</text:p>
          </table:table-cell>
          <table:table-cell office:value-type="float" office:value="159.2465919925" calcext:value-type="float">
            <text:p>159.2465919925</text:p>
          </table:table-cell>
          <table:table-cell office:value-type="float" office:value="176.4531731645" calcext:value-type="float">
            <text:p>176.4531731645</text:p>
          </table:table-cell>
          <table:table-cell office:value-type="float" office:value="193.220730337" calcext:value-type="float">
            <text:p>193.220730337</text:p>
          </table:table-cell>
          <table:table-cell office:value-type="float" office:value="209.1207712991" calcext:value-type="float">
            <text:p>209.1207712991</text:p>
          </table:table-cell>
          <table:table-cell office:value-type="float" office:value="222.5418603551" calcext:value-type="float">
            <text:p>222.5418603551</text:p>
          </table:table-cell>
          <table:table-cell office:value-type="float" office:value="233.2163949278" calcext:value-type="float">
            <text:p>233.2163949278</text:p>
          </table:table-cell>
          <table:table-cell office:value-type="float" office:value="240.2137792909" calcext:value-type="float">
            <text:p>240.2137792909</text:p>
          </table:table-cell>
          <table:table-cell office:value-type="float" office:value="242.1995569758" calcext:value-type="float">
            <text:p>242.1995569758</text:p>
          </table:table-cell>
          <table:table-cell office:value-type="float" office:value="237.6398154038" calcext:value-type="float">
            <text:p>237.6398154038</text:p>
          </table:table-cell>
          <table:table-cell office:value-type="float" office:value="224.7865591744" calcext:value-type="float">
            <text:p>224.7865591744</text:p>
          </table:table-cell>
          <table:table-cell office:value-type="float" office:value="201.697307763" calcext:value-type="float">
            <text:p>201.697307763</text:p>
          </table:table-cell>
          <table:table-cell office:value-type="float" office:value="166.3950754059" calcext:value-type="float">
            <text:p>166.3950754059</text:p>
          </table:table-cell>
          <table:table-cell office:value-type="float" office:value="117.5729387552" calcext:value-type="float">
            <text:p>117.5729387552</text:p>
          </table:table-cell>
          <table:table-cell office:value-type="float" office:value="57.2693820248" calcext:value-type="float">
            <text:p>57.2693820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3.7623342584" calcext:value-type="float">
            <text:p>133.7623342584</text:p>
          </table:table-cell>
          <table:table-cell office:value-type="float" office:value="157.2590873922" calcext:value-type="float">
            <text:p>157.2590873922</text:p>
          </table:table-cell>
          <table:table-cell office:value-type="float" office:value="183.2673784361" calcext:value-type="float">
            <text:p>183.2673784361</text:p>
          </table:table-cell>
          <table:table-cell office:value-type="float" office:value="211.5071447033" calcext:value-type="float">
            <text:p>211.5071447033</text:p>
          </table:table-cell>
          <table:table-cell office:value-type="float" office:value="241.8037760953" calcext:value-type="float">
            <text:p>241.8037760953</text:p>
          </table:table-cell>
          <table:table-cell office:value-type="float" office:value="274.8645577887" calcext:value-type="float">
            <text:p>274.8645577887</text:p>
          </table:table-cell>
          <table:table-cell office:value-type="float" office:value="310.1974867706" calcext:value-type="float">
            <text:p>310.1974867706</text:p>
          </table:table-cell>
          <table:table-cell office:value-type="float" office:value="347.66218826" calcext:value-type="float">
            <text:p>347.66218826</text:p>
          </table:table-cell>
          <table:table-cell office:value-type="float" office:value="387.617256151" calcext:value-type="float">
            <text:p>387.617256151</text:p>
          </table:table-cell>
          <table:table-cell office:value-type="float" office:value="430.0903066719" calcext:value-type="float">
            <text:p>430.0903066719</text:p>
          </table:table-cell>
          <table:table-cell office:value-type="float" office:value="474.9767063421" calcext:value-type="float">
            <text:p>474.9767063421</text:p>
          </table:table-cell>
          <table:table-cell office:value-type="float" office:value="522.1693876883" calcext:value-type="float">
            <text:p>522.1693876883</text:p>
          </table:table-cell>
          <table:table-cell office:value-type="float" office:value="571.5291487549" calcext:value-type="float">
            <text:p>571.5291487549</text:p>
          </table:table-cell>
          <table:table-cell office:value-type="float" office:value="622.8339863916" calcext:value-type="float">
            <text:p>622.8339863916</text:p>
          </table:table-cell>
          <table:table-cell office:value-type="float" office:value="675.6849404229" calcext:value-type="float">
            <text:p>675.6849404229</text:p>
          </table:table-cell>
          <table:table-cell office:value-type="float" office:value="729.3072662859" calcext:value-type="float">
            <text:p>729.3072662859</text:p>
          </table:table-cell>
          <table:table-cell office:value-type="float" office:value="782.0884868439" calcext:value-type="float">
            <text:p>782.08848684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33829511" calcext:value-type="float">
            <text:p>0.0433829511</text:p>
          </table:table-cell>
          <table:table-cell office:value-type="float" office:value="0.0432190754" calcext:value-type="float">
            <text:p>0.0432190754</text:p>
          </table:table-cell>
          <table:table-cell office:value-type="float" office:value="0.0426303637" calcext:value-type="float">
            <text:p>0.0426303637</text:p>
          </table:table-cell>
          <table:table-cell office:value-type="float" office:value="0.041969479" calcext:value-type="float">
            <text:p>0.041969479</text:p>
          </table:table-cell>
          <table:table-cell office:value-type="float" office:value="0.0415408259" calcext:value-type="float">
            <text:p>0.0415408259</text:p>
          </table:table-cell>
          <table:table-cell office:value-type="float" office:value="0.0410796383" calcext:value-type="float">
            <text:p>0.0410796383</text:p>
          </table:table-cell>
          <table:table-cell office:value-type="float" office:value="0.0397895305" calcext:value-type="float">
            <text:p>0.0397895305</text:p>
          </table:table-cell>
          <table:table-cell office:value-type="float" office:value="0.0391813821" calcext:value-type="float">
            <text:p>0.0391813821</text:p>
          </table:table-cell>
          <table:table-cell office:value-type="float" office:value="0.0387201707" calcext:value-type="float">
            <text:p>0.0387201707</text:p>
          </table:table-cell>
          <table:table-cell office:value-type="float" office:value="0.0382150929" calcext:value-type="float">
            <text:p>0.0382150929</text:p>
          </table:table-cell>
          <table:table-cell office:value-type="float" office:value="0.037686229" calcext:value-type="float">
            <text:p>0.037686229</text:p>
          </table:table-cell>
          <table:table-cell office:value-type="float" office:value="0.0371376602" calcext:value-type="float">
            <text:p>0.0371376602</text:p>
          </table:table-cell>
          <table:table-cell office:value-type="float" office:value="0.0365579317" calcext:value-type="float">
            <text:p>0.0365579317</text:p>
          </table:table-cell>
          <table:table-cell office:value-type="float" office:value="0.0359150645" calcext:value-type="float">
            <text:p>0.0359150645</text:p>
          </table:table-cell>
          <table:table-cell office:value-type="float" office:value="0.0351391162" calcext:value-type="float">
            <text:p>0.0351391162</text:p>
          </table:table-cell>
          <table:table-cell office:value-type="float" office:value="0.0340752777" calcext:value-type="float">
            <text:p>0.0340752777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160.5664014998" calcext:value-type="float">
            <text:p>160.5664014998</text:p>
          </table:table-cell>
          <table:table-cell office:value-type="float" office:value="188.1833214972" calcext:value-type="float">
            <text:p>188.1833214972</text:p>
          </table:table-cell>
          <table:table-cell office:value-type="float" office:value="218.5769869475" calcext:value-type="float">
            <text:p>218.5769869475</text:p>
          </table:table-cell>
          <table:table-cell office:value-type="float" office:value="251.5827465705" calcext:value-type="float">
            <text:p>251.5827465705</text:p>
          </table:table-cell>
          <table:table-cell office:value-type="float" office:value="287.004429345" calcext:value-type="float">
            <text:p>287.004429345</text:p>
          </table:table-cell>
          <table:table-cell office:value-type="float" office:value="325.0289008063" calcext:value-type="float">
            <text:p>325.0289008063</text:p>
          </table:table-cell>
          <table:table-cell office:value-type="float" office:value="365.3966716694" calcext:value-type="float">
            <text:p>365.3966716694</text:p>
          </table:table-cell>
          <table:table-cell office:value-type="float" office:value="408.5873353165" calcext:value-type="float">
            <text:p>408.5873353165</text:p>
          </table:table-cell>
          <table:table-cell office:value-type="float" office:value="454.6271412112" calcext:value-type="float">
            <text:p>454.6271412112</text:p>
          </table:table-cell>
          <table:table-cell office:value-type="float" office:value="503.3963218882" calcext:value-type="float">
            <text:p>503.3963218882</text:p>
          </table:table-cell>
          <table:table-cell office:value-type="float" office:value="554.7853775168" calcext:value-type="float">
            <text:p>554.7853775168</text:p>
          </table:table-cell>
          <table:table-cell office:value-type="float" office:value="608.6895904303" calcext:value-type="float">
            <text:p>608.6895904303</text:p>
          </table:table-cell>
          <table:table-cell office:value-type="float" office:value="665.0008088925" calcext:value-type="float">
            <text:p>665.0008088925</text:p>
          </table:table-cell>
          <table:table-cell office:value-type="float" office:value="723.5945804916" calcext:value-type="float">
            <text:p>723.5945804916</text:p>
          </table:table-cell>
          <table:table-cell office:value-type="float" office:value="784.3079435241" calcext:value-type="float">
            <text:p>784.3079435241</text:p>
          </table:table-cell>
          <table:table-cell office:value-type="float" office:value="846.8954862949" calcext:value-type="float">
            <text:p>846.8954862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53.7904201774" calcext:value-type="float">
            <text:p>353.7904201774</text:p>
          </table:table-cell>
          <table:table-cell office:value-type="float" office:value="414.2609436043" calcext:value-type="float">
            <text:p>414.2609436043</text:p>
          </table:table-cell>
          <table:table-cell office:value-type="float" office:value="482.2386923603" calcext:value-type="float">
            <text:p>482.2386923603</text:p>
          </table:table-cell>
          <table:table-cell office:value-type="float" office:value="556.5638404604" calcext:value-type="float">
            <text:p>556.5638404604</text:p>
          </table:table-cell>
          <table:table-cell office:value-type="float" office:value="635.8852253344" calcext:value-type="float">
            <text:p>635.8852253344</text:p>
          </table:table-cell>
          <table:table-cell office:value-type="float" office:value="721.7200256688" calcext:value-type="float">
            <text:p>721.7200256688</text:p>
          </table:table-cell>
          <table:table-cell office:value-type="float" office:value="812.3275431118" calcext:value-type="float">
            <text:p>812.3275431118</text:p>
          </table:table-cell>
          <table:table-cell office:value-type="float" office:value="911.4810152041" calcext:value-type="float">
            <text:p>911.4810152041</text:p>
          </table:table-cell>
          <table:table-cell office:value-type="float" office:value="1019.6558702058" calcext:value-type="float">
            <text:p>1019.6558702058</text:p>
          </table:table-cell>
          <table:table-cell office:value-type="float" office:value="1136.2851922565" calcext:value-type="float">
            <text:p>1136.2851922565</text:p>
          </table:table-cell>
          <table:table-cell office:value-type="float" office:value="1260.9042644285" calcext:value-type="float">
            <text:p>1260.9042644285</text:p>
          </table:table-cell>
          <table:table-cell office:value-type="float" office:value="1393.1056941292" calcext:value-type="float">
            <text:p>1393.1056941292</text:p>
          </table:table-cell>
          <table:table-cell office:value-type="float" office:value="1532.4760259582" calcext:value-type="float">
            <text:p>1532.4760259582</text:p>
          </table:table-cell>
          <table:table-cell office:value-type="float" office:value="1678.4953822391" calcext:value-type="float">
            <text:p>1678.4953822391</text:p>
          </table:table-cell>
          <table:table-cell office:value-type="float" office:value="1830.361256618" calcext:value-type="float">
            <text:p>1830.361256618</text:p>
          </table:table-cell>
          <table:table-cell office:value-type="float" office:value="1986.6375147627" calcext:value-type="float">
            <text:p>1986.6375147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23495488" calcext:value-type="float">
            <text:p>0.2623495488</text:p>
          </table:table-cell>
          <table:table-cell office:value-type="float" office:value="0.2611629532" calcext:value-type="float">
            <text:p>0.2611629532</text:p>
          </table:table-cell>
          <table:table-cell office:value-type="float" office:value="0.2593170152" calcext:value-type="float">
            <text:p>0.2593170152</text:p>
          </table:table-cell>
          <table:table-cell office:value-type="float" office:value="0.2570189441" calcext:value-type="float">
            <text:p>0.2570189441</text:p>
          </table:table-cell>
          <table:table-cell office:value-type="float" office:value="0.2541232797" calcext:value-type="float">
            <text:p>0.2541232797</text:p>
          </table:table-cell>
          <table:table-cell office:value-type="float" office:value="0.2519321965" calcext:value-type="float">
            <text:p>0.2519321965</text:p>
          </table:table-cell>
          <table:table-cell office:value-type="float" office:value="0.2489762823" calcext:value-type="float">
            <text:p>0.2489762823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5.0924880355" calcext:value-type="float">
            <text:p>35.0924880355</text:p>
          </table:table-cell>
          <table:table-cell office:value-type="float" office:value="41.0702476788" calcext:value-type="float">
            <text:p>41.0702476788</text:p>
          </table:table-cell>
          <table:table-cell office:value-type="float" office:value="47.5243495543" calcext:value-type="float">
            <text:p>47.5243495543</text:p>
          </table:table-cell>
          <table:table-cell office:value-type="float" office:value="54.3613430017" calcext:value-type="float">
            <text:p>54.3613430017</text:p>
          </table:table-cell>
          <table:table-cell office:value-type="float" office:value="61.4479686362" calcext:value-type="float">
            <text:p>61.4479686362</text:p>
          </table:table-cell>
          <table:table-cell office:value-type="float" office:value="69.2472317922" calcext:value-type="float">
            <text:p>69.2472317922</text:p>
          </table:table-cell>
          <table:table-cell office:value-type="float" office:value="77.2318170309" calcext:value-type="float">
            <text:p>77.2318170309</text:p>
          </table:table-cell>
          <table:table-cell office:value-type="float" office:value="86.3619448544" calcext:value-type="float">
            <text:p>86.3619448544</text:p>
          </table:table-cell>
          <table:table-cell office:value-type="float" office:value="96.2870891076" calcext:value-type="float">
            <text:p>96.2870891076</text:p>
          </table:table-cell>
          <table:table-cell office:value-type="float" office:value="106.8377194917" calcext:value-type="float">
            <text:p>106.8377194917</text:p>
          </table:table-cell>
          <table:table-cell office:value-type="float" office:value="117.9878442506" calcext:value-type="float">
            <text:p>117.9878442506</text:p>
          </table:table-cell>
          <table:table-cell office:value-type="float" office:value="129.7108670054" calcext:value-type="float">
            <text:p>129.7108670054</text:p>
          </table:table-cell>
          <table:table-cell office:value-type="float" office:value="141.9722089264" calcext:value-type="float">
            <text:p>141.9722089264</text:p>
          </table:table-cell>
          <table:table-cell office:value-type="float" office:value="154.7167227342" calcext:value-type="float">
            <text:p>154.7167227342</text:p>
          </table:table-cell>
          <table:table-cell office:value-type="float" office:value="167.8453036719" calcext:value-type="float">
            <text:p>167.8453036719</text:p>
          </table:table-cell>
          <table:table-cell office:value-type="float" office:value="181.1654992685" calcext:value-type="float">
            <text:p>181.1654992685</text:p>
          </table:table-cell>
          <table:table-cell office:value-type="float" office:value="194.2767578784" calcext:value-type="float">
            <text:p>194.27675787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3.7684740864" calcext:value-type="float">
            <text:p>133.7684740864</text:p>
          </table:table-cell>
          <table:table-cell office:value-type="float" office:value="157.2975767616" calcext:value-type="float">
            <text:p>157.2975767616</text:p>
          </table:table-cell>
          <table:table-cell office:value-type="float" office:value="183.6529467261" calcext:value-type="float">
            <text:p>183.6529467261</text:p>
          </table:table-cell>
          <table:table-cell office:value-type="float" office:value="212.6381513328" calcext:value-type="float">
            <text:p>212.6381513328</text:p>
          </table:table-cell>
          <table:table-cell office:value-type="float" office:value="244.0859122319" calcext:value-type="float">
            <text:p>244.0859122319</text:p>
          </table:table-cell>
          <table:table-cell office:value-type="float" office:value="277.748828502" calcext:value-type="float">
            <text:p>277.748828502</text:p>
          </table:table-cell>
          <table:table-cell office:value-type="float" office:value="313.7700141502" calcext:value-type="float">
            <text:p>313.7700141502</text:p>
          </table:table-cell>
          <table:table-cell office:value-type="float" office:value="351.8527418569" calcext:value-type="float">
            <text:p>351.8527418569</text:p>
          </table:table-cell>
          <table:table-cell office:value-type="float" office:value="392.4153528654" calcext:value-type="float">
            <text:p>392.4153528654</text:p>
          </table:table-cell>
          <table:table-cell office:value-type="float" office:value="435.4347103524" calcext:value-type="float">
            <text:p>435.4347103524</text:p>
          </table:table-cell>
          <table:table-cell office:value-type="float" office:value="480.7319421873" calcext:value-type="float">
            <text:p>480.7319421873</text:p>
          </table:table-cell>
          <table:table-cell office:value-type="float" office:value="528.1090461905" calcext:value-type="float">
            <text:p>528.1090461905</text:p>
          </table:table-cell>
          <table:table-cell office:value-type="float" office:value="577.3236484671" calcext:value-type="float">
            <text:p>577.3236484671</text:p>
          </table:table-cell>
          <table:table-cell office:value-type="float" office:value="628.0495688346" calcext:value-type="float">
            <text:p>628.0495688346</text:p>
          </table:table-cell>
          <table:table-cell office:value-type="float" office:value="679.8102380639" calcext:value-type="float">
            <text:p>679.8102380639</text:p>
          </table:table-cell>
          <table:table-cell office:value-type="float" office:value="731.8559416979" calcext:value-type="float">
            <text:p>731.8559416979</text:p>
          </table:table-cell>
          <table:table-cell office:value-type="float" office:value="782.9193313524" calcext:value-type="float">
            <text:p>782.9193313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268307631" calcext:value-type="float">
            <text:p>12.7268307631</text:p>
          </table:table-cell>
          <table:table-cell office:value-type="float" office:value="14.278431181" calcext:value-type="float">
            <text:p>14.278431181</text:p>
          </table:table-cell>
          <table:table-cell office:value-type="float" office:value="16.0052232352" calcext:value-type="float">
            <text:p>16.0052232352</text:p>
          </table:table-cell>
          <table:table-cell office:value-type="float" office:value="17.8846739891" calcext:value-type="float">
            <text:p>17.8846739891</text:p>
          </table:table-cell>
          <table:table-cell office:value-type="float" office:value="19.9145494127" calcext:value-type="float">
            <text:p>19.9145494127</text:p>
          </table:table-cell>
          <table:table-cell office:value-type="float" office:value="22.1241789626" calcext:value-type="float">
            <text:p>22.1241789626</text:p>
          </table:table-cell>
          <table:table-cell office:value-type="float" office:value="24.5185766989" calcext:value-type="float">
            <text:p>24.5185766989</text:p>
          </table:table-cell>
          <table:table-cell office:value-type="float" office:value="26.9855711253" calcext:value-type="float">
            <text:p>26.9855711253</text:p>
          </table:table-cell>
          <table:table-cell office:value-type="float" office:value="29.6044093251" calcext:value-type="float">
            <text:p>29.6044093251</text:p>
          </table:table-cell>
          <table:table-cell office:value-type="float" office:value="32.3973970954" calcext:value-type="float">
            <text:p>32.3973970954</text:p>
          </table:table-cell>
          <table:table-cell office:value-type="float" office:value="35.3582167685" calcext:value-type="float">
            <text:p>35.3582167685</text:p>
          </table:table-cell>
          <table:table-cell office:value-type="float" office:value="38.4805463069" calcext:value-type="float">
            <text:p>38.4805463069</text:p>
          </table:table-cell>
          <table:table-cell office:value-type="float" office:value="41.75574892" calcext:value-type="float">
            <text:p>41.75574892</text:p>
          </table:table-cell>
          <table:table-cell office:value-type="float" office:value="45.1691893357" calcext:value-type="float">
            <text:p>45.1691893357</text:p>
          </table:table-cell>
          <table:table-cell office:value-type="float" office:value="48.6935546198" calcext:value-type="float">
            <text:p>48.6935546198</text:p>
          </table:table-cell>
          <table:table-cell office:value-type="float" office:value="52.2748416157" calcext:value-type="float">
            <text:p>52.2748416157</text:p>
          </table:table-cell>
          <table:table-cell office:value-type="float" office:value="55.7998531682" calcext:value-type="float">
            <text:p>55.7998531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6698462229" calcext:value-type="float">
            <text:p>98.6698462229</text:p>
          </table:table-cell>
          <table:table-cell office:value-type="float" office:value="116.1888397134" calcext:value-type="float">
            <text:p>116.1888397134</text:p>
          </table:table-cell>
          <table:table-cell office:value-type="float" office:value="135.7430288818" calcext:value-type="float">
            <text:p>135.7430288818</text:p>
          </table:table-cell>
          <table:table-cell office:value-type="float" office:value="157.1458017016" calcext:value-type="float">
            <text:p>157.1458017016</text:p>
          </table:table-cell>
          <table:table-cell office:value-type="float" office:value="180.3558074591" calcext:value-type="float">
            <text:p>180.3558074591</text:p>
          </table:table-cell>
          <table:table-cell office:value-type="float" office:value="205.6173259965" calcext:value-type="float">
            <text:p>205.6173259965</text:p>
          </table:table-cell>
          <table:table-cell office:value-type="float" office:value="232.9656697397" calcext:value-type="float">
            <text:p>232.9656697397</text:p>
          </table:table-cell>
          <table:table-cell office:value-type="float" office:value="261.3002434056" calcext:value-type="float">
            <text:p>261.3002434056</text:p>
          </table:table-cell>
          <table:table-cell office:value-type="float" office:value="291.3301670435" calcext:value-type="float">
            <text:p>291.3301670435</text:p>
          </table:table-cell>
          <table:table-cell office:value-type="float" office:value="323.2525871802" calcext:value-type="float">
            <text:p>323.2525871802</text:p>
          </table:table-cell>
          <table:table-cell office:value-type="float" office:value="356.9888620915" calcext:value-type="float">
            <text:p>356.9888620915</text:p>
          </table:table-cell>
          <table:table-cell office:value-type="float" office:value="392.4585206829" calcext:value-type="float">
            <text:p>392.4585206829</text:p>
          </table:table-cell>
          <table:table-cell office:value-type="float" office:value="429.5569398285" calcext:value-type="float">
            <text:p>429.5569398285</text:p>
          </table:table-cell>
          <table:table-cell office:value-type="float" office:value="468.1172636574" calcext:value-type="float">
            <text:p>468.1172636574</text:p>
          </table:table-cell>
          <table:table-cell office:value-type="float" office:value="507.839636751" calcext:value-type="float">
            <text:p>507.839636751</text:p>
          </table:table-cell>
          <table:table-cell office:value-type="float" office:value="548.1417670174" calcext:value-type="float">
            <text:p>548.1417670174</text:p>
          </table:table-cell>
          <table:table-cell office:value-type="float" office:value="587.8117289655" calcext:value-type="float">
            <text:p>587.8117289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155538312" calcext:value-type="float">
            <text:p>0.0155538312</text:p>
          </table:table-cell>
          <table:table-cell office:value-type="float" office:value="0.0203580868" calcext:value-type="float">
            <text:p>0.0203580868</text:p>
          </table:table-cell>
          <table:table-cell office:value-type="float" office:value="0.024074263" calcext:value-type="float">
            <text:p>0.024074263</text:p>
          </table:table-cell>
          <table:table-cell office:value-type="float" office:value="0.0271704524" calcext:value-type="float">
            <text:p>0.0271704524</text:p>
          </table:table-cell>
          <table:table-cell office:value-type="float" office:value="0.0297986823" calcext:value-type="float">
            <text:p>0.0297986823</text:p>
          </table:table-cell>
          <table:table-cell office:value-type="float" office:value="0.0322489826" calcext:value-type="float">
            <text:p>0.0322489826</text:p>
          </table:table-cell>
          <table:table-cell office:value-type="float" office:value="0.0346396478" calcext:value-type="float">
            <text:p>0.0346396478</text:p>
          </table:table-cell>
          <table:table-cell office:value-type="float" office:value="0.0370663743" calcext:value-type="float">
            <text:p>0.0370663743</text:p>
          </table:table-cell>
          <table:table-cell office:value-type="float" office:value="0.0395802343" calcext:value-type="float">
            <text:p>0.0395802343</text:p>
          </table:table-cell>
          <table:table-cell office:value-type="float" office:value="0.0422157613" calcext:value-type="float">
            <text:p>0.0422157613</text:p>
          </table:table-cell>
          <table:table-cell office:value-type="float" office:value="0.0450229346" calcext:value-type="float">
            <text:p>0.0450229346</text:p>
          </table:table-cell>
          <table:table-cell office:value-type="float" office:value="0.0480840563" calcext:value-type="float">
            <text:p>0.0480840563</text:p>
          </table:table-cell>
          <table:table-cell office:value-type="float" office:value="0.051530275" calcext:value-type="float">
            <text:p>0.051530275</text:p>
          </table:table-cell>
          <table:table-cell office:value-type="float" office:value="0.0555657069" calcext:value-type="float">
            <text:p>0.0555657069</text:p>
          </table:table-cell>
          <table:table-cell office:value-type="float" office:value="0.0605094947" calcext:value-type="float">
            <text:p>0.0605094947</text:p>
          </table:table-cell>
          <table:table-cell office:value-type="float" office:value="0.0668767953" calcext:value-type="float">
            <text:p>0.0668767953</text:p>
          </table:table-cell>
          <table:table-cell office:value-type="float" office:value="0.0755419718" calcext:value-type="float">
            <text:p>0.075541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2.1134850591" calcext:value-type="float">
            <text:p>2.1134850591</text:p>
          </table:table-cell>
          <table:table-cell office:value-type="float" office:value="3.2688247382" calcext:value-type="float">
            <text:p>3.2688247382</text:p>
          </table:table-cell>
          <table:table-cell office:value-type="float" office:value="4.5303747711" calcext:value-type="float">
            <text:p>4.5303747711</text:p>
          </table:table-cell>
          <table:table-cell office:value-type="float" office:value="5.9388356147" calcext:value-type="float">
            <text:p>5.9388356147</text:p>
          </table:table-cell>
          <table:table-cell office:value-type="float" office:value="7.4968343386" calcext:value-type="float">
            <text:p>7.4968343386</text:p>
          </table:table-cell>
          <table:table-cell office:value-type="float" office:value="9.255600843" calcext:value-type="float">
            <text:p>9.255600843</text:p>
          </table:table-cell>
          <table:table-cell office:value-type="float" office:value="11.2588866561" calcext:value-type="float">
            <text:p>11.2588866561</text:p>
          </table:table-cell>
          <table:table-cell office:value-type="float" office:value="13.5439298125" calcext:value-type="float">
            <text:p>13.5439298125</text:p>
          </table:table-cell>
          <table:table-cell office:value-type="float" office:value="16.1719824511" calcext:value-type="float">
            <text:p>16.1719824511</text:p>
          </table:table-cell>
          <table:table-cell office:value-type="float" office:value="19.1924308588" calcext:value-type="float">
            <text:p>19.1924308588</text:p>
          </table:table-cell>
          <table:table-cell office:value-type="float" office:value="22.6643797009" calcext:value-type="float">
            <text:p>22.6643797009</text:p>
          </table:table-cell>
          <table:table-cell office:value-type="float" office:value="26.6763313263" calcext:value-type="float">
            <text:p>26.6763313263</text:p>
          </table:table-cell>
          <table:table-cell office:value-type="float" office:value="31.3659419633" calcext:value-type="float">
            <text:p>31.3659419633</text:p>
          </table:table-cell>
          <table:table-cell office:value-type="float" office:value="36.951240058" calcext:value-type="float">
            <text:p>36.951240058</text:p>
          </table:table-cell>
          <table:table-cell office:value-type="float" office:value="43.7843424277" calcext:value-type="float">
            <text:p>43.7843424277</text:p>
          </table:table-cell>
          <table:table-cell office:value-type="float" office:value="52.4520018262" calcext:value-type="float">
            <text:p>52.4520018262</text:p>
          </table:table-cell>
          <table:table-cell office:value-type="float" office:value="63.9761549425" calcext:value-type="float">
            <text:p>63.97615494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384893694" calcext:value-type="float">
            <text:p>0.0384893694</text:p>
          </table:table-cell>
          <table:table-cell office:value-type="float" office:value="0.38556829" calcext:value-type="float">
            <text:p>0.38556829</text:p>
          </table:table-cell>
          <table:table-cell office:value-type="float" office:value="1.1310066295" calcext:value-type="float">
            <text:p>1.1310066295</text:p>
          </table:table-cell>
          <table:table-cell office:value-type="float" office:value="2.2821361366" calcext:value-type="float">
            <text:p>2.2821361366</text:p>
          </table:table-cell>
          <table:table-cell office:value-type="float" office:value="2.8842707133" calcext:value-type="float">
            <text:p>2.8842707133</text:p>
          </table:table-cell>
          <table:table-cell office:value-type="float" office:value="3.5725273796" calcext:value-type="float">
            <text:p>3.5725273796</text:p>
          </table:table-cell>
          <table:table-cell office:value-type="float" office:value="4.1905535969" calcext:value-type="float">
            <text:p>4.1905535969</text:p>
          </table:table-cell>
          <table:table-cell office:value-type="float" office:value="4.7980967144" calcext:value-type="float">
            <text:p>4.7980967144</text:p>
          </table:table-cell>
          <table:table-cell office:value-type="float" office:value="5.3444036805" calcext:value-type="float">
            <text:p>5.3444036805</text:p>
          </table:table-cell>
          <table:table-cell office:value-type="float" office:value="5.7552358452" calcext:value-type="float">
            <text:p>5.7552358452</text:p>
          </table:table-cell>
          <table:table-cell office:value-type="float" office:value="5.9396585022" calcext:value-type="float">
            <text:p>5.9396585022</text:p>
          </table:table-cell>
          <table:table-cell office:value-type="float" office:value="5.7944997122" calcext:value-type="float">
            <text:p>5.7944997122</text:p>
          </table:table-cell>
          <table:table-cell office:value-type="float" office:value="5.215582443" calcext:value-type="float">
            <text:p>5.215582443</text:p>
          </table:table-cell>
          <table:table-cell office:value-type="float" office:value="4.125297641" calcext:value-type="float">
            <text:p>4.125297641</text:p>
          </table:table-cell>
          <table:table-cell office:value-type="float" office:value="2.548675412" calcext:value-type="float">
            <text:p>2.548675412</text:p>
          </table:table-cell>
          <table:table-cell office:value-type="float" office:value="0.8308445085" calcext:value-type="float">
            <text:p>0.8308445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901" calcext:value-type="float">
            <text:p>0.000045901</text:p>
          </table:table-cell>
          <table:table-cell office:value-type="float" office:value="0.0002447513" calcext:value-type="float">
            <text:p>0.0002447513</text:p>
          </table:table-cell>
          <table:table-cell office:value-type="float" office:value="0.0021038566" calcext:value-type="float">
            <text:p>0.0021038566</text:p>
          </table:table-cell>
          <table:table-cell office:value-type="float" office:value="0.0053473684" calcext:value-type="float">
            <text:p>0.0053473684</text:p>
          </table:table-cell>
          <table:table-cell office:value-type="float" office:value="0.0094379673" calcext:value-type="float">
            <text:p>0.0094379673</text:p>
          </table:table-cell>
          <table:table-cell office:value-type="float" office:value="0.0104934253" calcext:value-type="float">
            <text:p>0.0104934253</text:p>
          </table:table-cell>
          <table:table-cell office:value-type="float" office:value="0.011516945" calcext:value-type="float">
            <text:p>0.011516945</text:p>
          </table:table-cell>
          <table:table-cell office:value-type="float" office:value="0.0120535213" calcext:value-type="float">
            <text:p>0.0120535213</text:p>
          </table:table-cell>
          <table:table-cell office:value-type="float" office:value="0.0123784394" calcext:value-type="float">
            <text:p>0.0123784394</text:p>
          </table:table-cell>
          <table:table-cell office:value-type="float" office:value="0.0124262361" calcext:value-type="float">
            <text:p>0.0124262361</text:p>
          </table:table-cell>
          <table:table-cell office:value-type="float" office:value="0.0121168802" calcext:value-type="float">
            <text:p>0.0121168802</text:p>
          </table:table-cell>
          <table:table-cell office:value-type="float" office:value="0.011374965" calcext:value-type="float">
            <text:p>0.011374965</text:p>
          </table:table-cell>
          <table:table-cell office:value-type="float" office:value="0.01013859" calcext:value-type="float">
            <text:p>0.01013859</text:p>
          </table:table-cell>
          <table:table-cell office:value-type="float" office:value="0.0083739529" calcext:value-type="float">
            <text:p>0.0083739529</text:p>
          </table:table-cell>
          <table:table-cell office:value-type="float" office:value="0.0061053568" calcext:value-type="float">
            <text:p>0.0061053568</text:p>
          </table:table-cell>
          <table:table-cell office:value-type="float" office:value="0.0034946524" calcext:value-type="float">
            <text:p>0.0034946524</text:p>
          </table:table-cell>
          <table:table-cell office:value-type="float" office:value="0.0010623408" calcext:value-type="float">
            <text:p>0.00106234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43.840348152" calcext:value-type="float">
            <text:p>43.840348152</text:p>
          </table:table-cell>
          <table:table-cell office:value-type="float" office:value="39.6049493906" calcext:value-type="float">
            <text:p>39.6049493906</text:p>
          </table:table-cell>
          <table:table-cell office:value-type="float" office:value="35.5884446051" calcext:value-type="float">
            <text:p>35.5884446051</text:p>
          </table:table-cell>
          <table:table-cell office:value-type="float" office:value="31.4126604626" calcext:value-type="float">
            <text:p>31.4126604626</text:p>
          </table:table-cell>
          <table:table-cell office:value-type="float" office:value="30.6198772395" calcext:value-type="float">
            <text:p>30.6198772395</text:p>
          </table:table-cell>
          <table:table-cell office:value-type="float" office:value="29.4988730721" calcext:value-type="float">
            <text:p>29.4988730721</text:p>
          </table:table-cell>
          <table:table-cell office:value-type="float" office:value="29.300629664" calcext:value-type="float">
            <text:p>29.300629664</text:p>
          </table:table-cell>
          <table:table-cell office:value-type="float" office:value="29.2212429529" calcext:value-type="float">
            <text:p>29.2212429529</text:p>
          </table:table-cell>
          <table:table-cell office:value-type="float" office:value="29.4008159167" calcext:value-type="float">
            <text:p>29.4008159167</text:p>
          </table:table-cell>
          <table:table-cell office:value-type="float" office:value="30.0391687301" calcext:value-type="float">
            <text:p>30.0391687301</text:p>
          </table:table-cell>
          <table:table-cell office:value-type="float" office:value="31.4112158637" calcext:value-type="float">
            <text:p>31.4112158637</text:p>
          </table:table-cell>
          <table:table-cell office:value-type="float" office:value="33.900519433" calcext:value-type="float">
            <text:p>33.900519433</text:p>
          </table:table-cell>
          <table:table-cell office:value-type="float" office:value="38.0662048816" calcext:value-type="float">
            <text:p>38.0662048816</text:p>
          </table:table-cell>
          <table:table-cell office:value-type="float" office:value="44.7839393524" calcext:value-type="float">
            <text:p>44.7839393524</text:p>
          </table:table-cell>
          <table:table-cell office:value-type="float" office:value="55.5523752095" calcext:value-type="float">
            <text:p>55.5523752095</text:p>
          </table:table-cell>
          <table:table-cell office:value-type="float" office:value="73.1401869881" calcext:value-type="float">
            <text:p>73.1401869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53.115973152" calcext:value-type="float">
            <text:p>53.115973152</text:p>
          </table:table-cell>
          <table:table-cell office:value-type="float" office:value="47.7008493906" calcext:value-type="float">
            <text:p>47.7008493906</text:p>
          </table:table-cell>
          <table:table-cell office:value-type="float" office:value="42.6276446051" calcext:value-type="float">
            <text:p>42.6276446051</text:p>
          </table:table-cell>
          <table:table-cell office:value-type="float" office:value="37.4393712077" calcext:value-type="float">
            <text:p>37.4393712077</text:p>
          </table:table-cell>
          <table:table-cell office:value-type="float" office:value="36.3352187263" calcext:value-type="float">
            <text:p>36.3352187263</text:p>
          </table:table-cell>
          <table:table-cell office:value-type="float" office:value="34.8668319762" calcext:value-type="float">
            <text:p>34.8668319762</text:p>
          </table:table-cell>
          <table:table-cell office:value-type="float" office:value="34.5122176878" calcext:value-type="float">
            <text:p>34.5122176878</text:p>
          </table:table-cell>
          <table:table-cell office:value-type="float" office:value="34.3068796219" calcext:value-type="float">
            <text:p>34.3068796219</text:p>
          </table:table-cell>
          <table:table-cell office:value-type="float" office:value="34.4126586139" calcext:value-type="float">
            <text:p>34.4126586139</text:p>
          </table:table-cell>
          <table:table-cell office:value-type="float" office:value="35.0607959099" calcext:value-type="float">
            <text:p>35.0607959099</text:p>
          </table:table-cell>
          <table:table-cell office:value-type="float" office:value="36.567312561" calcext:value-type="float">
            <text:p>36.567312561</text:p>
          </table:table-cell>
          <table:table-cell office:value-type="float" office:value="39.3717636175" calcext:value-type="float">
            <text:p>39.3717636175</text:p>
          </table:table-cell>
          <table:table-cell office:value-type="float" office:value="44.114238875" calcext:value-type="float">
            <text:p>44.114238875</text:p>
          </table:table-cell>
          <table:table-cell office:value-type="float" office:value="51.7973597824" calcext:value-type="float">
            <text:p>51.7973597824</text:p>
          </table:table-cell>
          <table:table-cell office:value-type="float" office:value="64.1381568752" calcext:value-type="float">
            <text:p>64.1381568752</text:p>
          </table:table-cell>
          <table:table-cell office:value-type="float" office:value="84.3105930874" calcext:value-type="float">
            <text:p>84.3105930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061348152" calcext:value-type="float">
            <text:p>39.061348152</text:p>
          </table:table-cell>
          <table:table-cell office:value-type="float" office:value="35.9729093906" calcext:value-type="float">
            <text:p>35.9729093906</text:p>
          </table:table-cell>
          <table:table-cell office:value-type="float" office:value="32.8357406051" calcext:value-type="float">
            <text:p>32.8357406051</text:p>
          </table:table-cell>
          <table:table-cell office:value-type="float" office:value="29.3563063836" calcext:value-type="float">
            <text:p>29.3563063836</text:p>
          </table:table-cell>
          <table:table-cell office:value-type="float" office:value="28.9167550953" calcext:value-type="float">
            <text:p>28.9167550953</text:p>
          </table:table-cell>
          <table:table-cell office:value-type="float" office:value="28.1006387756" calcext:value-type="float">
            <text:p>28.1006387756</text:p>
          </table:table-cell>
          <table:table-cell office:value-type="float" office:value="28.1130370741" calcext:value-type="float">
            <text:p>28.1130370741</text:p>
          </table:table-cell>
          <table:table-cell office:value-type="float" office:value="28.2066098826" calcext:value-type="float">
            <text:p>28.2066098826</text:p>
          </table:table-cell>
          <table:table-cell office:value-type="float" office:value="28.5247257352" calcext:value-type="float">
            <text:p>28.5247257352</text:p>
          </table:table-cell>
          <table:table-cell office:value-type="float" office:value="29.2695277931" calcext:value-type="float">
            <text:p>29.2695277931</text:p>
          </table:table-cell>
          <table:table-cell office:value-type="float" office:value="30.7178760259" calcext:value-type="float">
            <text:p>30.7178760259</text:p>
          </table:table-cell>
          <table:table-cell office:value-type="float" office:value="33.2546163754" calcext:value-type="float">
            <text:p>33.2546163754</text:p>
          </table:table-cell>
          <table:table-cell office:value-type="float" office:value="37.4389948097" calcext:value-type="float">
            <text:p>37.4389948097</text:p>
          </table:table-cell>
          <table:table-cell office:value-type="float" office:value="44.1446532304" calcext:value-type="float">
            <text:p>44.1446532304</text:p>
          </table:table-cell>
          <table:table-cell office:value-type="float" office:value="54.8641202091" calcext:value-type="float">
            <text:p>54.8641202091</text:p>
          </table:table-cell>
          <table:table-cell office:value-type="float" office:value="72.3522900248" calcext:value-type="float">
            <text:p>72.3522900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2718226452" calcext:value-type="float">
            <text:p>752.2718226452</text:p>
          </table:table-cell>
          <table:table-cell office:value-type="float" office:value="806.2883930089" calcext:value-type="float">
            <text:p>806.2883930089</text:p>
          </table:table-cell>
          <table:table-cell office:value-type="float" office:value="854.8269153836" calcext:value-type="float">
            <text:p>854.8269153836</text:p>
          </table:table-cell>
          <table:table-cell office:value-type="float" office:value="897.6701511482" calcext:value-type="float">
            <text:p>897.6701511482</text:p>
          </table:table-cell>
          <table:table-cell office:value-type="float" office:value="939.4321222877" calcext:value-type="float">
            <text:p>939.4321222877</text:p>
          </table:table-cell>
          <table:table-cell office:value-type="float" office:value="979.6651733953" calcext:value-type="float">
            <text:p>979.6651733953</text:p>
          </table:table-cell>
          <table:table-cell office:value-type="float" office:value="1019.6278434226" calcext:value-type="float">
            <text:p>1019.6278434226</text:p>
          </table:table-cell>
          <table:table-cell office:value-type="float" office:value="1059.4822391575" calcext:value-type="float">
            <text:p>1059.4822391575</text:p>
          </table:table-cell>
          <table:table-cell office:value-type="float" office:value="1099.5815516462" calcext:value-type="float">
            <text:p>1099.5815516462</text:p>
          </table:table-cell>
          <table:table-cell office:value-type="float" office:value="1140.5515035422" calcext:value-type="float">
            <text:p>1140.5515035422</text:p>
          </table:table-cell>
          <table:table-cell office:value-type="float" office:value="1183.3927690409" calcext:value-type="float">
            <text:p>1183.3927690409</text:p>
          </table:table-cell>
          <table:table-cell office:value-type="float" office:value="1229.6291567019" calcext:value-type="float">
            <text:p>1229.6291567019</text:p>
          </table:table-cell>
          <table:table-cell office:value-type="float" office:value="1281.5470575224" calcext:value-type="float">
            <text:p>1281.5470575224</text:p>
          </table:table-cell>
          <table:table-cell office:value-type="float" office:value="1342.6271712054" calcext:value-type="float">
            <text:p>1342.6271712054</text:p>
          </table:table-cell>
          <table:table-cell office:value-type="float" office:value="1418.3941859483" calcext:value-type="float">
            <text:p>1418.3941859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16.5027928094" calcext:value-type="float">
            <text:p>316.5027928094</text:p>
          </table:table-cell>
          <table:table-cell office:value-type="float" office:value="576.6675348079" calcext:value-type="float">
            <text:p>576.6675348079</text:p>
          </table:table-cell>
          <table:table-cell office:value-type="float" office:value="810.0985769756" calcext:value-type="float">
            <text:p>810.0985769756</text:p>
          </table:table-cell>
          <table:table-cell office:value-type="float" office:value="1018.0485266039" calcext:value-type="float">
            <text:p>1018.0485266039</text:p>
          </table:table-cell>
          <table:table-cell office:value-type="float" office:value="1204.1412301611" calcext:value-type="float">
            <text:p>1204.1412301611</text:p>
          </table:table-cell>
          <table:table-cell office:value-type="float" office:value="1384.3489370427" calcext:value-type="float">
            <text:p>1384.3489370427</text:p>
          </table:table-cell>
          <table:table-cell office:value-type="float" office:value="1558.3284826354" calcext:value-type="float">
            <text:p>1558.3284826354</text:p>
          </table:table-cell>
          <table:table-cell office:value-type="float" office:value="1730.6842330084" calcext:value-type="float">
            <text:p>1730.6842330084</text:p>
          </table:table-cell>
          <table:table-cell office:value-type="float" office:value="1902.3244101098" calcext:value-type="float">
            <text:p>1902.3244101098</text:p>
          </table:table-cell>
          <table:table-cell office:value-type="float" office:value="2075.0358404751" calcext:value-type="float">
            <text:p>2075.0358404751</text:p>
          </table:table-cell>
          <table:table-cell office:value-type="float" office:value="2251.8463366759" calcext:value-type="float">
            <text:p>2251.8463366759</text:p>
          </table:table-cell>
          <table:table-cell office:value-type="float" office:value="2437.4873505373" calcext:value-type="float">
            <text:p>2437.4873505373</text:p>
          </table:table-cell>
          <table:table-cell office:value-type="float" office:value="2639.0886438823" calcext:value-type="float">
            <text:p>2639.0886438823</text:p>
          </table:table-cell>
          <table:table-cell office:value-type="float" office:value="2867.3429591646" calcext:value-type="float">
            <text:p>2867.3429591646</text:p>
          </table:table-cell>
          <table:table-cell office:value-type="float" office:value="3138.6705551695" calcext:value-type="float">
            <text:p>3138.6705551695</text:p>
          </table:table-cell>
          <table:table-cell office:value-type="float" office:value="3479.5337757576" calcext:value-type="float">
            <text:p>3479.5337757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47026904" calcext:value-type="float">
            <text:p>0.4747026904</text:p>
          </table:table-cell>
          <table:table-cell office:value-type="float" office:value="0.4708389493" calcext:value-type="float">
            <text:p>0.4708389493</text:p>
          </table:table-cell>
          <table:table-cell office:value-type="float" office:value="0.4662069597" calcext:value-type="float">
            <text:p>0.4662069597</text:p>
          </table:table-cell>
          <table:table-cell office:value-type="float" office:value="0.4606821412" calcext:value-type="float">
            <text:p>0.4606821412</text:p>
          </table:table-cell>
          <table:table-cell office:value-type="float" office:value="0.4587718499" calcext:value-type="float">
            <text:p>0.4587718499</text:p>
          </table:table-cell>
          <table:table-cell office:value-type="float" office:value="0.4568224919" calcext:value-type="float">
            <text:p>0.4568224919</text:p>
          </table:table-cell>
          <table:table-cell office:value-type="float" office:value="0.4560644391" calcext:value-type="float">
            <text:p>0.4560644391</text:p>
          </table:table-cell>
          <table:table-cell office:value-type="float" office:value="0.4557651862" calcext:value-type="float">
            <text:p>0.4557651862</text:p>
          </table:table-cell>
          <table:table-cell office:value-type="float" office:value="0.4560164556" calcext:value-type="float">
            <text:p>0.4560164556</text:p>
          </table:table-cell>
          <table:table-cell office:value-type="float" office:value="0.4570323356" calcext:value-type="float">
            <text:p>0.4570323356</text:p>
          </table:table-cell>
          <table:table-cell office:value-type="float" office:value="0.4591468575" calcext:value-type="float">
            <text:p>0.4591468575</text:p>
          </table:table-cell>
          <table:table-cell office:value-type="float" office:value="0.4628410058" calcext:value-type="float">
            <text:p>0.4628410058</text:p>
          </table:table-cell>
          <table:table-cell office:value-type="float" office:value="0.4687987867" calcext:value-type="float">
            <text:p>0.4687987867</text:p>
          </table:table-cell>
          <table:table-cell office:value-type="float" office:value="0.478017781" calcext:value-type="float">
            <text:p>0.478017781</text:p>
          </table:table-cell>
          <table:table-cell office:value-type="float" office:value="0.4920298809" calcext:value-type="float">
            <text:p>0.4920298809</text:p>
          </table:table-cell>
          <table:table-cell office:value-type="float" office:value="0.5133078306" calcext:value-type="float">
            <text:p>0.5133078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25261574" calcext:value-type="float">
            <text:p>0.5125261574</text:p>
          </table:table-cell>
          <table:table-cell office:value-type="float" office:value="0.4689988503" calcext:value-type="float">
            <text:p>0.4689988503</text:p>
          </table:table-cell>
          <table:table-cell office:value-type="float" office:value="0.4479550696" calcext:value-type="float">
            <text:p>0.4479550696</text:p>
          </table:table-cell>
          <table:table-cell office:value-type="float" office:value="0.430616461" calcext:value-type="float">
            <text:p>0.430616461</text:p>
          </table:table-cell>
          <table:table-cell office:value-type="float" office:value="0.4290009807" calcext:value-type="float">
            <text:p>0.4290009807</text:p>
          </table:table-cell>
          <table:table-cell office:value-type="float" office:value="0.4270787497" calcext:value-type="float">
            <text:p>0.4270787497</text:p>
          </table:table-cell>
          <table:table-cell office:value-type="float" office:value="0.4283905317" calcext:value-type="float">
            <text:p>0.4283905317</text:p>
          </table:table-cell>
          <table:table-cell office:value-type="float" office:value="0.430464651" calcext:value-type="float">
            <text:p>0.430464651</text:p>
          </table:table-cell>
          <table:table-cell office:value-type="float" office:value="0.4334569505" calcext:value-type="float">
            <text:p>0.4334569505</text:p>
          </table:table-cell>
          <table:table-cell office:value-type="float" office:value="0.4377948779" calcext:value-type="float">
            <text:p>0.4377948779</text:p>
          </table:table-cell>
          <table:table-cell office:value-type="float" office:value="0.4441061066" calcext:value-type="float">
            <text:p>0.4441061066</text:p>
          </table:table-cell>
          <table:table-cell office:value-type="float" office:value="0.4532285012" calcext:value-type="float">
            <text:p>0.4532285012</text:p>
          </table:table-cell>
          <table:table-cell office:value-type="float" office:value="0.4662639356" calcext:value-type="float">
            <text:p>0.4662639356</text:p>
          </table:table-cell>
          <table:table-cell office:value-type="float" office:value="0.4846991367" calcext:value-type="float">
            <text:p>0.4846991367</text:p>
          </table:table-cell>
          <table:table-cell office:value-type="float" office:value="0.5106548643" calcext:value-type="float">
            <text:p>0.5106548643</text:p>
          </table:table-cell>
          <table:table-cell office:value-type="float" office:value="0.5473104421" calcext:value-type="float">
            <text:p>0.5473104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0809813578" calcext:value-type="float">
            <text:p>163.0809813578</text:p>
          </table:table-cell>
          <table:table-cell office:value-type="float" office:value="174.81411486" calcext:value-type="float">
            <text:p>174.81411486</text:p>
          </table:table-cell>
          <table:table-cell office:value-type="float" office:value="185.3572453736" calcext:value-type="float">
            <text:p>185.3572453736</text:p>
          </table:table-cell>
          <table:table-cell office:value-type="float" office:value="194.6631741252" calcext:value-type="float">
            <text:p>194.6631741252</text:p>
          </table:table-cell>
          <table:table-cell office:value-type="float" office:value="203.7342412104" calcext:value-type="float">
            <text:p>203.7342412104</text:p>
          </table:table-cell>
          <table:table-cell office:value-type="float" office:value="212.4731967914" calcext:value-type="float">
            <text:p>212.4731967914</text:p>
          </table:table-cell>
          <table:table-cell office:value-type="float" office:value="221.1534435005" calcext:value-type="float">
            <text:p>221.1534435005</text:p>
          </table:table-cell>
          <table:table-cell office:value-type="float" office:value="229.8101969239" calcext:value-type="float">
            <text:p>229.8101969239</text:p>
          </table:table-cell>
          <table:table-cell office:value-type="float" office:value="238.5201838658" calcext:value-type="float">
            <text:p>238.5201838658</text:p>
          </table:table-cell>
          <table:table-cell office:value-type="float" office:value="247.4193358579" calcext:value-type="float">
            <text:p>247.4193358579</text:p>
          </table:table-cell>
          <table:table-cell office:value-type="float" office:value="256.7250389097" calcext:value-type="float">
            <text:p>256.7250389097</text:p>
          </table:table-cell>
          <table:table-cell office:value-type="float" office:value="266.76832483" calcext:value-type="float">
            <text:p>266.76832483</text:p>
          </table:table-cell>
          <table:table-cell office:value-type="float" office:value="278.0458890219" calcext:value-type="float">
            <text:p>278.0458890219</text:p>
          </table:table-cell>
          <table:table-cell office:value-type="float" office:value="291.3138787661" calcext:value-type="float">
            <text:p>291.3138787661</text:p>
          </table:table-cell>
          <table:table-cell office:value-type="float" office:value="307.7724776327" calcext:value-type="float">
            <text:p>307.7724776327</text:p>
          </table:table-cell>
          <table:table-cell office:value-type="float" office:value="329.4422003747" calcext:value-type="float">
            <text:p>329.4422003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4104600004" calcext:value-type="float">
            <text:p>113.4104600004</text:p>
          </table:table-cell>
          <table:table-cell office:value-type="float" office:value="122.9063194314" calcext:value-type="float">
            <text:p>122.9063194314</text:p>
          </table:table-cell>
          <table:table-cell office:value-type="float" office:value="131.2456840486" calcext:value-type="float">
            <text:p>131.2456840486</text:p>
          </table:table-cell>
          <table:table-cell office:value-type="float" office:value="138.3795860456" calcext:value-type="float">
            <text:p>138.3795860456</text:p>
          </table:table-cell>
          <table:table-cell office:value-type="float" office:value="145.3220455824" calcext:value-type="float">
            <text:p>145.3220455824</text:p>
          </table:table-cell>
          <table:table-cell office:value-type="float" office:value="151.9730918426" calcext:value-type="float">
            <text:p>151.9730918426</text:p>
          </table:table-cell>
          <table:table-cell office:value-type="float" office:value="158.609680137" calcext:value-type="float">
            <text:p>158.609680137</text:p>
          </table:table-cell>
          <table:table-cell office:value-type="float" office:value="165.2672959595" calcext:value-type="float">
            <text:p>165.2672959595</text:p>
          </table:table-cell>
          <table:table-cell office:value-type="float" office:value="172.023860236" calcext:value-type="float">
            <text:p>172.023860236</text:p>
          </table:table-cell>
          <table:table-cell office:value-type="float" office:value="179.0175212719" calcext:value-type="float">
            <text:p>179.0175212719</text:p>
          </table:table-cell>
          <table:table-cell office:value-type="float" office:value="186.4693762247" calcext:value-type="float">
            <text:p>186.4693762247</text:p>
          </table:table-cell>
          <table:table-cell office:value-type="float" office:value="194.7164301488" calcext:value-type="float">
            <text:p>194.7164301488</text:p>
          </table:table-cell>
          <table:table-cell office:value-type="float" office:value="204.2648414843" calcext:value-type="float">
            <text:p>204.2648414843</text:p>
          </table:table-cell>
          <table:table-cell office:value-type="float" office:value="215.885839804" calcext:value-type="float">
            <text:p>215.885839804</text:p>
          </table:table-cell>
          <table:table-cell office:value-type="float" office:value="230.8043254677" calcext:value-type="float">
            <text:p>230.8043254677</text:p>
          </table:table-cell>
          <table:table-cell office:value-type="float" office:value="251.083048965" calcext:value-type="float">
            <text:p>251.083048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0673476241" calcext:value-type="float">
            <text:p>45.0673476241</text:p>
          </table:table-cell>
          <table:table-cell office:value-type="float" office:value="49.1106844564" calcext:value-type="float">
            <text:p>49.1106844564</text:p>
          </table:table-cell>
          <table:table-cell office:value-type="float" office:value="51.9423801418" calcext:value-type="float">
            <text:p>51.9423801418</text:p>
          </table:table-cell>
          <table:table-cell office:value-type="float" office:value="53.6321376666" calcext:value-type="float">
            <text:p>53.6321376666</text:p>
          </table:table-cell>
          <table:table-cell office:value-type="float" office:value="55.4179788383" calcext:value-type="float">
            <text:p>55.4179788383</text:p>
          </table:table-cell>
          <table:table-cell office:value-type="float" office:value="57.1321628865" calcext:value-type="float">
            <text:p>57.1321628865</text:p>
          </table:table-cell>
          <table:table-cell office:value-type="float" office:value="59.0692236202" calcext:value-type="float">
            <text:p>59.0692236202</text:p>
          </table:table-cell>
          <table:table-cell office:value-type="float" office:value="61.2251854726" calcext:value-type="float">
            <text:p>61.2251854726</text:p>
          </table:table-cell>
          <table:table-cell office:value-type="float" office:value="63.6553004215" calcext:value-type="float">
            <text:p>63.6553004215</text:p>
          </table:table-cell>
          <table:table-cell office:value-type="float" office:value="66.4879136653" calcext:value-type="float">
            <text:p>66.4879136653</text:p>
          </table:table-cell>
          <table:table-cell office:value-type="float" office:value="69.9459273277" calcext:value-type="float">
            <text:p>69.9459273277</text:p>
          </table:table-cell>
          <table:table-cell office:value-type="float" office:value="74.3811389736" calcext:value-type="float">
            <text:p>74.3811389736</text:p>
          </table:table-cell>
          <table:table-cell office:value-type="float" office:value="80.3329172848" calcext:value-type="float">
            <text:p>80.3329172848</text:p>
          </table:table-cell>
          <table:table-cell office:value-type="float" office:value="88.6374170949" calcext:value-type="float">
            <text:p>88.6374170949</text:p>
          </table:table-cell>
          <table:table-cell office:value-type="float" office:value="100.6460122721" calcext:value-type="float">
            <text:p>100.6460122721</text:p>
          </table:table-cell>
          <table:table-cell office:value-type="float" office:value="118.6732109013" calcext:value-type="float">
            <text:p>118.6732109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1626978696" calcext:value-type="float">
            <text:p>7.1626978696</text:p>
          </table:table-cell>
          <table:table-cell office:value-type="float" office:value="7.36776055" calcext:value-type="float">
            <text:p>7.36776055</text:p>
          </table:table-cell>
          <table:table-cell office:value-type="float" office:value="7.3519554312" calcext:value-type="float">
            <text:p>7.3519554312</text:p>
          </table:table-cell>
          <table:table-cell office:value-type="float" office:value="7.1286005326" calcext:value-type="float">
            <text:p>7.1286005326</text:p>
          </table:table-cell>
          <table:table-cell office:value-type="float" office:value="7.3515348435" calcext:value-type="float">
            <text:p>7.3515348435</text:p>
          </table:table-cell>
          <table:table-cell office:value-type="float" office:value="7.5752761464" calcext:value-type="float">
            <text:p>7.5752761464</text:p>
          </table:table-cell>
          <table:table-cell office:value-type="float" office:value="7.9581051105" calcext:value-type="float">
            <text:p>7.9581051105</text:p>
          </table:table-cell>
          <table:table-cell office:value-type="float" office:value="8.408200115" calcext:value-type="float">
            <text:p>8.408200115</text:p>
          </table:table-cell>
          <table:table-cell office:value-type="float" office:value="8.9419955466" calcext:value-type="float">
            <text:p>8.9419955466</text:p>
          </table:table-cell>
          <table:table-cell office:value-type="float" office:value="9.6195585367" calcext:value-type="float">
            <text:p>9.6195585367</text:p>
          </table:table-cell>
          <table:table-cell office:value-type="float" office:value="10.5403008271" calcext:value-type="float">
            <text:p>10.5403008271</text:p>
          </table:table-cell>
          <table:table-cell office:value-type="float" office:value="11.8568101734" calcext:value-type="float">
            <text:p>11.8568101734</text:p>
          </table:table-cell>
          <table:table-cell office:value-type="float" office:value="13.8050136172" calcext:value-type="float">
            <text:p>13.8050136172</text:p>
          </table:table-cell>
          <table:table-cell office:value-type="float" office:value="16.7651498305" calcext:value-type="float">
            <text:p>16.7651498305</text:p>
          </table:table-cell>
          <table:table-cell office:value-type="float" office:value="21.3898766691" calcext:value-type="float">
            <text:p>21.3898766691</text:p>
          </table:table-cell>
          <table:table-cell office:value-type="float" office:value="28.8743874693" calcext:value-type="float">
            <text:p>28.8743874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1169434" calcext:value-type="float">
            <text:p>0.1651169434</text:p>
          </table:table-cell>
          <table:table-cell office:value-type="float" office:value="0.183455139" calcext:value-type="float">
            <text:p>0.183455139</text:p>
          </table:table-cell>
          <table:table-cell office:value-type="float" office:value="0.2024266513" calcext:value-type="float">
            <text:p>0.2024266513</text:p>
          </table:table-cell>
          <table:table-cell office:value-type="float" office:value="0.2217809166" calcext:value-type="float">
            <text:p>0.2217809166</text:p>
          </table:table-cell>
          <table:table-cell office:value-type="float" office:value="0.2414447619" calcext:value-type="float">
            <text:p>0.2414447619</text:p>
          </table:table-cell>
          <table:table-cell office:value-type="float" office:value="0.2613694689" calcext:value-type="float">
            <text:p>0.2613694689</text:p>
          </table:table-cell>
          <table:table-cell office:value-type="float" office:value="0.2815445926" calcext:value-type="float">
            <text:p>0.2815445926</text:p>
          </table:table-cell>
          <table:table-cell office:value-type="float" office:value="0.3019719085" calcext:value-type="float">
            <text:p>0.3019719085</text:p>
          </table:table-cell>
          <table:table-cell office:value-type="float" office:value="0.3226620276" calcext:value-type="float">
            <text:p>0.3226620276</text:p>
          </table:table-cell>
          <table:table-cell office:value-type="float" office:value="0.3436432853" calcext:value-type="float">
            <text:p>0.3436432853</text:p>
          </table:table-cell>
          <table:table-cell office:value-type="float" office:value="0.3649722745" calcext:value-type="float">
            <text:p>0.3649722745</text:p>
          </table:table-cell>
          <table:table-cell office:value-type="float" office:value="0.3867472649" calcext:value-type="float">
            <text:p>0.3867472649</text:p>
          </table:table-cell>
          <table:table-cell office:value-type="float" office:value="0.4091265154" calcext:value-type="float">
            <text:p>0.4091265154</text:p>
          </table:table-cell>
          <table:table-cell office:value-type="float" office:value="0.4323554067" calcext:value-type="float">
            <text:p>0.4323554067</text:p>
          </table:table-cell>
          <table:table-cell office:value-type="float" office:value="0.4568104323" calcext:value-type="float">
            <text:p>0.4568104323</text:p>
          </table:table-cell>
          <table:table-cell office:value-type="float" office:value="0.4830748696" calcext:value-type="float">
            <text:p>0.4830748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17007322" calcext:value-type="float">
            <text:p>1.2617007322</text:p>
          </table:table-cell>
          <table:table-cell office:value-type="float" office:value="1.3681331757" calcext:value-type="float">
            <text:p>1.3681331757</text:p>
          </table:table-cell>
          <table:table-cell office:value-type="float" office:value="1.4459195616" calcext:value-type="float">
            <text:p>1.4459195616</text:p>
          </table:table-cell>
          <table:table-cell office:value-type="float" office:value="1.5044485672" calcext:value-type="float">
            <text:p>1.5044485672</text:p>
          </table:table-cell>
          <table:table-cell office:value-type="float" office:value="1.5543554102" calcext:value-type="float">
            <text:p>1.5543554102</text:p>
          </table:table-cell>
          <table:table-cell office:value-type="float" office:value="1.5998034899" calcext:value-type="float">
            <text:p>1.5998034899</text:p>
          </table:table-cell>
          <table:table-cell office:value-type="float" office:value="1.6437183591" calcext:value-type="float">
            <text:p>1.6437183591</text:p>
          </table:table-cell>
          <table:table-cell office:value-type="float" office:value="1.6875062711" calcext:value-type="float">
            <text:p>1.6875062711</text:p>
          </table:table-cell>
          <table:table-cell office:value-type="float" office:value="1.7319854182" calcext:value-type="float">
            <text:p>1.7319854182</text:p>
          </table:table-cell>
          <table:table-cell office:value-type="float" office:value="1.7782175642" calcext:value-type="float">
            <text:p>1.7782175642</text:p>
          </table:table-cell>
          <table:table-cell office:value-type="float" office:value="1.8278354303" calcext:value-type="float">
            <text:p>1.8278354303</text:p>
          </table:table-cell>
          <table:table-cell office:value-type="float" office:value="1.8832808178" calcext:value-type="float">
            <text:p>1.8832808178</text:p>
          </table:table-cell>
          <table:table-cell office:value-type="float" office:value="1.948111422" calcext:value-type="float">
            <text:p>1.948111422</text:p>
          </table:table-cell>
          <table:table-cell office:value-type="float" office:value="2.0275123681" calcext:value-type="float">
            <text:p>2.0275123681</text:p>
          </table:table-cell>
          <table:table-cell office:value-type="float" office:value="2.1292443881" calcext:value-type="float">
            <text:p>2.1292443881</text:p>
          </table:table-cell>
          <table:table-cell office:value-type="float" office:value="2.2654151122" calcext:value-type="float">
            <text:p>2.2654151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17114488" calcext:value-type="float">
            <text:p>0.5117114488</text:p>
          </table:table-cell>
          <table:table-cell office:value-type="float" office:value="0.5760975129" calcext:value-type="float">
            <text:p>0.5760975129</text:p>
          </table:table-cell>
          <table:table-cell office:value-type="float" office:value="0.6367544818" calcext:value-type="float">
            <text:p>0.6367544818</text:p>
          </table:table-cell>
          <table:table-cell office:value-type="float" office:value="0.6947026819" calcext:value-type="float">
            <text:p>0.6947026819</text:p>
          </table:table-cell>
          <table:table-cell office:value-type="float" office:value="0.746340964" calcext:value-type="float">
            <text:p>0.746340964</text:p>
          </table:table-cell>
          <table:table-cell office:value-type="float" office:value="0.7989948483" calcext:value-type="float">
            <text:p>0.7989948483</text:p>
          </table:table-cell>
          <table:table-cell office:value-type="float" office:value="0.8513366856" calcext:value-type="float">
            <text:p>0.8513366856</text:p>
          </table:table-cell>
          <table:table-cell office:value-type="float" office:value="0.9054999913" calcext:value-type="float">
            <text:p>0.9054999913</text:p>
          </table:table-cell>
          <table:table-cell office:value-type="float" office:value="0.9617060275" calcext:value-type="float">
            <text:p>0.9617060275</text:p>
          </table:table-cell>
          <table:table-cell office:value-type="float" office:value="1.0202407315" calcext:value-type="float">
            <text:p>1.0202407315</text:p>
          </table:table-cell>
          <table:table-cell office:value-type="float" office:value="1.0816294777" calcext:value-type="float">
            <text:p>1.0816294777</text:p>
          </table:table-cell>
          <table:table-cell office:value-type="float" office:value="1.1467734953" calcext:value-type="float">
            <text:p>1.1467734953</text:p>
          </table:table-cell>
          <table:table-cell office:value-type="float" office:value="1.2170893564" calcext:value-type="float">
            <text:p>1.2170893564</text:p>
          </table:table-cell>
          <table:table-cell office:value-type="float" office:value="1.2946365855" calcext:value-type="float">
            <text:p>1.2946365855</text:p>
          </table:table-cell>
          <table:table-cell office:value-type="float" office:value="1.3821457831" calcext:value-type="float">
            <text:p>1.3821457831</text:p>
          </table:table-cell>
          <table:table-cell office:value-type="float" office:value="1.4827063166" calcext:value-type="float">
            <text:p>1.4827063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540818752" calcext:value-type="float">
            <text:p>45.2540818752</text:p>
          </table:table-cell>
          <table:table-cell office:value-type="float" office:value="46.4257512545" calcext:value-type="float">
            <text:p>46.4257512545</text:p>
          </table:table-cell>
          <table:table-cell office:value-type="float" office:value="47.4427934092" calcext:value-type="float">
            <text:p>47.4427934092</text:p>
          </table:table-cell>
          <table:table-cell office:value-type="float" office:value="48.3491907231" calcext:value-type="float">
            <text:p>48.3491907231</text:p>
          </table:table-cell>
          <table:table-cell office:value-type="float" office:value="49.1105503797" calcext:value-type="float">
            <text:p>49.1105503797</text:p>
          </table:table-cell>
          <table:table-cell office:value-type="float" office:value="49.8470748709" calcext:value-type="float">
            <text:p>49.8470748709</text:p>
          </table:table-cell>
          <table:table-cell office:value-type="float" office:value="50.5433398936" calcext:value-type="float">
            <text:p>50.5433398936</text:p>
          </table:table-cell>
          <table:table-cell office:value-type="float" office:value="51.2295989519" calcext:value-type="float">
            <text:p>51.2295989519</text:p>
          </table:table-cell>
          <table:table-cell office:value-type="float" office:value="51.9080836946" calcext:value-type="float">
            <text:p>51.9080836946</text:p>
          </table:table-cell>
          <table:table-cell office:value-type="float" office:value="52.581257662" calcext:value-type="float">
            <text:p>52.581257662</text:p>
          </table:table-cell>
          <table:table-cell office:value-type="float" office:value="53.253590435" calcext:value-type="float">
            <text:p>53.253590435</text:p>
          </table:table-cell>
          <table:table-cell office:value-type="float" office:value="53.9323981981" calcext:value-type="float">
            <text:p>53.9323981981</text:p>
          </table:table-cell>
          <table:table-cell office:value-type="float" office:value="54.6283254198" calcext:value-type="float">
            <text:p>54.6283254198</text:p>
          </table:table-cell>
          <table:table-cell office:value-type="float" office:value="55.3552999503" calcext:value-type="float">
            <text:p>55.3552999503</text:p>
          </table:table-cell>
          <table:table-cell office:value-type="float" office:value="56.1291934313" calcext:value-type="float">
            <text:p>56.1291934313</text:p>
          </table:table-cell>
          <table:table-cell office:value-type="float" office:value="56.9635662006" calcext:value-type="float">
            <text:p>56.9635662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7571713744" calcext:value-type="float">
            <text:p>363.7571713744</text:p>
          </table:table-cell>
          <table:table-cell office:value-type="float" office:value="398.0729433474" calcext:value-type="float">
            <text:p>398.0729433474</text:p>
          </table:table-cell>
          <table:table-cell office:value-type="float" office:value="430.3911280133" calcext:value-type="float">
            <text:p>430.3911280133</text:p>
          </table:table-cell>
          <table:table-cell office:value-type="float" office:value="461.023417014" calcext:value-type="float">
            <text:p>461.023417014</text:p>
          </table:table-cell>
          <table:table-cell office:value-type="float" office:value="485.844350673" calcext:value-type="float">
            <text:p>485.844350673</text:p>
          </table:table-cell>
          <table:table-cell office:value-type="float" office:value="510.2783946208" calcext:value-type="float">
            <text:p>510.2783946208</text:p>
          </table:table-cell>
          <table:table-cell office:value-type="float" office:value="532.8747210266" calcext:value-type="float">
            <text:p>532.8747210266</text:p>
          </table:table-cell>
          <table:table-cell office:value-type="float" office:value="554.9169649522" calcext:value-type="float">
            <text:p>554.9169649522</text:p>
          </table:table-cell>
          <table:table-cell office:value-type="float" office:value="576.3408990868" calcext:value-type="float">
            <text:p>576.3408990868</text:p>
          </table:table-cell>
          <table:table-cell office:value-type="float" office:value="597.0372223135" calcext:value-type="float">
            <text:p>597.0372223135</text:p>
          </table:table-cell>
          <table:table-cell office:value-type="float" office:value="616.870860253" calcext:value-type="float">
            <text:p>616.870860253</text:p>
          </table:table-cell>
          <table:table-cell office:value-type="float" office:value="635.6700649159" calcext:value-type="float">
            <text:p>635.6700649159</text:p>
          </table:table-cell>
          <table:table-cell office:value-type="float" office:value="653.1804952945" calcext:value-type="float">
            <text:p>653.1804952945</text:p>
          </table:table-cell>
          <table:table-cell office:value-type="float" office:value="668.9447720268" calcext:value-type="float">
            <text:p>668.9447720268</text:p>
          </table:table-cell>
          <table:table-cell office:value-type="float" office:value="682.0144791631" calcext:value-type="float">
            <text:p>682.0144791631</text:p>
          </table:table-cell>
          <table:table-cell office:value-type="float" office:value="690.3213382379" calcext:value-type="float">
            <text:p>690.3213382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2.2718226452" calcext:value-type="float">
            <text:p>752.2718226452</text:p>
          </table:table-cell>
          <table:table-cell office:value-type="float" office:value="806.2883930089" calcext:value-type="float">
            <text:p>806.2883930089</text:p>
          </table:table-cell>
          <table:table-cell office:value-type="float" office:value="854.8269153836" calcext:value-type="float">
            <text:p>854.8269153836</text:p>
          </table:table-cell>
          <table:table-cell office:value-type="float" office:value="897.6701511482" calcext:value-type="float">
            <text:p>897.6701511482</text:p>
          </table:table-cell>
          <table:table-cell office:value-type="float" office:value="939.4321222877" calcext:value-type="float">
            <text:p>939.4321222877</text:p>
          </table:table-cell>
          <table:table-cell office:value-type="float" office:value="979.6651733953" calcext:value-type="float">
            <text:p>979.6651733953</text:p>
          </table:table-cell>
          <table:table-cell office:value-type="float" office:value="1019.6278434226" calcext:value-type="float">
            <text:p>1019.6278434226</text:p>
          </table:table-cell>
          <table:table-cell office:value-type="float" office:value="1059.4822391575" calcext:value-type="float">
            <text:p>1059.4822391575</text:p>
          </table:table-cell>
          <table:table-cell office:value-type="float" office:value="1099.5815516462" calcext:value-type="float">
            <text:p>1099.5815516462</text:p>
          </table:table-cell>
          <table:table-cell office:value-type="float" office:value="1140.5515035422" calcext:value-type="float">
            <text:p>1140.5515035422</text:p>
          </table:table-cell>
          <table:table-cell office:value-type="float" office:value="1183.3927690409" calcext:value-type="float">
            <text:p>1183.3927690409</text:p>
          </table:table-cell>
          <table:table-cell office:value-type="float" office:value="1229.6291567019" calcext:value-type="float">
            <text:p>1229.6291567019</text:p>
          </table:table-cell>
          <table:table-cell office:value-type="float" office:value="1281.5470575224" calcext:value-type="float">
            <text:p>1281.5470575224</text:p>
          </table:table-cell>
          <table:table-cell office:value-type="float" office:value="1342.6271712054" calcext:value-type="float">
            <text:p>1342.6271712054</text:p>
          </table:table-cell>
          <table:table-cell office:value-type="float" office:value="1418.3941859483" calcext:value-type="float">
            <text:p>1418.3941859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PARIS-UPDAT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RIS ACCORD LIMIT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70.7051774845" calcext:value-type="float">
            <text:p>2470.70517748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714628341" calcext:value-type="float">
            <text:p>39.714628341</text:p>
          </table:table-cell>
          <table:table-cell office:value-type="float" office:value="41.5220114088" calcext:value-type="float">
            <text:p>41.5220114088</text:p>
          </table:table-cell>
          <table:table-cell office:value-type="float" office:value="43.0075142936" calcext:value-type="float">
            <text:p>43.0075142936</text:p>
          </table:table-cell>
          <table:table-cell office:value-type="float" office:value="44.152857247" calcext:value-type="float">
            <text:p>44.152857247</text:p>
          </table:table-cell>
          <table:table-cell office:value-type="float" office:value="46.143494974" calcext:value-type="float">
            <text:p>46.143494974</text:p>
          </table:table-cell>
          <table:table-cell office:value-type="float" office:value="47.9360326491" calcext:value-type="float">
            <text:p>47.9360326491</text:p>
          </table:table-cell>
          <table:table-cell office:value-type="float" office:value="49.5141823596" calcext:value-type="float">
            <text:p>49.5141823596</text:p>
          </table:table-cell>
          <table:table-cell office:value-type="float" office:value="50.8711131928" calcext:value-type="float">
            <text:p>50.8711131928</text:p>
          </table:table-cell>
          <table:table-cell office:value-type="float" office:value="52.0987011264" calcext:value-type="float">
            <text:p>52.0987011264</text:p>
          </table:table-cell>
          <table:table-cell office:value-type="float" office:value="53.1755298016" calcext:value-type="float">
            <text:p>53.1755298016</text:p>
          </table:table-cell>
          <table:table-cell office:value-type="float" office:value="54.0880776709" calcext:value-type="float">
            <text:p>54.0880776709</text:p>
          </table:table-cell>
          <table:table-cell office:value-type="float" office:value="54.8283838015" calcext:value-type="float">
            <text:p>54.8283838015</text:p>
          </table:table-cell>
          <table:table-cell office:value-type="float" office:value="55.3923504811" calcext:value-type="float">
            <text:p>55.3923504811</text:p>
          </table:table-cell>
          <table:table-cell office:value-type="float" office:value="55.7785291711" calcext:value-type="float">
            <text:p>55.7785291711</text:p>
          </table:table-cell>
          <table:table-cell office:value-type="float" office:value="55.9872628984" calcext:value-type="float">
            <text:p>55.9872628984</text:p>
          </table:table-cell>
          <table:table-cell office:value-type="float" office:value="56.0200867791" calcext:value-type="float">
            <text:p>56.0200867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73794309" calcext:value-type="float">
            <text:p>430.73794309</text:p>
          </table:table-cell>
          <table:table-cell office:value-type="float" office:value="445.7251894458" calcext:value-type="float">
            <text:p>445.7251894458</text:p>
          </table:table-cell>
          <table:table-cell office:value-type="float" office:value="461.0910130987" calcext:value-type="float">
            <text:p>461.0910130987</text:p>
          </table:table-cell>
          <table:table-cell office:value-type="float" office:value="476.7515876894" calcext:value-type="float">
            <text:p>476.7515876894</text:p>
          </table:table-cell>
          <table:table-cell office:value-type="float" office:value="493.2718041246" calcext:value-type="float">
            <text:p>493.2718041246</text:p>
          </table:table-cell>
          <table:table-cell office:value-type="float" office:value="510.5383603299" calcext:value-type="float">
            <text:p>510.5383603299</text:p>
          </table:table-cell>
          <table:table-cell office:value-type="float" office:value="528.4772453141" calcext:value-type="float">
            <text:p>528.4772453141</text:p>
          </table:table-cell>
          <table:table-cell office:value-type="float" office:value="547.0179966628" calcext:value-type="float">
            <text:p>547.0179966628</text:p>
          </table:table-cell>
          <table:table-cell office:value-type="float" office:value="566.1404950689" calcext:value-type="float">
            <text:p>566.1404950689</text:p>
          </table:table-cell>
          <table:table-cell office:value-type="float" office:value="585.8060449068" calcext:value-type="float">
            <text:p>585.8060449068</text:p>
          </table:table-cell>
          <table:table-cell office:value-type="float" office:value="605.9661508786" calcext:value-type="float">
            <text:p>605.9661508786</text:p>
          </table:table-cell>
          <table:table-cell office:value-type="float" office:value="626.5660750962" calcext:value-type="float">
            <text:p>626.5660750962</text:p>
          </table:table-cell>
          <table:table-cell office:value-type="float" office:value="647.5466101962" calcext:value-type="float">
            <text:p>647.5466101962</text:p>
          </table:table-cell>
          <table:table-cell office:value-type="float" office:value="668.8450170435" calcext:value-type="float">
            <text:p>668.8450170435</text:p>
          </table:table-cell>
          <table:table-cell office:value-type="float" office:value="690.3954925416" calcext:value-type="float">
            <text:p>690.3954925416</text:p>
          </table:table-cell>
          <table:table-cell office:value-type="float" office:value="712.1293609843" calcext:value-type="float">
            <text:p>712.1293609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7.4718187817" calcext:value-type="float">
            <text:p>917.4718187817</text:p>
          </table:table-cell>
          <table:table-cell office:value-type="float" office:value="949.3946535196" calcext:value-type="float">
            <text:p>949.3946535196</text:p>
          </table:table-cell>
          <table:table-cell office:value-type="float" office:value="982.1238579001" calcext:value-type="float">
            <text:p>982.1238579001</text:p>
          </table:table-cell>
          <table:table-cell office:value-type="float" office:value="1015.4808817785" calcext:value-type="float">
            <text:p>1015.4808817785</text:p>
          </table:table-cell>
          <table:table-cell office:value-type="float" office:value="1050.6689427855" calcext:value-type="float">
            <text:p>1050.6689427855</text:p>
          </table:table-cell>
          <table:table-cell office:value-type="float" office:value="1087.4467075026" calcext:value-type="float">
            <text:p>1087.4467075026</text:p>
          </table:table-cell>
          <table:table-cell office:value-type="float" office:value="1125.6565325189" calcext:value-type="float">
            <text:p>1125.6565325189</text:p>
          </table:table-cell>
          <table:table-cell office:value-type="float" office:value="1165.1483328918" calcext:value-type="float">
            <text:p>1165.1483328918</text:p>
          </table:table-cell>
          <table:table-cell office:value-type="float" office:value="1205.8792544967" calcext:value-type="float">
            <text:p>1205.8792544967</text:p>
          </table:table-cell>
          <table:table-cell office:value-type="float" office:value="1247.7668756514" calcext:value-type="float">
            <text:p>1247.7668756514</text:p>
          </table:table-cell>
          <table:table-cell office:value-type="float" office:value="1290.7079013715" calcext:value-type="float">
            <text:p>1290.7079013715</text:p>
          </table:table-cell>
          <table:table-cell office:value-type="float" office:value="1334.585739955" calcext:value-type="float">
            <text:p>1334.585739955</text:p>
          </table:table-cell>
          <table:table-cell office:value-type="float" office:value="1379.274279718" calcext:value-type="float">
            <text:p>1379.274279718</text:p>
          </table:table-cell>
          <table:table-cell office:value-type="float" office:value="1424.6398863026" calcext:value-type="float">
            <text:p>1424.6398863026</text:p>
          </table:table-cell>
          <table:table-cell office:value-type="float" office:value="1470.5423991136" calcext:value-type="float">
            <text:p>1470.5423991136</text:p>
          </table:table-cell>
          <table:table-cell office:value-type="float" office:value="1516.8355388965" calcext:value-type="float">
            <text:p>1516.8355388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82927696" calcext:value-type="float">
            <text:p>1.4282927696</text:p>
          </table:table-cell>
          <table:table-cell office:value-type="float" office:value="1.5660718515" calcext:value-type="float">
            <text:p>1.5660718515</text:p>
          </table:table-cell>
          <table:table-cell office:value-type="float" office:value="1.6904147286" calcext:value-type="float">
            <text:p>1.6904147286</text:p>
          </table:table-cell>
          <table:table-cell office:value-type="float" office:value="1.8097662384" calcext:value-type="float">
            <text:p>1.8097662384</text:p>
          </table:table-cell>
          <table:table-cell office:value-type="float" office:value="1.9286893091" calcext:value-type="float">
            <text:p>1.9286893091</text:p>
          </table:table-cell>
          <table:table-cell office:value-type="float" office:value="2.0486753816" calcext:value-type="float">
            <text:p>2.0486753816</text:p>
          </table:table-cell>
          <table:table-cell office:value-type="float" office:value="2.1697487809" calcext:value-type="float">
            <text:p>2.1697487809</text:p>
          </table:table-cell>
          <table:table-cell office:value-type="float" office:value="2.291558491" calcext:value-type="float">
            <text:p>2.291558491</text:p>
          </table:table-cell>
          <table:table-cell office:value-type="float" office:value="2.4138419308" calcext:value-type="float">
            <text:p>2.4138419308</text:p>
          </table:table-cell>
          <table:table-cell office:value-type="float" office:value="2.5363208769" calcext:value-type="float">
            <text:p>2.5363208769</text:p>
          </table:table-cell>
          <table:table-cell office:value-type="float" office:value="2.6587044357" calcext:value-type="float">
            <text:p>2.6587044357</text:p>
          </table:table-cell>
          <table:table-cell office:value-type="float" office:value="2.7807025445" calcext:value-type="float">
            <text:p>2.7807025445</text:p>
          </table:table-cell>
          <table:table-cell office:value-type="float" office:value="2.9020352482" calcext:value-type="float">
            <text:p>2.9020352482</text:p>
          </table:table-cell>
          <table:table-cell office:value-type="float" office:value="3.0224373576" calcext:value-type="float">
            <text:p>3.0224373576</text:p>
          </table:table-cell>
          <table:table-cell office:value-type="float" office:value="3.1416599721" calcext:value-type="float">
            <text:p>3.1416599721</text:p>
          </table:table-cell>
          <table:table-cell office:value-type="float" office:value="3.259470142" calcext:value-type="float">
            <text:p>3.259470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247590198" calcext:value-type="float">
            <text:p>3.0247590198</text:p>
          </table:table-cell>
          <table:table-cell office:value-type="float" office:value="3.2536311688" calcext:value-type="float">
            <text:p>3.2536311688</text:p>
          </table:table-cell>
          <table:table-cell office:value-type="float" office:value="3.4775996014" calcext:value-type="float">
            <text:p>3.4775996014</text:p>
          </table:table-cell>
          <table:table-cell office:value-type="float" office:value="3.6958003572" calcext:value-type="float">
            <text:p>3.6958003572</text:p>
          </table:table-cell>
          <table:table-cell office:value-type="float" office:value="3.9149443721" calcext:value-type="float">
            <text:p>3.9149443721</text:p>
          </table:table-cell>
          <table:table-cell office:value-type="float" office:value="4.1355558578" calcext:value-type="float">
            <text:p>4.1355558578</text:p>
          </table:table-cell>
          <table:table-cell office:value-type="float" office:value="4.3563644129" calcext:value-type="float">
            <text:p>4.3563644129</text:p>
          </table:table-cell>
          <table:table-cell office:value-type="float" office:value="4.576287936" calcext:value-type="float">
            <text:p>4.576287936</text:p>
          </table:table-cell>
          <table:table-cell office:value-type="float" office:value="4.7948828942" calcext:value-type="float">
            <text:p>4.7948828942</text:p>
          </table:table-cell>
          <table:table-cell office:value-type="float" office:value="5.0115804164" calcext:value-type="float">
            <text:p>5.0115804164</text:p>
          </table:table-cell>
          <table:table-cell office:value-type="float" office:value="5.2257931773" calcext:value-type="float">
            <text:p>5.2257931773</text:p>
          </table:table-cell>
          <table:table-cell office:value-type="float" office:value="5.4369552426" calcext:value-type="float">
            <text:p>5.4369552426</text:p>
          </table:table-cell>
          <table:table-cell office:value-type="float" office:value="5.6445383503" calcext:value-type="float">
            <text:p>5.6445383503</text:p>
          </table:table-cell>
          <table:table-cell office:value-type="float" office:value="5.8480573286" calcext:value-type="float">
            <text:p>5.8480573286</text:p>
          </table:table-cell>
          <table:table-cell office:value-type="float" office:value="6.04706984" calcext:value-type="float">
            <text:p>6.04706984</text:p>
          </table:table-cell>
          <table:table-cell office:value-type="float" office:value="6.2411731791" calcext:value-type="float">
            <text:p>6.2411731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224614198" calcext:value-type="float">
            <text:p>2.5224614198</text:p>
          </table:table-cell>
          <table:table-cell office:value-type="float" office:value="2.7163836571" calcext:value-type="float">
            <text:p>2.7163836571</text:p>
          </table:table-cell>
          <table:table-cell office:value-type="float" office:value="2.9085490726" calcext:value-type="float">
            <text:p>2.9085490726</text:p>
          </table:table-cell>
          <table:table-cell office:value-type="float" office:value="3.0979208224" calcext:value-type="float">
            <text:p>3.0979208224</text:p>
          </table:table-cell>
          <table:table-cell office:value-type="float" office:value="3.2910609902" calcext:value-type="float">
            <text:p>3.2910609902</text:p>
          </table:table-cell>
          <table:table-cell office:value-type="float" office:value="3.4861325966" calcext:value-type="float">
            <text:p>3.4861325966</text:p>
          </table:table-cell>
          <table:table-cell office:value-type="float" office:value="3.6819330163" calcext:value-type="float">
            <text:p>3.6819330163</text:p>
          </table:table-cell>
          <table:table-cell office:value-type="float" office:value="3.8774385029" calcext:value-type="float">
            <text:p>3.8774385029</text:p>
          </table:table-cell>
          <table:table-cell office:value-type="float" office:value="4.0722557673" calcext:value-type="float">
            <text:p>4.0722557673</text:p>
          </table:table-cell>
          <table:table-cell office:value-type="float" office:value="4.2658591983" calcext:value-type="float">
            <text:p>4.2658591983</text:p>
          </table:table-cell>
          <table:table-cell office:value-type="float" office:value="4.4576987172" calcext:value-type="float">
            <text:p>4.4576987172</text:p>
          </table:table-cell>
          <table:table-cell office:value-type="float" office:value="4.6472404594" calcext:value-type="float">
            <text:p>4.6472404594</text:p>
          </table:table-cell>
          <table:table-cell office:value-type="float" office:value="4.8339837744" calcext:value-type="float">
            <text:p>4.8339837744</text:p>
          </table:table-cell>
          <table:table-cell office:value-type="float" office:value="5.0174672644" calcext:value-type="float">
            <text:p>5.0174672644</text:p>
          </table:table-cell>
          <table:table-cell office:value-type="float" office:value="5.197269061" calcext:value-type="float">
            <text:p>5.197269061</text:p>
          </table:table-cell>
          <table:table-cell office:value-type="float" office:value="5.3730040827" calcext:value-type="float">
            <text:p>5.3730040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13725117" calcext:value-type="float">
            <text:p>0.5513725117</text:p>
          </table:table-cell>
          <table:table-cell office:value-type="float" office:value="0.5632380288" calcext:value-type="float">
            <text:p>0.5632380288</text:p>
          </table:table-cell>
          <table:table-cell office:value-type="float" office:value="0.5721295347" calcext:value-type="float">
            <text:p>0.5721295347</text:p>
          </table:table-cell>
          <table:table-cell office:value-type="float" office:value="0.5781958819" calcext:value-type="float">
            <text:p>0.5781958819</text:p>
          </table:table-cell>
          <table:table-cell office:value-type="float" office:value="0.5837982612" calcext:value-type="float">
            <text:p>0.5837982612</text:p>
          </table:table-cell>
          <table:table-cell office:value-type="float" office:value="0.5888688966" calcext:value-type="float">
            <text:p>0.5888688966</text:p>
          </table:table-cell>
          <table:table-cell office:value-type="float" office:value="0.5933494331" calcext:value-type="float">
            <text:p>0.5933494331</text:p>
          </table:table-cell>
          <table:table-cell office:value-type="float" office:value="0.5971896269" calcext:value-type="float">
            <text:p>0.5971896269</text:p>
          </table:table-cell>
          <table:table-cell office:value-type="float" office:value="0.6003462181" calcext:value-type="float">
            <text:p>0.6003462181</text:p>
          </table:table-cell>
          <table:table-cell office:value-type="float" office:value="0.6027819601" calcext:value-type="float">
            <text:p>0.6027819601</text:p>
          </table:table-cell>
          <table:table-cell office:value-type="float" office:value="0.6044647833" calcext:value-type="float">
            <text:p>0.6044647833</text:p>
          </table:table-cell>
          <table:table-cell office:value-type="float" office:value="0.6053670759" calcext:value-type="float">
            <text:p>0.6053670759</text:p>
          </table:table-cell>
          <table:table-cell office:value-type="float" office:value="0.6054650642" calcext:value-type="float">
            <text:p>0.6054650642</text:p>
          </table:table-cell>
          <table:table-cell office:value-type="float" office:value="0.604738279" calcext:value-type="float">
            <text:p>0.604738279</text:p>
          </table:table-cell>
          <table:table-cell office:value-type="float" office:value="0.6031690964" calcext:value-type="float">
            <text:p>0.6031690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4.0335925988" calcext:value-type="float">
            <text:p>14.0335925988</text:p>
          </table:table-cell>
          <table:table-cell office:value-type="float" office:value="24.0422710544" calcext:value-type="float">
            <text:p>24.0422710544</text:p>
          </table:table-cell>
          <table:table-cell office:value-type="float" office:value="35.1293145254" calcext:value-type="float">
            <text:p>35.1293145254</text:p>
          </table:table-cell>
          <table:table-cell office:value-type="float" office:value="46.8584100841" calcext:value-type="float">
            <text:p>46.8584100841</text:p>
          </table:table-cell>
          <table:table-cell office:value-type="float" office:value="51.5568637263" calcext:value-type="float">
            <text:p>51.5568637263</text:p>
          </table:table-cell>
          <table:table-cell office:value-type="float" office:value="56.0416925122" calcext:value-type="float">
            <text:p>56.0416925122</text:p>
          </table:table-cell>
          <table:table-cell office:value-type="float" office:value="63.0692663749" calcext:value-type="float">
            <text:p>63.0692663749</text:p>
          </table:table-cell>
          <table:table-cell office:value-type="float" office:value="70.3559903817" calcext:value-type="float">
            <text:p>70.3559903817</text:p>
          </table:table-cell>
          <table:table-cell office:value-type="float" office:value="77.8881739158" calcext:value-type="float">
            <text:p>77.8881739158</text:p>
          </table:table-cell>
          <table:table-cell office:value-type="float" office:value="85.653209936" calcext:value-type="float">
            <text:p>85.653209936</text:p>
          </table:table-cell>
          <table:table-cell office:value-type="float" office:value="93.6394249438" calcext:value-type="float">
            <text:p>93.6394249438</text:p>
          </table:table-cell>
          <table:table-cell office:value-type="float" office:value="101.8359579553" calcext:value-type="float">
            <text:p>101.8359579553</text:p>
          </table:table-cell>
          <table:table-cell office:value-type="float" office:value="110.2326615261" calcext:value-type="float">
            <text:p>110.2326615261</text:p>
          </table:table-cell>
          <table:table-cell office:value-type="float" office:value="118.8200198289" calcext:value-type="float">
            <text:p>118.8200198289</text:p>
          </table:table-cell>
          <table:table-cell office:value-type="float" office:value="127.5890801124" calcext:value-type="float">
            <text:p>127.5890801124</text:p>
          </table:table-cell>
          <table:table-cell office:value-type="float" office:value="136.5313948001" calcext:value-type="float">
            <text:p>136.5313948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8.9029604098" calcext:value-type="float">
            <text:p>38.9029604098</text:p>
          </table:table-cell>
          <table:table-cell office:value-type="float" office:value="45.7681887174" calcext:value-type="float">
            <text:p>45.7681887174</text:p>
          </table:table-cell>
          <table:table-cell office:value-type="float" office:value="52.5884124347" calcext:value-type="float">
            <text:p>52.5884124347</text:p>
          </table:table-cell>
          <table:table-cell office:value-type="float" office:value="59.5824573448" calcext:value-type="float">
            <text:p>59.5824573448</text:p>
          </table:table-cell>
          <table:table-cell office:value-type="float" office:value="66.6022987227" calcext:value-type="float">
            <text:p>66.6022987227</text:p>
          </table:table-cell>
          <table:table-cell office:value-type="float" office:value="73.4347568036" calcext:value-type="float">
            <text:p>73.4347568036</text:p>
          </table:table-cell>
          <table:table-cell office:value-type="float" office:value="79.8446222079" calcext:value-type="float">
            <text:p>79.8446222079</text:p>
          </table:table-cell>
          <table:table-cell office:value-type="float" office:value="85.478348209" calcext:value-type="float">
            <text:p>85.478348209</text:p>
          </table:table-cell>
          <table:table-cell office:value-type="float" office:value="89.6116303034" calcext:value-type="float">
            <text:p>89.6116303034</text:p>
          </table:table-cell>
          <table:table-cell office:value-type="float" office:value="92.234267771" calcext:value-type="float">
            <text:p>92.234267771</text:p>
          </table:table-cell>
          <table:table-cell office:value-type="float" office:value="92.8222692267" calcext:value-type="float">
            <text:p>92.8222692267</text:p>
          </table:table-cell>
          <table:table-cell office:value-type="float" office:value="90.7937395845" calcext:value-type="float">
            <text:p>90.7937395845</text:p>
          </table:table-cell>
          <table:table-cell office:value-type="float" office:value="85.50924489" calcext:value-type="float">
            <text:p>85.50924489</text:p>
          </table:table-cell>
          <table:table-cell office:value-type="float" office:value="76.2919645181" calcext:value-type="float">
            <text:p>76.2919645181</text:p>
          </table:table-cell>
          <table:table-cell office:value-type="float" office:value="62.5121000236" calcext:value-type="float">
            <text:p>62.5121000236</text:p>
          </table:table-cell>
          <table:table-cell office:value-type="float" office:value="43.8689814289" calcext:value-type="float">
            <text:p>43.8689814289</text:p>
          </table:table-cell>
          <table:table-cell office:value-type="float" office:value="21.2995952854" calcext:value-type="float">
            <text:p>21.2995952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160.2864333338" calcext:value-type="float">
            <text:p>160.2864333338</text:p>
          </table:table-cell>
          <table:table-cell office:value-type="float" office:value="188.0560637368" calcext:value-type="float">
            <text:p>188.0560637368</text:p>
          </table:table-cell>
          <table:table-cell office:value-type="float" office:value="218.4022294503" calcext:value-type="float">
            <text:p>218.4022294503</text:p>
          </table:table-cell>
          <table:table-cell office:value-type="float" office:value="251.2656075052" calcext:value-type="float">
            <text:p>251.2656075052</text:p>
          </table:table-cell>
          <table:table-cell office:value-type="float" office:value="286.6473018188" calcext:value-type="float">
            <text:p>286.6473018188</text:p>
          </table:table-cell>
          <table:table-cell office:value-type="float" office:value="324.4153019434" calcext:value-type="float">
            <text:p>324.4153019434</text:p>
          </table:table-cell>
          <table:table-cell office:value-type="float" office:value="364.3658991275" calcext:value-type="float">
            <text:p>364.3658991275</text:p>
          </table:table-cell>
          <table:table-cell office:value-type="float" office:value="406.3503850899" calcext:value-type="float">
            <text:p>406.3503850899</text:p>
          </table:table-cell>
          <table:table-cell office:value-type="float" office:value="451.0146873299" calcext:value-type="float">
            <text:p>451.0146873299</text:p>
          </table:table-cell>
          <table:table-cell office:value-type="float" office:value="498.1774241132" calcext:value-type="float">
            <text:p>498.1774241132</text:p>
          </table:table-cell>
          <table:table-cell office:value-type="float" office:value="547.6688690022" calcext:value-type="float">
            <text:p>547.6688690022</text:p>
          </table:table-cell>
          <table:table-cell office:value-type="float" office:value="599.3284070481" calcext:value-type="float">
            <text:p>599.3284070481</text:p>
          </table:table-cell>
          <table:table-cell office:value-type="float" office:value="653.0023121233" calcext:value-type="float">
            <text:p>653.0023121233</text:p>
          </table:table-cell>
          <table:table-cell office:value-type="float" office:value="708.5420020964" calcext:value-type="float">
            <text:p>708.5420020964</text:p>
          </table:table-cell>
          <table:table-cell office:value-type="float" office:value="765.8027882443" calcext:value-type="float">
            <text:p>765.8027882443</text:p>
          </table:table-cell>
          <table:table-cell office:value-type="float" office:value="824.6430754209" calcext:value-type="float">
            <text:p>824.6430754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529757" calcext:value-type="float">
            <text:p>0.0456529757</text:p>
          </table:table-cell>
          <table:table-cell office:value-type="float" office:value="0.0448334582" calcext:value-type="float">
            <text:p>0.0448334582</text:p>
          </table:table-cell>
          <table:table-cell office:value-type="float" office:value="0.0439720757" calcext:value-type="float">
            <text:p>0.0439720757</text:p>
          </table:table-cell>
          <table:table-cell office:value-type="float" office:value="0.0431211541" calcext:value-type="float">
            <text:p>0.0431211541</text:p>
          </table:table-cell>
          <table:table-cell office:value-type="float" office:value="0.042324392" calcext:value-type="float">
            <text:p>0.042324392</text:p>
          </table:table-cell>
          <table:table-cell office:value-type="float" office:value="0.0415985978" calcext:value-type="float">
            <text:p>0.0415985978</text:p>
          </table:table-cell>
          <table:table-cell office:value-type="float" office:value="0.040800362" calcext:value-type="float">
            <text:p>0.040800362</text:p>
          </table:table-cell>
          <table:table-cell office:value-type="float" office:value="0.0392319082" calcext:value-type="float">
            <text:p>0.0392319082</text:p>
          </table:table-cell>
          <table:table-cell office:value-type="float" office:value="0.0387776276" calcext:value-type="float">
            <text:p>0.0387776276</text:p>
          </table:table-cell>
          <table:table-cell office:value-type="float" office:value="0.0382498194" calcext:value-type="float">
            <text:p>0.0382498194</text:p>
          </table:table-cell>
          <table:table-cell office:value-type="float" office:value="0.0376840426" calcext:value-type="float">
            <text:p>0.0376840426</text:p>
          </table:table-cell>
          <table:table-cell office:value-type="float" office:value="0.0371031993" calcext:value-type="float">
            <text:p>0.0371031993</text:p>
          </table:table-cell>
          <table:table-cell office:value-type="float" office:value="0.0365218179" calcext:value-type="float">
            <text:p>0.0365218179</text:p>
          </table:table-cell>
          <table:table-cell office:value-type="float" office:value="0.0359489599" calcext:value-type="float">
            <text:p>0.0359489599</text:p>
          </table:table-cell>
          <table:table-cell office:value-type="float" office:value="0.0353901468" calcext:value-type="float">
            <text:p>0.0353901468</text:p>
          </table:table-cell>
          <table:table-cell office:value-type="float" office:value="0.0348486206" calcext:value-type="float">
            <text:p>0.0348486206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161.457813121" calcext:value-type="float">
            <text:p>161.457813121</text:p>
          </table:table-cell>
          <table:table-cell office:value-type="float" office:value="189.7484727444" calcext:value-type="float">
            <text:p>189.7484727444</text:p>
          </table:table-cell>
          <table:table-cell office:value-type="float" office:value="220.7515912292" calcext:value-type="float">
            <text:p>220.7515912292</text:p>
          </table:table-cell>
          <table:table-cell office:value-type="float" office:value="254.440952011" calcext:value-type="float">
            <text:p>254.440952011</text:p>
          </table:table-cell>
          <table:table-cell office:value-type="float" office:value="290.7636015701" calcext:value-type="float">
            <text:p>290.7636015701</text:p>
          </table:table-cell>
          <table:table-cell office:value-type="float" office:value="329.6700493682" calcext:value-type="float">
            <text:p>329.6700493682</text:p>
          </table:table-cell>
          <table:table-cell office:value-type="float" office:value="371.006462782" calcext:value-type="float">
            <text:p>371.006462782</text:p>
          </table:table-cell>
          <table:table-cell office:value-type="float" office:value="414.6329653889" calcext:value-type="float">
            <text:p>414.6329653889</text:p>
          </table:table-cell>
          <table:table-cell office:value-type="float" office:value="461.238874799" calcext:value-type="float">
            <text:p>461.238874799</text:p>
          </table:table-cell>
          <table:table-cell office:value-type="float" office:value="510.6724142466" calcext:value-type="float">
            <text:p>510.6724142466</text:p>
          </table:table-cell>
          <table:table-cell office:value-type="float" office:value="562.792824333" calcext:value-type="float">
            <text:p>562.792824333</text:p>
          </table:table-cell>
          <table:table-cell office:value-type="float" office:value="617.4674133217" calcext:value-type="float">
            <text:p>617.4674133217</text:p>
          </table:table-cell>
          <table:table-cell office:value-type="float" office:value="674.5689423793" calcext:value-type="float">
            <text:p>674.5689423793</text:p>
          </table:table-cell>
          <table:table-cell office:value-type="float" office:value="733.9734916099" calcext:value-type="float">
            <text:p>733.9734916099</text:p>
          </table:table-cell>
          <table:table-cell office:value-type="float" office:value="795.5588237292" calcext:value-type="float">
            <text:p>795.5588237292</text:p>
          </table:table-cell>
          <table:table-cell office:value-type="float" office:value="859.2032050527" calcext:value-type="float">
            <text:p>859.2032050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3800218462" calcext:value-type="float">
            <text:p>360.3800218462</text:p>
          </table:table-cell>
          <table:table-cell office:value-type="float" office:value="425.8577165817" calcext:value-type="float">
            <text:p>425.8577165817</text:p>
          </table:table-cell>
          <table:table-cell office:value-type="float" office:value="498.4176489343" calcext:value-type="float">
            <text:p>498.4176489343</text:p>
          </table:table-cell>
          <table:table-cell office:value-type="float" office:value="577.9214931701" calcext:value-type="float">
            <text:p>577.9214931701</text:p>
          </table:table-cell>
          <table:table-cell office:value-type="float" office:value="664.0745994265" calcext:value-type="float">
            <text:p>664.0745994265</text:p>
          </table:table-cell>
          <table:table-cell office:value-type="float" office:value="756.6478503233" calcext:value-type="float">
            <text:p>756.6478503233</text:p>
          </table:table-cell>
          <table:table-cell office:value-type="float" office:value="854.6483755246" calcext:value-type="float">
            <text:p>854.6483755246</text:p>
          </table:table-cell>
          <table:table-cell office:value-type="float" office:value="957.2176907912" calcext:value-type="float">
            <text:p>957.2176907912</text:p>
          </table:table-cell>
          <table:table-cell office:value-type="float" office:value="1069.9301818311" calcext:value-type="float">
            <text:p>1069.9301818311</text:p>
          </table:table-cell>
          <table:table-cell office:value-type="float" office:value="1191.9605509633" calcext:value-type="float">
            <text:p>1191.9605509633</text:p>
          </table:table-cell>
          <table:table-cell office:value-type="float" office:value="1322.5961851147" calcext:value-type="float">
            <text:p>1322.5961851147</text:p>
          </table:table-cell>
          <table:table-cell office:value-type="float" office:value="1461.2054866696" calcext:value-type="float">
            <text:p>1461.2054866696</text:p>
          </table:table-cell>
          <table:table-cell office:value-type="float" office:value="1607.2160136476" calcext:value-type="float">
            <text:p>1607.2160136476</text:p>
          </table:table-cell>
          <table:table-cell office:value-type="float" office:value="1760.0988110583" calcext:value-type="float">
            <text:p>1760.0988110583</text:p>
          </table:table-cell>
          <table:table-cell office:value-type="float" office:value="1919.3569915838" calcext:value-type="float">
            <text:p>1919.3569915838</text:p>
          </table:table-cell>
          <table:table-cell office:value-type="float" office:value="2084.5174393084" calcext:value-type="float">
            <text:p>2084.5174393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9421194" calcext:value-type="float">
            <text:p>0.269421194</text:p>
          </table:table-cell>
          <table:table-cell office:value-type="float" office:value="0.2658452285" calcext:value-type="float">
            <text:p>0.2658452285</text:p>
          </table:table-cell>
          <table:table-cell office:value-type="float" office:value="0.2626375571" calcext:value-type="float">
            <text:p>0.2626375571</text:p>
          </table:table-cell>
          <table:table-cell office:value-type="float" office:value="0.2597142496" calcext:value-type="float">
            <text:p>0.2597142496</text:p>
          </table:table-cell>
          <table:table-cell office:value-type="float" office:value="0.256953381" calcext:value-type="float">
            <text:p>0.256953381</text:p>
          </table:table-cell>
          <table:table-cell office:value-type="float" office:value="0.2543323714" calcext:value-type="float">
            <text:p>0.2543323714</text:p>
          </table:table-cell>
          <table:table-cell office:value-type="float" office:value="0.251440289" calcext:value-type="float">
            <text:p>0.251440289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4104083692" calcext:value-type="float">
            <text:p>36.4104083692</text:p>
          </table:table-cell>
          <table:table-cell office:value-type="float" office:value="42.6113834964" calcext:value-type="float">
            <text:p>42.6113834964</text:p>
          </table:table-cell>
          <table:table-cell office:value-type="float" office:value="49.390585174" calcext:value-type="float">
            <text:p>49.390585174</text:p>
          </table:table-cell>
          <table:table-cell office:value-type="float" office:value="56.7221711302" calcext:value-type="float">
            <text:p>56.7221711302</text:p>
          </table:table-cell>
          <table:table-cell office:value-type="float" office:value="64.5635473849" calcext:value-type="float">
            <text:p>64.5635473849</text:p>
          </table:table-cell>
          <table:table-cell office:value-type="float" office:value="72.9036880216" calcext:value-type="float">
            <text:p>72.9036880216</text:p>
          </table:table-cell>
          <table:table-cell office:value-type="float" office:value="81.5710772774" calcext:value-type="float">
            <text:p>81.5710772774</text:p>
          </table:table-cell>
          <table:table-cell office:value-type="float" office:value="90.5112743055" calcext:value-type="float">
            <text:p>90.5112743055</text:p>
          </table:table-cell>
          <table:table-cell office:value-type="float" office:value="100.9405415192" calcext:value-type="float">
            <text:p>100.9405415192</text:p>
          </table:table-cell>
          <table:table-cell office:value-type="float" office:value="112.0354955788" calcext:value-type="float">
            <text:p>112.0354955788</text:p>
          </table:table-cell>
          <table:table-cell office:value-type="float" office:value="123.7510798753" calcext:value-type="float">
            <text:p>123.7510798753</text:p>
          </table:table-cell>
          <table:table-cell office:value-type="float" office:value="136.0451330642" calcext:value-type="float">
            <text:p>136.0451330642</text:p>
          </table:table-cell>
          <table:table-cell office:value-type="float" office:value="148.8777571648" calcext:value-type="float">
            <text:p>148.8777571648</text:p>
          </table:table-cell>
          <table:table-cell office:value-type="float" office:value="162.2107654319" calcext:value-type="float">
            <text:p>162.2107654319</text:p>
          </table:table-cell>
          <table:table-cell office:value-type="float" office:value="176.0072489284" calcext:value-type="float">
            <text:p>176.0072489284</text:p>
          </table:table-cell>
          <table:table-cell office:value-type="float" office:value="190.2312658696" calcext:value-type="float">
            <text:p>190.2312658696</text:p>
          </table:table-cell>
          <table:table-cell office:value-type="float" office:value="204.847642939" calcext:value-type="float">
            <text:p>204.847642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160.3158623479" calcext:value-type="float">
            <text:p>160.3158623479</text:p>
          </table:table-cell>
          <table:table-cell office:value-type="float" office:value="188.1350227944" calcext:value-type="float">
            <text:p>188.1350227944</text:p>
          </table:table-cell>
          <table:table-cell office:value-type="float" office:value="218.5646142044" calcext:value-type="float">
            <text:p>218.5646142044</text:p>
          </table:table-cell>
          <table:table-cell office:value-type="float" office:value="251.5516973824" calcext:value-type="float">
            <text:p>251.5516973824</text:p>
          </table:table-cell>
          <table:table-cell office:value-type="float" office:value="287.0137124391" calcext:value-type="float">
            <text:p>287.0137124391</text:p>
          </table:table-cell>
          <table:table-cell office:value-type="float" office:value="324.8729398657" calcext:value-type="float">
            <text:p>324.8729398657</text:p>
          </table:table-cell>
          <table:table-cell office:value-type="float" office:value="364.9509040226" calcext:value-type="float">
            <text:p>364.9509040226</text:p>
          </table:table-cell>
          <table:table-cell office:value-type="float" office:value="407.0841368145" calcext:value-type="float">
            <text:p>407.0841368145</text:p>
          </table:table-cell>
          <table:table-cell office:value-type="float" office:value="451.9214177394" calcext:value-type="float">
            <text:p>451.9214177394</text:p>
          </table:table-cell>
          <table:table-cell office:value-type="float" office:value="499.2829149227" calcext:value-type="float">
            <text:p>499.2829149227</text:p>
          </table:table-cell>
          <table:table-cell office:value-type="float" office:value="549.0003395523" calcext:value-type="float">
            <text:p>549.0003395523</text:p>
          </table:table-cell>
          <table:table-cell office:value-type="float" office:value="600.9144042532" calcext:value-type="float">
            <text:p>600.9144042532</text:p>
          </table:table-cell>
          <table:table-cell office:value-type="float" office:value="654.8726015885" calcext:value-type="float">
            <text:p>654.8726015885</text:p>
          </table:table-cell>
          <table:table-cell office:value-type="float" office:value="710.7274594763" calcext:value-type="float">
            <text:p>710.7274594763</text:p>
          </table:table-cell>
          <table:table-cell office:value-type="float" office:value="768.3352901075" calcext:value-type="float">
            <text:p>768.3352901075</text:p>
          </table:table-cell>
          <table:table-cell office:value-type="float" office:value="827.5553891051" calcext:value-type="float">
            <text:p>827.5553891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349334673" calcext:value-type="float">
            <text:p>12.7349334673</text:p>
          </table:table-cell>
          <table:table-cell office:value-type="float" office:value="14.461071347" calcext:value-type="float">
            <text:p>14.461071347</text:p>
          </table:table-cell>
          <table:table-cell office:value-type="float" office:value="16.3498041681" calcext:value-type="float">
            <text:p>16.3498041681</text:p>
          </table:table-cell>
          <table:table-cell office:value-type="float" office:value="18.4007151466" calcext:value-type="float">
            <text:p>18.4007151466</text:p>
          </table:table-cell>
          <table:table-cell office:value-type="float" office:value="20.6152907084" calcext:value-type="float">
            <text:p>20.6152907084</text:p>
          </table:table-cell>
          <table:table-cell office:value-type="float" office:value="22.9985578348" calcext:value-type="float">
            <text:p>22.9985578348</text:p>
          </table:table-cell>
          <table:table-cell office:value-type="float" office:value="25.5582496555" calcext:value-type="float">
            <text:p>25.5582496555</text:p>
          </table:table-cell>
          <table:table-cell office:value-type="float" office:value="28.2821147038" calcext:value-type="float">
            <text:p>28.2821147038</text:p>
          </table:table-cell>
          <table:table-cell office:value-type="float" office:value="31.0351588809" calcext:value-type="float">
            <text:p>31.0351588809</text:p>
          </table:table-cell>
          <table:table-cell office:value-type="float" office:value="33.9735671663" calcext:value-type="float">
            <text:p>33.9735671663</text:p>
          </table:table-cell>
          <table:table-cell office:value-type="float" office:value="37.0853246397" calcext:value-type="float">
            <text:p>37.0853246397</text:p>
          </table:table-cell>
          <table:table-cell office:value-type="float" office:value="40.359695094" calcext:value-type="float">
            <text:p>40.359695094</text:p>
          </table:table-cell>
          <table:table-cell office:value-type="float" office:value="43.7867544286" calcext:value-type="float">
            <text:p>43.7867544286</text:p>
          </table:table-cell>
          <table:table-cell office:value-type="float" office:value="47.3570577673" calcext:value-type="float">
            <text:p>47.3570577673</text:p>
          </table:table-cell>
          <table:table-cell office:value-type="float" office:value="51.0614143004" calcext:value-type="float">
            <text:p>51.0614143004</text:p>
          </table:table-cell>
          <table:table-cell office:value-type="float" office:value="54.8907453894" calcext:value-type="float">
            <text:p>54.8907453894</text:p>
          </table:table-cell>
          <table:table-cell office:value-type="float" office:value="58.8360055143" calcext:value-type="float">
            <text:p>58.8360055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7326656783" calcext:value-type="float">
            <text:p>98.7326656783</text:p>
          </table:table-cell>
          <table:table-cell office:value-type="float" office:value="117.6750498375" calcext:value-type="float">
            <text:p>117.6750498375</text:p>
          </table:table-cell>
          <table:table-cell office:value-type="float" office:value="138.6654785628" calcext:value-type="float">
            <text:p>138.6654785628</text:p>
          </table:table-cell>
          <table:table-cell office:value-type="float" office:value="161.6800583202" calcext:value-type="float">
            <text:p>161.6800583202</text:p>
          </table:table-cell>
          <table:table-cell office:value-type="float" office:value="186.7020601203" calcext:value-type="float">
            <text:p>186.7020601203</text:p>
          </table:table-cell>
          <table:table-cell office:value-type="float" office:value="213.7436137972" calcext:value-type="float">
            <text:p>213.7436137972</text:p>
          </table:table-cell>
          <table:table-cell office:value-type="float" office:value="242.844224666" calcext:value-type="float">
            <text:p>242.844224666</text:p>
          </table:table-cell>
          <table:table-cell office:value-type="float" office:value="273.8546248219" calcext:value-type="float">
            <text:p>273.8546248219</text:p>
          </table:table-cell>
          <table:table-cell office:value-type="float" office:value="305.4098435708" calcext:value-type="float">
            <text:p>305.4098435708</text:p>
          </table:table-cell>
          <table:table-cell office:value-type="float" office:value="338.9791917512" calcext:value-type="float">
            <text:p>338.9791917512</text:p>
          </table:table-cell>
          <table:table-cell office:value-type="float" office:value="374.426344238" calcext:value-type="float">
            <text:p>374.426344238</text:p>
          </table:table-cell>
          <table:table-cell office:value-type="float" office:value="411.623735938" calcext:value-type="float">
            <text:p>411.623735938</text:p>
          </table:table-cell>
          <table:table-cell office:value-type="float" office:value="450.4506498833" calcext:value-type="float">
            <text:p>450.4506498833</text:p>
          </table:table-cell>
          <table:table-cell office:value-type="float" office:value="490.7915466914" calcext:value-type="float">
            <text:p>490.7915466914</text:p>
          </table:table-cell>
          <table:table-cell office:value-type="float" office:value="532.534753168" calcext:value-type="float">
            <text:p>532.534753168</text:p>
          </table:table-cell>
          <table:table-cell office:value-type="float" office:value="575.5715223747" calcext:value-type="float">
            <text:p>575.5715223747</text:p>
          </table:table-cell>
          <table:table-cell office:value-type="float" office:value="619.795432482" calcext:value-type="float">
            <text:p>619.795432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0727502" calcext:value-type="float">
            <text:p>0.0070727502</text:p>
          </table:table-cell>
          <table:table-cell office:value-type="float" office:value="0.0085030985" calcext:value-type="float">
            <text:p>0.0085030985</text:p>
          </table:table-cell>
          <table:table-cell office:value-type="float" office:value="0.0099069593" calcext:value-type="float">
            <text:p>0.0099069593</text:p>
          </table:table-cell>
          <table:table-cell office:value-type="float" office:value="0.0113553051" calcext:value-type="float">
            <text:p>0.0113553051</text:p>
          </table:table-cell>
          <table:table-cell office:value-type="float" office:value="0.0128966938" calcext:value-type="float">
            <text:p>0.0128966938</text:p>
          </table:table-cell>
          <table:table-cell office:value-type="float" office:value="0.0145512445" calcext:value-type="float">
            <text:p>0.0145512445</text:p>
          </table:table-cell>
          <table:table-cell office:value-type="float" office:value="0.0163219765" calcext:value-type="float">
            <text:p>0.0163219765</text:p>
          </table:table-cell>
          <table:table-cell office:value-type="float" office:value="0.0182060502" calcext:value-type="float">
            <text:p>0.0182060502</text:p>
          </table:table-cell>
          <table:table-cell office:value-type="float" office:value="0.0202009361" calcext:value-type="float">
            <text:p>0.0202009361</text:p>
          </table:table-cell>
          <table:table-cell office:value-type="float" office:value="0.0223029461" calcext:value-type="float">
            <text:p>0.0223029461</text:p>
          </table:table-cell>
          <table:table-cell office:value-type="float" office:value="0.0245072151" calcext:value-type="float">
            <text:p>0.0245072151</text:p>
          </table:table-cell>
          <table:table-cell office:value-type="float" office:value="0.0268079071" calcext:value-type="float">
            <text:p>0.0268079071</text:p>
          </table:table-cell>
          <table:table-cell office:value-type="float" office:value="0.0291984104" calcext:value-type="float">
            <text:p>0.0291984104</text:p>
          </table:table-cell>
          <table:table-cell office:value-type="float" office:value="0.0316714873" calcext:value-type="float">
            <text:p>0.0316714873</text:p>
          </table:table-cell>
          <table:table-cell office:value-type="float" office:value="0.0342193849" calcext:value-type="float">
            <text:p>0.0342193849</text:p>
          </table:table-cell>
          <table:table-cell office:value-type="float" office:value="0.0368339128" calcext:value-type="float">
            <text:p>0.0368339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1.1419507731" calcext:value-type="float">
            <text:p>1.1419507731</text:p>
          </table:table-cell>
          <table:table-cell office:value-type="float" office:value="1.6134499501" calcext:value-type="float">
            <text:p>1.6134499501</text:p>
          </table:table-cell>
          <table:table-cell office:value-type="float" office:value="2.1869770247" calcext:value-type="float">
            <text:p>2.1869770247</text:p>
          </table:table-cell>
          <table:table-cell office:value-type="float" office:value="2.8892546286" calcext:value-type="float">
            <text:p>2.8892546286</text:p>
          </table:table-cell>
          <table:table-cell office:value-type="float" office:value="3.749889131" calcext:value-type="float">
            <text:p>3.749889131</text:p>
          </table:table-cell>
          <table:table-cell office:value-type="float" office:value="4.7971095025" calcext:value-type="float">
            <text:p>4.7971095025</text:p>
          </table:table-cell>
          <table:table-cell office:value-type="float" office:value="6.0555587594" calcext:value-type="float">
            <text:p>6.0555587594</text:p>
          </table:table-cell>
          <table:table-cell office:value-type="float" office:value="7.5488285744" calcext:value-type="float">
            <text:p>7.5488285744</text:p>
          </table:table-cell>
          <table:table-cell office:value-type="float" office:value="9.3174570596" calcext:value-type="float">
            <text:p>9.3174570596</text:p>
          </table:table-cell>
          <table:table-cell office:value-type="float" office:value="11.3894993239" calcext:value-type="float">
            <text:p>11.3894993239</text:p>
          </table:table-cell>
          <table:table-cell office:value-type="float" office:value="13.7924847806" calcext:value-type="float">
            <text:p>13.7924847806</text:p>
          </table:table-cell>
          <table:table-cell office:value-type="float" office:value="16.5530090684" calcext:value-type="float">
            <text:p>16.5530090684</text:p>
          </table:table-cell>
          <table:table-cell office:value-type="float" office:value="19.6963407908" calcext:value-type="float">
            <text:p>19.6963407908</text:p>
          </table:table-cell>
          <table:table-cell office:value-type="float" office:value="23.2460321336" calcext:value-type="float">
            <text:p>23.2460321336</text:p>
          </table:table-cell>
          <table:table-cell office:value-type="float" office:value="27.2235336217" calcext:value-type="float">
            <text:p>27.2235336217</text:p>
          </table:table-cell>
          <table:table-cell office:value-type="float" office:value="31.6478159476" calcext:value-type="float">
            <text:p>31.6478159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294290141" calcext:value-type="float">
            <text:p>0.0294290141</text:p>
          </table:table-cell>
          <table:table-cell office:value-type="float" office:value="0.0789590576" calcext:value-type="float">
            <text:p>0.0789590576</text:p>
          </table:table-cell>
          <table:table-cell office:value-type="float" office:value="0.1623847541" calcext:value-type="float">
            <text:p>0.1623847541</text:p>
          </table:table-cell>
          <table:table-cell office:value-type="float" office:value="0.2860898771" calcext:value-type="float">
            <text:p>0.2860898771</text:p>
          </table:table-cell>
          <table:table-cell office:value-type="float" office:value="0.3664106203" calcext:value-type="float">
            <text:p>0.3664106203</text:p>
          </table:table-cell>
          <table:table-cell office:value-type="float" office:value="0.4576379223" calcext:value-type="float">
            <text:p>0.4576379223</text:p>
          </table:table-cell>
          <table:table-cell office:value-type="float" office:value="0.5850048951" calcext:value-type="float">
            <text:p>0.5850048951</text:p>
          </table:table-cell>
          <table:table-cell office:value-type="float" office:value="0.7337517245" calcext:value-type="float">
            <text:p>0.7337517245</text:p>
          </table:table-cell>
          <table:table-cell office:value-type="float" office:value="0.9067304094" calcext:value-type="float">
            <text:p>0.9067304094</text:p>
          </table:table-cell>
          <table:table-cell office:value-type="float" office:value="1.1054908094" calcext:value-type="float">
            <text:p>1.1054908094</text:p>
          </table:table-cell>
          <table:table-cell office:value-type="float" office:value="1.3314705501" calcext:value-type="float">
            <text:p>1.3314705501</text:p>
          </table:table-cell>
          <table:table-cell office:value-type="float" office:value="1.5859972051" calcext:value-type="float">
            <text:p>1.5859972051</text:p>
          </table:table-cell>
          <table:table-cell office:value-type="float" office:value="1.8702894651" calcext:value-type="float">
            <text:p>1.8702894651</text:p>
          </table:table-cell>
          <table:table-cell office:value-type="float" office:value="2.1854573799" calcext:value-type="float">
            <text:p>2.1854573799</text:p>
          </table:table-cell>
          <table:table-cell office:value-type="float" office:value="2.5325018632" calcext:value-type="float">
            <text:p>2.5325018632</text:p>
          </table:table-cell>
          <table:table-cell office:value-type="float" office:value="2.9123136842" calcext:value-type="float">
            <text:p>2.91231368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1836027" calcext:value-type="float">
            <text:p>0.0001836027</text:p>
          </table:table-cell>
          <table:table-cell office:value-type="float" office:value="0.0004198698" calcext:value-type="float">
            <text:p>0.0004198698</text:p>
          </table:table-cell>
          <table:table-cell office:value-type="float" office:value="0.0007435123" calcext:value-type="float">
            <text:p>0.0007435123</text:p>
          </table:table-cell>
          <table:table-cell office:value-type="float" office:value="0.0011385954" calcext:value-type="float">
            <text:p>0.0011385954</text:p>
          </table:table-cell>
          <table:table-cell office:value-type="float" office:value="0.0012782629" calcext:value-type="float">
            <text:p>0.0012782629</text:p>
          </table:table-cell>
          <table:table-cell office:value-type="float" office:value="0.0014106546" calcext:value-type="float">
            <text:p>0.0014106546</text:p>
          </table:table-cell>
          <table:table-cell office:value-type="float" office:value="0.0016055424" calcext:value-type="float">
            <text:p>0.0016055424</text:p>
          </table:table-cell>
          <table:table-cell office:value-type="float" office:value="0.0018057119" calcext:value-type="float">
            <text:p>0.0018057119</text:p>
          </table:table-cell>
          <table:table-cell office:value-type="float" office:value="0.0020104232" calcext:value-type="float">
            <text:p>0.0020104232</text:p>
          </table:table-cell>
          <table:table-cell office:value-type="float" office:value="0.0022190705" calcext:value-type="float">
            <text:p>0.0022190705</text:p>
          </table:table-cell>
          <table:table-cell office:value-type="float" office:value="0.0024311598" calcext:value-type="float">
            <text:p>0.0024311598</text:p>
          </table:table-cell>
          <table:table-cell office:value-type="float" office:value="0.0026462907" calcext:value-type="float">
            <text:p>0.0026462907</text:p>
          </table:table-cell>
          <table:table-cell office:value-type="float" office:value="0.0028641391" calcext:value-type="float">
            <text:p>0.0028641391</text:p>
          </table:table-cell>
          <table:table-cell office:value-type="float" office:value="0.0030844429" calcext:value-type="float">
            <text:p>0.0030844429</text:p>
          </table:table-cell>
          <table:table-cell office:value-type="float" office:value="0.0033069896" calcext:value-type="float">
            <text:p>0.0033069896</text:p>
          </table:table-cell>
          <table:table-cell office:value-type="float" office:value="0.0035316051" calcext:value-type="float">
            <text:p>0.0035316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44.546728341" calcext:value-type="float">
            <text:p>44.546728341</text:p>
          </table:table-cell>
          <table:table-cell office:value-type="float" office:value="45.6797414088" calcext:value-type="float">
            <text:p>45.6797414088</text:p>
          </table:table-cell>
          <table:table-cell office:value-type="float" office:value="46.5774272936" calcext:value-type="float">
            <text:p>46.5774272936</text:p>
          </table:table-cell>
          <table:table-cell office:value-type="float" office:value="47.210939347" calcext:value-type="float">
            <text:p>47.210939347</text:p>
          </table:table-cell>
          <table:table-cell office:value-type="float" office:value="48.826091044" calcext:value-type="float">
            <text:p>48.826091044</text:p>
          </table:table-cell>
          <table:table-cell office:value-type="float" office:value="50.2876590741" calcext:value-type="float">
            <text:p>50.2876590741</text:p>
          </table:table-cell>
          <table:table-cell office:value-type="float" office:value="51.5742071079" calcext:value-type="float">
            <text:p>51.5742071079</text:p>
          </table:table-cell>
          <table:table-cell office:value-type="float" office:value="52.6743403355" calcext:value-type="float">
            <text:p>52.6743403355</text:p>
          </table:table-cell>
          <table:table-cell office:value-type="float" office:value="53.6758899371" calcext:value-type="float">
            <text:p>53.6758899371</text:p>
          </table:table-cell>
          <table:table-cell office:value-type="float" office:value="54.5538556753" calcext:value-type="float">
            <text:p>54.5538556753</text:p>
          </table:table-cell>
          <table:table-cell office:value-type="float" office:value="55.2915413069" calcext:value-type="float">
            <text:p>55.2915413069</text:p>
          </table:table-cell>
          <table:table-cell office:value-type="float" office:value="55.8781743886" calcext:value-type="float">
            <text:p>55.8781743886</text:p>
          </table:table-cell>
          <table:table-cell office:value-type="float" office:value="56.3071679927" calcext:value-type="float">
            <text:p>56.3071679927</text:p>
          </table:table-cell>
          <table:table-cell office:value-type="float" office:value="56.5748703164" calcext:value-type="float">
            <text:p>56.5748703164</text:p>
          </table:table-cell>
          <table:table-cell office:value-type="float" office:value="56.6796747756" calcext:value-type="float">
            <text:p>56.6796747756</text:p>
          </table:table-cell>
          <table:table-cell office:value-type="float" office:value="56.6213918304" calcext:value-type="float">
            <text:p>56.6213918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53.925415841" calcext:value-type="float">
            <text:p>53.925415841</text:p>
          </table:table-cell>
          <table:table-cell office:value-type="float" office:value="54.9474164088" calcext:value-type="float">
            <text:p>54.9474164088</text:p>
          </table:table-cell>
          <table:table-cell office:value-type="float" office:value="55.7063897936" calcext:value-type="float">
            <text:p>55.7063897936</text:p>
          </table:table-cell>
          <table:table-cell office:value-type="float" office:value="56.173489347" calcext:value-type="float">
            <text:p>56.173489347</text:p>
          </table:table-cell>
          <table:table-cell office:value-type="float" office:value="57.828353544" calcext:value-type="float">
            <text:p>57.828353544</text:p>
          </table:table-cell>
          <table:table-cell office:value-type="float" office:value="59.3157840741" calcext:value-type="float">
            <text:p>59.3157840741</text:p>
          </table:table-cell>
          <table:table-cell office:value-type="float" office:value="60.6143446079" calcext:value-type="float">
            <text:p>60.6143446079</text:p>
          </table:table-cell>
          <table:table-cell office:value-type="float" office:value="61.7126403355" calcext:value-type="float">
            <text:p>61.7126403355</text:p>
          </table:table-cell>
          <table:table-cell office:value-type="float" office:value="62.6985024371" calcext:value-type="float">
            <text:p>62.6985024371</text:p>
          </table:table-cell>
          <table:table-cell office:value-type="float" office:value="63.5469306753" calcext:value-type="float">
            <text:p>63.5469306753</text:p>
          </table:table-cell>
          <table:table-cell office:value-type="float" office:value="64.2412288069" calcext:value-type="float">
            <text:p>64.2412288069</text:p>
          </table:table-cell>
          <table:table-cell office:value-type="float" office:value="64.7706243886" calcext:value-type="float">
            <text:p>64.7706243886</text:p>
          </table:table-cell>
          <table:table-cell office:value-type="float" office:value="65.1285304927" calcext:value-type="float">
            <text:p>65.1285304927</text:p>
          </table:table-cell>
          <table:table-cell office:value-type="float" office:value="65.3112953164" calcext:value-type="float">
            <text:p>65.3112953164</text:p>
          </table:table-cell>
          <table:table-cell office:value-type="float" office:value="65.3173122756" calcext:value-type="float">
            <text:p>65.3173122756</text:p>
          </table:table-cell>
          <table:table-cell office:value-type="float" office:value="65.1463918304" calcext:value-type="float">
            <text:p>65.1463918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39.714628341" calcext:value-type="float">
            <text:p>39.714628341</text:p>
          </table:table-cell>
          <table:table-cell office:value-type="float" office:value="41.5220114088" calcext:value-type="float">
            <text:p>41.5220114088</text:p>
          </table:table-cell>
          <table:table-cell office:value-type="float" office:value="43.0075142936" calcext:value-type="float">
            <text:p>43.0075142936</text:p>
          </table:table-cell>
          <table:table-cell office:value-type="float" office:value="44.152857247" calcext:value-type="float">
            <text:p>44.152857247</text:p>
          </table:table-cell>
          <table:table-cell office:value-type="float" office:value="46.143494974" calcext:value-type="float">
            <text:p>46.143494974</text:p>
          </table:table-cell>
          <table:table-cell office:value-type="float" office:value="47.9360326491" calcext:value-type="float">
            <text:p>47.9360326491</text:p>
          </table:table-cell>
          <table:table-cell office:value-type="float" office:value="49.5141823596" calcext:value-type="float">
            <text:p>49.5141823596</text:p>
          </table:table-cell>
          <table:table-cell office:value-type="float" office:value="50.8711131928" calcext:value-type="float">
            <text:p>50.8711131928</text:p>
          </table:table-cell>
          <table:table-cell office:value-type="float" office:value="52.0987011264" calcext:value-type="float">
            <text:p>52.0987011264</text:p>
          </table:table-cell>
          <table:table-cell office:value-type="float" office:value="53.1755298016" calcext:value-type="float">
            <text:p>53.1755298016</text:p>
          </table:table-cell>
          <table:table-cell office:value-type="float" office:value="54.0880776709" calcext:value-type="float">
            <text:p>54.0880776709</text:p>
          </table:table-cell>
          <table:table-cell office:value-type="float" office:value="54.8283838015" calcext:value-type="float">
            <text:p>54.8283838015</text:p>
          </table:table-cell>
          <table:table-cell office:value-type="float" office:value="55.3923504811" calcext:value-type="float">
            <text:p>55.3923504811</text:p>
          </table:table-cell>
          <table:table-cell office:value-type="float" office:value="55.7785291711" calcext:value-type="float">
            <text:p>55.7785291711</text:p>
          </table:table-cell>
          <table:table-cell office:value-type="float" office:value="55.9872628984" calcext:value-type="float">
            <text:p>55.9872628984</text:p>
          </table:table-cell>
          <table:table-cell office:value-type="float" office:value="56.0200867791" calcext:value-type="float">
            <text:p>56.0200867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3.2352435249" calcext:value-type="float">
            <text:p>753.2352435249</text:p>
          </table:table-cell>
          <table:table-cell office:value-type="float" office:value="815.5371276067" calcext:value-type="float">
            <text:p>815.5371276067</text:p>
          </table:table-cell>
          <table:table-cell office:value-type="float" office:value="879.0633514114" calcext:value-type="float">
            <text:p>879.0633514114</text:p>
          </table:table-cell>
          <table:table-cell office:value-type="float" office:value="943.4536123866" calcext:value-type="float">
            <text:p>943.4536123866</text:p>
          </table:table-cell>
          <table:table-cell office:value-type="float" office:value="1010.0467534722" calcext:value-type="float">
            <text:p>1010.0467534722</text:p>
          </table:table-cell>
          <table:table-cell office:value-type="float" office:value="1078.6333043098" calcext:value-type="float">
            <text:p>1078.6333043098</text:p>
          </table:table-cell>
          <table:table-cell office:value-type="float" office:value="1148.9745578667" calcext:value-type="float">
            <text:p>1148.9745578667</text:p>
          </table:table-cell>
          <table:table-cell office:value-type="float" office:value="1220.8162659074" calcext:value-type="float">
            <text:p>1220.8162659074</text:p>
          </table:table-cell>
          <table:table-cell office:value-type="float" office:value="1294.0239717682" calcext:value-type="float">
            <text:p>1294.0239717682</text:p>
          </table:table-cell>
          <table:table-cell office:value-type="float" office:value="1368.4291213526" calcext:value-type="float">
            <text:p>1368.4291213526</text:p>
          </table:table-cell>
          <table:table-cell office:value-type="float" office:value="1443.8403888197" calcext:value-type="float">
            <text:p>1443.8403888197</text:p>
          </table:table-cell>
          <table:table-cell office:value-type="float" office:value="1520.0517559618" calcext:value-type="float">
            <text:p>1520.0517559618</text:p>
          </table:table-cell>
          <table:table-cell office:value-type="float" office:value="1596.8482207637" calcext:value-type="float">
            <text:p>1596.8482207637</text:p>
          </table:table-cell>
          <table:table-cell office:value-type="float" office:value="1674.0098005733" calcext:value-type="float">
            <text:p>1674.0098005733</text:p>
          </table:table-cell>
          <table:table-cell office:value-type="float" office:value="1751.3143215439" calcext:value-type="float">
            <text:p>1751.31432154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17.3122354985" calcext:value-type="float">
            <text:p>317.3122354985</text:p>
          </table:table-cell>
          <table:table-cell office:value-type="float" office:value="587.9613152712" calcext:value-type="float">
            <text:p>587.9613152712</text:p>
          </table:table-cell>
          <table:table-cell office:value-type="float" office:value="863.4573706999" calcext:value-type="float">
            <text:p>863.4573706999</text:p>
          </table:table-cell>
          <table:table-cell office:value-type="float" office:value="1142.4564192212" calcext:value-type="float">
            <text:p>1142.4564192212</text:p>
          </table:table-cell>
          <table:table-cell office:value-type="float" office:value="1424.9787301532" calcext:value-type="float">
            <text:p>1424.9787301532</text:p>
          </table:table-cell>
          <table:table-cell office:value-type="float" office:value="1715.6079284033" calcext:value-type="float">
            <text:p>1715.6079284033</text:p>
          </table:table-cell>
          <table:table-cell office:value-type="float" office:value="2013.4854093076" calcext:value-type="float">
            <text:p>2013.4854093076</text:p>
          </table:table-cell>
          <table:table-cell office:value-type="float" office:value="2317.6554280747" calcext:value-type="float">
            <text:p>2317.6554280747</text:p>
          </table:table-cell>
          <table:table-cell office:value-type="float" office:value="2627.2044918537" calcext:value-type="float">
            <text:p>2627.2044918537</text:p>
          </table:table-cell>
          <table:table-cell office:value-type="float" office:value="2941.5454322776" calcext:value-type="float">
            <text:p>2941.5454322776</text:p>
          </table:table-cell>
          <table:table-cell office:value-type="float" office:value="3259.9743837856" calcext:value-type="float">
            <text:p>3259.9743837856</text:p>
          </table:table-cell>
          <table:table-cell office:value-type="float" office:value="3581.7099234017" calcext:value-type="float">
            <text:p>3581.7099234017</text:p>
          </table:table-cell>
          <table:table-cell office:value-type="float" office:value="3905.9209514487" calcext:value-type="float">
            <text:p>3905.9209514487</text:p>
          </table:table-cell>
          <table:table-cell office:value-type="float" office:value="4231.7463687361" calcext:value-type="float">
            <text:p>4231.7463687361</text:p>
          </table:table-cell>
          <table:table-cell office:value-type="float" office:value="4558.3088622775" calcext:value-type="float">
            <text:p>4558.3088622775</text:p>
          </table:table-cell>
          <table:table-cell office:value-type="float" office:value="4884.7245032104" calcext:value-type="float">
            <text:p>4884.7245032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57862356" calcext:value-type="float">
            <text:p>0.4757862356</text:p>
          </table:table-cell>
          <table:table-cell office:value-type="float" office:value="0.4797898821" calcext:value-type="float">
            <text:p>0.4797898821</text:p>
          </table:table-cell>
          <table:table-cell office:value-type="float" office:value="0.4832690502" calcext:value-type="float">
            <text:p>0.4832690502</text:p>
          </table:table-cell>
          <table:table-cell office:value-type="float" office:value="0.4862913193" calcext:value-type="float">
            <text:p>0.4862913193</text:p>
          </table:table-cell>
          <table:table-cell office:value-type="float" office:value="0.4903992436" calcext:value-type="float">
            <text:p>0.4903992436</text:p>
          </table:table-cell>
          <table:table-cell office:value-type="float" office:value="0.494478796" calcext:value-type="float">
            <text:p>0.494478796</text:p>
          </table:table-cell>
          <table:table-cell office:value-type="float" office:value="0.4984608999" calcext:value-type="float">
            <text:p>0.4984608999</text:p>
          </table:table-cell>
          <table:table-cell office:value-type="float" office:value="0.5023160208" calcext:value-type="float">
            <text:p>0.5023160208</text:p>
          </table:table-cell>
          <table:table-cell office:value-type="float" office:value="0.5061197714" calcext:value-type="float">
            <text:p>0.5061197714</text:p>
          </table:table-cell>
          <table:table-cell office:value-type="float" office:value="0.5098567607" calcext:value-type="float">
            <text:p>0.5098567607</text:p>
          </table:table-cell>
          <table:table-cell office:value-type="float" office:value="0.5135142809" calcext:value-type="float">
            <text:p>0.5135142809</text:p>
          </table:table-cell>
          <table:table-cell office:value-type="float" office:value="0.5170832874" calcext:value-type="float">
            <text:p>0.5170832874</text:p>
          </table:table-cell>
          <table:table-cell office:value-type="float" office:value="0.5205574556" calcext:value-type="float">
            <text:p>0.5205574556</text:p>
          </table:table-cell>
          <table:table-cell office:value-type="float" office:value="0.5239319994" calcext:value-type="float">
            <text:p>0.5239319994</text:p>
          </table:table-cell>
          <table:table-cell office:value-type="float" office:value="0.5272026445" calcext:value-type="float">
            <text:p>0.5272026445</text:p>
          </table:table-cell>
          <table:table-cell office:value-type="float" office:value="0.5303648364" calcext:value-type="float">
            <text:p>0.53036483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25256428" calcext:value-type="float">
            <text:p>0.525256428</text:p>
          </table:table-cell>
          <table:table-cell office:value-type="float" office:value="0.5253403711" calcext:value-type="float">
            <text:p>0.5253403711</text:p>
          </table:table-cell>
          <table:table-cell office:value-type="float" office:value="0.5253376759" calcext:value-type="float">
            <text:p>0.5253376759</text:p>
          </table:table-cell>
          <table:table-cell office:value-type="float" office:value="0.5252737522" calcext:value-type="float">
            <text:p>0.5252737522</text:p>
          </table:table-cell>
          <table:table-cell office:value-type="float" office:value="0.5296799405" calcext:value-type="float">
            <text:p>0.5296799405</text:p>
          </table:table-cell>
          <table:table-cell office:value-type="float" office:value="0.53367643" calcext:value-type="float">
            <text:p>0.53367643</text:p>
          </table:table-cell>
          <table:table-cell office:value-type="float" office:value="0.5372864411" calcext:value-type="float">
            <text:p>0.5372864411</text:p>
          </table:table-cell>
          <table:table-cell office:value-type="float" office:value="0.5405815086" calcext:value-type="float">
            <text:p>0.5405815086</text:p>
          </table:table-cell>
          <table:table-cell office:value-type="float" office:value="0.5438076153" calcext:value-type="float">
            <text:p>0.5438076153</text:p>
          </table:table-cell>
          <table:table-cell office:value-type="float" office:value="0.5469518348" calcext:value-type="float">
            <text:p>0.5469518348</text:p>
          </table:table-cell>
          <table:table-cell office:value-type="float" office:value="0.5500066986" calcext:value-type="float">
            <text:p>0.5500066986</text:p>
          </table:table-cell>
          <table:table-cell office:value-type="float" office:value="0.5529699578" calcext:value-type="float">
            <text:p>0.5529699578</text:p>
          </table:table-cell>
          <table:table-cell office:value-type="float" office:value="0.5558418173" calcext:value-type="float">
            <text:p>0.5558418173</text:p>
          </table:table-cell>
          <table:table-cell office:value-type="float" office:value="0.5586227695" calcext:value-type="float">
            <text:p>0.5586227695</text:p>
          </table:table-cell>
          <table:table-cell office:value-type="float" office:value="0.5613122198" calcext:value-type="float">
            <text:p>0.5613122198</text:p>
          </table:table-cell>
          <table:table-cell office:value-type="float" office:value="0.5639077008" calcext:value-type="float">
            <text:p>0.5639077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2902733267" calcext:value-type="float">
            <text:p>163.2902733267</text:p>
          </table:table-cell>
          <table:table-cell office:value-type="float" office:value="176.823296321" calcext:value-type="float">
            <text:p>176.823296321</text:p>
          </table:table-cell>
          <table:table-cell office:value-type="float" office:value="190.6223383003" calcext:value-type="float">
            <text:p>190.6223383003</text:p>
          </table:table-cell>
          <table:table-cell office:value-type="float" office:value="204.6091266064" calcext:value-type="float">
            <text:p>204.6091266064</text:p>
          </table:table-cell>
          <table:table-cell office:value-type="float" office:value="219.0745097714" calcext:value-type="float">
            <text:p>219.0745097714</text:p>
          </table:table-cell>
          <table:table-cell office:value-type="float" office:value="233.9729834237" calcext:value-type="float">
            <text:p>233.9729834237</text:p>
          </table:table-cell>
          <table:table-cell office:value-type="float" office:value="249.2526917962" calcext:value-type="float">
            <text:p>249.2526917962</text:p>
          </table:table-cell>
          <table:table-cell office:value-type="float" office:value="264.8584027292" calcext:value-type="float">
            <text:p>264.8584027292</text:p>
          </table:table-cell>
          <table:table-cell office:value-type="float" office:value="280.7609072415" calcext:value-type="float">
            <text:p>280.7609072415</text:p>
          </table:table-cell>
          <table:table-cell office:value-type="float" office:value="296.9235888865" calcext:value-type="float">
            <text:p>296.9235888865</text:p>
          </table:table-cell>
          <table:table-cell office:value-type="float" office:value="313.3048841469" calcext:value-type="float">
            <text:p>313.3048841469</text:p>
          </table:table-cell>
          <table:table-cell office:value-type="float" office:value="329.8600375859" calcext:value-type="float">
            <text:p>329.8600375859</text:p>
          </table:table-cell>
          <table:table-cell office:value-type="float" office:value="346.5423419584" calcext:value-type="float">
            <text:p>346.5423419584</text:p>
          </table:table-cell>
          <table:table-cell office:value-type="float" office:value="363.3040078429" calcext:value-type="float">
            <text:p>363.3040078429</text:p>
          </table:table-cell>
          <table:table-cell office:value-type="float" office:value="380.0967696027" calcext:value-type="float">
            <text:p>380.0967696027</text:p>
          </table:table-cell>
          <table:table-cell office:value-type="float" office:value="396.8723052312" calcext:value-type="float">
            <text:p>396.8723052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6213517927" calcext:value-type="float">
            <text:p>113.6213517927</text:p>
          </table:table-cell>
          <table:table-cell office:value-type="float" office:value="124.932664849" calcext:value-type="float">
            <text:p>124.932664849</text:p>
          </table:table-cell>
          <table:table-cell office:value-type="float" office:value="136.5563847456" calcext:value-type="float">
            <text:p>136.5563847456</text:p>
          </table:table-cell>
          <table:table-cell office:value-type="float" office:value="148.4165788075" calcext:value-type="float">
            <text:p>148.4165788075</text:p>
          </table:table-cell>
          <table:table-cell office:value-type="float" office:value="160.8119821309" calcext:value-type="float">
            <text:p>160.8119821309</text:p>
          </table:table-cell>
          <table:table-cell office:value-type="float" office:value="173.7006454835" calcext:value-type="float">
            <text:p>173.7006454835</text:p>
          </table:table-cell>
          <table:table-cell office:value-type="float" office:value="187.0341305805" calcext:value-type="float">
            <text:p>187.0341305805</text:p>
          </table:table-cell>
          <table:table-cell office:value-type="float" office:value="200.7601246117" calcext:value-type="float">
            <text:p>200.7601246117</text:p>
          </table:table-cell>
          <table:table-cell office:value-type="float" office:value="214.8522265979" calcext:value-type="float">
            <text:p>214.8522265979</text:p>
          </table:table-cell>
          <table:table-cell office:value-type="float" office:value="229.2760364306" calcext:value-type="float">
            <text:p>229.2760364306</text:p>
          </table:table-cell>
          <table:table-cell office:value-type="float" office:value="243.9916896492" calcext:value-type="float">
            <text:p>243.9916896492</text:p>
          </table:table-cell>
          <table:table-cell office:value-type="float" office:value="258.9556320898" calcext:value-type="float">
            <text:p>258.9556320898</text:p>
          </table:table-cell>
          <table:table-cell office:value-type="float" office:value="274.1218527031" calcext:value-type="float">
            <text:p>274.1218527031</text:p>
          </table:table-cell>
          <table:table-cell office:value-type="float" office:value="289.4427333464" calcext:value-type="float">
            <text:p>289.4427333464</text:p>
          </table:table-cell>
          <table:table-cell office:value-type="float" office:value="304.8696318254" calcext:value-type="float">
            <text:p>304.8696318254</text:p>
          </table:table-cell>
          <table:table-cell office:value-type="float" office:value="320.3532829574" calcext:value-type="float">
            <text:p>320.3532829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2976637725" calcext:value-type="float">
            <text:p>45.2976637725</text:p>
          </table:table-cell>
          <table:table-cell office:value-type="float" office:value="51.3146462469" calcext:value-type="float">
            <text:p>51.3146462469</text:p>
          </table:table-cell>
          <table:table-cell office:value-type="float" office:value="57.5323082898" calcext:value-type="float">
            <text:p>57.5323082898</text:p>
          </table:table-cell>
          <table:table-cell office:value-type="float" office:value="63.9166552289" calcext:value-type="float">
            <text:p>63.9166552289</text:p>
          </table:table-cell>
          <table:table-cell office:value-type="float" office:value="70.8552409214" calcext:value-type="float">
            <text:p>70.8552409214</text:p>
          </table:table-cell>
          <table:table-cell office:value-type="float" office:value="78.3099938364" calcext:value-type="float">
            <text:p>78.3099938364</text:p>
          </table:table-cell>
          <table:table-cell office:value-type="float" office:value="86.244135351" calcext:value-type="float">
            <text:p>86.244135351</text:p>
          </table:table-cell>
          <table:table-cell office:value-type="float" office:value="94.6208862163" calcext:value-type="float">
            <text:p>94.6208862163</text:p>
          </table:table-cell>
          <table:table-cell office:value-type="float" office:value="103.4357234605" calcext:value-type="float">
            <text:p>103.4357234605</text:p>
          </table:table-cell>
          <table:table-cell office:value-type="float" office:value="112.6739885218" calcext:value-type="float">
            <text:p>112.6739885218</text:p>
          </table:table-cell>
          <table:table-cell office:value-type="float" office:value="122.3141498555" calcext:value-type="float">
            <text:p>122.3141498555</text:p>
          </table:table-cell>
          <table:table-cell office:value-type="float" office:value="132.3296759252" calcext:value-type="float">
            <text:p>132.3296759252</text:p>
          </table:table-cell>
          <table:table-cell office:value-type="float" office:value="142.6900672087" calcext:value-type="float">
            <text:p>142.6900672087</text:p>
          </table:table-cell>
          <table:table-cell office:value-type="float" office:value="153.3613719369" calcext:value-type="float">
            <text:p>153.3613719369</text:p>
          </table:table-cell>
          <table:table-cell office:value-type="float" office:value="164.3063939281" calcext:value-type="float">
            <text:p>164.3063939281</text:p>
          </table:table-cell>
          <table:table-cell office:value-type="float" office:value="175.4847338751" calcext:value-type="float">
            <text:p>175.4847338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2625298897" calcext:value-type="float">
            <text:p>7.2625298897</text:p>
          </table:table-cell>
          <table:table-cell office:value-type="float" office:value="8.3240461027" calcext:value-type="float">
            <text:p>8.3240461027</text:p>
          </table:table-cell>
          <table:table-cell office:value-type="float" office:value="9.4128265643" calcext:value-type="float">
            <text:p>9.4128265643</text:p>
          </table:table-cell>
          <table:table-cell office:value-type="float" office:value="10.5385211356" calcext:value-type="float">
            <text:p>10.5385211356</text:p>
          </table:table-cell>
          <table:table-cell office:value-type="float" office:value="11.9272099616" calcext:value-type="float">
            <text:p>11.9272099616</text:p>
          </table:table-cell>
          <table:table-cell office:value-type="float" office:value="13.4630847589" calcext:value-type="float">
            <text:p>13.4630847589</text:p>
          </table:table-cell>
          <table:table-cell office:value-type="float" office:value="15.1255747909" calcext:value-type="float">
            <text:p>15.1255747909</text:p>
          </table:table-cell>
          <table:table-cell office:value-type="float" office:value="16.9089193343" calcext:value-type="float">
            <text:p>16.9089193343</text:p>
          </table:table-cell>
          <table:table-cell office:value-type="float" office:value="18.8303971965" calcext:value-type="float">
            <text:p>18.8303971965</text:p>
          </table:table-cell>
          <table:table-cell office:value-type="float" office:value="20.8932618121" calcext:value-type="float">
            <text:p>20.8932618121</text:p>
          </table:table-cell>
          <table:table-cell office:value-type="float" office:value="23.0971777193" calcext:value-type="float">
            <text:p>23.0971777193</text:p>
          </table:table-cell>
          <table:table-cell office:value-type="float" office:value="25.4403943535" calcext:value-type="float">
            <text:p>25.4403943535</text:p>
          </table:table-cell>
          <table:table-cell office:value-type="float" office:value="27.9200178467" calcext:value-type="float">
            <text:p>27.9200178467</text:p>
          </table:table-cell>
          <table:table-cell office:value-type="float" office:value="30.5317731754" calcext:value-type="float">
            <text:p>30.5317731754</text:p>
          </table:table-cell>
          <table:table-cell office:value-type="float" office:value="33.2696037561" calcext:value-type="float">
            <text:p>33.2696037561</text:p>
          </table:table-cell>
          <table:table-cell office:value-type="float" office:value="36.1252168318" calcext:value-type="float">
            <text:p>36.1252168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1484511" calcext:value-type="float">
            <text:p>0.1651484511</text:p>
          </table:table-cell>
          <table:table-cell office:value-type="float" office:value="0.1837856658" calcext:value-type="float">
            <text:p>0.1837856658</text:p>
          </table:table-cell>
          <table:table-cell office:value-type="float" office:value="0.2035534164" calcext:value-type="float">
            <text:p>0.2035534164</text:p>
          </table:table-cell>
          <table:table-cell office:value-type="float" office:value="0.2243888276" calcext:value-type="float">
            <text:p>0.2243888276</text:p>
          </table:table-cell>
          <table:table-cell office:value-type="float" office:value="0.2462759242" calcext:value-type="float">
            <text:p>0.2462759242</text:p>
          </table:table-cell>
          <table:table-cell office:value-type="float" office:value="0.2692026264" calcext:value-type="float">
            <text:p>0.2692026264</text:p>
          </table:table-cell>
          <table:table-cell office:value-type="float" office:value="0.293148479" calcext:value-type="float">
            <text:p>0.293148479</text:p>
          </table:table-cell>
          <table:table-cell office:value-type="float" office:value="0.3180861055" calcext:value-type="float">
            <text:p>0.3180861055</text:p>
          </table:table-cell>
          <table:table-cell office:value-type="float" office:value="0.3439856909" calcext:value-type="float">
            <text:p>0.3439856909</text:p>
          </table:table-cell>
          <table:table-cell office:value-type="float" office:value="0.3708141815" calcext:value-type="float">
            <text:p>0.3708141815</text:p>
          </table:table-cell>
          <table:table-cell office:value-type="float" office:value="0.3985352269" calcext:value-type="float">
            <text:p>0.3985352269</text:p>
          </table:table-cell>
          <table:table-cell office:value-type="float" office:value="0.4271093951" calcext:value-type="float">
            <text:p>0.4271093951</text:p>
          </table:table-cell>
          <table:table-cell office:value-type="float" office:value="0.4564944926" calcext:value-type="float">
            <text:p>0.4564944926</text:p>
          </table:table-cell>
          <table:table-cell office:value-type="float" office:value="0.486645915" calcext:value-type="float">
            <text:p>0.486645915</text:p>
          </table:table-cell>
          <table:table-cell office:value-type="float" office:value="0.5175169885" calcext:value-type="float">
            <text:p>0.5175169885</text:p>
          </table:table-cell>
          <table:table-cell office:value-type="float" office:value="0.5490592827" calcext:value-type="float">
            <text:p>0.5490592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31443185" calcext:value-type="float">
            <text:p>1.2631443185</text:p>
          </table:table-cell>
          <table:table-cell office:value-type="float" office:value="1.3822861856" calcext:value-type="float">
            <text:p>1.3822861856</text:p>
          </table:table-cell>
          <table:table-cell office:value-type="float" office:value="1.4868613122" calcext:value-type="float">
            <text:p>1.4868613122</text:p>
          </table:table-cell>
          <table:table-cell office:value-type="float" office:value="1.5853774108" calcext:value-type="float">
            <text:p>1.5853774108</text:p>
          </table:table-cell>
          <table:table-cell office:value-type="float" office:value="1.6824133848" calcext:value-type="float">
            <text:p>1.6824133848</text:p>
          </table:table-cell>
          <table:table-cell office:value-type="float" office:value="1.7794727551" calcext:value-type="float">
            <text:p>1.7794727551</text:p>
          </table:table-cell>
          <table:table-cell office:value-type="float" office:value="1.8766003019" calcext:value-type="float">
            <text:p>1.8766003019</text:p>
          </table:table-cell>
          <table:table-cell office:value-type="float" office:value="1.9734723855" calcext:value-type="float">
            <text:p>1.9734723855</text:p>
          </table:table-cell>
          <table:table-cell office:value-type="float" office:value="2.0698562399" calcext:value-type="float">
            <text:p>2.0698562399</text:p>
          </table:table-cell>
          <table:table-cell office:value-type="float" office:value="2.1655066955" calcext:value-type="float">
            <text:p>2.1655066955</text:p>
          </table:table-cell>
          <table:table-cell office:value-type="float" office:value="2.2601692088" calcext:value-type="float">
            <text:p>2.2601692088</text:p>
          </table:table-cell>
          <table:table-cell office:value-type="float" office:value="2.3535931494" calcext:value-type="float">
            <text:p>2.3535931494</text:p>
          </table:table-cell>
          <table:table-cell office:value-type="float" office:value="2.4455407556" calcext:value-type="float">
            <text:p>2.4455407556</text:p>
          </table:table-cell>
          <table:table-cell office:value-type="float" office:value="2.5357914426" calcext:value-type="float">
            <text:p>2.5357914426</text:p>
          </table:table-cell>
          <table:table-cell office:value-type="float" office:value="2.6241429836" calcext:value-type="float">
            <text:p>2.6241429836</text:p>
          </table:table-cell>
          <table:table-cell office:value-type="float" office:value="2.7104108593" calcext:value-type="float">
            <text:p>2.7104108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12856615" calcext:value-type="float">
            <text:p>0.5112856615</text:p>
          </table:table-cell>
          <table:table-cell office:value-type="float" office:value="0.5727684504" calcext:value-type="float">
            <text:p>0.5727684504</text:p>
          </table:table-cell>
          <table:table-cell office:value-type="float" office:value="0.6370414042" calcext:value-type="float">
            <text:p>0.6370414042</text:p>
          </table:table-cell>
          <table:table-cell office:value-type="float" office:value="0.7058967365" calcext:value-type="float">
            <text:p>0.7058967365</text:p>
          </table:table-cell>
          <table:table-cell office:value-type="float" office:value="0.7787158516" calcext:value-type="float">
            <text:p>0.7787158516</text:p>
          </table:table-cell>
          <table:table-cell office:value-type="float" office:value="0.8583529454" calcext:value-type="float">
            <text:p>0.8583529454</text:p>
          </table:table-cell>
          <table:table-cell office:value-type="float" office:value="0.9454800396" calcext:value-type="float">
            <text:p>0.9454800396</text:p>
          </table:table-cell>
          <table:table-cell office:value-type="float" office:value="1.0407019139" calcext:value-type="float">
            <text:p>1.0407019139</text:p>
          </table:table-cell>
          <table:table-cell office:value-type="float" office:value="1.1445174784" calcext:value-type="float">
            <text:p>1.1445174784</text:p>
          </table:table-cell>
          <table:table-cell office:value-type="float" office:value="1.2577600025" calcext:value-type="float">
            <text:p>1.2577600025</text:p>
          </table:table-cell>
          <table:table-cell office:value-type="float" office:value="1.3813317247" calcext:value-type="float">
            <text:p>1.3813317247</text:p>
          </table:table-cell>
          <table:table-cell office:value-type="float" office:value="1.5161993186" calcext:value-type="float">
            <text:p>1.5161993186</text:p>
          </table:table-cell>
          <table:table-cell office:value-type="float" office:value="1.6633861761" calcext:value-type="float">
            <text:p>1.6633861761</text:p>
          </table:table-cell>
          <table:table-cell office:value-type="float" office:value="1.8239577319" calcext:value-type="float">
            <text:p>1.8239577319</text:p>
          </table:table-cell>
          <table:table-cell office:value-type="float" office:value="1.9989983271" calcext:value-type="float">
            <text:p>1.9989983271</text:p>
          </table:table-cell>
          <table:table-cell office:value-type="float" office:value="2.1895790178" calcext:value-type="float">
            <text:p>2.1895790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459693347" calcext:value-type="float">
            <text:p>45.2459693347</text:p>
          </table:table-cell>
          <table:table-cell office:value-type="float" office:value="46.3676604715" calcext:value-type="float">
            <text:p>46.3676604715</text:p>
          </table:table-cell>
          <table:table-cell office:value-type="float" office:value="47.4474294692" calcext:value-type="float">
            <text:p>47.4474294692</text:p>
          </table:table-cell>
          <table:table-cell office:value-type="float" office:value="48.517743306" calcext:value-type="float">
            <text:p>48.517743306</text:p>
          </table:table-cell>
          <table:table-cell office:value-type="float" office:value="49.5678996947" calcext:value-type="float">
            <text:p>49.5678996947</text:p>
          </table:table-cell>
          <table:table-cell office:value-type="float" office:value="50.6341338377" calcext:value-type="float">
            <text:p>50.6341338377</text:p>
          </table:table-cell>
          <table:table-cell office:value-type="float" office:value="51.7155623363" calcext:value-type="float">
            <text:p>51.7155623363</text:p>
          </table:table-cell>
          <table:table-cell office:value-type="float" office:value="52.8090393894" calcext:value-type="float">
            <text:p>52.8090393894</text:p>
          </table:table-cell>
          <table:table-cell office:value-type="float" office:value="53.9094548586" calcext:value-type="float">
            <text:p>53.9094548586</text:p>
          </table:table-cell>
          <table:table-cell office:value-type="float" office:value="55.0146612785" calcext:value-type="float">
            <text:p>55.0146612785</text:p>
          </table:table-cell>
          <table:table-cell office:value-type="float" office:value="56.1222071542" calcext:value-type="float">
            <text:p>56.1222071542</text:p>
          </table:table-cell>
          <table:table-cell office:value-type="float" office:value="57.2294644262" calcext:value-type="float">
            <text:p>57.2294644262</text:p>
          </table:table-cell>
          <table:table-cell office:value-type="float" office:value="58.3337488573" calcext:value-type="float">
            <text:p>58.3337488573</text:p>
          </table:table-cell>
          <table:table-cell office:value-type="float" office:value="59.432409949" calcext:value-type="float">
            <text:p>59.432409949</text:p>
          </table:table-cell>
          <table:table-cell office:value-type="float" office:value="60.5228944115" calcext:value-type="float">
            <text:p>60.5228944115</text:p>
          </table:table-cell>
          <table:table-cell office:value-type="float" office:value="61.6027900116" calcext:value-type="float">
            <text:p>61.6027900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0068394446" calcext:value-type="float">
            <text:p>363.0068394446</text:p>
          </table:table-cell>
          <table:table-cell office:value-type="float" office:value="391.8405900053" calcext:value-type="float">
            <text:p>391.8405900053</text:p>
          </table:table-cell>
          <table:table-cell office:value-type="float" office:value="421.4132697065" calcext:value-type="float">
            <text:p>421.4132697065</text:p>
          </table:table-cell>
          <table:table-cell office:value-type="float" office:value="451.5824696336" calcext:value-type="float">
            <text:p>451.5824696336</text:p>
          </table:table-cell>
          <table:table-cell office:value-type="float" office:value="480.7846696011" calcext:value-type="float">
            <text:p>480.7846696011</text:p>
          </table:table-cell>
          <table:table-cell office:value-type="float" office:value="510.6000459702" calcext:value-type="float">
            <text:p>510.6000459702</text:p>
          </table:table-cell>
          <table:table-cell office:value-type="float" office:value="540.9767717908" calcext:value-type="float">
            <text:p>540.9767717908</text:p>
          </table:table-cell>
          <table:table-cell office:value-type="float" office:value="571.8262249746" calcext:value-type="float">
            <text:p>571.8262249746</text:p>
          </table:table-cell>
          <table:table-cell office:value-type="float" office:value="602.9370114106" calcext:value-type="float">
            <text:p>602.9370114106</text:p>
          </table:table-cell>
          <table:table-cell office:value-type="float" office:value="634.2570961163" calcext:value-type="float">
            <text:p>634.2570961163</text:p>
          </table:table-cell>
          <table:table-cell office:value-type="float" office:value="665.7212199819" calcext:value-type="float">
            <text:p>665.7212199819</text:p>
          </table:table-cell>
          <table:table-cell office:value-type="float" office:value="697.2546488648" calcext:value-type="float">
            <text:p>697.2546488648</text:p>
          </table:table-cell>
          <table:table-cell office:value-type="float" office:value="728.7774762439" calcext:value-type="float">
            <text:p>728.7774762439</text:p>
          </table:table-cell>
          <table:table-cell office:value-type="float" office:value="760.2083344609" calcext:value-type="float">
            <text:p>760.2083344609</text:p>
          </table:table-cell>
          <table:table-cell office:value-type="float" office:value="791.4674014604" calcext:value-type="float">
            <text:p>791.4674014604</text:p>
          </table:table-cell>
          <table:table-cell office:value-type="float" office:value="822.478782645" calcext:value-type="float">
            <text:p>822.478782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3.2352435249" calcext:value-type="float">
            <text:p>753.2352435249</text:p>
          </table:table-cell>
          <table:table-cell office:value-type="float" office:value="815.5371276067" calcext:value-type="float">
            <text:p>815.5371276067</text:p>
          </table:table-cell>
          <table:table-cell office:value-type="float" office:value="879.0633514114" calcext:value-type="float">
            <text:p>879.0633514114</text:p>
          </table:table-cell>
          <table:table-cell office:value-type="float" office:value="943.4536123866" calcext:value-type="float">
            <text:p>943.4536123866</text:p>
          </table:table-cell>
          <table:table-cell office:value-type="float" office:value="1010.0467534722" calcext:value-type="float">
            <text:p>1010.0467534722</text:p>
          </table:table-cell>
          <table:table-cell office:value-type="float" office:value="1078.6333043098" calcext:value-type="float">
            <text:p>1078.6333043098</text:p>
          </table:table-cell>
          <table:table-cell office:value-type="float" office:value="1148.9745578667" calcext:value-type="float">
            <text:p>1148.9745578667</text:p>
          </table:table-cell>
          <table:table-cell office:value-type="float" office:value="1220.8162659074" calcext:value-type="float">
            <text:p>1220.8162659074</text:p>
          </table:table-cell>
          <table:table-cell office:value-type="float" office:value="1294.0239717682" calcext:value-type="float">
            <text:p>1294.0239717682</text:p>
          </table:table-cell>
          <table:table-cell office:value-type="float" office:value="1368.4291213526" calcext:value-type="float">
            <text:p>1368.4291213526</text:p>
          </table:table-cell>
          <table:table-cell office:value-type="float" office:value="1443.8403888197" calcext:value-type="float">
            <text:p>1443.8403888197</text:p>
          </table:table-cell>
          <table:table-cell office:value-type="float" office:value="1520.0517559618" calcext:value-type="float">
            <text:p>1520.0517559618</text:p>
          </table:table-cell>
          <table:table-cell office:value-type="float" office:value="1596.8482207637" calcext:value-type="float">
            <text:p>1596.8482207637</text:p>
          </table:table-cell>
          <table:table-cell office:value-type="float" office:value="1674.0098005733" calcext:value-type="float">
            <text:p>1674.0098005733</text:p>
          </table:table-cell>
          <table:table-cell office:value-type="float" office:value="1751.3143215439" calcext:value-type="float">
            <text:p>1751.31432154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BAS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60.9875577099" calcext:value-type="float">
            <text:p>2460.98755770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41.2474834795" calcext:value-type="float">
            <text:p>41.2474834795</text:p>
          </table:table-cell>
          <table:table-cell office:value-type="float" office:value="44.9284221566" calcext:value-type="float">
            <text:p>44.9284221566</text:p>
          </table:table-cell>
          <table:table-cell office:value-type="float" office:value="48.5742363056" calcext:value-type="float">
            <text:p>48.5742363056</text:p>
          </table:table-cell>
          <table:table-cell office:value-type="float" office:value="52.160632959" calcext:value-type="float">
            <text:p>52.160632959</text:p>
          </table:table-cell>
          <table:table-cell office:value-type="float" office:value="55.6661233141" calcext:value-type="float">
            <text:p>55.6661233141</text:p>
          </table:table-cell>
          <table:table-cell office:value-type="float" office:value="59.0681808975" calcext:value-type="float">
            <text:p>59.0681808975</text:p>
          </table:table-cell>
          <table:table-cell office:value-type="float" office:value="62.4844565136" calcext:value-type="float">
            <text:p>62.4844565136</text:p>
          </table:table-cell>
          <table:table-cell office:value-type="float" office:value="65.84560676" calcext:value-type="float">
            <text:p>65.84560676</text:p>
          </table:table-cell>
          <table:table-cell office:value-type="float" office:value="69.197179982" calcext:value-type="float">
            <text:p>69.197179982</text:p>
          </table:table-cell>
          <table:table-cell office:value-type="float" office:value="72.5132518578" calcext:value-type="float">
            <text:p>72.5132518578</text:p>
          </table:table-cell>
          <table:table-cell office:value-type="float" office:value="75.7751431851" calcext:value-type="float">
            <text:p>75.7751431851</text:p>
          </table:table-cell>
          <table:table-cell office:value-type="float" office:value="78.9694048286" calcext:value-type="float">
            <text:p>78.9694048286</text:p>
          </table:table-cell>
          <table:table-cell office:value-type="float" office:value="82.0863153972" calcext:value-type="float">
            <text:p>82.0863153972</text:p>
          </table:table-cell>
          <table:table-cell office:value-type="float" office:value="85.1187797394" calcext:value-type="float">
            <text:p>85.1187797394</text:p>
          </table:table-cell>
          <table:table-cell office:value-type="float" office:value="88.0615314274" calcext:value-type="float">
            <text:p>88.0615314274</text:p>
          </table:table-cell>
          <table:table-cell office:value-type="float" office:value="90.9105617653" calcext:value-type="float">
            <text:p>90.9105617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1.5957501995" calcext:value-type="float">
            <text:p>431.5957501995</text:p>
          </table:table-cell>
          <table:table-cell office:value-type="float" office:value="448.3550452185" calcext:value-type="float">
            <text:p>448.3550452185</text:p>
          </table:table-cell>
          <table:table-cell office:value-type="float" office:value="466.5099570956" calcext:value-type="float">
            <text:p>466.5099570956</text:p>
          </table:table-cell>
          <table:table-cell office:value-type="float" office:value="486.0992575023" calcext:value-type="float">
            <text:p>486.0992575023</text:p>
          </table:table-cell>
          <table:table-cell office:value-type="float" office:value="507.1511338338" calcext:value-type="float">
            <text:p>507.1511338338</text:p>
          </table:table-cell>
          <table:table-cell office:value-type="float" office:value="529.6810519014" calcext:value-type="float">
            <text:p>529.6810519014</text:p>
          </table:table-cell>
          <table:table-cell office:value-type="float" office:value="553.7713387802" calcext:value-type="float">
            <text:p>553.7713387802</text:p>
          </table:table-cell>
          <table:table-cell office:value-type="float" office:value="579.4571097359" calcext:value-type="float">
            <text:p>579.4571097359</text:p>
          </table:table-cell>
          <table:table-cell office:value-type="float" office:value="606.8021799399" calcext:value-type="float">
            <text:p>606.8021799399</text:p>
          </table:table-cell>
          <table:table-cell office:value-type="float" office:value="635.8558458369" calcext:value-type="float">
            <text:p>635.8558458369</text:p>
          </table:table-cell>
          <table:table-cell office:value-type="float" office:value="666.6593177476" calcext:value-type="float">
            <text:p>666.6593177476</text:p>
          </table:table-cell>
          <table:table-cell office:value-type="float" office:value="699.2482789307" calcext:value-type="float">
            <text:p>699.2482789307</text:p>
          </table:table-cell>
          <table:table-cell office:value-type="float" office:value="733.6536984927" calcext:value-type="float">
            <text:p>733.6536984927</text:p>
          </table:table-cell>
          <table:table-cell office:value-type="float" office:value="769.9015296915" calcext:value-type="float">
            <text:p>769.9015296915</text:p>
          </table:table-cell>
          <table:table-cell office:value-type="float" office:value="808.0116063796" calcext:value-type="float">
            <text:p>808.0116063796</text:p>
          </table:table-cell>
          <table:table-cell office:value-type="float" office:value="847.9960390049" calcext:value-type="float">
            <text:p>847.9960390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9.298947925" calcext:value-type="float">
            <text:p>919.298947925</text:p>
          </table:table-cell>
          <table:table-cell office:value-type="float" office:value="954.9962463154" calcext:value-type="float">
            <text:p>954.9962463154</text:p>
          </table:table-cell>
          <table:table-cell office:value-type="float" office:value="993.6662086135" calcext:value-type="float">
            <text:p>993.6662086135</text:p>
          </table:table-cell>
          <table:table-cell office:value-type="float" office:value="1035.39141848" calcext:value-type="float">
            <text:p>1035.39141848</text:p>
          </table:table-cell>
          <table:table-cell office:value-type="float" office:value="1080.231915066" calcext:value-type="float">
            <text:p>1080.231915066</text:p>
          </table:table-cell>
          <table:table-cell office:value-type="float" office:value="1128.22064055" calcext:value-type="float">
            <text:p>1128.22064055</text:p>
          </table:table-cell>
          <table:table-cell office:value-type="float" office:value="1179.5329516019" calcext:value-type="float">
            <text:p>1179.5329516019</text:p>
          </table:table-cell>
          <table:table-cell office:value-type="float" office:value="1234.2436437375" calcext:value-type="float">
            <text:p>1234.2436437375</text:p>
          </table:table-cell>
          <table:table-cell office:value-type="float" office:value="1292.4886432721" calcext:value-type="float">
            <text:p>1292.4886432721</text:p>
          </table:table-cell>
          <table:table-cell office:value-type="float" office:value="1354.3729516327" calcext:value-type="float">
            <text:p>1354.3729516327</text:p>
          </table:table-cell>
          <table:table-cell office:value-type="float" office:value="1419.9843468023" calcext:value-type="float">
            <text:p>1419.9843468023</text:p>
          </table:table-cell>
          <table:table-cell office:value-type="float" office:value="1489.3988341225" calcext:value-type="float">
            <text:p>1489.3988341225</text:p>
          </table:table-cell>
          <table:table-cell office:value-type="float" office:value="1562.6823777894" calcext:value-type="float">
            <text:p>1562.6823777894</text:p>
          </table:table-cell>
          <table:table-cell office:value-type="float" office:value="1639.8902582428" calcext:value-type="float">
            <text:p>1639.8902582428</text:p>
          </table:table-cell>
          <table:table-cell office:value-type="float" office:value="1721.0647215886" calcext:value-type="float">
            <text:p>1721.0647215886</text:p>
          </table:table-cell>
          <table:table-cell office:value-type="float" office:value="1806.2315630803" calcext:value-type="float">
            <text:p>1806.2315630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318797231" calcext:value-type="float">
            <text:p>1.4318797231</text:p>
          </table:table-cell>
          <table:table-cell office:value-type="float" office:value="1.578889122" calcext:value-type="float">
            <text:p>1.578889122</text:p>
          </table:table-cell>
          <table:table-cell office:value-type="float" office:value="1.7187354677" calcext:value-type="float">
            <text:p>1.7187354677</text:p>
          </table:table-cell>
          <table:table-cell office:value-type="float" office:value="1.8600770539" calcext:value-type="float">
            <text:p>1.8600770539</text:p>
          </table:table-cell>
          <table:table-cell office:value-type="float" office:value="2.0051266386" calcext:value-type="float">
            <text:p>2.0051266386</text:p>
          </table:table-cell>
          <table:table-cell office:value-type="float" office:value="2.1541773068" calcext:value-type="float">
            <text:p>2.1541773068</text:p>
          </table:table-cell>
          <table:table-cell office:value-type="float" office:value="2.3071975666" calcext:value-type="float">
            <text:p>2.3071975666</text:p>
          </table:table-cell>
          <table:table-cell office:value-type="float" office:value="2.4639824061" calcext:value-type="float">
            <text:p>2.4639824061</text:p>
          </table:table-cell>
          <table:table-cell office:value-type="float" office:value="2.6242940326" calcext:value-type="float">
            <text:p>2.6242940326</text:p>
          </table:table-cell>
          <table:table-cell office:value-type="float" office:value="2.7878444271" calcext:value-type="float">
            <text:p>2.7878444271</text:p>
          </table:table-cell>
          <table:table-cell office:value-type="float" office:value="2.9543181753" calcext:value-type="float">
            <text:p>2.9543181753</text:p>
          </table:table-cell>
          <table:table-cell office:value-type="float" office:value="3.1233913312" calcext:value-type="float">
            <text:p>3.1233913312</text:p>
          </table:table-cell>
          <table:table-cell office:value-type="float" office:value="3.2947422464" calcext:value-type="float">
            <text:p>3.2947422464</text:p>
          </table:table-cell>
          <table:table-cell office:value-type="float" office:value="3.4680562616" calcext:value-type="float">
            <text:p>3.4680562616</text:p>
          </table:table-cell>
          <table:table-cell office:value-type="float" office:value="3.64302646" calcext:value-type="float">
            <text:p>3.64302646</text:p>
          </table:table-cell>
          <table:table-cell office:value-type="float" office:value="3.8193523624" calcext:value-type="float">
            <text:p>3.8193523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360390825" calcext:value-type="float">
            <text:p>3.0360390825</text:p>
          </table:table-cell>
          <table:table-cell office:value-type="float" office:value="3.2904708648" calcext:value-type="float">
            <text:p>3.2904708648</text:p>
          </table:table-cell>
          <table:table-cell office:value-type="float" office:value="3.5541601041" calcext:value-type="float">
            <text:p>3.5541601041</text:p>
          </table:table-cell>
          <table:table-cell office:value-type="float" office:value="3.8261345347" calcext:value-type="float">
            <text:p>3.8261345347</text:p>
          </table:table-cell>
          <table:table-cell office:value-type="float" office:value="4.1053238655" calcext:value-type="float">
            <text:p>4.1053238655</text:p>
          </table:table-cell>
          <table:table-cell office:value-type="float" office:value="4.390571367" calcext:value-type="float">
            <text:p>4.390571367</text:p>
          </table:table-cell>
          <table:table-cell office:value-type="float" office:value="4.6814846048" calcext:value-type="float">
            <text:p>4.6814846048</text:p>
          </table:table-cell>
          <table:table-cell office:value-type="float" office:value="4.9774305109" calcext:value-type="float">
            <text:p>4.9774305109</text:p>
          </table:table-cell>
          <table:table-cell office:value-type="float" office:value="5.2778423099" calcext:value-type="float">
            <text:p>5.2778423099</text:p>
          </table:table-cell>
          <table:table-cell office:value-type="float" office:value="5.5820339243" calcext:value-type="float">
            <text:p>5.5820339243</text:p>
          </table:table-cell>
          <table:table-cell office:value-type="float" office:value="5.889289403" calcext:value-type="float">
            <text:p>5.889289403</text:p>
          </table:table-cell>
          <table:table-cell office:value-type="float" office:value="6.198901453" calcext:value-type="float">
            <text:p>6.198901453</text:p>
          </table:table-cell>
          <table:table-cell office:value-type="float" office:value="6.5101877877" calcext:value-type="float">
            <text:p>6.5101877877</text:p>
          </table:table-cell>
          <table:table-cell office:value-type="float" office:value="6.8224953355" calcext:value-type="float">
            <text:p>6.8224953355</text:p>
          </table:table-cell>
          <table:table-cell office:value-type="float" office:value="7.1351976677" calcext:value-type="float">
            <text:p>7.1351976677</text:p>
          </table:table-cell>
          <table:table-cell office:value-type="float" office:value="7.4476896255" calcext:value-type="float">
            <text:p>7.4476896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337414825" calcext:value-type="float">
            <text:p>2.5337414825</text:p>
          </table:table-cell>
          <table:table-cell office:value-type="float" office:value="2.7497381064" calcext:value-type="float">
            <text:p>2.7497381064</text:p>
          </table:table-cell>
          <table:table-cell office:value-type="float" office:value="2.9747944371" calcext:value-type="float">
            <text:p>2.9747944371</text:p>
          </table:table-cell>
          <table:table-cell office:value-type="float" office:value="3.208012649" calcext:value-type="float">
            <text:p>3.208012649</text:p>
          </table:table-cell>
          <table:table-cell office:value-type="float" office:value="3.4483903598" calcext:value-type="float">
            <text:p>3.4483903598</text:p>
          </table:table-cell>
          <table:table-cell office:value-type="float" office:value="3.6948334213" calcext:value-type="float">
            <text:p>3.6948334213</text:p>
          </table:table-cell>
          <table:table-cell office:value-type="float" office:value="3.9470077128" calcext:value-type="float">
            <text:p>3.9470077128</text:p>
          </table:table-cell>
          <table:table-cell office:value-type="float" office:value="4.2040748797" calcext:value-type="float">
            <text:p>4.2040748797</text:p>
          </table:table-cell>
          <table:table-cell office:value-type="float" office:value="4.4655157274" calcext:value-type="float">
            <text:p>4.4655157274</text:p>
          </table:table-cell>
          <table:table-cell office:value-type="float" office:value="4.7306864344" calcext:value-type="float">
            <text:p>4.7306864344</text:p>
          </table:table-cell>
          <table:table-cell office:value-type="float" office:value="4.9989087768" calcext:value-type="float">
            <text:p>4.9989087768</text:p>
          </table:table-cell>
          <table:table-cell office:value-type="float" office:value="5.2695093476" calcext:value-type="float">
            <text:p>5.2695093476</text:p>
          </table:table-cell>
          <table:table-cell office:value-type="float" office:value="5.5418364989" calcext:value-type="float">
            <text:p>5.5418364989</text:p>
          </table:table-cell>
          <table:table-cell office:value-type="float" office:value="5.8152650651" calcext:value-type="float">
            <text:p>5.8152650651</text:p>
          </table:table-cell>
          <table:table-cell office:value-type="float" office:value="6.0891942359" calcext:value-type="float">
            <text:p>6.0891942359</text:p>
          </table:table-cell>
          <table:table-cell office:value-type="float" office:value="6.3630425693" calcext:value-type="float">
            <text:p>6.3630425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48577584" calcext:value-type="float">
            <text:p>0.5548577584</text:p>
          </table:table-cell>
          <table:table-cell office:value-type="float" office:value="0.573553167" calcext:value-type="float">
            <text:p>0.573553167</text:p>
          </table:table-cell>
          <table:table-cell office:value-type="float" office:value="0.5923718857" calcext:value-type="float">
            <text:p>0.5923718857</text:p>
          </table:table-cell>
          <table:table-cell office:value-type="float" office:value="0.6112460057" calcext:value-type="float">
            <text:p>0.6112460057</text:p>
          </table:table-cell>
          <table:table-cell office:value-type="float" office:value="0.6301129457" calcext:value-type="float">
            <text:p>0.6301129457</text:p>
          </table:table-cell>
          <table:table-cell office:value-type="float" office:value="0.648914392" calcext:value-type="float">
            <text:p>0.648914392</text:p>
          </table:table-cell>
          <table:table-cell office:value-type="float" office:value="0.6678556312" calcext:value-type="float">
            <text:p>0.6678556312</text:p>
          </table:table-cell>
          <table:table-cell office:value-type="float" office:value="0.6868890825" calcext:value-type="float">
            <text:p>0.6868890825</text:p>
          </table:table-cell>
          <table:table-cell office:value-type="float" office:value="0.70597249" calcext:value-type="float">
            <text:p>0.70597249</text:p>
          </table:table-cell>
          <table:table-cell office:value-type="float" office:value="0.7250681262" calcext:value-type="float">
            <text:p>0.7250681262</text:p>
          </table:table-cell>
          <table:table-cell office:value-type="float" office:value="0.7441421054" calcext:value-type="float">
            <text:p>0.7441421054</text:p>
          </table:table-cell>
          <table:table-cell office:value-type="float" office:value="0.7631637888" calcext:value-type="float">
            <text:p>0.7631637888</text:p>
          </table:table-cell>
          <table:table-cell office:value-type="float" office:value="0.7821052704" calcext:value-type="float">
            <text:p>0.7821052704</text:p>
          </table:table-cell>
          <table:table-cell office:value-type="float" office:value="0.8009409319" calcext:value-type="float">
            <text:p>0.8009409319</text:p>
          </table:table-cell>
          <table:table-cell office:value-type="float" office:value="0.8196470562" calcext:value-type="float">
            <text:p>0.8196470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6.3060603006" calcext:value-type="float">
            <text:p>6.3060603006</text:p>
          </table:table-cell>
          <table:table-cell office:value-type="float" office:value="6.6277327525" calcext:value-type="float">
            <text:p>6.6277327525</text:p>
          </table:table-cell>
          <table:table-cell office:value-type="float" office:value="6.9658137322" calcext:value-type="float">
            <text:p>6.9658137322</text:p>
          </table:table-cell>
          <table:table-cell office:value-type="float" office:value="7.3211402397" calcext:value-type="float">
            <text:p>7.3211402397</text:p>
          </table:table-cell>
          <table:table-cell office:value-type="float" office:value="7.6945919701" calcext:value-type="float">
            <text:p>7.6945919701</text:p>
          </table:table-cell>
          <table:table-cell office:value-type="float" office:value="8.087093492" calcext:value-type="float">
            <text:p>8.087093492</text:p>
          </table:table-cell>
          <table:table-cell office:value-type="float" office:value="8.4996165362" calcext:value-type="float">
            <text:p>8.4996165362</text:p>
          </table:table-cell>
          <table:table-cell office:value-type="float" office:value="8.9331824015" calcext:value-type="float">
            <text:p>8.9331824015</text:p>
          </table:table-cell>
          <table:table-cell office:value-type="float" office:value="9.3888644834" calcext:value-type="float">
            <text:p>9.3888644834</text:p>
          </table:table-cell>
          <table:table-cell office:value-type="float" office:value="9.8677909311" calcext:value-type="float">
            <text:p>9.8677909311</text:p>
          </table:table-cell>
          <table:table-cell office:value-type="float" office:value="10.3711474408" calcext:value-type="float">
            <text:p>10.3711474408</text:p>
          </table:table-cell>
          <table:table-cell office:value-type="float" office:value="10.9001801914" calcext:value-type="float">
            <text:p>10.9001801914</text:p>
          </table:table-cell>
          <table:table-cell office:value-type="float" office:value="11.456198929" calcext:value-type="float">
            <text:p>11.456198929</text:p>
          </table:table-cell>
          <table:table-cell office:value-type="float" office:value="12.0405802104" calcext:value-type="float">
            <text:p>12.0405802104</text:p>
          </table:table-cell>
          <table:table-cell office:value-type="float" office:value="12.6547708101" calcext:value-type="float">
            <text:p>12.6547708101</text:p>
          </table:table-cell>
          <table:table-cell office:value-type="float" office:value="13.3002913032" calcext:value-type="float">
            <text:p>13.3002913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0545897108" calcext:value-type="float">
            <text:p>0.0545897108</text:p>
          </table:table-cell>
          <table:table-cell office:value-type="float" office:value="0.0581014257" calcext:value-type="float">
            <text:p>0.0581014257</text:p>
          </table:table-cell>
          <table:table-cell office:value-type="float" office:value="0.0618390465" calcext:value-type="float">
            <text:p>0.0618390465</text:p>
          </table:table-cell>
          <table:table-cell office:value-type="float" office:value="0.0658171057" calcext:value-type="float">
            <text:p>0.0658171057</text:p>
          </table:table-cell>
          <table:table-cell office:value-type="float" office:value="0.0700510705" calcext:value-type="float">
            <text:p>0.0700510705</text:p>
          </table:table-cell>
          <table:table-cell office:value-type="float" office:value="0.0745574029" calcext:value-type="float">
            <text:p>0.0745574029</text:p>
          </table:table-cell>
          <table:table-cell office:value-type="float" office:value="0.0771528965" calcext:value-type="float">
            <text:p>0.0771528965</text:p>
          </table:table-cell>
          <table:table-cell office:value-type="float" office:value="0.0798387444" calcext:value-type="float">
            <text:p>0.0798387444</text:p>
          </table:table-cell>
          <table:table-cell office:value-type="float" office:value="0.0826180921" calcext:value-type="float">
            <text:p>0.0826180921</text:p>
          </table:table-cell>
          <table:table-cell office:value-type="float" office:value="0.0854941945" calcext:value-type="float">
            <text:p>0.0854941945</text:p>
          </table:table-cell>
          <table:table-cell office:value-type="float" office:value="0.0884704199" calcext:value-type="float">
            <text:p>0.0884704199</text:p>
          </table:table-cell>
          <table:table-cell office:value-type="float" office:value="0.0915502536" calcext:value-type="float">
            <text:p>0.0915502536</text:p>
          </table:table-cell>
          <table:table-cell office:value-type="float" office:value="0.0947373026" calcext:value-type="float">
            <text:p>0.0947373026</text:p>
          </table:table-cell>
          <table:table-cell office:value-type="float" office:value="0.0980352991" calcext:value-type="float">
            <text:p>0.0980352991</text:p>
          </table:table-cell>
          <table:table-cell office:value-type="float" office:value="0.1014481056" calcext:value-type="float">
            <text:p>0.1014481056</text:p>
          </table:table-cell>
          <table:table-cell office:value-type="float" office:value="0.1049797188" calcext:value-type="float">
            <text:p>0.1049797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40.318205" calcext:value-type="float">
            <text:p>40.318205</text:p>
          </table:table-cell>
          <table:table-cell office:value-type="float" office:value="47.4331823529" calcext:value-type="float">
            <text:p>47.4331823529</text:p>
          </table:table-cell>
          <table:table-cell office:value-type="float" office:value="54.5994227359" calcext:value-type="float">
            <text:p>54.5994227359</text:p>
          </table:table-cell>
          <table:table-cell office:value-type="float" office:value="61.9700101039" calcext:value-type="float">
            <text:p>61.9700101039</text:p>
          </table:table-cell>
          <table:table-cell office:value-type="float" office:value="69.3712073121" calcext:value-type="float">
            <text:p>69.3712073121</text:p>
          </table:table-cell>
          <table:table-cell office:value-type="float" office:value="76.5702620012" calcext:value-type="float">
            <text:p>76.5702620012</text:p>
          </table:table-cell>
          <table:table-cell office:value-type="float" office:value="83.2991093134" calcext:value-type="float">
            <text:p>83.2991093134</text:p>
          </table:table-cell>
          <table:table-cell office:value-type="float" office:value="88.9835174839" calcext:value-type="float">
            <text:p>88.9835174839</text:p>
          </table:table-cell>
          <table:table-cell office:value-type="float" office:value="93.2529131171" calcext:value-type="float">
            <text:p>93.2529131171</text:p>
          </table:table-cell>
          <table:table-cell office:value-type="float" office:value="95.8680195484" calcext:value-type="float">
            <text:p>95.8680195484</text:p>
          </table:table-cell>
          <table:table-cell office:value-type="float" office:value="96.2811454935" calcext:value-type="float">
            <text:p>96.2811454935</text:p>
          </table:table-cell>
          <table:table-cell office:value-type="float" office:value="93.8865713112" calcext:value-type="float">
            <text:p>93.8865713112</text:p>
          </table:table-cell>
          <table:table-cell office:value-type="float" office:value="88.0275551841" calcext:value-type="float">
            <text:p>88.0275551841</text:p>
          </table:table-cell>
          <table:table-cell office:value-type="float" office:value="78.0371126705" calcext:value-type="float">
            <text:p>78.0371126705</text:p>
          </table:table-cell>
          <table:table-cell office:value-type="float" office:value="63.3638905806" calcext:value-type="float">
            <text:p>63.3638905806</text:p>
          </table:table-cell>
          <table:table-cell office:value-type="float" office:value="43.9108120188" calcext:value-type="float">
            <text:p>43.9108120188</text:p>
          </table:table-cell>
          <table:table-cell office:value-type="float" office:value="20.9648205677" calcext:value-type="float">
            <text:p>20.96482056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.1430740475</text:p>
          </table:table-cell>
          <table:table-cell office:value-type="float" office:value="160.2533916027" calcext:value-type="float">
            <text:p>160.2533916027</text:p>
          </table:table-cell>
          <table:table-cell office:value-type="float" office:value="187.99394735" calcext:value-type="float">
            <text:p>187.99394735</text:p>
          </table:table-cell>
          <table:table-cell office:value-type="float" office:value="218.3092270846" calcext:value-type="float">
            <text:p>218.3092270846</text:p>
          </table:table-cell>
          <table:table-cell office:value-type="float" office:value="251.1313805804" calcext:value-type="float">
            <text:p>251.1313805804</text:p>
          </table:table-cell>
          <table:table-cell office:value-type="float" office:value="286.3720497722" calcext:value-type="float">
            <text:p>286.3720497722</text:p>
          </table:table-cell>
          <table:table-cell office:value-type="float" office:value="323.9011027433" calcext:value-type="float">
            <text:p>323.9011027433</text:p>
          </table:table-cell>
          <table:table-cell office:value-type="float" office:value="363.4964196256" calcext:value-type="float">
            <text:p>363.4964196256</text:p>
          </table:table-cell>
          <table:table-cell office:value-type="float" office:value="405.3660368787" calcext:value-type="float">
            <text:p>405.3660368787</text:p>
          </table:table-cell>
          <table:table-cell office:value-type="float" office:value="449.7413226148" calcext:value-type="float">
            <text:p>449.7413226148</text:p>
          </table:table-cell>
          <table:table-cell office:value-type="float" office:value="496.4145338009" calcext:value-type="float">
            <text:p>496.4145338009</text:p>
          </table:table-cell>
          <table:table-cell office:value-type="float" office:value="545.1826471021" calcext:value-type="float">
            <text:p>545.1826471021</text:p>
          </table:table-cell>
          <table:table-cell office:value-type="float" office:value="595.8451556059" calcext:value-type="float">
            <text:p>595.8451556059</text:p>
          </table:table-cell>
          <table:table-cell office:value-type="float" office:value="648.2022931876" calcext:value-type="float">
            <text:p>648.2022931876</text:p>
          </table:table-cell>
          <table:table-cell office:value-type="float" office:value="702.0538080339" calcext:value-type="float">
            <text:p>702.0538080339</text:p>
          </table:table-cell>
          <table:table-cell office:value-type="float" office:value="757.1982993773" calcext:value-type="float">
            <text:p>757.1982993773</text:p>
          </table:table-cell>
          <table:table-cell office:value-type="float" office:value="813.4330792401" calcext:value-type="float">
            <text:p>813.43307924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450067" calcext:value-type="float">
            <text:p>0.0456450067</text:p>
          </table:table-cell>
          <table:table-cell office:value-type="float" office:value="0.0448414312" calcext:value-type="float">
            <text:p>0.0448414312</text:p>
          </table:table-cell>
          <table:table-cell office:value-type="float" office:value="0.0439811872" calcext:value-type="float">
            <text:p>0.0439811872</text:p>
          </table:table-cell>
          <table:table-cell office:value-type="float" office:value="0.0431161849" calcext:value-type="float">
            <text:p>0.0431161849</text:p>
          </table:table-cell>
          <table:table-cell office:value-type="float" office:value="0.0422896709" calcext:value-type="float">
            <text:p>0.0422896709</text:p>
          </table:table-cell>
          <table:table-cell office:value-type="float" office:value="0.0415504808" calcext:value-type="float">
            <text:p>0.0415504808</text:p>
          </table:table-cell>
          <table:table-cell office:value-type="float" office:value="0.0402930969" calcext:value-type="float">
            <text:p>0.0402930969</text:p>
          </table:table-cell>
          <table:table-cell office:value-type="float" office:value="0.0392251331" calcext:value-type="float">
            <text:p>0.0392251331</text:p>
          </table:table-cell>
          <table:table-cell office:value-type="float" office:value="0.038702469" calcext:value-type="float">
            <text:p>0.038702469</text:p>
          </table:table-cell>
          <table:table-cell office:value-type="float" office:value="0.0381157139" calcext:value-type="float">
            <text:p>0.0381157139</text:p>
          </table:table-cell>
          <table:table-cell office:value-type="float" office:value="0.037496338" calcext:value-type="float">
            <text:p>0.037496338</text:p>
          </table:table-cell>
          <table:table-cell office:value-type="float" office:value="0.0368644836" calcext:value-type="float">
            <text:p>0.0368644836</text:p>
          </table:table-cell>
          <table:table-cell office:value-type="float" office:value="0.0362328622" calcext:value-type="float">
            <text:p>0.0362328622</text:p>
          </table:table-cell>
          <table:table-cell office:value-type="float" office:value="0.0356093687" calcext:value-type="float">
            <text:p>0.0356093687</text:p>
          </table:table-cell>
          <table:table-cell office:value-type="float" office:value="0.0349988029" calcext:value-type="float">
            <text:p>0.0349988029</text:p>
          </table:table-cell>
          <table:table-cell office:value-type="float" office:value="0.0344039918" calcext:value-type="float">
            <text:p>0.0344039918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.8819591455</text:p>
          </table:table-cell>
          <table:table-cell office:value-type="float" office:value="161.4087552019" calcext:value-type="float">
            <text:p>161.4087552019</text:p>
          </table:table-cell>
          <table:table-cell office:value-type="float" office:value="189.6427242969" calcext:value-type="float">
            <text:p>189.6427242969</text:p>
          </table:table-cell>
          <table:table-cell office:value-type="float" office:value="220.5800447642" calcext:value-type="float">
            <text:p>220.5800447642</text:p>
          </table:table-cell>
          <table:table-cell office:value-type="float" office:value="254.1945483574" calcext:value-type="float">
            <text:p>254.1945483574</text:p>
          </table:table-cell>
          <table:table-cell office:value-type="float" office:value="290.4371441999" calcext:value-type="float">
            <text:p>290.4371441999</text:p>
          </table:table-cell>
          <table:table-cell office:value-type="float" office:value="329.2173991257" calcext:value-type="float">
            <text:p>329.2173991257</text:p>
          </table:table-cell>
          <table:table-cell office:value-type="float" office:value="370.3539376202" calcext:value-type="float">
            <text:p>370.3539376202</text:p>
          </table:table-cell>
          <table:table-cell office:value-type="float" office:value="414.1081676043" calcext:value-type="float">
            <text:p>414.1081676043</text:p>
          </table:table-cell>
          <table:table-cell office:value-type="float" office:value="460.7722582576" calcext:value-type="float">
            <text:p>460.7722582576</text:p>
          </table:table-cell>
          <table:table-cell office:value-type="float" office:value="510.195108358" calcext:value-type="float">
            <text:p>510.195108358</text:p>
          </table:table-cell>
          <table:table-cell office:value-type="float" office:value="562.2330362108" calcext:value-type="float">
            <text:p>562.2330362108</text:p>
          </table:table-cell>
          <table:table-cell office:value-type="float" office:value="616.7470840864" calcext:value-type="float">
            <text:p>616.7470840864</text:p>
          </table:table-cell>
          <table:table-cell office:value-type="float" office:value="673.6006846718" calcext:value-type="float">
            <text:p>673.6006846718</text:p>
          </table:table-cell>
          <table:table-cell office:value-type="float" office:value="732.657797692" calcext:value-type="float">
            <text:p>732.657797692</text:p>
          </table:table-cell>
          <table:table-cell office:value-type="float" office:value="793.7815238639" calcext:value-type="float">
            <text:p>793.7815238639</text:p>
          </table:table-cell>
          <table:table-cell office:value-type="float" office:value="856.8331597278" calcext:value-type="float">
            <text:p>856.8331597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0151540344" calcext:value-type="float">
            <text:p>360.0151540344</text:p>
          </table:table-cell>
          <table:table-cell office:value-type="float" office:value="425.0671169999" calcext:value-type="float">
            <text:p>425.0671169999</text:p>
          </table:table-cell>
          <table:table-cell office:value-type="float" office:value="497.1277481528" calcext:value-type="float">
            <text:p>497.1277481528</text:p>
          </table:table-cell>
          <table:table-cell office:value-type="float" office:value="576.0580464277" calcext:value-type="float">
            <text:p>576.0580464277</text:p>
          </table:table-cell>
          <table:table-cell office:value-type="float" office:value="661.5925347855" calcext:value-type="float">
            <text:p>661.5925347855</text:p>
          </table:table-cell>
          <table:table-cell office:value-type="float" office:value="753.1903678149" calcext:value-type="float">
            <text:p>753.1903678149</text:p>
          </table:table-cell>
          <table:table-cell office:value-type="float" office:value="849.6481378817" calcext:value-type="float">
            <text:p>849.6481378817</text:p>
          </table:table-cell>
          <table:table-cell office:value-type="float" office:value="953.1851736957" calcext:value-type="float">
            <text:p>953.1851736957</text:p>
          </table:table-cell>
          <table:table-cell office:value-type="float" office:value="1066.3264227145" calcext:value-type="float">
            <text:p>1066.3264227145</text:p>
          </table:table-cell>
          <table:table-cell office:value-type="float" office:value="1188.2509996027" calcext:value-type="float">
            <text:p>1188.2509996027</text:p>
          </table:table-cell>
          <table:table-cell office:value-type="float" office:value="1318.2161549922" calcext:value-type="float">
            <text:p>1318.2161549922</text:p>
          </table:table-cell>
          <table:table-cell office:value-type="float" office:value="1455.5311400677" calcext:value-type="float">
            <text:p>1455.5311400677</text:p>
          </table:table-cell>
          <table:table-cell office:value-type="float" office:value="1599.5390373135" calcext:value-type="float">
            <text:p>1599.5390373135</text:p>
          </table:table-cell>
          <table:table-cell office:value-type="float" office:value="1749.6038263444" calcext:value-type="float">
            <text:p>1749.6038263444</text:p>
          </table:table-cell>
          <table:table-cell office:value-type="float" office:value="1905.1012230781" calcext:value-type="float">
            <text:p>1905.1012230781</text:p>
          </table:table-cell>
          <table:table-cell office:value-type="float" office:value="2065.4124465566" calcext:value-type="float">
            <text:p>2065.4124465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88812213" calcext:value-type="float">
            <text:p>0.2688812213</text:p>
          </table:table-cell>
          <table:table-cell office:value-type="float" office:value="0.2651822424" calcext:value-type="float">
            <text:p>0.2651822424</text:p>
          </table:table-cell>
          <table:table-cell office:value-type="float" office:value="0.2618487134" calcext:value-type="float">
            <text:p>0.2618487134</text:p>
          </table:table-cell>
          <table:table-cell office:value-type="float" office:value="0.2588155216" calcext:value-type="float">
            <text:p>0.2588155216</text:p>
          </table:table-cell>
          <table:table-cell office:value-type="float" office:value="0.2559903252" calcext:value-type="float">
            <text:p>0.2559903252</text:p>
          </table:table-cell>
          <table:table-cell office:value-type="float" office:value="0.2531857367" calcext:value-type="float">
            <text:p>0.2531857367</text:p>
          </table:table-cell>
          <table:table-cell office:value-type="float" office:value="0.2500125836" calcext:value-type="float">
            <text:p>0.2500125836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3374348069" calcext:value-type="float">
            <text:p>36.3374348069</text:p>
          </table:table-cell>
          <table:table-cell office:value-type="float" office:value="42.4963537388" calcext:value-type="float">
            <text:p>42.4963537388</text:p>
          </table:table-cell>
          <table:table-cell office:value-type="float" office:value="49.2259732471" calcext:value-type="float">
            <text:p>49.2259732471</text:p>
          </table:table-cell>
          <table:table-cell office:value-type="float" office:value="56.5018164842" calcext:value-type="float">
            <text:p>56.5018164842</text:p>
          </table:table-cell>
          <table:table-cell office:value-type="float" office:value="64.2872037901" calcext:value-type="float">
            <text:p>64.2872037901</text:p>
          </table:table-cell>
          <table:table-cell office:value-type="float" office:value="72.5053183899" calcext:value-type="float">
            <text:p>72.5053183899</text:p>
          </table:table-cell>
          <table:table-cell office:value-type="float" office:value="80.9793515181" calcext:value-type="float">
            <text:p>80.9793515181</text:p>
          </table:table-cell>
          <table:table-cell office:value-type="float" office:value="90.2952889516" calcext:value-type="float">
            <text:p>90.2952889516</text:p>
          </table:table-cell>
          <table:table-cell office:value-type="float" office:value="100.6960218998" calcext:value-type="float">
            <text:p>100.6960218998</text:p>
          </table:table-cell>
          <table:table-cell office:value-type="float" office:value="111.7191820508" calcext:value-type="float">
            <text:p>111.7191820508</text:p>
          </table:table-cell>
          <table:table-cell office:value-type="float" office:value="123.3131644474" calcext:value-type="float">
            <text:p>123.3131644474</text:p>
          </table:table-cell>
          <table:table-cell office:value-type="float" office:value="135.4275365413" calcext:value-type="float">
            <text:p>135.4275365413</text:p>
          </table:table-cell>
          <table:table-cell office:value-type="float" office:value="148.012490883" calcext:value-type="float">
            <text:p>148.012490883</text:p>
          </table:table-cell>
          <table:table-cell office:value-type="float" office:value="161.0184040402" calcext:value-type="float">
            <text:p>161.0184040402</text:p>
          </table:table-cell>
          <table:table-cell office:value-type="float" office:value="174.395531932" calcext:value-type="float">
            <text:p>174.395531932</text:p>
          </table:table-cell>
          <table:table-cell office:value-type="float" office:value="188.0938450683" calcext:value-type="float">
            <text:p>188.0938450683</text:p>
          </table:table-cell>
          <table:table-cell office:value-type="float" office:value="202.0629942061" calcext:value-type="float">
            <text:p>202.0629942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.1492138755</text:p>
          </table:table-cell>
          <table:table-cell office:value-type="float" office:value="160.261410253" calcext:value-type="float">
            <text:p>160.261410253</text:p>
          </table:table-cell>
          <table:table-cell office:value-type="float" office:value="188.0036701822" calcext:value-type="float">
            <text:p>188.0036701822</text:p>
          </table:table-cell>
          <table:table-cell office:value-type="float" office:value="218.320930798" calcext:value-type="float">
            <text:p>218.320930798</text:p>
          </table:table-cell>
          <table:table-cell office:value-type="float" office:value="251.1453762079" calcext:value-type="float">
            <text:p>251.1453762079</text:p>
          </table:table-cell>
          <table:table-cell office:value-type="float" office:value="286.388686435" calcext:value-type="float">
            <text:p>286.388686435</text:p>
          </table:table-cell>
          <table:table-cell office:value-type="float" office:value="323.9207706108" calcext:value-type="float">
            <text:p>323.9207706108</text:p>
          </table:table-cell>
          <table:table-cell office:value-type="float" office:value="363.51890836" calcext:value-type="float">
            <text:p>363.51890836</text:p>
          </table:table-cell>
          <table:table-cell office:value-type="float" office:value="405.3916533865" calcext:value-type="float">
            <text:p>405.3916533865</text:p>
          </table:table-cell>
          <table:table-cell office:value-type="float" office:value="449.7704226569" calcext:value-type="float">
            <text:p>449.7704226569</text:p>
          </table:table-cell>
          <table:table-cell office:value-type="float" office:value="496.447498416" calcext:value-type="float">
            <text:p>496.447498416</text:p>
          </table:table-cell>
          <table:table-cell office:value-type="float" office:value="545.2198860574" calcext:value-type="float">
            <text:p>545.2198860574</text:p>
          </table:table-cell>
          <table:table-cell office:value-type="float" office:value="595.8871108093" calcext:value-type="float">
            <text:p>595.8871108093</text:p>
          </table:table-cell>
          <table:table-cell office:value-type="float" office:value="648.2494420986" calcext:value-type="float">
            <text:p>648.2494420986</text:p>
          </table:table-cell>
          <table:table-cell office:value-type="float" office:value="702.1066671089" calcext:value-type="float">
            <text:p>702.1066671089</text:p>
          </table:table-cell>
          <table:table-cell office:value-type="float" office:value="757.2574275866" calcext:value-type="float">
            <text:p>757.2574275866</text:p>
          </table:table-cell>
          <table:table-cell office:value-type="float" office:value="813.4990816883" calcext:value-type="float">
            <text:p>813.4990816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443458887" calcext:value-type="float">
            <text:p>12.7443458887</text:p>
          </table:table-cell>
          <table:table-cell office:value-type="float" office:value="14.4711468448" calcext:value-type="float">
            <text:p>14.4711468448</text:p>
          </table:table-cell>
          <table:table-cell office:value-type="float" office:value="16.3618892381" calcext:value-type="float">
            <text:p>16.3618892381</text:p>
          </table:table-cell>
          <table:table-cell office:value-type="float" office:value="18.4152090369" calcext:value-type="float">
            <text:p>18.4152090369</text:p>
          </table:table-cell>
          <table:table-cell office:value-type="float" office:value="20.6309829641" calcext:value-type="float">
            <text:p>20.6309829641</text:p>
          </table:table-cell>
          <table:table-cell office:value-type="float" office:value="23.0118051401" calcext:value-type="float">
            <text:p>23.0118051401</text:p>
          </table:table-cell>
          <table:table-cell office:value-type="float" office:value="25.5664089731" calcext:value-type="float">
            <text:p>25.5664089731</text:p>
          </table:table-cell>
          <table:table-cell office:value-type="float" office:value="28.2146256247" calcext:value-type="float">
            <text:p>28.2146256247</text:p>
          </table:table-cell>
          <table:table-cell office:value-type="float" office:value="30.9599789272" calcext:value-type="float">
            <text:p>30.9599789272</text:p>
          </table:table-cell>
          <table:table-cell office:value-type="float" office:value="33.8776484681" calcext:value-type="float">
            <text:p>33.8776484681</text:p>
          </table:table-cell>
          <table:table-cell office:value-type="float" office:value="36.9540915561" calcext:value-type="float">
            <text:p>36.9540915561</text:p>
          </table:table-cell>
          <table:table-cell office:value-type="float" office:value="40.1764764312" calcext:value-type="float">
            <text:p>40.1764764312</text:p>
          </table:table-cell>
          <table:table-cell office:value-type="float" office:value="43.5322691185" calcext:value-type="float">
            <text:p>43.5322691185</text:p>
          </table:table-cell>
          <table:table-cell office:value-type="float" office:value="47.008950617" calcext:value-type="float">
            <text:p>47.008950617</text:p>
          </table:table-cell>
          <table:table-cell office:value-type="float" office:value="50.5938395284" calcext:value-type="float">
            <text:p>50.5938395284</text:p>
          </table:table-cell>
          <table:table-cell office:value-type="float" office:value="54.273998082" calcext:value-type="float">
            <text:p>54.273998082</text:p>
          </table:table-cell>
          <table:table-cell office:value-type="float" office:value="58.0362032523" calcext:value-type="float">
            <text:p>58.03620325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8056392406" calcext:value-type="float">
            <text:p>98.8056392406</text:p>
          </table:table-cell>
          <table:table-cell office:value-type="float" office:value="117.7570378639" calcext:value-type="float">
            <text:p>117.7570378639</text:p>
          </table:table-cell>
          <table:table-cell office:value-type="float" office:value="138.7679741029" calcext:value-type="float">
            <text:p>138.7679741029</text:p>
          </table:table-cell>
          <table:table-cell office:value-type="float" office:value="161.8074106005" calcext:value-type="float">
            <text:p>161.8074106005</text:p>
          </table:table-cell>
          <table:table-cell office:value-type="float" office:value="186.8441767903" calcext:value-type="float">
            <text:p>186.8441767903</text:p>
          </table:table-cell>
          <table:table-cell office:value-type="float" office:value="213.8667313823" calcext:value-type="float">
            <text:p>213.8667313823</text:p>
          </table:table-cell>
          <table:table-cell office:value-type="float" office:value="242.9217512251" calcext:value-type="float">
            <text:p>242.9217512251</text:p>
          </table:table-cell>
          <table:table-cell office:value-type="float" office:value="273.201130674" calcext:value-type="float">
            <text:p>273.201130674</text:p>
          </table:table-cell>
          <table:table-cell office:value-type="float" office:value="304.6700149789" calcext:value-type="float">
            <text:p>304.6700149789</text:p>
          </table:table-cell>
          <table:table-cell office:value-type="float" office:value="338.022140564" calcext:value-type="float">
            <text:p>338.022140564</text:p>
          </table:table-cell>
          <table:table-cell office:value-type="float" office:value="373.1013693535" calcext:value-type="float">
            <text:p>373.1013693535</text:p>
          </table:table-cell>
          <table:table-cell office:value-type="float" office:value="409.7551105608" calcext:value-type="float">
            <text:p>409.7551105608</text:p>
          </table:table-cell>
          <table:table-cell office:value-type="float" office:value="447.8326647229" calcext:value-type="float">
            <text:p>447.8326647229</text:p>
          </table:table-cell>
          <table:table-cell office:value-type="float" office:value="487.1838891474" calcext:value-type="float">
            <text:p>487.1838891474</text:p>
          </table:table-cell>
          <table:table-cell office:value-type="float" office:value="527.6582761019" calcext:value-type="float">
            <text:p>527.6582761019</text:p>
          </table:table-cell>
          <table:table-cell office:value-type="float" office:value="569.1044543091" calcext:value-type="float">
            <text:p>569.1044543091</text:p>
          </table:table-cell>
          <table:table-cell office:value-type="float" office:value="611.3700850339" calcext:value-type="float">
            <text:p>611.370085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1083192" calcext:value-type="float">
            <text:p>0.0071083192</text:p>
          </table:table-cell>
          <table:table-cell office:value-type="float" office:value="0.0086428526" calcext:value-type="float">
            <text:p>0.0086428526</text:p>
          </table:table-cell>
          <table:table-cell office:value-type="float" office:value="0.0102416969" calcext:value-type="float">
            <text:p>0.0102416969</text:p>
          </table:table-cell>
          <table:table-cell office:value-type="float" office:value="0.011995427" calcext:value-type="float">
            <text:p>0.011995427</text:p>
          </table:table-cell>
          <table:table-cell office:value-type="float" office:value="0.0139391873" calcext:value-type="float">
            <text:p>0.0139391873</text:p>
          </table:table-cell>
          <table:table-cell office:value-type="float" office:value="0.0160885437" calcext:value-type="float">
            <text:p>0.0160885437</text:p>
          </table:table-cell>
          <table:table-cell office:value-type="float" office:value="0.0184553978" calcext:value-type="float">
            <text:p>0.0184553978</text:p>
          </table:table-cell>
          <table:table-cell office:value-type="float" office:value="0.0210488826" calcext:value-type="float">
            <text:p>0.0210488826</text:p>
          </table:table-cell>
          <table:table-cell office:value-type="float" office:value="0.0238769488" calcext:value-type="float">
            <text:p>0.0238769488</text:p>
          </table:table-cell>
          <table:table-cell office:value-type="float" office:value="0.0269457894" calcext:value-type="float">
            <text:p>0.0269457894</text:p>
          </table:table-cell>
          <table:table-cell office:value-type="float" office:value="0.0302599617" calcext:value-type="float">
            <text:p>0.0302599617</text:p>
          </table:table-cell>
          <table:table-cell office:value-type="float" office:value="0.033822573" calcext:value-type="float">
            <text:p>0.033822573</text:p>
          </table:table-cell>
          <table:table-cell office:value-type="float" office:value="0.0376354169" calcext:value-type="float">
            <text:p>0.0376354169</text:p>
          </table:table-cell>
          <table:table-cell office:value-type="float" office:value="0.0416990451" calcext:value-type="float">
            <text:p>0.0416990451</text:p>
          </table:table-cell>
          <table:table-cell office:value-type="float" office:value="0.0460127821" calcext:value-type="float">
            <text:p>0.0460127821</text:p>
          </table:table-cell>
          <table:table-cell office:value-type="float" office:value="0.0505746977" calcext:value-type="float">
            <text:p>0.0505746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.73274527</text:p>
          </table:table-cell>
          <table:table-cell office:value-type="float" office:value="1.1473449489" calcext:value-type="float">
            <text:p>1.1473449489</text:p>
          </table:table-cell>
          <table:table-cell office:value-type="float" office:value="1.6390541148" calcext:value-type="float">
            <text:p>1.6390541148</text:p>
          </table:table-cell>
          <table:table-cell office:value-type="float" office:value="2.2591139662" calcext:value-type="float">
            <text:p>2.2591139662</text:p>
          </table:table-cell>
          <table:table-cell office:value-type="float" office:value="3.0491721495" calcext:value-type="float">
            <text:p>3.0491721495</text:p>
          </table:table-cell>
          <table:table-cell office:value-type="float" office:value="4.0484577649" calcext:value-type="float">
            <text:p>4.0484577649</text:p>
          </table:table-cell>
          <table:table-cell office:value-type="float" office:value="5.2966285149" calcext:value-type="float">
            <text:p>5.2966285149</text:p>
          </table:table-cell>
          <table:table-cell office:value-type="float" office:value="6.8350292602" calcext:value-type="float">
            <text:p>6.8350292602</text:p>
          </table:table-cell>
          <table:table-cell office:value-type="float" office:value="8.7165142178" calcext:value-type="float">
            <text:p>8.7165142178</text:p>
          </table:table-cell>
          <table:table-cell office:value-type="float" office:value="11.0018356007" calcext:value-type="float">
            <text:p>11.0018356007</text:p>
          </table:table-cell>
          <table:table-cell office:value-type="float" office:value="13.747609942" calcext:value-type="float">
            <text:p>13.747609942</text:p>
          </table:table-cell>
          <table:table-cell office:value-type="float" office:value="17.0131501534" calcext:value-type="float">
            <text:p>17.0131501534</text:p>
          </table:table-cell>
          <table:table-cell office:value-type="float" office:value="20.8599732771" calcext:value-type="float">
            <text:p>20.8599732771</text:p>
          </table:table-cell>
          <table:table-cell office:value-type="float" office:value="25.3512425732" calcext:value-type="float">
            <text:p>25.3512425732</text:p>
          </table:table-cell>
          <table:table-cell office:value-type="float" office:value="30.5511305831" calcext:value-type="float">
            <text:p>30.5511305831</text:p>
          </table:table-cell>
          <table:table-cell office:value-type="float" office:value="36.5240962773" calcext:value-type="float">
            <text:p>36.5240962773</text:p>
          </table:table-cell>
          <table:table-cell office:value-type="float" office:value="43.3340780395" calcext:value-type="float">
            <text:p>43.3340780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.006139828</text:p>
          </table:table-cell>
          <table:table-cell office:value-type="float" office:value="0.0080186503" calcext:value-type="float">
            <text:p>0.0080186503</text:p>
          </table:table-cell>
          <table:table-cell office:value-type="float" office:value="0.0097228322" calcext:value-type="float">
            <text:p>0.0097228322</text:p>
          </table:table-cell>
          <table:table-cell office:value-type="float" office:value="0.0117037133" calcext:value-type="float">
            <text:p>0.0117037133</text:p>
          </table:table-cell>
          <table:table-cell office:value-type="float" office:value="0.0139956275" calcext:value-type="float">
            <text:p>0.0139956275</text:p>
          </table:table-cell>
          <table:table-cell office:value-type="float" office:value="0.0166366628" calcext:value-type="float">
            <text:p>0.0166366628</text:p>
          </table:table-cell>
          <table:table-cell office:value-type="float" office:value="0.0196678676" calcext:value-type="float">
            <text:p>0.0196678676</text:p>
          </table:table-cell>
          <table:table-cell office:value-type="float" office:value="0.0224887344" calcext:value-type="float">
            <text:p>0.0224887344</text:p>
          </table:table-cell>
          <table:table-cell office:value-type="float" office:value="0.0256165079" calcext:value-type="float">
            <text:p>0.0256165079</text:p>
          </table:table-cell>
          <table:table-cell office:value-type="float" office:value="0.0291000421" calcext:value-type="float">
            <text:p>0.0291000421</text:p>
          </table:table-cell>
          <table:table-cell office:value-type="float" office:value="0.0329646151" calcext:value-type="float">
            <text:p>0.0329646151</text:p>
          </table:table-cell>
          <table:table-cell office:value-type="float" office:value="0.0372389553" calcext:value-type="float">
            <text:p>0.0372389553</text:p>
          </table:table-cell>
          <table:table-cell office:value-type="float" office:value="0.0419552035" calcext:value-type="float">
            <text:p>0.0419552035</text:p>
          </table:table-cell>
          <table:table-cell office:value-type="float" office:value="0.047148911" calcext:value-type="float">
            <text:p>0.047148911</text:p>
          </table:table-cell>
          <table:table-cell office:value-type="float" office:value="0.052859075" calcext:value-type="float">
            <text:p>0.052859075</text:p>
          </table:table-cell>
          <table:table-cell office:value-type="float" office:value="0.0591282093" calcext:value-type="float">
            <text:p>0.0591282093</text:p>
          </table:table-cell>
          <table:table-cell office:value-type="float" office:value="0.0660024482" calcext:value-type="float">
            <text:p>0.0660024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0500373" calcext:value-type="float">
            <text:p>0.0000500373</text:p>
          </table:table-cell>
          <table:table-cell office:value-type="float" office:value="0.0000517189" calcext:value-type="float">
            <text:p>0.0000517189</text:p>
          </table:table-cell>
          <table:table-cell office:value-type="float" office:value="0.0000536107" calcext:value-type="float">
            <text:p>0.0000536107</text:p>
          </table:table-cell>
          <table:table-cell office:value-type="float" office:value="0.0000557303" calcext:value-type="float">
            <text:p>0.0000557303</text:p>
          </table:table-cell>
          <table:table-cell office:value-type="float" office:value="0.0000580946" calcext:value-type="float">
            <text:p>0.0000580946</text:p>
          </table:table-cell>
          <table:table-cell office:value-type="float" office:value="0.0000607218" calcext:value-type="float">
            <text:p>0.0000607218</text:p>
          </table:table-cell>
          <table:table-cell office:value-type="float" office:value="0.0000618678" calcext:value-type="float">
            <text:p>0.0000618678</text:p>
          </table:table-cell>
          <table:table-cell office:value-type="float" office:value="0.0000631935" calcext:value-type="float">
            <text:p>0.0000631935</text:p>
          </table:table-cell>
          <table:table-cell office:value-type="float" office:value="0.000064704" calcext:value-type="float">
            <text:p>0.000064704</text:p>
          </table:table-cell>
          <table:table-cell office:value-type="float" office:value="0.0000664054" calcext:value-type="float">
            <text:p>0.0000664054</text:p>
          </table:table-cell>
          <table:table-cell office:value-type="float" office:value="0.0000683055" calcext:value-type="float">
            <text:p>0.0000683055</text:p>
          </table:table-cell>
          <table:table-cell office:value-type="float" office:value="0.0000704129" calcext:value-type="float">
            <text:p>0.0000704129</text:p>
          </table:table-cell>
          <table:table-cell office:value-type="float" office:value="0.000072738" calcext:value-type="float">
            <text:p>0.000072738</text:p>
          </table:table-cell>
          <table:table-cell office:value-type="float" office:value="0.0000752921" calcext:value-type="float">
            <text:p>0.0000752921</text:p>
          </table:table-cell>
          <table:table-cell office:value-type="float" office:value="0.0000780881" calcext:value-type="float">
            <text:p>0.0000780881</text:p>
          </table:table-cell>
          <table:table-cell office:value-type="float" office:value="0.0000811406" calcext:value-type="float">
            <text:p>0.0000811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.2153639315</text:p>
          </table:table-cell>
          <table:table-cell office:value-type="float" office:value="46.2676121151" calcext:value-type="float">
            <text:p>46.2676121151</text:p>
          </table:table-cell>
          <table:table-cell office:value-type="float" office:value="49.4297554432" calcext:value-type="float">
            <text:p>49.4297554432</text:p>
          </table:table-cell>
          <table:table-cell office:value-type="float" office:value="52.6093603825" calcext:value-type="float">
            <text:p>52.6093603825</text:p>
          </table:table-cell>
          <table:table-cell office:value-type="float" office:value="55.7768456009" calcext:value-type="float">
            <text:p>55.7768456009</text:p>
          </table:table-cell>
          <table:table-cell office:value-type="float" office:value="58.9059640202" calcext:value-type="float">
            <text:p>58.9059640202</text:p>
          </table:table-cell>
          <table:table-cell office:value-type="float" office:value="61.9699079189" calcext:value-type="float">
            <text:p>61.9699079189</text:p>
          </table:table-cell>
          <table:table-cell office:value-type="float" office:value="65.0886864754" calcext:value-type="float">
            <text:p>65.0886864754</text:p>
          </table:table-cell>
          <table:table-cell office:value-type="float" office:value="68.1825923258" calcext:value-type="float">
            <text:p>68.1825923258</text:p>
          </table:table-cell>
          <table:table-cell office:value-type="float" office:value="71.2941140114" calcext:value-type="float">
            <text:p>71.2941140114</text:p>
          </table:table-cell>
          <table:table-cell office:value-type="float" office:value="74.3945757582" calcext:value-type="float">
            <text:p>74.3945757582</text:p>
          </table:table-cell>
          <table:table-cell office:value-type="float" office:value="77.4628242664" calcext:value-type="float">
            <text:p>77.4628242664</text:p>
          </table:table-cell>
          <table:table-cell office:value-type="float" office:value="80.4831857693" calcext:value-type="float">
            <text:p>80.4831857693</text:p>
          </table:table-cell>
          <table:table-cell office:value-type="float" office:value="83.4439386238" calcext:value-type="float">
            <text:p>83.4439386238</text:p>
          </table:table-cell>
          <table:table-cell office:value-type="float" office:value="86.336189236" calcext:value-type="float">
            <text:p>86.336189236</text:p>
          </table:table-cell>
          <table:table-cell office:value-type="float" office:value="89.1530542414" calcext:value-type="float">
            <text:p>89.1530542414</text:p>
          </table:table-cell>
          <table:table-cell office:value-type="float" office:value="91.8890712492" calcext:value-type="float">
            <text:p>91.8890712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56.0112469081" calcext:value-type="float">
            <text:p>56.0112469081</text:p>
          </table:table-cell>
          <table:table-cell office:value-type="float" office:value="59.463330006" calcext:value-type="float">
            <text:p>59.463330006</text:p>
          </table:table-cell>
          <table:table-cell office:value-type="float" office:value="62.9279581693" calcext:value-type="float">
            <text:p>62.9279581693</text:p>
          </table:table-cell>
          <table:table-cell office:value-type="float" office:value="66.3751505365" calcext:value-type="float">
            <text:p>66.3751505365</text:p>
          </table:table-cell>
          <table:table-cell office:value-type="float" office:value="69.7782294428" calcext:value-type="float">
            <text:p>69.7782294428</text:p>
          </table:table-cell>
          <table:table-cell office:value-type="float" office:value="73.1099231812" calcext:value-type="float">
            <text:p>73.1099231812</text:p>
          </table:table-cell>
          <table:table-cell office:value-type="float" office:value="76.5169942935" calcext:value-type="float">
            <text:p>76.5169942935</text:p>
          </table:table-cell>
          <table:table-cell office:value-type="float" office:value="79.8962451093" calcext:value-type="float">
            <text:p>79.8962451093</text:p>
          </table:table-cell>
          <table:table-cell office:value-type="float" office:value="83.2900291842" calcext:value-type="float">
            <text:p>83.2900291842</text:p>
          </table:table-cell>
          <table:table-cell office:value-type="float" office:value="86.6695299321" calcext:value-type="float">
            <text:p>86.6695299321</text:p>
          </table:table-cell>
          <table:table-cell office:value-type="float" office:value="90.0134471728" calcext:value-type="float">
            <text:p>90.0134471728</text:p>
          </table:table-cell>
          <table:table-cell office:value-type="float" office:value="93.3059539395" calcext:value-type="float">
            <text:p>93.3059539395</text:p>
          </table:table-cell>
          <table:table-cell office:value-type="float" office:value="96.5351688069" calcext:value-type="float">
            <text:p>96.5351688069</text:p>
          </table:table-cell>
          <table:table-cell office:value-type="float" office:value="99.6920315439" calcext:value-type="float">
            <text:p>99.6920315439</text:p>
          </table:table-cell>
          <table:table-cell office:value-type="float" office:value="102.7694850108" calcext:value-type="float">
            <text:p>102.7694850108</text:p>
          </table:table-cell>
          <table:table-cell office:value-type="float" office:value="105.7618856081" calcext:value-type="float">
            <text:p>105.7618856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.6103639315</text:p>
          </table:table-cell>
          <table:table-cell office:value-type="float" office:value="41.2474834795" calcext:value-type="float">
            <text:p>41.2474834795</text:p>
          </table:table-cell>
          <table:table-cell office:value-type="float" office:value="44.9284221566" calcext:value-type="float">
            <text:p>44.9284221566</text:p>
          </table:table-cell>
          <table:table-cell office:value-type="float" office:value="48.5742363056" calcext:value-type="float">
            <text:p>48.5742363056</text:p>
          </table:table-cell>
          <table:table-cell office:value-type="float" office:value="52.160632959" calcext:value-type="float">
            <text:p>52.160632959</text:p>
          </table:table-cell>
          <table:table-cell office:value-type="float" office:value="55.6661233141" calcext:value-type="float">
            <text:p>55.6661233141</text:p>
          </table:table-cell>
          <table:table-cell office:value-type="float" office:value="59.0681808975" calcext:value-type="float">
            <text:p>59.0681808975</text:p>
          </table:table-cell>
          <table:table-cell office:value-type="float" office:value="62.4844565136" calcext:value-type="float">
            <text:p>62.4844565136</text:p>
          </table:table-cell>
          <table:table-cell office:value-type="float" office:value="65.84560676" calcext:value-type="float">
            <text:p>65.84560676</text:p>
          </table:table-cell>
          <table:table-cell office:value-type="float" office:value="69.197179982" calcext:value-type="float">
            <text:p>69.197179982</text:p>
          </table:table-cell>
          <table:table-cell office:value-type="float" office:value="72.5132518578" calcext:value-type="float">
            <text:p>72.5132518578</text:p>
          </table:table-cell>
          <table:table-cell office:value-type="float" office:value="75.7751431851" calcext:value-type="float">
            <text:p>75.7751431851</text:p>
          </table:table-cell>
          <table:table-cell office:value-type="float" office:value="78.9694048286" calcext:value-type="float">
            <text:p>78.9694048286</text:p>
          </table:table-cell>
          <table:table-cell office:value-type="float" office:value="82.0863153972" calcext:value-type="float">
            <text:p>82.0863153972</text:p>
          </table:table-cell>
          <table:table-cell office:value-type="float" office:value="85.1187797394" calcext:value-type="float">
            <text:p>85.1187797394</text:p>
          </table:table-cell>
          <table:table-cell office:value-type="float" office:value="88.0615314274" calcext:value-type="float">
            <text:p>88.0615314274</text:p>
          </table:table-cell>
          <table:table-cell office:value-type="float" office:value="90.9105617653" calcext:value-type="float">
            <text:p>90.9105617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5.5823299599" calcext:value-type="float">
            <text:p>755.5823299599</text:p>
          </table:table-cell>
          <table:table-cell office:value-type="float" office:value="822.9987994678" calcext:value-type="float">
            <text:p>822.9987994678</text:p>
          </table:table-cell>
          <table:table-cell office:value-type="float" office:value="894.7518823681" calcext:value-type="float">
            <text:p>894.7518823681</text:p>
          </table:table-cell>
          <table:table-cell office:value-type="float" office:value="970.8250487633" calcext:value-type="float">
            <text:p>970.8250487633</text:p>
          </table:table-cell>
          <table:table-cell office:value-type="float" office:value="1051.1659707766" calcext:value-type="float">
            <text:p>1051.1659707766</text:p>
          </table:table-cell>
          <table:table-cell office:value-type="float" office:value="1135.6857579001" calcext:value-type="float">
            <text:p>1135.6857579001</text:p>
          </table:table-cell>
          <table:table-cell office:value-type="float" office:value="1224.4591982648" calcext:value-type="float">
            <text:p>1224.4591982648</text:p>
          </table:table-cell>
          <table:table-cell office:value-type="float" office:value="1317.4523683764" calcext:value-type="float">
            <text:p>1317.4523683764</text:p>
          </table:table-cell>
          <table:table-cell office:value-type="float" office:value="1414.6892941966" calcext:value-type="float">
            <text:p>1414.6892941966</text:p>
          </table:table-cell>
          <table:table-cell office:value-type="float" office:value="1516.1548912482" calcext:value-type="float">
            <text:p>1516.1548912482</text:p>
          </table:table-cell>
          <table:table-cell office:value-type="float" office:value="1621.8052243993" calcext:value-type="float">
            <text:p>1621.8052243993</text:p>
          </table:table-cell>
          <table:table-cell office:value-type="float" office:value="1731.5749813132" calcext:value-type="float">
            <text:p>1731.5749813132</text:p>
          </table:table-cell>
          <table:table-cell office:value-type="float" office:value="1845.3828626877" calcext:value-type="float">
            <text:p>1845.3828626877</text:p>
          </table:table-cell>
          <table:table-cell office:value-type="float" office:value="1963.1354393871" calcext:value-type="float">
            <text:p>1963.1354393871</text:p>
          </table:table-cell>
          <table:table-cell office:value-type="float" office:value="2084.7298941626" calcext:value-type="float">
            <text:p>2084.7298941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6773639315" calcext:value-type="float">
            <text:p>52.6773639315</text:p>
          </table:table-cell>
          <table:table-cell office:value-type="float" office:value="319.3980665655" calcext:value-type="float">
            <text:p>319.3980665655</text:p>
          </table:table-cell>
          <table:table-cell office:value-type="float" office:value="602.9063842038" calcext:value-type="float">
            <text:p>602.9063842038</text:p>
          </table:table-cell>
          <table:table-cell office:value-type="float" office:value="903.6876623972" calcext:value-type="float">
            <text:p>903.6876623972</text:p>
          </table:table-cell>
          <table:table-cell office:value-type="float" office:value="1221.7746456108" calcext:value-type="float">
            <text:p>1221.7746456108</text:p>
          </table:table-cell>
          <table:table-cell office:value-type="float" office:value="1557.0534771995" calcext:value-type="float">
            <text:p>1557.0534771995</text:p>
          </table:table-cell>
          <table:table-cell office:value-type="float" office:value="1909.2763181518" calcext:value-type="float">
            <text:p>1909.2763181518</text:p>
          </table:table-cell>
          <table:table-cell office:value-type="float" office:value="2278.2330051699" calcext:value-type="float">
            <text:p>2278.2330051699</text:p>
          </table:table-cell>
          <table:table-cell office:value-type="float" office:value="2664.1972274532" calcext:value-type="float">
            <text:p>2664.1972274532</text:p>
          </table:table-cell>
          <table:table-cell office:value-type="float" office:value="3067.0722370747" calcext:value-type="float">
            <text:p>3067.0722370747</text:p>
          </table:table-cell>
          <table:table-cell office:value-type="float" office:value="3486.9018837435" calcext:value-type="float">
            <text:p>3486.9018837435</text:p>
          </table:table-cell>
          <table:table-cell office:value-type="float" office:value="3923.5934506445" calcext:value-type="float">
            <text:p>3923.5934506445</text:p>
          </table:table-cell>
          <table:table-cell office:value-type="float" office:value="4376.9531932751" calcext:value-type="float">
            <text:p>4376.9531932751</text:p>
          </table:table-cell>
          <table:table-cell office:value-type="float" office:value="4846.7121778401" calcext:value-type="float">
            <text:p>4846.7121778401</text:p>
          </table:table-cell>
          <table:table-cell office:value-type="float" office:value="5332.5448846116" calcext:value-type="float">
            <text:p>5332.5448846116</text:p>
          </table:table-cell>
          <table:table-cell office:value-type="float" office:value="5834.0824957981" calcext:value-type="float">
            <text:p>5834.0824957981</text:p>
          </table:table-cell>
          <table:table-cell office:value-type="float" office:value="6350.9223214495" calcext:value-type="float">
            <text:p>6350.9223214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84247705" calcext:value-type="float">
            <text:p>0.4784247705</text:p>
          </table:table-cell>
          <table:table-cell office:value-type="float" office:value="0.4857131075" calcext:value-type="float">
            <text:p>0.4857131075</text:p>
          </table:table-cell>
          <table:table-cell office:value-type="float" office:value="0.4929122666" calcext:value-type="float">
            <text:p>0.4929122666</text:p>
          </table:table-cell>
          <table:table-cell office:value-type="float" office:value="0.5000172923" calcext:value-type="float">
            <text:p>0.5000172923</text:p>
          </table:table-cell>
          <table:table-cell office:value-type="float" office:value="0.5070243198" calcext:value-type="float">
            <text:p>0.5070243198</text:p>
          </table:table-cell>
          <table:table-cell office:value-type="float" office:value="0.5139251559" calcext:value-type="float">
            <text:p>0.5139251559</text:p>
          </table:table-cell>
          <table:table-cell office:value-type="float" office:value="0.5208597029" calcext:value-type="float">
            <text:p>0.5208597029</text:p>
          </table:table-cell>
          <table:table-cell office:value-type="float" office:value="0.5277788263" calcext:value-type="float">
            <text:p>0.5277788263</text:p>
          </table:table-cell>
          <table:table-cell office:value-type="float" office:value="0.534735566" calcext:value-type="float">
            <text:p>0.534735566</text:p>
          </table:table-cell>
          <table:table-cell office:value-type="float" office:value="0.5417252745" calcext:value-type="float">
            <text:p>0.5417252745</text:p>
          </table:table-cell>
          <table:table-cell office:value-type="float" office:value="0.54874627" calcext:value-type="float">
            <text:p>0.54874627</text:p>
          </table:table-cell>
          <table:table-cell office:value-type="float" office:value="0.5557996824" calcext:value-type="float">
            <text:p>0.5557996824</text:p>
          </table:table-cell>
          <table:table-cell office:value-type="float" office:value="0.5628877656" calcext:value-type="float">
            <text:p>0.5628877656</text:p>
          </table:table-cell>
          <table:table-cell office:value-type="float" office:value="0.5700119329" calcext:value-type="float">
            <text:p>0.5700119329</text:p>
          </table:table-cell>
          <table:table-cell office:value-type="float" office:value="0.5771709344" calcext:value-type="float">
            <text:p>0.5771709344</text:p>
          </table:table-cell>
          <table:table-cell office:value-type="float" office:value="0.5843594226" calcext:value-type="float">
            <text:p>0.5843594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562558397" calcext:value-type="float">
            <text:p>0.5562558397</text:p>
          </table:table-cell>
          <table:table-cell office:value-type="float" office:value="0.5611353122" calcext:value-type="float">
            <text:p>0.5611353122</text:p>
          </table:table-cell>
          <table:table-cell office:value-type="float" office:value="0.5655700034" calcext:value-type="float">
            <text:p>0.5655700034</text:p>
          </table:table-cell>
          <table:table-cell office:value-type="float" office:value="0.5699488597" calcext:value-type="float">
            <text:p>0.5699488597</text:p>
          </table:table-cell>
          <table:table-cell office:value-type="float" office:value="0.5743447642" calcext:value-type="float">
            <text:p>0.5743447642</text:p>
          </table:table-cell>
          <table:table-cell office:value-type="float" office:value="0.5787633789" calcext:value-type="float">
            <text:p>0.5787633789</text:p>
          </table:table-cell>
          <table:table-cell office:value-type="float" office:value="0.5835335943" calcext:value-type="float">
            <text:p>0.5835335943</text:p>
          </table:table-cell>
          <table:table-cell office:value-type="float" office:value="0.5884554127" calcext:value-type="float">
            <text:p>0.5884554127</text:p>
          </table:table-cell>
          <table:table-cell office:value-type="float" office:value="0.5936061521" calcext:value-type="float">
            <text:p>0.5936061521</text:p>
          </table:table-cell>
          <table:table-cell office:value-type="float" office:value="0.5989365797" calcext:value-type="float">
            <text:p>0.5989365797</text:p>
          </table:table-cell>
          <table:table-cell office:value-type="float" office:value="0.6044202011" calcext:value-type="float">
            <text:p>0.6044202011</text:p>
          </table:table-cell>
          <table:table-cell office:value-type="float" office:value="0.6100434687" calcext:value-type="float">
            <text:p>0.6100434687</text:p>
          </table:table-cell>
          <table:table-cell office:value-type="float" office:value="0.6157984842" calcext:value-type="float">
            <text:p>0.6157984842</text:p>
          </table:table-cell>
          <table:table-cell office:value-type="float" office:value="0.6216780808" calcext:value-type="float">
            <text:p>0.6216780808</text:p>
          </table:table-cell>
          <table:table-cell office:value-type="float" office:value="0.627672577" calcext:value-type="float">
            <text:p>0.627672577</text:p>
          </table:table-cell>
          <table:table-cell office:value-type="float" office:value="0.6337677985" calcext:value-type="float">
            <text:p>0.6337677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8001505131" calcext:value-type="float">
            <text:p>163.8001505131</text:p>
          </table:table-cell>
          <table:table-cell office:value-type="float" office:value="178.4442592775" calcext:value-type="float">
            <text:p>178.4442592775</text:p>
          </table:table-cell>
          <table:table-cell office:value-type="float" office:value="194.03049622" calcext:value-type="float">
            <text:p>194.03049622</text:p>
          </table:table-cell>
          <table:table-cell office:value-type="float" office:value="210.5552718411" calcext:value-type="float">
            <text:p>210.5552718411</text:p>
          </table:table-cell>
          <table:table-cell office:value-type="float" office:value="228.0072207913" calcext:value-type="float">
            <text:p>228.0072207913</text:p>
          </table:table-cell>
          <table:table-cell office:value-type="float" office:value="246.3670347117" calcext:value-type="float">
            <text:p>246.3670347117</text:p>
          </table:table-cell>
          <table:table-cell office:value-type="float" office:value="265.650962275" calcext:value-type="float">
            <text:p>265.650962275</text:p>
          </table:table-cell>
          <table:table-cell office:value-type="float" office:value="285.8516355445" calcext:value-type="float">
            <text:p>285.8516355445</text:p>
          </table:table-cell>
          <table:table-cell office:value-type="float" office:value="306.9742752718" calcext:value-type="float">
            <text:p>306.9742752718</text:p>
          </table:table-cell>
          <table:table-cell office:value-type="float" office:value="329.0156057181" calcext:value-type="float">
            <text:p>329.0156057181</text:p>
          </table:table-cell>
          <table:table-cell office:value-type="float" office:value="351.9660834571" calcext:value-type="float">
            <text:p>351.9660834571</text:p>
          </table:table-cell>
          <table:table-cell office:value-type="float" office:value="375.8115208422" calcext:value-type="float">
            <text:p>375.8115208422</text:p>
          </table:table-cell>
          <table:table-cell office:value-type="float" office:value="400.534256909" calcext:value-type="float">
            <text:p>400.534256909</text:p>
          </table:table-cell>
          <table:table-cell office:value-type="float" office:value="426.1139952159" calcext:value-type="float">
            <text:p>426.1139952159</text:p>
          </table:table-cell>
          <table:table-cell office:value-type="float" office:value="452.5283993749" calcext:value-type="float">
            <text:p>452.5283993749</text:p>
          </table:table-cell>
          <table:table-cell office:value-type="float" office:value="479.7535140166" calcext:value-type="float">
            <text:p>479.7535140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4.1350955626" calcext:value-type="float">
            <text:p>114.1350955626</text:p>
          </table:table-cell>
          <table:table-cell office:value-type="float" office:value="126.5657097079" calcext:value-type="float">
            <text:p>126.5657097079</text:p>
          </table:table-cell>
          <table:table-cell office:value-type="float" office:value="139.9916484825" calcext:value-type="float">
            <text:p>139.9916484825</text:p>
          </table:table-cell>
          <table:table-cell office:value-type="float" office:value="154.4154367865" calcext:value-type="float">
            <text:p>154.4154367865</text:p>
          </table:table-cell>
          <table:table-cell office:value-type="float" office:value="169.833596767" calcext:value-type="float">
            <text:p>169.833596767</text:p>
          </table:table-cell>
          <table:table-cell office:value-type="float" office:value="186.2344769922" calcext:value-type="float">
            <text:p>186.2344769922</text:p>
          </table:table-cell>
          <table:table-cell office:value-type="float" office:value="203.6419267471" calcext:value-type="float">
            <text:p>203.6419267471</text:p>
          </table:table-cell>
          <table:table-cell office:value-type="float" office:value="222.0553864376" calcext:value-type="float">
            <text:p>222.0553864376</text:p>
          </table:table-cell>
          <table:table-cell office:value-type="float" office:value="241.4866491352" calcext:value-type="float">
            <text:p>241.4866491352</text:p>
          </table:table-cell>
          <table:table-cell office:value-type="float" office:value="261.938448084" calcext:value-type="float">
            <text:p>261.938448084</text:p>
          </table:table-cell>
          <table:table-cell office:value-type="float" office:value="283.4066613099" calcext:value-type="float">
            <text:p>283.4066613099</text:p>
          </table:table-cell>
          <table:table-cell office:value-type="float" office:value="305.8818329522" calcext:value-type="float">
            <text:p>305.8818329522</text:p>
          </table:table-cell>
          <table:table-cell office:value-type="float" office:value="329.3501924793" calcext:value-type="float">
            <text:p>329.3501924793</text:p>
          </table:table-cell>
          <table:table-cell office:value-type="float" office:value="353.7943145413" calcext:value-type="float">
            <text:p>353.7943145413</text:p>
          </table:table-cell>
          <table:table-cell office:value-type="float" office:value="379.1935362361" calcext:value-type="float">
            <text:p>379.1935362361</text:p>
          </table:table-cell>
          <table:table-cell office:value-type="float" office:value="405.5242320598" calcext:value-type="float">
            <text:p>405.5242320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8585062301" calcext:value-type="float">
            <text:p>45.8585062301</text:p>
          </table:table-cell>
          <table:table-cell office:value-type="float" office:value="53.0317451224" calcext:value-type="float">
            <text:p>53.0317451224</text:p>
          </table:table-cell>
          <table:table-cell office:value-type="float" office:value="61.0509069183" calcext:value-type="float">
            <text:p>61.0509069183</text:p>
          </table:table-cell>
          <table:table-cell office:value-type="float" office:value="69.9541971775" calcext:value-type="float">
            <text:p>69.9541971775</text:p>
          </table:table-cell>
          <table:table-cell office:value-type="float" office:value="79.7837448363" calcext:value-type="float">
            <text:p>79.7837448363</text:p>
          </table:table-cell>
          <table:table-cell office:value-type="float" office:value="90.5756470213" calcext:value-type="float">
            <text:p>90.5756470213</text:p>
          </table:table-cell>
          <table:table-cell office:value-type="float" office:value="102.4083481781" calcext:value-type="float">
            <text:p>102.4083481781</text:p>
          </table:table-cell>
          <table:table-cell office:value-type="float" office:value="115.3312395596" calcext:value-type="float">
            <text:p>115.3312395596</text:p>
          </table:table-cell>
          <table:table-cell office:value-type="float" office:value="129.4094627103" calcext:value-type="float">
            <text:p>129.4094627103</text:p>
          </table:table-cell>
          <table:table-cell office:value-type="float" office:value="144.6981189676" calcext:value-type="float">
            <text:p>144.6981189676</text:p>
          </table:table-cell>
          <table:table-cell office:value-type="float" office:value="161.2450572835" calcext:value-type="float">
            <text:p>161.2450572835</text:p>
          </table:table-cell>
          <table:table-cell office:value-type="float" office:value="179.0920196635" calcext:value-type="float">
            <text:p>179.0920196635</text:p>
          </table:table-cell>
          <table:table-cell office:value-type="float" office:value="198.2746707075" calcext:value-type="float">
            <text:p>198.2746707075</text:p>
          </table:table-cell>
          <table:table-cell office:value-type="float" office:value="218.8218626045" calcext:value-type="float">
            <text:p>218.8218626045</text:p>
          </table:table-cell>
          <table:table-cell office:value-type="float" office:value="240.7544310802" calcext:value-type="float">
            <text:p>240.7544310802</text:p>
          </table:table-cell>
          <table:table-cell office:value-type="float" office:value="264.0838344975" calcext:value-type="float">
            <text:p>264.0838344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5051956192" calcext:value-type="float">
            <text:p>7.5051956192</text:p>
          </table:table-cell>
          <table:table-cell office:value-type="float" office:value="8.9545322077" calcext:value-type="float">
            <text:p>8.9545322077</text:p>
          </table:table-cell>
          <table:table-cell office:value-type="float" office:value="10.593156993" calcext:value-type="float">
            <text:p>10.593156993</text:p>
          </table:table-cell>
          <table:table-cell office:value-type="float" office:value="12.466512675" calcext:value-type="float">
            <text:p>12.466512675</text:p>
          </table:table-cell>
          <table:table-cell office:value-type="float" office:value="14.6073526716" calcext:value-type="float">
            <text:p>14.6073526716</text:p>
          </table:table-cell>
          <table:table-cell office:value-type="float" office:value="17.0434818252" calcext:value-type="float">
            <text:p>17.0434818252</text:p>
          </table:table-cell>
          <table:table-cell office:value-type="float" office:value="19.8317144018" calcext:value-type="float">
            <text:p>19.8317144018</text:p>
          </table:table-cell>
          <table:table-cell office:value-type="float" office:value="23.0053821957" calcext:value-type="float">
            <text:p>23.0053821957</text:p>
          </table:table-cell>
          <table:table-cell office:value-type="float" office:value="26.6182561549" calcext:value-type="float">
            <text:p>26.6182561549</text:p>
          </table:table-cell>
          <table:table-cell office:value-type="float" office:value="30.7207788629" calcext:value-type="float">
            <text:p>30.7207788629</text:p>
          </table:table-cell>
          <table:table-cell office:value-type="float" office:value="35.3665447521" calcext:value-type="float">
            <text:p>35.3665447521</text:p>
          </table:table-cell>
          <table:table-cell office:value-type="float" office:value="40.6134606643" calcext:value-type="float">
            <text:p>40.6134606643</text:p>
          </table:table-cell>
          <table:table-cell office:value-type="float" office:value="46.5232576924" calcext:value-type="float">
            <text:p>46.5232576924</text:p>
          </table:table-cell>
          <table:table-cell office:value-type="float" office:value="53.1600858805" calcext:value-type="float">
            <text:p>53.1600858805</text:p>
          </table:table-cell>
          <table:table-cell office:value-type="float" office:value="60.5883548973" calcext:value-type="float">
            <text:p>60.5883548973</text:p>
          </table:table-cell>
          <table:table-cell office:value-type="float" office:value="68.8699825053" calcext:value-type="float">
            <text:p>68.8699825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2250675" calcext:value-type="float">
            <text:p>0.1652250675</text:p>
          </table:table-cell>
          <table:table-cell office:value-type="float" office:value="0.1841108988" calcext:value-type="float">
            <text:p>0.1841108988</text:p>
          </table:table-cell>
          <table:table-cell office:value-type="float" office:value="0.2043918457" calcext:value-type="float">
            <text:p>0.2043918457</text:p>
          </table:table-cell>
          <table:table-cell office:value-type="float" office:value="0.2260949364" calcext:value-type="float">
            <text:p>0.2260949364</text:p>
          </table:table-cell>
          <table:table-cell office:value-type="float" office:value="0.2492393627" calcext:value-type="float">
            <text:p>0.2492393627</text:p>
          </table:table-cell>
          <table:table-cell office:value-type="float" office:value="0.2738360573" calcext:value-type="float">
            <text:p>0.2738360573</text:p>
          </table:table-cell>
          <table:table-cell office:value-type="float" office:value="0.2998930584" calcext:value-type="float">
            <text:p>0.2998930584</text:p>
          </table:table-cell>
          <table:table-cell office:value-type="float" office:value="0.3274139355" calcext:value-type="float">
            <text:p>0.3274139355</text:p>
          </table:table-cell>
          <table:table-cell office:value-type="float" office:value="0.3563983338" calcext:value-type="float">
            <text:p>0.3563983338</text:p>
          </table:table-cell>
          <table:table-cell office:value-type="float" office:value="0.386841246" calcext:value-type="float">
            <text:p>0.386841246</text:p>
          </table:table-cell>
          <table:table-cell office:value-type="float" office:value="0.4187329067" calcext:value-type="float">
            <text:p>0.4187329067</text:p>
          </table:table-cell>
          <table:table-cell office:value-type="float" office:value="0.4520589512" calcext:value-type="float">
            <text:p>0.4520589512</text:p>
          </table:table-cell>
          <table:table-cell office:value-type="float" office:value="0.4868006819" calcext:value-type="float">
            <text:p>0.4868006819</text:p>
          </table:table-cell>
          <table:table-cell office:value-type="float" office:value="0.5229353572" calcext:value-type="float">
            <text:p>0.5229353572</text:p>
          </table:table-cell>
          <table:table-cell office:value-type="float" office:value="0.5604364574" calcext:value-type="float">
            <text:p>0.5604364574</text:p>
          </table:table-cell>
          <table:table-cell office:value-type="float" office:value="0.5992739084" calcext:value-type="float">
            <text:p>0.5992739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66546556" calcext:value-type="float">
            <text:p>1.2666546556</text:p>
          </table:table-cell>
          <table:table-cell office:value-type="float" office:value="1.3947782233" calcext:value-type="float">
            <text:p>1.3947782233</text:p>
          </table:table-cell>
          <table:table-cell office:value-type="float" office:value="1.514343622" calcext:value-type="float">
            <text:p>1.514343622</text:p>
          </table:table-cell>
          <table:table-cell office:value-type="float" office:value="1.6339821175" calcext:value-type="float">
            <text:p>1.6339821175</text:p>
          </table:table-cell>
          <table:table-cell office:value-type="float" office:value="1.7558872759" calcext:value-type="float">
            <text:p>1.7558872759</text:p>
          </table:table-cell>
          <table:table-cell office:value-type="float" office:value="1.8803412495" calcext:value-type="float">
            <text:p>1.8803412495</text:p>
          </table:table-cell>
          <table:table-cell office:value-type="float" office:value="2.0073045082" calcext:value-type="float">
            <text:p>2.0073045082</text:p>
          </table:table-cell>
          <table:table-cell office:value-type="float" office:value="2.1365684706" calcext:value-type="float">
            <text:p>2.1365684706</text:p>
          </table:table-cell>
          <table:table-cell office:value-type="float" office:value="2.2678956988" calcext:value-type="float">
            <text:p>2.2678956988</text:p>
          </table:table-cell>
          <table:table-cell office:value-type="float" office:value="2.4010031812" calcext:value-type="float">
            <text:p>2.4010031812</text:p>
          </table:table-cell>
          <table:table-cell office:value-type="float" office:value="2.5355852687" calcext:value-type="float">
            <text:p>2.5355852687</text:p>
          </table:table-cell>
          <table:table-cell office:value-type="float" office:value="2.67133238" calcext:value-type="float">
            <text:p>2.67133238</text:p>
          </table:table-cell>
          <table:table-cell office:value-type="float" office:value="2.8079415645" calcext:value-type="float">
            <text:p>2.8079415645</text:p>
          </table:table-cell>
          <table:table-cell office:value-type="float" office:value="2.9451209043" calcext:value-type="float">
            <text:p>2.9451209043</text:p>
          </table:table-cell>
          <table:table-cell office:value-type="float" office:value="3.0825900027" calcext:value-type="float">
            <text:p>3.0825900027</text:p>
          </table:table-cell>
          <table:table-cell office:value-type="float" office:value="3.220078454" calcext:value-type="float">
            <text:p>3.220078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02488679" calcext:value-type="float">
            <text:p>0.5102488679</text:p>
          </table:table-cell>
          <table:table-cell office:value-type="float" office:value="0.5722853055" calcext:value-type="float">
            <text:p>0.5722853055</text:p>
          </table:table-cell>
          <table:table-cell office:value-type="float" office:value="0.6395472238" calcext:value-type="float">
            <text:p>0.6395472238</text:p>
          </table:table-cell>
          <table:table-cell office:value-type="float" office:value="0.7145765223" calcext:value-type="float">
            <text:p>0.7145765223</text:p>
          </table:table-cell>
          <table:table-cell office:value-type="float" office:value="0.7988149387" calcext:value-type="float">
            <text:p>0.7988149387</text:p>
          </table:table-cell>
          <table:table-cell office:value-type="float" office:value="0.8934766148" calcext:value-type="float">
            <text:p>0.8934766148</text:p>
          </table:table-cell>
          <table:table-cell office:value-type="float" office:value="0.9996688118" calcext:value-type="float">
            <text:p>0.9996688118</text:p>
          </table:table-cell>
          <table:table-cell office:value-type="float" office:value="1.1191359486" calcext:value-type="float">
            <text:p>1.1191359486</text:p>
          </table:table-cell>
          <table:table-cell office:value-type="float" office:value="1.2536883331" calcext:value-type="float">
            <text:p>1.2536883331</text:p>
          </table:table-cell>
          <table:table-cell office:value-type="float" office:value="1.4056650968" calcext:value-type="float">
            <text:p>1.4056650968</text:p>
          </table:table-cell>
          <table:table-cell office:value-type="float" office:value="1.5778056728" calcext:value-type="float">
            <text:p>1.5778056728</text:p>
          </table:table-cell>
          <table:table-cell office:value-type="float" office:value="1.7732881845" calcext:value-type="float">
            <text:p>1.7732881845</text:p>
          </table:table-cell>
          <table:table-cell office:value-type="float" office:value="1.9957484535" calcext:value-type="float">
            <text:p>1.9957484535</text:p>
          </table:table-cell>
          <table:table-cell office:value-type="float" office:value="2.2492638605" calcext:value-type="float">
            <text:p>2.2492638605</text:p>
          </table:table-cell>
          <table:table-cell office:value-type="float" office:value="2.5382865443" calcext:value-type="float">
            <text:p>2.5382865443</text:p>
          </table:table-cell>
          <table:table-cell office:value-type="float" office:value="2.8675178847" calcext:value-type="float">
            <text:p>2.8675178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261935425" calcext:value-type="float">
            <text:p>45.2261935425</text:p>
          </table:table-cell>
          <table:table-cell office:value-type="float" office:value="46.3592087825" calcext:value-type="float">
            <text:p>46.3592087825</text:p>
          </table:table-cell>
          <table:table-cell office:value-type="float" office:value="47.4878524494" calcext:value-type="float">
            <text:p>47.4878524494</text:p>
          </table:table-cell>
          <table:table-cell office:value-type="float" office:value="48.6470697435" calcext:value-type="float">
            <text:p>48.6470697435</text:p>
          </table:table-cell>
          <table:table-cell office:value-type="float" office:value="49.8446219899" calcext:value-type="float">
            <text:p>49.8446219899</text:p>
          </table:table-cell>
          <table:table-cell office:value-type="float" office:value="51.0801097573" calcext:value-type="float">
            <text:p>51.0801097573</text:p>
          </table:table-cell>
          <table:table-cell office:value-type="float" office:value="52.3483811846" calcext:value-type="float">
            <text:p>52.3483811846</text:p>
          </table:table-cell>
          <table:table-cell office:value-type="float" office:value="53.6485822573" calcext:value-type="float">
            <text:p>53.6485822573</text:p>
          </table:table-cell>
          <table:table-cell office:value-type="float" office:value="54.9764954227" calcext:value-type="float">
            <text:p>54.9764954227</text:p>
          </table:table-cell>
          <table:table-cell office:value-type="float" office:value="56.3293825477" calcext:value-type="float">
            <text:p>56.3293825477</text:p>
          </table:table-cell>
          <table:table-cell office:value-type="float" office:value="57.7039755448" calcext:value-type="float">
            <text:p>57.7039755448</text:p>
          </table:table-cell>
          <table:table-cell office:value-type="float" office:value="59.0966463097" calcext:value-type="float">
            <text:p>59.0966463097</text:p>
          </table:table-cell>
          <table:table-cell office:value-type="float" office:value="60.5035609232" calcext:value-type="float">
            <text:p>60.5035609232</text:p>
          </table:table-cell>
          <table:table-cell office:value-type="float" office:value="61.9208138138" calcext:value-type="float">
            <text:p>61.9208138138</text:p>
          </table:table-cell>
          <table:table-cell office:value-type="float" office:value="63.3445488442" calcext:value-type="float">
            <text:p>63.3445488442</text:p>
          </table:table-cell>
          <table:table-cell office:value-type="float" office:value="64.7710708801" calcext:value-type="float">
            <text:p>64.7710708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1.1797103013" calcext:value-type="float">
            <text:p>361.1797103013</text:p>
          </table:table-cell>
          <table:table-cell office:value-type="float" office:value="388.5860836445" calcext:value-type="float">
            <text:p>388.5860836445</text:p>
          </table:table-cell>
          <table:table-cell office:value-type="float" office:value="417.3325908546" calcext:value-type="float">
            <text:p>417.3325908546</text:p>
          </table:table-cell>
          <table:table-cell office:value-type="float" office:value="447.3604638877" calcext:value-type="float">
            <text:p>447.3604638877</text:p>
          </table:table-cell>
          <table:table-cell office:value-type="float" office:value="478.5931336968" calcext:value-type="float">
            <text:p>478.5931336968</text:p>
          </table:table-cell>
          <table:table-cell office:value-type="float" office:value="510.9453302268" calcext:value-type="float">
            <text:p>510.9453302268</text:p>
          </table:table-cell>
          <table:table-cell office:value-type="float" office:value="544.1528062987" calcext:value-type="float">
            <text:p>544.1528062987</text:p>
          </table:table-cell>
          <table:table-cell office:value-type="float" office:value="578.2155545283" calcext:value-type="float">
            <text:p>578.2155545283</text:p>
          </table:table-cell>
          <table:table-cell office:value-type="float" office:value="612.9637251049" calcext:value-type="float">
            <text:p>612.9637251049</text:p>
          </table:table-cell>
          <table:table-cell office:value-type="float" office:value="648.3163425644" calcext:value-type="float">
            <text:p>648.3163425644</text:p>
          </table:table-cell>
          <table:table-cell office:value-type="float" office:value="684.1705444462" calcext:value-type="float">
            <text:p>684.1705444462</text:p>
          </table:table-cell>
          <table:table-cell office:value-type="float" office:value="720.4063902774" calcext:value-type="float">
            <text:p>720.4063902774</text:p>
          </table:table-cell>
          <table:table-cell office:value-type="float" office:value="756.8926035243" calcext:value-type="float">
            <text:p>756.8926035243</text:p>
          </table:table-cell>
          <table:table-cell office:value-type="float" office:value="793.4926044435" calcext:value-type="float">
            <text:p>793.4926044435</text:p>
          </table:table-cell>
          <table:table-cell office:value-type="float" office:value="830.0707177983" calcext:value-type="float">
            <text:p>830.0707177983</text:p>
          </table:table-cell>
          <table:table-cell office:value-type="float" office:value="866.498331083" calcext:value-type="float">
            <text:p>866.498331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2.4786582263" calcext:value-type="float">
            <text:p>692.4786582263</text:p>
          </table:table-cell>
          <table:table-cell office:value-type="float" office:value="755.5823299599" calcext:value-type="float">
            <text:p>755.5823299599</text:p>
          </table:table-cell>
          <table:table-cell office:value-type="float" office:value="822.9987994678" calcext:value-type="float">
            <text:p>822.9987994678</text:p>
          </table:table-cell>
          <table:table-cell office:value-type="float" office:value="894.7518823681" calcext:value-type="float">
            <text:p>894.7518823681</text:p>
          </table:table-cell>
          <table:table-cell office:value-type="float" office:value="970.8250487633" calcext:value-type="float">
            <text:p>970.8250487633</text:p>
          </table:table-cell>
          <table:table-cell office:value-type="float" office:value="1051.1659707766" calcext:value-type="float">
            <text:p>1051.1659707766</text:p>
          </table:table-cell>
          <table:table-cell office:value-type="float" office:value="1135.6857579001" calcext:value-type="float">
            <text:p>1135.6857579001</text:p>
          </table:table-cell>
          <table:table-cell office:value-type="float" office:value="1224.4591982648" calcext:value-type="float">
            <text:p>1224.4591982648</text:p>
          </table:table-cell>
          <table:table-cell office:value-type="float" office:value="1317.4523683764" calcext:value-type="float">
            <text:p>1317.4523683764</text:p>
          </table:table-cell>
          <table:table-cell office:value-type="float" office:value="1414.6892941966" calcext:value-type="float">
            <text:p>1414.6892941966</text:p>
          </table:table-cell>
          <table:table-cell office:value-type="float" office:value="1516.1548912482" calcext:value-type="float">
            <text:p>1516.1548912482</text:p>
          </table:table-cell>
          <table:table-cell office:value-type="float" office:value="1621.8052243993" calcext:value-type="float">
            <text:p>1621.8052243993</text:p>
          </table:table-cell>
          <table:table-cell office:value-type="float" office:value="1731.5749813132" calcext:value-type="float">
            <text:p>1731.5749813132</text:p>
          </table:table-cell>
          <table:table-cell office:value-type="float" office:value="1845.3828626877" calcext:value-type="float">
            <text:p>1845.3828626877</text:p>
          </table:table-cell>
          <table:table-cell office:value-type="float" office:value="1963.1354393871" calcext:value-type="float">
            <text:p>1963.1354393871</text:p>
          </table:table-cell>
          <table:table-cell office:value-type="float" office:value="2084.7298941626" calcext:value-type="float">
            <text:p>2084.7298941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5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5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8886.3806134883" calcext:value-type="float">
            <text:p>28886.38061348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155649065" calcext:value-type="float">
            <text:p>37.155649065</text:p>
          </table:table-cell>
          <table:table-cell office:value-type="float" office:value="38.6705989564" calcext:value-type="float">
            <text:p>38.6705989564</text:p>
          </table:table-cell>
          <table:table-cell office:value-type="float" office:value="38.5435825402" calcext:value-type="float">
            <text:p>38.5435825402</text:p>
          </table:table-cell>
          <table:table-cell office:value-type="float" office:value="40.7204429285" calcext:value-type="float">
            <text:p>40.7204429285</text:p>
          </table:table-cell>
          <table:table-cell office:value-type="float" office:value="42.6574378879" calcext:value-type="float">
            <text:p>42.6574378879</text:p>
          </table:table-cell>
          <table:table-cell office:value-type="float" office:value="44.350900389" calcext:value-type="float">
            <text:p>44.350900389</text:p>
          </table:table-cell>
          <table:table-cell office:value-type="float" office:value="45.8070713876" calcext:value-type="float">
            <text:p>45.8070713876</text:p>
          </table:table-cell>
          <table:table-cell office:value-type="float" office:value="46.2439916755" calcext:value-type="float">
            <text:p>46.2439916755</text:p>
          </table:table-cell>
          <table:table-cell office:value-type="float" office:value="48.8112007878" calcext:value-type="float">
            <text:p>48.8112007878</text:p>
          </table:table-cell>
          <table:table-cell office:value-type="float" office:value="51.2046427667" calcext:value-type="float">
            <text:p>51.2046427667</text:p>
          </table:table-cell>
          <table:table-cell office:value-type="float" office:value="53.598527395" calcext:value-type="float">
            <text:p>53.598527395</text:p>
          </table:table-cell>
          <table:table-cell office:value-type="float" office:value="56.1909651897" calcext:value-type="float">
            <text:p>56.1909651897</text:p>
          </table:table-cell>
          <table:table-cell office:value-type="float" office:value="59.2324696023" calcext:value-type="float">
            <text:p>59.2324696023</text:p>
          </table:table-cell>
          <table:table-cell office:value-type="float" office:value="63.0691203138" calcext:value-type="float">
            <text:p>63.0691203138</text:p>
          </table:table-cell>
          <table:table-cell office:value-type="float" office:value="68.221683727" calcext:value-type="float">
            <text:p>68.221683727</text:p>
          </table:table-cell>
          <table:table-cell office:value-type="float" office:value="75.5508819267" calcext:value-type="float">
            <text:p>75.5508819267</text:p>
          </table:table-cell>
          <table:table-cell office:value-type="float" office:value="86.6216017185" calcext:value-type="float">
            <text:p>86.6216017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1802945223" calcext:value-type="float">
            <text:p>430.1802945223</text:p>
          </table:table-cell>
          <table:table-cell office:value-type="float" office:value="443.6209752093" calcext:value-type="float">
            <text:p>443.6209752093</text:p>
          </table:table-cell>
          <table:table-cell office:value-type="float" office:value="458.0108250162" calcext:value-type="float">
            <text:p>458.0108250162</text:p>
          </table:table-cell>
          <table:table-cell office:value-type="float" office:value="473.1338259917" calcext:value-type="float">
            <text:p>473.1338259917</text:p>
          </table:table-cell>
          <table:table-cell office:value-type="float" office:value="488.898443281" calcext:value-type="float">
            <text:p>488.898443281</text:p>
          </table:table-cell>
          <table:table-cell office:value-type="float" office:value="505.2302964517" calcext:value-type="float">
            <text:p>505.2302964517</text:p>
          </table:table-cell>
          <table:table-cell office:value-type="float" office:value="521.641830177" calcext:value-type="float">
            <text:p>521.641830177</text:p>
          </table:table-cell>
          <table:table-cell office:value-type="float" office:value="539.3903603521" calcext:value-type="float">
            <text:p>539.3903603521</text:p>
          </table:table-cell>
          <table:table-cell office:value-type="float" office:value="558.3012115101" calcext:value-type="float">
            <text:p>558.3012115101</text:p>
          </table:table-cell>
          <table:table-cell office:value-type="float" office:value="578.3897002677" calcext:value-type="float">
            <text:p>578.3897002677</text:p>
          </table:table-cell>
          <table:table-cell office:value-type="float" office:value="599.7976592763" calcext:value-type="float">
            <text:p>599.7976592763</text:p>
          </table:table-cell>
          <table:table-cell office:value-type="float" office:value="622.804954849" calcext:value-type="float">
            <text:p>622.804954849</text:p>
          </table:table-cell>
          <table:table-cell office:value-type="float" office:value="647.8788639937" calcext:value-type="float">
            <text:p>647.8788639937</text:p>
          </table:table-cell>
          <table:table-cell office:value-type="float" office:value="675.7719718756" calcext:value-type="float">
            <text:p>675.7719718756</text:p>
          </table:table-cell>
          <table:table-cell office:value-type="float" office:value="707.7154737881" calcext:value-type="float">
            <text:p>707.7154737881</text:p>
          </table:table-cell>
          <table:table-cell office:value-type="float" office:value="745.8207395768" calcext:value-type="float">
            <text:p>745.8207395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6.2840273324" calcext:value-type="float">
            <text:p>916.2840273324</text:p>
          </table:table-cell>
          <table:table-cell office:value-type="float" office:value="944.9126771959" calcext:value-type="float">
            <text:p>944.9126771959</text:p>
          </table:table-cell>
          <table:table-cell office:value-type="float" office:value="975.5630572845" calcext:value-type="float">
            <text:p>975.5630572845</text:p>
          </table:table-cell>
          <table:table-cell office:value-type="float" office:value="1007.7750493622" calcext:value-type="float">
            <text:p>1007.7750493622</text:p>
          </table:table-cell>
          <table:table-cell office:value-type="float" office:value="1041.3536841886" calcext:value-type="float">
            <text:p>1041.3536841886</text:p>
          </table:table-cell>
          <table:table-cell office:value-type="float" office:value="1076.1405314422" calcext:value-type="float">
            <text:p>1076.1405314422</text:p>
          </table:table-cell>
          <table:table-cell office:value-type="float" office:value="1111.0970982771" calcext:value-type="float">
            <text:p>1111.0970982771</text:p>
          </table:table-cell>
          <table:table-cell office:value-type="float" office:value="1148.9014675499" calcext:value-type="float">
            <text:p>1148.9014675499</text:p>
          </table:table-cell>
          <table:table-cell office:value-type="float" office:value="1189.1815805166" calcext:value-type="float">
            <text:p>1189.1815805166</text:p>
          </table:table-cell>
          <table:table-cell office:value-type="float" office:value="1231.9700615701" calcext:value-type="float">
            <text:p>1231.9700615701</text:p>
          </table:table-cell>
          <table:table-cell office:value-type="float" office:value="1277.5690142584" calcext:value-type="float">
            <text:p>1277.5690142584</text:p>
          </table:table-cell>
          <table:table-cell office:value-type="float" office:value="1326.5745538283" calcext:value-type="float">
            <text:p>1326.5745538283</text:p>
          </table:table-cell>
          <table:table-cell office:value-type="float" office:value="1379.9819803065" calcext:value-type="float">
            <text:p>1379.9819803065</text:p>
          </table:table-cell>
          <table:table-cell office:value-type="float" office:value="1439.394300095" calcext:value-type="float">
            <text:p>1439.394300095</text:p>
          </table:table-cell>
          <table:table-cell office:value-type="float" office:value="1507.4339591687" calcext:value-type="float">
            <text:p>1507.4339591687</text:p>
          </table:table-cell>
          <table:table-cell office:value-type="float" office:value="1588.5981752985" calcext:value-type="float">
            <text:p>1588.5981752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59571072" calcext:value-type="float">
            <text:p>1.4259571072</text:p>
          </table:table-cell>
          <table:table-cell office:value-type="float" office:value="1.5565092952" calcext:value-type="float">
            <text:p>1.5565092952</text:p>
          </table:table-cell>
          <table:table-cell office:value-type="float" office:value="1.6735738745" calcext:value-type="float">
            <text:p>1.6735738745</text:p>
          </table:table-cell>
          <table:table-cell office:value-type="float" office:value="1.7883063395" calcext:value-type="float">
            <text:p>1.7883063395</text:p>
          </table:table-cell>
          <table:table-cell office:value-type="float" office:value="1.9034171973" calcext:value-type="float">
            <text:p>1.9034171973</text:p>
          </table:table-cell>
          <table:table-cell office:value-type="float" office:value="2.0192655458" calcext:value-type="float">
            <text:p>2.0192655458</text:p>
          </table:table-cell>
          <table:table-cell office:value-type="float" office:value="2.1341468886" calcext:value-type="float">
            <text:p>2.1341468886</text:p>
          </table:table-cell>
          <table:table-cell office:value-type="float" office:value="2.2519739196" calcext:value-type="float">
            <text:p>2.2519739196</text:p>
          </table:table-cell>
          <table:table-cell office:value-type="float" office:value="2.3731197204" calcext:value-type="float">
            <text:p>2.3731197204</text:p>
          </table:table-cell>
          <table:table-cell office:value-type="float" office:value="2.4975755877" calcext:value-type="float">
            <text:p>2.4975755877</text:p>
          </table:table-cell>
          <table:table-cell office:value-type="float" office:value="2.6256463186" calcext:value-type="float">
            <text:p>2.6256463186</text:p>
          </table:table-cell>
          <table:table-cell office:value-type="float" office:value="2.7581388157" calcext:value-type="float">
            <text:p>2.7581388157</text:p>
          </table:table-cell>
          <table:table-cell office:value-type="float" office:value="2.8965081039" calcext:value-type="float">
            <text:p>2.8965081039</text:p>
          </table:table-cell>
          <table:table-cell office:value-type="float" office:value="3.0431009914" calcext:value-type="float">
            <text:p>3.0431009914</text:p>
          </table:table-cell>
          <table:table-cell office:value-type="float" office:value="3.2016275266" calcext:value-type="float">
            <text:p>3.2016275266</text:p>
          </table:table-cell>
          <table:table-cell office:value-type="float" office:value="3.3781065335" calcext:value-type="float">
            <text:p>3.37810653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174139516" calcext:value-type="float">
            <text:p>3.0174139516</text:p>
          </table:table-cell>
          <table:table-cell office:value-type="float" office:value="3.225817148" calcext:value-type="float">
            <text:p>3.225817148</text:p>
          </table:table-cell>
          <table:table-cell office:value-type="float" office:value="3.4339554752" calcext:value-type="float">
            <text:p>3.4339554752</text:p>
          </table:table-cell>
          <table:table-cell office:value-type="float" office:value="3.6449596841" calcext:value-type="float">
            <text:p>3.6449596841</text:p>
          </table:table-cell>
          <table:table-cell office:value-type="float" office:value="3.8570887289" calcext:value-type="float">
            <text:p>3.8570887289</text:p>
          </table:table-cell>
          <table:table-cell office:value-type="float" office:value="4.0690065655" calcext:value-type="float">
            <text:p>4.0690065655</text:p>
          </table:table-cell>
          <table:table-cell office:value-type="float" office:value="4.2750712514" calcext:value-type="float">
            <text:p>4.2750712514</text:p>
          </table:table-cell>
          <table:table-cell office:value-type="float" office:value="4.4892868437" calcext:value-type="float">
            <text:p>4.4892868437</text:p>
          </table:table-cell>
          <table:table-cell office:value-type="float" office:value="4.7091471983" calcext:value-type="float">
            <text:p>4.7091471983</text:p>
          </table:table-cell>
          <table:table-cell office:value-type="float" office:value="4.9342423609" calcext:value-type="float">
            <text:p>4.9342423609</text:p>
          </table:table-cell>
          <table:table-cell office:value-type="float" office:value="5.165506544" calcext:value-type="float">
            <text:p>5.165506544</text:p>
          </table:table-cell>
          <table:table-cell office:value-type="float" office:value="5.4051513401" calcext:value-type="float">
            <text:p>5.4051513401</text:p>
          </table:table-cell>
          <table:table-cell office:value-type="float" office:value="5.6569328321" calcext:value-type="float">
            <text:p>5.6569328321</text:p>
          </table:table-cell>
          <table:table-cell office:value-type="float" office:value="5.9267614446" calcext:value-type="float">
            <text:p>5.9267614446</text:p>
          </table:table-cell>
          <table:table-cell office:value-type="float" office:value="6.2239297928" calcext:value-type="float">
            <text:p>6.2239297928</text:p>
          </table:table-cell>
          <table:table-cell office:value-type="float" office:value="6.5636043221" calcext:value-type="float">
            <text:p>6.5636043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151163516" calcext:value-type="float">
            <text:p>2.5151163516</text:p>
          </table:table-cell>
          <table:table-cell office:value-type="float" office:value="2.6895538831" calcext:value-type="float">
            <text:p>2.6895538831</text:p>
          </table:table-cell>
          <table:table-cell office:value-type="float" office:value="2.8705465599" calcext:value-type="float">
            <text:p>2.8705465599</text:p>
          </table:table-cell>
          <table:table-cell office:value-type="float" office:value="3.0547323421" calcext:value-type="float">
            <text:p>3.0547323421</text:p>
          </table:table-cell>
          <table:table-cell office:value-type="float" office:value="3.2405683019" calcext:value-type="float">
            <text:p>3.2405683019</text:p>
          </table:table-cell>
          <table:table-cell office:value-type="float" office:value="3.4268752268" calcext:value-type="float">
            <text:p>3.4268752268</text:p>
          </table:table-cell>
          <table:table-cell office:value-type="float" office:value="3.6081205754" calcext:value-type="float">
            <text:p>3.6081205754</text:p>
          </table:table-cell>
          <table:table-cell office:value-type="float" office:value="3.797822366" calcext:value-type="float">
            <text:p>3.797822366</text:p>
          </table:table-cell>
          <table:table-cell office:value-type="float" office:value="3.9931981813" calcext:value-type="float">
            <text:p>3.9931981813</text:p>
          </table:table-cell>
          <table:table-cell office:value-type="float" office:value="4.1936210083" calcext:value-type="float">
            <text:p>4.1936210083</text:p>
          </table:table-cell>
          <table:table-cell office:value-type="float" office:value="4.3996867481" calcext:value-type="float">
            <text:p>4.3996867481</text:p>
          </table:table-cell>
          <table:table-cell office:value-type="float" office:value="4.6131035512" calcext:value-type="float">
            <text:p>4.6131035512</text:p>
          </table:table-cell>
          <table:table-cell office:value-type="float" office:value="4.8368921776" calcext:value-type="float">
            <text:p>4.8368921776</text:p>
          </table:table-cell>
          <table:table-cell office:value-type="float" office:value="5.075884996" calcext:value-type="float">
            <text:p>5.075884996</text:p>
          </table:table-cell>
          <table:table-cell office:value-type="float" office:value="5.3377524832" calcext:value-type="float">
            <text:p>5.3377524832</text:p>
          </table:table-cell>
          <table:table-cell office:value-type="float" office:value="5.6350941311" calcext:value-type="float">
            <text:p>5.6350941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75964153" calcext:value-type="float">
            <text:p>0.5575964153</text:p>
          </table:table-cell>
          <table:table-cell office:value-type="float" office:value="0.564477342" calcext:value-type="float">
            <text:p>0.564477342</text:p>
          </table:table-cell>
          <table:table-cell office:value-type="float" office:value="0.570832927" calcext:value-type="float">
            <text:p>0.570832927</text:p>
          </table:table-cell>
          <table:table-cell office:value-type="float" office:value="0.5765063386" calcext:value-type="float">
            <text:p>0.5765063386</text:p>
          </table:table-cell>
          <table:table-cell office:value-type="float" office:value="0.581388176" calcext:value-type="float">
            <text:p>0.581388176</text:p>
          </table:table-cell>
          <table:table-cell office:value-type="float" office:value="0.5859644777" calcext:value-type="float">
            <text:p>0.5859644777</text:p>
          </table:table-cell>
          <table:table-cell office:value-type="float" office:value="0.5905115171" calcext:value-type="float">
            <text:p>0.5905115171</text:p>
          </table:table-cell>
          <table:table-cell office:value-type="float" office:value="0.5952463526" calcext:value-type="float">
            <text:p>0.5952463526</text:p>
          </table:table-cell>
          <table:table-cell office:value-type="float" office:value="0.6005072959" calcext:value-type="float">
            <text:p>0.6005072959</text:p>
          </table:table-cell>
          <table:table-cell office:value-type="float" office:value="0.6067977889" calcext:value-type="float">
            <text:p>0.6067977889</text:p>
          </table:table-cell>
          <table:table-cell office:value-type="float" office:value="0.6148531545" calcext:value-type="float">
            <text:p>0.6148531545</text:p>
          </table:table-cell>
          <table:table-cell office:value-type="float" office:value="0.6257514486" calcext:value-type="float">
            <text:p>0.6257514486</text:p>
          </table:table-cell>
          <table:table-cell office:value-type="float" office:value="0.6411148097" calcext:value-type="float">
            <text:p>0.6411148097</text:p>
          </table:table-cell>
          <table:table-cell office:value-type="float" office:value="0.663510191" calcext:value-type="float">
            <text:p>0.66351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39.438212308" calcext:value-type="float">
            <text:p>39.438212308</text:p>
          </table:table-cell>
          <table:table-cell office:value-type="float" office:value="44.3312823378" calcext:value-type="float">
            <text:p>44.3312823378</text:p>
          </table:table-cell>
          <table:table-cell office:value-type="float" office:value="49.4362005626" calcext:value-type="float">
            <text:p>49.4362005626</text:p>
          </table:table-cell>
          <table:table-cell office:value-type="float" office:value="54.6501792614" calcext:value-type="float">
            <text:p>54.6501792614</text:p>
          </table:table-cell>
          <table:table-cell office:value-type="float" office:value="59.839902407" calcext:value-type="float">
            <text:p>59.839902407</text:p>
          </table:table-cell>
          <table:table-cell office:value-type="float" office:value="66.079053719" calcext:value-type="float">
            <text:p>66.079053719</text:p>
          </table:table-cell>
          <table:table-cell office:value-type="float" office:value="71.3794301169" calcext:value-type="float">
            <text:p>71.3794301169</text:p>
          </table:table-cell>
          <table:table-cell office:value-type="float" office:value="75.8063217349" calcext:value-type="float">
            <text:p>75.8063217349</text:p>
          </table:table-cell>
          <table:table-cell office:value-type="float" office:value="78.9004461271" calcext:value-type="float">
            <text:p>78.9004461271</text:p>
          </table:table-cell>
          <table:table-cell office:value-type="float" office:value="80.0644845195" calcext:value-type="float">
            <text:p>80.0644845195</text:p>
          </table:table-cell>
          <table:table-cell office:value-type="float" office:value="78.5300811242" calcext:value-type="float">
            <text:p>78.5300811242</text:p>
          </table:table-cell>
          <table:table-cell office:value-type="float" office:value="73.3145735666" calcext:value-type="float">
            <text:p>73.3145735666</text:p>
          </table:table-cell>
          <table:table-cell office:value-type="float" office:value="63.1811619184" calcext:value-type="float">
            <text:p>63.1811619184</text:p>
          </table:table-cell>
          <table:table-cell office:value-type="float" office:value="46.7104631879" calcext:value-type="float">
            <text:p>46.7104631879</text:p>
          </table:table-cell>
          <table:table-cell office:value-type="float" office:value="23.2127177924" calcext:value-type="float">
            <text:p>23.212717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771258447" calcext:value-type="float">
            <text:p>0.1771258447</text:p>
          </table:table-cell>
          <table:table-cell office:value-type="float" office:value="0.1966071501" calcext:value-type="float">
            <text:p>0.1966071501</text:p>
          </table:table-cell>
          <table:table-cell office:value-type="float" office:value="0.2171477107" calcext:value-type="float">
            <text:p>0.2171477107</text:p>
          </table:table-cell>
          <table:table-cell office:value-type="float" office:value="0.2385302831" calcext:value-type="float">
            <text:p>0.2385302831</text:p>
          </table:table-cell>
          <table:table-cell office:value-type="float" office:value="0.2604592464" calcext:value-type="float">
            <text:p>0.2604592464</text:p>
          </table:table-cell>
          <table:table-cell office:value-type="float" office:value="0.2779825513" calcext:value-type="float">
            <text:p>0.2779825513</text:p>
          </table:table-cell>
          <table:table-cell office:value-type="float" office:value="0.2926294257" calcext:value-type="float">
            <text:p>0.2926294257</text:p>
          </table:table-cell>
          <table:table-cell office:value-type="float" office:value="0.3047950312" calcext:value-type="float">
            <text:p>0.3047950312</text:p>
          </table:table-cell>
          <table:table-cell office:value-type="float" office:value="0.3134900959" calcext:value-type="float">
            <text:p>0.3134900959</text:p>
          </table:table-cell>
          <table:table-cell office:value-type="float" office:value="0.3173629892" calcext:value-type="float">
            <text:p>0.3173629892</text:p>
          </table:table-cell>
          <table:table-cell office:value-type="float" office:value="0.3145292448" calcext:value-type="float">
            <text:p>0.3145292448</text:p>
          </table:table-cell>
          <table:table-cell office:value-type="float" office:value="0.3022488236" calcext:value-type="float">
            <text:p>0.3022488236</text:p>
          </table:table-cell>
          <table:table-cell office:value-type="float" office:value="0.2762772339" calcext:value-type="float">
            <text:p>0.2762772339</text:p>
          </table:table-cell>
          <table:table-cell office:value-type="float" office:value="0.2294662788" calcext:value-type="float">
            <text:p>0.2294662788</text:p>
          </table:table-cell>
          <table:table-cell office:value-type="float" office:value="0.1486862914" calcext:value-type="float">
            <text:p>0.1486862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29.5606089487" calcext:value-type="float">
            <text:p>29.5606089487</text:p>
          </table:table-cell>
          <table:table-cell office:value-type="float" office:value="34.7771869985" calcext:value-type="float">
            <text:p>34.7771869985</text:p>
          </table:table-cell>
          <table:table-cell office:value-type="float" office:value="39.9301379176" calcext:value-type="float">
            <text:p>39.9301379176</text:p>
          </table:table-cell>
          <table:table-cell office:value-type="float" office:value="45.2565749017" calcext:value-type="float">
            <text:p>45.2565749017</text:p>
          </table:table-cell>
          <table:table-cell office:value-type="float" office:value="50.7062009677" calcext:value-type="float">
            <text:p>50.7062009677</text:p>
          </table:table-cell>
          <table:table-cell office:value-type="float" office:value="56.1547923385" calcext:value-type="float">
            <text:p>56.1547923385</text:p>
          </table:table-cell>
          <table:table-cell office:value-type="float" office:value="61.4370538368" calcext:value-type="float">
            <text:p>61.4370538368</text:p>
          </table:table-cell>
          <table:table-cell office:value-type="float" office:value="66.3801022012" calcext:value-type="float">
            <text:p>66.3801022012</text:p>
          </table:table-cell>
          <table:table-cell office:value-type="float" office:value="71.0646060415" calcext:value-type="float">
            <text:p>71.0646060415</text:p>
          </table:table-cell>
          <table:table-cell office:value-type="float" office:value="74.7131247455" calcext:value-type="float">
            <text:p>74.7131247455</text:p>
          </table:table-cell>
          <table:table-cell office:value-type="float" office:value="76.8851329331" calcext:value-type="float">
            <text:p>76.8851329331</text:p>
          </table:table-cell>
          <table:table-cell office:value-type="float" office:value="77.0233296762" calcext:value-type="float">
            <text:p>77.0233296762</text:p>
          </table:table-cell>
          <table:table-cell office:value-type="float" office:value="74.4342067954" calcext:value-type="float">
            <text:p>74.4342067954</text:p>
          </table:table-cell>
          <table:table-cell office:value-type="float" office:value="68.2794468077" calcext:value-type="float">
            <text:p>68.2794468077</text:p>
          </table:table-cell>
          <table:table-cell office:value-type="float" office:value="57.6262334198" calcext:value-type="float">
            <text:p>57.6262334198</text:p>
          </table:table-cell>
          <table:table-cell office:value-type="float" office:value="41.7075721615" calcext:value-type="float">
            <text:p>41.7075721615</text:p>
          </table:table-cell>
          <table:table-cell office:value-type="float" office:value="20.885643399" calcext:value-type="float">
            <text:p>20.885643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3.5091742803" calcext:value-type="float">
            <text:p>133.5091742803</text:p>
          </table:table-cell>
          <table:table-cell office:value-type="float" office:value="157.8014636815" calcext:value-type="float">
            <text:p>157.8014636815</text:p>
          </table:table-cell>
          <table:table-cell office:value-type="float" office:value="184.4875202144" calcext:value-type="float">
            <text:p>184.4875202144</text:p>
          </table:table-cell>
          <table:table-cell office:value-type="float" office:value="213.6058798663" calcext:value-type="float">
            <text:p>213.6058798663</text:p>
          </table:table-cell>
          <table:table-cell office:value-type="float" office:value="245.0129460052" calcext:value-type="float">
            <text:p>245.0129460052</text:p>
          </table:table-cell>
          <table:table-cell office:value-type="float" office:value="278.657460248" calcext:value-type="float">
            <text:p>278.657460248</text:p>
          </table:table-cell>
          <table:table-cell office:value-type="float" office:value="314.4742376806" calcext:value-type="float">
            <text:p>314.4742376806</text:p>
          </table:table-cell>
          <table:table-cell office:value-type="float" office:value="344.2061303447" calcext:value-type="float">
            <text:p>344.2061303447</text:p>
          </table:table-cell>
          <table:table-cell office:value-type="float" office:value="391.5776653227" calcext:value-type="float">
            <text:p>391.5776653227</text:p>
          </table:table-cell>
          <table:table-cell office:value-type="float" office:value="440.2982861161" calcext:value-type="float">
            <text:p>440.2982861161</text:p>
          </table:table-cell>
          <table:table-cell office:value-type="float" office:value="490.539852529" calcext:value-type="float">
            <text:p>490.539852529</text:p>
          </table:table-cell>
          <table:table-cell office:value-type="float" office:value="542.3926216256" calcext:value-type="float">
            <text:p>542.3926216256</text:p>
          </table:table-cell>
          <table:table-cell office:value-type="float" office:value="595.8819583865" calcext:value-type="float">
            <text:p>595.8819583865</text:p>
          </table:table-cell>
          <table:table-cell office:value-type="float" office:value="650.9731084325" calcext:value-type="float">
            <text:p>650.9731084325</text:p>
          </table:table-cell>
          <table:table-cell office:value-type="float" office:value="707.5617272576" calcext:value-type="float">
            <text:p>707.5617272576</text:p>
          </table:table-cell>
          <table:table-cell office:value-type="float" office:value="765.4391999953" calcext:value-type="float">
            <text:p>765.4391999953</text:p>
          </table:table-cell>
          <table:table-cell office:value-type="float" office:value="824.2020503267" calcext:value-type="float">
            <text:p>824.2020503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500263471" calcext:value-type="float">
            <text:p>0.0500263471</text:p>
          </table:table-cell>
          <table:table-cell office:value-type="float" office:value="0.0500255409" calcext:value-type="float">
            <text:p>0.0500255409</text:p>
          </table:table-cell>
          <table:table-cell office:value-type="float" office:value="0.0500246528" calcext:value-type="float">
            <text:p>0.0500246528</text:p>
          </table:table-cell>
          <table:table-cell office:value-type="float" office:value="0.0500236176" calcext:value-type="float">
            <text:p>0.0500236176</text:p>
          </table:table-cell>
          <table:table-cell office:value-type="float" office:value="0.05002264" calcext:value-type="float">
            <text:p>0.05002264</text:p>
          </table:table-cell>
          <table:table-cell office:value-type="float" office:value="0.0500314566" calcext:value-type="float">
            <text:p>0.0500314566</text:p>
          </table:table-cell>
          <table:table-cell office:value-type="float" office:value="0.0500000792" calcext:value-type="float">
            <text:p>0.0500000792</text:p>
          </table:table-cell>
          <table:table-cell office:value-type="float" office:value="0.0500236834" calcext:value-type="float">
            <text:p>0.0500236834</text:p>
          </table:table-cell>
          <table:table-cell office:value-type="float" office:value="0.050021724" calcext:value-type="float">
            <text:p>0.050021724</text:p>
          </table:table-cell>
          <table:table-cell office:value-type="float" office:value="0.0500202098" calcext:value-type="float">
            <text:p>0.0500202098</text:p>
          </table:table-cell>
          <table:table-cell office:value-type="float" office:value="0.0500189798" calcext:value-type="float">
            <text:p>0.0500189798</text:p>
          </table:table-cell>
          <table:table-cell office:value-type="float" office:value="0.050017937" calcext:value-type="float">
            <text:p>0.050017937</text:p>
          </table:table-cell>
          <table:table-cell office:value-type="float" office:value="0.0500170184" calcext:value-type="float">
            <text:p>0.0500170184</text:p>
          </table:table-cell>
          <table:table-cell office:value-type="float" office:value="0.0500161788" calcext:value-type="float">
            <text:p>0.0500161788</text:p>
          </table:table-cell>
          <table:table-cell office:value-type="float" office:value="0.0500153774" calcext:value-type="float">
            <text:p>0.0500153774</text:p>
          </table:table-cell>
          <table:table-cell office:value-type="float" office:value="0.0500145634" calcext:value-type="float">
            <text:p>0.0500145634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4.239126148" calcext:value-type="float">
            <text:p>134.239126148</text:p>
          </table:table-cell>
          <table:table-cell office:value-type="float" office:value="158.9601796157" calcext:value-type="float">
            <text:p>158.9601796157</text:p>
          </table:table-cell>
          <table:table-cell office:value-type="float" office:value="186.2249279131" calcext:value-type="float">
            <text:p>186.2249279131</text:p>
          </table:table-cell>
          <table:table-cell office:value-type="float" office:value="215.9345439704" calcext:value-type="float">
            <text:p>215.9345439704</text:p>
          </table:table-cell>
          <table:table-cell office:value-type="float" office:value="248.0677063558" calcext:value-type="float">
            <text:p>248.0677063558</text:p>
          </table:table-cell>
          <table:table-cell office:value-type="float" office:value="282.5986507014" calcext:value-type="float">
            <text:p>282.5986507014</text:p>
          </table:table-cell>
          <table:table-cell office:value-type="float" office:value="319.4839786408" calcext:value-type="float">
            <text:p>319.4839786408</text:p>
          </table:table-cell>
          <table:table-cell office:value-type="float" office:value="350.3340457227" calcext:value-type="float">
            <text:p>350.3340457227</text:p>
          </table:table-cell>
          <table:table-cell office:value-type="float" office:value="399.3221834957" calcext:value-type="float">
            <text:p>399.3221834957</text:p>
          </table:table-cell>
          <table:table-cell office:value-type="float" office:value="449.9296065815" calcext:value-type="float">
            <text:p>449.9296065815</text:p>
          </table:table-cell>
          <table:table-cell office:value-type="float" office:value="502.3558063558" calcext:value-type="float">
            <text:p>502.3558063558</text:p>
          </table:table-cell>
          <table:table-cell office:value-type="float" office:value="556.720255347" calcext:value-type="float">
            <text:p>556.720255347</text:p>
          </table:table-cell>
          <table:table-cell office:value-type="float" office:value="613.0841060771" calcext:value-type="float">
            <text:p>613.0841060771</text:p>
          </table:table-cell>
          <table:table-cell office:value-type="float" office:value="671.4637616757" calcext:value-type="float">
            <text:p>671.4637616757</text:p>
          </table:table-cell>
          <table:table-cell office:value-type="float" office:value="731.838963576" calcext:value-type="float">
            <text:p>731.838963576</text:p>
          </table:table-cell>
          <table:table-cell office:value-type="float" office:value="794.1559700144" calcext:value-type="float">
            <text:p>794.1559700144</text:p>
          </table:table-cell>
          <table:table-cell office:value-type="float" office:value="858.3242521391" calcext:value-type="float">
            <text:p>858.3242521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290" calcext:value-type="float">
            <text:p>290</text:p>
          </table:table-cell>
          <table:table-cell office:value-type="float" office:value="342.1303779957" calcext:value-type="float">
            <text:p>342.1303779957</text:p>
          </table:table-cell>
          <table:table-cell office:value-type="float" office:value="400.0641237024" calcext:value-type="float">
            <text:p>400.0641237024</text:p>
          </table:table-cell>
          <table:table-cell office:value-type="float" office:value="463.0782135162" calcext:value-type="float">
            <text:p>463.0782135162</text:p>
          </table:table-cell>
          <table:table-cell office:value-type="float" office:value="531.063244059" calcext:value-type="float">
            <text:p>531.063244059</text:p>
          </table:table-cell>
          <table:table-cell office:value-type="float" office:value="603.9259390314" calcext:value-type="float">
            <text:p>603.9259390314</text:p>
          </table:table-cell>
          <table:table-cell office:value-type="float" office:value="681.4894015485" calcext:value-type="float">
            <text:p>681.4894015485</text:p>
          </table:table-cell>
          <table:table-cell office:value-type="float" office:value="705.9767032373" calcext:value-type="float">
            <text:p>705.9767032373</text:p>
          </table:table-cell>
          <table:table-cell office:value-type="float" office:value="844.3893517571" calcext:value-type="float">
            <text:p>844.3893517571</text:p>
          </table:table-cell>
          <table:table-cell office:value-type="float" office:value="984.9578934013" calcext:value-type="float">
            <text:p>984.9578934013</text:p>
          </table:table-cell>
          <table:table-cell office:value-type="float" office:value="1128.4750845169" calcext:value-type="float">
            <text:p>1128.4750845169</text:p>
          </table:table-cell>
          <table:table-cell office:value-type="float" office:value="1275.6224962433" calcext:value-type="float">
            <text:p>1275.6224962433</text:p>
          </table:table-cell>
          <table:table-cell office:value-type="float" office:value="1426.9146922461" calcext:value-type="float">
            <text:p>1426.9146922461</text:p>
          </table:table-cell>
          <table:table-cell office:value-type="float" office:value="1582.6870214994" calcext:value-type="float">
            <text:p>1582.6870214994</text:p>
          </table:table-cell>
          <table:table-cell office:value-type="float" office:value="1743.0943379515" calcext:value-type="float">
            <text:p>1743.0943379515</text:p>
          </table:table-cell>
          <table:table-cell office:value-type="float" office:value="1908.0984814465" calcext:value-type="float">
            <text:p>1908.0984814465</text:p>
          </table:table-cell>
          <table:table-cell office:value-type="float" office:value="2077.417811157" calcext:value-type="float">
            <text:p>2077.417811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559948092" calcext:value-type="float">
            <text:p>0.2559948092</text:p>
          </table:table-cell>
          <table:table-cell office:value-type="float" office:value="0.2509983776" calcext:value-type="float">
            <text:p>0.2509983776</text:p>
          </table:table-cell>
          <table:table-cell office:value-type="float" office:value="0.2459183676" calcext:value-type="float">
            <text:p>0.2459183676</text:p>
          </table:table-cell>
          <table:table-cell office:value-type="float" office:value="0.2412107662" calcext:value-type="float">
            <text:p>0.2412107662</text:p>
          </table:table-cell>
          <table:table-cell office:value-type="float" office:value="0.2369984189" calcext:value-type="float">
            <text:p>0.2369984189</text:p>
          </table:table-cell>
          <table:table-cell office:value-type="float" office:value="0.2331731392" calcext:value-type="float">
            <text:p>0.2331731392</text:p>
          </table:table-cell>
          <table:table-cell office:value-type="float" office:value="0.1930613005" calcext:value-type="float">
            <text:p>0.1930613005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4.1776555991" calcext:value-type="float">
            <text:p>34.1776555991</text:p>
          </table:table-cell>
          <table:table-cell office:value-type="float" office:value="39.6079113599" calcext:value-type="float">
            <text:p>39.6079113599</text:p>
          </table:table-cell>
          <table:table-cell office:value-type="float" office:value="45.3688698222" calcext:value-type="float">
            <text:p>45.3688698222</text:p>
          </table:table-cell>
          <table:table-cell office:value-type="float" office:value="51.524037952" calcext:value-type="float">
            <text:p>51.524037952</text:p>
          </table:table-cell>
          <table:table-cell office:value-type="float" office:value="58.0676808094" calcext:value-type="float">
            <text:p>58.0676808094</text:p>
          </table:table-cell>
          <table:table-cell office:value-type="float" office:value="64.975434762" calcext:value-type="float">
            <text:p>64.975434762</text:p>
          </table:table-cell>
          <table:table-cell office:value-type="float" office:value="60.7128053034" calcext:value-type="float">
            <text:p>60.7128053034</text:p>
          </table:table-cell>
          <table:table-cell office:value-type="float" office:value="85.5034336525" calcext:value-type="float">
            <text:p>85.5034336525</text:p>
          </table:table-cell>
          <table:table-cell office:value-type="float" office:value="97.2708850165" calcext:value-type="float">
            <text:p>97.2708850165</text:p>
          </table:table-cell>
          <table:table-cell office:value-type="float" office:value="109.3734596085" calcext:value-type="float">
            <text:p>109.3734596085</text:p>
          </table:table-cell>
          <table:table-cell office:value-type="float" office:value="121.8538487174" calcext:value-type="float">
            <text:p>121.8538487174</text:p>
          </table:table-cell>
          <table:table-cell office:value-type="float" office:value="134.7344728879" calcext:value-type="float">
            <text:p>134.7344728879</text:p>
          </table:table-cell>
          <table:table-cell office:value-type="float" office:value="148.021632975" calcext:value-type="float">
            <text:p>148.021632975</text:p>
          </table:table-cell>
          <table:table-cell office:value-type="float" office:value="161.7066957253" calcext:value-type="float">
            <text:p>161.7066957253</text:p>
          </table:table-cell>
          <table:table-cell office:value-type="float" office:value="175.7637411659" calcext:value-type="float">
            <text:p>175.7637411659</text:p>
          </table:table-cell>
          <table:table-cell office:value-type="float" office:value="190.1409477695" calcext:value-type="float">
            <text:p>190.1409477695</text:p>
          </table:table-cell>
          <table:table-cell office:value-type="float" office:value="204.7380889347" calcext:value-type="float">
            <text:p>204.73808893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3.5152398768" calcext:value-type="float">
            <text:p>133.5152398768</text:p>
          </table:table-cell>
          <table:table-cell office:value-type="float" office:value="157.8395680235" calcext:value-type="float">
            <text:p>157.8395680235</text:p>
          </table:table-cell>
          <table:table-cell office:value-type="float" office:value="184.6607177849" calcext:value-type="float">
            <text:p>184.6607177849</text:p>
          </table:table-cell>
          <table:table-cell office:value-type="float" office:value="213.8377018074" calcext:value-type="float">
            <text:p>213.8377018074</text:p>
          </table:table-cell>
          <table:table-cell office:value-type="float" office:value="245.317230069" calcext:value-type="float">
            <text:p>245.317230069</text:p>
          </table:table-cell>
          <table:table-cell office:value-type="float" office:value="279.048948636" calcext:value-type="float">
            <text:p>279.048948636</text:p>
          </table:table-cell>
          <table:table-cell office:value-type="float" office:value="314.9676057072" calcext:value-type="float">
            <text:p>314.9676057072</text:p>
          </table:table-cell>
          <table:table-cell office:value-type="float" office:value="344.8020122226" calcext:value-type="float">
            <text:p>344.8020122226</text:p>
          </table:table-cell>
          <table:table-cell office:value-type="float" office:value="392.3011023562" calcext:value-type="float">
            <text:p>392.3011023562</text:p>
          </table:table-cell>
          <table:table-cell office:value-type="float" office:value="441.1446886218" calcext:value-type="float">
            <text:p>441.1446886218</text:p>
          </table:table-cell>
          <table:table-cell office:value-type="float" office:value="491.4914863415" calcext:value-type="float">
            <text:p>491.4914863415</text:p>
          </table:table-cell>
          <table:table-cell office:value-type="float" office:value="543.4137713954" calcext:value-type="float">
            <text:p>543.4137713954</text:p>
          </table:table-cell>
          <table:table-cell office:value-type="float" office:value="596.914250557" calcext:value-type="float">
            <text:p>596.914250557</text:p>
          </table:table-cell>
          <table:table-cell office:value-type="float" office:value="651.9326970686" calcext:value-type="float">
            <text:p>651.9326970686</text:p>
          </table:table-cell>
          <table:table-cell office:value-type="float" office:value="708.3425217201" calcext:value-type="float">
            <text:p>708.3425217201</text:p>
          </table:table-cell>
          <table:table-cell office:value-type="float" office:value="765.933094696" calcext:value-type="float">
            <text:p>765.933094696</text:p>
          </table:table-cell>
          <table:table-cell office:value-type="float" office:value="824.3654854993" calcext:value-type="float">
            <text:p>824.36548549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8121759188" calcext:value-type="float">
            <text:p>12.8121759188</text:p>
          </table:table-cell>
          <table:table-cell office:value-type="float" office:value="14.5247900489" calcext:value-type="float">
            <text:p>14.5247900489</text:p>
          </table:table-cell>
          <table:table-cell office:value-type="float" office:value="16.4032368663" calcext:value-type="float">
            <text:p>16.4032368663</text:p>
          </table:table-cell>
          <table:table-cell office:value-type="float" office:value="18.4464419081" calcext:value-type="float">
            <text:p>18.4464419081</text:p>
          </table:table-cell>
          <table:table-cell office:value-type="float" office:value="20.6421449559" calcext:value-type="float">
            <text:p>20.6421449559</text:p>
          </table:table-cell>
          <table:table-cell office:value-type="float" office:value="22.991931006" calcext:value-type="float">
            <text:p>22.991931006</text:p>
          </table:table-cell>
          <table:table-cell office:value-type="float" office:value="26.7072360916" calcext:value-type="float">
            <text:p>26.7072360916</text:p>
          </table:table-cell>
          <table:table-cell office:value-type="float" office:value="26.7173115911" calcext:value-type="float">
            <text:p>26.7173115911</text:p>
          </table:table-cell>
          <table:table-cell office:value-type="float" office:value="29.9068870202" calcext:value-type="float">
            <text:p>29.9068870202</text:p>
          </table:table-cell>
          <table:table-cell office:value-type="float" office:value="33.1663331967" calcext:value-type="float">
            <text:p>33.1663331967</text:p>
          </table:table-cell>
          <table:table-cell office:value-type="float" office:value="36.516768523" calcext:value-type="float">
            <text:p>36.516768523</text:p>
          </table:table-cell>
          <table:table-cell office:value-type="float" office:value="39.9708693867" calcext:value-type="float">
            <text:p>39.9708693867</text:p>
          </table:table-cell>
          <table:table-cell office:value-type="float" office:value="43.5349579187" calcext:value-type="float">
            <text:p>43.5349579187</text:p>
          </table:table-cell>
          <table:table-cell office:value-type="float" office:value="47.2098957823" calcext:value-type="float">
            <text:p>47.2098957823</text:p>
          </table:table-cell>
          <table:table-cell office:value-type="float" office:value="50.9907703308" calcext:value-type="float">
            <text:p>50.9907703308</text:p>
          </table:table-cell>
          <table:table-cell office:value-type="float" office:value="54.8646843325" calcext:value-type="float">
            <text:p>54.8646843325</text:p>
          </table:table-cell>
          <table:table-cell office:value-type="float" office:value="58.8045395921" calcext:value-type="float">
            <text:p>58.8045395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9.3315186811" calcext:value-type="float">
            <text:p>99.3315186811</text:p>
          </table:table-cell>
          <table:table-cell office:value-type="float" office:value="118.1935523215" calcext:value-type="float">
            <text:p>118.1935523215</text:p>
          </table:table-cell>
          <table:table-cell office:value-type="float" office:value="139.1186503922" calcext:value-type="float">
            <text:p>139.1186503922</text:p>
          </table:table-cell>
          <table:table-cell office:value-type="float" office:value="162.0818419143" calcext:value-type="float">
            <text:p>162.0818419143</text:p>
          </table:table-cell>
          <table:table-cell office:value-type="float" office:value="186.9452651958" calcext:value-type="float">
            <text:p>186.9452651958</text:p>
          </table:table-cell>
          <table:table-cell office:value-type="float" office:value="213.682025486" calcext:value-type="float">
            <text:p>213.682025486</text:p>
          </table:table-cell>
          <table:table-cell office:value-type="float" office:value="253.7614323772" calcext:value-type="float">
            <text:p>253.7614323772</text:p>
          </table:table-cell>
          <table:table-cell office:value-type="float" office:value="258.7026966922" calcext:value-type="float">
            <text:p>258.7026966922</text:p>
          </table:table-cell>
          <table:table-cell office:value-type="float" office:value="294.3067803062" calcext:value-type="float">
            <text:p>294.3067803062</text:p>
          </table:table-cell>
          <table:table-cell office:value-type="float" office:value="330.9248265077" calcext:value-type="float">
            <text:p>330.9248265077</text:p>
          </table:table-cell>
          <table:table-cell office:value-type="float" office:value="368.6860038116" calcext:value-type="float">
            <text:p>368.6860038116</text:p>
          </table:table-cell>
          <table:table-cell office:value-type="float" office:value="407.6581487377" calcext:value-type="float">
            <text:p>407.6581487377</text:p>
          </table:table-cell>
          <table:table-cell office:value-type="float" office:value="447.8603254115" calcext:value-type="float">
            <text:p>447.8603254115</text:p>
          </table:table-cell>
          <table:table-cell office:value-type="float" office:value="489.2664127072" calcext:value-type="float">
            <text:p>489.2664127072</text:p>
          </table:table-cell>
          <table:table-cell office:value-type="float" office:value="531.7979860917" calcext:value-type="float">
            <text:p>531.7979860917</text:p>
          </table:table-cell>
          <table:table-cell office:value-type="float" office:value="575.2982522258" calcext:value-type="float">
            <text:p>575.2982522258</text:p>
          </table:table-cell>
          <table:table-cell office:value-type="float" office:value="619.463961392" calcext:value-type="float">
            <text:p>619.463961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0496372" calcext:value-type="float">
            <text:p>0.0070496372</text:p>
          </table:table-cell>
          <table:table-cell office:value-type="float" office:value="0.0083995744" calcext:value-type="float">
            <text:p>0.0083995744</text:p>
          </table:table-cell>
          <table:table-cell office:value-type="float" office:value="0.0097105453" calcext:value-type="float">
            <text:p>0.0097105453</text:p>
          </table:table-cell>
          <table:table-cell office:value-type="float" office:value="0.0110876032" calcext:value-type="float">
            <text:p>0.0110876032</text:p>
          </table:table-cell>
          <table:table-cell office:value-type="float" office:value="0.0125609307" calcext:value-type="float">
            <text:p>0.0125609307</text:p>
          </table:table-cell>
          <table:table-cell office:value-type="float" office:value="0.0141364614" calcext:value-type="float">
            <text:p>0.0141364614</text:p>
          </table:table-cell>
          <table:table-cell office:value-type="float" office:value="0.0157907391" calcext:value-type="float">
            <text:p>0.0157907391</text:p>
          </table:table-cell>
          <table:table-cell office:value-type="float" office:value="0.0175824971" calcext:value-type="float">
            <text:p>0.0175824971</text:p>
          </table:table-cell>
          <table:table-cell office:value-type="float" office:value="0.0195250942" calcext:value-type="float">
            <text:p>0.0195250942</text:p>
          </table:table-cell>
          <table:table-cell office:value-type="float" office:value="0.0216267432" calcext:value-type="float">
            <text:p>0.0216267432</text:p>
          </table:table-cell>
          <table:table-cell office:value-type="float" office:value="0.0239015625" calcext:value-type="float">
            <text:p>0.0239015625</text:p>
          </table:table-cell>
          <table:table-cell office:value-type="float" office:value="0.0263746122" calcext:value-type="float">
            <text:p>0.0263746122</text:p>
          </table:table-cell>
          <table:table-cell office:value-type="float" office:value="0.0290872951" calcext:value-type="float">
            <text:p>0.0290872951</text:p>
          </table:table-cell>
          <table:table-cell office:value-type="float" office:value="0.0321060275" calcext:value-type="float">
            <text:p>0.0321060275</text:p>
          </table:table-cell>
          <table:table-cell office:value-type="float" office:value="0.035538202" calcext:value-type="float">
            <text:p>0.035538202</text:p>
          </table:table-cell>
          <table:table-cell office:value-type="float" office:value="0.0395640302" calcext:value-type="float">
            <text:p>0.0395640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238862712" calcext:value-type="float">
            <text:p>0.7238862712</text:p>
          </table:table-cell>
          <table:table-cell office:value-type="float" office:value="1.1206115922" calcext:value-type="float">
            <text:p>1.1206115922</text:p>
          </table:table-cell>
          <table:table-cell office:value-type="float" office:value="1.5642101283" calcext:value-type="float">
            <text:p>1.5642101283</text:p>
          </table:table-cell>
          <table:table-cell office:value-type="float" office:value="2.096842163" calcext:value-type="float">
            <text:p>2.096842163</text:p>
          </table:table-cell>
          <table:table-cell office:value-type="float" office:value="2.7504762869" calcext:value-type="float">
            <text:p>2.7504762869</text:p>
          </table:table-cell>
          <table:table-cell office:value-type="float" office:value="3.5497020654" calcext:value-type="float">
            <text:p>3.5497020654</text:p>
          </table:table-cell>
          <table:table-cell office:value-type="float" office:value="4.5163729336" calcext:value-type="float">
            <text:p>4.5163729336</text:p>
          </table:table-cell>
          <table:table-cell office:value-type="float" office:value="5.5320335" calcext:value-type="float">
            <text:p>5.5320335</text:p>
          </table:table-cell>
          <table:table-cell office:value-type="float" office:value="7.0210811395" calcext:value-type="float">
            <text:p>7.0210811395</text:p>
          </table:table-cell>
          <table:table-cell office:value-type="float" office:value="8.7849179596" calcext:value-type="float">
            <text:p>8.7849179596</text:p>
          </table:table-cell>
          <table:table-cell office:value-type="float" office:value="10.8643200142" calcext:value-type="float">
            <text:p>10.8643200142</text:p>
          </table:table-cell>
          <table:table-cell office:value-type="float" office:value="13.3064839515" calcext:value-type="float">
            <text:p>13.3064839515</text:p>
          </table:table-cell>
          <table:table-cell office:value-type="float" office:value="16.1698555201" calcext:value-type="float">
            <text:p>16.1698555201</text:p>
          </table:table-cell>
          <table:table-cell office:value-type="float" office:value="19.5310646071" calcext:value-type="float">
            <text:p>19.5310646071</text:p>
          </table:table-cell>
          <table:table-cell office:value-type="float" office:value="23.4964418559" calcext:value-type="float">
            <text:p>23.4964418559</text:p>
          </table:table-cell>
          <table:table-cell office:value-type="float" office:value="28.2228753183" calcext:value-type="float">
            <text:p>28.2228753183</text:p>
          </table:table-cell>
          <table:table-cell office:value-type="float" office:value="33.9587666398" calcext:value-type="float">
            <text:p>33.9587666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0655965" calcext:value-type="float">
            <text:p>0.0060655965</text:p>
          </table:table-cell>
          <table:table-cell office:value-type="float" office:value="0.038104342" calcext:value-type="float">
            <text:p>0.038104342</text:p>
          </table:table-cell>
          <table:table-cell office:value-type="float" office:value="0.1731975705" calcext:value-type="float">
            <text:p>0.1731975705</text:p>
          </table:table-cell>
          <table:table-cell office:value-type="float" office:value="0.2318219411" calcext:value-type="float">
            <text:p>0.2318219411</text:p>
          </table:table-cell>
          <table:table-cell office:value-type="float" office:value="0.3042840637" calcext:value-type="float">
            <text:p>0.3042840637</text:p>
          </table:table-cell>
          <table:table-cell office:value-type="float" office:value="0.391488388" calcext:value-type="float">
            <text:p>0.391488388</text:p>
          </table:table-cell>
          <table:table-cell office:value-type="float" office:value="0.4933680266" calcext:value-type="float">
            <text:p>0.4933680266</text:p>
          </table:table-cell>
          <table:table-cell office:value-type="float" office:value="0.595881878" calcext:value-type="float">
            <text:p>0.595881878</text:p>
          </table:table-cell>
          <table:table-cell office:value-type="float" office:value="0.7234370335" calcext:value-type="float">
            <text:p>0.7234370335</text:p>
          </table:table-cell>
          <table:table-cell office:value-type="float" office:value="0.8464025057" calcext:value-type="float">
            <text:p>0.8464025057</text:p>
          </table:table-cell>
          <table:table-cell office:value-type="float" office:value="0.9516338125" calcext:value-type="float">
            <text:p>0.9516338125</text:p>
          </table:table-cell>
          <table:table-cell office:value-type="float" office:value="1.0211497699" calcext:value-type="float">
            <text:p>1.0211497699</text:p>
          </table:table-cell>
          <table:table-cell office:value-type="float" office:value="1.0322921705" calcext:value-type="float">
            <text:p>1.0322921705</text:p>
          </table:table-cell>
          <table:table-cell office:value-type="float" office:value="0.9595886361" calcext:value-type="float">
            <text:p>0.9595886361</text:p>
          </table:table-cell>
          <table:table-cell office:value-type="float" office:value="0.7807944625" calcext:value-type="float">
            <text:p>0.7807944625</text:p>
          </table:table-cell>
          <table:table-cell office:value-type="float" office:value="0.4938947007" calcext:value-type="float">
            <text:p>0.4938947007</text:p>
          </table:table-cell>
          <table:table-cell office:value-type="float" office:value="0.1634351726" calcext:value-type="float">
            <text:p>0.1634351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701" calcext:value-type="float">
            <text:p>0.0002414701</text:p>
          </table:table-cell>
          <table:table-cell office:value-type="float" office:value="0.0009388037" calcext:value-type="float">
            <text:p>0.0009388037</text:p>
          </table:table-cell>
          <table:table-cell office:value-type="float" office:value="0.0010852788" calcext:value-type="float">
            <text:p>0.0010852788</text:p>
          </table:table-cell>
          <table:table-cell office:value-type="float" office:value="0.0012419101" calcext:value-type="float">
            <text:p>0.0012419101</text:p>
          </table:table-cell>
          <table:table-cell office:value-type="float" office:value="0.0014049091" calcext:value-type="float">
            <text:p>0.0014049091</text:p>
          </table:table-cell>
          <table:table-cell office:value-type="float" office:value="0.0015688663" calcext:value-type="float">
            <text:p>0.0015688663</text:p>
          </table:table-cell>
          <table:table-cell office:value-type="float" office:value="0.0017311774" calcext:value-type="float">
            <text:p>0.0017311774</text:p>
          </table:table-cell>
          <table:table-cell office:value-type="float" office:value="0.0018474931" calcext:value-type="float">
            <text:p>0.0018474931</text:p>
          </table:table-cell>
          <table:table-cell office:value-type="float" office:value="0.0019223389" calcext:value-type="float">
            <text:p>0.0019223389</text:p>
          </table:table-cell>
          <table:table-cell office:value-type="float" office:value="0.0019399725" calcext:value-type="float">
            <text:p>0.0019399725</text:p>
          </table:table-cell>
          <table:table-cell office:value-type="float" office:value="0.0018826764" calcext:value-type="float">
            <text:p>0.0018826764</text:p>
          </table:table-cell>
          <table:table-cell office:value-type="float" office:value="0.001732377" calcext:value-type="float">
            <text:p>0.001732377</text:p>
          </table:table-cell>
          <table:table-cell office:value-type="float" office:value="0.0014740834" calcext:value-type="float">
            <text:p>0.0014740834</text:p>
          </table:table-cell>
          <table:table-cell office:value-type="float" office:value="0.0011035001" calcext:value-type="float">
            <text:p>0.0011035001</text:p>
          </table:table-cell>
          <table:table-cell office:value-type="float" office:value="0.0006452435" calcext:value-type="float">
            <text:p>0.0006452435</text:p>
          </table:table-cell>
          <table:table-cell office:value-type="float" office:value="0.000198295" calcext:value-type="float">
            <text:p>0.000198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2.760649065" calcext:value-type="float">
            <text:p>42.760649065</text:p>
          </table:table-cell>
          <table:table-cell office:value-type="float" office:value="43.4495989564" calcext:value-type="float">
            <text:p>43.4495989564</text:p>
          </table:table-cell>
          <table:table-cell office:value-type="float" office:value="42.4760981281" calcext:value-type="float">
            <text:p>42.4760981281</text:p>
          </table:table-cell>
          <table:table-cell office:value-type="float" office:value="44.1759159153" calcext:value-type="float">
            <text:p>44.1759159153</text:p>
          </table:table-cell>
          <table:table-cell office:value-type="float" office:value="45.6878512712" calcext:value-type="float">
            <text:p>45.6878512712</text:p>
          </table:table-cell>
          <table:table-cell office:value-type="float" office:value="47.0037778826" calcext:value-type="float">
            <text:p>47.0037778826</text:p>
          </table:table-cell>
          <table:table-cell office:value-type="float" office:value="48.1259028255" calcext:value-type="float">
            <text:p>48.1259028255</text:p>
          </table:table-cell>
          <table:table-cell office:value-type="float" office:value="48.2814900495" calcext:value-type="float">
            <text:p>48.2814900495</text:p>
          </table:table-cell>
          <table:table-cell office:value-type="float" office:value="50.6077498293" calcext:value-type="float">
            <text:p>50.6077498293</text:p>
          </table:table-cell>
          <table:table-cell office:value-type="float" office:value="52.7937289955" calcext:value-type="float">
            <text:p>52.7937289955</text:p>
          </table:table-cell>
          <table:table-cell office:value-type="float" office:value="55.0108174897" calcext:value-type="float">
            <text:p>55.0108174897</text:p>
          </table:table-cell>
          <table:table-cell office:value-type="float" office:value="57.4548556806" calcext:value-type="float">
            <text:p>57.4548556806</text:p>
          </table:table-cell>
          <table:table-cell office:value-type="float" office:value="60.3746930094" calcext:value-type="float">
            <text:p>60.3746930094</text:p>
          </table:table-cell>
          <table:table-cell office:value-type="float" office:value="64.1155383383" calcext:value-type="float">
            <text:p>64.1155383383</text:p>
          </table:table-cell>
          <table:table-cell office:value-type="float" office:value="69.1985146024" calcext:value-type="float">
            <text:p>69.1985146024</text:p>
          </table:table-cell>
          <table:table-cell office:value-type="float" office:value="76.4868936818" calcext:value-type="float">
            <text:p>76.4868936818</text:p>
          </table:table-cell>
          <table:table-cell office:value-type="float" office:value="87.5523275971" calcext:value-type="float">
            <text:p>87.5523275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222649065" calcext:value-type="float">
            <text:p>52.222649065</text:p>
          </table:table-cell>
          <table:table-cell office:value-type="float" office:value="52.7252239564" calcext:value-type="float">
            <text:p>52.7252239564</text:p>
          </table:table-cell>
          <table:table-cell office:value-type="float" office:value="51.241765067" calcext:value-type="float">
            <text:p>51.241765067</text:p>
          </table:table-cell>
          <table:table-cell office:value-type="float" office:value="53.0122330234" calcext:value-type="float">
            <text:p>53.0122330234</text:p>
          </table:table-cell>
          <table:table-cell office:value-type="float" office:value="54.5693104931" calcext:value-type="float">
            <text:p>54.5693104931</text:p>
          </table:table-cell>
          <table:table-cell office:value-type="float" office:value="55.9063107106" calcext:value-type="float">
            <text:p>55.9063107106</text:p>
          </table:table-cell>
          <table:table-cell office:value-type="float" office:value="57.0281246467" calcext:value-type="float">
            <text:p>57.0281246467</text:p>
          </table:table-cell>
          <table:table-cell office:value-type="float" office:value="57.2227736298" calcext:value-type="float">
            <text:p>57.2227736298</text:p>
          </table:table-cell>
          <table:table-cell office:value-type="float" office:value="59.6125772397" calcext:value-type="float">
            <text:p>59.6125772397</text:p>
          </table:table-cell>
          <table:table-cell office:value-type="float" office:value="61.8844029685" calcext:value-type="float">
            <text:p>61.8844029685</text:p>
          </table:table-cell>
          <table:table-cell office:value-type="float" office:value="64.225496678" calcext:value-type="float">
            <text:p>64.225496678</text:p>
          </table:table-cell>
          <table:table-cell office:value-type="float" office:value="66.8539140231" calcext:value-type="float">
            <text:p>66.8539140231</text:p>
          </table:table-cell>
          <table:table-cell office:value-type="float" office:value="70.050112719" calcext:value-type="float">
            <text:p>70.050112719</text:p>
          </table:table-cell>
          <table:table-cell office:value-type="float" office:value="74.2058925383" calcext:value-type="float">
            <text:p>74.2058925383</text:p>
          </table:table-cell>
          <table:table-cell office:value-type="float" office:value="79.9150394615" calcext:value-type="float">
            <text:p>79.9150394615</text:p>
          </table:table-cell>
          <table:table-cell office:value-type="float" office:value="88.1633690598" calcext:value-type="float">
            <text:p>88.1633690598</text:p>
          </table:table-cell>
          <table:table-cell office:value-type="float" office:value="100.747690081" calcext:value-type="float">
            <text:p>100.747690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155649065" calcext:value-type="float">
            <text:p>37.155649065</text:p>
          </table:table-cell>
          <table:table-cell office:value-type="float" office:value="38.6705989564" calcext:value-type="float">
            <text:p>38.6705989564</text:p>
          </table:table-cell>
          <table:table-cell office:value-type="float" office:value="38.5435825402" calcext:value-type="float">
            <text:p>38.5435825402</text:p>
          </table:table-cell>
          <table:table-cell office:value-type="float" office:value="40.7204429285" calcext:value-type="float">
            <text:p>40.7204429285</text:p>
          </table:table-cell>
          <table:table-cell office:value-type="float" office:value="42.6574378879" calcext:value-type="float">
            <text:p>42.6574378879</text:p>
          </table:table-cell>
          <table:table-cell office:value-type="float" office:value="44.350900389" calcext:value-type="float">
            <text:p>44.350900389</text:p>
          </table:table-cell>
          <table:table-cell office:value-type="float" office:value="45.8070713876" calcext:value-type="float">
            <text:p>45.8070713876</text:p>
          </table:table-cell>
          <table:table-cell office:value-type="float" office:value="46.2439916755" calcext:value-type="float">
            <text:p>46.2439916755</text:p>
          </table:table-cell>
          <table:table-cell office:value-type="float" office:value="48.8112007878" calcext:value-type="float">
            <text:p>48.8112007878</text:p>
          </table:table-cell>
          <table:table-cell office:value-type="float" office:value="51.2046427667" calcext:value-type="float">
            <text:p>51.2046427667</text:p>
          </table:table-cell>
          <table:table-cell office:value-type="float" office:value="53.598527395" calcext:value-type="float">
            <text:p>53.598527395</text:p>
          </table:table-cell>
          <table:table-cell office:value-type="float" office:value="56.1909651897" calcext:value-type="float">
            <text:p>56.1909651897</text:p>
          </table:table-cell>
          <table:table-cell office:value-type="float" office:value="59.2324696023" calcext:value-type="float">
            <text:p>59.2324696023</text:p>
          </table:table-cell>
          <table:table-cell office:value-type="float" office:value="63.0691203138" calcext:value-type="float">
            <text:p>63.0691203138</text:p>
          </table:table-cell>
          <table:table-cell office:value-type="float" office:value="68.221683727" calcext:value-type="float">
            <text:p>68.221683727</text:p>
          </table:table-cell>
          <table:table-cell office:value-type="float" office:value="75.5508819267" calcext:value-type="float">
            <text:p>75.5508819267</text:p>
          </table:table-cell>
          <table:table-cell office:value-type="float" office:value="86.6216017185" calcext:value-type="float">
            <text:p>86.6216017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1.8584797395" calcext:value-type="float">
            <text:p>691.8584797395</text:p>
          </table:table-cell>
          <table:table-cell office:value-type="float" office:value="751.1187074487" calcext:value-type="float">
            <text:p>751.1187074487</text:p>
          </table:table-cell>
          <table:table-cell office:value-type="float" office:value="809.0511926207" calcext:value-type="float">
            <text:p>809.0511926207</text:p>
          </table:table-cell>
          <table:table-cell office:value-type="float" office:value="869.3020326579" calcext:value-type="float">
            <text:p>869.3020326579</text:p>
          </table:table-cell>
          <table:table-cell office:value-type="float" office:value="931.6149776541" calcext:value-type="float">
            <text:p>931.6149776541</text:p>
          </table:table-cell>
          <table:table-cell office:value-type="float" office:value="995.7226943516" calcext:value-type="float">
            <text:p>995.7226943516</text:p>
          </table:table-cell>
          <table:table-cell office:value-type="float" office:value="1061.3608596892" calcext:value-type="float">
            <text:p>1061.3608596892</text:p>
          </table:table-cell>
          <table:table-cell office:value-type="float" office:value="1127.2112280054" calcext:value-type="float">
            <text:p>1127.2112280054</text:p>
          </table:table-cell>
          <table:table-cell office:value-type="float" office:value="1196.2343456123" calcext:value-type="float">
            <text:p>1196.2343456123</text:p>
          </table:table-cell>
          <table:table-cell office:value-type="float" office:value="1268.2388859771" calcext:value-type="float">
            <text:p>1268.2388859771</text:p>
          </table:table-cell>
          <table:table-cell office:value-type="float" office:value="1343.2672786254" calcext:value-type="float">
            <text:p>1343.2672786254</text:p>
          </table:table-cell>
          <table:table-cell office:value-type="float" office:value="1421.629056695" calcext:value-type="float">
            <text:p>1421.629056695</text:p>
          </table:table-cell>
          <table:table-cell office:value-type="float" office:value="1503.9731551803" calcext:value-type="float">
            <text:p>1503.9731551803</text:p>
          </table:table-cell>
          <table:table-cell office:value-type="float" office:value="1591.4193340378" calcext:value-type="float">
            <text:p>1591.4193340378</text:p>
          </table:table-cell>
          <table:table-cell office:value-type="float" office:value="1685.7981046357" calcext:value-type="float">
            <text:p>1685.7981046357</text:p>
          </table:table-cell>
          <table:table-cell office:value-type="float" office:value="1790.117381343" calcext:value-type="float">
            <text:p>1790.1173813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2.222649065" calcext:value-type="float">
            <text:p>52.222649065</text:p>
          </table:table-cell>
          <table:table-cell office:value-type="float" office:value="313.8384692814" calcext:value-type="float">
            <text:p>313.8384692814</text:p>
          </table:table-cell>
          <table:table-cell office:value-type="float" office:value="575.9811301738" calcext:value-type="float">
            <text:p>575.9811301738</text:p>
          </table:table-cell>
          <table:table-cell office:value-type="float" office:value="833.960423465" calcext:value-type="float">
            <text:p>833.960423465</text:p>
          </table:table-cell>
          <table:table-cell office:value-type="float" office:value="1100.5786660516" calcext:value-type="float">
            <text:p>1100.5786660516</text:p>
          </table:table-cell>
          <table:table-cell office:value-type="float" office:value="1374.7622187348" calcext:value-type="float">
            <text:p>1374.7622187348</text:p>
          </table:table-cell>
          <table:table-cell office:value-type="float" office:value="1655.4155862239" calcext:value-type="float">
            <text:p>1655.4155862239</text:p>
          </table:table-cell>
          <table:table-cell office:value-type="float" office:value="1940.7508584403" calcext:value-type="float">
            <text:p>1940.7508584403</text:p>
          </table:table-cell>
          <table:table-cell office:value-type="float" office:value="2229.2545301993" calcext:value-type="float">
            <text:p>2229.2545301993</text:p>
          </table:table-cell>
          <table:table-cell office:value-type="float" office:value="2529.5892421264" calcext:value-type="float">
            <text:p>2529.5892421264</text:p>
          </table:table-cell>
          <table:table-cell office:value-type="float" office:value="2841.3523506784" calcext:value-type="float">
            <text:p>2841.3523506784</text:p>
          </table:table-cell>
          <table:table-cell office:value-type="float" office:value="3165.1082514135" calcext:value-type="float">
            <text:p>3165.1082514135</text:p>
          </table:table-cell>
          <table:table-cell office:value-type="float" office:value="3502.5740202247" calcext:value-type="float">
            <text:p>3502.5740202247</text:p>
          </table:table-cell>
          <table:table-cell office:value-type="float" office:value="3856.9803636388" calcext:value-type="float">
            <text:p>3856.9803636388</text:p>
          </table:table-cell>
          <table:table-cell office:value-type="float" office:value="4233.7189732535" calcext:value-type="float">
            <text:p>4233.7189732535</text:p>
          </table:table-cell>
          <table:table-cell office:value-type="float" office:value="4641.5425001594" calcext:value-type="float">
            <text:p>4641.5425001594</text:p>
          </table:table-cell>
          <table:table-cell office:value-type="float" office:value="5094.9436664796" calcext:value-type="float">
            <text:p>5094.9436664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44959153" calcext:value-type="float">
            <text:p>0.4744959153</text:p>
          </table:table-cell>
          <table:table-cell office:value-type="float" office:value="0.4751747878" calcext:value-type="float">
            <text:p>0.4751747878</text:p>
          </table:table-cell>
          <table:table-cell office:value-type="float" office:value="0.479034029" calcext:value-type="float">
            <text:p>0.479034029</text:p>
          </table:table-cell>
          <table:table-cell office:value-type="float" office:value="0.4828874531" calcext:value-type="float">
            <text:p>0.4828874531</text:p>
          </table:table-cell>
          <table:table-cell office:value-type="float" office:value="0.4866320209" calcext:value-type="float">
            <text:p>0.4866320209</text:p>
          </table:table-cell>
          <table:table-cell office:value-type="float" office:value="0.4902374218" calcext:value-type="float">
            <text:p>0.4902374218</text:p>
          </table:table-cell>
          <table:table-cell office:value-type="float" office:value="0.4928550818" calcext:value-type="float">
            <text:p>0.4928550818</text:p>
          </table:table-cell>
          <table:table-cell office:value-type="float" office:value="0.4976010251" calcext:value-type="float">
            <text:p>0.4976010251</text:p>
          </table:table-cell>
          <table:table-cell office:value-type="float" office:value="0.5025617077" calcext:value-type="float">
            <text:p>0.5025617077</text:p>
          </table:table-cell>
          <table:table-cell office:value-type="float" office:value="0.5077671593" calcext:value-type="float">
            <text:p>0.5077671593</text:p>
          </table:table-cell>
          <table:table-cell office:value-type="float" office:value="0.5133520485" calcext:value-type="float">
            <text:p>0.5133520485</text:p>
          </table:table-cell>
          <table:table-cell office:value-type="float" office:value="0.5195269083" calcext:value-type="float">
            <text:p>0.5195269083</text:p>
          </table:table-cell>
          <table:table-cell office:value-type="float" office:value="0.5265931591" calcext:value-type="float">
            <text:p>0.5265931591</text:p>
          </table:table-cell>
          <table:table-cell office:value-type="float" office:value="0.5349905437" calcext:value-type="float">
            <text:p>0.5349905437</text:p>
          </table:table-cell>
          <table:table-cell office:value-type="float" office:value="0.5453998027" calcext:value-type="float">
            <text:p>0.5453998027</text:p>
          </table:table-cell>
          <table:table-cell office:value-type="float" office:value="0.5589567367" calcext:value-type="float">
            <text:p>0.5589567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04753924" calcext:value-type="float">
            <text:p>0.5104753924</text:p>
          </table:table-cell>
          <table:table-cell office:value-type="float" office:value="0.4966786" calcext:value-type="float">
            <text:p>0.4966786</text:p>
          </table:table-cell>
          <table:table-cell office:value-type="float" office:value="0.5073704076" calcext:value-type="float">
            <text:p>0.5073704076</text:p>
          </table:table-cell>
          <table:table-cell office:value-type="float" office:value="0.5143371108" calcext:value-type="float">
            <text:p>0.5143371108</text:p>
          </table:table-cell>
          <table:table-cell office:value-type="float" office:value="0.5194659006" calcext:value-type="float">
            <text:p>0.5194659006</text:p>
          </table:table-cell>
          <table:table-cell office:value-type="float" office:value="0.523566223" calcext:value-type="float">
            <text:p>0.523566223</text:p>
          </table:table-cell>
          <table:table-cell office:value-type="float" office:value="0.5249467953" calcext:value-type="float">
            <text:p>0.5249467953</text:p>
          </table:table-cell>
          <table:table-cell office:value-type="float" office:value="0.531502607" calcext:value-type="float">
            <text:p>0.531502607</text:p>
          </table:table-cell>
          <table:table-cell office:value-type="float" office:value="0.5378899691" calcext:value-type="float">
            <text:p>0.5378899691</text:p>
          </table:table-cell>
          <table:table-cell office:value-type="float" office:value="0.5442834695" calcext:value-type="float">
            <text:p>0.5442834695</text:p>
          </table:table-cell>
          <table:table-cell office:value-type="float" office:value="0.5509934056" calcext:value-type="float">
            <text:p>0.5509934056</text:p>
          </table:table-cell>
          <table:table-cell office:value-type="float" office:value="0.5583893984" calcext:value-type="float">
            <text:p>0.5583893984</text:p>
          </table:table-cell>
          <table:table-cell office:value-type="float" office:value="0.5669223188" calcext:value-type="float">
            <text:p>0.5669223188</text:p>
          </table:table-cell>
          <table:table-cell office:value-type="float" office:value="0.5771919919" calcext:value-type="float">
            <text:p>0.5771919919</text:p>
          </table:table-cell>
          <table:table-cell office:value-type="float" office:value="0.590083279" calcext:value-type="float">
            <text:p>0.590083279</text:p>
          </table:table-cell>
          <table:table-cell office:value-type="float" office:value="0.6070359877" calcext:value-type="float">
            <text:p>0.6070359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2.9652052496" calcext:value-type="float">
            <text:p>162.9652052496</text:p>
          </table:table-cell>
          <table:table-cell office:value-type="float" office:value="175.5490245188" calcext:value-type="float">
            <text:p>175.5490245188</text:p>
          </table:table-cell>
          <table:table-cell office:value-type="float" office:value="188.6365229093" calcext:value-type="float">
            <text:p>188.6365229093</text:p>
          </table:table-cell>
          <table:table-cell office:value-type="float" office:value="202.1720322621" calcext:value-type="float">
            <text:p>202.1720322621</text:p>
          </table:table-cell>
          <table:table-cell office:value-type="float" office:value="216.0974782004" calcext:value-type="float">
            <text:p>216.0974782004</text:p>
          </table:table-cell>
          <table:table-cell office:value-type="float" office:value="230.355440276" calcext:value-type="float">
            <text:p>230.355440276</text:p>
          </table:table-cell>
          <table:table-cell office:value-type="float" office:value="244.6595446616" calcext:value-type="float">
            <text:p>244.6595446616</text:p>
          </table:table-cell>
          <table:table-cell office:value-type="float" office:value="259.6529376291" calcext:value-type="float">
            <text:p>259.6529376291</text:p>
          </table:table-cell>
          <table:table-cell office:value-type="float" office:value="275.2940563478" calcext:value-type="float">
            <text:p>275.2940563478</text:p>
          </table:table-cell>
          <table:table-cell office:value-type="float" office:value="291.592119075" calcext:value-type="float">
            <text:p>291.592119075</text:p>
          </table:table-cell>
          <table:table-cell office:value-type="float" office:value="308.6143694881" calcext:value-type="float">
            <text:p>308.6143694881</text:p>
          </table:table-cell>
          <table:table-cell office:value-type="float" office:value="326.5017828016" calcext:value-type="float">
            <text:p>326.5017828016</text:p>
          </table:table-cell>
          <table:table-cell office:value-type="float" office:value="345.4976161896" calcext:value-type="float">
            <text:p>345.4976161896</text:p>
          </table:table-cell>
          <table:table-cell office:value-type="float" office:value="365.9995304653" calcext:value-type="float">
            <text:p>365.9995304653</text:p>
          </table:table-cell>
          <table:table-cell office:value-type="float" office:value="388.660965504" calcext:value-type="float">
            <text:p>388.660965504</text:p>
          </table:table-cell>
          <table:table-cell office:value-type="float" office:value="414.6010263245" calcext:value-type="float">
            <text:p>414.60102632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2906662123" calcext:value-type="float">
            <text:p>113.2906662123</text:p>
          </table:table-cell>
          <table:table-cell office:value-type="float" office:value="123.6428133282" calcext:value-type="float">
            <text:p>123.6428133282</text:p>
          </table:table-cell>
          <table:table-cell office:value-type="float" office:value="134.5486512946" calcext:value-type="float">
            <text:p>134.5486512946</text:p>
          </table:table-cell>
          <table:table-cell office:value-type="float" office:value="145.9529569154" calcext:value-type="float">
            <text:p>145.9529569154</text:p>
          </table:table-cell>
          <table:table-cell office:value-type="float" office:value="157.80104499" calcext:value-type="float">
            <text:p>157.80104499</text:p>
          </table:table-cell>
          <table:table-cell office:value-type="float" office:value="170.0390148544" calcext:value-type="float">
            <text:p>170.0390148544</text:p>
          </table:table-cell>
          <table:table-cell office:value-type="float" office:value="182.3803296261" calcext:value-type="float">
            <text:p>182.3803296261</text:p>
          </table:table-cell>
          <table:table-cell office:value-type="float" office:value="195.4808673691" calcext:value-type="float">
            <text:p>195.4808673691</text:p>
          </table:table-cell>
          <table:table-cell office:value-type="float" office:value="209.3010800691" calcext:value-type="float">
            <text:p>209.3010800691</text:p>
          </table:table-cell>
          <table:table-cell office:value-type="float" office:value="223.8535599118" calcext:value-type="float">
            <text:p>223.8535599118</text:p>
          </table:table-cell>
          <table:table-cell office:value-type="float" office:value="239.2100612584" calcext:value-type="float">
            <text:p>239.2100612584</text:p>
          </table:table-cell>
          <table:table-cell office:value-type="float" office:value="255.5175172687" calcext:value-type="float">
            <text:p>255.5175172687</text:p>
          </table:table-cell>
          <table:table-cell office:value-type="float" office:value="273.0272830671" calcext:value-type="float">
            <text:p>273.0272830671</text:p>
          </table:table-cell>
          <table:table-cell office:value-type="float" office:value="292.1485095564" calcext:value-type="float">
            <text:p>292.1485095564</text:p>
          </table:table-cell>
          <table:table-cell office:value-type="float" office:value="313.5518644062" calcext:value-type="float">
            <text:p>313.5518644062</text:p>
          </table:table-cell>
          <table:table-cell office:value-type="float" office:value="338.3841079718" calcext:value-type="float">
            <text:p>338.384107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4.9281104324" calcext:value-type="float">
            <text:p>44.9281104324</text:p>
          </table:table-cell>
          <table:table-cell office:value-type="float" office:value="49.9315544094" calcext:value-type="float">
            <text:p>49.9315544094</text:p>
          </table:table-cell>
          <table:table-cell office:value-type="float" office:value="55.5158926944" calcext:value-type="float">
            <text:p>55.5158926944</text:p>
          </table:table-cell>
          <table:table-cell office:value-type="float" office:value="61.5956872767" calcext:value-type="float">
            <text:p>61.5956872767</text:p>
          </table:table-cell>
          <table:table-cell office:value-type="float" office:value="68.1152130447" calcext:value-type="float">
            <text:p>68.1152130447</text:p>
          </table:table-cell>
          <table:table-cell office:value-type="float" office:value="75.0309095659" calcext:value-type="float">
            <text:p>75.0309095659</text:p>
          </table:table-cell>
          <table:table-cell office:value-type="float" office:value="82.036959809" calcext:value-type="float">
            <text:p>82.036959809</text:p>
          </table:table-cell>
          <table:table-cell office:value-type="float" office:value="89.9338870313" calcext:value-type="float">
            <text:p>89.9338870313</text:p>
          </table:table-cell>
          <table:table-cell office:value-type="float" office:value="98.6603218466" calcext:value-type="float">
            <text:p>98.6603218466</text:p>
          </table:table-cell>
          <table:table-cell office:value-type="float" office:value="108.2337152709" calcext:value-type="float">
            <text:p>108.2337152709</text:p>
          </table:table-cell>
          <table:table-cell office:value-type="float" office:value="118.7492276134" calcext:value-type="float">
            <text:p>118.7492276134</text:p>
          </table:table-cell>
          <table:table-cell office:value-type="float" office:value="130.3938187996" calcext:value-type="float">
            <text:p>130.3938187996</text:p>
          </table:table-cell>
          <table:table-cell office:value-type="float" office:value="143.4782997694" calcext:value-type="float">
            <text:p>143.4782997694</text:p>
          </table:table-cell>
          <table:table-cell office:value-type="float" office:value="158.4993272362" calcext:value-type="float">
            <text:p>158.4993272362</text:p>
          </table:table-cell>
          <table:table-cell office:value-type="float" office:value="176.2619253163" calcext:value-type="float">
            <text:p>176.2619253163</text:p>
          </table:table-cell>
          <table:table-cell office:value-type="float" office:value="198.1338292494" calcext:value-type="float">
            <text:p>198.1338292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1000454382" calcext:value-type="float">
            <text:p>7.1000454382</text:p>
          </table:table-cell>
          <table:table-cell office:value-type="float" office:value="7.7892849395" calcext:value-type="float">
            <text:p>7.7892849395</text:p>
          </table:table-cell>
          <table:table-cell office:value-type="float" office:value="8.8619903862" calcext:value-type="float">
            <text:p>8.8619903862</text:p>
          </table:table-cell>
          <table:table-cell office:value-type="float" office:value="10.0543729082" calcext:value-type="float">
            <text:p>10.0543729082</text:p>
          </table:table-cell>
          <table:table-cell office:value-type="float" office:value="11.3399479537" calcext:value-type="float">
            <text:p>11.3399479537</text:p>
          </table:table-cell>
          <table:table-cell office:value-type="float" office:value="12.7151667461" calcext:value-type="float">
            <text:p>12.7151667461</text:p>
          </table:table-cell>
          <table:table-cell office:value-type="float" office:value="14.0202641805" calcext:value-type="float">
            <text:p>14.0202641805</text:p>
          </table:table-cell>
          <table:table-cell office:value-type="float" office:value="15.8337755206" calcext:value-type="float">
            <text:p>15.8337755206</text:p>
          </table:table-cell>
          <table:table-cell office:value-type="float" office:value="17.9261222531" calcext:value-type="float">
            <text:p>17.9261222531</text:p>
          </table:table-cell>
          <table:table-cell office:value-type="float" office:value="20.2906673127" calcext:value-type="float">
            <text:p>20.2906673127</text:p>
          </table:table-cell>
          <table:table-cell office:value-type="float" office:value="22.9953558991" calcext:value-type="float">
            <text:p>22.9953558991</text:p>
          </table:table-cell>
          <table:table-cell office:value-type="float" office:value="26.1614349586" calcext:value-type="float">
            <text:p>26.1614349586</text:p>
          </table:table-cell>
          <table:table-cell office:value-type="float" office:value="29.9787812805" calcext:value-type="float">
            <text:p>29.9787812805</text:p>
          </table:table-cell>
          <table:table-cell office:value-type="float" office:value="34.746932837" calcext:value-type="float">
            <text:p>34.746932837</text:p>
          </table:table-cell>
          <table:table-cell office:value-type="float" office:value="40.9592039414" calcext:value-type="float">
            <text:p>40.9592039414</text:p>
          </table:table-cell>
          <table:table-cell office:value-type="float" office:value="49.4792117523" calcext:value-type="float">
            <text:p>49.47921175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0985619" calcext:value-type="float">
            <text:p>0.1650985619</text:p>
          </table:table-cell>
          <table:table-cell office:value-type="float" office:value="0.1835479041" calcext:value-type="float">
            <text:p>0.1835479041</text:p>
          </table:table-cell>
          <table:table-cell office:value-type="float" office:value="0.2030241993" calcext:value-type="float">
            <text:p>0.2030241993</text:p>
          </table:table-cell>
          <table:table-cell office:value-type="float" office:value="0.2235253847" calcext:value-type="float">
            <text:p>0.2235253847</text:p>
          </table:table-cell>
          <table:table-cell office:value-type="float" office:value="0.245037615" calcext:value-type="float">
            <text:p>0.245037615</text:p>
          </table:table-cell>
          <table:table-cell office:value-type="float" office:value="0.2675382604" calcext:value-type="float">
            <text:p>0.2675382604</text:p>
          </table:table-cell>
          <table:table-cell office:value-type="float" office:value="0.2909668445" calcext:value-type="float">
            <text:p>0.2909668445</text:p>
          </table:table-cell>
          <table:table-cell office:value-type="float" office:value="0.3153592769" calcext:value-type="float">
            <text:p>0.3153592769</text:p>
          </table:table-cell>
          <table:table-cell office:value-type="float" office:value="0.3407336924" calcext:value-type="float">
            <text:p>0.3407336924</text:p>
          </table:table-cell>
          <table:table-cell office:value-type="float" office:value="0.3671050608" calcext:value-type="float">
            <text:p>0.3671050608</text:p>
          </table:table-cell>
          <table:table-cell office:value-type="float" office:value="0.3944943837" calcext:value-type="float">
            <text:p>0.3944943837</text:p>
          </table:table-cell>
          <table:table-cell office:value-type="float" office:value="0.4229372439" calcext:value-type="float">
            <text:p>0.4229372439</text:p>
          </table:table-cell>
          <table:table-cell office:value-type="float" office:value="0.4524939905" calcext:value-type="float">
            <text:p>0.4524939905</text:p>
          </table:table-cell>
          <table:table-cell office:value-type="float" office:value="0.483263852" calcext:value-type="float">
            <text:p>0.483263852</text:p>
          </table:table-cell>
          <table:table-cell office:value-type="float" office:value="0.5154070941" calcext:value-type="float">
            <text:p>0.5154070941</text:p>
          </table:table-cell>
          <table:table-cell office:value-type="float" office:value="0.5491836366" calcext:value-type="float">
            <text:p>0.5491836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08585453" calcext:value-type="float">
            <text:p>1.2608585453</text:p>
          </table:table-cell>
          <table:table-cell office:value-type="float" office:value="1.3729613912" calcext:value-type="float">
            <text:p>1.3729613912</text:p>
          </table:table-cell>
          <table:table-cell office:value-type="float" office:value="1.4705496751" calcext:value-type="float">
            <text:p>1.4705496751</text:p>
          </table:table-cell>
          <table:table-cell office:value-type="float" office:value="1.5647809548" calcext:value-type="float">
            <text:p>1.5647809548</text:p>
          </table:table-cell>
          <table:table-cell office:value-type="float" office:value="1.6583795824" calcext:value-type="float">
            <text:p>1.6583795824</text:p>
          </table:table-cell>
          <table:table-cell office:value-type="float" office:value="1.7517272854" calcext:value-type="float">
            <text:p>1.7517272854</text:p>
          </table:table-cell>
          <table:table-cell office:value-type="float" office:value="1.8431800441" calcext:value-type="float">
            <text:p>1.8431800441</text:p>
          </table:table-cell>
          <table:table-cell office:value-type="float" office:value="1.9366146427" calcext:value-type="float">
            <text:p>1.9366146427</text:p>
          </table:table-cell>
          <table:table-cell office:value-type="float" office:value="2.032386028" calcext:value-type="float">
            <text:p>2.032386028</text:p>
          </table:table-cell>
          <table:table-cell office:value-type="float" office:value="2.1304705269" calcext:value-type="float">
            <text:p>2.1304705269</text:p>
          </table:table-cell>
          <table:table-cell office:value-type="float" office:value="2.2311519349" calcext:value-type="float">
            <text:p>2.2311519349</text:p>
          </table:table-cell>
          <table:table-cell office:value-type="float" office:value="2.3352015717" calcext:value-type="float">
            <text:p>2.3352015717</text:p>
          </table:table-cell>
          <table:table-cell office:value-type="float" office:value="2.4440141134" calcext:value-type="float">
            <text:p>2.4440141134</text:p>
          </table:table-cell>
          <table:table-cell office:value-type="float" office:value="2.5598371394" calcext:value-type="float">
            <text:p>2.5598371394</text:p>
          </table:table-cell>
          <table:table-cell office:value-type="float" office:value="2.6862204325" calcext:value-type="float">
            <text:p>2.6862204325</text:p>
          </table:table-cell>
          <table:table-cell office:value-type="float" office:value="2.828922897" calcext:value-type="float">
            <text:p>2.828922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13411025" calcext:value-type="float">
            <text:p>0.5113411025</text:p>
          </table:table-cell>
          <table:table-cell office:value-type="float" office:value="0.5730610185" calcext:value-type="float">
            <text:p>0.5730610185</text:p>
          </table:table-cell>
          <table:table-cell office:value-type="float" office:value="0.6327982143" calcext:value-type="float">
            <text:p>0.6327982143</text:p>
          </table:table-cell>
          <table:table-cell office:value-type="float" office:value="0.6973549313" calcext:value-type="float">
            <text:p>0.6973549313</text:p>
          </table:table-cell>
          <table:table-cell office:value-type="float" office:value="0.767754995" calcext:value-type="float">
            <text:p>0.767754995</text:p>
          </table:table-cell>
          <table:table-cell office:value-type="float" office:value="0.844499557" calcext:value-type="float">
            <text:p>0.844499557</text:p>
          </table:table-cell>
          <table:table-cell office:value-type="float" office:value="0.928872548" calcext:value-type="float">
            <text:p>0.928872548</text:p>
          </table:table-cell>
          <table:table-cell office:value-type="float" office:value="1.0165136205" calcext:value-type="float">
            <text:p>1.0165136205</text:p>
          </table:table-cell>
          <table:table-cell office:value-type="float" office:value="1.1135081272" calcext:value-type="float">
            <text:p>1.1135081272</text:p>
          </table:table-cell>
          <table:table-cell office:value-type="float" office:value="1.2207438016" calcext:value-type="float">
            <text:p>1.2207438016</text:p>
          </table:table-cell>
          <table:table-cell office:value-type="float" office:value="1.3392924961" calcext:value-type="float">
            <text:p>1.3392924961</text:p>
          </table:table-cell>
          <table:table-cell office:value-type="float" office:value="1.4705574952" calcext:value-type="float">
            <text:p>1.4705574952</text:p>
          </table:table-cell>
          <table:table-cell office:value-type="float" office:value="1.6163620633" calcext:value-type="float">
            <text:p>1.6163620633</text:p>
          </table:table-cell>
          <table:table-cell office:value-type="float" office:value="1.7790016326" calcext:value-type="float">
            <text:p>1.7790016326</text:p>
          </table:table-cell>
          <table:table-cell office:value-type="float" office:value="1.9611517739" calcext:value-type="float">
            <text:p>1.9611517739</text:p>
          </table:table-cell>
          <table:table-cell office:value-type="float" office:value="2.1652766528" calcext:value-type="float">
            <text:p>2.1652766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470259472" calcext:value-type="float">
            <text:p>45.2470259472</text:p>
          </table:table-cell>
          <table:table-cell office:value-type="float" office:value="46.3727757894" calcext:value-type="float">
            <text:p>46.3727757894</text:p>
          </table:table-cell>
          <table:table-cell office:value-type="float" office:value="47.3787097586" calcext:value-type="float">
            <text:p>47.3787097586</text:p>
          </table:table-cell>
          <table:table-cell office:value-type="float" office:value="48.3893085866" calcext:value-type="float">
            <text:p>48.3893085866</text:p>
          </table:table-cell>
          <table:table-cell office:value-type="float" office:value="49.4146972027" calcext:value-type="float">
            <text:p>49.4146972027</text:p>
          </table:table-cell>
          <table:table-cell office:value-type="float" office:value="50.4543020935" calcext:value-type="float">
            <text:p>50.4543020935</text:p>
          </table:table-cell>
          <table:table-cell office:value-type="float" office:value="51.5157332579" calcext:value-type="float">
            <text:p>51.5157332579</text:p>
          </table:table-cell>
          <table:table-cell office:value-type="float" office:value="52.5393568239" calcext:value-type="float">
            <text:p>52.5393568239</text:p>
          </table:table-cell>
          <table:table-cell office:value-type="float" office:value="53.5900461721" calcext:value-type="float">
            <text:p>53.5900461721</text:p>
          </table:table-cell>
          <table:table-cell office:value-type="float" office:value="54.6635099863" calcext:value-type="float">
            <text:p>54.6635099863</text:p>
          </table:table-cell>
          <table:table-cell office:value-type="float" office:value="55.7560839397" calcext:value-type="float">
            <text:p>55.7560839397</text:p>
          </table:table-cell>
          <table:table-cell office:value-type="float" office:value="56.8656837216" calcext:value-type="float">
            <text:p>56.8656837216</text:p>
          </table:table-cell>
          <table:table-cell office:value-type="float" office:value="57.9917885755" calcext:value-type="float">
            <text:p>57.9917885755</text:p>
          </table:table-cell>
          <table:table-cell office:value-type="float" office:value="59.1349912741" calcext:value-type="float">
            <text:p>59.1349912741</text:p>
          </table:table-cell>
          <table:table-cell office:value-type="float" office:value="60.2956974122" calcext:value-type="float">
            <text:p>60.2956974122</text:p>
          </table:table-cell>
          <table:table-cell office:value-type="float" office:value="61.470678627" calcext:value-type="float">
            <text:p>61.470678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5744524071" calcext:value-type="float">
            <text:p>363.5744524071</text:p>
          </table:table-cell>
          <table:table-cell office:value-type="float" office:value="394.206030253" calcext:value-type="float">
            <text:p>394.206030253</text:p>
          </table:table-cell>
          <table:table-cell office:value-type="float" office:value="421.4881353361" calcext:value-type="float">
            <text:p>421.4881353361</text:p>
          </table:table-cell>
          <table:table-cell office:value-type="float" office:value="449.5269832955" calcext:value-type="float">
            <text:p>449.5269832955</text:p>
          </table:table-cell>
          <table:table-cell office:value-type="float" office:value="478.2612934663" calcext:value-type="float">
            <text:p>478.2612934663</text:p>
          </table:table-cell>
          <table:table-cell office:value-type="float" office:value="507.5821629088" calcext:value-type="float">
            <text:p>507.5821629088</text:p>
          </table:table-cell>
          <table:table-cell office:value-type="float" office:value="538.2637614116" calcext:value-type="float">
            <text:p>538.2637614116</text:p>
          </table:table-cell>
          <table:table-cell office:value-type="float" office:value="566.3097604549" calcext:value-type="float">
            <text:p>566.3097604549</text:p>
          </table:table-cell>
          <table:table-cell office:value-type="float" office:value="595.0527650954" calcext:value-type="float">
            <text:p>595.0527650954</text:p>
          </table:table-cell>
          <table:table-cell office:value-type="float" office:value="624.2688244063" calcext:value-type="float">
            <text:p>624.2688244063</text:p>
          </table:table-cell>
          <table:table-cell office:value-type="float" office:value="653.6982643655" calcext:value-type="float">
            <text:p>653.6982643655</text:p>
          </table:table-cell>
          <table:table-cell office:value-type="float" office:value="683.0545028663" calcext:value-type="float">
            <text:p>683.0545028663</text:p>
          </table:table-cell>
          <table:table-cell office:value-type="float" office:value="711.991174874" calcext:value-type="float">
            <text:p>711.991174874</text:p>
          </table:table-cell>
          <table:table-cell office:value-type="float" office:value="740.0250339423" calcext:value-type="float">
            <text:p>740.0250339423</text:p>
          </table:table-cell>
          <table:table-cell office:value-type="float" office:value="766.364145465" calcext:value-type="float">
            <text:p>766.364145465</text:p>
          </table:table-cell>
          <table:table-cell office:value-type="float" office:value="789.5192060445" calcext:value-type="float">
            <text:p>789.5192060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1.8584797395" calcext:value-type="float">
            <text:p>691.8584797395</text:p>
          </table:table-cell>
          <table:table-cell office:value-type="float" office:value="751.1187074487" calcext:value-type="float">
            <text:p>751.1187074487</text:p>
          </table:table-cell>
          <table:table-cell office:value-type="float" office:value="809.0511926207" calcext:value-type="float">
            <text:p>809.0511926207</text:p>
          </table:table-cell>
          <table:table-cell office:value-type="float" office:value="869.3020326579" calcext:value-type="float">
            <text:p>869.3020326579</text:p>
          </table:table-cell>
          <table:table-cell office:value-type="float" office:value="931.6149776541" calcext:value-type="float">
            <text:p>931.6149776541</text:p>
          </table:table-cell>
          <table:table-cell office:value-type="float" office:value="995.7226943516" calcext:value-type="float">
            <text:p>995.7226943516</text:p>
          </table:table-cell>
          <table:table-cell office:value-type="float" office:value="1061.3608596892" calcext:value-type="float">
            <text:p>1061.3608596892</text:p>
          </table:table-cell>
          <table:table-cell office:value-type="float" office:value="1127.2112280054" calcext:value-type="float">
            <text:p>1127.2112280054</text:p>
          </table:table-cell>
          <table:table-cell office:value-type="float" office:value="1196.2343456123" calcext:value-type="float">
            <text:p>1196.2343456123</text:p>
          </table:table-cell>
          <table:table-cell office:value-type="float" office:value="1268.2388859771" calcext:value-type="float">
            <text:p>1268.2388859771</text:p>
          </table:table-cell>
          <table:table-cell office:value-type="float" office:value="1343.2672786254" calcext:value-type="float">
            <text:p>1343.2672786254</text:p>
          </table:table-cell>
          <table:table-cell office:value-type="float" office:value="1421.629056695" calcext:value-type="float">
            <text:p>1421.629056695</text:p>
          </table:table-cell>
          <table:table-cell office:value-type="float" office:value="1503.9731551803" calcext:value-type="float">
            <text:p>1503.9731551803</text:p>
          </table:table-cell>
          <table:table-cell office:value-type="float" office:value="1591.4193340378" calcext:value-type="float">
            <text:p>1591.4193340378</text:p>
          </table:table-cell>
          <table:table-cell office:value-type="float" office:value="1685.7981046357" calcext:value-type="float">
            <text:p>1685.7981046357</text:p>
          </table:table-cell>
          <table:table-cell office:value-type="float" office:value="1790.117381343" calcext:value-type="float">
            <text:p>1790.1173813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4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4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41229.327469143" calcext:value-type="float">
            <text:p>41229.3274691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8.4477085416" calcext:value-type="float">
            <text:p>38.4477085416</text:p>
          </table:table-cell>
          <table:table-cell office:value-type="float" office:value="40.152259628" calcext:value-type="float">
            <text:p>40.152259628</text:p>
          </table:table-cell>
          <table:table-cell office:value-type="float" office:value="38.3679237008" calcext:value-type="float">
            <text:p>38.3679237008</text:p>
          </table:table-cell>
          <table:table-cell office:value-type="float" office:value="40.4320151272" calcext:value-type="float">
            <text:p>40.4320151272</text:p>
          </table:table-cell>
          <table:table-cell office:value-type="float" office:value="42.2516034496" calcext:value-type="float">
            <text:p>42.2516034496</text:p>
          </table:table-cell>
          <table:table-cell office:value-type="float" office:value="43.8307317294" calcext:value-type="float">
            <text:p>43.8307317294</text:p>
          </table:table-cell>
          <table:table-cell office:value-type="float" office:value="45.1894794908" calcext:value-type="float">
            <text:p>45.1894794908</text:p>
          </table:table-cell>
          <table:table-cell office:value-type="float" office:value="46.5722689439" calcext:value-type="float">
            <text:p>46.5722689439</text:p>
          </table:table-cell>
          <table:table-cell office:value-type="float" office:value="48.3964743029" calcext:value-type="float">
            <text:p>48.3964743029</text:p>
          </table:table-cell>
          <table:table-cell office:value-type="float" office:value="50.3513593394" calcext:value-type="float">
            <text:p>50.3513593394</text:p>
          </table:table-cell>
          <table:table-cell office:value-type="float" office:value="52.5356240703" calcext:value-type="float">
            <text:p>52.5356240703</text:p>
          </table:table-cell>
          <table:table-cell office:value-type="float" office:value="55.0959048006" calcext:value-type="float">
            <text:p>55.0959048006</text:p>
          </table:table-cell>
          <table:table-cell office:value-type="float" office:value="58.2449910538" calcext:value-type="float">
            <text:p>58.2449910538</text:p>
          </table:table-cell>
          <table:table-cell office:value-type="float" office:value="62.2975864609" calcext:value-type="float">
            <text:p>62.2975864609</text:p>
          </table:table-cell>
          <table:table-cell office:value-type="float" office:value="67.7432762763" calcext:value-type="float">
            <text:p>67.7432762763</text:p>
          </table:table-cell>
          <table:table-cell office:value-type="float" office:value="75.4030765816" calcext:value-type="float">
            <text:p>75.4030765816</text:p>
          </table:table-cell>
          <table:table-cell office:value-type="float" office:value="86.7664866057" calcext:value-type="float">
            <text:p>86.7664866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0.9491910722" calcext:value-type="float">
            <text:p>430.9491910722</text:p>
          </table:table-cell>
          <table:table-cell office:value-type="float" office:value="444.1229591279" calcext:value-type="float">
            <text:p>444.1229591279</text:p>
          </table:table-cell>
          <table:table-cell office:value-type="float" office:value="458.2900038523" calcext:value-type="float">
            <text:p>458.2900038523</text:p>
          </table:table-cell>
          <table:table-cell office:value-type="float" office:value="473.158359665" calcext:value-type="float">
            <text:p>473.158359665</text:p>
          </table:table-cell>
          <table:table-cell office:value-type="float" office:value="488.6275254318" calcext:value-type="float">
            <text:p>488.6275254318</text:p>
          </table:table-cell>
          <table:table-cell office:value-type="float" office:value="504.6289784958" calcext:value-type="float">
            <text:p>504.6289784958</text:p>
          </table:table-cell>
          <table:table-cell office:value-type="float" office:value="521.2378593411" calcext:value-type="float">
            <text:p>521.2378593411</text:p>
          </table:table-cell>
          <table:table-cell office:value-type="float" office:value="538.7271860692" calcext:value-type="float">
            <text:p>538.7271860692</text:p>
          </table:table-cell>
          <table:table-cell office:value-type="float" office:value="557.1741831607" calcext:value-type="float">
            <text:p>557.1741831607</text:p>
          </table:table-cell>
          <table:table-cell office:value-type="float" office:value="576.7236687863" calcext:value-type="float">
            <text:p>576.7236687863</text:p>
          </table:table-cell>
          <table:table-cell office:value-type="float" office:value="597.602332319" calcext:value-type="float">
            <text:p>597.602332319</text:p>
          </table:table-cell>
          <table:table-cell office:value-type="float" office:value="620.152389824" calcext:value-type="float">
            <text:p>620.152389824</text:p>
          </table:table-cell>
          <table:table-cell office:value-type="float" office:value="644.8878961046" calcext:value-type="float">
            <text:p>644.8878961046</text:p>
          </table:table-cell>
          <table:table-cell office:value-type="float" office:value="672.5935069521" calcext:value-type="float">
            <text:p>672.5935069521</text:p>
          </table:table-cell>
          <table:table-cell office:value-type="float" office:value="704.5130637077" calcext:value-type="float">
            <text:p>704.5130637077</text:p>
          </table:table-cell>
          <table:table-cell office:value-type="float" office:value="742.7307482744" calcext:value-type="float">
            <text:p>742.7307482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7.9217769838" calcext:value-type="float">
            <text:p>917.9217769838</text:p>
          </table:table-cell>
          <table:table-cell office:value-type="float" office:value="945.9819029423" calcext:value-type="float">
            <text:p>945.9819029423</text:p>
          </table:table-cell>
          <table:table-cell office:value-type="float" office:value="976.1577082054" calcext:value-type="float">
            <text:p>976.1577082054</text:p>
          </table:table-cell>
          <table:table-cell office:value-type="float" office:value="1007.8273060865" calcext:value-type="float">
            <text:p>1007.8273060865</text:p>
          </table:table-cell>
          <table:table-cell office:value-type="float" office:value="1040.7766291697" calcext:value-type="float">
            <text:p>1040.7766291697</text:p>
          </table:table-cell>
          <table:table-cell office:value-type="float" office:value="1074.8597241961" calcext:value-type="float">
            <text:p>1074.8597241961</text:p>
          </table:table-cell>
          <table:table-cell office:value-type="float" office:value="1110.2366403966" calcext:value-type="float">
            <text:p>1110.2366403966</text:p>
          </table:table-cell>
          <table:table-cell office:value-type="float" office:value="1147.4889063273" calcext:value-type="float">
            <text:p>1147.4889063273</text:p>
          </table:table-cell>
          <table:table-cell office:value-type="float" office:value="1186.7810101324" calcext:value-type="float">
            <text:p>1186.7810101324</text:p>
          </table:table-cell>
          <table:table-cell office:value-type="float" office:value="1228.4214145148" calcext:value-type="float">
            <text:p>1228.4214145148</text:p>
          </table:table-cell>
          <table:table-cell office:value-type="float" office:value="1272.8929678395" calcext:value-type="float">
            <text:p>1272.8929678395</text:p>
          </table:table-cell>
          <table:table-cell office:value-type="float" office:value="1320.9245903252" calcext:value-type="float">
            <text:p>1320.9245903252</text:p>
          </table:table-cell>
          <table:table-cell office:value-type="float" office:value="1373.6112187028" calcext:value-type="float">
            <text:p>1373.6112187028</text:p>
          </table:table-cell>
          <table:table-cell office:value-type="float" office:value="1432.624169808" calcext:value-type="float">
            <text:p>1432.624169808</text:p>
          </table:table-cell>
          <table:table-cell office:value-type="float" office:value="1500.6128256975" calcext:value-type="float">
            <text:p>1500.6128256975</text:p>
          </table:table-cell>
          <table:table-cell office:value-type="float" office:value="1582.0164938244" calcext:value-type="float">
            <text:p>1582.0164938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291767737" calcext:value-type="float">
            <text:p>1.4291767737</text:p>
          </table:table-cell>
          <table:table-cell office:value-type="float" office:value="1.5595379718" calcext:value-type="float">
            <text:p>1.5595379718</text:p>
          </table:table-cell>
          <table:table-cell office:value-type="float" office:value="1.6745335081" calcext:value-type="float">
            <text:p>1.6745335081</text:p>
          </table:table-cell>
          <table:table-cell office:value-type="float" office:value="1.7866292315" calcext:value-type="float">
            <text:p>1.7866292315</text:p>
          </table:table-cell>
          <table:table-cell office:value-type="float" office:value="1.8988910004" calcext:value-type="float">
            <text:p>1.8988910004</text:p>
          </table:table-cell>
          <table:table-cell office:value-type="float" office:value="2.0118133731" calcext:value-type="float">
            <text:p>2.0118133731</text:p>
          </table:table-cell>
          <table:table-cell office:value-type="float" office:value="2.1256897607" calcext:value-type="float">
            <text:p>2.1256897607</text:p>
          </table:table-cell>
          <table:table-cell office:value-type="float" office:value="2.2417135879" calcext:value-type="float">
            <text:p>2.2417135879</text:p>
          </table:table-cell>
          <table:table-cell office:value-type="float" office:value="2.3603585155" calcext:value-type="float">
            <text:p>2.3603585155</text:p>
          </table:table-cell>
          <table:table-cell office:value-type="float" office:value="2.4821052796" calcext:value-type="float">
            <text:p>2.4821052796</text:p>
          </table:table-cell>
          <table:table-cell office:value-type="float" office:value="2.6076813326" calcext:value-type="float">
            <text:p>2.6076813326</text:p>
          </table:table-cell>
          <table:table-cell office:value-type="float" office:value="2.7382016634" calcext:value-type="float">
            <text:p>2.7382016634</text:p>
          </table:table-cell>
          <table:table-cell office:value-type="float" office:value="2.8753296425" calcext:value-type="float">
            <text:p>2.8753296425</text:p>
          </table:table-cell>
          <table:table-cell office:value-type="float" office:value="3.0215321325" calcext:value-type="float">
            <text:p>3.0215321325</text:p>
          </table:table-cell>
          <table:table-cell office:value-type="float" office:value="3.1805451178" calcext:value-type="float">
            <text:p>3.1805451178</text:p>
          </table:table-cell>
          <table:table-cell office:value-type="float" office:value="3.3582707655" calcext:value-type="float">
            <text:p>3.3582707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275389894" calcext:value-type="float">
            <text:p>3.0275389894</text:p>
          </table:table-cell>
          <table:table-cell office:value-type="float" office:value="3.2322292323" calcext:value-type="float">
            <text:p>3.2322292323</text:p>
          </table:table-cell>
          <table:table-cell office:value-type="float" office:value="3.4339458756" calcext:value-type="float">
            <text:p>3.4339458756</text:p>
          </table:table-cell>
          <table:table-cell office:value-type="float" office:value="3.6385680442" calcext:value-type="float">
            <text:p>3.6385680442</text:p>
          </table:table-cell>
          <table:table-cell office:value-type="float" office:value="3.8442633218" calcext:value-type="float">
            <text:p>3.8442633218</text:p>
          </table:table-cell>
          <table:table-cell office:value-type="float" office:value="4.0497933289" calcext:value-type="float">
            <text:p>4.0497933289</text:p>
          </table:table-cell>
          <table:table-cell office:value-type="float" office:value="4.2556717288" calcext:value-type="float">
            <text:p>4.2556717288</text:p>
          </table:table-cell>
          <table:table-cell office:value-type="float" office:value="4.4654191714" calcext:value-type="float">
            <text:p>4.4654191714</text:p>
          </table:table-cell>
          <table:table-cell office:value-type="float" office:value="4.6794119084" calcext:value-type="float">
            <text:p>4.6794119084</text:p>
          </table:table-cell>
          <table:table-cell office:value-type="float" office:value="4.8987058221" calcext:value-type="float">
            <text:p>4.8987058221</text:p>
          </table:table-cell>
          <table:table-cell office:value-type="float" office:value="5.125111081" calcext:value-type="float">
            <text:p>5.125111081</text:p>
          </table:table-cell>
          <table:table-cell office:value-type="float" office:value="5.3614036354" calcext:value-type="float">
            <text:p>5.3614036354</text:p>
          </table:table-cell>
          <table:table-cell office:value-type="float" office:value="5.6116877851" calcext:value-type="float">
            <text:p>5.6116877851</text:p>
          </table:table-cell>
          <table:table-cell office:value-type="float" office:value="5.8820317222" calcext:value-type="float">
            <text:p>5.8820317222</text:p>
          </table:table-cell>
          <table:table-cell office:value-type="float" office:value="6.1816694003" calcext:value-type="float">
            <text:p>6.1816694003</text:p>
          </table:table-cell>
          <table:table-cell office:value-type="float" office:value="6.5253483102" calcext:value-type="float">
            <text:p>6.5253483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252413894" calcext:value-type="float">
            <text:p>2.5252413894</text:p>
          </table:table-cell>
          <table:table-cell office:value-type="float" office:value="2.6959659674" calcext:value-type="float">
            <text:p>2.6959659674</text:p>
          </table:table-cell>
          <table:table-cell office:value-type="float" office:value="2.8740015079" calcext:value-type="float">
            <text:p>2.8740015079</text:p>
          </table:table-cell>
          <table:table-cell office:value-type="float" office:value="3.0550263334" calcext:value-type="float">
            <text:p>3.0550263334</text:p>
          </table:table-cell>
          <table:table-cell office:value-type="float" office:value="3.2374255767" calcext:value-type="float">
            <text:p>3.2374255767</text:p>
          </table:table-cell>
          <table:table-cell office:value-type="float" office:value="3.4201231022" calcext:value-type="float">
            <text:p>3.4201231022</text:p>
          </table:table-cell>
          <table:table-cell office:value-type="float" office:value="3.6037280639" calcext:value-type="float">
            <text:p>3.6037280639</text:p>
          </table:table-cell>
          <table:table-cell office:value-type="float" office:value="3.7908471333" calcext:value-type="float">
            <text:p>3.7908471333</text:p>
          </table:table-cell>
          <table:table-cell office:value-type="float" office:value="3.9817411505" calcext:value-type="float">
            <text:p>3.9817411505</text:p>
          </table:table-cell>
          <table:table-cell office:value-type="float" office:value="4.1772658038" calcext:value-type="float">
            <text:p>4.1772658038</text:p>
          </table:table-cell>
          <table:table-cell office:value-type="float" office:value="4.3788966025" calcext:value-type="float">
            <text:p>4.3788966025</text:p>
          </table:table-cell>
          <table:table-cell office:value-type="float" office:value="4.5889039862" calcext:value-type="float">
            <text:p>4.5889039862</text:p>
          </table:table-cell>
          <table:table-cell office:value-type="float" office:value="4.8106566723" calcext:value-type="float">
            <text:p>4.8106566723</text:p>
          </table:table-cell>
          <table:table-cell office:value-type="float" office:value="5.0491544587" calcext:value-type="float">
            <text:p>5.0491544587</text:p>
          </table:table-cell>
          <table:table-cell office:value-type="float" office:value="5.3120384743" calcext:value-type="float">
            <text:p>5.3120384743</text:p>
          </table:table-cell>
          <table:table-cell office:value-type="float" office:value="5.6115549633" calcext:value-type="float">
            <text:p>5.6115549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41318677" calcext:value-type="float">
            <text:p>0.5541318677</text:p>
          </table:table-cell>
          <table:table-cell office:value-type="float" office:value="0.5577917108" calcext:value-type="float">
            <text:p>0.5577917108</text:p>
          </table:table-cell>
          <table:table-cell office:value-type="float" office:value="0.5611502451" calcext:value-type="float">
            <text:p>0.5611502451</text:p>
          </table:table-cell>
          <table:table-cell office:value-type="float" office:value="0.5640452266" calcext:value-type="float">
            <text:p>0.5640452266</text:p>
          </table:table-cell>
          <table:table-cell office:value-type="float" office:value="0.5663811649" calcext:value-type="float">
            <text:p>0.5663811649</text:p>
          </table:table-cell>
          <table:table-cell office:value-type="float" office:value="0.5690720381" calcext:value-type="float">
            <text:p>0.5690720381</text:p>
          </table:table-cell>
          <table:table-cell office:value-type="float" office:value="0.5722332579" calcext:value-type="float">
            <text:p>0.5722332579</text:p>
          </table:table-cell>
          <table:table-cell office:value-type="float" office:value="0.5760650184" calcext:value-type="float">
            <text:p>0.5760650184</text:p>
          </table:table-cell>
          <table:table-cell office:value-type="float" office:value="0.5809019785" calcext:value-type="float">
            <text:p>0.5809019785</text:p>
          </table:table-cell>
          <table:table-cell office:value-type="float" office:value="0.5872496491" calcext:value-type="float">
            <text:p>0.5872496491</text:p>
          </table:table-cell>
          <table:table-cell office:value-type="float" office:value="0.5958436128" calcext:value-type="float">
            <text:p>0.5958436128</text:p>
          </table:table-cell>
          <table:table-cell office:value-type="float" office:value="0.6077522635" calcext:value-type="float">
            <text:p>0.6077522635</text:p>
          </table:table-cell>
          <table:table-cell office:value-type="float" office:value="0.6245684261" calcext:value-type="float">
            <text:p>0.6245684261</text:p>
          </table:table-cell>
          <table:table-cell office:value-type="float" office:value="0.6487933469" calcext:value-type="float">
            <text:p>0.6487933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52.2535897218" calcext:value-type="float">
            <text:p>52.2535897218</text:p>
          </table:table-cell>
          <table:table-cell office:value-type="float" office:value="57.717301229" calcext:value-type="float">
            <text:p>57.717301229</text:p>
          </table:table-cell>
          <table:table-cell office:value-type="float" office:value="63.2837241995" calcext:value-type="float">
            <text:p>63.2837241995</text:p>
          </table:table-cell>
          <table:table-cell office:value-type="float" office:value="68.8081254093" calcext:value-type="float">
            <text:p>68.8081254093</text:p>
          </table:table-cell>
          <table:table-cell office:value-type="float" office:value="74.0951425026" calcext:value-type="float">
            <text:p>74.0951425026</text:p>
          </table:table-cell>
          <table:table-cell office:value-type="float" office:value="79.3066290412" calcext:value-type="float">
            <text:p>79.3066290412</text:p>
          </table:table-cell>
          <table:table-cell office:value-type="float" office:value="83.738534533" calcext:value-type="float">
            <text:p>83.738534533</text:p>
          </table:table-cell>
          <table:table-cell office:value-type="float" office:value="87.074653238" calcext:value-type="float">
            <text:p>87.074653238</text:p>
          </table:table-cell>
          <table:table-cell office:value-type="float" office:value="88.830035861" calcext:value-type="float">
            <text:p>88.830035861</text:p>
          </table:table-cell>
          <table:table-cell office:value-type="float" office:value="88.4102846646" calcext:value-type="float">
            <text:p>88.4102846646</text:p>
          </table:table-cell>
          <table:table-cell office:value-type="float" office:value="85.0852855174" calcext:value-type="float">
            <text:p>85.0852855174</text:p>
          </table:table-cell>
          <table:table-cell office:value-type="float" office:value="77.954241088" calcext:value-type="float">
            <text:p>77.954241088</text:p>
          </table:table-cell>
          <table:table-cell office:value-type="float" office:value="65.9174407312" calcext:value-type="float">
            <text:p>65.9174407312</text:p>
          </table:table-cell>
          <table:table-cell office:value-type="float" office:value="47.7736376451" calcext:value-type="float">
            <text:p>47.7736376451</text:p>
          </table:table-cell>
          <table:table-cell office:value-type="float" office:value="23.1989007979" calcext:value-type="float">
            <text:p>23.1989007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111816863" calcext:value-type="float">
            <text:p>0.2111816863</text:p>
          </table:table-cell>
          <table:table-cell office:value-type="float" office:value="0.2318577591" calcext:value-type="float">
            <text:p>0.2318577591</text:p>
          </table:table-cell>
          <table:table-cell office:value-type="float" office:value="0.2533871548" calcext:value-type="float">
            <text:p>0.2533871548</text:p>
          </table:table-cell>
          <table:table-cell office:value-type="float" office:value="0.2754695555" calcext:value-type="float">
            <text:p>0.2754695555</text:p>
          </table:table-cell>
          <table:table-cell office:value-type="float" office:value="0.2976727419" calcext:value-type="float">
            <text:p>0.2976727419</text:p>
          </table:table-cell>
          <table:table-cell office:value-type="float" office:value="0.3115631483" calcext:value-type="float">
            <text:p>0.3115631483</text:p>
          </table:table-cell>
          <table:table-cell office:value-type="float" office:value="0.3233427816" calcext:value-type="float">
            <text:p>0.3233427816</text:p>
          </table:table-cell>
          <table:table-cell office:value-type="float" office:value="0.3323719298" calcext:value-type="float">
            <text:p>0.3323719298</text:p>
          </table:table-cell>
          <table:table-cell office:value-type="float" office:value="0.3375973751" calcext:value-type="float">
            <text:p>0.3375973751</text:p>
          </table:table-cell>
          <table:table-cell office:value-type="float" office:value="0.3376529716" calcext:value-type="float">
            <text:p>0.3376529716</text:p>
          </table:table-cell>
          <table:table-cell office:value-type="float" office:value="0.3306911262" calcext:value-type="float">
            <text:p>0.3306911262</text:p>
          </table:table-cell>
          <table:table-cell office:value-type="float" office:value="0.3140657055" calcext:value-type="float">
            <text:p>0.3140657055</text:p>
          </table:table-cell>
          <table:table-cell office:value-type="float" office:value="0.283695897" calcext:value-type="float">
            <text:p>0.283695897</text:p>
          </table:table-cell>
          <table:table-cell office:value-type="float" office:value="0.2327167851" calcext:value-type="float">
            <text:p>0.2327167851</text:p>
          </table:table-cell>
          <table:table-cell office:value-type="float" office:value="0.1486309707" calcext:value-type="float">
            <text:p>0.14863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40.4457278309" calcext:value-type="float">
            <text:p>40.4457278309</text:p>
          </table:table-cell>
          <table:table-cell office:value-type="float" office:value="47.5832092128" calcext:value-type="float">
            <text:p>47.5832092128</text:p>
          </table:table-cell>
          <table:table-cell office:value-type="float" office:value="53.5418185665" calcext:value-type="float">
            <text:p>53.5418185665</text:p>
          </table:table-cell>
          <table:table-cell office:value-type="float" office:value="59.5311431655" calcext:value-type="float">
            <text:p>59.5311431655</text:p>
          </table:table-cell>
          <table:table-cell office:value-type="float" office:value="65.4834445239" calcext:value-type="float">
            <text:p>65.4834445239</text:p>
          </table:table-cell>
          <table:table-cell office:value-type="float" office:value="71.2362430081" calcext:value-type="float">
            <text:p>71.2362430081</text:p>
          </table:table-cell>
          <table:table-cell office:value-type="float" office:value="76.5759274975" calcext:value-type="float">
            <text:p>76.5759274975</text:p>
          </table:table-cell>
          <table:table-cell office:value-type="float" office:value="81.2438852564" calcext:value-type="float">
            <text:p>81.2438852564</text:p>
          </table:table-cell>
          <table:table-cell office:value-type="float" office:value="85.0322580676" calcext:value-type="float">
            <text:p>85.0322580676</text:p>
          </table:table-cell>
          <table:table-cell office:value-type="float" office:value="87.4871013059" calcext:value-type="float">
            <text:p>87.4871013059</text:p>
          </table:table-cell>
          <table:table-cell office:value-type="float" office:value="88.1468006744" calcext:value-type="float">
            <text:p>88.1468006744</text:p>
          </table:table-cell>
          <table:table-cell office:value-type="float" office:value="86.4628808775" calcext:value-type="float">
            <text:p>86.4628808775</text:p>
          </table:table-cell>
          <table:table-cell office:value-type="float" office:value="81.791105595" calcext:value-type="float">
            <text:p>81.791105595</text:p>
          </table:table-cell>
          <table:table-cell office:value-type="float" office:value="73.4005019817" calcext:value-type="float">
            <text:p>73.4005019817</text:p>
          </table:table-cell>
          <table:table-cell office:value-type="float" office:value="60.5496769663" calcext:value-type="float">
            <text:p>60.5496769663</text:p>
          </table:table-cell>
          <table:table-cell office:value-type="float" office:value="42.7785066158" calcext:value-type="float">
            <text:p>42.7785066158</text:p>
          </table:table-cell>
          <table:table-cell office:value-type="float" office:value="20.873680147" calcext:value-type="float">
            <text:p>20.873680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8.1518544158" calcext:value-type="float">
            <text:p>138.1518544158</text:p>
          </table:table-cell>
          <table:table-cell office:value-type="float" office:value="163.8423529072" calcext:value-type="float">
            <text:p>163.8423529072</text:p>
          </table:table-cell>
          <table:table-cell office:value-type="float" office:value="191.4647732294" calcext:value-type="float">
            <text:p>191.4647732294</text:p>
          </table:table-cell>
          <table:table-cell office:value-type="float" office:value="221.6945924097" calcext:value-type="float">
            <text:p>221.6945924097</text:p>
          </table:table-cell>
          <table:table-cell office:value-type="float" office:value="254.3106741385" calcext:value-type="float">
            <text:p>254.3106741385</text:p>
          </table:table-cell>
          <table:table-cell office:value-type="float" office:value="289.2624932814" calcext:value-type="float">
            <text:p>289.2624932814</text:p>
          </table:table-cell>
          <table:table-cell office:value-type="float" office:value="326.4942276323" calcext:value-type="float">
            <text:p>326.4942276323</text:p>
          </table:table-cell>
          <table:table-cell office:value-type="float" office:value="363.3874483816" calcext:value-type="float">
            <text:p>363.3874483816</text:p>
          </table:table-cell>
          <table:table-cell office:value-type="float" office:value="405.7172385758" calcext:value-type="float">
            <text:p>405.7172385758</text:p>
          </table:table-cell>
          <table:table-cell office:value-type="float" office:value="450.7224555233" calcext:value-type="float">
            <text:p>450.7224555233</text:p>
          </table:table-cell>
          <table:table-cell office:value-type="float" office:value="498.2415101537" calcext:value-type="float">
            <text:p>498.2415101537</text:p>
          </table:table-cell>
          <table:table-cell office:value-type="float" office:value="548.116893202" calcext:value-type="float">
            <text:p>548.116893202</text:p>
          </table:table-cell>
          <table:table-cell office:value-type="float" office:value="600.186735036" calcext:value-type="float">
            <text:p>600.186735036</text:p>
          </table:table-cell>
          <table:table-cell office:value-type="float" office:value="654.2718887273" calcext:value-type="float">
            <text:p>654.2718887273</text:p>
          </table:table-cell>
          <table:table-cell office:value-type="float" office:value="710.1537612338" calcext:value-type="float">
            <text:p>710.1537612338</text:p>
          </table:table-cell>
          <table:table-cell office:value-type="float" office:value="767.5309383607" calcext:value-type="float">
            <text:p>767.5309383607</text:p>
          </table:table-cell>
          <table:table-cell office:value-type="float" office:value="825.9254098292" calcext:value-type="float">
            <text:p>825.9254098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00281189" calcext:value-type="float">
            <text:p>0.0400281189</text:p>
          </table:table-cell>
          <table:table-cell office:value-type="float" office:value="0.0400253438" calcext:value-type="float">
            <text:p>0.0400253438</text:p>
          </table:table-cell>
          <table:table-cell office:value-type="float" office:value="0.0400245714" calcext:value-type="float">
            <text:p>0.0400245714</text:p>
          </table:table-cell>
          <table:table-cell office:value-type="float" office:value="0.040023534" calcext:value-type="float">
            <text:p>0.040023534</text:p>
          </table:table-cell>
          <table:table-cell office:value-type="float" office:value="0.0400225451" calcext:value-type="float">
            <text:p>0.0400225451</text:p>
          </table:table-cell>
          <table:table-cell office:value-type="float" office:value="0.0400250086" calcext:value-type="float">
            <text:p>0.0400250086</text:p>
          </table:table-cell>
          <table:table-cell office:value-type="float" office:value="0.0400157782" calcext:value-type="float">
            <text:p>0.0400157782</text:p>
          </table:table-cell>
          <table:table-cell office:value-type="float" office:value="0.0400195565" calcext:value-type="float">
            <text:p>0.0400195565</text:p>
          </table:table-cell>
          <table:table-cell office:value-type="float" office:value="0.0400190058" calcext:value-type="float">
            <text:p>0.0400190058</text:p>
          </table:table-cell>
          <table:table-cell office:value-type="float" office:value="0.0400183906" calcext:value-type="float">
            <text:p>0.0400183906</text:p>
          </table:table-cell>
          <table:table-cell office:value-type="float" office:value="0.0400177424" calcext:value-type="float">
            <text:p>0.0400177424</text:p>
          </table:table-cell>
          <table:table-cell office:value-type="float" office:value="0.0400170797" calcext:value-type="float">
            <text:p>0.0400170797</text:p>
          </table:table-cell>
          <table:table-cell office:value-type="float" office:value="0.0400164104" calcext:value-type="float">
            <text:p>0.0400164104</text:p>
          </table:table-cell>
          <table:table-cell office:value-type="float" office:value="0.0400157339" calcext:value-type="float">
            <text:p>0.0400157339</text:p>
          </table:table-cell>
          <table:table-cell office:value-type="float" office:value="0.040015038" calcext:value-type="float">
            <text:p>0.040015038</text:p>
          </table:table-cell>
          <table:table-cell office:value-type="float" office:value="0.0400142916" calcext:value-type="float">
            <text:p>0.0400142916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8.9071898054" calcext:value-type="float">
            <text:p>138.9071898054</text:p>
          </table:table-cell>
          <table:table-cell office:value-type="float" office:value="165.0507252202" calcext:value-type="float">
            <text:p>165.0507252202</text:p>
          </table:table-cell>
          <table:table-cell office:value-type="float" office:value="193.3795169612" calcext:value-type="float">
            <text:p>193.3795169612</text:p>
          </table:table-cell>
          <table:table-cell office:value-type="float" office:value="224.2442582577" calcext:value-type="float">
            <text:p>224.2442582577</text:p>
          </table:table-cell>
          <table:table-cell office:value-type="float" office:value="257.6339116958" calcext:value-type="float">
            <text:p>257.6339116958</text:p>
          </table:table-cell>
          <table:table-cell office:value-type="float" office:value="293.5231511659" calcext:value-type="float">
            <text:p>293.5231511659</text:p>
          </table:table-cell>
          <table:table-cell office:value-type="float" office:value="331.8764866548" calcext:value-type="float">
            <text:p>331.8764866548</text:p>
          </table:table-cell>
          <table:table-cell office:value-type="float" office:value="370.0309153844" calcext:value-type="float">
            <text:p>370.0309153844</text:p>
          </table:table-cell>
          <table:table-cell office:value-type="float" office:value="413.9004898329" calcext:value-type="float">
            <text:p>413.9004898329</text:p>
          </table:table-cell>
          <table:table-cell office:value-type="float" office:value="460.7068931352" calcext:value-type="float">
            <text:p>460.7068931352</text:p>
          </table:table-cell>
          <table:table-cell office:value-type="float" office:value="510.3136986899" calcext:value-type="float">
            <text:p>510.3136986899</text:p>
          </table:table-cell>
          <table:table-cell office:value-type="float" office:value="562.5926952256" calcext:value-type="float">
            <text:p>562.5926952256</text:p>
          </table:table-cell>
          <table:table-cell office:value-type="float" office:value="617.4206462044" calcext:value-type="float">
            <text:p>617.4206462044</text:p>
          </table:table-cell>
          <table:table-cell office:value-type="float" office:value="674.675730257" calcext:value-type="float">
            <text:p>674.675730257</text:p>
          </table:table-cell>
          <table:table-cell office:value-type="float" office:value="734.2333153525" calcext:value-type="float">
            <text:p>734.2333153525</text:p>
          </table:table-cell>
          <table:table-cell office:value-type="float" office:value="795.9600762249" calcext:value-type="float">
            <text:p>795.9600762249</text:p>
          </table:table-cell>
          <table:table-cell office:value-type="float" office:value="859.704035257" calcext:value-type="float">
            <text:p>859.704035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25" calcext:value-type="float">
            <text:p>325</text:p>
          </table:table-cell>
          <table:table-cell office:value-type="float" office:value="387.8126259281" calcext:value-type="float">
            <text:p>387.8126259281</text:p>
          </table:table-cell>
          <table:table-cell office:value-type="float" office:value="453.6335094898" calcext:value-type="float">
            <text:p>453.6335094898</text:p>
          </table:table-cell>
          <table:table-cell office:value-type="float" office:value="525.1923309902" calcext:value-type="float">
            <text:p>525.1923309902</text:p>
          </table:table-cell>
          <table:table-cell office:value-type="float" office:value="602.4516968723" calcext:value-type="float">
            <text:p>602.4516968723</text:p>
          </table:table-cell>
          <table:table-cell office:value-type="float" office:value="685.3166356672" calcext:value-type="float">
            <text:p>685.3166356672</text:p>
          </table:table-cell>
          <table:table-cell office:value-type="float" office:value="773.6605253628" calcext:value-type="float">
            <text:p>773.6605253628</text:p>
          </table:table-cell>
          <table:table-cell office:value-type="float" office:value="847.1804437339" calcext:value-type="float">
            <text:p>847.1804437339</text:p>
          </table:table-cell>
          <table:table-cell office:value-type="float" office:value="951.5926785288" calcext:value-type="float">
            <text:p>951.5926785288</text:p>
          </table:table-cell>
          <table:table-cell office:value-type="float" office:value="1065.822276173" calcext:value-type="float">
            <text:p>1065.822276173</text:p>
          </table:table-cell>
          <table:table-cell office:value-type="float" office:value="1189.1719106794" calcext:value-type="float">
            <text:p>1189.1719106794</text:p>
          </table:table-cell>
          <table:table-cell office:value-type="float" office:value="1321.0291182248" calcext:value-type="float">
            <text:p>1321.0291182248</text:p>
          </table:table-cell>
          <table:table-cell office:value-type="float" office:value="1460.8366125199" calcext:value-type="float">
            <text:p>1460.8366125199</text:p>
          </table:table-cell>
          <table:table-cell office:value-type="float" office:value="1608.0642733142" calcext:value-type="float">
            <text:p>1608.0642733142</text:p>
          </table:table-cell>
          <table:table-cell office:value-type="float" office:value="1762.1765625699" calcext:value-type="float">
            <text:p>1762.1765625699</text:p>
          </table:table-cell>
          <table:table-cell office:value-type="float" office:value="1922.5857495185" calcext:value-type="float">
            <text:p>1922.5857495185</text:p>
          </table:table-cell>
          <table:table-cell office:value-type="float" office:value="2088.5704170698" calcext:value-type="float">
            <text:p>2088.5704170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836058579" calcext:value-type="float">
            <text:p>0.2836058579</text:p>
          </table:table-cell>
          <table:table-cell office:value-type="float" office:value="0.274207527" calcext:value-type="float">
            <text:p>0.274207527</text:p>
          </table:table-cell>
          <table:table-cell office:value-type="float" office:value="0.2687975189" calcext:value-type="float">
            <text:p>0.2687975189</text:p>
          </table:table-cell>
          <table:table-cell office:value-type="float" office:value="0.2637239584" calcext:value-type="float">
            <text:p>0.2637239584</text:p>
          </table:table-cell>
          <table:table-cell office:value-type="float" office:value="0.2591907983" calcext:value-type="float">
            <text:p>0.2591907983</text:p>
          </table:table-cell>
          <table:table-cell office:value-type="float" office:value="0.255123228" calcext:value-type="float">
            <text:p>0.255123228</text:p>
          </table:table-cell>
          <table:table-cell office:value-type="float" office:value="0.2391108982" calcext:value-type="float">
            <text:p>0.2391108982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9.1806751856" calcext:value-type="float">
            <text:p>39.1806751856</text:p>
          </table:table-cell>
          <table:table-cell office:value-type="float" office:value="44.9268064011" calcext:value-type="float">
            <text:p>44.9268064011</text:p>
          </table:table-cell>
          <table:table-cell office:value-type="float" office:value="51.4652559943" calcext:value-type="float">
            <text:p>51.4652559943</text:p>
          </table:table-cell>
          <table:table-cell office:value-type="float" office:value="58.4661754692" calcext:value-type="float">
            <text:p>58.4661754692</text:p>
          </table:table-cell>
          <table:table-cell office:value-type="float" office:value="65.9149866362" calcext:value-type="float">
            <text:p>65.9149866362</text:p>
          </table:table-cell>
          <table:table-cell office:value-type="float" office:value="73.7975810335" calcext:value-type="float">
            <text:p>73.7975810335</text:p>
          </table:table-cell>
          <table:table-cell office:value-type="float" office:value="78.0683280225" calcext:value-type="float">
            <text:p>78.0683280225</text:p>
          </table:table-cell>
          <table:table-cell office:value-type="float" office:value="90.2682196617" calcext:value-type="float">
            <text:p>90.2682196617</text:p>
          </table:table-cell>
          <table:table-cell office:value-type="float" office:value="100.7832630857" calcext:value-type="float">
            <text:p>100.7832630857</text:p>
          </table:table-cell>
          <table:table-cell office:value-type="float" office:value="111.9629029644" calcext:value-type="float">
            <text:p>111.9629029644</text:p>
          </table:table-cell>
          <table:table-cell office:value-type="float" office:value="123.7669993375" calcext:value-type="float">
            <text:p>123.7669993375</text:p>
          </table:table-cell>
          <table:table-cell office:value-type="float" office:value="136.1564256999" calcext:value-type="float">
            <text:p>136.1564256999</text:p>
          </table:table-cell>
          <table:table-cell office:value-type="float" office:value="149.0909723975" calcext:value-type="float">
            <text:p>149.0909723975</text:p>
          </table:table-cell>
          <table:table-cell office:value-type="float" office:value="162.5261379641" calcext:value-type="float">
            <text:p>162.5261379641</text:p>
          </table:table-cell>
          <table:table-cell office:value-type="float" office:value="176.4076222173" calcext:value-type="float">
            <text:p>176.4076222173</text:p>
          </table:table-cell>
          <table:table-cell office:value-type="float" office:value="190.6605515673" calcext:value-type="float">
            <text:p>190.6605515673</text:p>
          </table:table-cell>
          <table:table-cell office:value-type="float" office:value="205.1661846072" calcext:value-type="float">
            <text:p>205.1661846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8.1581309389" calcext:value-type="float">
            <text:p>138.1581309389</text:p>
          </table:table-cell>
          <table:table-cell office:value-type="float" office:value="163.8819172138" calcext:value-type="float">
            <text:p>163.8819172138</text:p>
          </table:table-cell>
          <table:table-cell office:value-type="float" office:value="191.7488839891" calcext:value-type="float">
            <text:p>191.7488839891</text:p>
          </table:table-cell>
          <table:table-cell office:value-type="float" office:value="222.0642263094" calcext:value-type="float">
            <text:p>222.0642263094</text:p>
          </table:table-cell>
          <table:table-cell office:value-type="float" office:value="254.7827244488" calcext:value-type="float">
            <text:p>254.7827244488</text:p>
          </table:table-cell>
          <table:table-cell office:value-type="float" office:value="289.8537408695" calcext:value-type="float">
            <text:p>289.8537408695</text:p>
          </table:table-cell>
          <table:table-cell office:value-type="float" office:value="327.2194923487" calcext:value-type="float">
            <text:p>327.2194923487</text:p>
          </table:table-cell>
          <table:table-cell office:value-type="float" office:value="364.2340713879" calcext:value-type="float">
            <text:p>364.2340713879</text:p>
          </table:table-cell>
          <table:table-cell office:value-type="float" office:value="406.6892484912" calcext:value-type="float">
            <text:p>406.6892484912</text:p>
          </table:table-cell>
          <table:table-cell office:value-type="float" office:value="451.8080305997" calcext:value-type="float">
            <text:p>451.8080305997</text:p>
          </table:table-cell>
          <table:table-cell office:value-type="float" office:value="499.4135740275" calcext:value-type="float">
            <text:p>499.4135740275</text:p>
          </table:table-cell>
          <table:table-cell office:value-type="float" office:value="549.3292311105" calcext:value-type="float">
            <text:p>549.3292311105</text:p>
          </table:table-cell>
          <table:table-cell office:value-type="float" office:value="601.3709857288" calcext:value-type="float">
            <text:p>601.3709857288</text:p>
          </table:table-cell>
          <table:table-cell office:value-type="float" office:value="655.3371666751" calcext:value-type="float">
            <text:p>655.3371666751</text:p>
          </table:table-cell>
          <table:table-cell office:value-type="float" office:value="710.992981509" calcext:value-type="float">
            <text:p>710.992981509</text:p>
          </table:table-cell>
          <table:table-cell office:value-type="float" office:value="768.0443938716" calcext:value-type="float">
            <text:p>768.0443938716</text:p>
          </table:table-cell>
          <table:table-cell office:value-type="float" office:value="826.0889494208" calcext:value-type="float">
            <text:p>826.08894942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656978976" calcext:value-type="float">
            <text:p>12.7656978976</text:p>
          </table:table-cell>
          <table:table-cell office:value-type="float" office:value="14.6135158189" calcext:value-type="float">
            <text:p>14.6135158189</text:p>
          </table:table-cell>
          <table:table-cell office:value-type="float" office:value="16.5070983359" calcext:value-type="float">
            <text:p>16.5070983359</text:p>
          </table:table-cell>
          <table:table-cell office:value-type="float" office:value="18.5769329573" calcext:value-type="float">
            <text:p>18.5769329573</text:p>
          </table:table-cell>
          <table:table-cell office:value-type="float" office:value="20.802297862" calcext:value-type="float">
            <text:p>20.802297862</text:p>
          </table:table-cell>
          <table:table-cell office:value-type="float" office:value="23.1837674945" calcext:value-type="float">
            <text:p>23.1837674945</text:p>
          </table:table-cell>
          <table:table-cell office:value-type="float" office:value="26.1456955456" calcext:value-type="float">
            <text:p>26.1456955456</text:p>
          </table:table-cell>
          <table:table-cell office:value-type="float" office:value="28.2061672667" calcext:value-type="float">
            <text:p>28.2061672667</text:p>
          </table:table-cell>
          <table:table-cell office:value-type="float" office:value="30.9868020849" calcext:value-type="float">
            <text:p>30.9868020849</text:p>
          </table:table-cell>
          <table:table-cell office:value-type="float" office:value="33.9515542315" calcext:value-type="float">
            <text:p>33.9515542315</text:p>
          </table:table-cell>
          <table:table-cell office:value-type="float" office:value="37.0900953328" calcext:value-type="float">
            <text:p>37.0900953328</text:p>
          </table:table-cell>
          <table:table-cell office:value-type="float" office:value="40.3927116139" calcext:value-type="float">
            <text:p>40.3927116139</text:p>
          </table:table-cell>
          <table:table-cell office:value-type="float" office:value="43.8494636151" calcext:value-type="float">
            <text:p>43.8494636151</text:p>
          </table:table-cell>
          <table:table-cell office:value-type="float" office:value="47.4491300486" calcext:value-type="float">
            <text:p>47.4491300486</text:p>
          </table:table-cell>
          <table:table-cell office:value-type="float" office:value="51.1775664845" calcext:value-type="float">
            <text:p>51.1775664845</text:p>
          </table:table-cell>
          <table:table-cell office:value-type="float" office:value="55.0146146799" calcext:value-type="float">
            <text:p>55.0146146799</text:p>
          </table:table-cell>
          <table:table-cell office:value-type="float" office:value="58.9274965322" calcext:value-type="float">
            <text:p>58.9274965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9711792302" calcext:value-type="float">
            <text:p>98.9711792302</text:p>
          </table:table-cell>
          <table:table-cell office:value-type="float" office:value="118.9155465061" calcext:value-type="float">
            <text:p>118.9155465061</text:p>
          </table:table-cell>
          <table:table-cell office:value-type="float" office:value="139.9995172351" calcext:value-type="float">
            <text:p>139.9995172351</text:p>
          </table:table-cell>
          <table:table-cell office:value-type="float" office:value="163.2284169405" calcext:value-type="float">
            <text:p>163.2284169405</text:p>
          </table:table-cell>
          <table:table-cell office:value-type="float" office:value="188.3956875023" calcext:value-type="float">
            <text:p>188.3956875023</text:p>
          </table:table-cell>
          <table:table-cell office:value-type="float" office:value="215.4649122478" calcext:value-type="float">
            <text:p>215.4649122478</text:p>
          </table:table-cell>
          <table:table-cell office:value-type="float" office:value="248.4258996099" calcext:value-type="float">
            <text:p>248.4258996099</text:p>
          </table:table-cell>
          <table:table-cell office:value-type="float" office:value="273.11922872" calcext:value-type="float">
            <text:p>273.11922872</text:p>
          </table:table-cell>
          <table:table-cell office:value-type="float" office:value="304.9339754901" calcext:value-type="float">
            <text:p>304.9339754901</text:p>
          </table:table-cell>
          <table:table-cell office:value-type="float" office:value="338.7595525589" calcext:value-type="float">
            <text:p>338.7595525589</text:p>
          </table:table-cell>
          <table:table-cell office:value-type="float" office:value="374.4745108161" calcext:value-type="float">
            <text:p>374.4745108161</text:p>
          </table:table-cell>
          <table:table-cell office:value-type="float" office:value="411.9604675022" calcext:value-type="float">
            <text:p>411.9604675022</text:p>
          </table:table-cell>
          <table:table-cell office:value-type="float" office:value="451.0957626385" calcext:value-type="float">
            <text:p>451.0957626385</text:p>
          </table:table-cell>
          <table:table-cell office:value-type="float" office:value="491.7457507632" calcext:value-type="float">
            <text:p>491.7457507632</text:p>
          </table:table-cell>
          <table:table-cell office:value-type="float" office:value="533.7461390165" calcext:value-type="float">
            <text:p>533.7461390165</text:p>
          </table:table-cell>
          <table:table-cell office:value-type="float" office:value="576.8703867934" calcext:value-type="float">
            <text:p>576.8703867934</text:p>
          </table:table-cell>
          <table:table-cell office:value-type="float" office:value="620.7592252219" calcext:value-type="float">
            <text:p>620.7592252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0815079" calcext:value-type="float">
            <text:p>0.0070815079</text:p>
          </table:table-cell>
          <table:table-cell office:value-type="float" office:value="0.0084322942" calcext:value-type="float">
            <text:p>0.0084322942</text:p>
          </table:table-cell>
          <table:table-cell office:value-type="float" office:value="0.0097216846" calcext:value-type="float">
            <text:p>0.0097216846</text:p>
          </table:table-cell>
          <table:table-cell office:value-type="float" office:value="0.0110668166" calcext:value-type="float">
            <text:p>0.0110668166</text:p>
          </table:table-cell>
          <table:table-cell office:value-type="float" office:value="0.0125012636" calcext:value-type="float">
            <text:p>0.0125012636</text:p>
          </table:table-cell>
          <table:table-cell office:value-type="float" office:value="0.0140323117" calcext:value-type="float">
            <text:p>0.0140323117</text:p>
          </table:table-cell>
          <table:table-cell office:value-type="float" office:value="0.015665837" calcext:value-type="float">
            <text:p>0.015665837</text:p>
          </table:table-cell>
          <table:table-cell office:value-type="float" office:value="0.0174226451" calcext:value-type="float">
            <text:p>0.0174226451</text:p>
          </table:table-cell>
          <table:table-cell office:value-type="float" office:value="0.0193156705" calcext:value-type="float">
            <text:p>0.0193156705</text:p>
          </table:table-cell>
          <table:table-cell office:value-type="float" office:value="0.0213596552" calcext:value-type="float">
            <text:p>0.0213596552</text:p>
          </table:table-cell>
          <table:table-cell office:value-type="float" office:value="0.0235756067" calcext:value-type="float">
            <text:p>0.0235756067</text:p>
          </table:table-cell>
          <table:table-cell office:value-type="float" office:value="0.0259946935" calcext:value-type="float">
            <text:p>0.0259946935</text:p>
          </table:table-cell>
          <table:table-cell office:value-type="float" office:value="0.0286634938" calcext:value-type="float">
            <text:p>0.0286634938</text:p>
          </table:table-cell>
          <table:table-cell office:value-type="float" office:value="0.0316525188" calcext:value-type="float">
            <text:p>0.0316525188</text:p>
          </table:table-cell>
          <table:table-cell office:value-type="float" office:value="0.0350717117" calcext:value-type="float">
            <text:p>0.0350717117</text:p>
          </table:table-cell>
          <table:table-cell office:value-type="float" office:value="0.0391007654" calcext:value-type="float">
            <text:p>0.0391007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490588665" calcext:value-type="float">
            <text:p>0.7490588665</text:p>
          </table:table-cell>
          <table:table-cell office:value-type="float" office:value="1.1688080064" calcext:value-type="float">
            <text:p>1.1688080064</text:p>
          </table:table-cell>
          <table:table-cell office:value-type="float" office:value="1.6306329721" calcext:value-type="float">
            <text:p>1.6306329721</text:p>
          </table:table-cell>
          <table:table-cell office:value-type="float" office:value="2.1800319483" calcext:value-type="float">
            <text:p>2.1800319483</text:p>
          </table:table-cell>
          <table:table-cell office:value-type="float" office:value="2.851187247" calcext:value-type="float">
            <text:p>2.851187247</text:p>
          </table:table-cell>
          <table:table-cell office:value-type="float" office:value="3.6694102964" calcext:value-type="float">
            <text:p>3.6694102964</text:p>
          </table:table-cell>
          <table:table-cell office:value-type="float" office:value="4.6569943061" calcext:value-type="float">
            <text:p>4.6569943061</text:p>
          </table:table-cell>
          <table:table-cell office:value-type="float" office:value="5.7968439965" calcext:value-type="float">
            <text:p>5.7968439965</text:p>
          </table:table-cell>
          <table:table-cell office:value-type="float" office:value="7.2112413417" calcext:value-type="float">
            <text:p>7.2112413417</text:p>
          </table:table-cell>
          <table:table-cell office:value-type="float" office:value="8.8988625355" calcext:value-type="float">
            <text:p>8.8988625355</text:p>
          </table:table-cell>
          <table:table-cell office:value-type="float" office:value="10.9001246625" calcext:value-type="float">
            <text:p>10.9001246625</text:p>
          </table:table-cell>
          <table:table-cell office:value-type="float" office:value="13.2634641151" calcext:value-type="float">
            <text:p>13.2634641151</text:p>
          </table:table-cell>
          <table:table-cell office:value-type="float" office:value="16.0496604756" calcext:value-type="float">
            <text:p>16.0496604756</text:p>
          </table:table-cell>
          <table:table-cell office:value-type="float" office:value="19.3385635819" calcext:value-type="float">
            <text:p>19.3385635819</text:p>
          </table:table-cell>
          <table:table-cell office:value-type="float" office:value="23.2403338435" calcext:value-type="float">
            <text:p>23.2403338435</text:p>
          </table:table-cell>
          <table:table-cell office:value-type="float" office:value="27.9156823533" calcext:value-type="float">
            <text:p>27.9156823533</text:p>
          </table:table-cell>
          <table:table-cell office:value-type="float" office:value="33.6150858362" calcext:value-type="float">
            <text:p>33.61508583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2765231" calcext:value-type="float">
            <text:p>0.0062765231</text:p>
          </table:table-cell>
          <table:table-cell office:value-type="float" office:value="0.0395643066" calcext:value-type="float">
            <text:p>0.0395643066</text:p>
          </table:table-cell>
          <table:table-cell office:value-type="float" office:value="0.2841107597" calcext:value-type="float">
            <text:p>0.2841107597</text:p>
          </table:table-cell>
          <table:table-cell office:value-type="float" office:value="0.3696338997" calcext:value-type="float">
            <text:p>0.3696338997</text:p>
          </table:table-cell>
          <table:table-cell office:value-type="float" office:value="0.4720503103" calcext:value-type="float">
            <text:p>0.4720503103</text:p>
          </table:table-cell>
          <table:table-cell office:value-type="float" office:value="0.5912475882" calcext:value-type="float">
            <text:p>0.5912475882</text:p>
          </table:table-cell>
          <table:table-cell office:value-type="float" office:value="0.7252647164" calcext:value-type="float">
            <text:p>0.7252647164</text:p>
          </table:table-cell>
          <table:table-cell office:value-type="float" office:value="0.8466230062" calcext:value-type="float">
            <text:p>0.8466230062</text:p>
          </table:table-cell>
          <table:table-cell office:value-type="float" office:value="0.9720099154" calcext:value-type="float">
            <text:p>0.9720099154</text:p>
          </table:table-cell>
          <table:table-cell office:value-type="float" office:value="1.0855750764" calcext:value-type="float">
            <text:p>1.0855750764</text:p>
          </table:table-cell>
          <table:table-cell office:value-type="float" office:value="1.1720638738" calcext:value-type="float">
            <text:p>1.1720638738</text:p>
          </table:table-cell>
          <table:table-cell office:value-type="float" office:value="1.2123379084" calcext:value-type="float">
            <text:p>1.2123379084</text:p>
          </table:table-cell>
          <table:table-cell office:value-type="float" office:value="1.1842506928" calcext:value-type="float">
            <text:p>1.1842506928</text:p>
          </table:table-cell>
          <table:table-cell office:value-type="float" office:value="1.0652779478" calcext:value-type="float">
            <text:p>1.0652779478</text:p>
          </table:table-cell>
          <table:table-cell office:value-type="float" office:value="0.8392202752" calcext:value-type="float">
            <text:p>0.8392202752</text:p>
          </table:table-cell>
          <table:table-cell office:value-type="float" office:value="0.5134555109" calcext:value-type="float">
            <text:p>0.5134555109</text:p>
          </table:table-cell>
          <table:table-cell office:value-type="float" office:value="0.1635395916" calcext:value-type="float">
            <text:p>0.16353959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779" calcext:value-type="float">
            <text:p>0.0002414779</text:p>
          </table:table-cell>
          <table:table-cell office:value-type="float" office:value="0.0014838801" calcext:value-type="float">
            <text:p>0.0014838801</text:p>
          </table:table-cell>
          <table:table-cell office:value-type="float" office:value="0.0016673113" calcext:value-type="float">
            <text:p>0.0016673113</text:p>
          </table:table-cell>
          <table:table-cell office:value-type="float" office:value="0.0018561954" calcext:value-type="float">
            <text:p>0.0018561954</text:p>
          </table:table-cell>
          <table:table-cell office:value-type="float" office:value="0.0020439829" calcext:value-type="float">
            <text:p>0.0020439829</text:p>
          </table:table-cell>
          <table:table-cell office:value-type="float" office:value="0.0022213707" calcext:value-type="float">
            <text:p>0.0022213707</text:p>
          </table:table-cell>
          <table:table-cell office:value-type="float" office:value="0.0023298081" calcext:value-type="float">
            <text:p>0.0023298081</text:p>
          </table:table-cell>
          <table:table-cell office:value-type="float" office:value="0.0023957817" calcext:value-type="float">
            <text:p>0.0023957817</text:p>
          </table:table-cell>
          <table:table-cell office:value-type="float" office:value="0.0024085223" calcext:value-type="float">
            <text:p>0.0024085223</text:p>
          </table:table-cell>
          <table:table-cell office:value-type="float" office:value="0.0023524011" calcext:value-type="float">
            <text:p>0.0023524011</text:p>
          </table:table-cell>
          <table:table-cell office:value-type="float" office:value="0.0022118237" calcext:value-type="float">
            <text:p>0.0022118237</text:p>
          </table:table-cell>
          <table:table-cell office:value-type="float" office:value="0.0019731371" calcext:value-type="float">
            <text:p>0.0019731371</text:p>
          </table:table-cell>
          <table:table-cell office:value-type="float" office:value="0.0016281885" calcext:value-type="float">
            <text:p>0.0016281885</text:p>
          </table:table-cell>
          <table:table-cell office:value-type="float" office:value="0.0011817445" calcext:value-type="float">
            <text:p>0.0011817445</text:p>
          </table:table-cell>
          <table:table-cell office:value-type="float" office:value="0.0006689704" calcext:value-type="float">
            <text:p>0.0006689704</text:p>
          </table:table-cell>
          <table:table-cell office:value-type="float" office:value="0.0001980077" calcext:value-type="float">
            <text:p>0.0001980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4.0527085416" calcext:value-type="float">
            <text:p>44.0527085416</text:p>
          </table:table-cell>
          <table:table-cell office:value-type="float" office:value="44.931259628" calcext:value-type="float">
            <text:p>44.931259628</text:p>
          </table:table-cell>
          <table:table-cell office:value-type="float" office:value="42.1376864218" calcext:value-type="float">
            <text:p>42.1376864218</text:p>
          </table:table-cell>
          <table:table-cell office:value-type="float" office:value="43.7358717195" calcext:value-type="float">
            <text:p>43.7358717195</text:p>
          </table:table-cell>
          <table:table-cell office:value-type="float" office:value="45.1417343073" calcext:value-type="float">
            <text:p>45.1417343073</text:p>
          </table:table-cell>
          <table:table-cell office:value-type="float" office:value="46.3549168244" calcext:value-type="float">
            <text:p>46.3549168244</text:p>
          </table:table-cell>
          <table:table-cell office:value-type="float" office:value="47.3916279429" calcext:value-type="float">
            <text:p>47.3916279429</text:p>
          </table:table-cell>
          <table:table-cell office:value-type="float" office:value="48.5150044949" calcext:value-type="float">
            <text:p>48.5150044949</text:p>
          </table:table-cell>
          <table:table-cell office:value-type="float" office:value="50.1150188981" calcext:value-type="float">
            <text:p>50.1150188981</text:p>
          </table:table-cell>
          <table:table-cell office:value-type="float" office:value="51.8774108207" calcext:value-type="float">
            <text:p>51.8774108207</text:p>
          </table:table-cell>
          <table:table-cell office:value-type="float" office:value="53.8983206026" calcext:value-type="float">
            <text:p>53.8983206026</text:p>
          </table:table-cell>
          <table:table-cell office:value-type="float" office:value="56.3222287438" calcext:value-type="float">
            <text:p>56.3222287438</text:p>
          </table:table-cell>
          <table:table-cell office:value-type="float" office:value="59.3602833641" calcext:value-type="float">
            <text:p>59.3602833641</text:p>
          </table:table-cell>
          <table:table-cell office:value-type="float" office:value="63.3262826976" calcext:value-type="float">
            <text:p>63.3262826976</text:p>
          </table:table-cell>
          <table:table-cell office:value-type="float" office:value="68.7100939539" calcext:value-type="float">
            <text:p>68.7100939539</text:p>
          </table:table-cell>
          <table:table-cell office:value-type="float" office:value="76.3351397592" calcext:value-type="float">
            <text:p>76.3351397592</text:p>
          </table:table-cell>
          <table:table-cell office:value-type="float" office:value="87.6972729654" calcext:value-type="float">
            <text:p>87.6972729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3.5147085416" calcext:value-type="float">
            <text:p>53.5147085416</text:p>
          </table:table-cell>
          <table:table-cell office:value-type="float" office:value="54.206884628" calcext:value-type="float">
            <text:p>54.206884628</text:p>
          </table:table-cell>
          <table:table-cell office:value-type="float" office:value="50.5405735082" calcext:value-type="float">
            <text:p>50.5405735082</text:p>
          </table:table-cell>
          <table:table-cell office:value-type="float" office:value="52.1844761913" calcext:value-type="float">
            <text:p>52.1844761913</text:p>
          </table:table-cell>
          <table:table-cell office:value-type="float" office:value="53.6120570365" calcext:value-type="float">
            <text:p>53.6120570365</text:p>
          </table:table-cell>
          <table:table-cell office:value-type="float" office:value="54.8255833842" calcext:value-type="float">
            <text:p>54.8255833842</text:p>
          </table:table-cell>
          <table:table-cell office:value-type="float" office:value="55.8458923119" calcext:value-type="float">
            <text:p>55.8458923119</text:p>
          </table:table-cell>
          <table:table-cell office:value-type="float" office:value="57.0404343576" calcext:value-type="float">
            <text:p>57.0404343576</text:p>
          </table:table-cell>
          <table:table-cell office:value-type="float" office:value="58.7288652889" calcext:value-type="float">
            <text:p>58.7288652889</text:p>
          </table:table-cell>
          <table:table-cell office:value-type="float" office:value="60.6074823741" calcext:value-type="float">
            <text:p>60.6074823741</text:p>
          </table:table-cell>
          <table:table-cell office:value-type="float" office:value="62.7894198349" calcext:value-type="float">
            <text:p>62.7894198349</text:p>
          </table:table-cell>
          <table:table-cell office:value-type="float" office:value="65.441919391" calcext:value-type="float">
            <text:p>65.441919391</text:p>
          </table:table-cell>
          <table:table-cell office:value-type="float" office:value="68.8075781172" calcext:value-type="float">
            <text:p>68.8075781172</text:p>
          </table:table-cell>
          <table:table-cell office:value-type="float" office:value="73.2457500139" calcext:value-type="float">
            <text:p>73.2457500139</text:p>
          </table:table-cell>
          <table:table-cell office:value-type="float" office:value="79.3167669594" calcext:value-type="float">
            <text:p>79.3167669594</text:p>
          </table:table-cell>
          <table:table-cell office:value-type="float" office:value="87.9623577771" calcext:value-type="float">
            <text:p>87.9623577771</text:p>
          </table:table-cell>
          <table:table-cell office:value-type="float" office:value="100.8934929189" calcext:value-type="float">
            <text:p>100.8934929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8.4477085416" calcext:value-type="float">
            <text:p>38.4477085416</text:p>
          </table:table-cell>
          <table:table-cell office:value-type="float" office:value="40.152259628" calcext:value-type="float">
            <text:p>40.152259628</text:p>
          </table:table-cell>
          <table:table-cell office:value-type="float" office:value="38.3679237008" calcext:value-type="float">
            <text:p>38.3679237008</text:p>
          </table:table-cell>
          <table:table-cell office:value-type="float" office:value="40.4320151272" calcext:value-type="float">
            <text:p>40.4320151272</text:p>
          </table:table-cell>
          <table:table-cell office:value-type="float" office:value="42.2516034496" calcext:value-type="float">
            <text:p>42.2516034496</text:p>
          </table:table-cell>
          <table:table-cell office:value-type="float" office:value="43.8307317294" calcext:value-type="float">
            <text:p>43.8307317294</text:p>
          </table:table-cell>
          <table:table-cell office:value-type="float" office:value="45.1894794908" calcext:value-type="float">
            <text:p>45.1894794908</text:p>
          </table:table-cell>
          <table:table-cell office:value-type="float" office:value="46.5722689439" calcext:value-type="float">
            <text:p>46.5722689439</text:p>
          </table:table-cell>
          <table:table-cell office:value-type="float" office:value="48.3964743029" calcext:value-type="float">
            <text:p>48.3964743029</text:p>
          </table:table-cell>
          <table:table-cell office:value-type="float" office:value="50.3513593394" calcext:value-type="float">
            <text:p>50.3513593394</text:p>
          </table:table-cell>
          <table:table-cell office:value-type="float" office:value="52.5356240703" calcext:value-type="float">
            <text:p>52.5356240703</text:p>
          </table:table-cell>
          <table:table-cell office:value-type="float" office:value="55.0959048006" calcext:value-type="float">
            <text:p>55.0959048006</text:p>
          </table:table-cell>
          <table:table-cell office:value-type="float" office:value="58.2449910538" calcext:value-type="float">
            <text:p>58.2449910538</text:p>
          </table:table-cell>
          <table:table-cell office:value-type="float" office:value="62.2975864609" calcext:value-type="float">
            <text:p>62.2975864609</text:p>
          </table:table-cell>
          <table:table-cell office:value-type="float" office:value="67.7432762763" calcext:value-type="float">
            <text:p>67.7432762763</text:p>
          </table:table-cell>
          <table:table-cell office:value-type="float" office:value="75.4030765816" calcext:value-type="float">
            <text:p>75.4030765816</text:p>
          </table:table-cell>
          <table:table-cell office:value-type="float" office:value="86.7664866057" calcext:value-type="float">
            <text:p>86.7664866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3.6206994293" calcext:value-type="float">
            <text:p>693.6206994293</text:p>
          </table:table-cell>
          <table:table-cell office:value-type="float" office:value="754.9017409296" calcext:value-type="float">
            <text:p>754.9017409296</text:p>
          </table:table-cell>
          <table:table-cell office:value-type="float" office:value="812.372671674" calcext:value-type="float">
            <text:p>812.372671674</text:p>
          </table:table-cell>
          <table:table-cell office:value-type="float" office:value="872.0233423225" calcext:value-type="float">
            <text:p>872.0233423225</text:p>
          </table:table-cell>
          <table:table-cell office:value-type="float" office:value="933.5914469425" calcext:value-type="float">
            <text:p>933.5914469425</text:p>
          </table:table-cell>
          <table:table-cell office:value-type="float" office:value="996.8141922021" calcext:value-type="float">
            <text:p>996.8141922021</text:p>
          </table:table-cell>
          <table:table-cell office:value-type="float" office:value="1061.4508915241" calcext:value-type="float">
            <text:p>1061.4508915241</text:p>
          </table:table-cell>
          <table:table-cell office:value-type="float" office:value="1127.6197465363" calcext:value-type="float">
            <text:p>1127.6197465363</text:p>
          </table:table-cell>
          <table:table-cell office:value-type="float" office:value="1195.9708361409" calcext:value-type="float">
            <text:p>1195.9708361409</text:p>
          </table:table-cell>
          <table:table-cell office:value-type="float" office:value="1266.7256244943" calcext:value-type="float">
            <text:p>1266.7256244943</text:p>
          </table:table-cell>
          <table:table-cell office:value-type="float" office:value="1340.2367000571" calcext:value-type="float">
            <text:p>1340.2367000571</text:p>
          </table:table-cell>
          <table:table-cell office:value-type="float" office:value="1417.0537059816" calcext:value-type="float">
            <text:p>1417.0537059816</text:p>
          </table:table-cell>
          <table:table-cell office:value-type="float" office:value="1498.0142670347" calcext:value-type="float">
            <text:p>1498.0142670347</text:p>
          </table:table-cell>
          <table:table-cell office:value-type="float" office:value="1584.3839924816" calcext:value-type="float">
            <text:p>1584.3839924816</text:p>
          </table:table-cell>
          <table:table-cell office:value-type="float" office:value="1678.0966138044" calcext:value-type="float">
            <text:p>1678.0966138044</text:p>
          </table:table-cell>
          <table:table-cell office:value-type="float" office:value="1782.2089157127" calcext:value-type="float">
            <text:p>1782.2089157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3.5147085416" calcext:value-type="float">
            <text:p>53.5147085416</text:p>
          </table:table-cell>
          <table:table-cell office:value-type="float" office:value="321.7804273358" calcext:value-type="float">
            <text:p>321.7804273358</text:p>
          </table:table-cell>
          <table:table-cell office:value-type="float" office:value="589.1485393561" calcext:value-type="float">
            <text:p>589.1485393561</text:p>
          </table:table-cell>
          <table:table-cell office:value-type="float" office:value="843.4953095801" calcext:value-type="float">
            <text:p>843.4953095801</text:p>
          </table:table-cell>
          <table:table-cell office:value-type="float" office:value="1105.8452713817" calcext:value-type="float">
            <text:p>1105.8452713817</text:p>
          </table:table-cell>
          <table:table-cell office:value-type="float" office:value="1375.1190829118" calcext:value-type="float">
            <text:p>1375.1190829118</text:p>
          </table:table-cell>
          <table:table-cell office:value-type="float" office:value="1650.2673087604" calcext:value-type="float">
            <text:p>1650.2673087604</text:p>
          </table:table-cell>
          <table:table-cell office:value-type="float" office:value="1930.6913123657" calcext:value-type="float">
            <text:p>1930.6913123657</text:p>
          </table:table-cell>
          <table:table-cell office:value-type="float" office:value="2217.5819150851" calcext:value-type="float">
            <text:p>2217.5819150851</text:p>
          </table:table-cell>
          <table:table-cell office:value-type="float" office:value="2513.1048586148" calcext:value-type="float">
            <text:p>2513.1048586148</text:p>
          </table:table-cell>
          <table:table-cell office:value-type="float" office:value="2818.3242079462" calcext:value-type="float">
            <text:p>2818.3242079462</text:p>
          </table:table-cell>
          <table:table-cell office:value-type="float" office:value="3134.9238066767" calcext:value-type="float">
            <text:p>3134.9238066767</text:p>
          </table:table-cell>
          <table:table-cell office:value-type="float" office:value="3465.499062358" calcext:value-type="float">
            <text:p>3465.499062358</text:p>
          </table:table-cell>
          <table:table-cell office:value-type="float" office:value="3813.9751248408" calcext:value-type="float">
            <text:p>3813.9751248408</text:p>
          </table:table-cell>
          <table:table-cell office:value-type="float" office:value="4186.2748918559" calcext:value-type="float">
            <text:p>4186.2748918559</text:p>
          </table:table-cell>
          <table:table-cell office:value-type="float" office:value="4591.5043174704" calcext:value-type="float">
            <text:p>4591.5043174704</text:p>
          </table:table-cell>
          <table:table-cell office:value-type="float" office:value="5044.2472414976" calcext:value-type="float">
            <text:p>5044.2472414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56515665" calcext:value-type="float">
            <text:p>0.4756515665</text:p>
          </table:table-cell>
          <table:table-cell office:value-type="float" office:value="0.4742099253" calcext:value-type="float">
            <text:p>0.4742099253</text:p>
          </table:table-cell>
          <table:table-cell office:value-type="float" office:value="0.4778074361" calcext:value-type="float">
            <text:p>0.4778074361</text:p>
          </table:table-cell>
          <table:table-cell office:value-type="float" office:value="0.4814404396" calcext:value-type="float">
            <text:p>0.4814404396</text:p>
          </table:table-cell>
          <table:table-cell office:value-type="float" office:value="0.4849836894" calcext:value-type="float">
            <text:p>0.4849836894</text:p>
          </table:table-cell>
          <table:table-cell office:value-type="float" office:value="0.4884157179" calcext:value-type="float">
            <text:p>0.4884157179</text:p>
          </table:table-cell>
          <table:table-cell office:value-type="float" office:value="0.4920026349" calcext:value-type="float">
            <text:p>0.4920026349</text:p>
          </table:table-cell>
          <table:table-cell office:value-type="float" office:value="0.4961680594" calcext:value-type="float">
            <text:p>0.4961680594</text:p>
          </table:table-cell>
          <table:table-cell office:value-type="float" office:value="0.5006652228" calcext:value-type="float">
            <text:p>0.5006652228</text:p>
          </table:table-cell>
          <table:table-cell office:value-type="float" office:value="0.5055723174" calcext:value-type="float">
            <text:p>0.5055723174</text:p>
          </table:table-cell>
          <table:table-cell office:value-type="float" office:value="0.5110238831" calcext:value-type="float">
            <text:p>0.5110238831</text:p>
          </table:table-cell>
          <table:table-cell office:value-type="float" office:value="0.5172172248" calcext:value-type="float">
            <text:p>0.5172172248</text:p>
          </table:table-cell>
          <table:table-cell office:value-type="float" office:value="0.5244350676" calcext:value-type="float">
            <text:p>0.5244350676</text:p>
          </table:table-cell>
          <table:table-cell office:value-type="float" office:value="0.5330930939" calcext:value-type="float">
            <text:p>0.5330930939</text:p>
          </table:table-cell>
          <table:table-cell office:value-type="float" office:value="0.5438380679" calcext:value-type="float">
            <text:p>0.5438380679</text:p>
          </table:table-cell>
          <table:table-cell office:value-type="float" office:value="0.5577440891" calcext:value-type="float">
            <text:p>0.5577440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227614335" calcext:value-type="float">
            <text:p>0.5227614335</text:p>
          </table:table-cell>
          <table:table-cell office:value-type="float" office:value="0.4900067119" calcext:value-type="float">
            <text:p>0.4900067119</text:p>
          </table:table-cell>
          <table:table-cell office:value-type="float" office:value="0.5012722132" calcext:value-type="float">
            <text:p>0.5012722132</text:p>
          </table:table-cell>
          <table:table-cell office:value-type="float" office:value="0.5086872323" calcext:value-type="float">
            <text:p>0.5086872323</text:p>
          </table:table-cell>
          <table:table-cell office:value-type="float" office:value="0.5141209767" calcext:value-type="float">
            <text:p>0.5141209767</text:p>
          </table:table-cell>
          <table:table-cell office:value-type="float" office:value="0.518467408" calcext:value-type="float">
            <text:p>0.518467408</text:p>
          </table:table-cell>
          <table:table-cell office:value-type="float" office:value="0.5228255234" calcext:value-type="float">
            <text:p>0.5228255234</text:p>
          </table:table-cell>
          <table:table-cell office:value-type="float" office:value="0.5282041862" calcext:value-type="float">
            <text:p>0.5282041862</text:p>
          </table:table-cell>
          <table:table-cell office:value-type="float" office:value="0.5338737903" calcext:value-type="float">
            <text:p>0.5338737903</text:p>
          </table:table-cell>
          <table:table-cell office:value-type="float" office:value="0.5399798425" calcext:value-type="float">
            <text:p>0.5399798425</text:p>
          </table:table-cell>
          <table:table-cell office:value-type="float" office:value="0.5467395175" calcext:value-type="float">
            <text:p>0.5467395175</text:p>
          </table:table-cell>
          <table:table-cell office:value-type="float" office:value="0.554439081" calcext:value-type="float">
            <text:p>0.554439081</text:p>
          </table:table-cell>
          <table:table-cell office:value-type="float" office:value="0.5634606454" calcext:value-type="float">
            <text:p>0.5634606454</text:p>
          </table:table-cell>
          <table:table-cell office:value-type="float" office:value="0.5743425429" calcext:value-type="float">
            <text:p>0.5743425429</text:p>
          </table:table-cell>
          <table:table-cell office:value-type="float" office:value="0.587903782" calcext:value-type="float">
            <text:p>0.587903782</text:p>
          </table:table-cell>
          <table:table-cell office:value-type="float" office:value="0.6054855366" calcext:value-type="float">
            <text:p>0.605485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4042086687" calcext:value-type="float">
            <text:p>163.4042086687</text:p>
          </table:table-cell>
          <table:table-cell office:value-type="float" office:value="175.8877655635" calcext:value-type="float">
            <text:p>175.8877655635</text:p>
          </table:table-cell>
          <table:table-cell office:value-type="float" office:value="188.84488835" calcext:value-type="float">
            <text:p>188.84488835</text:p>
          </table:table-cell>
          <table:table-cell office:value-type="float" office:value="202.2185929178" calcext:value-type="float">
            <text:p>202.2185929178</text:p>
          </table:table-cell>
          <table:table-cell office:value-type="float" office:value="215.951791065" calcext:value-type="float">
            <text:p>215.951791065</text:p>
          </table:table-cell>
          <table:table-cell office:value-type="float" office:value="229.9921971055" calcext:value-type="float">
            <text:p>229.9921971055</text:p>
          </table:table-cell>
          <table:table-cell office:value-type="float" office:value="244.3654895978" calcext:value-type="float">
            <text:p>244.3654895978</text:p>
          </table:table-cell>
          <table:table-cell office:value-type="float" office:value="259.2128916285" calcext:value-type="float">
            <text:p>259.2128916285</text:p>
          </table:table-cell>
          <table:table-cell office:value-type="float" office:value="274.5825145825" calcext:value-type="float">
            <text:p>274.5825145825</text:p>
          </table:table-cell>
          <table:table-cell office:value-type="float" office:value="290.5509552664" calcext:value-type="float">
            <text:p>290.5509552664</text:p>
          </table:table-cell>
          <table:table-cell office:value-type="float" office:value="307.2376186306" calcext:value-type="float">
            <text:p>307.2376186306</text:p>
          </table:table-cell>
          <table:table-cell office:value-type="float" office:value="324.8244707662" calcext:value-type="float">
            <text:p>324.8244707662</text:p>
          </table:table-cell>
          <table:table-cell office:value-type="float" office:value="343.5864531737" calcext:value-type="float">
            <text:p>343.5864531737</text:p>
          </table:table-cell>
          <table:table-cell office:value-type="float" office:value="363.9436503167" calcext:value-type="float">
            <text:p>363.9436503167</text:p>
          </table:table-cell>
          <table:table-cell office:value-type="float" office:value="386.5601188492" calcext:value-type="float">
            <text:p>386.5601188492</text:p>
          </table:table-cell>
          <table:table-cell office:value-type="float" office:value="412.5431220764" calcext:value-type="float">
            <text:p>412.54312207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3.7419287293" calcext:value-type="float">
            <text:p>113.7419287293</text:p>
          </table:table-cell>
          <table:table-cell office:value-type="float" office:value="123.998577989" calcext:value-type="float">
            <text:p>123.998577989</text:p>
          </table:table-cell>
          <table:table-cell office:value-type="float" office:value="134.7781922664" calcext:value-type="float">
            <text:p>134.7781922664</text:p>
          </table:table-cell>
          <table:table-cell office:value-type="float" office:value="146.0235463196" calcext:value-type="float">
            <text:p>146.0235463196</text:p>
          </table:table-cell>
          <table:table-cell office:value-type="float" office:value="157.6807536939" calcext:value-type="float">
            <text:p>157.6807536939</text:p>
          </table:table-cell>
          <table:table-cell office:value-type="float" office:value="169.7010246539" calcext:value-type="float">
            <text:p>169.7010246539</text:p>
          </table:table-cell>
          <table:table-cell office:value-type="float" office:value="182.1141181882" calcext:value-type="float">
            <text:p>182.1141181882</text:p>
          </table:table-cell>
          <table:table-cell office:value-type="float" office:value="195.0667346577" calcext:value-type="float">
            <text:p>195.0667346577</text:p>
          </table:table-cell>
          <table:table-cell office:value-type="float" office:value="208.6108829616" calcext:value-type="float">
            <text:p>208.6108829616</text:p>
          </table:table-cell>
          <table:table-cell office:value-type="float" office:value="222.8275673577" calcext:value-type="float">
            <text:p>222.8275673577</text:p>
          </table:table-cell>
          <table:table-cell office:value-type="float" office:value="237.841427739" calcext:value-type="float">
            <text:p>237.841427739</text:p>
          </table:table-cell>
          <table:table-cell office:value-type="float" office:value="253.8409949662" calcext:value-type="float">
            <text:p>253.8409949662</text:p>
          </table:table-cell>
          <table:table-cell office:value-type="float" office:value="271.1098686053" calcext:value-type="float">
            <text:p>271.1098686053</text:p>
          </table:table-cell>
          <table:table-cell office:value-type="float" office:value="290.0801419441" calcext:value-type="float">
            <text:p>290.0801419441</text:p>
          </table:table-cell>
          <table:table-cell office:value-type="float" office:value="311.4335129018" calcext:value-type="float">
            <text:p>311.4335129018</text:p>
          </table:table-cell>
          <table:table-cell office:value-type="float" office:value="336.3049696317" calcext:value-type="float">
            <text:p>336.30496963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5.4448920811" calcext:value-type="float">
            <text:p>45.4448920811</text:p>
          </table:table-cell>
          <table:table-cell office:value-type="float" office:value="50.2877765836" calcext:value-type="float">
            <text:p>50.2877765836</text:p>
          </table:table-cell>
          <table:table-cell office:value-type="float" office:value="55.7064659089" calcext:value-type="float">
            <text:p>55.7064659089</text:p>
          </table:table-cell>
          <table:table-cell office:value-type="float" office:value="61.6047867268" calcext:value-type="float">
            <text:p>61.6047867268</text:p>
          </table:table-cell>
          <table:table-cell office:value-type="float" office:value="67.9230957078" calcext:value-type="float">
            <text:p>67.9230957078</text:p>
          </table:table-cell>
          <table:table-cell office:value-type="float" office:value="74.6201148213" calcext:value-type="float">
            <text:p>74.6201148213</text:p>
          </table:table-cell>
          <table:table-cell office:value-type="float" office:value="81.7496679063" calcext:value-type="float">
            <text:p>81.7496679063</text:p>
          </table:table-cell>
          <table:table-cell office:value-type="float" office:value="89.4975931989" calcext:value-type="float">
            <text:p>89.4975931989</text:p>
          </table:table-cell>
          <table:table-cell office:value-type="float" office:value="97.9307368959" calcext:value-type="float">
            <text:p>97.9307368959</text:p>
          </table:table-cell>
          <table:table-cell office:value-type="float" office:value="107.1523429524" calcext:value-type="float">
            <text:p>107.1523429524</text:p>
          </table:table-cell>
          <table:table-cell office:value-type="float" office:value="117.3180530612" calcext:value-type="float">
            <text:p>117.3180530612</text:p>
          </table:table-cell>
          <table:table-cell office:value-type="float" office:value="128.659079728" calcext:value-type="float">
            <text:p>128.659079728</text:p>
          </table:table-cell>
          <table:table-cell office:value-type="float" office:value="141.5187160516" calcext:value-type="float">
            <text:p>141.5187160516</text:p>
          </table:table-cell>
          <table:table-cell office:value-type="float" office:value="156.4155806047" calcext:value-type="float">
            <text:p>156.4155806047</text:p>
          </table:table-cell>
          <table:table-cell office:value-type="float" office:value="174.1637071381" calcext:value-type="float">
            <text:p>174.1637071381</text:p>
          </table:table-cell>
          <table:table-cell office:value-type="float" office:value="196.1143663532" calcext:value-type="float">
            <text:p>196.1143663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3307475047" calcext:value-type="float">
            <text:p>7.3307475047</text:p>
          </table:table-cell>
          <table:table-cell office:value-type="float" office:value="7.8077828062" calcext:value-type="float">
            <text:p>7.8077828062</text:p>
          </table:table-cell>
          <table:table-cell office:value-type="float" office:value="8.8281616801" calcext:value-type="float">
            <text:p>8.8281616801</text:p>
          </table:table-cell>
          <table:table-cell office:value-type="float" office:value="9.9803801223" calcext:value-type="float">
            <text:p>9.9803801223</text:p>
          </table:table-cell>
          <table:table-cell office:value-type="float" office:value="11.220988703" calcext:value-type="float">
            <text:p>11.220988703</text:p>
          </table:table-cell>
          <table:table-cell office:value-type="float" office:value="12.5463876154" calcext:value-type="float">
            <text:p>12.5463876154</text:p>
          </table:table-cell>
          <table:table-cell office:value-type="float" office:value="14.0073647044" calcext:value-type="float">
            <text:p>14.0073647044</text:p>
          </table:table-cell>
          <table:table-cell office:value-type="float" office:value="15.7116868423" calcext:value-type="float">
            <text:p>15.7116868423</text:p>
          </table:table-cell>
          <table:table-cell office:value-type="float" office:value="17.6568756924" calcext:value-type="float">
            <text:p>17.6568756924</text:p>
          </table:table-cell>
          <table:table-cell office:value-type="float" office:value="19.8905489383" calcext:value-type="float">
            <text:p>19.8905489383</text:p>
          </table:table-cell>
          <table:table-cell office:value-type="float" office:value="22.4958684087" calcext:value-type="float">
            <text:p>22.4958684087</text:p>
          </table:table-cell>
          <table:table-cell office:value-type="float" office:value="25.6000448648" calcext:value-type="float">
            <text:p>25.6000448648</text:p>
          </table:table-cell>
          <table:table-cell office:value-type="float" office:value="29.3961808721" calcext:value-type="float">
            <text:p>29.3961808721</text:p>
          </table:table-cell>
          <table:table-cell office:value-type="float" office:value="34.1847969425" calcext:value-type="float">
            <text:p>34.1847969425</text:p>
          </table:table-cell>
          <table:table-cell office:value-type="float" office:value="40.4554868084" calcext:value-type="float">
            <text:p>40.4554868084</text:p>
          </table:table-cell>
          <table:table-cell office:value-type="float" office:value="49.054035763" calcext:value-type="float">
            <text:p>49.054035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1673332" calcext:value-type="float">
            <text:p>0.1651673332</text:p>
          </table:table-cell>
          <table:table-cell office:value-type="float" office:value="0.1836587858" calcext:value-type="float">
            <text:p>0.1836587858</text:p>
          </table:table-cell>
          <table:table-cell office:value-type="float" office:value="0.2031326914" calcext:value-type="float">
            <text:p>0.2031326914</text:p>
          </table:table-cell>
          <table:table-cell office:value-type="float" office:value="0.2235881891" calcext:value-type="float">
            <text:p>0.2235881891</text:p>
          </table:table-cell>
          <table:table-cell office:value-type="float" office:value="0.24501199" calcext:value-type="float">
            <text:p>0.24501199</text:p>
          </table:table-cell>
          <table:table-cell office:value-type="float" office:value="0.2673826725" calcext:value-type="float">
            <text:p>0.2673826725</text:p>
          </table:table-cell>
          <table:table-cell office:value-type="float" office:value="0.2906827528" calcext:value-type="float">
            <text:p>0.2906827528</text:p>
          </table:table-cell>
          <table:table-cell office:value-type="float" office:value="0.3149190268" calcext:value-type="float">
            <text:p>0.3149190268</text:p>
          </table:table-cell>
          <table:table-cell office:value-type="float" office:value="0.3401007033" calcext:value-type="float">
            <text:p>0.3401007033</text:p>
          </table:table-cell>
          <table:table-cell office:value-type="float" office:value="0.3662439701" calcext:value-type="float">
            <text:p>0.3662439701</text:p>
          </table:table-cell>
          <table:table-cell office:value-type="float" office:value="0.3933769705" calcext:value-type="float">
            <text:p>0.3933769705</text:p>
          </table:table-cell>
          <table:table-cell office:value-type="float" office:value="0.4215461125" calcext:value-type="float">
            <text:p>0.4215461125</text:p>
          </table:table-cell>
          <table:table-cell office:value-type="float" office:value="0.4508247087" calcext:value-type="float">
            <text:p>0.4508247087</text:p>
          </table:table-cell>
          <table:table-cell office:value-type="float" office:value="0.481325751" calcext:value-type="float">
            <text:p>0.481325751</text:p>
          </table:table-cell>
          <table:table-cell office:value-type="float" office:value="0.5132225816" calcext:value-type="float">
            <text:p>0.5132225816</text:p>
          </table:table-cell>
          <table:table-cell office:value-type="float" office:value="0.5467850767" calcext:value-type="float">
            <text:p>0.5467850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40094405" calcext:value-type="float">
            <text:p>1.2640094405</text:p>
          </table:table-cell>
          <table:table-cell office:value-type="float" office:value="1.375879186" calcext:value-type="float">
            <text:p>1.375879186</text:p>
          </table:table-cell>
          <table:table-cell office:value-type="float" office:value="1.4714008167" calcext:value-type="float">
            <text:p>1.4714008167</text:p>
          </table:table-cell>
          <table:table-cell office:value-type="float" office:value="1.5630410424" calcext:value-type="float">
            <text:p>1.5630410424</text:p>
          </table:table-cell>
          <table:table-cell office:value-type="float" office:value="1.6538790103" calcext:value-type="float">
            <text:p>1.6538790103</text:p>
          </table:table-cell>
          <table:table-cell office:value-type="float" office:value="1.7444307007" calcext:value-type="float">
            <text:p>1.7444307007</text:p>
          </table:table-cell>
          <table:table-cell office:value-type="float" office:value="1.8350070079" calcext:value-type="float">
            <text:p>1.8350070079</text:p>
          </table:table-cell>
          <table:table-cell office:value-type="float" office:value="1.9267945611" calcext:value-type="float">
            <text:p>1.9267945611</text:p>
          </table:table-cell>
          <table:table-cell office:value-type="float" office:value="2.0202578122" calcext:value-type="float">
            <text:p>2.0202578122</text:p>
          </table:table-cell>
          <table:table-cell office:value-type="float" office:value="2.1158613095" calcext:value-type="float">
            <text:p>2.1158613095</text:p>
          </table:table-cell>
          <table:table-cell office:value-type="float" office:value="2.2143043622" calcext:value-type="float">
            <text:p>2.2143043622</text:p>
          </table:table-cell>
          <table:table-cell office:value-type="float" office:value="2.3166555509" calcext:value-type="float">
            <text:p>2.3166555509</text:p>
          </table:table-cell>
          <table:table-cell office:value-type="float" office:value="2.4245049338" calcext:value-type="float">
            <text:p>2.4245049338</text:p>
          </table:table-cell>
          <table:table-cell office:value-type="float" office:value="2.5402063815" calcext:value-type="float">
            <text:p>2.5402063815</text:p>
          </table:table-cell>
          <table:table-cell office:value-type="float" office:value="2.6673225362" calcext:value-type="float">
            <text:p>2.6673225362</text:p>
          </table:table-cell>
          <table:table-cell office:value-type="float" office:value="2.8114856888" calcext:value-type="float">
            <text:p>2.8114856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21693651" calcext:value-type="float">
            <text:p>0.5121693651</text:p>
          </table:table-cell>
          <table:table-cell office:value-type="float" office:value="0.5767411002" calcext:value-type="float">
            <text:p>0.5767411002</text:p>
          </table:table-cell>
          <table:table-cell office:value-type="float" office:value="0.6362424601" calcext:value-type="float">
            <text:p>0.6362424601</text:p>
          </table:table-cell>
          <table:table-cell office:value-type="float" office:value="0.700254366" calcext:value-type="float">
            <text:p>0.700254366</text:p>
          </table:table-cell>
          <table:table-cell office:value-type="float" office:value="0.7698682123" calcext:value-type="float">
            <text:p>0.7698682123</text:p>
          </table:table-cell>
          <table:table-cell office:value-type="float" office:value="0.8455744872" calcext:value-type="float">
            <text:p>0.8455744872</text:p>
          </table:table-cell>
          <table:table-cell office:value-type="float" office:value="0.9274570246" calcext:value-type="float">
            <text:p>0.9274570246</text:p>
          </table:table-cell>
          <table:table-cell office:value-type="float" office:value="1.0157914283" calcext:value-type="float">
            <text:p>1.0157914283</text:p>
          </table:table-cell>
          <table:table-cell office:value-type="float" office:value="1.1123050764" calcext:value-type="float">
            <text:p>1.1123050764</text:p>
          </table:table-cell>
          <table:table-cell office:value-type="float" office:value="1.2180671217" calcext:value-type="float">
            <text:p>1.2180671217</text:p>
          </table:table-cell>
          <table:table-cell office:value-type="float" office:value="1.3343709208" calcext:value-type="float">
            <text:p>1.3343709208</text:p>
          </table:table-cell>
          <table:table-cell office:value-type="float" office:value="1.4628354712" calcext:value-type="float">
            <text:p>1.4628354712</text:p>
          </table:table-cell>
          <table:table-cell office:value-type="float" office:value="1.6055011462" calcext:value-type="float">
            <text:p>1.6055011462</text:p>
          </table:table-cell>
          <table:table-cell office:value-type="float" office:value="1.7648993037" calcext:value-type="float">
            <text:p>1.7648993037</text:p>
          </table:table-cell>
          <table:table-cell office:value-type="float" office:value="1.9439883504" calcext:value-type="float">
            <text:p>1.9439883504</text:p>
          </table:table-cell>
          <table:table-cell office:value-type="float" office:value="2.1456517216" calcext:value-type="float">
            <text:p>2.1456517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628007889" calcext:value-type="float">
            <text:p>45.2628007889</text:p>
          </table:table-cell>
          <table:table-cell office:value-type="float" office:value="46.4369525744" calcext:value-type="float">
            <text:p>46.4369525744</text:p>
          </table:table-cell>
          <table:table-cell office:value-type="float" office:value="47.4345163673" calcext:value-type="float">
            <text:p>47.4345163673</text:p>
          </table:table-cell>
          <table:table-cell office:value-type="float" office:value="48.4330354378" calcext:value-type="float">
            <text:p>48.4330354378</text:p>
          </table:table-cell>
          <table:table-cell office:value-type="float" office:value="49.4443625542" calcext:value-type="float">
            <text:p>49.4443625542</text:p>
          </table:table-cell>
          <table:table-cell office:value-type="float" office:value="50.4683375912" calcext:value-type="float">
            <text:p>50.4683375912</text:p>
          </table:table-cell>
          <table:table-cell office:value-type="float" office:value="51.4985686247" calcext:value-type="float">
            <text:p>51.4985686247</text:p>
          </table:table-cell>
          <table:table-cell office:value-type="float" office:value="52.5312230575" calcext:value-type="float">
            <text:p>52.5312230575</text:p>
          </table:table-cell>
          <table:table-cell office:value-type="float" office:value="53.5774999113" calcext:value-type="float">
            <text:p>53.5774999113</text:p>
          </table:table-cell>
          <table:table-cell office:value-type="float" office:value="54.6377484793" calcext:value-type="float">
            <text:p>54.6377484793</text:p>
          </table:table-cell>
          <table:table-cell office:value-type="float" office:value="55.7125236626" calcext:value-type="float">
            <text:p>55.7125236626</text:p>
          </table:table-cell>
          <table:table-cell office:value-type="float" office:value="56.8030631255" calcext:value-type="float">
            <text:p>56.8030631255</text:p>
          </table:table-cell>
          <table:table-cell office:value-type="float" office:value="57.9114058792" calcext:value-type="float">
            <text:p>57.9114058792</text:p>
          </table:table-cell>
          <table:table-cell office:value-type="float" office:value="59.0401179627" calcext:value-type="float">
            <text:p>59.0401179627</text:p>
          </table:table-cell>
          <table:table-cell office:value-type="float" office:value="60.1911623899" calcext:value-type="float">
            <text:p>60.1911623899</text:p>
          </table:table-cell>
          <table:table-cell office:value-type="float" office:value="61.3628537542" calcext:value-type="float">
            <text:p>61.3628537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6989224455" calcext:value-type="float">
            <text:p>363.6989224455</text:p>
          </table:table-cell>
          <table:table-cell office:value-type="float" office:value="396.9198379871" calcext:value-type="float">
            <text:p>396.9198379871</text:p>
          </table:table-cell>
          <table:table-cell office:value-type="float" office:value="424.2149634692" calcext:value-type="float">
            <text:p>424.2149634692</text:p>
          </table:table-cell>
          <table:table-cell office:value-type="float" office:value="452.1960362362" calcext:value-type="float">
            <text:p>452.1960362362</text:p>
          </table:table-cell>
          <table:table-cell office:value-type="float" office:value="480.8148177728" calcext:value-type="float">
            <text:p>480.8148177728</text:p>
          </table:table-cell>
          <table:table-cell office:value-type="float" office:value="509.9544680061" calcext:value-type="float">
            <text:p>509.9544680061</text:p>
          </table:table-cell>
          <table:table-cell office:value-type="float" office:value="539.214251127" calcext:value-type="float">
            <text:p>539.214251127</text:p>
          </table:table-cell>
          <table:table-cell office:value-type="float" office:value="568.13084021" calcext:value-type="float">
            <text:p>568.13084021</text:p>
          </table:table-cell>
          <table:table-cell office:value-type="float" office:value="597.189826009" calcext:value-type="float">
            <text:p>597.189826009</text:p>
          </table:table-cell>
          <table:table-cell office:value-type="float" office:value="626.3042099808" calcext:value-type="float">
            <text:p>626.3042099808</text:p>
          </table:table-cell>
          <table:table-cell office:value-type="float" office:value="655.3437322176" calcext:value-type="float">
            <text:p>655.3437322176</text:p>
          </table:table-cell>
          <table:table-cell office:value-type="float" office:value="684.1291156558" calcext:value-type="float">
            <text:p>684.1291156558</text:p>
          </table:table-cell>
          <table:table-cell office:value-type="float" office:value="712.4030483326" calcext:value-type="float">
            <text:p>712.4030483326</text:p>
          </table:table-cell>
          <table:table-cell office:value-type="float" office:value="739.7598226724" calcext:value-type="float">
            <text:p>739.7598226724</text:p>
          </table:table-cell>
          <table:table-cell office:value-type="float" office:value="765.4837881069" calcext:value-type="float">
            <text:p>765.4837881069</text:p>
          </table:table-cell>
          <table:table-cell office:value-type="float" office:value="788.1924218892" calcext:value-type="float">
            <text:p>788.19242188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3.6206994293" calcext:value-type="float">
            <text:p>693.6206994293</text:p>
          </table:table-cell>
          <table:table-cell office:value-type="float" office:value="754.9017409296" calcext:value-type="float">
            <text:p>754.9017409296</text:p>
          </table:table-cell>
          <table:table-cell office:value-type="float" office:value="812.372671674" calcext:value-type="float">
            <text:p>812.372671674</text:p>
          </table:table-cell>
          <table:table-cell office:value-type="float" office:value="872.0233423225" calcext:value-type="float">
            <text:p>872.0233423225</text:p>
          </table:table-cell>
          <table:table-cell office:value-type="float" office:value="933.5914469425" calcext:value-type="float">
            <text:p>933.5914469425</text:p>
          </table:table-cell>
          <table:table-cell office:value-type="float" office:value="996.8141922021" calcext:value-type="float">
            <text:p>996.8141922021</text:p>
          </table:table-cell>
          <table:table-cell office:value-type="float" office:value="1061.4508915241" calcext:value-type="float">
            <text:p>1061.4508915241</text:p>
          </table:table-cell>
          <table:table-cell office:value-type="float" office:value="1127.6197465363" calcext:value-type="float">
            <text:p>1127.6197465363</text:p>
          </table:table-cell>
          <table:table-cell office:value-type="float" office:value="1195.9708361409" calcext:value-type="float">
            <text:p>1195.9708361409</text:p>
          </table:table-cell>
          <table:table-cell office:value-type="float" office:value="1266.7256244943" calcext:value-type="float">
            <text:p>1266.7256244943</text:p>
          </table:table-cell>
          <table:table-cell office:value-type="float" office:value="1340.2367000571" calcext:value-type="float">
            <text:p>1340.2367000571</text:p>
          </table:table-cell>
          <table:table-cell office:value-type="float" office:value="1417.0537059816" calcext:value-type="float">
            <text:p>1417.0537059816</text:p>
          </table:table-cell>
          <table:table-cell office:value-type="float" office:value="1498.0142670347" calcext:value-type="float">
            <text:p>1498.0142670347</text:p>
          </table:table-cell>
          <table:table-cell office:value-type="float" office:value="1584.3839924816" calcext:value-type="float">
            <text:p>1584.3839924816</text:p>
          </table:table-cell>
          <table:table-cell office:value-type="float" office:value="1678.0966138044" calcext:value-type="float">
            <text:p>1678.0966138044</text:p>
          </table:table-cell>
          <table:table-cell office:value-type="float" office:value="1782.2089157127" calcext:value-type="float">
            <text:p>1782.2089157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3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3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61050.0764268191" calcext:value-type="float">
            <text:p>61050.07642681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9.8101040134" calcext:value-type="float">
            <text:p>39.8101040134</text:p>
          </table:table-cell>
          <table:table-cell office:value-type="float" office:value="41.7486721858" calcext:value-type="float">
            <text:p>41.7486721858</text:p>
          </table:table-cell>
          <table:table-cell office:value-type="float" office:value="38.4487394128" calcext:value-type="float">
            <text:p>38.4487394128</text:p>
          </table:table-cell>
          <table:table-cell office:value-type="float" office:value="39.4881862609" calcext:value-type="float">
            <text:p>39.4881862609</text:p>
          </table:table-cell>
          <table:table-cell office:value-type="float" office:value="41.1767991802" calcext:value-type="float">
            <text:p>41.1767991802</text:p>
          </table:table-cell>
          <table:table-cell office:value-type="float" office:value="42.6420803181" calcext:value-type="float">
            <text:p>42.6420803181</text:p>
          </table:table-cell>
          <table:table-cell office:value-type="float" office:value="43.9221546607" calcext:value-type="float">
            <text:p>43.9221546607</text:p>
          </table:table-cell>
          <table:table-cell office:value-type="float" office:value="46.5322555644" calcext:value-type="float">
            <text:p>46.5322555644</text:p>
          </table:table-cell>
          <table:table-cell office:value-type="float" office:value="47.700492703" calcext:value-type="float">
            <text:p>47.700492703</text:p>
          </table:table-cell>
          <table:table-cell office:value-type="float" office:value="49.2840195998" calcext:value-type="float">
            <text:p>49.2840195998</text:p>
          </table:table-cell>
          <table:table-cell office:value-type="float" office:value="51.3187492391" calcext:value-type="float">
            <text:p>51.3187492391</text:p>
          </table:table-cell>
          <table:table-cell office:value-type="float" office:value="53.9023704834" calcext:value-type="float">
            <text:p>53.9023704834</text:p>
          </table:table-cell>
          <table:table-cell office:value-type="float" office:value="57.2081857057" calcext:value-type="float">
            <text:p>57.2081857057</text:p>
          </table:table-cell>
          <table:table-cell office:value-type="float" office:value="61.5165430728" calcext:value-type="float">
            <text:p>61.5165430728</text:p>
          </table:table-cell>
          <table:table-cell office:value-type="float" office:value="67.283396149" calcext:value-type="float">
            <text:p>67.283396149</text:p>
          </table:table-cell>
          <table:table-cell office:value-type="float" office:value="75.2888853838" calcext:value-type="float">
            <text:p>75.2888853838</text:p>
          </table:table-cell>
          <table:table-cell office:value-type="float" office:value="86.9467381689" calcext:value-type="float">
            <text:p>86.9467381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1.7772828787" calcext:value-type="float">
            <text:p>431.7772828787</text:p>
          </table:table-cell>
          <table:table-cell office:value-type="float" office:value="444.819470469" calcext:value-type="float">
            <text:p>444.819470469</text:p>
          </table:table-cell>
          <table:table-cell office:value-type="float" office:value="458.3776507149" calcext:value-type="float">
            <text:p>458.3776507149</text:p>
          </table:table-cell>
          <table:table-cell office:value-type="float" office:value="472.6668508049" calcext:value-type="float">
            <text:p>472.6668508049</text:p>
          </table:table-cell>
          <table:table-cell office:value-type="float" office:value="487.535024756" calcext:value-type="float">
            <text:p>487.535024756</text:p>
          </table:table-cell>
          <table:table-cell office:value-type="float" office:value="502.918317522" calcext:value-type="float">
            <text:p>502.918317522</text:p>
          </table:table-cell>
          <table:table-cell office:value-type="float" office:value="519.5921618842" calcext:value-type="float">
            <text:p>519.5921618842</text:p>
          </table:table-cell>
          <table:table-cell office:value-type="float" office:value="536.7192880966" calcext:value-type="float">
            <text:p>536.7192880966</text:p>
          </table:table-cell>
          <table:table-cell office:value-type="float" office:value="554.624883791" calcext:value-type="float">
            <text:p>554.624883791</text:p>
          </table:table-cell>
          <table:table-cell office:value-type="float" office:value="573.5818603685" calcext:value-type="float">
            <text:p>573.5818603685</text:p>
          </table:table-cell>
          <table:table-cell office:value-type="float" office:value="593.9001145362" calcext:value-type="float">
            <text:p>593.9001145362</text:p>
          </table:table-cell>
          <table:table-cell office:value-type="float" office:value="615.9809656356" calcext:value-type="float">
            <text:p>615.9809656356</text:p>
          </table:table-cell>
          <table:table-cell office:value-type="float" office:value="640.3802060993" calcext:value-type="float">
            <text:p>640.3802060993</text:p>
          </table:table-cell>
          <table:table-cell office:value-type="float" office:value="667.9082212882" calcext:value-type="float">
            <text:p>667.9082212882</text:p>
          </table:table-cell>
          <table:table-cell office:value-type="float" office:value="699.8145875891" calcext:value-type="float">
            <text:p>699.8145875891</text:p>
          </table:table-cell>
          <table:table-cell office:value-type="float" office:value="738.1491447104" calcext:value-type="float">
            <text:p>738.1491447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19.6856125317" calcext:value-type="float">
            <text:p>919.6856125317</text:p>
          </table:table-cell>
          <table:table-cell office:value-type="float" office:value="947.4654720989" calcext:value-type="float">
            <text:p>947.4654720989</text:p>
          </table:table-cell>
          <table:table-cell office:value-type="float" office:value="976.3443960227" calcext:value-type="float">
            <text:p>976.3443960227</text:p>
          </table:table-cell>
          <table:table-cell office:value-type="float" office:value="1006.7803922145" calcext:value-type="float">
            <text:p>1006.7803922145</text:p>
          </table:table-cell>
          <table:table-cell office:value-type="float" office:value="1038.4496027302" calcext:value-type="float">
            <text:p>1038.4496027302</text:p>
          </table:table-cell>
          <table:table-cell office:value-type="float" office:value="1071.216016322" calcext:value-type="float">
            <text:p>1071.216016322</text:p>
          </table:table-cell>
          <table:table-cell office:value-type="float" office:value="1106.7313048133" calcext:value-type="float">
            <text:p>1106.7313048133</text:p>
          </table:table-cell>
          <table:table-cell office:value-type="float" office:value="1143.2120836458" calcext:value-type="float">
            <text:p>1143.2120836458</text:p>
          </table:table-cell>
          <table:table-cell office:value-type="float" office:value="1181.3510024749" calcext:value-type="float">
            <text:p>1181.3510024749</text:p>
          </table:table-cell>
          <table:table-cell office:value-type="float" office:value="1221.7293625848" calcext:value-type="float">
            <text:p>1221.7293625848</text:p>
          </table:table-cell>
          <table:table-cell office:value-type="float" office:value="1265.0072439622" calcext:value-type="float">
            <text:p>1265.0072439622</text:p>
          </table:table-cell>
          <table:table-cell office:value-type="float" office:value="1312.0394568038" calcext:value-type="float">
            <text:p>1312.0394568038</text:p>
          </table:table-cell>
          <table:table-cell office:value-type="float" office:value="1364.0098389915" calcext:value-type="float">
            <text:p>1364.0098389915</text:p>
          </table:table-cell>
          <table:table-cell office:value-type="float" office:value="1422.6445113439" calcext:value-type="float">
            <text:p>1422.6445113439</text:p>
          </table:table-cell>
          <table:table-cell office:value-type="float" office:value="1490.6050715648" calcext:value-type="float">
            <text:p>1490.6050715648</text:p>
          </table:table-cell>
          <table:table-cell office:value-type="float" office:value="1572.2576782332" calcext:value-type="float">
            <text:p>1572.2576782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32637895" calcext:value-type="float">
            <text:p>1.432637895</text:p>
          </table:table-cell>
          <table:table-cell office:value-type="float" office:value="1.563427196" calcext:value-type="float">
            <text:p>1.563427196</text:p>
          </table:table-cell>
          <table:table-cell office:value-type="float" office:value="1.6751756093" calcext:value-type="float">
            <text:p>1.6751756093</text:p>
          </table:table-cell>
          <table:table-cell office:value-type="float" office:value="1.7826534132" calcext:value-type="float">
            <text:p>1.7826534132</text:p>
          </table:table-cell>
          <table:table-cell office:value-type="float" office:value="1.8900394931" calcext:value-type="float">
            <text:p>1.8900394931</text:p>
          </table:table-cell>
          <table:table-cell office:value-type="float" office:value="1.9981710455" calcext:value-type="float">
            <text:p>1.9981710455</text:p>
          </table:table-cell>
          <table:table-cell office:value-type="float" office:value="2.1098802285" calcext:value-type="float">
            <text:p>2.1098802285</text:p>
          </table:table-cell>
          <table:table-cell office:value-type="float" office:value="2.2233543709" calcext:value-type="float">
            <text:p>2.2233543709</text:p>
          </table:table-cell>
          <table:table-cell office:value-type="float" office:value="2.3390360174" calcext:value-type="float">
            <text:p>2.3390360174</text:p>
          </table:table-cell>
          <table:table-cell office:value-type="float" office:value="2.4578365439" calcext:value-type="float">
            <text:p>2.4578365439</text:p>
          </table:table-cell>
          <table:table-cell office:value-type="float" office:value="2.5808700235" calcext:value-type="float">
            <text:p>2.5808700235</text:p>
          </table:table-cell>
          <table:table-cell office:value-type="float" office:value="2.7095271649" calcext:value-type="float">
            <text:p>2.7095271649</text:p>
          </table:table-cell>
          <table:table-cell office:value-type="float" office:value="2.845644838" calcext:value-type="float">
            <text:p>2.845644838</text:p>
          </table:table-cell>
          <table:table-cell office:value-type="float" office:value="2.9917727422" calcext:value-type="float">
            <text:p>2.9917727422</text:p>
          </table:table-cell>
          <table:table-cell office:value-type="float" office:value="3.1516362643" calcext:value-type="float">
            <text:p>3.1516362643</text:p>
          </table:table-cell>
          <table:table-cell office:value-type="float" office:value="3.3309882848" calcext:value-type="float">
            <text:p>3.3309882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384233415" calcext:value-type="float">
            <text:p>3.0384233415</text:p>
          </table:table-cell>
          <table:table-cell office:value-type="float" office:value="3.2411141156" calcext:value-type="float">
            <text:p>3.2411141156</text:p>
          </table:table-cell>
          <table:table-cell office:value-type="float" office:value="3.4320983793" calcext:value-type="float">
            <text:p>3.4320983793</text:p>
          </table:table-cell>
          <table:table-cell office:value-type="float" office:value="3.6252206337" calcext:value-type="float">
            <text:p>3.6252206337</text:p>
          </table:table-cell>
          <table:table-cell office:value-type="float" office:value="3.820035172" calcext:value-type="float">
            <text:p>3.820035172</text:p>
          </table:table-cell>
          <table:table-cell office:value-type="float" office:value="4.0153439143" calcext:value-type="float">
            <text:p>4.0153439143</text:p>
          </table:table-cell>
          <table:table-cell office:value-type="float" office:value="4.2193158997" calcext:value-type="float">
            <text:p>4.2193158997</text:p>
          </table:table-cell>
          <table:table-cell office:value-type="float" office:value="4.4235564086" calcext:value-type="float">
            <text:p>4.4235564086</text:p>
          </table:table-cell>
          <table:table-cell office:value-type="float" office:value="4.6311635619" calcext:value-type="float">
            <text:p>4.6311635619</text:p>
          </table:table-cell>
          <table:table-cell office:value-type="float" office:value="4.8445875548" calcext:value-type="float">
            <text:p>4.8445875548</text:p>
          </table:table-cell>
          <table:table-cell office:value-type="float" office:value="5.0664486836" calcext:value-type="float">
            <text:p>5.0664486836</text:p>
          </table:table-cell>
          <table:table-cell office:value-type="float" office:value="5.3000131133" calcext:value-type="float">
            <text:p>5.3000131133</text:p>
          </table:table-cell>
          <table:table-cell office:value-type="float" office:value="5.5496492436" calcext:value-type="float">
            <text:p>5.5496492436</text:p>
          </table:table-cell>
          <table:table-cell office:value-type="float" office:value="5.8214950668" calcext:value-type="float">
            <text:p>5.8214950668</text:p>
          </table:table-cell>
          <table:table-cell office:value-type="float" office:value="6.1246435951" calcext:value-type="float">
            <text:p>6.1246435951</text:p>
          </table:table-cell>
          <table:table-cell office:value-type="float" office:value="6.4733539726" calcext:value-type="float">
            <text:p>6.473353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361257415" calcext:value-type="float">
            <text:p>2.5361257415</text:p>
          </table:table-cell>
          <table:table-cell office:value-type="float" office:value="2.7048508508" calcext:value-type="float">
            <text:p>2.7048508508</text:p>
          </table:table-cell>
          <table:table-cell office:value-type="float" office:value="2.8750857382" calcext:value-type="float">
            <text:p>2.8750857382</text:p>
          </table:table-cell>
          <table:table-cell office:value-type="float" office:value="3.0491335892" calcext:value-type="float">
            <text:p>3.0491335892</text:p>
          </table:table-cell>
          <table:table-cell office:value-type="float" office:value="3.2247345477" calcext:value-type="float">
            <text:p>3.2247345477</text:p>
          </table:table-cell>
          <table:table-cell office:value-type="float" office:value="3.4008702087" calcext:value-type="float">
            <text:p>3.4008702087</text:p>
          </table:table-cell>
          <table:table-cell office:value-type="float" office:value="3.5857985864" calcext:value-type="float">
            <text:p>3.5857985864</text:p>
          </table:table-cell>
          <table:table-cell office:value-type="float" office:value="3.7696756917" calcext:value-type="float">
            <text:p>3.7696756917</text:p>
          </table:table-cell>
          <table:table-cell office:value-type="float" office:value="3.9557400111" calcext:value-type="float">
            <text:p>3.9557400111</text:p>
          </table:table-cell>
          <table:table-cell office:value-type="float" office:value="4.1462941314" calcext:value-type="float">
            <text:p>4.1462941314</text:p>
          </table:table-cell>
          <table:table-cell office:value-type="float" office:value="4.3436623139" calcext:value-type="float">
            <text:p>4.3436623139</text:p>
          </table:table-cell>
          <table:table-cell office:value-type="float" office:value="4.5506375725" calcext:value-type="float">
            <text:p>4.5506375725</text:p>
          </table:table-cell>
          <table:table-cell office:value-type="float" office:value="4.7708863438" calcext:value-type="float">
            <text:p>4.7708863438</text:p>
          </table:table-cell>
          <table:table-cell office:value-type="float" office:value="5.0095204911" calcext:value-type="float">
            <text:p>5.0095204911</text:p>
          </table:table-cell>
          <table:table-cell office:value-type="float" office:value="5.2740993517" calcext:value-type="float">
            <text:p>5.2740993517</text:p>
          </table:table-cell>
          <table:table-cell office:value-type="float" office:value="5.5764720103" calcext:value-type="float">
            <text:p>5.5764720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503370445" calcext:value-type="float">
            <text:p>0.5503370445</text:p>
          </table:table-cell>
          <table:table-cell office:value-type="float" office:value="0.5496131244" calcext:value-type="float">
            <text:p>0.5496131244</text:p>
          </table:table-cell>
          <table:table-cell office:value-type="float" office:value="0.5488487056" calcext:value-type="float">
            <text:p>0.5488487056</text:p>
          </table:table-cell>
          <table:table-cell office:value-type="float" office:value="0.5479548133" calcext:value-type="float">
            <text:p>0.5479548133</text:p>
          </table:table-cell>
          <table:table-cell office:value-type="float" office:value="0.5483807169" calcext:value-type="float">
            <text:p>0.5483807169</text:p>
          </table:table-cell>
          <table:table-cell office:value-type="float" office:value="0.5499860508" calcext:value-type="float">
            <text:p>0.5499860508</text:p>
          </table:table-cell>
          <table:table-cell office:value-type="float" office:value="0.5529184234" calcext:value-type="float">
            <text:p>0.5529184234</text:p>
          </table:table-cell>
          <table:table-cell office:value-type="float" office:value="0.5574738696" calcext:value-type="float">
            <text:p>0.5574738696</text:p>
          </table:table-cell>
          <table:table-cell office:value-type="float" office:value="0.5641255408" calcext:value-type="float">
            <text:p>0.5641255408</text:p>
          </table:table-cell>
          <table:table-cell office:value-type="float" office:value="0.5735753998" calcext:value-type="float">
            <text:p>0.5735753998</text:p>
          </table:table-cell>
          <table:table-cell office:value-type="float" office:value="0.5868495757" calcext:value-type="float">
            <text:p>0.5868495757</text:p>
          </table:table-cell>
          <table:table-cell office:value-type="float" office:value="0.6054817433" calcext:value-type="float">
            <text:p>0.6054817433</text:p>
          </table:table-cell>
          <table:table-cell office:value-type="float" office:value="0.6318819623" calcext:value-type="float">
            <text:p>0.6318819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77.5199293354" calcext:value-type="float">
            <text:p>77.5199293354</text:p>
          </table:table-cell>
          <table:table-cell office:value-type="float" office:value="83.1938733844" calcext:value-type="float">
            <text:p>83.1938733844</text:p>
          </table:table-cell>
          <table:table-cell office:value-type="float" office:value="88.593503495" calcext:value-type="float">
            <text:p>88.593503495</text:p>
          </table:table-cell>
          <table:table-cell office:value-type="float" office:value="93.4522506637" calcext:value-type="float">
            <text:p>93.4522506637</text:p>
          </table:table-cell>
          <table:table-cell office:value-type="float" office:value="96.5689861831" calcext:value-type="float">
            <text:p>96.5689861831</text:p>
          </table:table-cell>
          <table:table-cell office:value-type="float" office:value="99.348037261" calcext:value-type="float">
            <text:p>99.348037261</text:p>
          </table:table-cell>
          <table:table-cell office:value-type="float" office:value="100.8551788539" calcext:value-type="float">
            <text:p>100.8551788539</text:p>
          </table:table-cell>
          <table:table-cell office:value-type="float" office:value="100.5972838876" calcext:value-type="float">
            <text:p>100.5972838876</text:p>
          </table:table-cell>
          <table:table-cell office:value-type="float" office:value="98.0031965061" calcext:value-type="float">
            <text:p>98.0031965061</text:p>
          </table:table-cell>
          <table:table-cell office:value-type="float" office:value="92.4012036249" calcext:value-type="float">
            <text:p>92.4012036249</text:p>
          </table:table-cell>
          <table:table-cell office:value-type="float" office:value="82.9875441833" calcext:value-type="float">
            <text:p>82.9875441833</text:p>
          </table:table-cell>
          <table:table-cell office:value-type="float" office:value="68.8048485237" calcext:value-type="float">
            <text:p>68.8048485237</text:p>
          </table:table-cell>
          <table:table-cell office:value-type="float" office:value="48.8625660333" calcext:value-type="float">
            <text:p>48.8625660333</text:p>
          </table:table-cell>
          <table:table-cell office:value-type="float" office:value="23.1809394126" calcext:value-type="float">
            <text:p>23.1809394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87974064" calcext:value-type="float">
            <text:p>0.2787974064</text:p>
          </table:table-cell>
          <table:table-cell office:value-type="float" office:value="0.3006312809" calcext:value-type="float">
            <text:p>0.3006312809</text:p>
          </table:table-cell>
          <table:table-cell office:value-type="float" office:value="0.3226078658" calcext:value-type="float">
            <text:p>0.3226078658</text:p>
          </table:table-cell>
          <table:table-cell office:value-type="float" office:value="0.3441431148" calcext:value-type="float">
            <text:p>0.3441431148</text:p>
          </table:table-cell>
          <table:table-cell office:value-type="float" office:value="0.3523718424" calcext:value-type="float">
            <text:p>0.3523718424</text:p>
          </table:table-cell>
          <table:table-cell office:value-type="float" office:value="0.3597985258" calcext:value-type="float">
            <text:p>0.3597985258</text:p>
          </table:table-cell>
          <table:table-cell office:value-type="float" office:value="0.3643370772" calcext:value-type="float">
            <text:p>0.3643370772</text:p>
          </table:table-cell>
          <table:table-cell office:value-type="float" office:value="0.3648930338" calcext:value-type="float">
            <text:p>0.3648930338</text:p>
          </table:table-cell>
          <table:table-cell office:value-type="float" office:value="0.3601069338" calcext:value-type="float">
            <text:p>0.3601069338</text:p>
          </table:table-cell>
          <table:table-cell office:value-type="float" office:value="0.3481865743" calcext:value-type="float">
            <text:p>0.3481865743</text:p>
          </table:table-cell>
          <table:table-cell office:value-type="float" office:value="0.3265906478" calcext:value-type="float">
            <text:p>0.3265906478</text:p>
          </table:table-cell>
          <table:table-cell office:value-type="float" office:value="0.2914001331" calcext:value-type="float">
            <text:p>0.2914001331</text:p>
          </table:table-cell>
          <table:table-cell office:value-type="float" office:value="0.2360180311" calcext:value-type="float">
            <text:p>0.2360180311</text:p>
          </table:table-cell>
          <table:table-cell office:value-type="float" office:value="0.1485590383" calcext:value-type="float">
            <text:p>0.14855903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57.7511771683" calcext:value-type="float">
            <text:p>57.7511771683</text:p>
          </table:table-cell>
          <table:table-cell office:value-type="float" office:value="67.9425613744" calcext:value-type="float">
            <text:p>67.9425613744</text:p>
          </table:table-cell>
          <table:table-cell office:value-type="float" office:value="74.5381345915" calcext:value-type="float">
            <text:p>74.5381345915</text:p>
          </table:table-cell>
          <table:table-cell office:value-type="float" office:value="80.9182157365" calcext:value-type="float">
            <text:p>80.9182157365</text:p>
          </table:table-cell>
          <table:table-cell office:value-type="float" office:value="86.9857411116" calcext:value-type="float">
            <text:p>86.9857411116</text:p>
          </table:table-cell>
          <table:table-cell office:value-type="float" office:value="92.5526026172" calcext:value-type="float">
            <text:p>92.5526026172</text:p>
          </table:table-cell>
          <table:table-cell office:value-type="float" office:value="97.3579408119" calcext:value-type="float">
            <text:p>97.3579408119</text:p>
          </table:table-cell>
          <table:table-cell office:value-type="float" office:value="101.0628933469" calcext:value-type="float">
            <text:p>101.0628933469</text:p>
          </table:table-cell>
          <table:table-cell office:value-type="float" office:value="103.1563770664" calcext:value-type="float">
            <text:p>103.1563770664</text:p>
          </table:table-cell>
          <table:table-cell office:value-type="float" office:value="103.6005040805" calcext:value-type="float">
            <text:p>103.6005040805</text:p>
          </table:table-cell>
          <table:table-cell office:value-type="float" office:value="101.9454896531" calcext:value-type="float">
            <text:p>101.9454896531</text:p>
          </table:table-cell>
          <table:table-cell office:value-type="float" office:value="97.6893694891" calcext:value-type="float">
            <text:p>97.6893694891</text:p>
          </table:table-cell>
          <table:table-cell office:value-type="float" office:value="90.2775606637" calcext:value-type="float">
            <text:p>90.2775606637</text:p>
          </table:table-cell>
          <table:table-cell office:value-type="float" office:value="79.1253998983" calcext:value-type="float">
            <text:p>79.1253998983</text:p>
          </table:table-cell>
          <table:table-cell office:value-type="float" office:value="63.7131861542" calcext:value-type="float">
            <text:p>63.7131861542</text:p>
          </table:table-cell>
          <table:table-cell office:value-type="float" office:value="43.8970707036" calcext:value-type="float">
            <text:p>43.8970707036</text:p>
          </table:table-cell>
          <table:table-cell office:value-type="float" office:value="20.8580116818" calcext:value-type="float">
            <text:p>20.8580116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3.0472686815" calcext:value-type="float">
            <text:p>143.0472686815</text:p>
          </table:table-cell>
          <table:table-cell office:value-type="float" office:value="170.3506630436" calcext:value-type="float">
            <text:p>170.3506630436</text:p>
          </table:table-cell>
          <table:table-cell office:value-type="float" office:value="199.0184056916" calcext:value-type="float">
            <text:p>199.0184056916</text:p>
          </table:table-cell>
          <table:table-cell office:value-type="float" office:value="230.3734523834" calcext:value-type="float">
            <text:p>230.3734523834</text:p>
          </table:table-cell>
          <table:table-cell office:value-type="float" office:value="264.3220838112" calcext:value-type="float">
            <text:p>264.3220838112</text:p>
          </table:table-cell>
          <table:table-cell office:value-type="float" office:value="300.7242880041" calcext:value-type="float">
            <text:p>300.7242880041</text:p>
          </table:table-cell>
          <table:table-cell office:value-type="float" office:value="339.542266847" calcext:value-type="float">
            <text:p>339.542266847</text:p>
          </table:table-cell>
          <table:table-cell office:value-type="float" office:value="385.7056323277" calcext:value-type="float">
            <text:p>385.7056323277</text:p>
          </table:table-cell>
          <table:table-cell office:value-type="float" office:value="422.452020011" calcext:value-type="float">
            <text:p>422.452020011</text:p>
          </table:table-cell>
          <table:table-cell office:value-type="float" office:value="463.2164388714" calcext:value-type="float">
            <text:p>463.2164388714</text:p>
          </table:table-cell>
          <table:table-cell office:value-type="float" office:value="507.5668473575" calcext:value-type="float">
            <text:p>507.5668473575</text:p>
          </table:table-cell>
          <table:table-cell office:value-type="float" office:value="555.1110515052" calcext:value-type="float">
            <text:p>555.1110515052</text:p>
          </table:table-cell>
          <table:table-cell office:value-type="float" office:value="605.4918400005" calcext:value-type="float">
            <text:p>605.4918400005</text:p>
          </table:table-cell>
          <table:table-cell office:value-type="float" office:value="658.3704022876" calcext:value-type="float">
            <text:p>658.3704022876</text:p>
          </table:table-cell>
          <table:table-cell office:value-type="float" office:value="713.3981195703" calcext:value-type="float">
            <text:p>713.3981195703</text:p>
          </table:table-cell>
          <table:table-cell office:value-type="float" office:value="770.1675085691" calcext:value-type="float">
            <text:p>770.1675085691</text:p>
          </table:table-cell>
          <table:table-cell office:value-type="float" office:value="828.1165400044" calcext:value-type="float">
            <text:p>828.1165400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300305205" calcext:value-type="float">
            <text:p>0.0300305205</text:p>
          </table:table-cell>
          <table:table-cell office:value-type="float" office:value="0.0300252681" calcext:value-type="float">
            <text:p>0.0300252681</text:p>
          </table:table-cell>
          <table:table-cell office:value-type="float" office:value="0.0300243834" calcext:value-type="float">
            <text:p>0.0300243834</text:p>
          </table:table-cell>
          <table:table-cell office:value-type="float" office:value="0.0300234905" calcext:value-type="float">
            <text:p>0.0300234905</text:p>
          </table:table-cell>
          <table:table-cell office:value-type="float" office:value="0.0300224769" calcext:value-type="float">
            <text:p>0.0300224769</text:p>
          </table:table-cell>
          <table:table-cell office:value-type="float" office:value="0.0300140948" calcext:value-type="float">
            <text:p>0.0300140948</text:p>
          </table:table-cell>
          <table:table-cell office:value-type="float" office:value="0.0300377568" calcext:value-type="float">
            <text:p>0.0300377568</text:p>
          </table:table-cell>
          <table:table-cell office:value-type="float" office:value="0.0300154162" calcext:value-type="float">
            <text:p>0.0300154162</text:p>
          </table:table-cell>
          <table:table-cell office:value-type="float" office:value="0.0300161292" calcext:value-type="float">
            <text:p>0.0300161292</text:p>
          </table:table-cell>
          <table:table-cell office:value-type="float" office:value="0.0300164011" calcext:value-type="float">
            <text:p>0.0300164011</text:p>
          </table:table-cell>
          <table:table-cell office:value-type="float" office:value="0.0300163638" calcext:value-type="float">
            <text:p>0.0300163638</text:p>
          </table:table-cell>
          <table:table-cell office:value-type="float" office:value="0.0300161163" calcext:value-type="float">
            <text:p>0.0300161163</text:p>
          </table:table-cell>
          <table:table-cell office:value-type="float" office:value="0.0300157262" calcext:value-type="float">
            <text:p>0.0300157262</text:p>
          </table:table-cell>
          <table:table-cell office:value-type="float" office:value="0.0300152352" calcext:value-type="float">
            <text:p>0.0300152352</text:p>
          </table:table-cell>
          <table:table-cell office:value-type="float" office:value="0.0300146609" calcext:value-type="float">
            <text:p>0.0300146609</text:p>
          </table:table-cell>
          <table:table-cell office:value-type="float" office:value="0.0300139935" calcext:value-type="float">
            <text:p>0.0300139935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3.8293693986" calcext:value-type="float">
            <text:p>143.8293693986</text:p>
          </table:table-cell>
          <table:table-cell office:value-type="float" office:value="171.6129723479" calcext:value-type="float">
            <text:p>171.6129723479</text:p>
          </table:table-cell>
          <table:table-cell office:value-type="float" office:value="201.1350100018" calcext:value-type="float">
            <text:p>201.1350100018</text:p>
          </table:table-cell>
          <table:table-cell office:value-type="float" office:value="233.2638822806" calcext:value-type="float">
            <text:p>233.2638822806</text:p>
          </table:table-cell>
          <table:table-cell office:value-type="float" office:value="268.0412723271" calcext:value-type="float">
            <text:p>268.0412723271</text:p>
          </table:table-cell>
          <table:table-cell office:value-type="float" office:value="305.4347975349" calcext:value-type="float">
            <text:p>305.4347975349</text:p>
          </table:table-cell>
          <table:table-cell office:value-type="float" office:value="345.4245685115" calcext:value-type="float">
            <text:p>345.4245685115</text:p>
          </table:table-cell>
          <table:table-cell office:value-type="float" office:value="393.0095512298" calcext:value-type="float">
            <text:p>393.0095512298</text:p>
          </table:table-cell>
          <table:table-cell office:value-type="float" office:value="431.178532672" calcext:value-type="float">
            <text:p>431.178532672</text:p>
          </table:table-cell>
          <table:table-cell office:value-type="float" office:value="473.6170625228" calcext:value-type="float">
            <text:p>473.6170625228</text:p>
          </table:table-cell>
          <table:table-cell office:value-type="float" office:value="519.9176516233" calcext:value-type="float">
            <text:p>519.9176516233</text:p>
          </table:table-cell>
          <table:table-cell office:value-type="float" office:value="569.7191557933" calcext:value-type="float">
            <text:p>569.7191557933</text:p>
          </table:table-cell>
          <table:table-cell office:value-type="float" office:value="622.7073921128" calcext:value-type="float">
            <text:p>622.7073921128</text:p>
          </table:table-cell>
          <table:table-cell office:value-type="float" office:value="678.6082915832" calcext:value-type="float">
            <text:p>678.6082915832</text:p>
          </table:table-cell>
          <table:table-cell office:value-type="float" office:value="737.1776619115" calcext:value-type="float">
            <text:p>737.1776619115</text:p>
          </table:table-cell>
          <table:table-cell office:value-type="float" office:value="798.1888841363" calcext:value-type="float">
            <text:p>798.1888841363</text:p>
          </table:table-cell>
          <table:table-cell office:value-type="float" office:value="861.4172313763" calcext:value-type="float">
            <text:p>861.4172313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65" calcext:value-type="float">
            <text:p>365</text:p>
          </table:table-cell>
          <table:table-cell office:value-type="float" office:value="441.6357268006" calcext:value-type="float">
            <text:p>441.6357268006</text:p>
          </table:table-cell>
          <table:table-cell office:value-type="float" office:value="517.1650042339" calcext:value-type="float">
            <text:p>517.1650042339</text:p>
          </table:table-cell>
          <table:table-cell office:value-type="float" office:value="598.9707314404" calcext:value-type="float">
            <text:p>598.9707314404</text:p>
          </table:table-cell>
          <table:table-cell office:value-type="float" office:value="687.4657128462" calcext:value-type="float">
            <text:p>687.4657128462</text:p>
          </table:table-cell>
          <table:table-cell office:value-type="float" office:value="782.489375397" calcext:value-type="float">
            <text:p>782.489375397</text:p>
          </table:table-cell>
          <table:table-cell office:value-type="float" office:value="884.0420126445" calcext:value-type="float">
            <text:p>884.0420126445</text:p>
          </table:table-cell>
          <table:table-cell office:value-type="float" office:value="1035.6020592462" calcext:value-type="float">
            <text:p>1035.6020592462</text:p>
          </table:table-cell>
          <table:table-cell office:value-type="float" office:value="1090.5737956579" calcext:value-type="float">
            <text:p>1090.5737956579</text:p>
          </table:table-cell>
          <table:table-cell office:value-type="float" office:value="1168.6744741149" calcext:value-type="float">
            <text:p>1168.6744741149</text:p>
          </table:table-cell>
          <table:table-cell office:value-type="float" office:value="1265.4231098374" calcext:value-type="float">
            <text:p>1265.4231098374</text:p>
          </table:table-cell>
          <table:table-cell office:value-type="float" office:value="1377.6371140051" calcext:value-type="float">
            <text:p>1377.6371140051</text:p>
          </table:table-cell>
          <table:table-cell office:value-type="float" office:value="1502.9500798535" calcext:value-type="float">
            <text:p>1502.9500798535</text:p>
          </table:table-cell>
          <table:table-cell office:value-type="float" office:value="1639.5209977488" calcext:value-type="float">
            <text:p>1639.5209977488</text:p>
          </table:table-cell>
          <table:table-cell office:value-type="float" office:value="1785.8419542542" calcext:value-type="float">
            <text:p>1785.8419542542</text:p>
          </table:table-cell>
          <table:table-cell office:value-type="float" office:value="1940.5895436962" calcext:value-type="float">
            <text:p>1940.5895436962</text:p>
          </table:table-cell>
          <table:table-cell office:value-type="float" office:value="2102.4761984532" calcext:value-type="float">
            <text:p>2102.4761984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3161288976" calcext:value-type="float">
            <text:p>0.3161288976</text:p>
          </table:table-cell>
          <table:table-cell office:value-type="float" office:value="0.3010067813" calcext:value-type="float">
            <text:p>0.3010067813</text:p>
          </table:table-cell>
          <table:table-cell office:value-type="float" office:value="0.2950380062" calcext:value-type="float">
            <text:p>0.2950380062</text:p>
          </table:table-cell>
          <table:table-cell office:value-type="float" office:value="0.2897725256" calcext:value-type="float">
            <text:p>0.2897725256</text:p>
          </table:table-cell>
          <table:table-cell office:value-type="float" office:value="0.284915843" calcext:value-type="float">
            <text:p>0.284915843</text:p>
          </table:table-cell>
          <table:table-cell office:value-type="float" office:value="0.2806490052" calcext:value-type="float">
            <text:p>0.2806490052</text:p>
          </table:table-cell>
          <table:table-cell office:value-type="float" office:value="0.3025155578" calcext:value-type="float">
            <text:p>0.3025155578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45.2213753601" calcext:value-type="float">
            <text:p>45.2213753601</text:p>
          </table:table-cell>
          <table:table-cell office:value-type="float" office:value="51.2767047831" calcext:value-type="float">
            <text:p>51.2767047831</text:p>
          </table:table-cell>
          <table:table-cell office:value-type="float" office:value="58.7179936181" calcext:value-type="float">
            <text:p>58.7179936181</text:p>
          </table:table-cell>
          <table:table-cell office:value-type="float" office:value="66.7558971276" calcext:value-type="float">
            <text:p>66.7558971276</text:p>
          </table:table-cell>
          <table:table-cell office:value-type="float" office:value="75.3095493237" calcext:value-type="float">
            <text:p>75.3095493237</text:p>
          </table:table-cell>
          <table:table-cell office:value-type="float" office:value="84.3979722733" calcext:value-type="float">
            <text:p>84.3979722733</text:p>
          </table:table-cell>
          <table:table-cell office:value-type="float" office:value="102.71681824" calcext:value-type="float">
            <text:p>102.71681824</text:p>
          </table:table-cell>
          <table:table-cell office:value-type="float" office:value="95.8122271387" calcext:value-type="float">
            <text:p>95.8122271387</text:p>
          </table:table-cell>
          <table:table-cell office:value-type="float" office:value="104.9403107034" calcext:value-type="float">
            <text:p>104.9403107034</text:p>
          </table:table-cell>
          <table:table-cell office:value-type="float" office:value="115.0665039235" calcext:value-type="float">
            <text:p>115.0665039235</text:p>
          </table:table-cell>
          <table:table-cell office:value-type="float" office:value="126.0834843754" calcext:value-type="float">
            <text:p>126.0834843754</text:p>
          </table:table-cell>
          <table:table-cell office:value-type="float" office:value="137.8938280809" calcext:value-type="float">
            <text:p>137.8938280809</text:p>
          </table:table-cell>
          <table:table-cell office:value-type="float" office:value="150.4088010192" calcext:value-type="float">
            <text:p>150.4088010192</text:p>
          </table:table-cell>
          <table:table-cell office:value-type="float" office:value="163.5442400587" calcext:value-type="float">
            <text:p>163.5442400587</text:p>
          </table:table-cell>
          <table:table-cell office:value-type="float" office:value="177.2135456257" calcext:value-type="float">
            <text:p>177.2135456257</text:p>
          </table:table-cell>
          <table:table-cell office:value-type="float" office:value="191.3154957592" calcext:value-type="float">
            <text:p>191.3154957592</text:p>
          </table:table-cell>
          <table:table-cell office:value-type="float" office:value="205.7104780903" calcext:value-type="float">
            <text:p>205.7104780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3.0537676133" calcext:value-type="float">
            <text:p>143.0537676133</text:p>
          </table:table-cell>
          <table:table-cell office:value-type="float" office:value="170.3918003864" calcext:value-type="float">
            <text:p>170.3918003864</text:p>
          </table:table-cell>
          <table:table-cell office:value-type="float" office:value="199.4305106606" calcext:value-type="float">
            <text:p>199.4305106606</text:p>
          </table:table-cell>
          <table:table-cell office:value-type="float" office:value="230.9944249427" calcext:value-type="float">
            <text:p>230.9944249427</text:p>
          </table:table-cell>
          <table:table-cell office:value-type="float" office:value="265.0880962444" calcext:value-type="float">
            <text:p>265.0880962444</text:p>
          </table:table-cell>
          <table:table-cell office:value-type="float" office:value="301.6519911493" calcext:value-type="float">
            <text:p>301.6519911493</text:p>
          </table:table-cell>
          <table:table-cell office:value-type="float" office:value="340.6429779178" calcext:value-type="float">
            <text:p>340.6429779178</text:p>
          </table:table-cell>
          <table:table-cell office:value-type="float" office:value="386.9439682062" calcext:value-type="float">
            <text:p>386.9439682062</text:p>
          </table:table-cell>
          <table:table-cell office:value-type="float" office:value="423.7888064458" calcext:value-type="float">
            <text:p>423.7888064458</text:p>
          </table:table-cell>
          <table:table-cell office:value-type="float" office:value="464.6333674999" calcext:value-type="float">
            <text:p>464.6333674999</text:p>
          </table:table-cell>
          <table:table-cell office:value-type="float" office:value="509.0284911427" calcext:value-type="float">
            <text:p>509.0284911427</text:p>
          </table:table-cell>
          <table:table-cell office:value-type="float" office:value="556.5624570507" calcext:value-type="float">
            <text:p>556.5624570507</text:p>
          </table:table-cell>
          <table:table-cell office:value-type="float" office:value="606.857552136" calcext:value-type="float">
            <text:p>606.857552136</text:p>
          </table:table-cell>
          <table:table-cell office:value-type="float" office:value="659.5565626405" calcext:value-type="float">
            <text:p>659.5565626405</text:p>
          </table:table-cell>
          <table:table-cell office:value-type="float" office:value="714.3014974343" calcext:value-type="float">
            <text:p>714.3014974343</text:p>
          </table:table-cell>
          <table:table-cell office:value-type="float" office:value="770.7016086496" calcext:value-type="float">
            <text:p>770.7016086496</text:p>
          </table:table-cell>
          <table:table-cell office:value-type="float" office:value="828.2801993792" calcext:value-type="float">
            <text:p>828.2801993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6179743478" calcext:value-type="float">
            <text:p>12.6179743478</text:p>
          </table:table-cell>
          <table:table-cell office:value-type="float" office:value="14.6329830185" calcext:value-type="float">
            <text:p>14.6329830185</text:p>
          </table:table-cell>
          <table:table-cell office:value-type="float" office:value="16.5425763203" calcext:value-type="float">
            <text:p>16.5425763203</text:p>
          </table:table-cell>
          <table:table-cell office:value-type="float" office:value="18.6212205668" calcext:value-type="float">
            <text:p>18.6212205668</text:p>
          </table:table-cell>
          <table:table-cell office:value-type="float" office:value="20.8704089472" calcext:value-type="float">
            <text:p>20.8704089472</text:p>
          </table:table-cell>
          <table:table-cell office:value-type="float" office:value="23.2764534815" calcext:value-type="float">
            <text:p>23.2764534815</text:p>
          </table:table-cell>
          <table:table-cell office:value-type="float" office:value="24.9248008619" calcext:value-type="float">
            <text:p>24.9248008619</text:p>
          </table:table-cell>
          <table:table-cell office:value-type="float" office:value="29.9385067635" calcext:value-type="float">
            <text:p>29.9385067635</text:p>
          </table:table-cell>
          <table:table-cell office:value-type="float" office:value="32.2649271212" calcext:value-type="float">
            <text:p>32.2649271212</text:p>
          </table:table-cell>
          <table:table-cell office:value-type="float" office:value="34.8926880668" calcext:value-type="float">
            <text:p>34.8926880668</text:p>
          </table:table-cell>
          <table:table-cell office:value-type="float" office:value="37.7842921005" calcext:value-type="float">
            <text:p>37.7842921005</text:p>
          </table:table-cell>
          <table:table-cell office:value-type="float" office:value="40.908136376" calcext:value-type="float">
            <text:p>40.908136376</text:p>
          </table:table-cell>
          <table:table-cell office:value-type="float" office:value="44.2370529994" calcext:value-type="float">
            <text:p>44.2370529994</text:p>
          </table:table-cell>
          <table:table-cell office:value-type="float" office:value="47.7463626002" calcext:value-type="float">
            <text:p>47.7463626002</text:p>
          </table:table-cell>
          <table:table-cell office:value-type="float" office:value="51.4113727016" calcext:value-type="float">
            <text:p>51.4113727016</text:p>
          </table:table-cell>
          <table:table-cell office:value-type="float" office:value="55.2035971519" calcext:value-type="float">
            <text:p>55.2035971519</text:p>
          </table:table-cell>
          <table:table-cell office:value-type="float" office:value="59.0838276176" calcext:value-type="float">
            <text:p>59.0838276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7.8258933214" calcext:value-type="float">
            <text:p>97.8258933214</text:p>
          </table:table-cell>
          <table:table-cell office:value-type="float" office:value="119.0739582605" calcext:value-type="float">
            <text:p>119.0739582605</text:p>
          </table:table-cell>
          <table:table-cell office:value-type="float" office:value="140.3004120736" calcext:value-type="float">
            <text:p>140.3004120736</text:p>
          </table:table-cell>
          <table:table-cell office:value-type="float" office:value="163.6175552558" calcext:value-type="float">
            <text:p>163.6175552558</text:p>
          </table:table-cell>
          <table:table-cell office:value-type="float" office:value="189.0125344875" calcext:value-type="float">
            <text:p>189.0125344875</text:p>
          </table:table-cell>
          <table:table-cell office:value-type="float" office:value="216.3263157308" calcext:value-type="float">
            <text:p>216.3263157308</text:p>
          </table:table-cell>
          <table:table-cell office:value-type="float" office:value="236.8254486071" calcext:value-type="float">
            <text:p>236.8254486071</text:p>
          </table:table-cell>
          <table:table-cell office:value-type="float" office:value="289.893405189" calcext:value-type="float">
            <text:p>289.893405189</text:p>
          </table:table-cell>
          <table:table-cell office:value-type="float" office:value="317.5117093076" calcext:value-type="float">
            <text:p>317.5117093076</text:p>
          </table:table-cell>
          <table:table-cell office:value-type="float" office:value="348.1499349479" calcext:value-type="float">
            <text:p>348.1499349479</text:p>
          </table:table-cell>
          <table:table-cell office:value-type="float" office:value="381.4833629821" calcext:value-type="float">
            <text:p>381.4833629821</text:p>
          </table:table-cell>
          <table:table-cell office:value-type="float" office:value="417.2172234243" calcext:value-type="float">
            <text:p>417.2172234243</text:p>
          </table:table-cell>
          <table:table-cell office:value-type="float" office:value="455.0830389812" calcext:value-type="float">
            <text:p>455.0830389812</text:p>
          </table:table-cell>
          <table:table-cell office:value-type="float" office:value="494.8261622289" calcext:value-type="float">
            <text:p>494.8261622289</text:p>
          </table:table-cell>
          <table:table-cell office:value-type="float" office:value="536.1845739445" calcext:value-type="float">
            <text:p>536.1845739445</text:p>
          </table:table-cell>
          <table:table-cell office:value-type="float" office:value="578.8520128099" calcext:value-type="float">
            <text:p>578.8520128099</text:p>
          </table:table-cell>
          <table:table-cell office:value-type="float" office:value="622.4060619142" calcext:value-type="float">
            <text:p>622.4060619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1158488" calcext:value-type="float">
            <text:p>0.0071158488</text:p>
          </table:table-cell>
          <table:table-cell office:value-type="float" office:value="0.008474404" calcext:value-type="float">
            <text:p>0.008474404</text:p>
          </table:table-cell>
          <table:table-cell office:value-type="float" office:value="0.0097291416" calcext:value-type="float">
            <text:p>0.0097291416</text:p>
          </table:table-cell>
          <table:table-cell office:value-type="float" office:value="0.011017617" calcext:value-type="float">
            <text:p>0.011017617</text:p>
          </table:table-cell>
          <table:table-cell office:value-type="float" office:value="0.0123849883" calcext:value-type="float">
            <text:p>0.0123849883</text:p>
          </table:table-cell>
          <table:table-cell office:value-type="float" office:value="0.0138426477" calcext:value-type="float">
            <text:p>0.0138426477</text:p>
          </table:table-cell>
          <table:table-cell office:value-type="float" office:value="0.0154336784" calcext:value-type="float">
            <text:p>0.0154336784</text:p>
          </table:table-cell>
          <table:table-cell office:value-type="float" office:value="0.0171384373" calcext:value-type="float">
            <text:p>0.0171384373</text:p>
          </table:table-cell>
          <table:table-cell office:value-type="float" office:value="0.0189682673" calcext:value-type="float">
            <text:p>0.0189682673</text:p>
          </table:table-cell>
          <table:table-cell office:value-type="float" office:value="0.02094401" calcext:value-type="float">
            <text:p>0.02094401</text:p>
          </table:table-cell>
          <table:table-cell office:value-type="float" office:value="0.0230933059" calcext:value-type="float">
            <text:p>0.0230933059</text:p>
          </table:table-cell>
          <table:table-cell office:value-type="float" office:value="0.0254531104" calcext:value-type="float">
            <text:p>0.0254531104</text:p>
          </table:table-cell>
          <table:table-cell office:value-type="float" office:value="0.028074707" calcext:value-type="float">
            <text:p>0.028074707</text:p>
          </table:table-cell>
          <table:table-cell office:value-type="float" office:value="0.0310320913" calcext:value-type="float">
            <text:p>0.0310320913</text:p>
          </table:table-cell>
          <table:table-cell office:value-type="float" office:value="0.0344370562" calcext:value-type="float">
            <text:p>0.0344370562</text:p>
          </table:table-cell>
          <table:table-cell office:value-type="float" office:value="0.0384680394" calcext:value-type="float">
            <text:p>0.0384680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756017854" calcext:value-type="float">
            <text:p>0.7756017854</text:p>
          </table:table-cell>
          <table:table-cell office:value-type="float" office:value="1.2211719615" calcext:value-type="float">
            <text:p>1.2211719615</text:p>
          </table:table-cell>
          <table:table-cell office:value-type="float" office:value="1.7044993411" calcext:value-type="float">
            <text:p>1.7044993411</text:p>
          </table:table-cell>
          <table:table-cell office:value-type="float" office:value="2.2694573379" calcext:value-type="float">
            <text:p>2.2694573379</text:p>
          </table:table-cell>
          <table:table-cell office:value-type="float" office:value="2.9531760827" calcext:value-type="float">
            <text:p>2.9531760827</text:p>
          </table:table-cell>
          <table:table-cell office:value-type="float" office:value="3.7828063857" calcext:value-type="float">
            <text:p>3.7828063857</text:p>
          </table:table-cell>
          <table:table-cell office:value-type="float" office:value="4.7815905937" calcext:value-type="float">
            <text:p>4.7815905937</text:p>
          </table:table-cell>
          <table:table-cell office:value-type="float" office:value="6.0655830236" calcext:value-type="float">
            <text:p>6.0655830236</text:p>
          </table:table-cell>
          <table:table-cell office:value-type="float" office:value="7.3897262262" calcext:value-type="float">
            <text:p>7.3897262262</text:p>
          </table:table-cell>
          <table:table-cell office:value-type="float" office:value="8.9836950229" calcext:value-type="float">
            <text:p>8.9836950229</text:p>
          </table:table-cell>
          <table:table-cell office:value-type="float" office:value="10.8891604806" calcext:value-type="float">
            <text:p>10.8891604806</text:p>
          </table:table-cell>
          <table:table-cell office:value-type="float" office:value="13.1566987425" calcext:value-type="float">
            <text:p>13.1566987425</text:p>
          </table:table-cell>
          <table:table-cell office:value-type="float" office:value="15.8498399769" calcext:value-type="float">
            <text:p>15.8498399769</text:p>
          </table:table-cell>
          <table:table-cell office:value-type="float" office:value="19.0517289427" calcext:value-type="float">
            <text:p>19.0517289427</text:p>
          </table:table-cell>
          <table:table-cell office:value-type="float" office:value="22.8761644771" calcext:value-type="float">
            <text:p>22.8761644771</text:p>
          </table:table-cell>
          <table:table-cell office:value-type="float" office:value="27.4872754867" calcext:value-type="float">
            <text:p>27.4872754867</text:p>
          </table:table-cell>
          <table:table-cell office:value-type="float" office:value="33.1370319971" calcext:value-type="float">
            <text:p>33.1370319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4989318" calcext:value-type="float">
            <text:p>0.0064989318</text:p>
          </table:table-cell>
          <table:table-cell office:value-type="float" office:value="0.0411373428" calcext:value-type="float">
            <text:p>0.0411373428</text:p>
          </table:table-cell>
          <table:table-cell office:value-type="float" office:value="0.412104969" calcext:value-type="float">
            <text:p>0.412104969</text:p>
          </table:table-cell>
          <table:table-cell office:value-type="float" office:value="0.6209725593" calcext:value-type="float">
            <text:p>0.6209725593</text:p>
          </table:table-cell>
          <table:table-cell office:value-type="float" office:value="0.7660124332" calcext:value-type="float">
            <text:p>0.7660124332</text:p>
          </table:table-cell>
          <table:table-cell office:value-type="float" office:value="0.9277031452" calcext:value-type="float">
            <text:p>0.9277031452</text:p>
          </table:table-cell>
          <table:table-cell office:value-type="float" office:value="1.1007110708" calcext:value-type="float">
            <text:p>1.1007110708</text:p>
          </table:table-cell>
          <table:table-cell office:value-type="float" office:value="1.2383358786" calcext:value-type="float">
            <text:p>1.2383358786</text:p>
          </table:table-cell>
          <table:table-cell office:value-type="float" office:value="1.3367864348" calcext:value-type="float">
            <text:p>1.3367864348</text:p>
          </table:table-cell>
          <table:table-cell office:value-type="float" office:value="1.4169286285" calcext:value-type="float">
            <text:p>1.4169286285</text:p>
          </table:table-cell>
          <table:table-cell office:value-type="float" office:value="1.4616437852" calcext:value-type="float">
            <text:p>1.4616437852</text:p>
          </table:table-cell>
          <table:table-cell office:value-type="float" office:value="1.4514055455" calcext:value-type="float">
            <text:p>1.4514055455</text:p>
          </table:table-cell>
          <table:table-cell office:value-type="float" office:value="1.3657121356" calcext:value-type="float">
            <text:p>1.3657121356</text:p>
          </table:table-cell>
          <table:table-cell office:value-type="float" office:value="1.1861603533" calcext:value-type="float">
            <text:p>1.1861603533</text:p>
          </table:table-cell>
          <table:table-cell office:value-type="float" office:value="0.9033778642" calcext:value-type="float">
            <text:p>0.9033778642</text:p>
          </table:table-cell>
          <table:table-cell office:value-type="float" office:value="0.5341000806" calcext:value-type="float">
            <text:p>0.5341000806</text:p>
          </table:table-cell>
          <table:table-cell office:value-type="float" office:value="0.1636593748" calcext:value-type="float">
            <text:p>0.1636593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862" calcext:value-type="float">
            <text:p>0.0002414862</text:p>
          </table:table-cell>
          <table:table-cell office:value-type="float" office:value="0.0020706877" calcext:value-type="float">
            <text:p>0.0020706877</text:p>
          </table:table-cell>
          <table:table-cell office:value-type="float" office:value="0.002695504" calcext:value-type="float">
            <text:p>0.002695504</text:p>
          </table:table-cell>
          <table:table-cell office:value-type="float" office:value="0.0028980266" calcext:value-type="float">
            <text:p>0.0028980266</text:p>
          </table:table-cell>
          <table:table-cell office:value-type="float" office:value="0.003084896" calcext:value-type="float">
            <text:p>0.003084896</text:p>
          </table:table-cell>
          <table:table-cell office:value-type="float" office:value="0.0032417498" calcext:value-type="float">
            <text:p>0.0032417498</text:p>
          </table:table-cell>
          <table:table-cell office:value-type="float" office:value="0.0032105725" calcext:value-type="float">
            <text:p>0.0032105725</text:p>
          </table:table-cell>
          <table:table-cell office:value-type="float" office:value="0.0031643509" calcext:value-type="float">
            <text:p>0.0031643509</text:p>
          </table:table-cell>
          <table:table-cell office:value-type="float" office:value="0.0030588911" calcext:value-type="float">
            <text:p>0.0030588911</text:p>
          </table:table-cell>
          <table:table-cell office:value-type="float" office:value="0.002879707" calcext:value-type="float">
            <text:p>0.002879707</text:p>
          </table:table-cell>
          <table:table-cell office:value-type="float" office:value="0.002614622" calcext:value-type="float">
            <text:p>0.002614622</text:p>
          </table:table-cell>
          <table:table-cell office:value-type="float" office:value="0.0022555418" calcext:value-type="float">
            <text:p>0.0022555418</text:p>
          </table:table-cell>
          <table:table-cell office:value-type="float" office:value="0.0018016611" calcext:value-type="float">
            <text:p>0.0018016611</text:p>
          </table:table-cell>
          <table:table-cell office:value-type="float" office:value="0.0012663026" calcext:value-type="float">
            <text:p>0.0012663026</text:p>
          </table:table-cell>
          <table:table-cell office:value-type="float" office:value="0.0006934856" calcext:value-type="float">
            <text:p>0.0006934856</text:p>
          </table:table-cell>
          <table:table-cell office:value-type="float" office:value="0.0001976284" calcext:value-type="float">
            <text:p>0.0001976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5.4151040134" calcext:value-type="float">
            <text:p>45.4151040134</text:p>
          </table:table-cell>
          <table:table-cell office:value-type="float" office:value="46.5276721858" calcext:value-type="float">
            <text:p>46.5276721858</text:p>
          </table:table-cell>
          <table:table-cell office:value-type="float" office:value="42.0807794128" calcext:value-type="float">
            <text:p>42.0807794128</text:p>
          </table:table-cell>
          <table:table-cell office:value-type="float" office:value="42.5901507363" calcext:value-type="float">
            <text:p>42.5901507363</text:p>
          </table:table-cell>
          <table:table-cell office:value-type="float" office:value="43.8840484981" calcext:value-type="float">
            <text:p>43.8840484981</text:p>
          </table:table-cell>
          <table:table-cell office:value-type="float" office:value="45.0020406779" calcext:value-type="float">
            <text:p>45.0020406779</text:p>
          </table:table-cell>
          <table:table-cell office:value-type="float" office:value="45.9785951704" calcext:value-type="float">
            <text:p>45.9785951704</text:p>
          </table:table-cell>
          <table:table-cell office:value-type="float" office:value="48.3598309513" calcext:value-type="float">
            <text:p>48.3598309513</text:p>
          </table:table-cell>
          <table:table-cell office:value-type="float" office:value="49.3264485834" calcext:value-type="float">
            <text:p>49.3264485834</text:p>
          </table:table-cell>
          <table:table-cell office:value-type="float" office:value="50.737005758" calcext:value-type="float">
            <text:p>50.737005758</text:p>
          </table:table-cell>
          <table:table-cell office:value-type="float" office:value="52.6252930662" calcext:value-type="float">
            <text:p>52.6252930662</text:p>
          </table:table-cell>
          <table:table-cell office:value-type="float" office:value="55.0871213081" calcext:value-type="float">
            <text:p>55.0871213081</text:p>
          </table:table-cell>
          <table:table-cell office:value-type="float" office:value="58.2943247515" calcext:value-type="float">
            <text:p>58.2943247515</text:p>
          </table:table-cell>
          <table:table-cell office:value-type="float" office:value="62.5264556431" calcext:value-type="float">
            <text:p>62.5264556431</text:p>
          </table:table-cell>
          <table:table-cell office:value-type="float" office:value="68.2398151822" calcext:value-type="float">
            <text:p>68.2398151822</text:p>
          </table:table-cell>
          <table:table-cell office:value-type="float" office:value="76.2169383474" calcext:value-type="float">
            <text:p>76.2169383474</text:p>
          </table:table-cell>
          <table:table-cell office:value-type="float" office:value="87.877603171" calcext:value-type="float">
            <text:p>87.877603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4.8771040134" calcext:value-type="float">
            <text:p>54.8771040134</text:p>
          </table:table-cell>
          <table:table-cell office:value-type="float" office:value="55.8032971858" calcext:value-type="float">
            <text:p>55.8032971858</text:p>
          </table:table-cell>
          <table:table-cell office:value-type="float" office:value="50.1766794128" calcext:value-type="float">
            <text:p>50.1766794128</text:p>
          </table:table-cell>
          <table:table-cell office:value-type="float" office:value="50.5224777628" calcext:value-type="float">
            <text:p>50.5224777628</text:p>
          </table:table-cell>
          <table:table-cell office:value-type="float" office:value="51.818386616" calcext:value-type="float">
            <text:p>51.818386616</text:p>
          </table:table-cell>
          <table:table-cell office:value-type="float" office:value="52.9216014669" calcext:value-type="float">
            <text:p>52.9216014669</text:p>
          </table:table-cell>
          <table:table-cell office:value-type="float" office:value="53.8734724264" calcext:value-type="float">
            <text:p>53.8734724264</text:p>
          </table:table-cell>
          <table:table-cell office:value-type="float" office:value="56.3798961486" calcext:value-type="float">
            <text:p>56.3798961486</text:p>
          </table:table-cell>
          <table:table-cell office:value-type="float" office:value="57.4762133502" calcext:value-type="float">
            <text:p>57.4762133502</text:p>
          </table:table-cell>
          <table:table-cell office:value-type="float" office:value="59.0490930517" calcext:value-type="float">
            <text:p>59.0490930517</text:p>
          </table:table-cell>
          <table:table-cell office:value-type="float" office:value="61.1500163206" calcext:value-type="float">
            <text:p>61.1500163206</text:p>
          </table:table-cell>
          <table:table-cell office:value-type="float" office:value="63.8976489628" calcext:value-type="float">
            <text:p>63.8976489628</text:p>
          </table:table-cell>
          <table:table-cell office:value-type="float" office:value="67.4946712557" calcext:value-type="float">
            <text:p>67.4946712557</text:p>
          </table:table-cell>
          <table:table-cell office:value-type="float" office:value="72.2647966376" calcext:value-type="float">
            <text:p>72.2647966376</text:p>
          </table:table-cell>
          <table:table-cell office:value-type="float" office:value="78.7324077111" calcext:value-type="float">
            <text:p>78.7324077111</text:p>
          </table:table-cell>
          <table:table-cell office:value-type="float" office:value="87.7941301084" calcext:value-type="float">
            <text:p>87.7941301084</text:p>
          </table:table-cell>
          <table:table-cell office:value-type="float" office:value="101.0749380774" calcext:value-type="float">
            <text:p>101.0749380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9.8101040134" calcext:value-type="float">
            <text:p>39.8101040134</text:p>
          </table:table-cell>
          <table:table-cell office:value-type="float" office:value="41.7486721858" calcext:value-type="float">
            <text:p>41.7486721858</text:p>
          </table:table-cell>
          <table:table-cell office:value-type="float" office:value="38.4487394128" calcext:value-type="float">
            <text:p>38.4487394128</text:p>
          </table:table-cell>
          <table:table-cell office:value-type="float" office:value="39.4881862609" calcext:value-type="float">
            <text:p>39.4881862609</text:p>
          </table:table-cell>
          <table:table-cell office:value-type="float" office:value="41.1767991802" calcext:value-type="float">
            <text:p>41.1767991802</text:p>
          </table:table-cell>
          <table:table-cell office:value-type="float" office:value="42.6420803181" calcext:value-type="float">
            <text:p>42.6420803181</text:p>
          </table:table-cell>
          <table:table-cell office:value-type="float" office:value="43.9221546607" calcext:value-type="float">
            <text:p>43.9221546607</text:p>
          </table:table-cell>
          <table:table-cell office:value-type="float" office:value="46.5322555644" calcext:value-type="float">
            <text:p>46.5322555644</text:p>
          </table:table-cell>
          <table:table-cell office:value-type="float" office:value="47.700492703" calcext:value-type="float">
            <text:p>47.700492703</text:p>
          </table:table-cell>
          <table:table-cell office:value-type="float" office:value="49.2840195998" calcext:value-type="float">
            <text:p>49.2840195998</text:p>
          </table:table-cell>
          <table:table-cell office:value-type="float" office:value="51.3187492391" calcext:value-type="float">
            <text:p>51.3187492391</text:p>
          </table:table-cell>
          <table:table-cell office:value-type="float" office:value="53.9023704834" calcext:value-type="float">
            <text:p>53.9023704834</text:p>
          </table:table-cell>
          <table:table-cell office:value-type="float" office:value="57.2081857057" calcext:value-type="float">
            <text:p>57.2081857057</text:p>
          </table:table-cell>
          <table:table-cell office:value-type="float" office:value="61.5165430728" calcext:value-type="float">
            <text:p>61.5165430728</text:p>
          </table:table-cell>
          <table:table-cell office:value-type="float" office:value="67.283396149" calcext:value-type="float">
            <text:p>67.283396149</text:p>
          </table:table-cell>
          <table:table-cell office:value-type="float" office:value="75.2888853838" calcext:value-type="float">
            <text:p>75.2888853838</text:p>
          </table:table-cell>
          <table:table-cell office:value-type="float" office:value="86.9467381689" calcext:value-type="float">
            <text:p>86.9467381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5.4788492817" calcext:value-type="float">
            <text:p>695.4788492817</text:p>
          </table:table-cell>
          <table:table-cell office:value-type="float" office:value="758.9372128739" calcext:value-type="float">
            <text:p>758.9372128739</text:p>
          </table:table-cell>
          <table:table-cell office:value-type="float" office:value="816.3305290398" calcext:value-type="float">
            <text:p>816.3305290398</text:p>
          </table:table-cell>
          <table:table-cell office:value-type="float" office:value="874.4185687784" calcext:value-type="float">
            <text:p>874.4185687784</text:p>
          </table:table-cell>
          <table:table-cell office:value-type="float" office:value="934.2713354151" calcext:value-type="float">
            <text:p>934.2713354151</text:p>
          </table:table-cell>
          <table:table-cell office:value-type="float" office:value="995.6489140811" calcext:value-type="float">
            <text:p>995.6489140811</text:p>
          </table:table-cell>
          <table:table-cell office:value-type="float" office:value="1058.3584001292" calcext:value-type="float">
            <text:p>1058.3584001292</text:p>
          </table:table-cell>
          <table:table-cell office:value-type="float" office:value="1124.3156163748" calcext:value-type="float">
            <text:p>1124.3156163748</text:p>
          </table:table-cell>
          <table:table-cell office:value-type="float" office:value="1191.5911872742" calcext:value-type="float">
            <text:p>1191.5911872742</text:p>
          </table:table-cell>
          <table:table-cell office:value-type="float" office:value="1260.7905950184" calcext:value-type="float">
            <text:p>1260.7905950184</text:p>
          </table:table-cell>
          <table:table-cell office:value-type="float" office:value="1332.5654082565" calcext:value-type="float">
            <text:p>1332.5654082565</text:p>
          </table:table-cell>
          <table:table-cell office:value-type="float" office:value="1407.697870488" calcext:value-type="float">
            <text:p>1407.697870488</text:p>
          </table:table-cell>
          <table:table-cell office:value-type="float" office:value="1487.2045872795" calcext:value-type="float">
            <text:p>1487.2045872795</text:p>
          </table:table-cell>
          <table:table-cell office:value-type="float" office:value="1572.4834411299" calcext:value-type="float">
            <text:p>1572.4834411299</text:p>
          </table:table-cell>
          <table:table-cell office:value-type="float" office:value="1665.5546565993" calcext:value-type="float">
            <text:p>1665.5546565993</text:p>
          </table:table-cell>
          <table:table-cell office:value-type="float" office:value="1769.5057454529" calcext:value-type="float">
            <text:p>1769.5057454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4.8771040134" calcext:value-type="float">
            <text:p>54.8771040134</text:p>
          </table:table-cell>
          <table:table-cell office:value-type="float" office:value="330.1888172526" calcext:value-type="float">
            <text:p>330.1888172526</text:p>
          </table:table-cell>
          <table:table-cell office:value-type="float" office:value="603.5786854087" calcext:value-type="float">
            <text:p>603.5786854087</text:p>
          </table:table-cell>
          <table:table-cell office:value-type="float" office:value="854.8078808227" calcext:value-type="float">
            <text:p>854.8078808227</text:p>
          </table:table-cell>
          <table:table-cell office:value-type="float" office:value="1108.7161784899" calcext:value-type="float">
            <text:p>1108.7161784899</text:p>
          </table:table-cell>
          <table:table-cell office:value-type="float" office:value="1368.9113264209" calcext:value-type="float">
            <text:p>1368.9113264209</text:p>
          </table:table-cell>
          <table:table-cell office:value-type="float" office:value="1634.4712047149" calcext:value-type="float">
            <text:p>1634.4712047149</text:p>
          </table:table-cell>
          <table:table-cell office:value-type="float" office:value="1906.344990569" calcext:value-type="float">
            <text:p>1906.344990569</text:p>
          </table:table-cell>
          <table:table-cell office:value-type="float" office:value="2189.3407885135" calcext:value-type="float">
            <text:p>2189.3407885135</text:p>
          </table:table-cell>
          <table:table-cell office:value-type="float" office:value="2478.2947349658" calcext:value-type="float">
            <text:p>2478.2947349658</text:p>
          </table:table-cell>
          <table:table-cell office:value-type="float" office:value="2775.6411234932" calcext:value-type="float">
            <text:p>2775.6411234932</text:p>
          </table:table-cell>
          <table:table-cell office:value-type="float" office:value="3084.1388377386" calcext:value-type="float">
            <text:p>3084.1388377386</text:p>
          </table:table-cell>
          <table:table-cell office:value-type="float" office:value="3407.2241048456" calcext:value-type="float">
            <text:p>3407.2241048456</text:p>
          </table:table-cell>
          <table:table-cell office:value-type="float" office:value="3749.4675865059" calcext:value-type="float">
            <text:p>3749.4675865059</text:p>
          </table:table-cell>
          <table:table-cell office:value-type="float" office:value="4117.2591807675" calcext:value-type="float">
            <text:p>4117.2591807675</text:p>
          </table:table-cell>
          <table:table-cell office:value-type="float" office:value="4519.9829417204" calcext:value-type="float">
            <text:p>4519.9829417204</text:p>
          </table:table-cell>
          <table:table-cell office:value-type="float" office:value="4972.2344002312" calcext:value-type="float">
            <text:p>4972.2344002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6916887" calcext:value-type="float">
            <text:p>0.476916887</text:p>
          </table:table-cell>
          <table:table-cell office:value-type="float" office:value="0.4736432227" calcext:value-type="float">
            <text:p>0.4736432227</text:p>
          </table:table-cell>
          <table:table-cell office:value-type="float" office:value="0.4757195492" calcext:value-type="float">
            <text:p>0.4757195492</text:p>
          </table:table-cell>
          <table:table-cell office:value-type="float" office:value="0.4789243989" calcext:value-type="float">
            <text:p>0.4789243989</text:p>
          </table:table-cell>
          <table:table-cell office:value-type="float" office:value="0.4821400174" calcext:value-type="float">
            <text:p>0.4821400174</text:p>
          </table:table-cell>
          <table:table-cell office:value-type="float" office:value="0.4853277141" calcext:value-type="float">
            <text:p>0.4853277141</text:p>
          </table:table-cell>
          <table:table-cell office:value-type="float" office:value="0.4901282022" calcext:value-type="float">
            <text:p>0.4901282022</text:p>
          </table:table-cell>
          <table:table-cell office:value-type="float" office:value="0.4938222601" calcext:value-type="float">
            <text:p>0.4938222601</text:p>
          </table:table-cell>
          <table:table-cell office:value-type="float" office:value="0.4979484607" calcext:value-type="float">
            <text:p>0.4979484607</text:p>
          </table:table-cell>
          <table:table-cell office:value-type="float" office:value="0.5026444201" calcext:value-type="float">
            <text:p>0.5026444201</text:p>
          </table:table-cell>
          <table:table-cell office:value-type="float" office:value="0.5080480363" calcext:value-type="float">
            <text:p>0.5080480363</text:p>
          </table:table-cell>
          <table:table-cell office:value-type="float" office:value="0.5143429331" calcext:value-type="float">
            <text:p>0.5143429331</text:p>
          </table:table-cell>
          <table:table-cell office:value-type="float" office:value="0.5217909092" calcext:value-type="float">
            <text:p>0.5217909092</text:p>
          </table:table-cell>
          <table:table-cell office:value-type="float" office:value="0.5307811098" calcext:value-type="float">
            <text:p>0.5307811098</text:p>
          </table:table-cell>
          <table:table-cell office:value-type="float" office:value="0.5419246151" calcext:value-type="float">
            <text:p>0.5419246151</text:p>
          </table:table-cell>
          <table:table-cell office:value-type="float" office:value="0.5562331036" calcext:value-type="float">
            <text:p>0.5562331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355553339" calcext:value-type="float">
            <text:p>0.5355553339</text:p>
          </table:table-cell>
          <table:table-cell office:value-type="float" office:value="0.4860685792" calcext:value-type="float">
            <text:p>0.4860685792</text:p>
          </table:table-cell>
          <table:table-cell office:value-type="float" office:value="0.4914398911" calcext:value-type="float">
            <text:p>0.4914398911</text:p>
          </table:table-cell>
          <table:table-cell office:value-type="float" office:value="0.4992828459" calcext:value-type="float">
            <text:p>0.4992828459</text:p>
          </table:table-cell>
          <table:table-cell office:value-type="float" office:value="0.5052208314" calcext:value-type="float">
            <text:p>0.5052208314</text:p>
          </table:table-cell>
          <table:table-cell office:value-type="float" office:value="0.5100734378" calcext:value-type="float">
            <text:p>0.5100734378</text:p>
          </table:table-cell>
          <table:table-cell office:value-type="float" office:value="0.5183801115" calcext:value-type="float">
            <text:p>0.5183801115</text:p>
          </table:table-cell>
          <table:table-cell office:value-type="float" office:value="0.5230459095" calcext:value-type="float">
            <text:p>0.5230459095</text:p>
          </table:table-cell>
          <table:table-cell office:value-type="float" office:value="0.5283334092" calcext:value-type="float">
            <text:p>0.5283334092</text:p>
          </table:table-cell>
          <table:table-cell office:value-type="float" office:value="0.5344202719" calcext:value-type="float">
            <text:p>0.5344202719</text:p>
          </table:table-cell>
          <table:table-cell office:value-type="float" office:value="0.5414585731" calcext:value-type="float">
            <text:p>0.5414585731</text:p>
          </table:table-cell>
          <table:table-cell office:value-type="float" office:value="0.5496624291" calcext:value-type="float">
            <text:p>0.5496624291</text:p>
          </table:table-cell>
          <table:table-cell office:value-type="float" office:value="0.5593483254" calcext:value-type="float">
            <text:p>0.5593483254</text:p>
          </table:table-cell>
          <table:table-cell office:value-type="float" office:value="0.5709933971" calcext:value-type="float">
            <text:p>0.5709933971</text:p>
          </table:table-cell>
          <table:table-cell office:value-type="float" office:value="0.5853512169" calcext:value-type="float">
            <text:p>0.5853512169</text:p>
          </table:table-cell>
          <table:table-cell office:value-type="float" office:value="0.6036657407" calcext:value-type="float">
            <text:p>0.6036657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3.8772119716" calcext:value-type="float">
            <text:p>163.8772119716</text:p>
          </table:table-cell>
          <table:table-cell office:value-type="float" office:value="176.3439132594" calcext:value-type="float">
            <text:p>176.3439132594</text:p>
          </table:table-cell>
          <table:table-cell office:value-type="float" office:value="188.96157702" calcext:value-type="float">
            <text:p>188.96157702</text:p>
          </table:table-cell>
          <table:table-cell office:value-type="float" office:value="201.9626472352" calcext:value-type="float">
            <text:p>201.9626472352</text:p>
          </table:table-cell>
          <table:table-cell office:value-type="float" office:value="215.2950055272" calcext:value-type="float">
            <text:p>215.2950055272</text:p>
          </table:table-cell>
          <table:table-cell office:value-type="float" office:value="228.9167462893" calcext:value-type="float">
            <text:p>228.9167462893</text:p>
          </table:table-cell>
          <table:table-cell office:value-type="float" office:value="243.2440615604" calcext:value-type="float">
            <text:p>243.2440615604</text:p>
          </table:table-cell>
          <table:table-cell office:value-type="float" office:value="257.8578169373" calcext:value-type="float">
            <text:p>257.8578169373</text:p>
          </table:table-cell>
          <table:table-cell office:value-type="float" office:value="272.8895476033" calcext:value-type="float">
            <text:p>272.8895476033</text:p>
          </table:table-cell>
          <table:table-cell office:value-type="float" office:value="288.4808005485" calcext:value-type="float">
            <text:p>288.4808005485</text:p>
          </table:table-cell>
          <table:table-cell office:value-type="float" office:value="304.8015106752" calcext:value-type="float">
            <text:p>304.8015106752</text:p>
          </table:table-cell>
          <table:table-cell office:value-type="float" office:value="322.0725258415" calcext:value-type="float">
            <text:p>322.0725258415</text:p>
          </table:table-cell>
          <table:table-cell office:value-type="float" office:value="340.5975226661" calcext:value-type="float">
            <text:p>340.5975226661</text:p>
          </table:table-cell>
          <table:table-cell office:value-type="float" office:value="360.8153755301" calcext:value-type="float">
            <text:p>360.8153755301</text:p>
          </table:table-cell>
          <table:table-cell office:value-type="float" office:value="383.3968164531" calcext:value-type="float">
            <text:p>383.3968164531</text:p>
          </table:table-cell>
          <table:table-cell office:value-type="float" office:value="409.4332439354" calcext:value-type="float">
            <text:p>409.4332439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4.2279369993" calcext:value-type="float">
            <text:p>114.2279369993</text:p>
          </table:table-cell>
          <table:table-cell office:value-type="float" office:value="124.4734947941" calcext:value-type="float">
            <text:p>124.4734947941</text:p>
          </table:table-cell>
          <table:table-cell office:value-type="float" office:value="134.9156753166" calcext:value-type="float">
            <text:p>134.9156753166</text:p>
          </table:table-cell>
          <table:table-cell office:value-type="float" office:value="145.7895208613" calcext:value-type="float">
            <text:p>145.7895208613</text:p>
          </table:table-cell>
          <table:table-cell office:value-type="float" office:value="157.0453667651" calcext:value-type="float">
            <text:p>157.0453667651</text:p>
          </table:table-cell>
          <table:table-cell office:value-type="float" office:value="168.6445957732" calcext:value-type="float">
            <text:p>168.6445957732</text:p>
          </table:table-cell>
          <table:table-cell office:value-type="float" office:value="181.0126861685" calcext:value-type="float">
            <text:p>181.0126861685</text:p>
          </table:table-cell>
          <table:table-cell office:value-type="float" office:value="193.7277979559" calcext:value-type="float">
            <text:p>193.7277979559</text:p>
          </table:table-cell>
          <table:table-cell office:value-type="float" office:value="206.9272710413" calcext:value-type="float">
            <text:p>206.9272710413</text:p>
          </table:table-cell>
          <table:table-cell office:value-type="float" office:value="220.7581603747" calcext:value-type="float">
            <text:p>220.7581603747</text:p>
          </table:table-cell>
          <table:table-cell office:value-type="float" office:value="235.3964279311" calcext:value-type="float">
            <text:p>235.3964279311</text:p>
          </table:table-cell>
          <table:table-cell office:value-type="float" office:value="251.0701416635" calcext:value-type="float">
            <text:p>251.0701416635</text:p>
          </table:table-cell>
          <table:table-cell office:value-type="float" office:value="268.092218413" calcext:value-type="float">
            <text:p>268.092218413</text:p>
          </table:table-cell>
          <table:table-cell office:value-type="float" office:value="286.9140570131" calcext:value-type="float">
            <text:p>286.9140570131</text:p>
          </table:table-cell>
          <table:table-cell office:value-type="float" office:value="308.224421597" calcext:value-type="float">
            <text:p>308.224421597</text:p>
          </table:table-cell>
          <table:table-cell office:value-type="float" office:value="333.1424664955" calcext:value-type="float">
            <text:p>333.1424664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6.0010844535" calcext:value-type="float">
            <text:p>46.0010844535</text:p>
          </table:table-cell>
          <table:table-cell office:value-type="float" office:value="50.7728505835" calcext:value-type="float">
            <text:p>50.7728505835</text:p>
          </table:table-cell>
          <table:table-cell office:value-type="float" office:value="55.7751161297" calcext:value-type="float">
            <text:p>55.7751161297</text:p>
          </table:table-cell>
          <table:table-cell office:value-type="float" office:value="61.2694948421" calcext:value-type="float">
            <text:p>61.2694948421</text:p>
          </table:table-cell>
          <table:table-cell office:value-type="float" office:value="67.1848317729" calcext:value-type="float">
            <text:p>67.1848317729</text:p>
          </table:table-cell>
          <table:table-cell office:value-type="float" office:value="73.4805453836" calcext:value-type="float">
            <text:p>73.4805453836</text:p>
          </table:table-cell>
          <table:table-cell office:value-type="float" office:value="80.6561065612" calcext:value-type="float">
            <text:p>80.6561065612</text:p>
          </table:table-cell>
          <table:table-cell office:value-type="float" office:value="88.2036151549" calcext:value-type="float">
            <text:p>88.2036151549</text:p>
          </table:table-cell>
          <table:table-cell office:value-type="float" office:value="96.3097018222" calcext:value-type="float">
            <text:p>96.3097018222</text:p>
          </table:table-cell>
          <table:table-cell office:value-type="float" office:value="105.1603959105" calcext:value-type="float">
            <text:p>105.1603959105</text:p>
          </table:table-cell>
          <table:table-cell office:value-type="float" office:value="114.9700777706" calcext:value-type="float">
            <text:p>114.9700777706</text:p>
          </table:table-cell>
          <table:table-cell office:value-type="float" office:value="126.0119979301" calcext:value-type="float">
            <text:p>126.0119979301</text:p>
          </table:table-cell>
          <table:table-cell office:value-type="float" office:value="138.6587489268" calcext:value-type="float">
            <text:p>138.6587489268</text:p>
          </table:table-cell>
          <table:table-cell office:value-type="float" office:value="153.4469343446" calcext:value-type="float">
            <text:p>153.4469343446</text:p>
          </table:table-cell>
          <table:table-cell office:value-type="float" office:value="171.1952689435" calcext:value-type="float">
            <text:p>171.1952689435</text:p>
          </table:table-cell>
          <table:table-cell office:value-type="float" office:value="193.2341243814" calcext:value-type="float">
            <text:p>193.2341243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5793791072" calcext:value-type="float">
            <text:p>7.5793791072</text:p>
          </table:table-cell>
          <table:table-cell office:value-type="float" office:value="7.875213462" calcext:value-type="float">
            <text:p>7.875213462</text:p>
          </table:table-cell>
          <table:table-cell office:value-type="float" office:value="8.6920275566" calcext:value-type="float">
            <text:p>8.6920275566</text:p>
          </table:table-cell>
          <table:table-cell office:value-type="float" office:value="9.7587292762" calcext:value-type="float">
            <text:p>9.7587292762</text:p>
          </table:table-cell>
          <table:table-cell office:value-type="float" office:value="10.9243986651" calcext:value-type="float">
            <text:p>10.9243986651</text:p>
          </table:table-cell>
          <table:table-cell office:value-type="float" office:value="12.174128876" calcext:value-type="float">
            <text:p>12.174128876</text:p>
          </table:table-cell>
          <table:table-cell office:value-type="float" office:value="13.8184505235" calcext:value-type="float">
            <text:p>13.8184505235</text:p>
          </table:table-cell>
          <table:table-cell office:value-type="float" office:value="15.4228535982" calcext:value-type="float">
            <text:p>15.4228535982</text:p>
          </table:table-cell>
          <table:table-cell office:value-type="float" office:value="17.2244820083" calcext:value-type="float">
            <text:p>17.2244820083</text:p>
          </table:table-cell>
          <table:table-cell office:value-type="float" office:value="19.3300057516" calcext:value-type="float">
            <text:p>19.3300057516</text:p>
          </table:table-cell>
          <table:table-cell office:value-type="float" office:value="21.8392275855" calcext:value-type="float">
            <text:p>21.8392275855</text:p>
          </table:table-cell>
          <table:table-cell office:value-type="float" office:value="24.8847913686" calcext:value-type="float">
            <text:p>24.8847913686</text:p>
          </table:table-cell>
          <table:table-cell office:value-type="float" office:value="28.6613489857" calcext:value-type="float">
            <text:p>28.6613489857</text:p>
          </table:table-cell>
          <table:table-cell office:value-type="float" office:value="33.4681444564" calcext:value-type="float">
            <text:p>33.4681444564</text:p>
          </table:table-cell>
          <table:table-cell office:value-type="float" office:value="39.7885645713" calcext:value-type="float">
            <text:p>39.7885645713</text:p>
          </table:table-cell>
          <table:table-cell office:value-type="float" office:value="48.4478434207" calcext:value-type="float">
            <text:p>48.4478434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2412619" calcext:value-type="float">
            <text:p>0.1652412619</text:p>
          </table:table-cell>
          <table:table-cell office:value-type="float" office:value="0.1837915127" calcext:value-type="float">
            <text:p>0.1837915127</text:p>
          </table:table-cell>
          <table:table-cell office:value-type="float" office:value="0.2032500872" calcext:value-type="float">
            <text:p>0.2032500872</text:p>
          </table:table-cell>
          <table:table-cell office:value-type="float" office:value="0.2236124656" calcext:value-type="float">
            <text:p>0.2236124656</text:p>
          </table:table-cell>
          <table:table-cell office:value-type="float" office:value="0.2448711951" calcext:value-type="float">
            <text:p>0.2448711951</text:p>
          </table:table-cell>
          <table:table-cell office:value-type="float" office:value="0.2670108418" calcext:value-type="float">
            <text:p>0.2670108418</text:p>
          </table:table-cell>
          <table:table-cell office:value-type="float" office:value="0.2900717809" calcext:value-type="float">
            <text:p>0.2900717809</text:p>
          </table:table-cell>
          <table:table-cell office:value-type="float" office:value="0.3140365227" calcext:value-type="float">
            <text:p>0.3140365227</text:p>
          </table:table-cell>
          <table:table-cell office:value-type="float" office:value="0.3389089872" calcext:value-type="float">
            <text:p>0.3389089872</text:p>
          </table:table-cell>
          <table:table-cell office:value-type="float" office:value="0.3647096545" calcext:value-type="float">
            <text:p>0.3647096545</text:p>
          </table:table-cell>
          <table:table-cell office:value-type="float" office:value="0.3914763728" calcext:value-type="float">
            <text:p>0.3914763728</text:p>
          </table:table-cell>
          <table:table-cell office:value-type="float" office:value="0.4192683813" calcext:value-type="float">
            <text:p>0.4192683813</text:p>
          </table:table-cell>
          <table:table-cell office:value-type="float" office:value="0.4481733487" calcext:value-type="float">
            <text:p>0.4481733487</text:p>
          </table:table-cell>
          <table:table-cell office:value-type="float" office:value="0.4783187958" calcext:value-type="float">
            <text:p>0.4783187958</text:p>
          </table:table-cell>
          <table:table-cell office:value-type="float" office:value="0.5098913322" calcext:value-type="float">
            <text:p>0.5098913322</text:p>
          </table:table-cell>
          <table:table-cell office:value-type="float" office:value="0.5431705062" calcext:value-type="float">
            <text:p>0.54317050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673966331" calcext:value-type="float">
            <text:p>1.2673966331</text:p>
          </table:table-cell>
          <table:table-cell office:value-type="float" office:value="1.3796356834" calcext:value-type="float">
            <text:p>1.3796356834</text:p>
          </table:table-cell>
          <table:table-cell office:value-type="float" office:value="1.4719255221" calcext:value-type="float">
            <text:p>1.4719255221</text:p>
          </table:table-cell>
          <table:table-cell office:value-type="float" office:value="1.5590409476" calcext:value-type="float">
            <text:p>1.5590409476</text:p>
          </table:table-cell>
          <table:table-cell office:value-type="float" office:value="1.645168298" calcext:value-type="float">
            <text:p>1.645168298</text:p>
          </table:table-cell>
          <table:table-cell office:value-type="float" office:value="1.7311602037" calcext:value-type="float">
            <text:p>1.7311602037</text:p>
          </table:table-cell>
          <table:table-cell office:value-type="float" office:value="1.8198084477" calcext:value-type="float">
            <text:p>1.8198084477</text:p>
          </table:table-cell>
          <table:table-cell office:value-type="float" office:value="1.9093178482" calcext:value-type="float">
            <text:p>1.9093178482</text:p>
          </table:table-cell>
          <table:table-cell office:value-type="float" office:value="2.0001270302" calcext:value-type="float">
            <text:p>2.0001270302</text:p>
          </table:table-cell>
          <table:table-cell office:value-type="float" office:value="2.0931268894" calcext:value-type="float">
            <text:p>2.0931268894</text:p>
          </table:table-cell>
          <table:table-cell office:value-type="float" office:value="2.1893936507" calcext:value-type="float">
            <text:p>2.1893936507</text:p>
          </table:table-cell>
          <table:table-cell office:value-type="float" office:value="2.2902587836" calcext:value-type="float">
            <text:p>2.2902587836</text:p>
          </table:table-cell>
          <table:table-cell office:value-type="float" office:value="2.3974714893" calcext:value-type="float">
            <text:p>2.3974714893</text:p>
          </table:table-cell>
          <table:table-cell office:value-type="float" office:value="2.5134539464" calcext:value-type="float">
            <text:p>2.5134539464</text:p>
          </table:table-cell>
          <table:table-cell office:value-type="float" office:value="2.6417449321" calcext:value-type="float">
            <text:p>2.6417449321</text:p>
          </table:table-cell>
          <table:table-cell office:value-type="float" office:value="2.7878177786" calcext:value-type="float">
            <text:p>2.7878177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30214191" calcext:value-type="float">
            <text:p>0.5130214191</text:p>
          </table:table-cell>
          <table:table-cell office:value-type="float" office:value="0.580468187" calcext:value-type="float">
            <text:p>0.580468187</text:p>
          </table:table-cell>
          <table:table-cell office:value-type="float" office:value="0.6408513072" calcext:value-type="float">
            <text:p>0.6408513072</text:p>
          </table:table-cell>
          <table:table-cell office:value-type="float" office:value="0.7035035539" calcext:value-type="float">
            <text:p>0.7035035539</text:p>
          </table:table-cell>
          <table:table-cell office:value-type="float" office:value="0.7713143139" calcext:value-type="float">
            <text:p>0.7713143139</text:p>
          </table:table-cell>
          <table:table-cell office:value-type="float" office:value="0.8448291774" calcext:value-type="float">
            <text:p>0.8448291774</text:p>
          </table:table-cell>
          <table:table-cell office:value-type="float" office:value="0.9226864715" calcext:value-type="float">
            <text:p>0.9226864715</text:p>
          </table:table-cell>
          <table:table-cell office:value-type="float" office:value="1.0106552997" calcext:value-type="float">
            <text:p>1.0106552997</text:p>
          </table:table-cell>
          <table:table-cell office:value-type="float" office:value="1.1057228743" calcext:value-type="float">
            <text:p>1.1057228743</text:p>
          </table:table-cell>
          <table:table-cell office:value-type="float" office:value="1.2090977083" calcext:value-type="float">
            <text:p>1.2090977083</text:p>
          </table:table-cell>
          <table:table-cell office:value-type="float" office:value="1.3222862333" calcext:value-type="float">
            <text:p>1.3222862333</text:p>
          </table:table-cell>
          <table:table-cell office:value-type="float" office:value="1.4471265353" calcext:value-type="float">
            <text:p>1.4471265353</text:p>
          </table:table-cell>
          <table:table-cell office:value-type="float" office:value="1.585879114" calcext:value-type="float">
            <text:p>1.585879114</text:p>
          </table:table-cell>
          <table:table-cell office:value-type="float" office:value="1.7413072469" calcext:value-type="float">
            <text:p>1.7413072469</text:p>
          </table:table-cell>
          <table:table-cell office:value-type="float" office:value="1.9166397456" calcext:value-type="float">
            <text:p>1.9166397456</text:p>
          </table:table-cell>
          <table:table-cell office:value-type="float" office:value="2.1151642244" calcext:value-type="float">
            <text:p>2.1151642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790083309" calcext:value-type="float">
            <text:p>45.2790083309</text:p>
          </table:table-cell>
          <table:table-cell office:value-type="float" office:value="46.5016373462" calcext:value-type="float">
            <text:p>46.5016373462</text:p>
          </table:table-cell>
          <table:table-cell office:value-type="float" office:value="47.50884294" calcext:value-type="float">
            <text:p>47.50884294</text:p>
          </table:table-cell>
          <table:table-cell office:value-type="float" office:value="48.4818768206" calcext:value-type="float">
            <text:p>48.4818768206</text:p>
          </table:table-cell>
          <table:table-cell office:value-type="float" office:value="49.4646274099" calcext:value-type="float">
            <text:p>49.4646274099</text:p>
          </table:table-cell>
          <table:table-cell office:value-type="float" office:value="50.4586074619" calcext:value-type="float">
            <text:p>50.4586074619</text:p>
          </table:table-cell>
          <table:table-cell office:value-type="float" office:value="51.4405659628" calcext:value-type="float">
            <text:p>51.4405659628</text:p>
          </table:table-cell>
          <table:table-cell office:value-type="float" office:value="52.4732380766" calcext:value-type="float">
            <text:p>52.4732380766</text:p>
          </table:table-cell>
          <table:table-cell office:value-type="float" office:value="53.5086485237" calcext:value-type="float">
            <text:p>53.5086485237</text:p>
          </table:table-cell>
          <table:table-cell office:value-type="float" office:value="54.5510526218" calcext:value-type="float">
            <text:p>54.5510526218</text:p>
          </table:table-cell>
          <table:table-cell office:value-type="float" office:value="55.6049287695" calcext:value-type="float">
            <text:p>55.6049287695</text:p>
          </table:table-cell>
          <table:table-cell office:value-type="float" office:value="56.674690502" calcext:value-type="float">
            <text:p>56.674690502</text:p>
          </table:table-cell>
          <table:table-cell office:value-type="float" office:value="57.7648109676" calcext:value-type="float">
            <text:p>57.7648109676</text:p>
          </table:table-cell>
          <table:table-cell office:value-type="float" office:value="58.8796731373" calcext:value-type="float">
            <text:p>58.8796731373</text:p>
          </table:table-cell>
          <table:table-cell office:value-type="float" office:value="60.0226071567" calcext:value-type="float">
            <text:p>60.0226071567</text:p>
          </table:table-cell>
          <table:table-cell office:value-type="float" office:value="61.1932794836" calcext:value-type="float">
            <text:p>61.1932794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7932367501" calcext:value-type="float">
            <text:p>363.7932367501</text:p>
          </table:table-cell>
          <table:table-cell office:value-type="float" office:value="399.4717407753" calcext:value-type="float">
            <text:p>399.4717407753</text:p>
          </table:table-cell>
          <table:table-cell office:value-type="float" office:value="427.9861330164" calcext:value-type="float">
            <text:p>427.9861330164</text:p>
          </table:table-cell>
          <table:table-cell office:value-type="float" office:value="455.638176564" calcext:value-type="float">
            <text:p>455.638176564</text:p>
          </table:table-cell>
          <table:table-cell office:value-type="float" office:value="483.8217326857" calcext:value-type="float">
            <text:p>483.8217326857</text:p>
          </table:table-cell>
          <table:table-cell office:value-type="float" office:value="512.4328977593" calcext:value-type="float">
            <text:p>512.4328977593</text:p>
          </table:table-cell>
          <table:table-cell office:value-type="float" office:value="539.6270953158" calcext:value-type="float">
            <text:p>539.6270953158</text:p>
          </table:table-cell>
          <table:table-cell office:value-type="float" office:value="569.1035327294" calcext:value-type="float">
            <text:p>569.1035327294</text:p>
          </table:table-cell>
          <table:table-cell office:value-type="float" office:value="598.2401847991" calcext:value-type="float">
            <text:p>598.2401847991</text:p>
          </table:table-cell>
          <table:table-cell office:value-type="float" office:value="627.061232434" calcext:value-type="float">
            <text:p>627.061232434</text:p>
          </table:table-cell>
          <table:table-cell office:value-type="float" office:value="655.5581642937" calcext:value-type="float">
            <text:p>655.5581642937</text:p>
          </table:table-cell>
          <table:table-cell office:value-type="float" office:value="683.6584136838" calcext:value-type="float">
            <text:p>683.6584136838</text:p>
          </table:table-cell>
          <table:table-cell office:value-type="float" office:value="711.1947482878" calcext:value-type="float">
            <text:p>711.1947482878</text:p>
          </table:table-cell>
          <table:table-cell office:value-type="float" office:value="737.8389297856" calcext:value-type="float">
            <text:p>737.8389297856</text:p>
          </table:table-cell>
          <table:table-cell office:value-type="float" office:value="762.9495850338" calcext:value-type="float">
            <text:p>762.9495850338</text:p>
          </table:table-cell>
          <table:table-cell office:value-type="float" office:value="785.2480672198" calcext:value-type="float">
            <text:p>785.2480672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5.4788492817" calcext:value-type="float">
            <text:p>695.4788492817</text:p>
          </table:table-cell>
          <table:table-cell office:value-type="float" office:value="758.9372128739" calcext:value-type="float">
            <text:p>758.9372128739</text:p>
          </table:table-cell>
          <table:table-cell office:value-type="float" office:value="816.3305290398" calcext:value-type="float">
            <text:p>816.3305290398</text:p>
          </table:table-cell>
          <table:table-cell office:value-type="float" office:value="874.4185687784" calcext:value-type="float">
            <text:p>874.4185687784</text:p>
          </table:table-cell>
          <table:table-cell office:value-type="float" office:value="934.2713354151" calcext:value-type="float">
            <text:p>934.2713354151</text:p>
          </table:table-cell>
          <table:table-cell office:value-type="float" office:value="995.6489140811" calcext:value-type="float">
            <text:p>995.6489140811</text:p>
          </table:table-cell>
          <table:table-cell office:value-type="float" office:value="1058.3584001292" calcext:value-type="float">
            <text:p>1058.3584001292</text:p>
          </table:table-cell>
          <table:table-cell office:value-type="float" office:value="1124.3156163748" calcext:value-type="float">
            <text:p>1124.3156163748</text:p>
          </table:table-cell>
          <table:table-cell office:value-type="float" office:value="1191.5911872742" calcext:value-type="float">
            <text:p>1191.5911872742</text:p>
          </table:table-cell>
          <table:table-cell office:value-type="float" office:value="1260.7905950184" calcext:value-type="float">
            <text:p>1260.7905950184</text:p>
          </table:table-cell>
          <table:table-cell office:value-type="float" office:value="1332.5654082565" calcext:value-type="float">
            <text:p>1332.5654082565</text:p>
          </table:table-cell>
          <table:table-cell office:value-type="float" office:value="1407.697870488" calcext:value-type="float">
            <text:p>1407.697870488</text:p>
          </table:table-cell>
          <table:table-cell office:value-type="float" office:value="1487.2045872795" calcext:value-type="float">
            <text:p>1487.2045872795</text:p>
          </table:table-cell>
          <table:table-cell office:value-type="float" office:value="1572.4834411299" calcext:value-type="float">
            <text:p>1572.4834411299</text:p>
          </table:table-cell>
          <table:table-cell office:value-type="float" office:value="1665.5546565993" calcext:value-type="float">
            <text:p>1665.5546565993</text:p>
          </table:table-cell>
          <table:table-cell office:value-type="float" office:value="1769.5057454529" calcext:value-type="float">
            <text:p>1769.5057454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2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2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94237.5742704897" calcext:value-type="float">
            <text:p>94237.57427048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41.0716319835" calcext:value-type="float">
            <text:p>41.0716319835</text:p>
          </table:table-cell>
          <table:table-cell office:value-type="float" office:value="43.4568239106" calcext:value-type="float">
            <text:p>43.4568239106</text:p>
          </table:table-cell>
          <table:table-cell office:value-type="float" office:value="40.0533522175" calcext:value-type="float">
            <text:p>40.0533522175</text:p>
          </table:table-cell>
          <table:table-cell office:value-type="float" office:value="37.5279887509" calcext:value-type="float">
            <text:p>37.5279887509</text:p>
          </table:table-cell>
          <table:table-cell office:value-type="float" office:value="39.0926476136" calcext:value-type="float">
            <text:p>39.0926476136</text:p>
          </table:table-cell>
          <table:table-cell office:value-type="float" office:value="40.4717691574" calcext:value-type="float">
            <text:p>40.4717691574</text:p>
          </table:table-cell>
          <table:table-cell office:value-type="float" office:value="41.7262444908" calcext:value-type="float">
            <text:p>41.7262444908</text:p>
          </table:table-cell>
          <table:table-cell office:value-type="float" office:value="45.9137441055" calcext:value-type="float">
            <text:p>45.9137441055</text:p>
          </table:table-cell>
          <table:table-cell office:value-type="float" office:value="46.603515487" calcext:value-type="float">
            <text:p>46.603515487</text:p>
          </table:table-cell>
          <table:table-cell office:value-type="float" office:value="47.9422710334" calcext:value-type="float">
            <text:p>47.9422710334</text:p>
          </table:table-cell>
          <table:table-cell office:value-type="float" office:value="49.924744412" calcext:value-type="float">
            <text:p>49.924744412</text:p>
          </table:table-cell>
          <table:table-cell office:value-type="float" office:value="52.609050479" calcext:value-type="float">
            <text:p>52.609050479</text:p>
          </table:table-cell>
          <table:table-cell office:value-type="float" office:value="56.1321139889" calcext:value-type="float">
            <text:p>56.1321139889</text:p>
          </table:table-cell>
          <table:table-cell office:value-type="float" office:value="60.7405290507" calcext:value-type="float">
            <text:p>60.7405290507</text:p>
          </table:table-cell>
          <table:table-cell office:value-type="float" office:value="66.8569239896" calcext:value-type="float">
            <text:p>66.8569239896</text:p>
          </table:table-cell>
          <table:table-cell office:value-type="float" office:value="75.2214595895" calcext:value-type="float">
            <text:p>75.2214595895</text:p>
          </table:table-cell>
          <table:table-cell office:value-type="float" office:value="87.1730480717" calcext:value-type="float">
            <text:p>87.1730480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2.659029962" calcext:value-type="float">
            <text:p>432.659029962</text:p>
          </table:table-cell>
          <table:table-cell office:value-type="float" office:value="446.4039853828" calcext:value-type="float">
            <text:p>446.4039853828</text:p>
          </table:table-cell>
          <table:table-cell office:value-type="float" office:value="458.6644045959" calcext:value-type="float">
            <text:p>458.6644045959</text:p>
          </table:table-cell>
          <table:table-cell office:value-type="float" office:value="471.8607810209" calcext:value-type="float">
            <text:p>471.8607810209</text:p>
          </table:table-cell>
          <table:table-cell office:value-type="float" office:value="485.6709332886" calcext:value-type="float">
            <text:p>485.6709332886</text:p>
          </table:table-cell>
          <table:table-cell office:value-type="float" office:value="500.0229662755" calcext:value-type="float">
            <text:p>500.0229662755</text:p>
          </table:table-cell>
          <table:table-cell office:value-type="float" office:value="516.543830013" calcext:value-type="float">
            <text:p>516.543830013</text:p>
          </table:table-cell>
          <table:table-cell office:value-type="float" office:value="533.1655040848" calcext:value-type="float">
            <text:p>533.1655040848</text:p>
          </table:table-cell>
          <table:table-cell office:value-type="float" office:value="550.4385180034" calcext:value-type="float">
            <text:p>550.4385180034</text:p>
          </table:table-cell>
          <table:table-cell office:value-type="float" office:value="568.7507259487" calcext:value-type="float">
            <text:p>568.7507259487</text:p>
          </table:table-cell>
          <table:table-cell office:value-type="float" office:value="588.4860643737" calcext:value-type="float">
            <text:p>588.4860643737</text:p>
          </table:table-cell>
          <table:table-cell office:value-type="float" office:value="610.0968567236" calcext:value-type="float">
            <text:p>610.0968567236</text:p>
          </table:table-cell>
          <table:table-cell office:value-type="float" office:value="634.1725765492" calcext:value-type="float">
            <text:p>634.1725765492</text:p>
          </table:table-cell>
          <table:table-cell office:value-type="float" office:value="661.541349011" calcext:value-type="float">
            <text:p>661.541349011</text:p>
          </table:table-cell>
          <table:table-cell office:value-type="float" office:value="693.4509165954" calcext:value-type="float">
            <text:p>693.4509165954</text:p>
          </table:table-cell>
          <table:table-cell office:value-type="float" office:value="731.9095715647" calcext:value-type="float">
            <text:p>731.9095715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21.5637338191" calcext:value-type="float">
            <text:p>921.5637338191</text:p>
          </table:table-cell>
          <table:table-cell office:value-type="float" office:value="950.8404888653" calcext:value-type="float">
            <text:p>950.8404888653</text:p>
          </table:table-cell>
          <table:table-cell office:value-type="float" office:value="976.9551817894" calcext:value-type="float">
            <text:p>976.9551817894</text:p>
          </table:table-cell>
          <table:table-cell office:value-type="float" office:value="1005.0634635746" calcext:value-type="float">
            <text:p>1005.0634635746</text:p>
          </table:table-cell>
          <table:table-cell office:value-type="float" office:value="1034.4790879047" calcext:value-type="float">
            <text:p>1034.4790879047</text:p>
          </table:table-cell>
          <table:table-cell office:value-type="float" office:value="1065.0489181669" calcext:value-type="float">
            <text:p>1065.0489181669</text:p>
          </table:table-cell>
          <table:table-cell office:value-type="float" office:value="1100.2383579278" calcext:value-type="float">
            <text:p>1100.2383579278</text:p>
          </table:table-cell>
          <table:table-cell office:value-type="float" office:value="1135.6425237006" calcext:value-type="float">
            <text:p>1135.6425237006</text:p>
          </table:table-cell>
          <table:table-cell office:value-type="float" office:value="1172.4340433473" calcext:value-type="float">
            <text:p>1172.4340433473</text:p>
          </table:table-cell>
          <table:table-cell office:value-type="float" office:value="1211.4390462707" calcext:value-type="float">
            <text:p>1211.4390462707</text:p>
          </table:table-cell>
          <table:table-cell office:value-type="float" office:value="1253.475317116" calcext:value-type="float">
            <text:p>1253.475317116</text:p>
          </table:table-cell>
          <table:table-cell office:value-type="float" office:value="1299.5063048212" calcext:value-type="float">
            <text:p>1299.5063048212</text:p>
          </table:table-cell>
          <table:table-cell office:value-type="float" office:value="1350.7875880498" calcext:value-type="float">
            <text:p>1350.7875880498</text:p>
          </table:table-cell>
          <table:table-cell office:value-type="float" office:value="1409.0830733934" calcext:value-type="float">
            <text:p>1409.0830733934</text:p>
          </table:table-cell>
          <table:table-cell office:value-type="float" office:value="1477.0504523481" calcext:value-type="float">
            <text:p>1477.0504523481</text:p>
          </table:table-cell>
          <table:table-cell office:value-type="float" office:value="1558.9673874328" calcext:value-type="float">
            <text:p>1558.9673874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363159863" calcext:value-type="float">
            <text:p>1.4363159863</text:p>
          </table:table-cell>
          <table:table-cell office:value-type="float" office:value="1.5709687426" calcext:value-type="float">
            <text:p>1.5709687426</text:p>
          </table:table-cell>
          <table:table-cell office:value-type="float" office:value="1.6786575601" calcext:value-type="float">
            <text:p>1.6786575601</text:p>
          </table:table-cell>
          <table:table-cell office:value-type="float" office:value="1.7786361432" calcext:value-type="float">
            <text:p>1.7786361432</text:p>
          </table:table-cell>
          <table:table-cell office:value-type="float" office:value="1.8780629032" calcext:value-type="float">
            <text:p>1.8780629032</text:p>
          </table:table-cell>
          <table:table-cell office:value-type="float" office:value="1.9785935578" calcext:value-type="float">
            <text:p>1.9785935578</text:p>
          </table:table-cell>
          <table:table-cell office:value-type="float" office:value="2.0862811938" calcext:value-type="float">
            <text:p>2.0862811938</text:p>
          </table:table-cell>
          <table:table-cell office:value-type="float" office:value="2.1960442093" calcext:value-type="float">
            <text:p>2.1960442093</text:p>
          </table:table-cell>
          <table:table-cell office:value-type="float" office:value="2.3080878182" calcext:value-type="float">
            <text:p>2.3080878182</text:p>
          </table:table-cell>
          <table:table-cell office:value-type="float" office:value="2.4236251164" calcext:value-type="float">
            <text:p>2.4236251164</text:p>
          </table:table-cell>
          <table:table-cell office:value-type="float" office:value="2.5440687712" calcext:value-type="float">
            <text:p>2.5440687712</text:p>
          </table:table-cell>
          <table:table-cell office:value-type="float" office:value="2.6710168854" calcext:value-type="float">
            <text:p>2.6710168854</text:p>
          </table:table-cell>
          <table:table-cell office:value-type="float" office:value="2.8064211067" calcext:value-type="float">
            <text:p>2.8064211067</text:p>
          </table:table-cell>
          <table:table-cell office:value-type="float" office:value="2.9528619209" calcext:value-type="float">
            <text:p>2.9528619209</text:p>
          </table:table-cell>
          <table:table-cell office:value-type="float" office:value="3.1140094493" calcext:value-type="float">
            <text:p>3.1140094493</text:p>
          </table:table-cell>
          <table:table-cell office:value-type="float" office:value="3.2954309776" calcext:value-type="float">
            <text:p>3.2954309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499900094" calcext:value-type="float">
            <text:p>3.0499900094</text:p>
          </table:table-cell>
          <table:table-cell office:value-type="float" office:value="3.2612748926" calcext:value-type="float">
            <text:p>3.2612748926</text:p>
          </table:table-cell>
          <table:table-cell office:value-type="float" office:value="3.4356442031" calcext:value-type="float">
            <text:p>3.4356442031</text:p>
          </table:table-cell>
          <table:table-cell office:value-type="float" office:value="3.6088781208" calcext:value-type="float">
            <text:p>3.6088781208</text:p>
          </table:table-cell>
          <table:table-cell office:value-type="float" office:value="3.7858162613" calcext:value-type="float">
            <text:p>3.7858162613</text:p>
          </table:table-cell>
          <table:table-cell office:value-type="float" office:value="3.9650561166" calcext:value-type="float">
            <text:p>3.9650561166</text:p>
          </table:table-cell>
          <table:table-cell office:value-type="float" office:value="4.1641103492" calcext:value-type="float">
            <text:p>4.1641103492</text:p>
          </table:table-cell>
          <table:table-cell office:value-type="float" office:value="4.3611710215" calcext:value-type="float">
            <text:p>4.3611710215</text:p>
          </table:table-cell>
          <table:table-cell office:value-type="float" office:value="4.5616311425" calcext:value-type="float">
            <text:p>4.5616311425</text:p>
          </table:table-cell>
          <table:table-cell office:value-type="float" office:value="4.7691058788" calcext:value-type="float">
            <text:p>4.7691058788</text:p>
          </table:table-cell>
          <table:table-cell office:value-type="float" office:value="4.9868574078" calcext:value-type="float">
            <text:p>4.9868574078</text:p>
          </table:table-cell>
          <table:table-cell office:value-type="float" office:value="5.2185008473" calcext:value-type="float">
            <text:p>5.2185008473</text:p>
          </table:table-cell>
          <table:table-cell office:value-type="float" office:value="5.4685417326" calcext:value-type="float">
            <text:p>5.4685417326</text:p>
          </table:table-cell>
          <table:table-cell office:value-type="float" office:value="5.7430749953" calcext:value-type="float">
            <text:p>5.7430749953</text:p>
          </table:table-cell>
          <table:table-cell office:value-type="float" office:value="6.0509586457" calcext:value-type="float">
            <text:p>6.0509586457</text:p>
          </table:table-cell>
          <table:table-cell office:value-type="float" office:value="6.4058903229" calcext:value-type="float">
            <text:p>6.4058903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476924094" calcext:value-type="float">
            <text:p>2.5476924094</text:p>
          </table:table-cell>
          <table:table-cell office:value-type="float" office:value="2.7250116277" calcext:value-type="float">
            <text:p>2.7250116277</text:p>
          </table:table-cell>
          <table:table-cell office:value-type="float" office:value="2.878631562" calcext:value-type="float">
            <text:p>2.878631562</text:p>
          </table:table-cell>
          <table:table-cell office:value-type="float" office:value="3.0394562678" calcext:value-type="float">
            <text:p>3.0394562678</text:p>
          </table:table-cell>
          <table:table-cell office:value-type="float" office:value="3.2030145349" calcext:value-type="float">
            <text:p>3.2030145349</text:p>
          </table:table-cell>
          <table:table-cell office:value-type="float" office:value="3.3681343272" calcext:value-type="float">
            <text:p>3.3681343272</text:p>
          </table:table-cell>
          <table:table-cell office:value-type="float" office:value="3.5524372204" calcext:value-type="float">
            <text:p>3.5524372204</text:p>
          </table:table-cell>
          <table:table-cell office:value-type="float" office:value="3.7320094146" calcext:value-type="float">
            <text:p>3.7320094146</text:p>
          </table:table-cell>
          <table:table-cell office:value-type="float" office:value="3.9127815081" calcext:value-type="float">
            <text:p>3.9127815081</text:p>
          </table:table-cell>
          <table:table-cell office:value-type="float" office:value="4.0983366651" calcext:value-type="float">
            <text:p>4.0983366651</text:p>
          </table:table-cell>
          <table:table-cell office:value-type="float" office:value="4.2917389225" calcext:value-type="float">
            <text:p>4.2917389225</text:p>
          </table:table-cell>
          <table:table-cell office:value-type="float" office:value="4.4962170026" calcext:value-type="float">
            <text:p>4.4962170026</text:p>
          </table:table-cell>
          <table:table-cell office:value-type="float" office:value="4.7156571778" calcext:value-type="float">
            <text:p>4.7156571778</text:p>
          </table:table-cell>
          <table:table-cell office:value-type="float" office:value="4.9552136333" calcext:value-type="float">
            <text:p>4.9552136333</text:p>
          </table:table-cell>
          <table:table-cell office:value-type="float" office:value="5.2223060093" calcext:value-type="float">
            <text:p>5.2223060093</text:p>
          </table:table-cell>
          <table:table-cell office:value-type="float" office:value="5.5283415636" calcext:value-type="float">
            <text:p>5.5283415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3671853" calcext:value-type="float">
            <text:p>0.543671853</text:p>
          </table:table-cell>
          <table:table-cell office:value-type="float" office:value="0.5371142264" calcext:value-type="float">
            <text:p>0.5371142264</text:p>
          </table:table-cell>
          <table:table-cell office:value-type="float" office:value="0.5312967894" calcext:value-type="float">
            <text:p>0.5312967894</text:p>
          </table:table-cell>
          <table:table-cell office:value-type="float" office:value="0.5261106288" calcext:value-type="float">
            <text:p>0.5261106288</text:p>
          </table:table-cell>
          <table:table-cell office:value-type="float" office:value="0.5236616069" calcext:value-type="float">
            <text:p>0.5236616069</text:p>
          </table:table-cell>
          <table:table-cell office:value-type="float" office:value="0.5234121344" calcext:value-type="float">
            <text:p>0.5234121344</text:p>
          </table:table-cell>
          <table:table-cell office:value-type="float" office:value="0.5253942136" calcext:value-type="float">
            <text:p>0.5253942136</text:p>
          </table:table-cell>
          <table:table-cell office:value-type="float" office:value="0.5298059852" calcext:value-type="float">
            <text:p>0.5298059852</text:p>
          </table:table-cell>
          <table:table-cell office:value-type="float" office:value="0.5370338447" calcext:value-type="float">
            <text:p>0.5370338447</text:p>
          </table:table-cell>
          <table:table-cell office:value-type="float" office:value="0.5476970548" calcext:value-type="float">
            <text:p>0.5476970548</text:p>
          </table:table-cell>
          <table:table-cell office:value-type="float" office:value="0.5627363619" calcext:value-type="float">
            <text:p>0.5627363619</text:p>
          </table:table-cell>
          <table:table-cell office:value-type="float" office:value="0.5835901364" calcext:value-type="float">
            <text:p>0.5835901364</text:p>
          </table:table-cell>
          <table:table-cell office:value-type="float" office:value="0.6125487592" calcext:value-type="float">
            <text:p>0.6125487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07.6231853782" calcext:value-type="float">
            <text:p>107.6231853782</text:p>
          </table:table-cell>
          <table:table-cell office:value-type="float" office:value="112.4961186501" calcext:value-type="float">
            <text:p>112.4961186501</text:p>
          </table:table-cell>
          <table:table-cell office:value-type="float" office:value="116.7915329333" calcext:value-type="float">
            <text:p>116.7915329333</text:p>
          </table:table-cell>
          <table:table-cell office:value-type="float" office:value="120.1665973896" calcext:value-type="float">
            <text:p>120.1665973896</text:p>
          </table:table-cell>
          <table:table-cell office:value-type="float" office:value="119.4018537565" calcext:value-type="float">
            <text:p>119.4018537565</text:p>
          </table:table-cell>
          <table:table-cell office:value-type="float" office:value="119.2616863487" calcext:value-type="float">
            <text:p>119.2616863487</text:p>
          </table:table-cell>
          <table:table-cell office:value-type="float" office:value="117.824185226" calcext:value-type="float">
            <text:p>117.824185226</text:p>
          </table:table-cell>
          <table:table-cell office:value-type="float" office:value="114.6010303167" calcext:value-type="float">
            <text:p>114.6010303167</text:p>
          </table:table-cell>
          <table:table-cell office:value-type="float" office:value="109.0530676842" calcext:value-type="float">
            <text:p>109.0530676842</text:p>
          </table:table-cell>
          <table:table-cell office:value-type="float" office:value="100.5713086995" calcext:value-type="float">
            <text:p>100.5713086995</text:p>
          </table:table-cell>
          <table:table-cell office:value-type="float" office:value="88.4459722311" calcext:value-type="float">
            <text:p>88.4459722311</text:p>
          </table:table-cell>
          <table:table-cell office:value-type="float" office:value="71.848803944" calcext:value-type="float">
            <text:p>71.848803944</text:p>
          </table:table-cell>
          <table:table-cell office:value-type="float" office:value="49.9763184764" calcext:value-type="float">
            <text:p>49.9763184764</text:p>
          </table:table-cell>
          <table:table-cell office:value-type="float" office:value="23.1590924458" calcext:value-type="float">
            <text:p>23.1590924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422524182" calcext:value-type="float">
            <text:p>0.3422524182</text:p>
          </table:table-cell>
          <table:table-cell office:value-type="float" office:value="0.3630262574" calcext:value-type="float">
            <text:p>0.3630262574</text:p>
          </table:table-cell>
          <table:table-cell office:value-type="float" office:value="0.3834253993" calcext:value-type="float">
            <text:p>0.3834253993</text:p>
          </table:table-cell>
          <table:table-cell office:value-type="float" office:value="0.4027034352" calcext:value-type="float">
            <text:p>0.4027034352</text:p>
          </table:table-cell>
          <table:table-cell office:value-type="float" office:value="0.4023551555" calcext:value-type="float">
            <text:p>0.4023551555</text:p>
          </table:table-cell>
          <table:table-cell office:value-type="float" office:value="0.4033182866" calcext:value-type="float">
            <text:p>0.4033182866</text:p>
          </table:table-cell>
          <table:table-cell office:value-type="float" office:value="0.4015258599" calcext:value-type="float">
            <text:p>0.4015258599</text:p>
          </table:table-cell>
          <table:table-cell office:value-type="float" office:value="0.3958603363" calcext:value-type="float">
            <text:p>0.3958603363</text:p>
          </table:table-cell>
          <table:table-cell office:value-type="float" office:value="0.3849727704" calcext:value-type="float">
            <text:p>0.3849727704</text:p>
          </table:table-cell>
          <table:table-cell office:value-type="float" office:value="0.367121498" calcext:value-type="float">
            <text:p>0.367121498</text:p>
          </table:table-cell>
          <table:table-cell office:value-type="float" office:value="0.3398556241" calcext:value-type="float">
            <text:p>0.3398556241</text:p>
          </table:table-cell>
          <table:table-cell office:value-type="float" office:value="0.2993919081" calcext:value-type="float">
            <text:p>0.2993919081</text:p>
          </table:table-cell>
          <table:table-cell office:value-type="float" office:value="0.2393661182" calcext:value-type="float">
            <text:p>0.2393661182</text:p>
          </table:table-cell>
          <table:table-cell office:value-type="float" office:value="0.1484715166" calcext:value-type="float">
            <text:p>0.1484715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86.2439160122" calcext:value-type="float">
            <text:p>86.2439160122</text:p>
          </table:table-cell>
          <table:table-cell office:value-type="float" office:value="101.4634306025" calcext:value-type="float">
            <text:p>101.4634306025</text:p>
          </table:table-cell>
          <table:table-cell office:value-type="float" office:value="107.9369141466" calcext:value-type="float">
            <text:p>107.9369141466</text:p>
          </table:table-cell>
          <table:table-cell office:value-type="float" office:value="113.8514699664" calcext:value-type="float">
            <text:p>113.8514699664</text:p>
          </table:table-cell>
          <table:table-cell office:value-type="float" office:value="119.0217369796" calcext:value-type="float">
            <text:p>119.0217369796</text:p>
          </table:table-cell>
          <table:table-cell office:value-type="float" office:value="123.292427555" calcext:value-type="float">
            <text:p>123.292427555</text:p>
          </table:table-cell>
          <table:table-cell office:value-type="float" office:value="126.3682968174" calcext:value-type="float">
            <text:p>126.3682968174</text:p>
          </table:table-cell>
          <table:table-cell office:value-type="float" office:value="127.8623605938" calcext:value-type="float">
            <text:p>127.8623605938</text:p>
          </table:table-cell>
          <table:table-cell office:value-type="float" office:value="126.9396511169" calcext:value-type="float">
            <text:p>126.9396511169</text:p>
          </table:table-cell>
          <table:table-cell office:value-type="float" office:value="124.1062286996" calcext:value-type="float">
            <text:p>124.1062286996</text:p>
          </table:table-cell>
          <table:table-cell office:value-type="float" office:value="118.9656205027" calcext:value-type="float">
            <text:p>118.9656205027</text:p>
          </table:table-cell>
          <table:table-cell office:value-type="float" office:value="111.1044869818" calcext:value-type="float">
            <text:p>111.1044869818</text:p>
          </table:table-cell>
          <table:table-cell office:value-type="float" office:value="100.0970333504" calcext:value-type="float">
            <text:p>100.0970333504</text:p>
          </table:table-cell>
          <table:table-cell office:value-type="float" office:value="85.5359140434" calcext:value-type="float">
            <text:p>85.5359140434</text:p>
          </table:table-cell>
          <table:table-cell office:value-type="float" office:value="67.1383852874" calcext:value-type="float">
            <text:p>67.1383852874</text:p>
          </table:table-cell>
          <table:table-cell office:value-type="float" office:value="45.065352414" calcext:value-type="float">
            <text:p>45.065352414</text:p>
          </table:table-cell>
          <table:table-cell office:value-type="float" office:value="20.8389289461" calcext:value-type="float">
            <text:p>20.83892894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7.5802417786" calcext:value-type="float">
            <text:p>147.5802417786</text:p>
          </table:table-cell>
          <table:table-cell office:value-type="float" office:value="177.3140447202" calcext:value-type="float">
            <text:p>177.3140447202</text:p>
          </table:table-cell>
          <table:table-cell office:value-type="float" office:value="207.3070325213" calcext:value-type="float">
            <text:p>207.3070325213</text:p>
          </table:table-cell>
          <table:table-cell office:value-type="float" office:value="239.5937191098" calcext:value-type="float">
            <text:p>239.5937191098</text:p>
          </table:table-cell>
          <table:table-cell office:value-type="float" office:value="275.0332844542" calcext:value-type="float">
            <text:p>275.0332844542</text:p>
          </table:table-cell>
          <table:table-cell office:value-type="float" office:value="313.0732159842" calcext:value-type="float">
            <text:p>313.0732159842</text:p>
          </table:table-cell>
          <table:table-cell office:value-type="float" office:value="353.7096576743" calcext:value-type="float">
            <text:p>353.7096576743</text:p>
          </table:table-cell>
          <table:table-cell office:value-type="float" office:value="412.0070292785" calcext:value-type="float">
            <text:p>412.0070292785</text:p>
          </table:table-cell>
          <table:table-cell office:value-type="float" office:value="442.5450919267" calcext:value-type="float">
            <text:p>442.5450919267</text:p>
          </table:table-cell>
          <table:table-cell office:value-type="float" office:value="478.4288817728" calcext:value-type="float">
            <text:p>478.4288817728</text:p>
          </table:table-cell>
          <table:table-cell office:value-type="float" office:value="519.0451335052" calcext:value-type="float">
            <text:p>519.0451335052</text:p>
          </table:table-cell>
          <table:table-cell office:value-type="float" office:value="563.7956245504" calcext:value-type="float">
            <text:p>563.7956245504</text:p>
          </table:table-cell>
          <table:table-cell office:value-type="float" office:value="612.1258321524" calcext:value-type="float">
            <text:p>612.1258321524</text:p>
          </table:table-cell>
          <table:table-cell office:value-type="float" office:value="663.5227479784" calcext:value-type="float">
            <text:p>663.5227479784</text:p>
          </table:table-cell>
          <table:table-cell office:value-type="float" office:value="717.490343628" calcext:value-type="float">
            <text:p>717.490343628</text:p>
          </table:table-cell>
          <table:table-cell office:value-type="float" office:value="773.4994969592" calcext:value-type="float">
            <text:p>773.4994969592</text:p>
          </table:table-cell>
          <table:table-cell office:value-type="float" office:value="830.8923619494" calcext:value-type="float">
            <text:p>830.8923619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200362183" calcext:value-type="float">
            <text:p>0.0200362183</text:p>
          </table:table-cell>
          <table:table-cell office:value-type="float" office:value="0.0200255778" calcext:value-type="float">
            <text:p>0.0200255778</text:p>
          </table:table-cell>
          <table:table-cell office:value-type="float" office:value="0.0200237931" calcext:value-type="float">
            <text:p>0.0200237931</text:p>
          </table:table-cell>
          <table:table-cell office:value-type="float" office:value="0.020023517" calcext:value-type="float">
            <text:p>0.020023517</text:p>
          </table:table-cell>
          <table:table-cell office:value-type="float" office:value="0.0200224466" calcext:value-type="float">
            <text:p>0.0200224466</text:p>
          </table:table-cell>
          <table:table-cell office:value-type="float" office:value="0.0199947604" calcext:value-type="float">
            <text:p>0.0199947604</text:p>
          </table:table-cell>
          <table:table-cell office:value-type="float" office:value="0.0200705712" calcext:value-type="float">
            <text:p>0.0200705712</text:p>
          </table:table-cell>
          <table:table-cell office:value-type="float" office:value="0.0200112886" calcext:value-type="float">
            <text:p>0.0200112886</text:p>
          </table:table-cell>
          <table:table-cell office:value-type="float" office:value="0.0200130853" calcext:value-type="float">
            <text:p>0.0200130853</text:p>
          </table:table-cell>
          <table:table-cell office:value-type="float" office:value="0.0200142118" calcext:value-type="float">
            <text:p>0.0200142118</text:p>
          </table:table-cell>
          <table:table-cell office:value-type="float" office:value="0.0200148098" calcext:value-type="float">
            <text:p>0.0200148098</text:p>
          </table:table-cell>
          <table:table-cell office:value-type="float" office:value="0.0200150159" calcext:value-type="float">
            <text:p>0.0200150159</text:p>
          </table:table-cell>
          <table:table-cell office:value-type="float" office:value="0.0200149408" calcext:value-type="float">
            <text:p>0.0200149408</text:p>
          </table:table-cell>
          <table:table-cell office:value-type="float" office:value="0.0200146638" calcext:value-type="float">
            <text:p>0.0200146638</text:p>
          </table:table-cell>
          <table:table-cell office:value-type="float" office:value="0.0200142323" calcext:value-type="float">
            <text:p>0.0200142323</text:p>
          </table:table-cell>
          <table:table-cell office:value-type="float" office:value="0.0200136596" calcext:value-type="float">
            <text:p>0.0200136596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8.3871262022" calcext:value-type="float">
            <text:p>148.3871262022</text:p>
          </table:table-cell>
          <table:table-cell office:value-type="float" office:value="178.634536852" calcext:value-type="float">
            <text:p>178.634536852</text:p>
          </table:table-cell>
          <table:table-cell office:value-type="float" office:value="209.5291424872" calcext:value-type="float">
            <text:p>209.5291424872</text:p>
          </table:table-cell>
          <table:table-cell office:value-type="float" office:value="243.0712657345" calcext:value-type="float">
            <text:p>243.0712657345</text:p>
          </table:table-cell>
          <table:table-cell office:value-type="float" office:value="279.4015715576" calcext:value-type="float">
            <text:p>279.4015715576</text:p>
          </table:table-cell>
          <table:table-cell office:value-type="float" office:value="318.4834273426" calcext:value-type="float">
            <text:p>318.4834273426</text:p>
          </table:table-cell>
          <table:table-cell office:value-type="float" office:value="360.3279496667" calcext:value-type="float">
            <text:p>360.3279496667</text:p>
          </table:table-cell>
          <table:table-cell office:value-type="float" office:value="420.2176165818" calcext:value-type="float">
            <text:p>420.2176165818</text:p>
          </table:table-cell>
          <table:table-cell office:value-type="float" office:value="451.9879800433" calcext:value-type="float">
            <text:p>451.9879800433</text:p>
          </table:table-cell>
          <table:table-cell office:value-type="float" office:value="489.3519374322" calcext:value-type="float">
            <text:p>489.3519374322</text:p>
          </table:table-cell>
          <table:table-cell office:value-type="float" office:value="531.721077735" calcext:value-type="float">
            <text:p>531.721077735</text:p>
          </table:table-cell>
          <table:table-cell office:value-type="float" office:value="578.530794597" calcext:value-type="float">
            <text:p>578.530794597</text:p>
          </table:table-cell>
          <table:table-cell office:value-type="float" office:value="629.2746010057" calcext:value-type="float">
            <text:p>629.2746010057</text:p>
          </table:table-cell>
          <table:table-cell office:value-type="float" office:value="683.5118143943" calcext:value-type="float">
            <text:p>683.5118143943</text:p>
          </table:table-cell>
          <table:table-cell office:value-type="float" office:value="740.8607226787" calcext:value-type="float">
            <text:p>740.8607226787</text:p>
          </table:table-cell>
          <table:table-cell office:value-type="float" office:value="800.9843040143" calcext:value-type="float">
            <text:p>800.9843040143</text:p>
          </table:table-cell>
          <table:table-cell office:value-type="float" office:value="863.5706084312" calcext:value-type="float">
            <text:p>863.5706084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405" calcext:value-type="float">
            <text:p>405</text:p>
          </table:table-cell>
          <table:table-cell office:value-type="float" office:value="504.7952374243" calcext:value-type="float">
            <text:p>504.7952374243</text:p>
          </table:table-cell>
          <table:table-cell office:value-type="float" office:value="592.6773673695" calcext:value-type="float">
            <text:p>592.6773673695</text:p>
          </table:table-cell>
          <table:table-cell office:value-type="float" office:value="687.1095920411" calcext:value-type="float">
            <text:p>687.1095920411</text:p>
          </table:table-cell>
          <table:table-cell office:value-type="float" office:value="789.480890133" calcext:value-type="float">
            <text:p>789.480890133</text:p>
          </table:table-cell>
          <table:table-cell office:value-type="float" office:value="899.5794605571" calcext:value-type="float">
            <text:p>899.5794605571</text:p>
          </table:table-cell>
          <table:table-cell office:value-type="float" office:value="1017.705200299" calcext:value-type="float">
            <text:p>1017.705200299</text:p>
          </table:table-cell>
          <table:table-cell office:value-type="float" office:value="1294.484155396" calcext:value-type="float">
            <text:p>1294.484155396</text:p>
          </table:table-cell>
          <table:table-cell office:value-type="float" office:value="1276.1084247753" calcext:value-type="float">
            <text:p>1276.1084247753</text:p>
          </table:table-cell>
          <table:table-cell office:value-type="float" office:value="1303.1871804698" calcext:value-type="float">
            <text:p>1303.1871804698</text:p>
          </table:table-cell>
          <table:table-cell office:value-type="float" office:value="1363.7459532638" calcext:value-type="float">
            <text:p>1363.7459532638</text:p>
          </table:table-cell>
          <table:table-cell office:value-type="float" office:value="1449.9522398759" calcext:value-type="float">
            <text:p>1449.9522398759</text:p>
          </table:table-cell>
          <table:table-cell office:value-type="float" office:value="1556.4380101455" calcext:value-type="float">
            <text:p>1556.4380101455</text:p>
          </table:table-cell>
          <table:table-cell office:value-type="float" office:value="1679.344757488" calcext:value-type="float">
            <text:p>1679.344757488</text:p>
          </table:table-cell>
          <table:table-cell office:value-type="float" office:value="1815.7568963955" calcext:value-type="float">
            <text:p>1815.7568963955</text:p>
          </table:table-cell>
          <table:table-cell office:value-type="float" office:value="1963.3367165518" calcext:value-type="float">
            <text:p>1963.3367165518</text:p>
          </table:table-cell>
          <table:table-cell office:value-type="float" office:value="2120.0466334702" calcext:value-type="float">
            <text:p>2120.0466334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3600031877" calcext:value-type="float">
            <text:p>0.3600031877</text:p>
          </table:table-cell>
          <table:table-cell office:value-type="float" office:value="0.3322927161" calcext:value-type="float">
            <text:p>0.3322927161</text:p>
          </table:table-cell>
          <table:table-cell office:value-type="float" office:value="0.3252562436" calcext:value-type="float">
            <text:p>0.3252562436</text:p>
          </table:table-cell>
          <table:table-cell office:value-type="float" office:value="0.3203335618" calcext:value-type="float">
            <text:p>0.3203335618</text:p>
          </table:table-cell>
          <table:table-cell office:value-type="float" office:value="0.3151610472" calcext:value-type="float">
            <text:p>0.3151610472</text:p>
          </table:table-cell>
          <table:table-cell office:value-type="float" office:value="0.3107979219" calcext:value-type="float">
            <text:p>0.3107979219</text:p>
          </table:table-cell>
          <table:table-cell office:value-type="float" office:value="0.3921518096" calcext:value-type="float">
            <text:p>0.3921518096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53.1293574849" calcext:value-type="float">
            <text:p>53.1293574849</text:p>
          </table:table-cell>
          <table:table-cell office:value-type="float" office:value="58.9201655246" calcext:value-type="float">
            <text:p>58.9201655246</text:p>
          </table:table-cell>
          <table:table-cell office:value-type="float" office:value="67.4279066766" calcext:value-type="float">
            <text:p>67.4279066766</text:p>
          </table:table-cell>
          <table:table-cell office:value-type="float" office:value="76.7499094257" calcext:value-type="float">
            <text:p>76.7499094257</text:p>
          </table:table-cell>
          <table:table-cell office:value-type="float" office:value="86.6797779485" calcext:value-type="float">
            <text:p>86.6797779485</text:p>
          </table:table-cell>
          <table:table-cell office:value-type="float" office:value="97.3025049269" calcext:value-type="float">
            <text:p>97.3025049269</text:p>
          </table:table-cell>
          <table:table-cell office:value-type="float" office:value="138.7078823343" calcext:value-type="float">
            <text:p>138.7078823343</text:p>
          </table:table-cell>
          <table:table-cell office:value-type="float" office:value="102.3456951711" calcext:value-type="float">
            <text:p>102.3456951711</text:p>
          </table:table-cell>
          <table:table-cell office:value-type="float" office:value="109.9315833448" calcext:value-type="float">
            <text:p>109.9315833448</text:p>
          </table:table-cell>
          <table:table-cell office:value-type="float" office:value="118.8453910136" calcext:value-type="float">
            <text:p>118.8453910136</text:p>
          </table:table-cell>
          <table:table-cell office:value-type="float" office:value="128.9347783866" calcext:value-type="float">
            <text:p>128.9347783866</text:p>
          </table:table-cell>
          <table:table-cell office:value-type="float" office:value="140.0511424042" calcext:value-type="float">
            <text:p>140.0511424042</text:p>
          </table:table-cell>
          <table:table-cell office:value-type="float" office:value="152.0567353754" calcext:value-type="float">
            <text:p>152.0567353754</text:p>
          </table:table-cell>
          <table:table-cell office:value-type="float" office:value="164.8241221093" calcext:value-type="float">
            <text:p>164.8241221093</text:p>
          </table:table-cell>
          <table:table-cell office:value-type="float" office:value="178.2300853598" calcext:value-type="float">
            <text:p>178.2300853598</text:p>
          </table:table-cell>
          <table:table-cell office:value-type="float" office:value="192.1431871427" calcext:value-type="float">
            <text:p>192.1431871427</text:p>
          </table:table-cell>
          <table:table-cell office:value-type="float" office:value="206.4000134779" calcext:value-type="float">
            <text:p>206.4000134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7.5869466527" calcext:value-type="float">
            <text:p>147.5869466527</text:p>
          </table:table-cell>
          <table:table-cell office:value-type="float" office:value="177.3568652021" calcext:value-type="float">
            <text:p>177.3568652021</text:p>
          </table:table-cell>
          <table:table-cell office:value-type="float" office:value="207.7363362053" calcext:value-type="float">
            <text:p>207.7363362053</text:p>
          </table:table-cell>
          <table:table-cell office:value-type="float" office:value="240.6965496952" calcext:value-type="float">
            <text:p>240.6965496952</text:p>
          </table:table-cell>
          <table:table-cell office:value-type="float" office:value="276.3370907007" calcext:value-type="float">
            <text:p>276.3370907007</text:p>
          </table:table-cell>
          <table:table-cell office:value-type="float" office:value="314.5888444803" calcext:value-type="float">
            <text:p>314.5888444803</text:p>
          </table:table-cell>
          <table:table-cell office:value-type="float" office:value="355.4373177977" calcext:value-type="float">
            <text:p>355.4373177977</text:p>
          </table:table-cell>
          <table:table-cell office:value-type="float" office:value="413.8763825263" calcext:value-type="float">
            <text:p>413.8763825263</text:p>
          </table:table-cell>
          <table:table-cell office:value-type="float" office:value="444.4307457826" calcext:value-type="float">
            <text:p>444.4307457826</text:p>
          </table:table-cell>
          <table:table-cell office:value-type="float" office:value="480.3137818818" calcext:value-type="float">
            <text:p>480.3137818818</text:p>
          </table:table-cell>
          <table:table-cell office:value-type="float" office:value="520.8925701018" calcext:value-type="float">
            <text:p>520.8925701018</text:p>
          </table:table-cell>
          <table:table-cell office:value-type="float" office:value="565.5489018565" calcext:value-type="float">
            <text:p>565.5489018565</text:p>
          </table:table-cell>
          <table:table-cell office:value-type="float" office:value="613.7096659967" calcext:value-type="float">
            <text:p>613.7096659967</text:p>
          </table:table-cell>
          <table:table-cell office:value-type="float" office:value="664.8477792629" calcext:value-type="float">
            <text:p>664.8477792629</text:p>
          </table:table-cell>
          <table:table-cell office:value-type="float" office:value="718.4644012769" calcext:value-type="float">
            <text:p>718.4644012769</text:p>
          </table:table-cell>
          <table:table-cell office:value-type="float" office:value="774.0554606862" calcext:value-type="float">
            <text:p>774.0554606862</text:p>
          </table:table-cell>
          <table:table-cell office:value-type="float" office:value="831.0561792462" calcext:value-type="float">
            <text:p>831.0561792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1826522068" calcext:value-type="float">
            <text:p>12.1826522068</text:p>
          </table:table-cell>
          <table:table-cell office:value-type="float" office:value="14.549408192" calcext:value-type="float">
            <text:p>14.549408192</text:p>
          </table:table-cell>
          <table:table-cell office:value-type="float" office:value="16.4929031975" calcext:value-type="float">
            <text:p>16.4929031975</text:p>
          </table:table-cell>
          <table:table-cell office:value-type="float" office:value="18.533161025" calcext:value-type="float">
            <text:p>18.533161025</text:p>
          </table:table-cell>
          <table:table-cell office:value-type="float" office:value="20.7976403156" calcext:value-type="float">
            <text:p>20.7976403156</text:p>
          </table:table-cell>
          <table:table-cell office:value-type="float" office:value="23.2166710815" calcext:value-type="float">
            <text:p>23.2166710815</text:p>
          </table:table-cell>
          <table:table-cell office:value-type="float" office:value="22.6279585527" calcext:value-type="float">
            <text:p>22.6279585527</text:p>
          </table:table-cell>
          <table:table-cell office:value-type="float" office:value="31.9800236212" calcext:value-type="float">
            <text:p>31.9800236212</text:p>
          </table:table-cell>
          <table:table-cell office:value-type="float" office:value="33.7995428179" calcext:value-type="float">
            <text:p>33.7995428179</text:p>
          </table:table-cell>
          <table:table-cell office:value-type="float" office:value="36.0385952072" calcext:value-type="float">
            <text:p>36.0385952072</text:p>
          </table:table-cell>
          <table:table-cell office:value-type="float" office:value="38.6387586971" calcext:value-type="float">
            <text:p>38.6387586971</text:p>
          </table:table-cell>
          <table:table-cell office:value-type="float" office:value="41.5481339" calcext:value-type="float">
            <text:p>41.5481339</text:p>
          </table:table-cell>
          <table:table-cell office:value-type="float" office:value="44.7217304848" calcext:value-type="float">
            <text:p>44.7217304848</text:p>
          </table:table-cell>
          <table:table-cell office:value-type="float" office:value="48.1200212044" calcext:value-type="float">
            <text:p>48.1200212044</text:p>
          </table:table-cell>
          <table:table-cell office:value-type="float" office:value="51.7062807627" calcext:value-type="float">
            <text:p>51.7062807627</text:p>
          </table:table-cell>
          <table:table-cell office:value-type="float" office:value="55.4424253844" calcext:value-type="float">
            <text:p>55.4424253844</text:p>
          </table:table-cell>
          <table:table-cell office:value-type="float" office:value="59.2818748457" calcext:value-type="float">
            <text:p>59.28187484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4.4508842938" calcext:value-type="float">
            <text:p>94.4508842938</text:p>
          </table:table-cell>
          <table:table-cell office:value-type="float" office:value="118.3938791956" calcext:value-type="float">
            <text:p>118.3938791956</text:p>
          </table:table-cell>
          <table:table-cell office:value-type="float" office:value="139.8791258447" calcext:value-type="float">
            <text:p>139.8791258447</text:p>
          </table:table-cell>
          <table:table-cell office:value-type="float" office:value="162.8438096841" calcext:value-type="float">
            <text:p>162.8438096841</text:p>
          </table:table-cell>
          <table:table-cell office:value-type="float" office:value="188.3535065057" calcext:value-type="float">
            <text:p>188.3535065057</text:p>
          </table:table-cell>
          <table:table-cell office:value-type="float" office:value="215.7707110572" calcext:value-type="float">
            <text:p>215.7707110572</text:p>
          </table:table-cell>
          <table:table-cell office:value-type="float" office:value="215.00177534" calcext:value-type="float">
            <text:p>215.00177534</text:p>
          </table:table-cell>
          <table:table-cell office:value-type="float" office:value="309.6613341074" calcext:value-type="float">
            <text:p>309.6613341074</text:p>
          </table:table-cell>
          <table:table-cell office:value-type="float" office:value="332.6135085819" calcext:value-type="float">
            <text:p>332.6135085819</text:p>
          </table:table-cell>
          <table:table-cell office:value-type="float" office:value="359.5834907592" calcext:value-type="float">
            <text:p>359.5834907592</text:p>
          </table:table-cell>
          <table:table-cell office:value-type="float" office:value="390.1103551186" calcext:value-type="float">
            <text:p>390.1103551186</text:p>
          </table:table-cell>
          <table:table-cell office:value-type="float" office:value="423.7444821462" calcext:value-type="float">
            <text:p>423.7444821462</text:p>
          </table:table-cell>
          <table:table-cell office:value-type="float" office:value="460.0690967769" calcext:value-type="float">
            <text:p>460.0690967769</text:p>
          </table:table-cell>
          <table:table-cell office:value-type="float" office:value="498.6986258691" calcext:value-type="float">
            <text:p>498.6986258691</text:p>
          </table:table-cell>
          <table:table-cell office:value-type="float" office:value="539.2602582682" calcext:value-type="float">
            <text:p>539.2602582682</text:p>
          </table:table-cell>
          <table:table-cell office:value-type="float" office:value="581.3563098164" calcext:value-type="float">
            <text:p>581.3563098164</text:p>
          </table:table-cell>
          <table:table-cell office:value-type="float" office:value="624.4923484715" calcext:value-type="float">
            <text:p>624.4923484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1524335" calcext:value-type="float">
            <text:p>0.0071524335</text:p>
          </table:table-cell>
          <table:table-cell office:value-type="float" office:value="0.0085563577" calcext:value-type="float">
            <text:p>0.0085563577</text:p>
          </table:table-cell>
          <table:table-cell office:value-type="float" office:value="0.0097696288" calcext:value-type="float">
            <text:p>0.0097696288</text:p>
          </table:table-cell>
          <table:table-cell office:value-type="float" office:value="0.0109680158" calcext:value-type="float">
            <text:p>0.0109680158</text:p>
          </table:table-cell>
          <table:table-cell office:value-type="float" office:value="0.012228526" calcext:value-type="float">
            <text:p>0.012228526</text:p>
          </table:table-cell>
          <table:table-cell office:value-type="float" office:value="0.0135727242" calcext:value-type="float">
            <text:p>0.0135727242</text:p>
          </table:table-cell>
          <table:table-cell office:value-type="float" office:value="0.0150903575" calcext:value-type="float">
            <text:p>0.0150903575</text:p>
          </table:table-cell>
          <table:table-cell office:value-type="float" office:value="0.0167199895" calcext:value-type="float">
            <text:p>0.0167199895</text:p>
          </table:table-cell>
          <table:table-cell office:value-type="float" office:value="0.0184696429" calcext:value-type="float">
            <text:p>0.0184696429</text:p>
          </table:table-cell>
          <table:table-cell office:value-type="float" office:value="0.0203650148" calcext:value-type="float">
            <text:p>0.0203650148</text:p>
          </table:table-cell>
          <table:table-cell office:value-type="float" office:value="0.0224394153" calcext:value-type="float">
            <text:p>0.0224394153</text:p>
          </table:table-cell>
          <table:table-cell office:value-type="float" office:value="0.0247347263" calcext:value-type="float">
            <text:p>0.0247347263</text:p>
          </table:table-cell>
          <table:table-cell office:value-type="float" office:value="0.02730609" calcext:value-type="float">
            <text:p>0.02730609</text:p>
          </table:table-cell>
          <table:table-cell office:value-type="float" office:value="0.0302301373" calcext:value-type="float">
            <text:p>0.0302301373</text:p>
          </table:table-cell>
          <table:table-cell office:value-type="float" office:value="0.0336196892" calcext:value-type="float">
            <text:p>0.0336196892</text:p>
          </table:table-cell>
          <table:table-cell office:value-type="float" office:value="0.0376511531" calcext:value-type="float">
            <text:p>0.0376511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8001795495" calcext:value-type="float">
            <text:p>0.8001795495</text:p>
          </table:table-cell>
          <table:table-cell office:value-type="float" office:value="1.27767165" calcext:value-type="float">
            <text:p>1.27767165</text:p>
          </table:table-cell>
          <table:table-cell office:value-type="float" office:value="1.7928062819" calcext:value-type="float">
            <text:p>1.7928062819</text:p>
          </table:table-cell>
          <table:table-cell office:value-type="float" office:value="2.3747160393" calcext:value-type="float">
            <text:p>2.3747160393</text:p>
          </table:table-cell>
          <table:table-cell office:value-type="float" office:value="3.0644808569" calcext:value-type="float">
            <text:p>3.0644808569</text:p>
          </table:table-cell>
          <table:table-cell office:value-type="float" office:value="3.8945828623" calcext:value-type="float">
            <text:p>3.8945828623</text:p>
          </table:table-cell>
          <table:table-cell office:value-type="float" office:value="4.8906318691" calcext:value-type="float">
            <text:p>4.8906318691</text:p>
          </table:table-cell>
          <table:table-cell office:value-type="float" office:value="6.3412340555" calcext:value-type="float">
            <text:p>6.3412340555</text:p>
          </table:table-cell>
          <table:table-cell office:value-type="float" office:value="7.5572342607" calcext:value-type="float">
            <text:p>7.5572342607</text:p>
          </table:table-cell>
          <table:table-cell office:value-type="float" office:value="9.0381555504" calcext:value-type="float">
            <text:p>9.0381555504</text:p>
          </table:table-cell>
          <table:table-cell office:value-type="float" office:value="10.8285076332" calcext:value-type="float">
            <text:p>10.8285076332</text:p>
          </table:table-cell>
          <table:table-cell office:value-type="float" office:value="12.9818927405" calcext:value-type="float">
            <text:p>12.9818927405</text:p>
          </table:table-cell>
          <table:table-cell office:value-type="float" office:value="15.564935009" calcext:value-type="float">
            <text:p>15.564935009</text:p>
          </table:table-cell>
          <table:table-cell office:value-type="float" office:value="18.6640351315" calcext:value-type="float">
            <text:p>18.6640351315</text:p>
          </table:table-cell>
          <table:table-cell office:value-type="float" office:value="22.3963214018" calcext:value-type="float">
            <text:p>22.3963214018</text:p>
          </table:table-cell>
          <table:table-cell office:value-type="float" office:value="26.9288433282" calcext:value-type="float">
            <text:p>26.9288433282</text:p>
          </table:table-cell>
          <table:table-cell office:value-type="float" office:value="32.514429185" calcext:value-type="float">
            <text:p>32.514429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7048741" calcext:value-type="float">
            <text:p>0.0067048741</text:p>
          </table:table-cell>
          <table:table-cell office:value-type="float" office:value="0.0428204819" calcext:value-type="float">
            <text:p>0.0428204819</text:p>
          </table:table-cell>
          <table:table-cell office:value-type="float" office:value="0.429303684" calcext:value-type="float">
            <text:p>0.429303684</text:p>
          </table:table-cell>
          <table:table-cell office:value-type="float" office:value="1.1028305853" calcext:value-type="float">
            <text:p>1.1028305853</text:p>
          </table:table-cell>
          <table:table-cell office:value-type="float" office:value="1.3038062465" calcext:value-type="float">
            <text:p>1.3038062465</text:p>
          </table:table-cell>
          <table:table-cell office:value-type="float" office:value="1.5156284962" calcext:value-type="float">
            <text:p>1.5156284962</text:p>
          </table:table-cell>
          <table:table-cell office:value-type="float" office:value="1.7276601233" calcext:value-type="float">
            <text:p>1.7276601233</text:p>
          </table:table-cell>
          <table:table-cell office:value-type="float" office:value="1.8693532478" calcext:value-type="float">
            <text:p>1.8693532478</text:p>
          </table:table-cell>
          <table:table-cell office:value-type="float" office:value="1.8856538561" calcext:value-type="float">
            <text:p>1.8856538561</text:p>
          </table:table-cell>
          <table:table-cell office:value-type="float" office:value="1.884900109" calcext:value-type="float">
            <text:p>1.884900109</text:p>
          </table:table-cell>
          <table:table-cell office:value-type="float" office:value="1.8474365966" calcext:value-type="float">
            <text:p>1.8474365966</text:p>
          </table:table-cell>
          <table:table-cell office:value-type="float" office:value="1.7532773061" calcext:value-type="float">
            <text:p>1.7532773061</text:p>
          </table:table-cell>
          <table:table-cell office:value-type="float" office:value="1.5838338443" calcext:value-type="float">
            <text:p>1.5838338443</text:p>
          </table:table-cell>
          <table:table-cell office:value-type="float" office:value="1.3250312845" calcext:value-type="float">
            <text:p>1.3250312845</text:p>
          </table:table-cell>
          <table:table-cell office:value-type="float" office:value="0.9740576491" calcext:value-type="float">
            <text:p>0.9740576491</text:p>
          </table:table-cell>
          <table:table-cell office:value-type="float" office:value="0.5559637275" calcext:value-type="float">
            <text:p>0.5559637275</text:p>
          </table:table-cell>
          <table:table-cell office:value-type="float" office:value="0.1638172969" calcext:value-type="float">
            <text:p>0.1638172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4952" calcext:value-type="float">
            <text:p>0.0002414952</text:p>
          </table:table-cell>
          <table:table-cell office:value-type="float" office:value="0.0020708592" calcext:value-type="float">
            <text:p>0.0020708592</text:p>
          </table:table-cell>
          <table:table-cell office:value-type="float" office:value="0.0046029194" calcext:value-type="float">
            <text:p>0.0046029194</text:p>
          </table:table-cell>
          <table:table-cell office:value-type="float" office:value="0.0047405399" calcext:value-type="float">
            <text:p>0.0047405399</text:p>
          </table:table-cell>
          <table:table-cell office:value-type="float" office:value="0.0048411311" calcext:value-type="float">
            <text:p>0.0048411311</text:p>
          </table:table-cell>
          <table:table-cell office:value-type="float" office:value="0.0048844019" calcext:value-type="float">
            <text:p>0.0048844019</text:p>
          </table:table-cell>
          <table:table-cell office:value-type="float" office:value="0.0045371878" calcext:value-type="float">
            <text:p>0.0045371878</text:p>
          </table:table-cell>
          <table:table-cell office:value-type="float" office:value="0.0042609304" calcext:value-type="float">
            <text:p>0.0042609304</text:p>
          </table:table-cell>
          <table:table-cell office:value-type="float" office:value="0.0039397707" calcext:value-type="float">
            <text:p>0.0039397707</text:p>
          </table:table-cell>
          <table:table-cell office:value-type="float" office:value="0.0035592986" calcext:value-type="float">
            <text:p>0.0035592986</text:p>
          </table:table-cell>
          <table:table-cell office:value-type="float" office:value="0.0031097746" calcext:value-type="float">
            <text:p>0.0031097746</text:p>
          </table:table-cell>
          <table:table-cell office:value-type="float" office:value="0.0025874318" calcext:value-type="float">
            <text:p>0.0025874318</text:p>
          </table:table-cell>
          <table:table-cell office:value-type="float" office:value="0.0019969644" calcext:value-type="float">
            <text:p>0.0019969644</text:p>
          </table:table-cell>
          <table:table-cell office:value-type="float" office:value="0.0013575899" calcext:value-type="float">
            <text:p>0.0013575899</text:p>
          </table:table-cell>
          <table:table-cell office:value-type="float" office:value="0.0007187642" calcext:value-type="float">
            <text:p>0.0007187642</text:p>
          </table:table-cell>
          <table:table-cell office:value-type="float" office:value="0.0001971583" calcext:value-type="float">
            <text:p>0.00019715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6.6766319835" calcext:value-type="float">
            <text:p>46.6766319835</text:p>
          </table:table-cell>
          <table:table-cell office:value-type="float" office:value="48.2358239106" calcext:value-type="float">
            <text:p>48.2358239106</text:p>
          </table:table-cell>
          <table:table-cell office:value-type="float" office:value="43.6853922175" calcext:value-type="float">
            <text:p>43.6853922175</text:p>
          </table:table-cell>
          <table:table-cell office:value-type="float" office:value="40.3570268748" calcext:value-type="float">
            <text:p>40.3570268748</text:p>
          </table:table-cell>
          <table:table-cell office:value-type="float" office:value="41.5583666014" calcext:value-type="float">
            <text:p>41.5583666014</text:p>
          </table:table-cell>
          <table:table-cell office:value-type="float" office:value="42.6198478597" calcext:value-type="float">
            <text:p>42.6198478597</text:p>
          </table:table-cell>
          <table:table-cell office:value-type="float" office:value="43.5990690046" calcext:value-type="float">
            <text:p>43.5990690046</text:p>
          </table:table-cell>
          <table:table-cell office:value-type="float" office:value="47.6002689963" calcext:value-type="float">
            <text:p>47.6002689963</text:p>
          </table:table-cell>
          <table:table-cell office:value-type="float" office:value="48.1189417702" calcext:value-type="float">
            <text:p>48.1189417702</text:p>
          </table:table-cell>
          <table:table-cell office:value-type="float" office:value="49.310251783" calcext:value-type="float">
            <text:p>49.310251783</text:p>
          </table:table-cell>
          <table:table-cell office:value-type="float" office:value="51.1675822178" calcext:value-type="float">
            <text:p>51.1675822178</text:p>
          </table:table-cell>
          <table:table-cell office:value-type="float" office:value="53.747762642" calcext:value-type="float">
            <text:p>53.747762642</text:p>
          </table:table-cell>
          <table:table-cell office:value-type="float" office:value="57.1867011225" calcext:value-type="float">
            <text:p>57.1867011225</text:p>
          </table:table-cell>
          <table:table-cell office:value-type="float" office:value="61.7305481249" calcext:value-type="float">
            <text:p>61.7305481249</text:p>
          </table:table-cell>
          <table:table-cell office:value-type="float" office:value="67.8025562783" calcext:value-type="float">
            <text:p>67.8025562783</text:p>
          </table:table-cell>
          <table:table-cell office:value-type="float" office:value="76.1454454386" calcext:value-type="float">
            <text:p>76.1454454386</text:p>
          </table:table-cell>
          <table:table-cell office:value-type="float" office:value="88.1040087597" calcext:value-type="float">
            <text:p>88.1040087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6.1386319835" calcext:value-type="float">
            <text:p>56.1386319835</text:p>
          </table:table-cell>
          <table:table-cell office:value-type="float" office:value="57.5114489106" calcext:value-type="float">
            <text:p>57.5114489106</text:p>
          </table:table-cell>
          <table:table-cell office:value-type="float" office:value="51.7812922175" calcext:value-type="float">
            <text:p>51.7812922175</text:p>
          </table:table-cell>
          <table:table-cell office:value-type="float" office:value="47.5914280899" calcext:value-type="float">
            <text:p>47.5914280899</text:p>
          </table:table-cell>
          <table:table-cell office:value-type="float" office:value="48.7848337108" calcext:value-type="float">
            <text:p>48.7848337108</text:p>
          </table:table-cell>
          <table:table-cell office:value-type="float" office:value="49.8283756602" calcext:value-type="float">
            <text:p>49.8283756602</text:p>
          </table:table-cell>
          <table:table-cell office:value-type="float" office:value="50.7890264031" calcext:value-type="float">
            <text:p>50.7890264031</text:p>
          </table:table-cell>
          <table:table-cell office:value-type="float" office:value="55.0013533388" calcext:value-type="float">
            <text:p>55.0013533388</text:p>
          </table:table-cell>
          <table:table-cell office:value-type="float" office:value="55.7146999813" calcext:value-type="float">
            <text:p>55.7146999813</text:p>
          </table:table-cell>
          <table:table-cell office:value-type="float" office:value="57.136049257" calcext:value-type="float">
            <text:p>57.136049257</text:p>
          </table:table-cell>
          <table:table-cell office:value-type="float" office:value="59.2766468545" calcext:value-type="float">
            <text:p>59.2766468545</text:p>
          </table:table-cell>
          <table:table-cell office:value-type="float" office:value="62.2159188094" calcext:value-type="float">
            <text:p>62.2159188094</text:p>
          </table:table-cell>
          <table:table-cell office:value-type="float" office:value="66.1197811778" calcext:value-type="float">
            <text:p>66.1197811778</text:p>
          </table:table-cell>
          <table:table-cell office:value-type="float" office:value="71.2770609804" calcext:value-type="float">
            <text:p>71.2770609804</text:p>
          </table:table-cell>
          <table:table-cell office:value-type="float" office:value="78.1768105985" calcext:value-type="float">
            <text:p>78.1768105985</text:p>
          </table:table-cell>
          <table:table-cell office:value-type="float" office:value="87.6719011243" calcext:value-type="float">
            <text:p>87.6719011243</text:p>
          </table:table-cell>
          <table:table-cell office:value-type="float" office:value="101.3027002532" calcext:value-type="float">
            <text:p>101.3027002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41.0716319835" calcext:value-type="float">
            <text:p>41.0716319835</text:p>
          </table:table-cell>
          <table:table-cell office:value-type="float" office:value="43.4568239106" calcext:value-type="float">
            <text:p>43.4568239106</text:p>
          </table:table-cell>
          <table:table-cell office:value-type="float" office:value="40.0533522175" calcext:value-type="float">
            <text:p>40.0533522175</text:p>
          </table:table-cell>
          <table:table-cell office:value-type="float" office:value="37.5279887509" calcext:value-type="float">
            <text:p>37.5279887509</text:p>
          </table:table-cell>
          <table:table-cell office:value-type="float" office:value="39.0926476136" calcext:value-type="float">
            <text:p>39.0926476136</text:p>
          </table:table-cell>
          <table:table-cell office:value-type="float" office:value="40.4717691574" calcext:value-type="float">
            <text:p>40.4717691574</text:p>
          </table:table-cell>
          <table:table-cell office:value-type="float" office:value="41.7262444908" calcext:value-type="float">
            <text:p>41.7262444908</text:p>
          </table:table-cell>
          <table:table-cell office:value-type="float" office:value="45.9137441055" calcext:value-type="float">
            <text:p>45.9137441055</text:p>
          </table:table-cell>
          <table:table-cell office:value-type="float" office:value="46.603515487" calcext:value-type="float">
            <text:p>46.603515487</text:p>
          </table:table-cell>
          <table:table-cell office:value-type="float" office:value="47.9422710334" calcext:value-type="float">
            <text:p>47.9422710334</text:p>
          </table:table-cell>
          <table:table-cell office:value-type="float" office:value="49.924744412" calcext:value-type="float">
            <text:p>49.924744412</text:p>
          </table:table-cell>
          <table:table-cell office:value-type="float" office:value="52.609050479" calcext:value-type="float">
            <text:p>52.609050479</text:p>
          </table:table-cell>
          <table:table-cell office:value-type="float" office:value="56.1321139889" calcext:value-type="float">
            <text:p>56.1321139889</text:p>
          </table:table-cell>
          <table:table-cell office:value-type="float" office:value="60.7405290507" calcext:value-type="float">
            <text:p>60.7405290507</text:p>
          </table:table-cell>
          <table:table-cell office:value-type="float" office:value="66.8569239896" calcext:value-type="float">
            <text:p>66.8569239896</text:p>
          </table:table-cell>
          <table:table-cell office:value-type="float" office:value="75.2214595895" calcext:value-type="float">
            <text:p>75.2214595895</text:p>
          </table:table-cell>
          <table:table-cell office:value-type="float" office:value="87.1730480717" calcext:value-type="float">
            <text:p>87.1730480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7.1994275279" calcext:value-type="float">
            <text:p>697.1994275279</text:p>
          </table:table-cell>
          <table:table-cell office:value-type="float" office:value="762.9875125124" calcext:value-type="float">
            <text:p>762.9875125124</text:p>
          </table:table-cell>
          <table:table-cell office:value-type="float" office:value="822.5693349585" calcext:value-type="float">
            <text:p>822.5693349585</text:p>
          </table:table-cell>
          <table:table-cell office:value-type="float" office:value="877.6116520273" calcext:value-type="float">
            <text:p>877.6116520273</text:p>
          </table:table-cell>
          <table:table-cell office:value-type="float" office:value="934.2924575393" calcext:value-type="float">
            <text:p>934.2924575393</text:p>
          </table:table-cell>
          <table:table-cell office:value-type="float" office:value="992.4210007194" calcext:value-type="float">
            <text:p>992.4210007194</text:p>
          </table:table-cell>
          <table:table-cell office:value-type="float" office:value="1051.885088287" calcext:value-type="float">
            <text:p>1051.885088287</text:p>
          </table:table-cell>
          <table:table-cell office:value-type="float" office:value="1116.806349875" calcext:value-type="float">
            <text:p>1116.806349875</text:p>
          </table:table-cell>
          <table:table-cell office:value-type="float" office:value="1182.4350211383" calcext:value-type="float">
            <text:p>1182.4350211383</text:p>
          </table:table-cell>
          <table:table-cell office:value-type="float" office:value="1249.6885014751" calcext:value-type="float">
            <text:p>1249.6885014751</text:p>
          </table:table-cell>
          <table:table-cell office:value-type="float" office:value="1319.475165711" calcext:value-type="float">
            <text:p>1319.475165711</text:p>
          </table:table-cell>
          <table:table-cell office:value-type="float" office:value="1392.7808976287" calcext:value-type="float">
            <text:p>1392.7808976287</text:p>
          </table:table-cell>
          <table:table-cell office:value-type="float" office:value="1470.7769438951" calcext:value-type="float">
            <text:p>1470.7769438951</text:p>
          </table:table-cell>
          <table:table-cell office:value-type="float" office:value="1554.9702719431" calcext:value-type="float">
            <text:p>1554.9702719431</text:p>
          </table:table-cell>
          <table:table-cell office:value-type="float" office:value="1647.4451168399" calcext:value-type="float">
            <text:p>1647.4451168399</text:p>
          </table:table-cell>
          <table:table-cell office:value-type="float" office:value="1751.2986976345" calcext:value-type="float">
            <text:p>1751.2986976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6.1386319835" calcext:value-type="float">
            <text:p>56.1386319835</text:p>
          </table:table-cell>
          <table:table-cell office:value-type="float" office:value="338.2046088279" calcext:value-type="float">
            <text:p>338.2046088279</text:p>
          </table:table-cell>
          <table:table-cell office:value-type="float" office:value="620.0316966879" calcext:value-type="float">
            <text:p>620.0316966879</text:p>
          </table:table-cell>
          <table:table-cell office:value-type="float" office:value="874.7482936479" calcext:value-type="float">
            <text:p>874.7482936479</text:p>
          </table:table-cell>
          <table:table-cell office:value-type="float" office:value="1113.8988397181" calcext:value-type="float">
            <text:p>1113.8988397181</text:p>
          </table:table-cell>
          <table:table-cell office:value-type="float" office:value="1358.8665502216" calcext:value-type="float">
            <text:p>1358.8665502216</text:p>
          </table:table-cell>
          <table:table-cell office:value-type="float" office:value="1608.9690792655" calcext:value-type="float">
            <text:p>1608.9690792655</text:p>
          </table:table-cell>
          <table:table-cell office:value-type="float" office:value="1867.1265382169" calcext:value-type="float">
            <text:p>1867.1265382169</text:p>
          </table:table-cell>
          <table:table-cell office:value-type="float" office:value="2142.8466515535" calcext:value-type="float">
            <text:p>2142.8466515535</text:p>
          </table:table-cell>
          <table:table-cell office:value-type="float" office:value="2422.8415007357" calcext:value-type="float">
            <text:p>2422.8415007357</text:p>
          </table:table-cell>
          <table:table-cell office:value-type="float" office:value="2710.6623446184" calcext:value-type="float">
            <text:p>2710.6623446184</text:p>
          </table:table-cell>
          <table:table-cell office:value-type="float" office:value="3009.9848508456" calcext:value-type="float">
            <text:p>3009.9848508456</text:p>
          </table:table-cell>
          <table:table-cell office:value-type="float" office:value="3324.968307261" calcext:value-type="float">
            <text:p>3324.968307261</text:p>
          </table:table-cell>
          <table:table-cell office:value-type="float" office:value="3660.7244929526" calcext:value-type="float">
            <text:p>3660.7244929526</text:p>
          </table:table-cell>
          <table:table-cell office:value-type="float" office:value="4024.0095474726" calcext:value-type="float">
            <text:p>4024.0095474726</text:p>
          </table:table-cell>
          <table:table-cell office:value-type="float" office:value="4424.3886909909" calcext:value-type="float">
            <text:p>4424.3886909909</text:p>
          </table:table-cell>
          <table:table-cell office:value-type="float" office:value="4876.3789957413" calcext:value-type="float">
            <text:p>4876.3789957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784337391" calcext:value-type="float">
            <text:p>0.4784337391</text:p>
          </table:table-cell>
          <table:table-cell office:value-type="float" office:value="0.4755523232" calcext:value-type="float">
            <text:p>0.4755523232</text:p>
          </table:table-cell>
          <table:table-cell office:value-type="float" office:value="0.4728539717" calcext:value-type="float">
            <text:p>0.4728539717</text:p>
          </table:table-cell>
          <table:table-cell office:value-type="float" office:value="0.4752255258" calcext:value-type="float">
            <text:p>0.4752255258</text:p>
          </table:table-cell>
          <table:table-cell office:value-type="float" office:value="0.4778793616" calcext:value-type="float">
            <text:p>0.4778793616</text:p>
          </table:table-cell>
          <table:table-cell office:value-type="float" office:value="0.4806920783" calcext:value-type="float">
            <text:p>0.4806920783</text:p>
          </table:table-cell>
          <table:table-cell office:value-type="float" office:value="0.4869717793" calcext:value-type="float">
            <text:p>0.4869717793</text:p>
          </table:table-cell>
          <table:table-cell office:value-type="float" office:value="0.4903647968" calcext:value-type="float">
            <text:p>0.4903647968</text:p>
          </table:table-cell>
          <table:table-cell office:value-type="float" office:value="0.4942631332" calcext:value-type="float">
            <text:p>0.4942631332</text:p>
          </table:table-cell>
          <table:table-cell office:value-type="float" office:value="0.4988755522" calcext:value-type="float">
            <text:p>0.4988755522</text:p>
          </table:table-cell>
          <table:table-cell office:value-type="float" office:value="0.5043484935" calcext:value-type="float">
            <text:p>0.5043484935</text:p>
          </table:table-cell>
          <table:table-cell office:value-type="float" office:value="0.5108529999" calcext:value-type="float">
            <text:p>0.5108529999</text:p>
          </table:table-cell>
          <table:table-cell office:value-type="float" office:value="0.5186290049" calcext:value-type="float">
            <text:p>0.5186290049</text:p>
          </table:table-cell>
          <table:table-cell office:value-type="float" office:value="0.5280377914" calcext:value-type="float">
            <text:p>0.5280377914</text:p>
          </table:table-cell>
          <table:table-cell office:value-type="float" office:value="0.5396540606" calcext:value-type="float">
            <text:p>0.5396540606</text:p>
          </table:table-cell>
          <table:table-cell office:value-type="float" office:value="0.5544270564" calcext:value-type="float">
            <text:p>0.55442705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505825618" calcext:value-type="float">
            <text:p>0.5505825618</text:p>
          </table:table-cell>
          <table:table-cell office:value-type="float" office:value="0.4969322136" calcext:value-type="float">
            <text:p>0.4969322136</text:p>
          </table:table-cell>
          <table:table-cell office:value-type="float" office:value="0.4784515106" calcext:value-type="float">
            <text:p>0.4784515106</text:p>
          </table:table-cell>
          <table:table-cell office:value-type="float" office:value="0.4857165358" calcext:value-type="float">
            <text:p>0.4857165358</text:p>
          </table:table-cell>
          <table:table-cell office:value-type="float" office:value="0.4919835057" calcext:value-type="float">
            <text:p>0.4919835057</text:p>
          </table:table-cell>
          <table:table-cell office:value-type="float" office:value="0.4974770655" calcext:value-type="float">
            <text:p>0.4974770655</text:p>
          </table:table-cell>
          <table:table-cell office:value-type="float" office:value="0.5108808124" calcext:value-type="float">
            <text:p>0.5108808124</text:p>
          </table:table-cell>
          <table:table-cell office:value-type="float" office:value="0.515509997" calcext:value-type="float">
            <text:p>0.515509997</text:p>
          </table:table-cell>
          <table:table-cell office:value-type="float" office:value="0.5209013233" calcext:value-type="float">
            <text:p>0.5209013233</text:p>
          </table:table-cell>
          <table:table-cell office:value-type="float" office:value="0.5273487339" calcext:value-type="float">
            <text:p>0.5273487339</text:p>
          </table:table-cell>
          <table:table-cell office:value-type="float" office:value="0.5349796967" calcext:value-type="float">
            <text:p>0.5349796967</text:p>
          </table:table-cell>
          <table:table-cell office:value-type="float" office:value="0.5439543062" calcext:value-type="float">
            <text:p>0.5439543062</text:p>
          </table:table-cell>
          <table:table-cell office:value-type="float" office:value="0.5545307335" calcext:value-type="float">
            <text:p>0.5545307335</text:p>
          </table:table-cell>
          <table:table-cell office:value-type="float" office:value="0.5671281824" calcext:value-type="float">
            <text:p>0.5671281824</text:p>
          </table:table-cell>
          <table:table-cell office:value-type="float" office:value="0.5824375597" calcext:value-type="float">
            <text:p>0.5824375597</text:p>
          </table:table-cell>
          <table:table-cell office:value-type="float" office:value="0.6016086639" calcext:value-type="float">
            <text:p>0.6016086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4.383321844" calcext:value-type="float">
            <text:p>164.383321844</text:p>
          </table:table-cell>
          <table:table-cell office:value-type="float" office:value="177.3254559131" calcext:value-type="float">
            <text:p>177.3254559131</text:p>
          </table:table-cell>
          <table:table-cell office:value-type="float" office:value="189.2814762699" calcext:value-type="float">
            <text:p>189.2814762699</text:p>
          </table:table-cell>
          <table:table-cell office:value-type="float" office:value="201.5934775001" calcext:value-type="float">
            <text:p>201.5934775001</text:p>
          </table:table-cell>
          <table:table-cell office:value-type="float" office:value="214.2200208283" calcext:value-type="float">
            <text:p>214.2200208283</text:p>
          </table:table-cell>
          <table:table-cell office:value-type="float" office:value="227.1367342196" calcext:value-type="float">
            <text:p>227.1367342196</text:p>
          </table:table-cell>
          <table:table-cell office:value-type="float" office:value="241.238997076" calcext:value-type="float">
            <text:p>241.238997076</text:p>
          </table:table-cell>
          <table:table-cell office:value-type="float" office:value="255.4949773881" calcext:value-type="float">
            <text:p>255.4949773881</text:p>
          </table:table-cell>
          <table:table-cell office:value-type="float" office:value="270.1039712152" calcext:value-type="float">
            <text:p>270.1039712152</text:p>
          </table:table-cell>
          <table:table-cell office:value-type="float" office:value="285.2633140276" calcext:value-type="float">
            <text:p>285.2633140276</text:p>
          </table:table-cell>
          <table:table-cell office:value-type="float" office:value="301.187179527" calcext:value-type="float">
            <text:p>301.187179527</text:p>
          </table:table-cell>
          <table:table-cell office:value-type="float" office:value="318.130009881" calcext:value-type="float">
            <text:p>318.130009881</text:p>
          </table:table-cell>
          <table:table-cell office:value-type="float" office:value="336.4191794761" calcext:value-type="float">
            <text:p>336.4191794761</text:p>
          </table:table-cell>
          <table:table-cell office:value-type="float" office:value="356.5074685544" calcext:value-type="float">
            <text:p>356.5074685544</text:p>
          </table:table-cell>
          <table:table-cell office:value-type="float" office:value="379.0677182106" calcext:value-type="float">
            <text:p>379.0677182106</text:p>
          </table:table-cell>
          <table:table-cell office:value-type="float" office:value="405.1712187702" calcext:value-type="float">
            <text:p>405.1712187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4.74661188" calcext:value-type="float">
            <text:p>114.74661188</text:p>
          </table:table-cell>
          <table:table-cell office:value-type="float" office:value="125.4771381177" calcext:value-type="float">
            <text:p>125.4771381177</text:p>
          </table:table-cell>
          <table:table-cell office:value-type="float" office:value="135.2541762278" calcext:value-type="float">
            <text:p>135.2541762278</text:p>
          </table:table-cell>
          <table:table-cell office:value-type="float" office:value="145.4361113427" calcext:value-type="float">
            <text:p>145.4361113427</text:p>
          </table:table-cell>
          <table:table-cell office:value-type="float" office:value="155.9819766828" calcext:value-type="float">
            <text:p>155.9819766828</text:p>
          </table:table-cell>
          <table:table-cell office:value-type="float" office:value="166.8700901519" calcext:value-type="float">
            <text:p>166.8700901519</text:p>
          </table:table-cell>
          <table:table-cell office:value-type="float" office:value="179.0113244012" calcext:value-type="float">
            <text:p>179.0113244012</text:p>
          </table:table-cell>
          <table:table-cell office:value-type="float" office:value="191.3620141144" calcext:value-type="float">
            <text:p>191.3620141144</text:p>
          </table:table-cell>
          <table:table-cell office:value-type="float" office:value="204.1290596649" calcext:value-type="float">
            <text:p>204.1290596649</text:p>
          </table:table-cell>
          <table:table-cell office:value-type="float" office:value="217.5163966666" calcext:value-type="float">
            <text:p>217.5163966666</text:p>
          </table:table-cell>
          <table:table-cell office:value-type="float" office:value="231.745037348" calcext:value-type="float">
            <text:p>231.745037348</text:p>
          </table:table-cell>
          <table:table-cell office:value-type="float" office:value="247.0773131119" calcext:value-type="float">
            <text:p>247.0773131119</text:p>
          </table:table-cell>
          <table:table-cell office:value-type="float" office:value="263.8504173522" calcext:value-type="float">
            <text:p>263.8504173522</text:p>
          </table:table-cell>
          <table:table-cell office:value-type="float" office:value="282.5301501428" calcext:value-type="float">
            <text:p>282.5301501428</text:p>
          </table:table-cell>
          <table:table-cell office:value-type="float" office:value="303.8077436311" calcext:value-type="float">
            <text:p>303.8077436311</text:p>
          </table:table-cell>
          <table:table-cell office:value-type="float" office:value="328.7822340792" calcext:value-type="float">
            <text:p>328.7822340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6.5912139714" calcext:value-type="float">
            <text:p>46.5912139714</text:p>
          </table:table-cell>
          <table:table-cell office:value-type="float" office:value="51.8350120021" calcext:value-type="float">
            <text:p>51.8350120021</text:p>
          </table:table-cell>
          <table:table-cell office:value-type="float" office:value="55.9803259186" calcext:value-type="float">
            <text:p>55.9803259186</text:p>
          </table:table-cell>
          <table:table-cell office:value-type="float" office:value="60.6992944252" calcext:value-type="float">
            <text:p>60.6992944252</text:p>
          </table:table-cell>
          <table:table-cell office:value-type="float" office:value="65.8916071367" calcext:value-type="float">
            <text:p>65.8916071367</text:p>
          </table:table-cell>
          <table:table-cell office:value-type="float" office:value="71.5108509262" calcext:value-type="float">
            <text:p>71.5108509262</text:p>
          </table:table-cell>
          <table:table-cell office:value-type="float" office:value="78.5953369265" calcext:value-type="float">
            <text:p>78.5953369265</text:p>
          </table:table-cell>
          <table:table-cell office:value-type="float" office:value="85.8656441084" calcext:value-type="float">
            <text:p>85.8656441084</text:p>
          </table:table-cell>
          <table:table-cell office:value-type="float" office:value="93.6059591237" calcext:value-type="float">
            <text:p>93.6059591237</text:p>
          </table:table-cell>
          <table:table-cell office:value-type="float" office:value="102.0730170724" calcext:value-type="float">
            <text:p>102.0730170724</text:p>
          </table:table-cell>
          <table:table-cell office:value-type="float" office:value="111.5322847394" calcext:value-type="float">
            <text:p>111.5322847394</text:p>
          </table:table-cell>
          <table:table-cell office:value-type="float" office:value="122.2930056115" calcext:value-type="float">
            <text:p>122.2930056115</text:p>
          </table:table-cell>
          <table:table-cell office:value-type="float" office:value="134.7514999588" calcext:value-type="float">
            <text:p>134.7514999588</text:p>
          </table:table-cell>
          <table:table-cell office:value-type="float" office:value="149.4570533961" calcext:value-type="float">
            <text:p>149.4570533961</text:p>
          </table:table-cell>
          <table:table-cell office:value-type="float" office:value="167.2281797502" calcext:value-type="float">
            <text:p>167.2281797502</text:p>
          </table:table-cell>
          <table:table-cell office:value-type="float" office:value="189.3698570935" calcext:value-type="float">
            <text:p>189.36985709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7.8425861237" calcext:value-type="float">
            <text:p>7.8425861237</text:p>
          </table:table-cell>
          <table:table-cell office:value-type="float" office:value="8.2028828326" calcext:value-type="float">
            <text:p>8.2028828326</text:p>
          </table:table-cell>
          <table:table-cell office:value-type="float" office:value="8.4392033731" calcext:value-type="float">
            <text:p>8.4392033731</text:p>
          </table:table-cell>
          <table:table-cell office:value-type="float" office:value="9.3345803065" calcext:value-type="float">
            <text:p>9.3345803065</text:p>
          </table:table-cell>
          <table:table-cell office:value-type="float" office:value="10.3854832568" calcext:value-type="float">
            <text:p>10.3854832568</text:p>
          </table:table-cell>
          <table:table-cell office:value-type="float" office:value="11.5312428691" calcext:value-type="float">
            <text:p>11.5312428691</text:p>
          </table:table-cell>
          <table:table-cell office:value-type="float" office:value="13.3926995238" calcext:value-type="float">
            <text:p>13.3926995238</text:p>
          </table:table-cell>
          <table:table-cell office:value-type="float" office:value="14.9198880894" calcext:value-type="float">
            <text:p>14.9198880894</text:p>
          </table:table-cell>
          <table:table-cell office:value-type="float" office:value="16.5950533432" calcext:value-type="float">
            <text:p>16.5950533432</text:p>
          </table:table-cell>
          <table:table-cell office:value-type="float" office:value="18.5863185041" calcext:value-type="float">
            <text:p>18.5863185041</text:p>
          </table:table-cell>
          <table:table-cell office:value-type="float" office:value="21.0108155016" calcext:value-type="float">
            <text:p>21.0108155016</text:p>
          </table:table-cell>
          <table:table-cell office:value-type="float" office:value="24.0059762165" calcext:value-type="float">
            <text:p>24.0059762165</text:p>
          </table:table-cell>
          <table:table-cell office:value-type="float" office:value="27.7664912621" calcext:value-type="float">
            <text:p>27.7664912621</text:p>
          </table:table-cell>
          <table:table-cell office:value-type="float" office:value="32.5884012996" calcext:value-type="float">
            <text:p>32.5884012996</text:p>
          </table:table-cell>
          <table:table-cell office:value-type="float" office:value="38.9468107564" calcext:value-type="float">
            <text:p>38.9468107564</text:p>
          </table:table-cell>
          <table:table-cell office:value-type="float" office:value="47.6440774896" calcext:value-type="float">
            <text:p>47.6440774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319825" calcext:value-type="float">
            <text:p>0.165319825</text:p>
          </table:table-cell>
          <table:table-cell office:value-type="float" office:value="0.1840053649" calcext:value-type="float">
            <text:p>0.1840053649</text:p>
          </table:table-cell>
          <table:table-cell office:value-type="float" office:value="0.2034835403" calcext:value-type="float">
            <text:p>0.2034835403</text:p>
          </table:table-cell>
          <table:table-cell office:value-type="float" office:value="0.223730023" calcext:value-type="float">
            <text:p>0.223730023</text:p>
          </table:table-cell>
          <table:table-cell office:value-type="float" office:value="0.2447538664" calcext:value-type="float">
            <text:p>0.2447538664</text:p>
          </table:table-cell>
          <table:table-cell office:value-type="float" office:value="0.2665544078" calcext:value-type="float">
            <text:p>0.2665544078</text:p>
          </table:table-cell>
          <table:table-cell office:value-type="float" office:value="0.2892499482" calcext:value-type="float">
            <text:p>0.2892499482</text:p>
          </table:table-cell>
          <table:table-cell office:value-type="float" office:value="0.3128081844" calcext:value-type="float">
            <text:p>0.3128081844</text:p>
          </table:table-cell>
          <table:table-cell office:value-type="float" office:value="0.3372341212" calcext:value-type="float">
            <text:p>0.3372341212</text:p>
          </table:table-cell>
          <table:table-cell office:value-type="float" office:value="0.3625572129" calcext:value-type="float">
            <text:p>0.3625572129</text:p>
          </table:table-cell>
          <table:table-cell office:value-type="float" office:value="0.3888284541" calcext:value-type="float">
            <text:p>0.3888284541</text:p>
          </table:table-cell>
          <table:table-cell office:value-type="float" office:value="0.4161223248" calcext:value-type="float">
            <text:p>0.4161223248</text:p>
          </table:table-cell>
          <table:table-cell office:value-type="float" office:value="0.4445423462" calcext:value-type="float">
            <text:p>0.4445423462</text:p>
          </table:table-cell>
          <table:table-cell office:value-type="float" office:value="0.4742312672" calcext:value-type="float">
            <text:p>0.4742312672</text:p>
          </table:table-cell>
          <table:table-cell office:value-type="float" office:value="0.5053890099" calcext:value-type="float">
            <text:p>0.5053890099</text:p>
          </table:table-cell>
          <table:table-cell office:value-type="float" office:value="0.538304342" calcext:value-type="float">
            <text:p>0.538304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709961612" calcext:value-type="float">
            <text:p>1.2709961612</text:p>
          </table:table-cell>
          <table:table-cell office:value-type="float" office:value="1.3869633777" calcext:value-type="float">
            <text:p>1.3869633777</text:p>
          </table:table-cell>
          <table:table-cell office:value-type="float" office:value="1.4751740198" calcext:value-type="float">
            <text:p>1.4751740198</text:p>
          </table:table-cell>
          <table:table-cell office:value-type="float" office:value="1.5549061202" calcext:value-type="float">
            <text:p>1.5549061202</text:p>
          </table:table-cell>
          <table:table-cell office:value-type="float" office:value="1.6333090368" calcext:value-type="float">
            <text:p>1.6333090368</text:p>
          </table:table-cell>
          <table:table-cell office:value-type="float" office:value="1.71203915" calcext:value-type="float">
            <text:p>1.71203915</text:p>
          </table:table-cell>
          <table:table-cell office:value-type="float" office:value="1.7970312456" calcext:value-type="float">
            <text:p>1.7970312456</text:p>
          </table:table-cell>
          <table:table-cell office:value-type="float" office:value="1.8832360248" calcext:value-type="float">
            <text:p>1.8832360248</text:p>
          </table:table-cell>
          <table:table-cell office:value-type="float" office:value="1.970853697" calcext:value-type="float">
            <text:p>1.970853697</text:p>
          </table:table-cell>
          <table:table-cell office:value-type="float" office:value="2.0610679035" calcext:value-type="float">
            <text:p>2.0610679035</text:p>
          </table:table-cell>
          <table:table-cell office:value-type="float" office:value="2.1552403172" calcext:value-type="float">
            <text:p>2.1552403172</text:p>
          </table:table-cell>
          <table:table-cell office:value-type="float" office:value="2.2548945606" calcext:value-type="float">
            <text:p>2.2548945606</text:p>
          </table:table-cell>
          <table:table-cell office:value-type="float" office:value="2.3618787605" calcext:value-type="float">
            <text:p>2.3618787605</text:p>
          </table:table-cell>
          <table:table-cell office:value-type="float" office:value="2.4786306537" calcext:value-type="float">
            <text:p>2.4786306537</text:p>
          </table:table-cell>
          <table:table-cell office:value-type="float" office:value="2.6086204394" calcext:value-type="float">
            <text:p>2.6086204394</text:p>
          </table:table-cell>
          <table:table-cell office:value-type="float" office:value="2.7571266356" calcext:value-type="float">
            <text:p>2.7571266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36701391" calcext:value-type="float">
            <text:p>0.5136701391</text:p>
          </table:table-cell>
          <table:table-cell office:value-type="float" office:value="0.5830276702" calcext:value-type="float">
            <text:p>0.5830276702</text:p>
          </table:table-cell>
          <table:table-cell office:value-type="float" office:value="0.6484345183" calcext:value-type="float">
            <text:p>0.6484345183</text:p>
          </table:table-cell>
          <table:table-cell office:value-type="float" office:value="0.7086192406" calcext:value-type="float">
            <text:p>0.7086192406</text:p>
          </table:table-cell>
          <table:table-cell office:value-type="float" office:value="0.7731697281" calcext:value-type="float">
            <text:p>0.7731697281</text:p>
          </table:table-cell>
          <table:table-cell office:value-type="float" office:value="0.8428633838" calcext:value-type="float">
            <text:p>0.8428633838</text:p>
          </table:table-cell>
          <table:table-cell office:value-type="float" office:value="0.9146776094" calcext:value-type="float">
            <text:p>0.9146776094</text:p>
          </table:table-cell>
          <table:table-cell office:value-type="float" office:value="1.0007428319" calcext:value-type="float">
            <text:p>1.0007428319</text:p>
          </table:table-cell>
          <table:table-cell office:value-type="float" office:value="1.0930607875" calcext:value-type="float">
            <text:p>1.0930607875</text:p>
          </table:table-cell>
          <table:table-cell office:value-type="float" office:value="1.1929112342" calcext:value-type="float">
            <text:p>1.1929112342</text:p>
          </table:table-cell>
          <table:table-cell office:value-type="float" office:value="1.3019767594" calcext:value-type="float">
            <text:p>1.3019767594</text:p>
          </table:table-cell>
          <table:table-cell office:value-type="float" office:value="1.4222916587" calcext:value-type="float">
            <text:p>1.4222916587</text:p>
          </table:table-cell>
          <table:table-cell office:value-type="float" office:value="1.5563156818" calcext:value-type="float">
            <text:p>1.5563156818</text:p>
          </table:table-cell>
          <table:table-cell office:value-type="float" office:value="1.7070183387" calcext:value-type="float">
            <text:p>1.7070183387</text:p>
          </table:table-cell>
          <table:table-cell office:value-type="float" office:value="1.8778674033" calcext:value-type="float">
            <text:p>1.8778674033</text:p>
          </table:table-cell>
          <table:table-cell office:value-type="float" office:value="2.0725229985" calcext:value-type="float">
            <text:p>2.0725229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913342633" calcext:value-type="float">
            <text:p>45.2913342633</text:p>
          </table:table-cell>
          <table:table-cell office:value-type="float" office:value="46.545878262" calcext:value-type="float">
            <text:p>46.545878262</text:p>
          </table:table-cell>
          <table:table-cell office:value-type="float" office:value="47.6302776481" calcext:value-type="float">
            <text:p>47.6302776481</text:p>
          </table:table-cell>
          <table:table-cell office:value-type="float" office:value="48.5584351172" calcext:value-type="float">
            <text:p>48.5584351172</text:p>
          </table:table-cell>
          <table:table-cell office:value-type="float" office:value="49.4905860148" calcext:value-type="float">
            <text:p>49.4905860148</text:p>
          </table:table-cell>
          <table:table-cell office:value-type="float" office:value="50.4329117368" calcext:value-type="float">
            <text:p>50.4329117368</text:p>
          </table:table-cell>
          <table:table-cell office:value-type="float" office:value="51.342649049" calcext:value-type="float">
            <text:p>51.342649049</text:p>
          </table:table-cell>
          <table:table-cell office:value-type="float" office:value="52.360636829" calcext:value-type="float">
            <text:p>52.360636829</text:p>
          </table:table-cell>
          <table:table-cell office:value-type="float" office:value="53.3752043407" calcext:value-type="float">
            <text:p>53.3752043407</text:p>
          </table:table-cell>
          <table:table-cell office:value-type="float" office:value="54.3931382586" calcext:value-type="float">
            <text:p>54.3931382586</text:p>
          </table:table-cell>
          <table:table-cell office:value-type="float" office:value="55.4220435556" calcext:value-type="float">
            <text:p>55.4220435556</text:p>
          </table:table-cell>
          <table:table-cell office:value-type="float" office:value="56.4690025909" calcext:value-type="float">
            <text:p>56.4690025909</text:p>
          </table:table-cell>
          <table:table-cell office:value-type="float" office:value="57.5405416704" calcext:value-type="float">
            <text:p>57.5405416704</text:p>
          </table:table-cell>
          <table:table-cell office:value-type="float" office:value="58.642526673" calcext:value-type="float">
            <text:p>58.642526673</text:p>
          </table:table-cell>
          <table:table-cell office:value-type="float" office:value="59.7793479817" calcext:value-type="float">
            <text:p>59.7793479817</text:p>
          </table:table-cell>
          <table:table-cell office:value-type="float" office:value="60.9517649157" calcext:value-type="float">
            <text:p>60.9517649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3.6356937088" calcext:value-type="float">
            <text:p>363.6356937088</text:p>
          </table:table-cell>
          <table:table-cell office:value-type="float" office:value="400.147023647" calcext:value-type="float">
            <text:p>400.147023647</text:p>
          </table:table-cell>
          <table:table-cell office:value-type="float" office:value="433.6141531694" calcext:value-type="float">
            <text:p>433.6141531694</text:p>
          </table:table-cell>
          <table:table-cell office:value-type="float" office:value="460.5481884525" calcext:value-type="float">
            <text:p>460.5481884525</text:p>
          </table:table-cell>
          <table:table-cell office:value-type="float" office:value="487.8133696348" calcext:value-type="float">
            <text:p>487.8133696348</text:p>
          </table:table-cell>
          <table:table-cell office:value-type="float" office:value="515.3720825527" calcext:value-type="float">
            <text:p>515.3720825527</text:p>
          </table:table-cell>
          <table:table-cell office:value-type="float" office:value="539.6467303589" calcext:value-type="float">
            <text:p>539.6467303589</text:p>
          </table:table-cell>
          <table:table-cell office:value-type="float" office:value="569.1638261748" calcext:value-type="float">
            <text:p>569.1638261748</text:p>
          </table:table-cell>
          <table:table-cell office:value-type="float" office:value="598.0009777917" calcext:value-type="float">
            <text:p>598.0009777917</text:p>
          </table:table-cell>
          <table:table-cell office:value-type="float" office:value="626.2494552041" calcext:value-type="float">
            <text:p>626.2494552041</text:p>
          </table:table-cell>
          <table:table-cell office:value-type="float" office:value="653.9998485958" calcext:value-type="float">
            <text:p>653.9998485958</text:p>
          </table:table-cell>
          <table:table-cell office:value-type="float" office:value="681.2745928068" calcext:value-type="float">
            <text:p>681.2745928068</text:p>
          </table:table-cell>
          <table:table-cell office:value-type="float" office:value="707.989355845" calcext:value-type="float">
            <text:p>707.989355845</text:p>
          </table:table-cell>
          <table:table-cell office:value-type="float" office:value="733.8871985494" calcext:value-type="float">
            <text:p>733.8871985494</text:p>
          </table:table-cell>
          <table:table-cell office:value-type="float" office:value="758.394664491" calcext:value-type="float">
            <text:p>758.394664491</text:p>
          </table:table-cell>
          <table:table-cell office:value-type="float" office:value="780.3313102002" calcext:value-type="float">
            <text:p>780.3313102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7.1994275279" calcext:value-type="float">
            <text:p>697.1994275279</text:p>
          </table:table-cell>
          <table:table-cell office:value-type="float" office:value="762.9875125124" calcext:value-type="float">
            <text:p>762.9875125124</text:p>
          </table:table-cell>
          <table:table-cell office:value-type="float" office:value="822.5693349585" calcext:value-type="float">
            <text:p>822.5693349585</text:p>
          </table:table-cell>
          <table:table-cell office:value-type="float" office:value="877.6116520273" calcext:value-type="float">
            <text:p>877.6116520273</text:p>
          </table:table-cell>
          <table:table-cell office:value-type="float" office:value="934.2924575393" calcext:value-type="float">
            <text:p>934.2924575393</text:p>
          </table:table-cell>
          <table:table-cell office:value-type="float" office:value="992.4210007194" calcext:value-type="float">
            <text:p>992.4210007194</text:p>
          </table:table-cell>
          <table:table-cell office:value-type="float" office:value="1051.885088287" calcext:value-type="float">
            <text:p>1051.885088287</text:p>
          </table:table-cell>
          <table:table-cell office:value-type="float" office:value="1116.806349875" calcext:value-type="float">
            <text:p>1116.806349875</text:p>
          </table:table-cell>
          <table:table-cell office:value-type="float" office:value="1182.4350211383" calcext:value-type="float">
            <text:p>1182.4350211383</text:p>
          </table:table-cell>
          <table:table-cell office:value-type="float" office:value="1249.6885014751" calcext:value-type="float">
            <text:p>1249.6885014751</text:p>
          </table:table-cell>
          <table:table-cell office:value-type="float" office:value="1319.475165711" calcext:value-type="float">
            <text:p>1319.475165711</text:p>
          </table:table-cell>
          <table:table-cell office:value-type="float" office:value="1392.7808976287" calcext:value-type="float">
            <text:p>1392.7808976287</text:p>
          </table:table-cell>
          <table:table-cell office:value-type="float" office:value="1470.7769438951" calcext:value-type="float">
            <text:p>1470.7769438951</text:p>
          </table:table-cell>
          <table:table-cell office:value-type="float" office:value="1554.9702719431" calcext:value-type="float">
            <text:p>1554.9702719431</text:p>
          </table:table-cell>
          <table:table-cell office:value-type="float" office:value="1647.4451168399" calcext:value-type="float">
            <text:p>1647.4451168399</text:p>
          </table:table-cell>
          <table:table-cell office:value-type="float" office:value="1751.2986976345" calcext:value-type="float">
            <text:p>1751.2986976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1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1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151912.329116192" calcext:value-type="float">
            <text:p>151912.329116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41.223096403" calcext:value-type="float">
            <text:p>41.223096403</text:p>
          </table:table-cell>
          <table:table-cell office:value-type="float" office:value="45.2482674768" calcext:value-type="float">
            <text:p>45.2482674768</text:p>
          </table:table-cell>
          <table:table-cell office:value-type="float" office:value="41.7731844688" calcext:value-type="float">
            <text:p>41.7731844688</text:p>
          </table:table-cell>
          <table:table-cell office:value-type="float" office:value="38.1252660369" calcext:value-type="float">
            <text:p>38.1252660369</text:p>
          </table:table-cell>
          <table:table-cell office:value-type="float" office:value="35.4866933993" calcext:value-type="float">
            <text:p>35.4866933993</text:p>
          </table:table-cell>
          <table:table-cell office:value-type="float" office:value="36.8578722189" calcext:value-type="float">
            <text:p>36.8578722189</text:p>
          </table:table-cell>
          <table:table-cell office:value-type="float" office:value="38.2008388138" calcext:value-type="float">
            <text:p>38.2008388138</text:p>
          </table:table-cell>
          <table:table-cell office:value-type="float" office:value="44.3798707457" calcext:value-type="float">
            <text:p>44.3798707457</text:p>
          </table:table-cell>
          <table:table-cell office:value-type="float" office:value="44.918435414" calcext:value-type="float">
            <text:p>44.918435414</text:p>
          </table:table-cell>
          <table:table-cell office:value-type="float" office:value="46.2354269455" calcext:value-type="float">
            <text:p>46.2354269455</text:p>
          </table:table-cell>
          <table:table-cell office:value-type="float" office:value="48.3209015847" calcext:value-type="float">
            <text:p>48.3209015847</text:p>
          </table:table-cell>
          <table:table-cell office:value-type="float" office:value="51.2154141319" calcext:value-type="float">
            <text:p>51.2154141319</text:p>
          </table:table-cell>
          <table:table-cell office:value-type="float" office:value="55.0319134885" calcext:value-type="float">
            <text:p>55.0319134885</text:p>
          </table:table-cell>
          <table:table-cell office:value-type="float" office:value="59.9903460534" calcext:value-type="float">
            <text:p>59.9903460534</text:p>
          </table:table-cell>
          <table:table-cell office:value-type="float" office:value="66.4847888151" calcext:value-type="float">
            <text:p>66.4847888151</text:p>
          </table:table-cell>
          <table:table-cell office:value-type="float" office:value="75.2192644999" calcext:value-type="float">
            <text:p>75.2192644999</text:p>
          </table:table-cell>
          <table:table-cell office:value-type="float" office:value="87.4605931939" calcext:value-type="float">
            <text:p>87.4605931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.2031931455</text:p>
          </table:table-cell>
          <table:table-cell office:value-type="float" office:value="433.5556967752" calcext:value-type="float">
            <text:p>433.5556967752</text:p>
          </table:table-cell>
          <table:table-cell office:value-type="float" office:value="448.0416499396" calcext:value-type="float">
            <text:p>448.0416499396</text:p>
          </table:table-cell>
          <table:table-cell office:value-type="float" office:value="460.4005202869" calcext:value-type="float">
            <text:p>460.4005202869</text:p>
          </table:table-cell>
          <table:table-cell office:value-type="float" office:value="471.4434313781" calcext:value-type="float">
            <text:p>471.4434313781</text:p>
          </table:table-cell>
          <table:table-cell office:value-type="float" office:value="483.4479484739" calcext:value-type="float">
            <text:p>483.4479484739</text:p>
          </table:table-cell>
          <table:table-cell office:value-type="float" office:value="496.1488002728" calcext:value-type="float">
            <text:p>496.1488002728</text:p>
          </table:table-cell>
          <table:table-cell office:value-type="float" office:value="512.1414137114" calcext:value-type="float">
            <text:p>512.1414137114</text:p>
          </table:table-cell>
          <table:table-cell office:value-type="float" office:value="528.0388436839" calcext:value-type="float">
            <text:p>528.0388436839</text:p>
          </table:table-cell>
          <table:table-cell office:value-type="float" office:value="544.5581567831" calcext:value-type="float">
            <text:p>544.5581567831</text:p>
          </table:table-cell>
          <table:table-cell office:value-type="float" office:value="562.1676850357" calcext:value-type="float">
            <text:p>562.1676850357</text:p>
          </table:table-cell>
          <table:table-cell office:value-type="float" office:value="581.3033144933" calcext:value-type="float">
            <text:p>581.3033144933</text:p>
          </table:table-cell>
          <table:table-cell office:value-type="float" office:value="602.4525905379" calcext:value-type="float">
            <text:p>602.4525905379</text:p>
          </table:table-cell>
          <table:table-cell office:value-type="float" office:value="626.2262844505" calcext:value-type="float">
            <text:p>626.2262844505</text:p>
          </table:table-cell>
          <table:table-cell office:value-type="float" office:value="653.4601090656" calcext:value-type="float">
            <text:p>653.4601090656</text:p>
          </table:table-cell>
          <table:table-cell office:value-type="float" office:value="685.3915726962" calcext:value-type="float">
            <text:p>685.3915726962</text:p>
          </table:table-cell>
          <table:table-cell office:value-type="float" office:value="723.9800961075" calcext:value-type="float">
            <text:p>723.9800961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.5128014</text:p>
          </table:table-cell>
          <table:table-cell office:value-type="float" office:value="923.4736341311" calcext:value-type="float">
            <text:p>923.4736341311</text:p>
          </table:table-cell>
          <table:table-cell office:value-type="float" office:value="954.3287143714" calcext:value-type="float">
            <text:p>954.3287143714</text:p>
          </table:table-cell>
          <table:table-cell office:value-type="float" office:value="980.6531082111" calcext:value-type="float">
            <text:p>980.6531082111</text:p>
          </table:table-cell>
          <table:table-cell office:value-type="float" office:value="1004.1745088354" calcext:value-type="float">
            <text:p>1004.1745088354</text:p>
          </table:table-cell>
          <table:table-cell office:value-type="float" office:value="1029.7441302495" calcext:value-type="float">
            <text:p>1029.7441302495</text:p>
          </table:table-cell>
          <table:table-cell office:value-type="float" office:value="1056.796944581" calcext:value-type="float">
            <text:p>1056.796944581</text:p>
          </table:table-cell>
          <table:table-cell office:value-type="float" office:value="1090.8612112053" calcext:value-type="float">
            <text:p>1090.8612112053</text:p>
          </table:table-cell>
          <table:table-cell office:value-type="float" office:value="1124.7227370467" calcext:value-type="float">
            <text:p>1124.7227370467</text:p>
          </table:table-cell>
          <table:table-cell office:value-type="float" office:value="1159.9088739479" calcext:value-type="float">
            <text:p>1159.9088739479</text:p>
          </table:table-cell>
          <table:table-cell office:value-type="float" office:value="1197.417169126" calcext:value-type="float">
            <text:p>1197.417169126</text:p>
          </table:table-cell>
          <table:table-cell office:value-type="float" office:value="1238.1760598707" calcext:value-type="float">
            <text:p>1238.1760598707</text:p>
          </table:table-cell>
          <table:table-cell office:value-type="float" office:value="1283.2240178458" calcext:value-type="float">
            <text:p>1283.2240178458</text:p>
          </table:table-cell>
          <table:table-cell office:value-type="float" office:value="1333.8619858796" calcext:value-type="float">
            <text:p>1333.8619858796</text:p>
          </table:table-cell>
          <table:table-cell office:value-type="float" office:value="1391.8700323097" calcext:value-type="float">
            <text:p>1391.8700323097</text:p>
          </table:table-cell>
          <table:table-cell office:value-type="float" office:value="1459.8840498428" calcext:value-type="float">
            <text:p>1459.8840498428</text:p>
          </table:table-cell>
          <table:table-cell office:value-type="float" office:value="1542.077604709" calcext:value-type="float">
            <text:p>1542.077604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.24715</text:p>
          </table:table-cell>
          <table:table-cell office:value-type="float" office:value="1.440048634" calcext:value-type="float">
            <text:p>1.440048634</text:p>
          </table:table-cell>
          <table:table-cell office:value-type="float" office:value="1.5787182331" calcext:value-type="float">
            <text:p>1.5787182331</text:p>
          </table:table-cell>
          <table:table-cell office:value-type="float" office:value="1.6878879538" calcext:value-type="float">
            <text:p>1.6878879538</text:p>
          </table:table-cell>
          <table:table-cell office:value-type="float" office:value="1.7793970669" calcext:value-type="float">
            <text:p>1.7793970669</text:p>
          </table:table-cell>
          <table:table-cell office:value-type="float" office:value="1.8668398276" calcext:value-type="float">
            <text:p>1.8668398276</text:p>
          </table:table-cell>
          <table:table-cell office:value-type="float" office:value="1.9555897094" calcext:value-type="float">
            <text:p>1.9555897094</text:p>
          </table:table-cell>
          <table:table-cell office:value-type="float" office:value="2.0562050038" calcext:value-type="float">
            <text:p>2.0562050038</text:p>
          </table:table-cell>
          <table:table-cell office:value-type="float" office:value="2.1603194553" calcext:value-type="float">
            <text:p>2.1603194553</text:p>
          </table:table-cell>
          <table:table-cell office:value-type="float" office:value="2.2676088236" calcext:value-type="float">
            <text:p>2.2676088236</text:p>
          </table:table-cell>
          <table:table-cell office:value-type="float" office:value="2.3793445671" calcext:value-type="float">
            <text:p>2.3793445671</text:p>
          </table:table-cell>
          <table:table-cell office:value-type="float" office:value="2.4970612305" calcext:value-type="float">
            <text:p>2.4970612305</text:p>
          </table:table-cell>
          <table:table-cell office:value-type="float" office:value="2.622436006" calcext:value-type="float">
            <text:p>2.622436006</text:p>
          </table:table-cell>
          <table:table-cell office:value-type="float" office:value="2.7574386804" calcext:value-type="float">
            <text:p>2.7574386804</text:p>
          </table:table-cell>
          <table:table-cell office:value-type="float" office:value="2.9046059977" calcext:value-type="float">
            <text:p>2.9046059977</text:p>
          </table:table-cell>
          <table:table-cell office:value-type="float" office:value="3.0674959425" calcext:value-type="float">
            <text:p>3.0674959425</text:p>
          </table:table-cell>
          <table:table-cell office:value-type="float" office:value="3.2514478672" calcext:value-type="float">
            <text:p>3.2514478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.7918384643</text:p>
          </table:table-cell>
          <table:table-cell office:value-type="float" office:value="3.0617282436" calcext:value-type="float">
            <text:p>3.0617282436</text:p>
          </table:table-cell>
          <table:table-cell office:value-type="float" office:value="3.2820368632" calcext:value-type="float">
            <text:p>3.2820368632</text:p>
          </table:table-cell>
          <table:table-cell office:value-type="float" office:value="3.4570647261" calcext:value-type="float">
            <text:p>3.4570647261</text:p>
          </table:table-cell>
          <table:table-cell office:value-type="float" office:value="3.6019969344" calcext:value-type="float">
            <text:p>3.6019969344</text:p>
          </table:table-cell>
          <table:table-cell office:value-type="float" office:value="3.749162283" calcext:value-type="float">
            <text:p>3.749162283</text:p>
          </table:table-cell>
          <table:table-cell office:value-type="float" office:value="3.9029377876" calcext:value-type="float">
            <text:p>3.9029377876</text:p>
          </table:table-cell>
          <table:table-cell office:value-type="float" office:value="4.0915091488" calcext:value-type="float">
            <text:p>4.0915091488</text:p>
          </table:table-cell>
          <table:table-cell office:value-type="float" office:value="4.2783644878" calcext:value-type="float">
            <text:p>4.2783644878</text:p>
          </table:table-cell>
          <table:table-cell office:value-type="float" office:value="4.4702486625" calcext:value-type="float">
            <text:p>4.4702486625</text:p>
          </table:table-cell>
          <table:table-cell office:value-type="float" office:value="4.67142121" calcext:value-type="float">
            <text:p>4.67142121</text:p>
          </table:table-cell>
          <table:table-cell office:value-type="float" office:value="4.8854384036" calcext:value-type="float">
            <text:p>4.8854384036</text:p>
          </table:table-cell>
          <table:table-cell office:value-type="float" office:value="5.1160128637" calcext:value-type="float">
            <text:p>5.1160128637</text:p>
          </table:table-cell>
          <table:table-cell office:value-type="float" office:value="5.3675947297" calcext:value-type="float">
            <text:p>5.3675947297</text:p>
          </table:table-cell>
          <table:table-cell office:value-type="float" office:value="5.6460866914" calcext:value-type="float">
            <text:p>5.6460866914</text:p>
          </table:table-cell>
          <table:table-cell office:value-type="float" office:value="5.9600000122" calcext:value-type="float">
            <text:p>5.9600000122</text:p>
          </table:table-cell>
          <table:table-cell office:value-type="float" office:value="6.3223901979" calcext:value-type="float">
            <text:p>6.322390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40625" calcext:value-type="float">
            <text:p>-0.0340625</text:p>
          </table:table-cell>
          <table:table-cell office:value-type="float" office:value="-0.014125" calcext:value-type="float">
            <text:p>-0.014125</text:p>
          </table:table-cell>
          <table:table-cell office:value-type="float" office:value="0.0058125" calcext:value-type="float">
            <text:p>0.005812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456875" calcext:value-type="float">
            <text:p>0.0456875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.0855625" calcext:value-type="float">
            <text:p>0.0855625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54375" calcext:value-type="float">
            <text:p>0.1254375</text:p>
          </table:table-cell>
          <table:table-cell office:value-type="float" office:value="0.145375" calcext:value-type="float">
            <text:p>0.145375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0.2051875" calcext:value-type="float">
            <text:p>0.2051875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2450625" calcext:value-type="float">
            <text:p>0.2450625</text:p>
          </table:table-cell>
          <table:table-cell office:value-type="float" office:value="0.265" calcext:value-type="float">
            <text:p>0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.3278384643</text:p>
          </table:table-cell>
          <table:table-cell office:value-type="float" office:value="2.5594306436" calcext:value-type="float">
            <text:p>2.5594306436</text:p>
          </table:table-cell>
          <table:table-cell office:value-type="float" office:value="2.7457735983" calcext:value-type="float">
            <text:p>2.7457735983</text:p>
          </table:table-cell>
          <table:table-cell office:value-type="float" office:value="2.9000520851" calcext:value-type="float">
            <text:p>2.9000520851</text:p>
          </table:table-cell>
          <table:table-cell office:value-type="float" office:value="3.034439253" calcext:value-type="float">
            <text:p>3.034439253</text:p>
          </table:table-cell>
          <table:table-cell office:value-type="float" office:value="3.1770035206" calcext:value-type="float">
            <text:p>3.1770035206</text:p>
          </table:table-cell>
          <table:table-cell office:value-type="float" office:value="3.3240338518" calcext:value-type="float">
            <text:p>3.3240338518</text:p>
          </table:table-cell>
          <table:table-cell office:value-type="float" office:value="3.503907439" calcext:value-type="float">
            <text:p>3.503907439</text:p>
          </table:table-cell>
          <table:table-cell office:value-type="float" office:value="3.6772276531" calcext:value-type="float">
            <text:p>3.6772276531</text:p>
          </table:table-cell>
          <table:table-cell office:value-type="float" office:value="3.8518849896" calcext:value-type="float">
            <text:p>3.8518849896</text:p>
          </table:table-cell>
          <table:table-cell office:value-type="float" office:value="4.0323285594" calcext:value-type="float">
            <text:p>4.0323285594</text:p>
          </table:table-cell>
          <table:table-cell office:value-type="float" office:value="4.2221106512" calcext:value-type="float">
            <text:p>4.2221106512</text:p>
          </table:table-cell>
          <table:table-cell office:value-type="float" office:value="4.4247280092" calcext:value-type="float">
            <text:p>4.4247280092</text:p>
          </table:table-cell>
          <table:table-cell office:value-type="float" office:value="4.6441648624" calcext:value-type="float">
            <text:p>4.6441648624</text:p>
          </table:table-cell>
          <table:table-cell office:value-type="float" office:value="4.885526224" calcext:value-type="float">
            <text:p>4.885526224</text:p>
          </table:table-cell>
          <table:table-cell office:value-type="float" office:value="5.1560253132" calcext:value-type="float">
            <text:p>5.1560253132</text:p>
          </table:table-cell>
          <table:table-cell office:value-type="float" office:value="5.4665801291" calcext:value-type="float">
            <text:p>5.4665801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63601" calcext:value-type="float">
            <text:p>0.5363601</text:p>
          </table:table-cell>
          <table:table-cell office:value-type="float" office:value="0.5503882649" calcext:value-type="float">
            <text:p>0.5503882649</text:p>
          </table:table-cell>
          <table:table-cell office:value-type="float" office:value="0.551200141" calcext:value-type="float">
            <text:p>0.551200141</text:p>
          </table:table-cell>
          <table:table-cell office:value-type="float" office:value="0.5418076814" calcext:value-type="float">
            <text:p>0.5418076814</text:p>
          </table:table-cell>
          <table:table-cell office:value-type="float" office:value="0.5264712623" calcext:value-type="float">
            <text:p>0.5264712623</text:p>
          </table:table-cell>
          <table:table-cell office:value-type="float" office:value="0.5132789358" calcext:value-type="float">
            <text:p>0.5132789358</text:p>
          </table:table-cell>
          <table:table-cell office:value-type="float" office:value="0.5020392098" calcext:value-type="float">
            <text:p>0.5020392098</text:p>
          </table:table-cell>
          <table:table-cell office:value-type="float" office:value="0.4956368348" calcext:value-type="float">
            <text:p>0.4956368348</text:p>
          </table:table-cell>
          <table:table-cell office:value-type="float" office:value="0.4929261729" calcext:value-type="float">
            <text:p>0.4929261729</text:p>
          </table:table-cell>
          <table:table-cell office:value-type="float" office:value="0.4937176507" calcext:value-type="float">
            <text:p>0.4937176507</text:p>
          </table:table-cell>
          <table:table-cell office:value-type="float" office:value="0.4980152524" calcext:value-type="float">
            <text:p>0.4980152524</text:p>
          </table:table-cell>
          <table:table-cell office:value-type="float" office:value="0.5060348545" calcext:value-type="float">
            <text:p>0.5060348545</text:p>
          </table:table-cell>
          <table:table-cell office:value-type="float" office:value="0.5182423673" calcext:value-type="float">
            <text:p>0.5182423673</text:p>
          </table:table-cell>
          <table:table-cell office:value-type="float" office:value="0.5354354675" calcext:value-type="float">
            <text:p>0.5354354675</text:p>
          </table:table-cell>
          <table:table-cell office:value-type="float" office:value="0.558912199" calcext:value-type="float">
            <text:p>0.558912199</text:p>
          </table:table-cell>
          <table:table-cell office:value-type="float" office:value="0.5908100688" calcext:value-type="float">
            <text:p>0.5908100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.7603328701</text:p>
          </table:table-cell>
          <table:table-cell office:value-type="float" office:value="16.6104290127" calcext:value-type="float">
            <text:p>16.6104290127</text:p>
          </table:table-cell>
          <table:table-cell office:value-type="float" office:value="64.121564797" calcext:value-type="float">
            <text:p>64.121564797</text:p>
          </table:table-cell>
          <table:table-cell office:value-type="float" office:value="116.6904736217" calcext:value-type="float">
            <text:p>116.6904736217</text:p>
          </table:table-cell>
          <table:table-cell office:value-type="float" office:value="156.6261979072" calcext:value-type="float">
            <text:p>156.6261979072</text:p>
          </table:table-cell>
          <table:table-cell office:value-type="float" office:value="157.7768801859" calcext:value-type="float">
            <text:p>157.7768801859</text:p>
          </table:table-cell>
          <table:table-cell office:value-type="float" office:value="157.6350184913" calcext:value-type="float">
            <text:p>157.6350184913</text:p>
          </table:table-cell>
          <table:table-cell office:value-type="float" office:value="150.0295354414" calcext:value-type="float">
            <text:p>150.0295354414</text:p>
          </table:table-cell>
          <table:table-cell office:value-type="float" office:value="144.9461183689" calcext:value-type="float">
            <text:p>144.9461183689</text:p>
          </table:table-cell>
          <table:table-cell office:value-type="float" office:value="138.8860268926" calcext:value-type="float">
            <text:p>138.8860268926</text:p>
          </table:table-cell>
          <table:table-cell office:value-type="float" office:value="131.3549460067" calcext:value-type="float">
            <text:p>131.3549460067</text:p>
          </table:table-cell>
          <table:table-cell office:value-type="float" office:value="121.821845364" calcext:value-type="float">
            <text:p>121.821845364</text:p>
          </table:table-cell>
          <table:table-cell office:value-type="float" office:value="109.7101544449" calcext:value-type="float">
            <text:p>109.7101544449</text:p>
          </table:table-cell>
          <table:table-cell office:value-type="float" office:value="94.3685650149" calcext:value-type="float">
            <text:p>94.3685650149</text:p>
          </table:table-cell>
          <table:table-cell office:value-type="float" office:value="75.0570750837" calcext:value-type="float">
            <text:p>75.0570750837</text:p>
          </table:table-cell>
          <table:table-cell office:value-type="float" office:value="51.1144876648" calcext:value-type="float">
            <text:p>51.1144876648</text:p>
          </table:table-cell>
          <table:table-cell office:value-type="float" office:value="23.1334083516" calcext:value-type="float">
            <text:p>23.1334083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4464443491" calcext:value-type="float">
            <text:p>0.4464443491</text:p>
          </table:table-cell>
          <table:table-cell office:value-type="float" office:value="0.4627281089" calcext:value-type="float">
            <text:p>0.4627281089</text:p>
          </table:table-cell>
          <table:table-cell office:value-type="float" office:value="0.4771483437" calcext:value-type="float">
            <text:p>0.4771483437</text:p>
          </table:table-cell>
          <table:table-cell office:value-type="float" office:value="0.4640749536" calcext:value-type="float">
            <text:p>0.4640749536</text:p>
          </table:table-cell>
          <table:table-cell office:value-type="float" office:value="0.4556054818" calcext:value-type="float">
            <text:p>0.4556054818</text:p>
          </table:table-cell>
          <table:table-cell office:value-type="float" office:value="0.4449934198" calcext:value-type="float">
            <text:p>0.4449934198</text:p>
          </table:table-cell>
          <table:table-cell office:value-type="float" office:value="0.4311001578" calcext:value-type="float">
            <text:p>0.4311001578</text:p>
          </table:table-cell>
          <table:table-cell office:value-type="float" office:value="0.4125575761" calcext:value-type="float">
            <text:p>0.4125575761</text:p>
          </table:table-cell>
          <table:table-cell office:value-type="float" office:value="0.3876303469" calcext:value-type="float">
            <text:p>0.3876303469</text:p>
          </table:table-cell>
          <table:table-cell office:value-type="float" office:value="0.3539058717" calcext:value-type="float">
            <text:p>0.3539058717</text:p>
          </table:table-cell>
          <table:table-cell office:value-type="float" office:value="0.3076788308" calcext:value-type="float">
            <text:p>0.3076788308</text:p>
          </table:table-cell>
          <table:table-cell office:value-type="float" office:value="0.2427588222" calcext:value-type="float">
            <text:p>0.2427588222</text:p>
          </table:table-cell>
          <table:table-cell office:value-type="float" office:value="0.1483685832" calcext:value-type="float">
            <text:p>0.1483685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34.7200742823" calcext:value-type="float">
            <text:p>134.7200742823</text:p>
          </table:table-cell>
          <table:table-cell office:value-type="float" office:value="158.4942050379" calcext:value-type="float">
            <text:p>158.4942050379</text:p>
          </table:table-cell>
          <table:table-cell office:value-type="float" office:value="162.6737363419" calcext:value-type="float">
            <text:p>162.6737363419</text:p>
          </table:table-cell>
          <table:table-cell office:value-type="float" office:value="165.8407819365" calcext:value-type="float">
            <text:p>165.8407819365</text:p>
          </table:table-cell>
          <table:table-cell office:value-type="float" office:value="167.8593626121" calcext:value-type="float">
            <text:p>167.8593626121</text:p>
          </table:table-cell>
          <table:table-cell office:value-type="float" office:value="168.5039834643" calcext:value-type="float">
            <text:p>168.5039834643</text:p>
          </table:table-cell>
          <table:table-cell office:value-type="float" office:value="167.5334651785" calcext:value-type="float">
            <text:p>167.5334651785</text:p>
          </table:table-cell>
          <table:table-cell office:value-type="float" office:value="164.6058784422" calcext:value-type="float">
            <text:p>164.6058784422</text:p>
          </table:table-cell>
          <table:table-cell office:value-type="float" office:value="158.4958499042" calcext:value-type="float">
            <text:p>158.4958499042</text:p>
          </table:table-cell>
          <table:table-cell office:value-type="float" office:value="150.4275040401" calcext:value-type="float">
            <text:p>150.4275040401</text:p>
          </table:table-cell>
          <table:table-cell office:value-type="float" office:value="140.0951921621" calcext:value-type="float">
            <text:p>140.0951921621</text:p>
          </table:table-cell>
          <table:table-cell office:value-type="float" office:value="127.2071045664" calcext:value-type="float">
            <text:p>127.2071045664</text:p>
          </table:table-cell>
          <table:table-cell office:value-type="float" office:value="111.4898583606" calcext:value-type="float">
            <text:p>111.4898583606</text:p>
          </table:table-cell>
          <table:table-cell office:value-type="float" office:value="92.7223689781" calcext:value-type="float">
            <text:p>92.7223689781</text:p>
          </table:table-cell>
          <table:table-cell office:value-type="float" office:value="70.8462099399" calcext:value-type="float">
            <text:p>70.8462099399</text:p>
          </table:table-cell>
          <table:table-cell office:value-type="float" office:value="46.2841218021" calcext:value-type="float">
            <text:p>46.2841218021</text:p>
          </table:table-cell>
          <table:table-cell office:value-type="float" office:value="20.8165258816" calcext:value-type="float">
            <text:p>20.8165258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8.1244898296" calcext:value-type="float">
            <text:p>148.1244898296</text:p>
          </table:table-cell>
          <table:table-cell office:value-type="float" office:value="184.6166316078" calcext:value-type="float">
            <text:p>184.6166316078</text:p>
          </table:table-cell>
          <table:table-cell office:value-type="float" office:value="216.1900001389" calcext:value-type="float">
            <text:p>216.1900001389</text:p>
          </table:table-cell>
          <table:table-cell office:value-type="float" office:value="249.9677059377" calcext:value-type="float">
            <text:p>249.9677059377</text:p>
          </table:table-cell>
          <table:table-cell office:value-type="float" office:value="286.3142912648" calcext:value-type="float">
            <text:p>286.3142912648</text:p>
          </table:table-cell>
          <table:table-cell office:value-type="float" office:value="326.251692374" calcext:value-type="float">
            <text:p>326.251692374</text:p>
          </table:table-cell>
          <table:table-cell office:value-type="float" office:value="369.0487929767" calcext:value-type="float">
            <text:p>369.0487929767</text:p>
          </table:table-cell>
          <table:table-cell office:value-type="float" office:value="443.3968555825" calcext:value-type="float">
            <text:p>443.3968555825</text:p>
          </table:table-cell>
          <table:table-cell office:value-type="float" office:value="467.0264279926" calcext:value-type="float">
            <text:p>467.0264279926</text:p>
          </table:table-cell>
          <table:table-cell office:value-type="float" office:value="497.2581471736" calcext:value-type="float">
            <text:p>497.2581471736</text:p>
          </table:table-cell>
          <table:table-cell office:value-type="float" office:value="533.4210832301" calcext:value-type="float">
            <text:p>533.4210832301</text:p>
          </table:table-cell>
          <table:table-cell office:value-type="float" office:value="574.7657052239" calcext:value-type="float">
            <text:p>574.7657052239</text:p>
          </table:table-cell>
          <table:table-cell office:value-type="float" office:value="620.5517587247" calcext:value-type="float">
            <text:p>620.5517587247</text:p>
          </table:table-cell>
          <table:table-cell office:value-type="float" office:value="670.0820838536" calcext:value-type="float">
            <text:p>670.0820838536</text:p>
          </table:table-cell>
          <table:table-cell office:value-type="float" office:value="722.6955897353" calcext:value-type="float">
            <text:p>722.6955897353</text:p>
          </table:table-cell>
          <table:table-cell office:value-type="float" office:value="777.7235676162" calcext:value-type="float">
            <text:p>777.7235676162</text:p>
          </table:table-cell>
          <table:table-cell office:value-type="float" office:value="834.3975120505" calcext:value-type="float">
            <text:p>834.3975120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100634842" calcext:value-type="float">
            <text:p>0.0100634842</text:p>
          </table:table-cell>
          <table:table-cell office:value-type="float" office:value="0.0100259805" calcext:value-type="float">
            <text:p>0.0100259805</text:p>
          </table:table-cell>
          <table:table-cell office:value-type="float" office:value="0.0100240323" calcext:value-type="float">
            <text:p>0.0100240323</text:p>
          </table:table-cell>
          <table:table-cell office:value-type="float" office:value="0.0100226226" calcext:value-type="float">
            <text:p>0.0100226226</text:p>
          </table:table-cell>
          <table:table-cell office:value-type="float" office:value="0.0100224586" calcext:value-type="float">
            <text:p>0.0100224586</text:p>
          </table:table-cell>
          <table:table-cell office:value-type="float" office:value="0.009957199" calcext:value-type="float">
            <text:p>0.009957199</text:p>
          </table:table-cell>
          <table:table-cell office:value-type="float" office:value="0.0101249669" calcext:value-type="float">
            <text:p>0.0101249669</text:p>
          </table:table-cell>
          <table:table-cell office:value-type="float" office:value="0.0100072224" calcext:value-type="float">
            <text:p>0.0100072224</text:p>
          </table:table-cell>
          <table:table-cell office:value-type="float" office:value="0.0100098781" calcext:value-type="float">
            <text:p>0.0100098781</text:p>
          </table:table-cell>
          <table:table-cell office:value-type="float" office:value="0.0100117936" calcext:value-type="float">
            <text:p>0.0100117936</text:p>
          </table:table-cell>
          <table:table-cell office:value-type="float" office:value="0.0100130386" calcext:value-type="float">
            <text:p>0.0100130386</text:p>
          </table:table-cell>
          <table:table-cell office:value-type="float" office:value="0.0100137376" calcext:value-type="float">
            <text:p>0.0100137376</text:p>
          </table:table-cell>
          <table:table-cell office:value-type="float" office:value="0.0100140199" calcext:value-type="float">
            <text:p>0.0100140199</text:p>
          </table:table-cell>
          <table:table-cell office:value-type="float" office:value="0.0100139931" calcext:value-type="float">
            <text:p>0.0100139931</text:p>
          </table:table-cell>
          <table:table-cell office:value-type="float" office:value="0.0100137327" calcext:value-type="float">
            <text:p>0.0100137327</text:p>
          </table:table-cell>
          <table:table-cell office:value-type="float" office:value="0.0100132759" calcext:value-type="float">
            <text:p>0.0100132759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.9</text:p>
          </table:table-cell>
          <table:table-cell office:value-type="float" office:value="8137.3673508502" calcext:value-type="float">
            <text:p>8137.3673508502</text:p>
          </table:table-cell>
          <table:table-cell office:value-type="float" office:value="8481.1706083346" calcext:value-type="float">
            <text:p>8481.1706083346</text:p>
          </table:table-cell>
          <table:table-cell office:value-type="float" office:value="8786.6181848006" calcext:value-type="float">
            <text:p>8786.6181848006</text:p>
          </table:table-cell>
          <table:table-cell office:value-type="float" office:value="9056.4844687876" calcext:value-type="float">
            <text:p>9056.4844687876</text:p>
          </table:table-cell>
          <table:table-cell office:value-type="float" office:value="9293.7833464428" calcext:value-type="float">
            <text:p>9293.7833464428</text:p>
          </table:table-cell>
          <table:table-cell office:value-type="float" office:value="9501.5984247488" calcext:value-type="float">
            <text:p>9501.5984247488</text:p>
          </table:table-cell>
          <table:table-cell office:value-type="float" office:value="9682.9613941428" calcext:value-type="float">
            <text:p>9682.9613941428</text:p>
          </table:table-cell>
          <table:table-cell office:value-type="float" office:value="9840.7694557889" calcext:value-type="float">
            <text:p>9840.7694557889</text:p>
          </table:table-cell>
          <table:table-cell office:value-type="float" office:value="9977.7332798719" calcext:value-type="float">
            <text:p>9977.7332798719</text:p>
          </table:table-cell>
          <table:table-cell office:value-type="float" office:value="10096.3480265077" calcext:value-type="float">
            <text:p>10096.3480265077</text:p>
          </table:table-cell>
          <table:table-cell office:value-type="float" office:value="10198.8812100628" calcext:value-type="float">
            <text:p>10198.8812100628</text:p>
          </table:table-cell>
          <table:table-cell office:value-type="float" office:value="10287.3724202983" calcext:value-type="float">
            <text:p>10287.3724202983</text:p>
          </table:table-cell>
          <table:table-cell office:value-type="float" office:value="10363.6410248158" calcext:value-type="float">
            <text:p>10363.6410248158</text:p>
          </table:table-cell>
          <table:table-cell office:value-type="float" office:value="10429.2989229587" calcext:value-type="float">
            <text:p>10429.2989229587</text:p>
          </table:table-cell>
          <table:table-cell office:value-type="float" office:value="10485.7661941345" calcext:value-type="float">
            <text:p>10485.7661941345</text:p>
          </table:table-cell>
          <table:table-cell office:value-type="float" office:value="10534.288095593" calcext:value-type="float">
            <text:p>10534.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.84164</text:p>
          </table:table-cell>
          <table:table-cell office:value-type="float" office:value="6.3634422658" calcext:value-type="float">
            <text:p>6.3634422658</text:p>
          </table:table-cell>
          <table:table-cell office:value-type="float" office:value="6.9100290465" calcext:value-type="float">
            <text:p>6.9100290465</text:p>
          </table:table-cell>
          <table:table-cell office:value-type="float" office:value="7.4808438667" calcext:value-type="float">
            <text:p>7.4808438667</text:p>
          </table:table-cell>
          <table:table-cell office:value-type="float" office:value="8.0752245045" calcext:value-type="float">
            <text:p>8.0752245045</text:p>
          </table:table-cell>
          <table:table-cell office:value-type="float" office:value="8.6924099061" calcext:value-type="float">
            <text:p>8.6924099061</text:p>
          </table:table-cell>
          <table:table-cell office:value-type="float" office:value="9.3315477422" calcext:value-type="float">
            <text:p>9.3315477422</text:p>
          </table:table-cell>
          <table:table-cell office:value-type="float" office:value="9.9917024695" calcext:value-type="float">
            <text:p>9.9917024695</text:p>
          </table:table-cell>
          <table:table-cell office:value-type="float" office:value="10.671863766" calcext:value-type="float">
            <text:p>10.671863766</text:p>
          </table:table-cell>
          <table:table-cell office:value-type="float" office:value="11.370955216" calcext:value-type="float">
            <text:p>11.370955216</text:p>
          </table:table-cell>
          <table:table-cell office:value-type="float" office:value="12.0878431245" calcext:value-type="float">
            <text:p>12.0878431245</text:p>
          </table:table-cell>
          <table:table-cell office:value-type="float" office:value="12.8213453524" calcext:value-type="float">
            <text:p>12.8213453524</text:p>
          </table:table-cell>
          <table:table-cell office:value-type="float" office:value="13.570240072" calcext:value-type="float">
            <text:p>13.570240072</text:p>
          </table:table-cell>
          <table:table-cell office:value-type="float" office:value="14.3332743529" calcext:value-type="float">
            <text:p>14.3332743529</text:p>
          </table:table-cell>
          <table:table-cell office:value-type="float" office:value="15.1091724993" calcext:value-type="float">
            <text:p>15.1091724993</text:p>
          </table:table-cell>
          <table:table-cell office:value-type="float" office:value="15.8966440701" calcext:value-type="float">
            <text:p>15.8966440701</text:p>
          </table:table-cell>
          <table:table-cell office:value-type="float" office:value="16.6943915238" calcext:value-type="float">
            <text:p>16.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8.9343498905" calcext:value-type="float">
            <text:p>148.9343498905</text:p>
          </table:table-cell>
          <table:table-cell office:value-type="float" office:value="185.9984825559" calcext:value-type="float">
            <text:p>185.9984825559</text:p>
          </table:table-cell>
          <table:table-cell office:value-type="float" office:value="218.5260168282" calcext:value-type="float">
            <text:p>218.5260168282</text:p>
          </table:table-cell>
          <table:table-cell office:value-type="float" office:value="253.7876601334" calcext:value-type="float">
            <text:p>253.7876601334</text:p>
          </table:table-cell>
          <table:table-cell office:value-type="float" office:value="291.8498911704" calcext:value-type="float">
            <text:p>291.8498911704</text:p>
          </table:table-cell>
          <table:table-cell office:value-type="float" office:value="332.8560227373" calcext:value-type="float">
            <text:p>332.8560227373</text:p>
          </table:table-cell>
          <table:table-cell office:value-type="float" office:value="376.8539573621" calcext:value-type="float">
            <text:p>376.8539573621</text:p>
          </table:table-cell>
          <table:table-cell office:value-type="float" office:value="452.9567146207" calcext:value-type="float">
            <text:p>452.9567146207</text:p>
          </table:table-cell>
          <table:table-cell office:value-type="float" office:value="477.4872862635" calcext:value-type="float">
            <text:p>477.4872862635</text:p>
          </table:table-cell>
          <table:table-cell office:value-type="float" office:value="508.8910804054" calcext:value-type="float">
            <text:p>508.8910804054</text:p>
          </table:table-cell>
          <table:table-cell office:value-type="float" office:value="546.5181520872" calcext:value-type="float">
            <text:p>546.5181520872</text:p>
          </table:table-cell>
          <table:table-cell office:value-type="float" office:value="589.651955576" calcext:value-type="float">
            <text:p>589.651955576</text:p>
          </table:table-cell>
          <table:table-cell office:value-type="float" office:value="637.6026322655" calcext:value-type="float">
            <text:p>637.6026322655</text:p>
          </table:table-cell>
          <table:table-cell office:value-type="float" office:value="689.7503919988" calcext:value-type="float">
            <text:p>689.7503919988</text:p>
          </table:table-cell>
          <table:table-cell office:value-type="float" office:value="745.555555862" calcext:value-type="float">
            <text:p>745.555555862</text:p>
          </table:table-cell>
          <table:table-cell office:value-type="float" office:value="804.5495135766" calcext:value-type="float">
            <text:p>804.5495135766</text:p>
          </table:table-cell>
          <table:table-cell office:value-type="float" office:value="866.3144231499" calcext:value-type="float">
            <text:p>866.3144231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005041" calcext:value-type="float">
            <text:p>0.0791005041</text:p>
          </table:table-cell>
          <table:table-cell office:value-type="float" office:value="0.0763035335" calcext:value-type="float">
            <text:p>0.0763035335</text:p>
          </table:table-cell>
          <table:table-cell office:value-type="float" office:value="0.0736054629" calcext:value-type="float">
            <text:p>0.0736054629</text:p>
          </table:table-cell>
          <table:table-cell office:value-type="float" office:value="0.0710027953" calcext:value-type="float">
            <text:p>0.0710027953</text:p>
          </table:table-cell>
          <table:table-cell office:value-type="float" office:value="0.0684921573" calcext:value-type="float">
            <text:p>0.0684921573</text:p>
          </table:table-cell>
          <table:table-cell office:value-type="float" office:value="0.0660702948" calcext:value-type="float">
            <text:p>0.0660702948</text:p>
          </table:table-cell>
          <table:table-cell office:value-type="float" office:value="0.0637340685" calcext:value-type="float">
            <text:p>0.0637340685</text:p>
          </table:table-cell>
          <table:table-cell office:value-type="float" office:value="0.0614804506" calcext:value-type="float">
            <text:p>0.0614804506</text:p>
          </table:table-cell>
          <table:table-cell office:value-type="float" office:value="0.0593065199" calcext:value-type="float">
            <text:p>0.0593065199</text:p>
          </table:table-cell>
          <table:table-cell office:value-type="float" office:value="0.0572094587" calcext:value-type="float">
            <text:p>0.0572094587</text:p>
          </table:table-cell>
          <table:table-cell office:value-type="float" office:value="0.0551865491" calcext:value-type="float">
            <text:p>0.0551865491</text:p>
          </table:table-cell>
          <table:table-cell office:value-type="float" office:value="0.0532351689" calcext:value-type="float">
            <text:p>0.0532351689</text:p>
          </table:table-cell>
          <table:table-cell office:value-type="float" office:value="0.0513527889" calcext:value-type="float">
            <text:p>0.0513527889</text:p>
          </table:table-cell>
          <table:table-cell office:value-type="float" office:value="0.0495369694" calcext:value-type="float">
            <text:p>0.0495369694</text:p>
          </table:table-cell>
          <table:table-cell office:value-type="float" office:value="0.0477853567" calcext:value-type="float">
            <text:p>0.0477853567</text:p>
          </table:table-cell>
          <table:table-cell office:value-type="float" office:value="0.0460956805" calcext:value-type="float">
            <text:p>0.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410" calcext:value-type="float">
            <text:p>410</text:p>
          </table:table-cell>
          <table:table-cell office:value-type="float" office:value="577.5574072408" calcext:value-type="float">
            <text:p>577.5574072408</text:p>
          </table:table-cell>
          <table:table-cell office:value-type="float" office:value="681.8372495153" calcext:value-type="float">
            <text:p>681.8372495153</text:p>
          </table:table-cell>
          <table:table-cell office:value-type="float" office:value="793.3818760512" calcext:value-type="float">
            <text:p>793.3818760512</text:p>
          </table:table-cell>
          <table:table-cell office:value-type="float" office:value="912.9435525478" calcext:value-type="float">
            <text:p>912.9435525478</text:p>
          </table:table-cell>
          <table:table-cell office:value-type="float" office:value="1042.1689631007" calcext:value-type="float">
            <text:p>1042.1689631007</text:p>
          </table:table-cell>
          <table:table-cell office:value-type="float" office:value="1181.7866853981" calcext:value-type="float">
            <text:p>1181.7866853981</text:p>
          </table:table-cell>
          <table:table-cell office:value-type="float" office:value="1662.2827386757" calcext:value-type="float">
            <text:p>1662.2827386757</text:p>
          </table:table-cell>
          <table:table-cell office:value-type="float" office:value="1532.2771740968" calcext:value-type="float">
            <text:p>1532.2771740968</text:p>
          </table:table-cell>
          <table:table-cell office:value-type="float" office:value="1484.859020243" calcext:value-type="float">
            <text:p>1484.859020243</text:p>
          </table:table-cell>
          <table:table-cell office:value-type="float" office:value="1494.4080251489" calcext:value-type="float">
            <text:p>1494.4080251489</text:p>
          </table:table-cell>
          <table:table-cell office:value-type="float" office:value="1544.962365661" calcext:value-type="float">
            <text:p>1544.962365661</text:p>
          </table:table-cell>
          <table:table-cell office:value-type="float" office:value="1626.1657987557" calcext:value-type="float">
            <text:p>1626.1657987557</text:p>
          </table:table-cell>
          <table:table-cell office:value-type="float" office:value="1730.9836421972" calcext:value-type="float">
            <text:p>1730.9836421972</text:p>
          </table:table-cell>
          <table:table-cell office:value-type="float" office:value="1854.3960872597" calcext:value-type="float">
            <text:p>1854.3960872597</text:p>
          </table:table-cell>
          <table:table-cell office:value-type="float" office:value="1992.6178869569" calcext:value-type="float">
            <text:p>1992.6178869569</text:p>
          </table:table-cell>
          <table:table-cell office:value-type="float" office:value="2142.5833289682" calcext:value-type="float">
            <text:p>2142.5833289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4529386162" calcext:value-type="float">
            <text:p>0.4529386162</text:p>
          </table:table-cell>
          <table:table-cell office:value-type="float" office:value="0.369192497" calcext:value-type="float">
            <text:p>0.369192497</text:p>
          </table:table-cell>
          <table:table-cell office:value-type="float" office:value="0.3615003453" calcext:value-type="float">
            <text:p>0.3615003453</text:p>
          </table:table-cell>
          <table:table-cell office:value-type="float" office:value="0.3556135277" calcext:value-type="float">
            <text:p>0.3556135277</text:p>
          </table:table-cell>
          <table:table-cell office:value-type="float" office:value="0.3514214555" calcext:value-type="float">
            <text:p>0.3514214555</text:p>
          </table:table-cell>
          <table:table-cell office:value-type="float" office:value="0.3472143426" calcext:value-type="float">
            <text:p>0.3472143426</text:p>
          </table:table-cell>
          <table:table-cell office:value-type="float" office:value="0.5226677541" calcext:value-type="float">
            <text:p>0.5226677541</text:p>
          </table:table-cell>
          <table:table-cell table:number-columns-repeated="10" office:value-type="float" office:value="0.2484076433" calcext:value-type="float">
            <text:p>0.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67.0913014482" calcext:value-type="float">
            <text:p>67.0913014482</text:p>
          </table:table-cell>
          <table:table-cell office:value-type="float" office:value="68.1590752227" calcext:value-type="float">
            <text:p>68.1590752227</text:p>
          </table:table-cell>
          <table:table-cell office:value-type="float" office:value="78.152759717" calcext:value-type="float">
            <text:p>78.152759717</text:p>
          </table:table-cell>
          <table:table-cell office:value-type="float" office:value="88.8918977117" calcext:value-type="float">
            <text:p>88.8918977117</text:p>
          </table:table-cell>
          <table:table-cell office:value-type="float" office:value="100.6169849514" calcext:value-type="float">
            <text:p>100.6169849514</text:p>
          </table:table-cell>
          <table:table-cell office:value-type="float" office:value="113.2792668753" calcext:value-type="float">
            <text:p>113.2792668753</text:p>
          </table:table-cell>
          <table:table-cell office:value-type="float" office:value="192.889903763" calcext:value-type="float">
            <text:p>192.889903763</text:p>
          </table:table-cell>
          <table:table-cell office:value-type="float" office:value="110.1431679472" calcext:value-type="float">
            <text:p>110.1431679472</text:p>
          </table:table-cell>
          <table:table-cell office:value-type="float" office:value="116.0129343421" calcext:value-type="float">
            <text:p>116.0129343421</text:p>
          </table:table-cell>
          <table:table-cell office:value-type="float" office:value="123.5227244571" calcext:value-type="float">
            <text:p>123.5227244571</text:p>
          </table:table-cell>
          <table:table-cell office:value-type="float" office:value="132.5058741782" calcext:value-type="float">
            <text:p>132.5058741782</text:p>
          </table:table-cell>
          <table:table-cell office:value-type="float" office:value="142.7761942913" calcext:value-type="float">
            <text:p>142.7761942913</text:p>
          </table:table-cell>
          <table:table-cell office:value-type="float" office:value="154.149799938" calcext:value-type="float">
            <text:p>154.149799938</text:p>
          </table:table-cell>
          <table:table-cell office:value-type="float" office:value="166.4535112757" calcext:value-type="float">
            <text:p>166.4535112757</text:p>
          </table:table-cell>
          <table:table-cell office:value-type="float" office:value="179.5231082782" calcext:value-type="float">
            <text:p>179.5231082782</text:p>
          </table:table-cell>
          <table:table-cell office:value-type="float" office:value="193.1924785798" calcext:value-type="float">
            <text:p>193.1924785798</text:p>
          </table:table-cell>
          <table:table-cell office:value-type="float" office:value="207.270719554" calcext:value-type="float">
            <text:p>207.270719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8.13121943" calcext:value-type="float">
            <text:p>148.13121943</text:p>
          </table:table-cell>
          <table:table-cell office:value-type="float" office:value="184.661217301" calcext:value-type="float">
            <text:p>184.661217301</text:p>
          </table:table-cell>
          <table:table-cell office:value-type="float" office:value="216.6377374939" calcext:value-type="float">
            <text:p>216.6377374939</text:p>
          </table:table-cell>
          <table:table-cell office:value-type="float" office:value="251.2809069755" calcext:value-type="float">
            <text:p>251.2809069755</text:p>
          </table:table-cell>
          <table:table-cell office:value-type="float" office:value="288.6461374903" calcext:value-type="float">
            <text:p>288.6461374903</text:p>
          </table:table-cell>
          <table:table-cell office:value-type="float" office:value="328.8341865591" calcext:value-type="float">
            <text:p>328.8341865591</text:p>
          </table:table-cell>
          <table:table-cell office:value-type="float" office:value="371.8572673368" calcext:value-type="float">
            <text:p>371.8572673368</text:p>
          </table:table-cell>
          <table:table-cell office:value-type="float" office:value="446.3170924409" calcext:value-type="float">
            <text:p>446.3170924409</text:p>
          </table:table-cell>
          <table:table-cell office:value-type="float" office:value="469.761341343" calcext:value-type="float">
            <text:p>469.761341343</text:p>
          </table:table-cell>
          <table:table-cell office:value-type="float" office:value="499.818831501" calcext:value-type="float">
            <text:p>499.818831501</text:p>
          </table:table-cell>
          <table:table-cell office:value-type="float" office:value="535.7912797601" calcext:value-type="float">
            <text:p>535.7912797601</text:p>
          </table:table-cell>
          <table:table-cell office:value-type="float" office:value="576.9049560835" calcext:value-type="float">
            <text:p>576.9049560835</text:p>
          </table:table-cell>
          <table:table-cell office:value-type="float" office:value="622.4001767517" calcext:value-type="float">
            <text:p>622.4001767517</text:p>
          </table:table-cell>
          <table:table-cell office:value-type="float" office:value="671.5677275353" calcext:value-type="float">
            <text:p>671.5677275353</text:p>
          </table:table-cell>
          <table:table-cell office:value-type="float" office:value="723.7479337925" calcext:value-type="float">
            <text:p>723.7479337925</text:p>
          </table:table-cell>
          <table:table-cell office:value-type="float" office:value="778.3028193269" calcext:value-type="float">
            <text:p>778.3028193269</text:p>
          </table:table-cell>
          <table:table-cell office:value-type="float" office:value="834.5615537803" calcext:value-type="float">
            <text:p>834.5615537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0.45198421" calcext:value-type="float">
            <text:p>10.45198421</text:p>
          </table:table-cell>
          <table:table-cell office:value-type="float" office:value="14.3114537373" calcext:value-type="float">
            <text:p>14.3114537373</text:p>
          </table:table-cell>
          <table:table-cell office:value-type="float" office:value="16.2757297072" calcext:value-type="float">
            <text:p>16.2757297072</text:p>
          </table:table-cell>
          <table:table-cell office:value-type="float" office:value="18.3319457883" calcext:value-type="float">
            <text:p>18.3319457883</text:p>
          </table:table-cell>
          <table:table-cell office:value-type="float" office:value="20.5043476808" calcext:value-type="float">
            <text:p>20.5043476808</text:p>
          </table:table-cell>
          <table:table-cell office:value-type="float" office:value="22.9155788939" calcext:value-type="float">
            <text:p>22.9155788939</text:p>
          </table:table-cell>
          <table:table-cell office:value-type="float" office:value="18.539921531" calcext:value-type="float">
            <text:p>18.539921531</text:p>
          </table:table-cell>
          <table:table-cell office:value-type="float" office:value="34.4165048347" calcext:value-type="float">
            <text:p>34.4165048347</text:p>
          </table:table-cell>
          <table:table-cell office:value-type="float" office:value="35.6693137897" calcext:value-type="float">
            <text:p>35.6693137897</text:p>
          </table:table-cell>
          <table:table-cell office:value-type="float" office:value="37.4569466063" calcext:value-type="float">
            <text:p>37.4569466063</text:p>
          </table:table-cell>
          <table:table-cell office:value-type="float" office:value="39.7089331706" calcext:value-type="float">
            <text:p>39.7089331706</text:p>
          </table:table-cell>
          <table:table-cell office:value-type="float" office:value="42.3565587279" calcext:value-type="float">
            <text:p>42.3565587279</text:p>
          </table:table-cell>
          <table:table-cell office:value-type="float" office:value="45.3373261637" calcext:value-type="float">
            <text:p>45.3373261637</text:p>
          </table:table-cell>
          <table:table-cell office:value-type="float" office:value="48.5957176027" calcext:value-type="float">
            <text:p>48.5957176027</text:p>
          </table:table-cell>
          <table:table-cell office:value-type="float" office:value="52.0813992838" calcext:value-type="float">
            <text:p>52.0813992838</text:p>
          </table:table-cell>
          <table:table-cell office:value-type="float" office:value="55.7451957458" calcext:value-type="float">
            <text:p>55.7451957458</text:p>
          </table:table-cell>
          <table:table-cell office:value-type="float" office:value="59.5319576231" calcext:value-type="float">
            <text:p>59.5319576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81.0331883814" calcext:value-type="float">
            <text:p>81.0331883814</text:p>
          </table:table-cell>
          <table:table-cell office:value-type="float" office:value="116.457556385" calcext:value-type="float">
            <text:p>116.457556385</text:p>
          </table:table-cell>
          <table:table-cell office:value-type="float" office:value="138.0372404219" calcext:value-type="float">
            <text:p>138.0372404219</text:p>
          </table:table-cell>
          <table:table-cell office:value-type="float" office:value="161.075808226" calcext:value-type="float">
            <text:p>161.075808226</text:p>
          </table:table-cell>
          <table:table-cell office:value-type="float" office:value="185.6973063135" calcext:value-type="float">
            <text:p>185.6973063135</text:p>
          </table:table-cell>
          <table:table-cell office:value-type="float" office:value="212.9724254986" calcext:value-type="float">
            <text:p>212.9724254986</text:p>
          </table:table-cell>
          <table:table-cell office:value-type="float" office:value="176.1588892137" calcext:value-type="float">
            <text:p>176.1588892137</text:p>
          </table:table-cell>
          <table:table-cell office:value-type="float" office:value="333.2536876353" calcext:value-type="float">
            <text:p>333.2536876353</text:p>
          </table:table-cell>
          <table:table-cell office:value-type="float" office:value="351.0134936505" calcext:value-type="float">
            <text:p>351.0134936505</text:p>
          </table:table-cell>
          <table:table-cell office:value-type="float" office:value="373.7354227164" calcext:value-type="float">
            <text:p>373.7354227164</text:p>
          </table:table-cell>
          <table:table-cell office:value-type="float" office:value="400.9152090519" calcext:value-type="float">
            <text:p>400.9152090519</text:p>
          </table:table-cell>
          <table:table-cell office:value-type="float" office:value="431.9895109326" calcext:value-type="float">
            <text:p>431.9895109326</text:p>
          </table:table-cell>
          <table:table-cell office:value-type="float" office:value="466.4019587867" calcext:value-type="float">
            <text:p>466.4019587867</text:p>
          </table:table-cell>
          <table:table-cell office:value-type="float" office:value="503.6285725779" calcext:value-type="float">
            <text:p>503.6285725779</text:p>
          </table:table-cell>
          <table:table-cell office:value-type="float" office:value="543.1724814571" calcext:value-type="float">
            <text:p>543.1724814571</text:p>
          </table:table-cell>
          <table:table-cell office:value-type="float" office:value="584.5310890363" calcext:value-type="float">
            <text:p>584.5310890363</text:p>
          </table:table-cell>
          <table:table-cell office:value-type="float" office:value="627.1267924966" calcext:value-type="float">
            <text:p>627.1267924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.0053925133</text:p>
          </table:table-cell>
          <table:table-cell office:value-type="float" office:value="0.0071896568" calcext:value-type="float">
            <text:p>0.0071896568</text:p>
          </table:table-cell>
          <table:table-cell office:value-type="float" office:value="0.0086409818" calcext:value-type="float">
            <text:p>0.0086409818</text:p>
          </table:table-cell>
          <table:table-cell office:value-type="float" office:value="0.0098773642" calcext:value-type="float">
            <text:p>0.0098773642</text:p>
          </table:table-cell>
          <table:table-cell office:value-type="float" office:value="0.0109774023" calcext:value-type="float">
            <text:p>0.0109774023</text:p>
          </table:table-cell>
          <table:table-cell office:value-type="float" office:value="0.0120828103" calcext:value-type="float">
            <text:p>0.0120828103</text:p>
          </table:table-cell>
          <table:table-cell office:value-type="float" office:value="0.013258956" calcext:value-type="float">
            <text:p>0.013258956</text:p>
          </table:table-cell>
          <table:table-cell office:value-type="float" office:value="0.0146584033" calcext:value-type="float">
            <text:p>0.0146584033</text:p>
          </table:table-cell>
          <table:table-cell office:value-type="float" office:value="0.0161804202" calcext:value-type="float">
            <text:p>0.0161804202</text:p>
          </table:table-cell>
          <table:table-cell office:value-type="float" office:value="0.0178274866" calcext:value-type="float">
            <text:p>0.0178274866</text:p>
          </table:table-cell>
          <table:table-cell office:value-type="float" office:value="0.0196276597" calcext:value-type="float">
            <text:p>0.0196276597</text:p>
          </table:table-cell>
          <table:table-cell office:value-type="float" office:value="0.0216178364" calcext:value-type="float">
            <text:p>0.0216178364</text:p>
          </table:table-cell>
          <table:table-cell office:value-type="float" office:value="0.0238431505" calcext:value-type="float">
            <text:p>0.0238431505</text:p>
          </table:table-cell>
          <table:table-cell office:value-type="float" office:value="0.0263612238" calcext:value-type="float">
            <text:p>0.0263612238</text:p>
          </table:table-cell>
          <table:table-cell office:value-type="float" office:value="0.0292501637" calcext:value-type="float">
            <text:p>0.0292501637</text:p>
          </table:table-cell>
          <table:table-cell office:value-type="float" office:value="0.0326228452" calcext:value-type="float">
            <text:p>0.0326228452</text:p>
          </table:table-cell>
          <table:table-cell office:value-type="float" office:value="0.0366528232" calcext:value-type="float">
            <text:p>0.0366528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8031304605" calcext:value-type="float">
            <text:p>0.8031304605</text:p>
          </table:table-cell>
          <table:table-cell office:value-type="float" office:value="1.3372652581" calcext:value-type="float">
            <text:p>1.3372652581</text:p>
          </table:table-cell>
          <table:table-cell office:value-type="float" office:value="1.8882793379" calcext:value-type="float">
            <text:p>1.8882793379</text:p>
          </table:table-cell>
          <table:table-cell office:value-type="float" office:value="2.506753158" calcext:value-type="float">
            <text:p>2.506753158</text:p>
          </table:table-cell>
          <table:table-cell office:value-type="float" office:value="3.2037536801" calcext:value-type="float">
            <text:p>3.2037536801</text:p>
          </table:table-cell>
          <table:table-cell office:value-type="float" office:value="4.0218361783" calcext:value-type="float">
            <text:p>4.0218361783</text:p>
          </table:table-cell>
          <table:table-cell office:value-type="float" office:value="4.9966900254" calcext:value-type="float">
            <text:p>4.9966900254</text:p>
          </table:table-cell>
          <table:table-cell office:value-type="float" office:value="6.6396221798" calcext:value-type="float">
            <text:p>6.6396221798</text:p>
          </table:table-cell>
          <table:table-cell office:value-type="float" office:value="7.7259449205" calcext:value-type="float">
            <text:p>7.7259449205</text:p>
          </table:table-cell>
          <table:table-cell office:value-type="float" office:value="9.0722489044" calcext:value-type="float">
            <text:p>9.0722489044</text:p>
          </table:table-cell>
          <table:table-cell office:value-type="float" office:value="10.7268723271" calcext:value-type="float">
            <text:p>10.7268723271</text:p>
          </table:table-cell>
          <table:table-cell office:value-type="float" office:value="12.7469994925" calcext:value-type="float">
            <text:p>12.7469994925</text:p>
          </table:table-cell>
          <table:table-cell office:value-type="float" office:value="15.2024555138" calcext:value-type="float">
            <text:p>15.2024555138</text:p>
          </table:table-cell>
          <table:table-cell office:value-type="float" office:value="18.1826644636" calcext:value-type="float">
            <text:p>18.1826644636</text:p>
          </table:table-cell>
          <table:table-cell office:value-type="float" office:value="21.8076220695" calcext:value-type="float">
            <text:p>21.8076220695</text:p>
          </table:table-cell>
          <table:table-cell office:value-type="float" office:value="26.2466942496" calcext:value-type="float">
            <text:p>26.2466942496</text:p>
          </table:table-cell>
          <table:table-cell office:value-type="float" office:value="31.7528693696" calcext:value-type="float">
            <text:p>31.7528693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7296004" calcext:value-type="float">
            <text:p>0.0067296004</text:p>
          </table:table-cell>
          <table:table-cell office:value-type="float" office:value="0.0445856932" calcext:value-type="float">
            <text:p>0.0445856932</text:p>
          </table:table-cell>
          <table:table-cell office:value-type="float" office:value="0.4477373551" calcext:value-type="float">
            <text:p>0.4477373551</text:p>
          </table:table-cell>
          <table:table-cell office:value-type="float" office:value="1.3132010378" calcext:value-type="float">
            <text:p>1.3132010378</text:p>
          </table:table-cell>
          <table:table-cell office:value-type="float" office:value="2.3318462255" calcext:value-type="float">
            <text:p>2.3318462255</text:p>
          </table:table-cell>
          <table:table-cell office:value-type="float" office:value="2.5824941852" calcext:value-type="float">
            <text:p>2.5824941852</text:p>
          </table:table-cell>
          <table:table-cell office:value-type="float" office:value="2.8084743601" calcext:value-type="float">
            <text:p>2.8084743601</text:p>
          </table:table-cell>
          <table:table-cell office:value-type="float" office:value="2.9202368584" calcext:value-type="float">
            <text:p>2.9202368584</text:p>
          </table:table-cell>
          <table:table-cell office:value-type="float" office:value="2.7349133504" calcext:value-type="float">
            <text:p>2.7349133504</text:p>
          </table:table-cell>
          <table:table-cell office:value-type="float" office:value="2.5606843276" calcext:value-type="float">
            <text:p>2.5606843276</text:p>
          </table:table-cell>
          <table:table-cell office:value-type="float" office:value="2.3701965301" calcext:value-type="float">
            <text:p>2.3701965301</text:p>
          </table:table-cell>
          <table:table-cell office:value-type="float" office:value="2.1392508597" calcext:value-type="float">
            <text:p>2.1392508597</text:p>
          </table:table-cell>
          <table:table-cell office:value-type="float" office:value="1.8484180271" calcext:value-type="float">
            <text:p>1.8484180271</text:p>
          </table:table-cell>
          <table:table-cell office:value-type="float" office:value="1.4856436817" calcext:value-type="float">
            <text:p>1.4856436817</text:p>
          </table:table-cell>
          <table:table-cell office:value-type="float" office:value="1.0523440572" calcext:value-type="float">
            <text:p>1.0523440572</text:p>
          </table:table-cell>
          <table:table-cell office:value-type="float" office:value="0.5792517108" calcext:value-type="float">
            <text:p>0.5792517108</text:p>
          </table:table-cell>
          <table:table-cell office:value-type="float" office:value="0.1640417298" calcext:value-type="float">
            <text:p>0.1640417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.0000454321</text:p>
          </table:table-cell>
          <table:table-cell office:value-type="float" office:value="0.0002415042" calcext:value-type="float">
            <text:p>0.0002415042</text:p>
          </table:table-cell>
          <table:table-cell office:value-type="float" office:value="0.0020710364" calcext:value-type="float">
            <text:p>0.0020710364</text:p>
          </table:table-cell>
          <table:table-cell office:value-type="float" office:value="0.0052534828" calcext:value-type="float">
            <text:p>0.0052534828</text:p>
          </table:table-cell>
          <table:table-cell office:value-type="float" office:value="0.0081443585" calcext:value-type="float">
            <text:p>0.0081443585</text:p>
          </table:table-cell>
          <table:table-cell office:value-type="float" office:value="0.0079156499" calcext:value-type="float">
            <text:p>0.0079156499</text:p>
          </table:table-cell>
          <table:table-cell office:value-type="float" office:value="0.0076100353" calcext:value-type="float">
            <text:p>0.0076100353</text:p>
          </table:table-cell>
          <table:table-cell office:value-type="float" office:value="0.0065860568" calcext:value-type="float">
            <text:p>0.0065860568</text:p>
          </table:table-cell>
          <table:table-cell office:value-type="float" office:value="0.0058560141" calcext:value-type="float">
            <text:p>0.0058560141</text:p>
          </table:table-cell>
          <table:table-cell office:value-type="float" office:value="0.0051496076" calcext:value-type="float">
            <text:p>0.0051496076</text:p>
          </table:table-cell>
          <table:table-cell office:value-type="float" office:value="0.0044433874" calcext:value-type="float">
            <text:p>0.0044433874</text:p>
          </table:table-cell>
          <table:table-cell office:value-type="float" office:value="0.0037219529" calcext:value-type="float">
            <text:p>0.0037219529</text:p>
          </table:table-cell>
          <table:table-cell office:value-type="float" office:value="0.0029786686" calcext:value-type="float">
            <text:p>0.0029786686</text:p>
          </table:table-cell>
          <table:table-cell office:value-type="float" office:value="0.002217107" calcext:value-type="float">
            <text:p>0.002217107</text:p>
          </table:table-cell>
          <table:table-cell office:value-type="float" office:value="0.0014561374" calcext:value-type="float">
            <text:p>0.0014561374</text:p>
          </table:table-cell>
          <table:table-cell office:value-type="float" office:value="0.0007448041" calcext:value-type="float">
            <text:p>0.0007448041</text:p>
          </table:table-cell>
          <table:table-cell office:value-type="float" office:value="0.000196599" calcext:value-type="float">
            <text:p>0.000196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.2913547686</text:p>
          </table:table-cell>
          <table:table-cell office:value-type="float" office:value="0.2703024888" calcext:value-type="float">
            <text:p>0.2703024888</text:p>
          </table:table-cell>
          <table:table-cell office:value-type="float" office:value="0.2515248171" calcext:value-type="float">
            <text:p>0.2515248171</text:p>
          </table:table-cell>
          <table:table-cell office:value-type="float" office:value="0.2347266536" calcext:value-type="float">
            <text:p>0.2347266536</text:p>
          </table:table-cell>
          <table:table-cell office:value-type="float" office:value="0.2196568291" calcext:value-type="float">
            <text:p>0.2196568291</text:p>
          </table:table-cell>
          <table:table-cell office:value-type="float" office:value="0.2061008205" calcext:value-type="float">
            <text:p>0.2061008205</text:p>
          </table:table-cell>
          <table:table-cell office:value-type="float" office:value="0.1938747858" calcext:value-type="float">
            <text:p>0.1938747858</text:p>
          </table:table-cell>
          <table:table-cell office:value-type="float" office:value="0.1828206618" calcext:value-type="float">
            <text:p>0.1828206618</text:p>
          </table:table-cell>
          <table:table-cell office:value-type="float" office:value="0.1728021194" calcext:value-type="float">
            <text:p>0.1728021194</text:p>
          </table:table-cell>
          <table:table-cell office:value-type="float" office:value="0.1637012144" calcext:value-type="float">
            <text:p>0.1637012144</text:p>
          </table:table-cell>
          <table:table-cell office:value-type="float" office:value="0.1554156053" calcext:value-type="float">
            <text:p>0.1554156053</text:p>
          </table:table-cell>
          <table:table-cell office:value-type="float" office:value="0.1478562334" calcext:value-type="float">
            <text:p>0.1478562334</text:p>
          </table:table-cell>
          <table:table-cell office:value-type="float" office:value="0.1409453823" calcext:value-type="float">
            <text:p>0.1409453823</text:p>
          </table:table-cell>
          <table:table-cell office:value-type="float" office:value="0.13461505" calcext:value-type="float">
            <text:p>0.13461505</text:p>
          </table:table-cell>
          <table:table-cell office:value-type="float" office:value="0.1288055782" calcext:value-type="float">
            <text:p>0.1288055782</text:p>
          </table:table-cell>
          <table:table-cell office:value-type="float" office:value="0.1234644948" calcext:value-type="float">
            <text:p>0.1234644948</text:p>
          </table:table-cell>
          <table:table-cell office:value-type="float" office:value="0.1185455346" calcext:value-type="float">
            <text:p>0.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.4078966761</text:p>
          </table:table-cell>
          <table:table-cell office:value-type="float" office:value="0.3752136423" calcext:value-type="float">
            <text:p>0.3752136423</text:p>
          </table:table-cell>
          <table:table-cell office:value-type="float" office:value="0.3461610295" calcext:value-type="float">
            <text:p>0.3461610295</text:p>
          </table:table-cell>
          <table:table-cell office:value-type="float" office:value="0.320255178" calcext:value-type="float">
            <text:p>0.320255178</text:p>
          </table:table-cell>
          <table:table-cell office:value-type="float" office:value="0.2970858614" calcext:value-type="float">
            <text:p>0.2970858614</text:p>
          </table:table-cell>
          <table:table-cell office:value-type="float" office:value="0.2763039125" calcext:value-type="float">
            <text:p>0.2763039125</text:p>
          </table:table-cell>
          <table:table-cell office:value-type="float" office:value="0.2576111216" calcext:value-type="float">
            <text:p>0.2576111216</text:p>
          </table:table-cell>
          <table:table-cell office:value-type="float" office:value="0.240751959" calcext:value-type="float">
            <text:p>0.240751959</text:p>
          </table:table-cell>
          <table:table-cell office:value-type="float" office:value="0.2255067658" calcext:value-type="float">
            <text:p>0.2255067658</text:p>
          </table:table-cell>
          <table:table-cell office:value-type="float" office:value="0.2116861329" calcext:value-type="float">
            <text:p>0.2116861329</text:p>
          </table:table-cell>
          <table:table-cell office:value-type="float" office:value="0.1991262443" calcext:value-type="float">
            <text:p>0.1991262443</text:p>
          </table:table-cell>
          <table:table-cell office:value-type="float" office:value="0.1876850063" calcext:value-type="float">
            <text:p>0.1876850063</text:p>
          </table:table-cell>
          <table:table-cell office:value-type="float" office:value="0.1772388183" calcext:value-type="float">
            <text:p>0.1772388183</text:p>
          </table:table-cell>
          <table:table-cell office:value-type="float" office:value="0.1676798717" calcext:value-type="float">
            <text:p>0.1676798717</text:p>
          </table:table-cell>
          <table:table-cell office:value-type="float" office:value="0.1589138821" calcext:value-type="float">
            <text:p>0.1589138821</text:p>
          </table:table-cell>
          <table:table-cell office:value-type="float" office:value="0.1508581796" calcext:value-type="float">
            <text:p>0.1508581796</text:p>
          </table:table-cell>
          <table:table-cell office:value-type="float" office:value="0.1434400968" calcext:value-type="float">
            <text:p>0.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.1772859016</text:p>
          </table:table-cell>
          <table:table-cell office:value-type="float" office:value="661.2730895942" calcext:value-type="float">
            <text:p>661.2730895942</text:p>
          </table:table-cell>
          <table:table-cell office:value-type="float" office:value="629.0224204525" calcext:value-type="float">
            <text:p>629.0224204525</text:p>
          </table:table-cell>
          <table:table-cell office:value-type="float" office:value="598.3446350051" calcext:value-type="float">
            <text:p>598.3446350051</text:p>
          </table:table-cell>
          <table:table-cell office:value-type="float" office:value="569.163022809" calcext:value-type="float">
            <text:p>569.163022809</text:p>
          </table:table-cell>
          <table:table-cell office:value-type="float" office:value="541.4046146337" calcext:value-type="float">
            <text:p>541.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.4314267842</text:p>
          </table:table-cell>
          <table:table-cell office:value-type="float" office:value="509.8756643808" calcext:value-type="float">
            <text:p>509.8756643808</text:p>
          </table:table-cell>
          <table:table-cell office:value-type="float" office:value="507.3326488956" calcext:value-type="float">
            <text:p>507.3326488956</text:p>
          </table:table-cell>
          <table:table-cell office:value-type="float" office:value="504.802316753" calcext:value-type="float">
            <text:p>504.802316753</text:p>
          </table:table-cell>
          <table:table-cell office:value-type="float" office:value="502.2846046946" calcext:value-type="float">
            <text:p>502.2846046946</text:p>
          </table:table-cell>
          <table:table-cell office:value-type="float" office:value="499.7794497775" calcext:value-type="float">
            <text:p>499.7794497775</text:p>
          </table:table-cell>
          <table:table-cell office:value-type="float" office:value="497.2867893726" calcext:value-type="float">
            <text:p>497.2867893726</text:p>
          </table:table-cell>
          <table:table-cell office:value-type="float" office:value="494.8065611634" calcext:value-type="float">
            <text:p>494.8065611634</text:p>
          </table:table-cell>
          <table:table-cell office:value-type="float" office:value="492.338703144" calcext:value-type="float">
            <text:p>492.338703144</text:p>
          </table:table-cell>
          <table:table-cell office:value-type="float" office:value="489.8831536179" calcext:value-type="float">
            <text:p>489.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6.828096403" calcext:value-type="float">
            <text:p>46.828096403</text:p>
          </table:table-cell>
          <table:table-cell office:value-type="float" office:value="50.0272674768" calcext:value-type="float">
            <text:p>50.0272674768</text:p>
          </table:table-cell>
          <table:table-cell office:value-type="float" office:value="45.4052244688" calcext:value-type="float">
            <text:p>45.4052244688</text:p>
          </table:table-cell>
          <table:table-cell office:value-type="float" office:value="40.8779700369" calcext:value-type="float">
            <text:p>40.8779700369</text:p>
          </table:table-cell>
          <table:table-cell office:value-type="float" office:value="37.6295017884" calcext:value-type="float">
            <text:p>37.6295017884</text:p>
          </table:table-cell>
          <table:table-cell office:value-type="float" office:value="38.729668925" calcext:value-type="float">
            <text:p>38.729668925</text:p>
          </table:table-cell>
          <table:table-cell office:value-type="float" office:value="39.8402411755" calcext:value-type="float">
            <text:p>39.8402411755</text:p>
          </table:table-cell>
          <table:table-cell office:value-type="float" office:value="45.8922253469" calcext:value-type="float">
            <text:p>45.8922253469</text:p>
          </table:table-cell>
          <table:table-cell office:value-type="float" office:value="46.3010649514" calcext:value-type="float">
            <text:p>46.3010649514</text:p>
          </table:table-cell>
          <table:table-cell office:value-type="float" office:value="47.5040503777" calcext:value-type="float">
            <text:p>47.5040503777</text:p>
          </table:table-cell>
          <table:table-cell office:value-type="float" office:value="49.4912439312" calcext:value-type="float">
            <text:p>49.4912439312</text:p>
          </table:table-cell>
          <table:table-cell office:value-type="float" office:value="52.3030535094" calcext:value-type="float">
            <text:p>52.3030535094</text:p>
          </table:table-cell>
          <table:table-cell office:value-type="float" office:value="56.0523260244" calcext:value-type="float">
            <text:p>56.0523260244</text:p>
          </table:table-cell>
          <table:table-cell office:value-type="float" office:value="60.9592939596" calcext:value-type="float">
            <text:p>60.9592939596</text:p>
          </table:table-cell>
          <table:table-cell office:value-type="float" office:value="67.4192359894" calcext:value-type="float">
            <text:p>67.4192359894</text:p>
          </table:table-cell>
          <table:table-cell office:value-type="float" office:value="76.1391290358" calcext:value-type="float">
            <text:p>76.1391290358</text:p>
          </table:table-cell>
          <table:table-cell office:value-type="float" office:value="88.3916664171" calcext:value-type="float">
            <text:p>88.3916664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6.290096403" calcext:value-type="float">
            <text:p>56.290096403</text:p>
          </table:table-cell>
          <table:table-cell office:value-type="float" office:value="59.3028924776" calcext:value-type="float">
            <text:p>59.3028924776</text:p>
          </table:table-cell>
          <table:table-cell office:value-type="float" office:value="53.5011244695" calcext:value-type="float">
            <text:p>53.5011244695</text:p>
          </table:table-cell>
          <table:table-cell office:value-type="float" office:value="47.9171700369" calcext:value-type="float">
            <text:p>47.9171700369</text:p>
          </table:table-cell>
          <table:table-cell office:value-type="float" office:value="43.909590648" calcext:value-type="float">
            <text:p>43.909590648</text:p>
          </table:table-cell>
          <table:table-cell office:value-type="float" office:value="45.0110489221" calcext:value-type="float">
            <text:p>45.0110489221</text:p>
          </table:table-cell>
          <table:table-cell office:value-type="float" office:value="46.1340679882" calcext:value-type="float">
            <text:p>46.1340679882</text:p>
          </table:table-cell>
          <table:table-cell office:value-type="float" office:value="52.5289871403" calcext:value-type="float">
            <text:p>52.5289871403</text:p>
          </table:table-cell>
          <table:table-cell office:value-type="float" office:value="53.2312071683" calcext:value-type="float">
            <text:p>53.2312071683</text:p>
          </table:table-cell>
          <table:table-cell office:value-type="float" office:value="54.7614551722" calcext:value-type="float">
            <text:p>54.7614551722</text:p>
          </table:table-cell>
          <table:table-cell office:value-type="float" office:value="57.1273020637" calcext:value-type="float">
            <text:p>57.1273020637</text:p>
          </table:table-cell>
          <table:table-cell office:value-type="float" office:value="60.3914013829" calcext:value-type="float">
            <text:p>60.3914013829</text:p>
          </table:table-cell>
          <table:table-cell office:value-type="float" office:value="64.6959236773" calcext:value-type="float">
            <text:p>64.6959236773</text:p>
          </table:table-cell>
          <table:table-cell office:value-type="float" office:value="70.3026226728" calcext:value-type="float">
            <text:p>70.3026226728</text:p>
          </table:table-cell>
          <table:table-cell office:value-type="float" office:value="77.670781702" calcext:value-type="float">
            <text:p>77.670781702</text:p>
          </table:table-cell>
          <table:table-cell office:value-type="float" office:value="87.6141725341" calcext:value-type="float">
            <text:p>87.6141725341</text:p>
          </table:table-cell>
          <table:table-cell office:value-type="float" office:value="101.5919533779" calcext:value-type="float">
            <text:p>101.5919533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41.223096403" calcext:value-type="float">
            <text:p>41.223096403</text:p>
          </table:table-cell>
          <table:table-cell office:value-type="float" office:value="45.2482674768" calcext:value-type="float">
            <text:p>45.2482674768</text:p>
          </table:table-cell>
          <table:table-cell office:value-type="float" office:value="41.7731844688" calcext:value-type="float">
            <text:p>41.7731844688</text:p>
          </table:table-cell>
          <table:table-cell office:value-type="float" office:value="38.1252660369" calcext:value-type="float">
            <text:p>38.1252660369</text:p>
          </table:table-cell>
          <table:table-cell office:value-type="float" office:value="35.4866933993" calcext:value-type="float">
            <text:p>35.4866933993</text:p>
          </table:table-cell>
          <table:table-cell office:value-type="float" office:value="36.8578722189" calcext:value-type="float">
            <text:p>36.8578722189</text:p>
          </table:table-cell>
          <table:table-cell office:value-type="float" office:value="38.2008388138" calcext:value-type="float">
            <text:p>38.2008388138</text:p>
          </table:table-cell>
          <table:table-cell office:value-type="float" office:value="44.3798707457" calcext:value-type="float">
            <text:p>44.3798707457</text:p>
          </table:table-cell>
          <table:table-cell office:value-type="float" office:value="44.918435414" calcext:value-type="float">
            <text:p>44.918435414</text:p>
          </table:table-cell>
          <table:table-cell office:value-type="float" office:value="46.2354269455" calcext:value-type="float">
            <text:p>46.2354269455</text:p>
          </table:table-cell>
          <table:table-cell office:value-type="float" office:value="48.3209015847" calcext:value-type="float">
            <text:p>48.3209015847</text:p>
          </table:table-cell>
          <table:table-cell office:value-type="float" office:value="51.2154141319" calcext:value-type="float">
            <text:p>51.2154141319</text:p>
          </table:table-cell>
          <table:table-cell office:value-type="float" office:value="55.0319134885" calcext:value-type="float">
            <text:p>55.0319134885</text:p>
          </table:table-cell>
          <table:table-cell office:value-type="float" office:value="59.9903460534" calcext:value-type="float">
            <text:p>59.9903460534</text:p>
          </table:table-cell>
          <table:table-cell office:value-type="float" office:value="66.4847888151" calcext:value-type="float">
            <text:p>66.4847888151</text:p>
          </table:table-cell>
          <table:table-cell office:value-type="float" office:value="75.2192644999" calcext:value-type="float">
            <text:p>75.2192644999</text:p>
          </table:table-cell>
          <table:table-cell office:value-type="float" office:value="87.4605931939" calcext:value-type="float">
            <text:p>87.4605931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.96</text:p>
          </table:table-cell>
          <table:table-cell office:value-type="float" office:value="10.30625" calcext:value-type="float">
            <text:p>10.30625</text:p>
          </table:table-cell>
          <table:table-cell office:value-type="float" office:value="10.6525" calcext:value-type="float">
            <text:p>10.6525</text:p>
          </table:table-cell>
          <table:table-cell office:value-type="float" office:value="10.99875" calcext:value-type="float">
            <text:p>10.99875</text:p>
          </table:table-cell>
          <table:table-cell office:value-type="float" office:value="11.345" calcext:value-type="float">
            <text:p>11.345</text:p>
          </table:table-cell>
          <table:table-cell office:value-type="float" office:value="11.69125" calcext:value-type="float">
            <text:p>11.6912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2.38375" calcext:value-type="float">
            <text:p>12.3837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07625" calcext:value-type="float">
            <text:p>13.07625</text:p>
          </table:table-cell>
          <table:table-cell office:value-type="float" office:value="13.4225" calcext:value-type="float">
            <text:p>13.4225</text:p>
          </table:table-cell>
          <table:table-cell office:value-type="float" office:value="13.76875" calcext:value-type="float">
            <text:p>13.76875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6125" calcext:value-type="float">
            <text:p>14.46125</text:p>
          </table:table-cell>
          <table:table-cell office:value-type="float" office:value="14.8075" calcext:value-type="float">
            <text:p>14.8075</text:p>
          </table:table-cell>
          <table:table-cell office:value-type="float" office:value="15.15375" calcext:value-type="float">
            <text:p>15.15375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.9</text:p>
          </table:table-cell>
          <table:table-cell office:value-type="float" office:value="5.31" calcext:value-type="float">
            <text:p>5.31</text:p>
          </table:table-cell>
          <table:table-cell office:value-type="float" office:value="4.779" calcext:value-type="float">
            <text:p>4.779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483891" calcext:value-type="float">
            <text:p>3.483891</text:p>
          </table:table-cell>
          <table:table-cell office:value-type="float" office:value="3.1355019" calcext:value-type="float">
            <text:p>3.1355019</text:p>
          </table:table-cell>
          <table:table-cell office:value-type="float" office:value="2.82195171" calcext:value-type="float">
            <text:p>2.82195171</text:p>
          </table:table-cell>
          <table:table-cell office:value-type="float" office:value="2.539756539" calcext:value-type="float">
            <text:p>2.539756539</text:p>
          </table:table-cell>
          <table:table-cell office:value-type="float" office:value="2.2857808851" calcext:value-type="float">
            <text:p>2.2857808851</text:p>
          </table:table-cell>
          <table:table-cell office:value-type="float" office:value="2.0572027966" calcext:value-type="float">
            <text:p>2.0572027966</text:p>
          </table:table-cell>
          <table:table-cell office:value-type="float" office:value="1.8514825169" calcext:value-type="float">
            <text:p>1.8514825169</text:p>
          </table:table-cell>
          <table:table-cell office:value-type="float" office:value="1.6663342652" calcext:value-type="float">
            <text:p>1.6663342652</text:p>
          </table:table-cell>
          <table:table-cell office:value-type="float" office:value="1.4997008387" calcext:value-type="float">
            <text:p>1.4997008387</text:p>
          </table:table-cell>
          <table:table-cell office:value-type="float" office:value="1.3497307548" calcext:value-type="float">
            <text:p>1.3497307548</text:p>
          </table:table-cell>
          <table:table-cell office:value-type="float" office:value="1.2147576794" calcext:value-type="float">
            <text:p>1.2147576794</text:p>
          </table:table-cell>
          <table:table-cell office:value-type="float" office:value="1.0932819114" calcext:value-type="float">
            <text:p>1.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7.4060074782" calcext:value-type="float">
            <text:p>697.4060074782</text:p>
          </table:table-cell>
          <table:table-cell office:value-type="float" office:value="765.6374142943" calcext:value-type="float">
            <text:p>765.6374142943</text:p>
          </table:table-cell>
          <table:table-cell office:value-type="float" office:value="827.5648890209" calcext:value-type="float">
            <text:p>827.5648890209</text:p>
          </table:table-cell>
          <table:table-cell office:value-type="float" office:value="883.3177123118" calcext:value-type="float">
            <text:p>883.3177123118</text:p>
          </table:table-cell>
          <table:table-cell office:value-type="float" office:value="934.6400006212" calcext:value-type="float">
            <text:p>934.6400006212</text:p>
          </table:table-cell>
          <table:table-cell office:value-type="float" office:value="987.4627896624" calcext:value-type="float">
            <text:p>987.4627896624</text:p>
          </table:table-cell>
          <table:table-cell office:value-type="float" office:value="1041.8002708075" calcext:value-type="float">
            <text:p>1041.8002708075</text:p>
          </table:table-cell>
          <table:table-cell office:value-type="float" office:value="1104.3919584054" calcext:value-type="float">
            <text:p>1104.3919584054</text:p>
          </table:table-cell>
          <table:table-cell office:value-type="float" office:value="1167.5412559387" calcext:value-type="float">
            <text:p>1167.5412559387</text:p>
          </table:table-cell>
          <table:table-cell office:value-type="float" office:value="1232.3312864592" calcext:value-type="float">
            <text:p>1232.3312864592</text:p>
          </table:table-cell>
          <table:table-cell office:value-type="float" office:value="1299.8316191531" calcext:value-type="float">
            <text:p>1299.8316191531</text:p>
          </table:table-cell>
          <table:table-cell office:value-type="float" office:value="1371.1669349051" calcext:value-type="float">
            <text:p>1371.1669349051</text:p>
          </table:table-cell>
          <table:table-cell office:value-type="float" office:value="1447.6158247366" calcext:value-type="float">
            <text:p>1447.6158247366</text:p>
          </table:table-cell>
          <table:table-cell office:value-type="float" office:value="1530.7572513045" calcext:value-type="float">
            <text:p>1530.7572513045</text:p>
          </table:table-cell>
          <table:table-cell office:value-type="float" office:value="1622.7092916609" calcext:value-type="float">
            <text:p>1622.7092916609</text:p>
          </table:table-cell>
          <table:table-cell office:value-type="float" office:value="1726.5542576126" calcext:value-type="float">
            <text:p>1726.5542576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02 </text:p>
          </table:table-cell>
          <table:table-cell office:value-type="float" office:value="56.290096403" calcext:value-type="float">
            <text:p>56.290096403</text:p>
          </table:table-cell>
          <table:table-cell office:value-type="float" office:value="340.7533744926" calcext:value-type="float">
            <text:p>340.7533744926</text:p>
          </table:table-cell>
          <table:table-cell office:value-type="float" office:value="631.4660688724" calcext:value-type="float">
            <text:p>631.4660688724</text:p>
          </table:table-cell>
          <table:table-cell office:value-type="float" office:value="893.3877367874" calcext:value-type="float">
            <text:p>893.3877367874</text:p>
          </table:table-cell>
          <table:table-cell office:value-type="float" office:value="1128.9660075831" calcext:value-type="float">
            <text:p>1128.9660075831</text:p>
          </table:table-cell>
          <table:table-cell office:value-type="float" office:value="1349.6154190971" calcext:value-type="float">
            <text:p>1349.6154190971</text:p>
          </table:table-cell>
          <table:table-cell office:value-type="float" office:value="1575.7936827738" calcext:value-type="float">
            <text:p>1575.7936827738</text:p>
          </table:table-cell>
          <table:table-cell office:value-type="float" office:value="1812.858941867" calcext:value-type="float">
            <text:p>1812.858941867</text:p>
          </table:table-cell>
          <table:table-cell office:value-type="float" office:value="2076.2060975963" calcext:value-type="float">
            <text:p>2076.2060975963</text:p>
          </table:table-cell>
          <table:table-cell office:value-type="float" office:value="2343.8923814418" calcext:value-type="float">
            <text:p>2343.8923814418</text:p>
          </table:table-cell>
          <table:table-cell office:value-type="float" office:value="2620.0655041944" calcext:value-type="float">
            <text:p>2620.0655041944</text:p>
          </table:table-cell>
          <table:table-cell office:value-type="float" office:value="2908.9661138321" calcext:value-type="float">
            <text:p>2908.9661138321</text:p>
          </table:table-cell>
          <table:table-cell office:value-type="float" office:value="3215.227643041" calcext:value-type="float">
            <text:p>3215.227643041</text:p>
          </table:table-cell>
          <table:table-cell office:value-type="float" office:value="3544.3139604232" calcext:value-type="float">
            <text:p>3544.3139604232</text:p>
          </table:table-cell>
          <table:table-cell office:value-type="float" office:value="3903.1952328166" calcext:value-type="float">
            <text:p>3903.1952328166</text:p>
          </table:table-cell>
          <table:table-cell office:value-type="float" office:value="4301.4925321588" calcext:value-type="float">
            <text:p>4301.4925321588</text:p>
          </table:table-cell>
          <table:table-cell office:value-type="float" office:value="4753.5411756732" calcext:value-type="float">
            <text:p>4753.5411756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.4711838024</text:p>
          </table:table-cell>
          <table:table-cell office:value-type="float" office:value="0.4810305987" calcext:value-type="float">
            <text:p>0.4810305987</text:p>
          </table:table-cell>
          <table:table-cell office:value-type="float" office:value="0.4784623932" calcext:value-type="float">
            <text:p>0.4784623932</text:p>
          </table:table-cell>
          <table:table-cell office:value-type="float" office:value="0.4744680552" calcext:value-type="float">
            <text:p>0.4744680552</text:p>
          </table:table-cell>
          <table:table-cell office:value-type="float" office:value="0.47114928" calcext:value-type="float">
            <text:p>0.47114928</text:p>
          </table:table-cell>
          <table:table-cell office:value-type="float" office:value="0.4726355872" calcext:value-type="float">
            <text:p>0.4726355872</text:p>
          </table:table-cell>
          <table:table-cell office:value-type="float" office:value="0.4747489675" calcext:value-type="float">
            <text:p>0.4747489675</text:p>
          </table:table-cell>
          <table:table-cell office:value-type="float" office:value="0.482684849" calcext:value-type="float">
            <text:p>0.482684849</text:p>
          </table:table-cell>
          <table:table-cell office:value-type="float" office:value="0.485989352" calcext:value-type="float">
            <text:p>0.485989352</text:p>
          </table:table-cell>
          <table:table-cell office:value-type="float" office:value="0.4898403942" calcext:value-type="float">
            <text:p>0.4898403942</text:p>
          </table:table-cell>
          <table:table-cell office:value-type="float" office:value="0.494523811" calcext:value-type="float">
            <text:p>0.494523811</text:p>
          </table:table-cell>
          <table:table-cell office:value-type="float" office:value="0.5002002146" calcext:value-type="float">
            <text:p>0.5002002146</text:p>
          </table:table-cell>
          <table:table-cell office:value-type="float" office:value="0.5070309056" calcext:value-type="float">
            <text:p>0.5070309056</text:p>
          </table:table-cell>
          <table:table-cell office:value-type="float" office:value="0.5152347522" calcext:value-type="float">
            <text:p>0.5152347522</text:p>
          </table:table-cell>
          <table:table-cell office:value-type="float" office:value="0.5251453334" calcext:value-type="float">
            <text:p>0.5251453334</text:p>
          </table:table-cell>
          <table:table-cell office:value-type="float" office:value="0.5373014433" calcext:value-type="float">
            <text:p>0.5373014433</text:p>
          </table:table-cell>
          <table:table-cell office:value-type="float" office:value="0.5525905687" calcext:value-type="float">
            <text:p>0.55259056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787055293" calcext:value-type="float">
            <text:p>0.5787055293</text:p>
          </table:table-cell>
          <table:table-cell office:value-type="float" office:value="0.51336985" calcext:value-type="float">
            <text:p>0.51336985</text:p>
          </table:table-cell>
          <table:table-cell office:value-type="float" office:value="0.4851917892" calcext:value-type="float">
            <text:p>0.4851917892</text:p>
          </table:table-cell>
          <table:table-cell office:value-type="float" office:value="0.4710616988" calcext:value-type="float">
            <text:p>0.4710616988</text:p>
          </table:table-cell>
          <table:table-cell office:value-type="float" office:value="0.4756902187" calcext:value-type="float">
            <text:p>0.4756902187</text:p>
          </table:table-cell>
          <table:table-cell office:value-type="float" office:value="0.4811307239" calcext:value-type="float">
            <text:p>0.4811307239</text:p>
          </table:table-cell>
          <table:table-cell office:value-type="float" office:value="0.5005320583" calcext:value-type="float">
            <text:p>0.5005320583</text:p>
          </table:table-cell>
          <table:table-cell office:value-type="float" office:value="0.5059103269" calcext:value-type="float">
            <text:p>0.5059103269</text:p>
          </table:table-cell>
          <table:table-cell office:value-type="float" office:value="0.5119744368" calcext:value-type="float">
            <text:p>0.5119744368</text:p>
          </table:table-cell>
          <table:table-cell office:value-type="float" office:value="0.5192180969" calcext:value-type="float">
            <text:p>0.5192180969</text:p>
          </table:table-cell>
          <table:table-cell office:value-type="float" office:value="0.5277901368" calcext:value-type="float">
            <text:p>0.5277901368</text:p>
          </table:table-cell>
          <table:table-cell office:value-type="float" office:value="0.5378194083" calcext:value-type="float">
            <text:p>0.5378194083</text:p>
          </table:table-cell>
          <table:table-cell office:value-type="float" office:value="0.5495164104" calcext:value-type="float">
            <text:p>0.5495164104</text:p>
          </table:table-cell>
          <table:table-cell office:value-type="float" office:value="0.5632482453" calcext:value-type="float">
            <text:p>0.5632482453</text:p>
          </table:table-cell>
          <table:table-cell office:value-type="float" office:value="0.5796480241" calcext:value-type="float">
            <text:p>0.5796480241</text:p>
          </table:table-cell>
          <table:table-cell office:value-type="float" office:value="0.5997758339" calcext:value-type="float">
            <text:p>0.5997758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.093</text:p>
          </table:table-cell>
          <table:table-cell office:value-type="float" office:value="164.9141056618" calcext:value-type="float">
            <text:p>164.9141056618</text:p>
          </table:table-cell>
          <table:table-cell office:value-type="float" office:value="178.3658066243" calcext:value-type="float">
            <text:p>178.3658066243</text:p>
          </table:table-cell>
          <table:table-cell office:value-type="float" office:value="190.4761779087" calcext:value-type="float">
            <text:p>190.4761779087</text:p>
          </table:table-cell>
          <table:table-cell office:value-type="float" office:value="201.6241032414" calcext:value-type="float">
            <text:p>201.6241032414</text:p>
          </table:table-cell>
          <table:table-cell office:value-type="float" office:value="213.0980302982" calcext:value-type="float">
            <text:p>213.0980302982</text:p>
          </table:table-cell>
          <table:table-cell office:value-type="float" office:value="224.9010419447" calcext:value-type="float">
            <text:p>224.9010419447</text:p>
          </table:table-cell>
          <table:table-cell office:value-type="float" office:value="238.4972242511" calcext:value-type="float">
            <text:p>238.4972242511</text:p>
          </table:table-cell>
          <table:table-cell office:value-type="float" office:value="252.2145794147" calcext:value-type="float">
            <text:p>252.2145794147</text:p>
          </table:table-cell>
          <table:table-cell office:value-type="float" office:value="266.288405692" calcext:value-type="float">
            <text:p>266.288405692</text:p>
          </table:table-cell>
          <table:table-cell office:value-type="float" office:value="280.9510566152" calcext:value-type="float">
            <text:p>280.9510566152</text:p>
          </table:table-cell>
          <table:table-cell office:value-type="float" office:value="296.4468583574" calcext:value-type="float">
            <text:p>296.4468583574</text:p>
          </table:table-cell>
          <table:table-cell office:value-type="float" office:value="313.0535727939" calcext:value-type="float">
            <text:p>313.0535727939</text:p>
          </table:table-cell>
          <table:table-cell office:value-type="float" office:value="331.114214811" calcext:value-type="float">
            <text:p>331.114214811</text:p>
          </table:table-cell>
          <table:table-cell office:value-type="float" office:value="351.0889167707" calcext:value-type="float">
            <text:p>351.0889167707</text:p>
          </table:table-cell>
          <table:table-cell office:value-type="float" office:value="373.647281627" calcext:value-type="float">
            <text:p>373.647281627</text:p>
          </table:table-cell>
          <table:table-cell office:value-type="float" office:value="399.8359991101" calcext:value-type="float">
            <text:p>399.8359991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115.2824826652" calcext:value-type="float">
            <text:p>115.2824826652</text:p>
          </table:table-cell>
          <table:table-cell office:value-type="float" office:value="126.5253184904" calcext:value-type="float">
            <text:p>126.5253184904</text:p>
          </table:table-cell>
          <table:table-cell office:value-type="float" office:value="136.4551095072" calcext:value-type="float">
            <text:p>136.4551095072</text:p>
          </table:table-cell>
          <table:table-cell office:value-type="float" office:value="145.4565772177" calcext:value-type="float">
            <text:p>145.4565772177</text:p>
          </table:table-cell>
          <table:table-cell office:value-type="float" office:value="154.8348598386" calcext:value-type="float">
            <text:p>154.8348598386</text:p>
          </table:table-cell>
          <table:table-cell office:value-type="float" office:value="164.5934429353" calcext:value-type="float">
            <text:p>164.5934429353</text:p>
          </table:table-cell>
          <table:table-cell office:value-type="float" office:value="176.2187156406" calcext:value-type="float">
            <text:p>176.2187156406</text:p>
          </table:table-cell>
          <table:table-cell office:value-type="float" office:value="188.0169127581" calcext:value-type="float">
            <text:p>188.0169127581</text:p>
          </table:table-cell>
          <table:table-cell office:value-type="float" office:value="200.2323084527" calcext:value-type="float">
            <text:p>200.2323084527</text:p>
          </table:table-cell>
          <table:table-cell office:value-type="float" office:value="213.1047551258" calcext:value-type="float">
            <text:p>213.1047551258</text:p>
          </table:table-cell>
          <table:table-cell office:value-type="float" office:value="226.8861324062" calcext:value-type="float">
            <text:p>226.8861324062</text:p>
          </table:table-cell>
          <table:table-cell office:value-type="float" office:value="241.8626982623" calcext:value-type="float">
            <text:p>241.8626982623</text:p>
          </table:table-cell>
          <table:table-cell office:value-type="float" office:value="258.387811081" calcext:value-type="float">
            <text:p>258.387811081</text:p>
          </table:table-cell>
          <table:table-cell office:value-type="float" office:value="276.9350647666" calcext:value-type="float">
            <text:p>276.9350647666</text:p>
          </table:table-cell>
          <table:table-cell office:value-type="float" office:value="298.1927594475" calcext:value-type="float">
            <text:p>298.1927594475</text:p>
          </table:table-cell>
          <table:table-cell office:value-type="float" office:value="323.2352677426" calcext:value-type="float">
            <text:p>323.23526774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.534</text:p>
          </table:table-cell>
          <table:table-cell office:value-type="float" office:value="47.1791247064" calcext:value-type="float">
            <text:p>47.1791247064</text:p>
          </table:table-cell>
          <table:table-cell office:value-type="float" office:value="52.9072199348" calcext:value-type="float">
            <text:p>52.9072199348</text:p>
          </table:table-cell>
          <table:table-cell office:value-type="float" office:value="57.0931386862" calcext:value-type="float">
            <text:p>57.0931386862</text:p>
          </table:table-cell>
          <table:table-cell office:value-type="float" office:value="60.3655325189" calcext:value-type="float">
            <text:p>60.3655325189</text:p>
          </table:table-cell>
          <table:table-cell office:value-type="float" office:value="64.2857303317" calcext:value-type="float">
            <text:p>64.2857303317</text:p>
          </table:table-cell>
          <table:table-cell office:value-type="float" office:value="68.7795688959" calcext:value-type="float">
            <text:p>68.7795688959</text:p>
          </table:table-cell>
          <table:table-cell office:value-type="float" office:value="75.5076497173" calcext:value-type="float">
            <text:p>75.5076497173</text:p>
          </table:table-cell>
          <table:table-cell office:value-type="float" office:value="82.3600443771" calcext:value-type="float">
            <text:p>82.3600443771</text:p>
          </table:table-cell>
          <table:table-cell office:value-type="float" office:value="89.6701336134" calcext:value-type="float">
            <text:p>89.6701336134</text:p>
          </table:table-cell>
          <table:table-cell office:value-type="float" office:value="97.7361032571" calcext:value-type="float">
            <text:p>97.7361032571</text:p>
          </table:table-cell>
          <table:table-cell office:value-type="float" office:value="106.8559977863" calcext:value-type="float">
            <text:p>106.8559977863</text:p>
          </table:table-cell>
          <table:table-cell office:value-type="float" office:value="117.3623855251" calcext:value-type="float">
            <text:p>117.3623855251</text:p>
          </table:table-cell>
          <table:table-cell office:value-type="float" office:value="129.6659115317" calcext:value-type="float">
            <text:p>129.6659115317</text:p>
          </table:table-cell>
          <table:table-cell office:value-type="float" office:value="144.3212423553" calcext:value-type="float">
            <text:p>144.3212423553</text:p>
          </table:table-cell>
          <table:table-cell office:value-type="float" office:value="162.1409744024" calcext:value-type="float">
            <text:p>162.1409744024</text:p>
          </table:table-cell>
          <table:table-cell office:value-type="float" office:value="184.4000352944" calcext:value-type="float">
            <text:p>184.4000352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.1865</text:p>
          </table:table-cell>
          <table:table-cell office:value-type="float" office:value="8.097921097" calcext:value-type="float">
            <text:p>8.097921097</text:p>
          </table:table-cell>
          <table:table-cell office:value-type="float" office:value="8.5303693205" calcext:value-type="float">
            <text:p>8.5303693205</text:p>
          </table:table-cell>
          <table:table-cell office:value-type="float" office:value="8.6286821077" calcext:value-type="float">
            <text:p>8.6286821077</text:p>
          </table:table-cell>
          <table:table-cell office:value-type="float" office:value="8.7282958564" calcext:value-type="float">
            <text:p>8.7282958564</text:p>
          </table:table-cell>
          <table:table-cell office:value-type="float" office:value="9.5255097798" calcext:value-type="float">
            <text:p>9.5255097798</text:p>
          </table:table-cell>
          <table:table-cell office:value-type="float" office:value="10.5228908038" calcext:value-type="float">
            <text:p>10.5228908038</text:p>
          </table:table-cell>
          <table:table-cell office:value-type="float" office:value="12.637621595" calcext:value-type="float">
            <text:p>12.637621595</text:p>
          </table:table-cell>
          <table:table-cell office:value-type="float" office:value="14.1312004958" calcext:value-type="float">
            <text:p>14.1312004958</text:p>
          </table:table-cell>
          <table:table-cell office:value-type="float" office:value="15.7180261888" calcext:value-type="float">
            <text:p>15.7180261888</text:p>
          </table:table-cell>
          <table:table-cell office:value-type="float" office:value="17.6252541268" calcext:value-type="float">
            <text:p>17.6252541268</text:p>
          </table:table-cell>
          <table:table-cell office:value-type="float" office:value="19.9870713198" calcext:value-type="float">
            <text:p>19.9870713198</text:p>
          </table:table-cell>
          <table:table-cell office:value-type="float" office:value="22.9453612629" calcext:value-type="float">
            <text:p>22.9453612629</text:p>
          </table:table-cell>
          <table:table-cell office:value-type="float" office:value="26.6940484544" calcext:value-type="float">
            <text:p>26.6940484544</text:p>
          </table:table-cell>
          <table:table-cell office:value-type="float" office:value="31.5248084153" calcext:value-type="float">
            <text:p>31.5248084153</text:p>
          </table:table-cell>
          <table:table-cell office:value-type="float" office:value="37.9030343645" calcext:value-type="float">
            <text:p>37.9030343645</text:p>
          </table:table-cell>
          <table:table-cell office:value-type="float" office:value="46.6063025607" calcext:value-type="float">
            <text:p>46.6063025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653995535" calcext:value-type="float">
            <text:p>0.1653995535</text:p>
          </table:table-cell>
          <table:table-cell office:value-type="float" office:value="0.1842244414" calcext:value-type="float">
            <text:p>0.1842244414</text:p>
          </table:table-cell>
          <table:table-cell office:value-type="float" office:value="0.2038435167" calcext:value-type="float">
            <text:p>0.2038435167</text:p>
          </table:table-cell>
          <table:table-cell office:value-type="float" office:value="0.2240357146" calcext:value-type="float">
            <text:p>0.2240357146</text:p>
          </table:table-cell>
          <table:table-cell office:value-type="float" office:value="0.2448041884" calcext:value-type="float">
            <text:p>0.2448041884</text:p>
          </table:table-cell>
          <table:table-cell office:value-type="float" office:value="0.2661817547" calcext:value-type="float">
            <text:p>0.2661817547</text:p>
          </table:table-cell>
          <table:table-cell office:value-type="float" office:value="0.2883919852" calcext:value-type="float">
            <text:p>0.2883919852</text:p>
          </table:table-cell>
          <table:table-cell office:value-type="float" office:value="0.3114057688" calcext:value-type="float">
            <text:p>0.3114057688</text:p>
          </table:table-cell>
          <table:table-cell office:value-type="float" office:value="0.335240417" calcext:value-type="float">
            <text:p>0.335240417</text:p>
          </table:table-cell>
          <table:table-cell office:value-type="float" office:value="0.3599418099" calcext:value-type="float">
            <text:p>0.3599418099</text:p>
          </table:table-cell>
          <table:table-cell office:value-type="float" office:value="0.385579021" calcext:value-type="float">
            <text:p>0.385579021</text:p>
          </table:table-cell>
          <table:table-cell office:value-type="float" office:value="0.4122448925" calcext:value-type="float">
            <text:p>0.4122448925</text:p>
          </table:table-cell>
          <table:table-cell office:value-type="float" office:value="0.4400605464" calcext:value-type="float">
            <text:p>0.4400605464</text:p>
          </table:table-cell>
          <table:table-cell office:value-type="float" office:value="0.469184658" calcext:value-type="float">
            <text:p>0.469184658</text:p>
          </table:table-cell>
          <table:table-cell office:value-type="float" office:value="0.4998303863" calcext:value-type="float">
            <text:p>0.4998303863</text:p>
          </table:table-cell>
          <table:table-cell office:value-type="float" office:value="0.5322950974" calcext:value-type="float">
            <text:p>0.5322950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.099454</text:p>
          </table:table-cell>
          <table:table-cell office:value-type="float" office:value="1.2746490805" calcext:value-type="float">
            <text:p>1.2746490805</text:p>
          </table:table-cell>
          <table:table-cell office:value-type="float" office:value="1.3944937917" calcext:value-type="float">
            <text:p>1.3944937917</text:p>
          </table:table-cell>
          <table:table-cell office:value-type="float" office:value="1.4840444371" calcext:value-type="float">
            <text:p>1.4840444371</text:p>
          </table:table-cell>
          <table:table-cell office:value-type="float" office:value="1.5553613522" calcext:value-type="float">
            <text:p>1.5553613522</text:p>
          </table:table-cell>
          <table:table-cell office:value-type="float" office:value="1.6220356392" calcext:value-type="float">
            <text:p>1.6220356392</text:p>
          </table:table-cell>
          <table:table-cell office:value-type="float" office:value="1.6894079547" calcext:value-type="float">
            <text:p>1.6894079547</text:p>
          </table:table-cell>
          <table:table-cell office:value-type="float" office:value="1.7678130186" calcext:value-type="float">
            <text:p>1.7678130186</text:p>
          </table:table-cell>
          <table:table-cell office:value-type="float" office:value="1.8489136865" calcext:value-type="float">
            <text:p>1.8489136865</text:p>
          </table:table-cell>
          <table:table-cell office:value-type="float" office:value="1.9323684066" calcext:value-type="float">
            <text:p>1.9323684066</text:p>
          </table:table-cell>
          <table:table-cell office:value-type="float" office:value="2.0194027572" calcext:value-type="float">
            <text:p>2.0194027572</text:p>
          </table:table-cell>
          <table:table-cell office:value-type="float" office:value="2.1114822094" calcext:value-type="float">
            <text:p>2.1114822094</text:p>
          </table:table-cell>
          <table:table-cell office:value-type="float" office:value="2.2101911135" calcext:value-type="float">
            <text:p>2.2101911135</text:p>
          </table:table-cell>
          <table:table-cell office:value-type="float" office:value="2.317378134" calcext:value-type="float">
            <text:p>2.317378134</text:p>
          </table:table-cell>
          <table:table-cell office:value-type="float" office:value="2.4354213397" calcext:value-type="float">
            <text:p>2.4354213397</text:p>
          </table:table-cell>
          <table:table-cell office:value-type="float" office:value="2.5676655562" calcext:value-type="float">
            <text:p>2.5676655562</text:p>
          </table:table-cell>
          <table:table-cell office:value-type="float" office:value="2.7191527698" calcext:value-type="float">
            <text:p>2.7191527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.4471876054</text:p>
          </table:table-cell>
          <table:table-cell office:value-type="float" office:value="0.5127852289" calcext:value-type="float">
            <text:p>0.5127852289</text:p>
          </table:table-cell>
          <table:table-cell office:value-type="float" office:value="0.5839756154" calcext:value-type="float">
            <text:p>0.5839756154</text:p>
          </table:table-cell>
          <table:table-cell office:value-type="float" office:value="0.6524010851" calcext:value-type="float">
            <text:p>0.6524010851</text:p>
          </table:table-cell>
          <table:table-cell office:value-type="float" office:value="0.7172663886" calcext:value-type="float">
            <text:p>0.7172663886</text:p>
          </table:table-cell>
          <table:table-cell office:value-type="float" office:value="0.77674038" calcext:value-type="float">
            <text:p>0.77674038</text:p>
          </table:table-cell>
          <table:table-cell office:value-type="float" office:value="0.8403264958" calcext:value-type="float">
            <text:p>0.8403264958</text:p>
          </table:table-cell>
          <table:table-cell office:value-type="float" office:value="0.9034268563" calcext:value-type="float">
            <text:p>0.9034268563</text:p>
          </table:table-cell>
          <table:table-cell office:value-type="float" office:value="0.9853068116" calcext:value-type="float">
            <text:p>0.9853068116</text:p>
          </table:table-cell>
          <table:table-cell office:value-type="float" office:value="1.0730510389" calcext:value-type="float">
            <text:p>1.0730510389</text:p>
          </table:table-cell>
          <table:table-cell office:value-type="float" office:value="1.1678981282" calcext:value-type="float">
            <text:p>1.1678981282</text:p>
          </table:table-cell>
          <table:table-cell office:value-type="float" office:value="1.2716169793" calcext:value-type="float">
            <text:p>1.2716169793</text:p>
          </table:table-cell>
          <table:table-cell office:value-type="float" office:value="1.3863673766" calcext:value-type="float">
            <text:p>1.3863673766</text:p>
          </table:table-cell>
          <table:table-cell office:value-type="float" office:value="1.5147472593" calcext:value-type="float">
            <text:p>1.5147472593</text:p>
          </table:table-cell>
          <table:table-cell office:value-type="float" office:value="1.6598737939" calcext:value-type="float">
            <text:p>1.6598737939</text:p>
          </table:table-cell>
          <table:table-cell office:value-type="float" office:value="1.8253958078" calcext:value-type="float">
            <text:p>1.8253958078</text:p>
          </table:table-cell>
          <table:table-cell office:value-type="float" office:value="2.0152921695" calcext:value-type="float">
            <text:p>2.0152921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.9598566234</text:p>
          </table:table-cell>
          <table:table-cell office:value-type="float" office:value="45.2745176544" calcext:value-type="float">
            <text:p>45.2745176544</text:p>
          </table:table-cell>
          <table:table-cell office:value-type="float" office:value="46.5622267394" calcext:value-type="float">
            <text:p>46.5622267394</text:p>
          </table:table-cell>
          <table:table-cell office:value-type="float" office:value="47.6933771631" calcext:value-type="float">
            <text:p>47.6933771631</text:p>
          </table:table-cell>
          <table:table-cell office:value-type="float" office:value="48.6869096496" calcext:value-type="float">
            <text:p>48.6869096496</text:p>
          </table:table-cell>
          <table:table-cell office:value-type="float" office:value="49.5404094188" calcext:value-type="float">
            <text:p>49.5404094188</text:p>
          </table:table-cell>
          <table:table-cell office:value-type="float" office:value="50.3996821962" calcext:value-type="float">
            <text:p>50.3996821962</text:p>
          </table:table-cell>
          <table:table-cell office:value-type="float" office:value="51.2039359734" calcext:value-type="float">
            <text:p>51.2039359734</text:p>
          </table:table-cell>
          <table:table-cell office:value-type="float" office:value="52.183445737" calcext:value-type="float">
            <text:p>52.183445737</text:p>
          </table:table-cell>
          <table:table-cell office:value-type="float" office:value="53.1616060079" calcext:value-type="float">
            <text:p>53.1616060079</text:p>
          </table:table-cell>
          <table:table-cell office:value-type="float" office:value="54.1453383514" calcext:value-type="float">
            <text:p>54.1453383514</text:p>
          </table:table-cell>
          <table:table-cell office:value-type="float" office:value="55.1437156513" calcext:value-type="float">
            <text:p>55.1437156513</text:p>
          </table:table-cell>
          <table:table-cell office:value-type="float" office:value="56.1653613892" calcext:value-type="float">
            <text:p>56.1653613892</text:p>
          </table:table-cell>
          <table:table-cell office:value-type="float" office:value="57.2180550422" calcext:value-type="float">
            <text:p>57.2180550422</text:p>
          </table:table-cell>
          <table:table-cell office:value-type="float" office:value="58.3085411411" calcext:value-type="float">
            <text:p>58.3085411411</text:p>
          </table:table-cell>
          <table:table-cell office:value-type="float" office:value="59.441800195" calcext:value-type="float">
            <text:p>59.441800195</text:p>
          </table:table-cell>
          <table:table-cell office:value-type="float" office:value="60.6193367721" calcext:value-type="float">
            <text:p>60.61933677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.0250986</text:p>
          </table:table-cell>
          <table:table-cell office:value-type="float" office:value="361.9323733471" calcext:value-type="float">
            <text:p>361.9323733471</text:p>
          </table:table-cell>
          <table:table-cell office:value-type="float" office:value="399.3086999229" calcext:value-type="float">
            <text:p>399.3086999229</text:p>
          </table:table-cell>
          <table:table-cell office:value-type="float" office:value="434.9117808093" calcext:value-type="float">
            <text:p>434.9117808093</text:p>
          </table:table-cell>
          <table:table-cell office:value-type="float" office:value="467.1432034767" calcext:value-type="float">
            <text:p>467.1432034767</text:p>
          </table:table-cell>
          <table:table-cell office:value-type="float" office:value="492.8958703708" calcext:value-type="float">
            <text:p>492.8958703708</text:p>
          </table:table-cell>
          <table:table-cell office:value-type="float" office:value="518.6658450814" calcext:value-type="float">
            <text:p>518.6658450814</text:p>
          </table:table-cell>
          <table:table-cell office:value-type="float" office:value="538.9390596015" calcext:value-type="float">
            <text:p>538.9390596015</text:p>
          </table:table-cell>
          <table:table-cell office:value-type="float" office:value="567.6692213578" calcext:value-type="float">
            <text:p>567.6692213578</text:p>
          </table:table-cell>
          <table:table-cell office:value-type="float" office:value="595.63238199" calcext:value-type="float">
            <text:p>595.63238199</text:p>
          </table:table-cell>
          <table:table-cell office:value-type="float" office:value="622.9141173326" calcext:value-type="float">
            <text:p>622.9141173326</text:p>
          </table:table-cell>
          <table:table-cell office:value-type="float" office:value="649.6555592824" calcext:value-type="float">
            <text:p>649.6555592824</text:p>
          </table:table-cell>
          <table:table-cell office:value-type="float" office:value="675.9429170587" calcext:value-type="float">
            <text:p>675.9429170587</text:p>
          </table:table-cell>
          <table:table-cell office:value-type="float" office:value="701.7538388565" calcext:value-type="float">
            <text:p>701.7538388565</text:p>
          </table:table-cell>
          <table:table-cell office:value-type="float" office:value="726.887218995" calcext:value-type="float">
            <text:p>726.887218995</text:p>
          </table:table-cell>
          <table:table-cell office:value-type="float" office:value="750.8252418182" calcext:value-type="float">
            <text:p>750.8252418182</text:p>
          </table:table-cell>
          <table:table-cell office:value-type="float" office:value="772.4766529021" calcext:value-type="float">
            <text:p>772.4766529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.5379</text:p>
          </table:table-cell>
          <table:table-cell office:value-type="float" office:value="697.4060074782" calcext:value-type="float">
            <text:p>697.4060074782</text:p>
          </table:table-cell>
          <table:table-cell office:value-type="float" office:value="765.6374142943" calcext:value-type="float">
            <text:p>765.6374142943</text:p>
          </table:table-cell>
          <table:table-cell office:value-type="float" office:value="827.5648890209" calcext:value-type="float">
            <text:p>827.5648890209</text:p>
          </table:table-cell>
          <table:table-cell office:value-type="float" office:value="883.3177123118" calcext:value-type="float">
            <text:p>883.3177123118</text:p>
          </table:table-cell>
          <table:table-cell office:value-type="float" office:value="934.6400006212" calcext:value-type="float">
            <text:p>934.6400006212</text:p>
          </table:table-cell>
          <table:table-cell office:value-type="float" office:value="987.4627896624" calcext:value-type="float">
            <text:p>987.4627896624</text:p>
          </table:table-cell>
          <table:table-cell office:value-type="float" office:value="1041.8002708075" calcext:value-type="float">
            <text:p>1041.8002708075</text:p>
          </table:table-cell>
          <table:table-cell office:value-type="float" office:value="1104.3919584054" calcext:value-type="float">
            <text:p>1104.3919584054</text:p>
          </table:table-cell>
          <table:table-cell office:value-type="float" office:value="1167.5412559387" calcext:value-type="float">
            <text:p>1167.5412559387</text:p>
          </table:table-cell>
          <table:table-cell office:value-type="float" office:value="1232.3312864592" calcext:value-type="float">
            <text:p>1232.3312864592</text:p>
          </table:table-cell>
          <table:table-cell office:value-type="float" office:value="1299.8316191531" calcext:value-type="float">
            <text:p>1299.8316191531</text:p>
          </table:table-cell>
          <table:table-cell office:value-type="float" office:value="1371.1669349051" calcext:value-type="float">
            <text:p>1371.1669349051</text:p>
          </table:table-cell>
          <table:table-cell office:value-type="float" office:value="1447.6158247366" calcext:value-type="float">
            <text:p>1447.6158247366</text:p>
          </table:table-cell>
          <table:table-cell office:value-type="float" office:value="1530.7572513045" calcext:value-type="float">
            <text:p>1530.7572513045</text:p>
          </table:table-cell>
          <table:table-cell office:value-type="float" office:value="1622.7092916609" calcext:value-type="float">
            <text:p>1622.7092916609</text:p>
          </table:table-cell>
          <table:table-cell office:value-type="float" office:value="1726.5542576126" calcext:value-type="float">
            <text:p>1726.5542576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.1090617324</text:p>
          </table:table-cell>
          <table:table-cell office:value-type="float" office:value="0.0954302633" calcext:value-type="float">
            <text:p>0.0954302633</text:p>
          </table:table-cell>
          <table:table-cell office:value-type="float" office:value="0.0837473264" calcext:value-type="float">
            <text:p>0.0837473264</text:p>
          </table:table-cell>
          <table:table-cell office:value-type="float" office:value="0.0737011414" calcext:value-type="float">
            <text:p>0.0737011414</text:p>
          </table:table-cell>
          <table:table-cell office:value-type="float" office:value="0.0650347257" calcext:value-type="float">
            <text:p>0.0650347257</text:p>
          </table:table-cell>
          <table:table-cell office:value-type="float" office:value="0.0575354666" calcext:value-type="float">
            <text:p>0.0575354666</text:p>
          </table:table-cell>
          <table:table-cell office:value-type="float" office:value="0.0510268183" calcext:value-type="float">
            <text:p>0.0510268183</text:p>
          </table:table-cell>
          <table:table-cell office:value-type="float" office:value="0.0474495653" calcext:value-type="float">
            <text:p>0.0474495653</text:p>
          </table:table-cell>
          <table:table-cell office:value-type="float" office:value="0.0442232354" calcext:value-type="float">
            <text:p>0.0442232354</text:p>
          </table:table-cell>
          <table:table-cell office:value-type="float" office:value="0.0413058794" calcext:value-type="float">
            <text:p>0.0413058794</text:p>
          </table:table-cell>
          <table:table-cell office:value-type="float" office:value="0.0386613036" calcext:value-type="float">
            <text:p>0.0386613036</text:p>
          </table:table-cell>
          <table:table-cell office:value-type="float" office:value="0.0362581881" calcext:value-type="float">
            <text:p>0.0362581881</text:p>
          </table:table-cell>
          <table:table-cell office:value-type="float" office:value="0.0340693535" calcext:value-type="float">
            <text:p>0.0340693535</text:p>
          </table:table-cell>
          <table:table-cell office:value-type="float" office:value="0.0320711481" calcext:value-type="float">
            <text:p>0.0320711481</text:p>
          </table:table-cell>
          <table:table-cell office:value-type="float" office:value="0.0302429352" calcext:value-type="float">
            <text:p>0.0302429352</text:p>
          </table:table-cell>
          <table:table-cell office:value-type="float" office:value="0.0285666617" calcext:value-type="float">
            <text:p>0.0285666617</text:p>
          </table:table-cell>
          <table:table-cell office:value-type="float" office:value="0.027026495" calcext:value-type="float">
            <text:p>0.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.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.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.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.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.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.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.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.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.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.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.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.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.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.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3-09-06T20:33:55.202000000</dc:date>
    <meta:editing-duration>PT12M49S</meta:editing-duration>
    <meta:editing-cycles>1</meta:editing-cycles>
    <meta:document-statistic meta:table-count="1" meta:cell-count="1221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82cm" svg:height="11.182cm" xlink:href=".." xlink:type="simple" chart:class="chart:line" chart:style-name="ch1">
        <chart:title svg:x="6.645cm" svg:y="0.359cm" chart:style-name="ch2">
          <text:p>Cumulative CO2e emissions since 2020</text:p>
        </chart:title>
        <chart:legend chart:legend-position="end" svg:x="16.362cm" svg:y="1.79cm" style:legend-expansion="custom" svg:width="4.798cm" svg:height="2.641cm" style:legend-expansion-aspect-ratio="1.81673608481636" chart:style-name="ch3"/>
        <chart:plot-area chart:style-name="ch4" table:cell-range-address="'DICE2023-b-3-17-3'.A68:'DICE2023-b-3-17-3'.A68 'DICE2023-b-3-17-3'.B111:'DICE2023-b-3-17-3'.R111 'DICE2023-b-3-17-3'.A131:'DICE2023-b-3-17-3'.A131 'DICE2023-b-3-17-3'.B174:'DICE2023-b-3-17-3'.R174 'DICE2023-b-3-17-3'.A194:'DICE2023-b-3-17-3'.A194 'DICE2023-b-3-17-3'.B237:'DICE2023-b-3-17-3'.R237" chart:data-source-has-labels="both" svg:x="2.664cm" svg:y="1.71cm" svg:width="13.382cm" svg:height="8.335cm">
          <chart:coordinate-region svg:x="3.691cm" svg:y="1.905cm" svg:width="12.159cm" svg:height="7.501cm"/>
          <chart:axis chart:dimension="x" chart:name="primary-x" chart:style-name="ch5">
            <chart:title svg:x="8.963cm" svg:y="10.269cm" chart:style-name="ch6">
              <text:p>Date</text:p>
            </chart:title>
          </chart:axis>
          <chart:axis chart:dimension="y" chart:name="primary-y" chart:style-name="ch5">
            <chart:title svg:x="1.692cm" svg:y="8.589cm" chart:style-name="ch7">
              <text:p>Cumulative CO2e emisions (GtCO2e)</text:p>
            </chart:title>
            <chart:grid chart:style-name="ch8" chart:class="major"/>
          </chart:axis>
          <chart:series chart:style-name="ch9" chart:values-cell-range-address="'DICE2023-b-3-17-3'.B111:'DICE2023-b-3-17-3'.R111" chart:label-cell-address="'DICE2023-b-3-17-3'.A68:'DICE2023-b-3-17-3'.A68" chart:class="chart:line">
            <chart:data-point chart:repeated="17"/>
          </chart:series>
          <chart:series chart:style-name="ch10" chart:values-cell-range-address="'DICE2023-b-3-17-3'.B174:'DICE2023-b-3-17-3'.R174" chart:label-cell-address="'DICE2023-b-3-17-3'.A131:'DICE2023-b-3-17-3'.A131" chart:class="chart:line">
            <chart:data-point chart:repeated="17"/>
          </chart:series>
          <chart:series chart:style-name="ch11" chart:values-cell-range-address="'DICE2023-b-3-17-3'.B237:'DICE2023-b-3-17-3'.R237" chart:label-cell-address="'DICE2023-b-3-17-3'.A194:'DICE2023-b-3-17-3'.A19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mp limit 2.0</text:p>
                <draw:g>
                  <svg:desc>'DICE2023-b-3-17-3'.A68:'DICE2023-b-3-17-3'.A68</svg:desc>
                </draw:g>
              </table:table-cell>
              <table:table-cell office:value-type="float" office:value="52.6773639315">
                <text:p>52.6773639315</text:p>
                <draw:g>
                  <svg:desc>'DICE2023-b-3-17-3'.B111:'DICE2023-b-3-17-3'.R111</svg:desc>
                </draw:g>
              </table:table-cell>
              <table:table-cell office:value-type="float" office:value="316.6265547162">
                <text:p>316.6265547162</text:p>
              </table:table-cell>
              <table:table-cell office:value-type="float" office:value="577.4702714128">
                <text:p>577.4702714128</text:p>
              </table:table-cell>
              <table:table-cell office:value-type="float" office:value="811.8437747242">
                <text:p>811.8437747242</text:p>
              </table:table-cell>
              <table:table-cell office:value-type="float" office:value="1022.7949066654">
                <text:p>1022.7949066654</text:p>
              </table:table-cell>
              <table:table-cell office:value-type="float" office:value="1218.1888470174">
                <text:p>1218.1888470174</text:p>
              </table:table-cell>
              <table:table-cell office:value-type="float" office:value="1398.9080141771">
                <text:p>1398.9080141771</text:p>
              </table:table-cell>
              <table:table-cell office:value-type="float" office:value="1559.6780590132">
                <text:p>1559.6780590132</text:p>
              </table:table-cell>
              <table:table-cell office:value-type="float" office:value="1699.0372328752">
                <text:p>1699.0372328752</text:p>
              </table:table-cell>
              <table:table-cell office:value-type="float" office:value="1810.5513430867">
                <text:p>1810.5513430867</text:p>
              </table:table-cell>
              <table:table-cell office:value-type="float" office:value="1887.9944945084">
                <text:p>1887.9944945084</text:p>
              </table:table-cell>
              <table:table-cell office:value-type="float" office:value="1931.6101468621">
                <text:p>1931.6101468621</text:p>
              </table:table-cell>
              <table:table-cell office:value-type="float" office:value="1957.7583569985">
                <text:p>1957.7583569985</text:p>
              </table:table-cell>
              <table:table-cell office:value-type="float" office:value="1984.9450240082">
                <text:p>1984.9450240082</text:p>
              </table:table-cell>
              <table:table-cell office:value-type="float" office:value="2004.2557720061">
                <text:p>2004.2557720061</text:p>
              </table:table-cell>
              <table:table-cell office:value-type="float" office:value="2016.6499121004">
                <text:p>2016.6499121004</text:p>
              </table:table-cell>
              <table:table-cell office:value-type="float" office:value="2021.1228478355">
                <text:p>2021.1228478355</text:p>
              </table:table-cell>
            </table:table-row>
            <table:table-row>
              <table:table-cell office:value-type="string">
                <text:p>Temp limit 1.5</text:p>
                <draw:g>
                  <svg:desc>'DICE2023-b-3-17-3'.A131:'DICE2023-b-3-17-3'.A131</svg:desc>
                </draw:g>
              </table:table-cell>
              <table:table-cell office:value-type="float" office:value="52.6773639315">
                <text:p>52.6773639315</text:p>
                <draw:g>
                  <svg:desc>'DICE2023-b-3-17-3'.B174:'DICE2023-b-3-17-3'.R174</svg:desc>
                </draw:g>
              </table:table-cell>
              <table:table-cell office:value-type="float" office:value="285.0238349527">
                <text:p>285.0238349527</text:p>
              </table:table-cell>
              <table:table-cell office:value-type="float" office:value="390.1018459452">
                <text:p>390.1018459452</text:p>
              </table:table-cell>
              <table:table-cell office:value-type="float" office:value="480.2963823811">
                <text:p>480.2963823811</text:p>
              </table:table-cell>
              <table:table-cell office:value-type="float" office:value="558.2686059207">
                <text:p>558.2686059207</text:p>
              </table:table-cell>
              <table:table-cell office:value-type="float" office:value="624.3110927894">
                <text:p>624.3110927894</text:p>
              </table:table-cell>
              <table:table-cell office:value-type="float" office:value="678.9321579884">
                <text:p>678.9321579884</text:p>
              </table:table-cell>
              <table:table-cell office:value-type="float" office:value="722.7674703808">
                <text:p>722.7674703808</text:p>
              </table:table-cell>
              <table:table-cell office:value-type="float" office:value="756.6124350907">
                <text:p>756.6124350907</text:p>
              </table:table-cell>
              <table:table-cell office:value-type="float" office:value="786.2863214627">
                <text:p>786.2863214627</text:p>
              </table:table-cell>
              <table:table-cell office:value-type="float" office:value="812.4048746272">
                <text:p>812.4048746272</text:p>
              </table:table-cell>
              <table:table-cell office:value-type="float" office:value="834.9764614229">
                <text:p>834.9764614229</text:p>
              </table:table-cell>
              <table:table-cell office:value-type="float" office:value="852.932851472">
                <text:p>852.932851472</text:p>
              </table:table-cell>
              <table:table-cell office:value-type="float" office:value="866.6278865632">
                <text:p>866.6278865632</text:p>
              </table:table-cell>
              <table:table-cell office:value-type="float" office:value="876.2763042356">
                <text:p>876.2763042356</text:p>
              </table:table-cell>
              <table:table-cell office:value-type="float" office:value="882.058728149">
                <text:p>882.058728149</text:p>
              </table:table-cell>
              <table:table-cell office:value-type="float" office:value="884.1913481929">
                <text:p>884.1913481929</text:p>
              </table:table-cell>
            </table:table-row>
            <table:table-row>
              <table:table-cell office:value-type="string">
                <text:p>CO2e emissions limit since 2020 : 1000 Gt</text:p>
                <draw:g>
                  <svg:desc>'DICE2023-b-3-17-3'.A194:'DICE2023-b-3-17-3'.A194</svg:desc>
                </draw:g>
              </table:table-cell>
              <table:table-cell office:value-type="float" office:value="52.6773639315">
                <text:p>52.6773639315</text:p>
                <draw:g>
                  <svg:desc>'DICE2023-b-3-17-3'.B237:'DICE2023-b-3-17-3'.R237</svg:desc>
                </draw:g>
              </table:table-cell>
              <table:table-cell office:value-type="float" office:value="294.0743709225">
                <text:p>294.0743709225</text:p>
              </table:table-cell>
              <table:table-cell office:value-type="float" office:value="441.7082287734">
                <text:p>441.7082287734</text:p>
              </table:table-cell>
              <table:table-cell office:value-type="float" office:value="563.1727885954">
                <text:p>563.1727885954</text:p>
              </table:table-cell>
              <table:table-cell office:value-type="float" office:value="670.1438331344">
                <text:p>670.1438331344</text:p>
              </table:table-cell>
              <table:table-cell office:value-type="float" office:value="763.7613776915">
                <text:p>763.7613776915</text:p>
              </table:table-cell>
              <table:table-cell office:value-type="float" office:value="843.8497317682">
                <text:p>843.8497317682</text:p>
              </table:table-cell>
              <table:table-cell office:value-type="float" office:value="907.7459723444">
                <text:p>907.7459723444</text:p>
              </table:table-cell>
              <table:table-cell office:value-type="float" office:value="952.1374395564">
                <text:p>952.1374395564</text:p>
              </table:table-cell>
              <table:table-cell office:value-type="float" office:value="984.1652944245">
                <text:p>984.165294424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82cm" svg:height="11.182cm" xlink:href=".." xlink:type="simple" chart:class="chart:line" chart:style-name="ch1">
        <chart:title svg:x="7.006cm" svg:y="0.359cm" chart:style-name="ch2">
          <text:p>Temperature above preindustrial era</text:p>
        </chart:title>
        <chart:legend chart:legend-position="end" svg:x="16.362cm" svg:y="1.79cm" style:legend-expansion="custom" svg:width="4.798cm" svg:height="2.641cm" style:legend-expansion-aspect-ratio="1.81673608481636" chart:style-name="ch3"/>
        <chart:plot-area chart:style-name="ch4" table:cell-range-address="'DICE2023-b-3-17-3'.A68:'DICE2023-b-3-17-3'.A68 'DICE2023-b-3-17-3'.B78:'DICE2023-b-3-17-3'.R78 'DICE2023-b-3-17-3'.A131:'DICE2023-b-3-17-3'.A131 'DICE2023-b-3-17-3'.B141:'DICE2023-b-3-17-3'.R141 'DICE2023-b-3-17-3'.A194:'DICE2023-b-3-17-3'.A194 'DICE2023-b-3-17-3'.B204:'DICE2023-b-3-17-3'.R204" chart:data-source-has-labels="column" svg:x="2.946cm" svg:y="1.71cm" svg:width="13.1cm" svg:height="8.335cm">
          <chart:coordinate-region svg:x="3.691cm" svg:y="1.905cm" svg:width="12.159cm" svg:height="7.501cm"/>
          <chart:axis chart:dimension="x" chart:name="primary-x" chart:style-name="ch5">
            <chart:title svg:x="9.104cm" svg:y="10.269cm" chart:style-name="ch6">
              <text:p>Date</text:p>
            </chart:title>
          </chart:axis>
          <chart:axis chart:dimension="y" chart:name="primary-y" chart:style-name="ch5">
            <chart:title svg:x="1.974cm" svg:y="7.813cm" chart:style-name="ch7">
              <text:p>Temperature increase (°C)</text:p>
            </chart:title>
            <chart:grid chart:style-name="ch8" chart:class="major"/>
          </chart:axis>
          <chart:series chart:style-name="ch9" chart:values-cell-range-address="'DICE2023-b-3-17-3'.B78:'DICE2023-b-3-17-3'.R78" chart:label-cell-address="'DICE2023-b-3-17-3'.A68:'DICE2023-b-3-17-3'.A68" chart:class="chart:line">
            <chart:data-point chart:repeated="17"/>
          </chart:series>
          <chart:series chart:style-name="ch10" chart:values-cell-range-address="'DICE2023-b-3-17-3'.B141:'DICE2023-b-3-17-3'.R141" chart:label-cell-address="'DICE2023-b-3-17-3'.A131:'DICE2023-b-3-17-3'.A131" chart:class="chart:line">
            <chart:data-point chart:repeated="17"/>
          </chart:series>
          <chart:series chart:style-name="ch11" chart:values-cell-range-address="'DICE2023-b-3-17-3'.B204:'DICE2023-b-3-17-3'.R204" chart:label-cell-address="'DICE2023-b-3-17-3'.A194:'DICE2023-b-3-17-3'.A19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Temp limit 2.0</text:p>
                <draw:g>
                  <svg:desc>'DICE2023-b-3-17-3'.A68:'DICE2023-b-3-17-3'.A68</svg:desc>
                </draw:g>
              </table:table-cell>
              <table:table-cell office:value-type="float" office:value="1.24715">
                <text:p>1.24715</text:p>
                <draw:g>
                  <svg:desc>'DICE2023-b-3-17-3'.B78:'DICE2023-b-3-17-3'.R78</svg:desc>
                </draw:g>
              </table:table-cell>
              <table:table-cell office:value-type="float" office:value="1.427076236">
                <text:p>1.427076236</text:p>
              </table:table-cell>
              <table:table-cell office:value-type="float" office:value="1.5522610354">
                <text:p>1.5522610354</text:p>
              </table:table-cell>
              <table:table-cell office:value-type="float" office:value="1.6494904497">
                <text:p>1.6494904497</text:p>
              </table:table-cell>
              <table:table-cell office:value-type="float" office:value="1.7312032746">
                <text:p>1.7312032746</text:p>
              </table:table-cell>
              <table:table-cell office:value-type="float" office:value="1.8033431131">
                <text:p>1.8033431131</text:p>
              </table:table-cell>
              <table:table-cell office:value-type="float" office:value="1.8659853264">
                <text:p>1.8659853264</text:p>
              </table:table-cell>
              <table:table-cell office:value-type="float" office:value="1.9190668144">
                <text:p>1.9190668144</text:p>
              </table:table-cell>
              <table:table-cell office:value-type="float" office:value="1.9608501276">
                <text:p>1.9608501276</text:p>
              </table:table-cell>
              <table:table-cell office:value-type="float" office:value="1.9884649856">
                <text:p>1.988464985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67782841">
                <text:p>1.996778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mp limit 1.5</text:p>
                <draw:g>
                  <svg:desc>'DICE2023-b-3-17-3'.A131:'DICE2023-b-3-17-3'.A131</svg:desc>
                </draw:g>
              </table:table-cell>
              <table:table-cell office:value-type="float" office:value="1.24715">
                <text:p>1.24715</text:p>
                <draw:g>
                  <svg:desc>'DICE2023-b-3-17-3'.B141:'DICE2023-b-3-17-3'.R141</svg:desc>
                </draw:g>
              </table:table-cell>
              <table:table-cell office:value-type="float" office:value="1.3594203581">
                <text:p>1.3594203581</text:p>
              </table:table-cell>
              <table:table-cell office:value-type="float" office:value="1.4127634308">
                <text:p>1.4127634308</text:p>
              </table:table-cell>
              <table:table-cell office:value-type="float" office:value="1.4450384071">
                <text:p>1.4450384071</text:p>
              </table:table-cell>
              <table:table-cell office:value-type="float" office:value="1.4673243444">
                <text:p>1.4673243444</text:p>
              </table:table-cell>
              <table:table-cell office:value-type="float" office:value="1.4829219296">
                <text:p>1.4829219296</text:p>
              </table:table-cell>
              <table:table-cell office:value-type="float" office:value="1.4932557004">
                <text:p>1.4932557004</text:p>
              </table:table-cell>
              <table:table-cell office:value-type="float" office:value="1.4983920034">
                <text:p>1.498392003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997546219">
                <text:p>1.499754621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O2e emissions limit since 2020 : 1000 Gt</text:p>
                <draw:g>
                  <svg:desc>'DICE2023-b-3-17-3'.A194:'DICE2023-b-3-17-3'.A194</svg:desc>
                </draw:g>
              </table:table-cell>
              <table:table-cell office:value-type="float" office:value="1.24715">
                <text:p>1.24715</text:p>
                <draw:g>
                  <svg:desc>'DICE2023-b-3-17-3'.B204:'DICE2023-b-3-17-3'.R204</svg:desc>
                </draw:g>
              </table:table-cell>
              <table:table-cell office:value-type="float" office:value="1.3791367779">
                <text:p>1.3791367779</text:p>
              </table:table-cell>
              <table:table-cell office:value-type="float" office:value="1.4491105403">
                <text:p>1.4491105403</text:p>
              </table:table-cell>
              <table:table-cell office:value-type="float" office:value="1.4960401956">
                <text:p>1.4960401956</text:p>
              </table:table-cell>
              <table:table-cell office:value-type="float" office:value="1.5317374525">
                <text:p>1.5317374525</text:p>
              </table:table-cell>
              <table:table-cell office:value-type="float" office:value="1.5596386542">
                <text:p>1.5596386542</text:p>
              </table:table-cell>
              <table:table-cell office:value-type="float" office:value="1.5800833652">
                <text:p>1.5800833652</text:p>
              </table:table-cell>
              <table:table-cell office:value-type="float" office:value="1.5904801827">
                <text:p>1.5904801827</text:p>
              </table:table-cell>
              <table:table-cell office:value-type="float" office:value="1.5933801923">
                <text:p>1.5933801923</text:p>
              </table:table-cell>
              <table:table-cell office:value-type="float" office:value="1.5897093459">
                <text:p>1.5897093459</text:p>
              </table:table-cell>
              <table:table-cell office:value-type="float" office:value="1.5782211982">
                <text:p>1.5782211982</text:p>
              </table:table-cell>
              <table:table-cell office:value-type="float" office:value="1.5662923961">
                <text:p>1.5662923961</text:p>
              </table:table-cell>
              <table:table-cell office:value-type="float" office:value="1.5570186141">
                <text:p>1.5570186141</text:p>
              </table:table-cell>
              <table:table-cell office:value-type="float" office:value="1.5507428907">
                <text:p>1.5507428907</text:p>
              </table:table-cell>
              <table:table-cell office:value-type="float" office:value="1.54720401">
                <text:p>1.54720401</text:p>
              </table:table-cell>
              <table:table-cell office:value-type="float" office:value="1.5460419803">
                <text:p>1.5460419803</text:p>
              </table:table-cell>
              <table:table-cell office:value-type="float" office:value="1.5469152044">
                <text:p>1.5469152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